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325cm"/>
    </style:style>
    <style:style style:name="co2" style:family="table-column">
      <style:table-column-properties fo:break-before="auto" style:column-width="2.704cm"/>
    </style:style>
    <style:style style:name="co3" style:family="table-column">
      <style:table-column-properties fo:break-before="auto" style:column-width="0.762cm"/>
    </style:style>
    <style:style style:name="co4" style:family="table-column">
      <style:table-column-properties fo:break-before="auto" style:column-width="4.055cm"/>
    </style:style>
    <style:style style:name="co5" style:family="table-column">
      <style:table-column-properties fo:break-before="auto" style:column-width="3.745cm"/>
    </style:style>
    <style:style style:name="co6" style:family="table-column">
      <style:table-column-properties fo:break-before="auto" style:column-width="3.239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mqtt_throughput_5_400_20170811_163935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round</text:p>
          </table:table-cell>
          <table:table-cell office:value-type="string" calcext:value-type="string">
            <text:p>msg_payload</text:p>
          </table:table-cell>
          <table:table-cell office:value-type="string" calcext:value-type="string">
            <text:p>plr</text:p>
          </table:table-cell>
          <table:table-cell office:value-type="string" calcext:value-type="string">
            <text:p>time_before_sending</text:p>
          </table:table-cell>
          <table:table-cell office:value-type="string" calcext:value-type="string">
            <text:p>time_after_sending</text:p>
          </table:table-cell>
          <table:table-cell office:value-type="string" calcext:value-type="string">
            <text:p>time_received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275185" calcext:value-type="float">
            <text:p>1502462275185</text:p>
          </table:table-cell>
          <table:table-cell office:value-type="float" office:value="1502462275190" calcext:value-type="float">
            <text:p>1502462275190</text:p>
          </table:table-cell>
          <table:table-cell table:formula="of:=[.F2]-[.D2]"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275190" calcext:value-type="float">
            <text:p>1502462275190</text:p>
          </table:table-cell>
          <table:table-cell office:value-type="float" office:value="1502462275205" calcext:value-type="float">
            <text:p>1502462275205</text:p>
          </table:table-cell>
          <table:table-cell table:formula="of:=[.F3]-[.D3]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275205" calcext:value-type="float">
            <text:p>1502462275205</text:p>
          </table:table-cell>
          <table:table-cell office:value-type="float" office:value="1502462275206" calcext:value-type="float">
            <text:p>1502462275206</text:p>
          </table:table-cell>
          <table:table-cell office:value-type="float" office:value="1502462275211" calcext:value-type="float">
            <text:p>1502462275211</text:p>
          </table:table-cell>
          <table:table-cell table:formula="of:=[.F4]-[.D4]" office:value-type="float" office:value="6" calcext:value-type="float">
            <text:p>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275211" calcext:value-type="float">
            <text:p>1502462275211</text:p>
          </table:table-cell>
          <table:table-cell office:value-type="float" office:value="1502462275212" calcext:value-type="float">
            <text:p>1502462275212</text:p>
          </table:table-cell>
          <table:table-cell office:value-type="float" office:value="1502462275216" calcext:value-type="float">
            <text:p>1502462275216</text:p>
          </table:table-cell>
          <table:table-cell table:formula="of:=[.F5]-[.D5]"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275216" calcext:value-type="float">
            <text:p>1502462275216</text:p>
          </table:table-cell>
          <table:table-cell office:value-type="float" office:value="1502462275220" calcext:value-type="float">
            <text:p>1502462275220</text:p>
          </table:table-cell>
          <table:table-cell table:formula="of:=[.F6]-[.D6]" office:value-type="float" office:value="4" calcext:value-type="float">
            <text:p>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275220" calcext:value-type="float">
            <text:p>1502462275220</text:p>
          </table:table-cell>
          <table:table-cell office:value-type="float" office:value="1502462275221" calcext:value-type="float">
            <text:p>1502462275221</text:p>
          </table:table-cell>
          <table:table-cell office:value-type="float" office:value="1502462275225" calcext:value-type="float">
            <text:p>1502462275225</text:p>
          </table:table-cell>
          <table:table-cell table:formula="of:=[.F7]-[.D7]" office:value-type="float" office:value="5" calcext:value-type="float">
            <text:p>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275225" calcext:value-type="float">
            <text:p>1502462275225</text:p>
          </table:table-cell>
          <table:table-cell office:value-type="float" office:value="1502462275229" calcext:value-type="float">
            <text:p>1502462275229</text:p>
          </table:table-cell>
          <table:table-cell table:formula="of:=[.F8]-[.D8]" office:value-type="float" office:value="4" calcext:value-type="float">
            <text:p>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275229" calcext:value-type="float">
            <text:p>1502462275229</text:p>
          </table:table-cell>
          <table:table-cell office:value-type="float" office:value="1502462275233" calcext:value-type="float">
            <text:p>1502462275233</text:p>
          </table:table-cell>
          <table:table-cell table:formula="of:=[.F9]-[.D9]" office:value-type="float" office:value="4" calcext:value-type="float">
            <text:p>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275234" calcext:value-type="float">
            <text:p>1502462275234</text:p>
          </table:table-cell>
          <table:table-cell office:value-type="float" office:value="1502462275239" calcext:value-type="float">
            <text:p>1502462275239</text:p>
          </table:table-cell>
          <table:table-cell table:formula="of:=[.F10]-[.D10]" office:value-type="float" office:value="5" calcext:value-type="float">
            <text:p>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275239" calcext:value-type="float">
            <text:p>1502462275239</text:p>
          </table:table-cell>
          <table:table-cell office:value-type="float" office:value="1502462275243" calcext:value-type="float">
            <text:p>1502462275243</text:p>
          </table:table-cell>
          <table:table-cell table:formula="of:=[.F11]-[.D11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275243" calcext:value-type="float">
            <text:p>1502462275243</text:p>
          </table:table-cell>
          <table:table-cell office:value-type="float" office:value="1502462275244" calcext:value-type="float">
            <text:p>1502462275244</text:p>
          </table:table-cell>
          <table:table-cell office:value-type="float" office:value="1502462275247" calcext:value-type="float">
            <text:p>1502462275247</text:p>
          </table:table-cell>
          <table:table-cell table:formula="of:=[.F12]-[.D12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275247" calcext:value-type="float">
            <text:p>1502462275247</text:p>
          </table:table-cell>
          <table:table-cell office:value-type="float" office:value="1502462275248" calcext:value-type="float">
            <text:p>1502462275248</text:p>
          </table:table-cell>
          <table:table-cell office:value-type="float" office:value="1502462275252" calcext:value-type="float">
            <text:p>1502462275252</text:p>
          </table:table-cell>
          <table:table-cell table:formula="of:=[.F13]-[.D13]" office:value-type="float" office:value="5" calcext:value-type="float">
            <text:p>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275252" calcext:value-type="float">
            <text:p>1502462275252</text:p>
          </table:table-cell>
          <table:table-cell office:value-type="float" office:value="1502462275256" calcext:value-type="float">
            <text:p>1502462275256</text:p>
          </table:table-cell>
          <table:table-cell table:formula="of:=[.F14]-[.D14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275256" calcext:value-type="float">
            <text:p>1502462275256</text:p>
          </table:table-cell>
          <table:table-cell office:value-type="float" office:value="1502462275260" calcext:value-type="float">
            <text:p>1502462275260</text:p>
          </table:table-cell>
          <table:table-cell table:formula="of:=[.F15]-[.D15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275260" calcext:value-type="float">
            <text:p>1502462275260</text:p>
          </table:table-cell>
          <table:table-cell office:value-type="float" office:value="1502462275261" calcext:value-type="float">
            <text:p>1502462275261</text:p>
          </table:table-cell>
          <table:table-cell office:value-type="float" office:value="1502462275265" calcext:value-type="float">
            <text:p>1502462275265</text:p>
          </table:table-cell>
          <table:table-cell table:formula="of:=[.F16]-[.D16]" office:value-type="float" office:value="5" calcext:value-type="float">
            <text:p>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275265" calcext:value-type="float">
            <text:p>1502462275265</text:p>
          </table:table-cell>
          <table:table-cell office:value-type="float" office:value="1502462275268" calcext:value-type="float">
            <text:p>1502462275268</text:p>
          </table:table-cell>
          <table:table-cell table:formula="of:=[.F17]-[.D17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275268" calcext:value-type="float">
            <text:p>1502462275268</text:p>
          </table:table-cell>
          <table:table-cell office:value-type="float" office:value="1502462275271" calcext:value-type="float">
            <text:p>1502462275271</text:p>
          </table:table-cell>
          <table:table-cell table:formula="of:=[.F18]-[.D18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275271" calcext:value-type="float">
            <text:p>1502462275271</text:p>
          </table:table-cell>
          <table:table-cell office:value-type="float" office:value="1502462275274" calcext:value-type="float">
            <text:p>1502462275274</text:p>
          </table:table-cell>
          <table:table-cell table:formula="of:=[.F19]-[.D19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275274" calcext:value-type="float">
            <text:p>1502462275274</text:p>
          </table:table-cell>
          <table:table-cell office:value-type="float" office:value="1502462275277" calcext:value-type="float">
            <text:p>1502462275277</text:p>
          </table:table-cell>
          <table:table-cell table:formula="of:=[.F20]-[.D20]" office:value-type="float" office:value="3" calcext:value-type="float">
            <text:p>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275277" calcext:value-type="float">
            <text:p>1502462275277</text:p>
          </table:table-cell>
          <table:table-cell office:value-type="float" office:value="1502462275280" calcext:value-type="float">
            <text:p>1502462275280</text:p>
          </table:table-cell>
          <table:table-cell table:formula="of:=[.F21]-[.D21]" office:value-type="float" office:value="3" calcext:value-type="float">
            <text:p>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275280" calcext:value-type="float">
            <text:p>1502462275280</text:p>
          </table:table-cell>
          <table:table-cell office:value-type="float" office:value="1502462275283" calcext:value-type="float">
            <text:p>1502462275283</text:p>
          </table:table-cell>
          <table:table-cell table:formula="of:=[.F22]-[.D22]" office:value-type="float" office:value="3" calcext:value-type="float">
            <text:p>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275283" calcext:value-type="float">
            <text:p>1502462275283</text:p>
          </table:table-cell>
          <table:table-cell office:value-type="float" office:value="1502462275286" calcext:value-type="float">
            <text:p>1502462275286</text:p>
          </table:table-cell>
          <table:table-cell table:formula="of:=[.F23]-[.D23]" office:value-type="float" office:value="3" calcext:value-type="float">
            <text:p>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275286" calcext:value-type="float">
            <text:p>1502462275286</text:p>
          </table:table-cell>
          <table:table-cell office:value-type="float" office:value="1502462275289" calcext:value-type="float">
            <text:p>1502462275289</text:p>
          </table:table-cell>
          <table:table-cell table:formula="of:=[.F24]-[.D24]" office:value-type="float" office:value="3" calcext:value-type="float">
            <text:p>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275289" calcext:value-type="float">
            <text:p>1502462275289</text:p>
          </table:table-cell>
          <table:table-cell office:value-type="float" office:value="1502462275292" calcext:value-type="float">
            <text:p>1502462275292</text:p>
          </table:table-cell>
          <table:table-cell table:formula="of:=[.F25]-[.D25]" office:value-type="float" office:value="3" calcext:value-type="float">
            <text:p>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275292" calcext:value-type="float">
            <text:p>1502462275292</text:p>
          </table:table-cell>
          <table:table-cell office:value-type="float" office:value="1502462275295" calcext:value-type="float">
            <text:p>1502462275295</text:p>
          </table:table-cell>
          <table:table-cell table:formula="of:=[.F26]-[.D26]" office:value-type="float" office:value="3" calcext:value-type="float">
            <text:p>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275295" calcext:value-type="float">
            <text:p>1502462275295</text:p>
          </table:table-cell>
          <table:table-cell office:value-type="float" office:value="1502462275299" calcext:value-type="float">
            <text:p>1502462275299</text:p>
          </table:table-cell>
          <table:table-cell table:formula="of:=[.F27]-[.D27]" office:value-type="float" office:value="4" calcext:value-type="float">
            <text:p>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275299" calcext:value-type="float">
            <text:p>1502462275299</text:p>
          </table:table-cell>
          <table:table-cell office:value-type="float" office:value="1502462275302" calcext:value-type="float">
            <text:p>1502462275302</text:p>
          </table:table-cell>
          <table:table-cell table:formula="of:=[.F28]-[.D28]" office:value-type="float" office:value="3" calcext:value-type="float">
            <text:p>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275302" calcext:value-type="float">
            <text:p>1502462275302</text:p>
          </table:table-cell>
          <table:table-cell office:value-type="float" office:value="1502462275305" calcext:value-type="float">
            <text:p>1502462275305</text:p>
          </table:table-cell>
          <table:table-cell table:formula="of:=[.F29]-[.D29]" office:value-type="float" office:value="3" calcext:value-type="float">
            <text:p>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275305" calcext:value-type="float">
            <text:p>1502462275305</text:p>
          </table:table-cell>
          <table:table-cell office:value-type="float" office:value="1502462275308" calcext:value-type="float">
            <text:p>1502462275308</text:p>
          </table:table-cell>
          <table:table-cell table:formula="of:=[.F30]-[.D30]" office:value-type="float" office:value="3" calcext:value-type="float">
            <text:p>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275308" calcext:value-type="float">
            <text:p>1502462275308</text:p>
          </table:table-cell>
          <table:table-cell office:value-type="float" office:value="1502462275311" calcext:value-type="float">
            <text:p>1502462275311</text:p>
          </table:table-cell>
          <table:table-cell table:formula="of:=[.F31]-[.D31]" office:value-type="float" office:value="3" calcext:value-type="float">
            <text:p>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275311" calcext:value-type="float">
            <text:p>1502462275311</text:p>
          </table:table-cell>
          <table:table-cell office:value-type="float" office:value="1502462275314" calcext:value-type="float">
            <text:p>1502462275314</text:p>
          </table:table-cell>
          <table:table-cell table:formula="of:=[.F32]-[.D32]" office:value-type="float" office:value="3" calcext:value-type="float">
            <text:p>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275314" calcext:value-type="float">
            <text:p>1502462275314</text:p>
          </table:table-cell>
          <table:table-cell office:value-type="float" office:value="1502462275317" calcext:value-type="float">
            <text:p>1502462275317</text:p>
          </table:table-cell>
          <table:table-cell table:formula="of:=[.F33]-[.D33]" office:value-type="float" office:value="3" calcext:value-type="float">
            <text:p>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275317" calcext:value-type="float">
            <text:p>1502462275317</text:p>
          </table:table-cell>
          <table:table-cell office:value-type="float" office:value="1502462275320" calcext:value-type="float">
            <text:p>1502462275320</text:p>
          </table:table-cell>
          <table:table-cell table:formula="of:=[.F34]-[.D34]" office:value-type="float" office:value="3" calcext:value-type="float">
            <text:p>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275320" calcext:value-type="float">
            <text:p>1502462275320</text:p>
          </table:table-cell>
          <table:table-cell office:value-type="float" office:value="1502462275323" calcext:value-type="float">
            <text:p>1502462275323</text:p>
          </table:table-cell>
          <table:table-cell table:formula="of:=[.F35]-[.D35]" office:value-type="float" office:value="3" calcext:value-type="float">
            <text:p>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275323" calcext:value-type="float">
            <text:p>1502462275323</text:p>
          </table:table-cell>
          <table:table-cell office:value-type="float" office:value="1502462275326" calcext:value-type="float">
            <text:p>1502462275326</text:p>
          </table:table-cell>
          <table:table-cell table:formula="of:=[.F36]-[.D36]" office:value-type="float" office:value="3" calcext:value-type="float">
            <text:p>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275326" calcext:value-type="float">
            <text:p>1502462275326</text:p>
          </table:table-cell>
          <table:table-cell office:value-type="float" office:value="1502462275329" calcext:value-type="float">
            <text:p>1502462275329</text:p>
          </table:table-cell>
          <table:table-cell table:formula="of:=[.F37]-[.D37]" office:value-type="float" office:value="3" calcext:value-type="float">
            <text:p>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275329" calcext:value-type="float">
            <text:p>1502462275329</text:p>
          </table:table-cell>
          <table:table-cell office:value-type="float" office:value="1502462275332" calcext:value-type="float">
            <text:p>1502462275332</text:p>
          </table:table-cell>
          <table:table-cell table:formula="of:=[.F38]-[.D38]" office:value-type="float" office:value="3" calcext:value-type="float">
            <text:p>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275332" calcext:value-type="float">
            <text:p>1502462275332</text:p>
          </table:table-cell>
          <table:table-cell office:value-type="float" office:value="1502462275335" calcext:value-type="float">
            <text:p>1502462275335</text:p>
          </table:table-cell>
          <table:table-cell table:formula="of:=[.F39]-[.D39]" office:value-type="float" office:value="3" calcext:value-type="float">
            <text:p>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275335" calcext:value-type="float">
            <text:p>1502462275335</text:p>
          </table:table-cell>
          <table:table-cell office:value-type="float" office:value="1502462275338" calcext:value-type="float">
            <text:p>1502462275338</text:p>
          </table:table-cell>
          <table:table-cell table:formula="of:=[.F40]-[.D40]" office:value-type="float" office:value="3" calcext:value-type="float">
            <text:p>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275338" calcext:value-type="float">
            <text:p>1502462275338</text:p>
          </table:table-cell>
          <table:table-cell office:value-type="float" office:value="1502462275341" calcext:value-type="float">
            <text:p>1502462275341</text:p>
          </table:table-cell>
          <table:table-cell table:formula="of:=[.F41]-[.D41]" office:value-type="float" office:value="3" calcext:value-type="float">
            <text:p>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275341" calcext:value-type="float">
            <text:p>1502462275341</text:p>
          </table:table-cell>
          <table:table-cell office:value-type="float" office:value="1502462275344" calcext:value-type="float">
            <text:p>1502462275344</text:p>
          </table:table-cell>
          <table:table-cell table:formula="of:=[.F42]-[.D42]" office:value-type="float" office:value="3" calcext:value-type="float">
            <text:p>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275344" calcext:value-type="float">
            <text:p>1502462275344</text:p>
          </table:table-cell>
          <table:table-cell office:value-type="float" office:value="1502462275347" calcext:value-type="float">
            <text:p>1502462275347</text:p>
          </table:table-cell>
          <table:table-cell table:formula="of:=[.F43]-[.D43]" office:value-type="float" office:value="3" calcext:value-type="float">
            <text:p>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275347" calcext:value-type="float">
            <text:p>1502462275347</text:p>
          </table:table-cell>
          <table:table-cell office:value-type="float" office:value="1502462275350" calcext:value-type="float">
            <text:p>1502462275350</text:p>
          </table:table-cell>
          <table:table-cell table:formula="of:=[.F44]-[.D44]" office:value-type="float" office:value="3" calcext:value-type="float">
            <text:p>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275350" calcext:value-type="float">
            <text:p>1502462275350</text:p>
          </table:table-cell>
          <table:table-cell office:value-type="float" office:value="1502462275567" calcext:value-type="float">
            <text:p>1502462275567</text:p>
          </table:table-cell>
          <table:table-cell table:formula="of:=[.F45]-[.D45]" office:value-type="float" office:value="217" calcext:value-type="float">
            <text:p>21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275567" calcext:value-type="float">
            <text:p>1502462275567</text:p>
          </table:table-cell>
          <table:table-cell office:value-type="float" office:value="1502462275568" calcext:value-type="float">
            <text:p>1502462275568</text:p>
          </table:table-cell>
          <table:table-cell office:value-type="float" office:value="1502462275571" calcext:value-type="float">
            <text:p>1502462275571</text:p>
          </table:table-cell>
          <table:table-cell table:formula="of:=[.F46]-[.D46]" office:value-type="float" office:value="4" calcext:value-type="float">
            <text:p>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275571" calcext:value-type="float">
            <text:p>1502462275571</text:p>
          </table:table-cell>
          <table:table-cell office:value-type="float" office:value="1502462275574" calcext:value-type="float">
            <text:p>1502462275574</text:p>
          </table:table-cell>
          <table:table-cell table:formula="of:=[.F47]-[.D47]" office:value-type="float" office:value="3" calcext:value-type="float">
            <text:p>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275574" calcext:value-type="float">
            <text:p>1502462275574</text:p>
          </table:table-cell>
          <table:table-cell office:value-type="float" office:value="1502462275577" calcext:value-type="float">
            <text:p>1502462275577</text:p>
          </table:table-cell>
          <table:table-cell table:formula="of:=[.F48]-[.D48]" office:value-type="float" office:value="3" calcext:value-type="float">
            <text:p>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275577" calcext:value-type="float">
            <text:p>1502462275577</text:p>
          </table:table-cell>
          <table:table-cell office:value-type="float" office:value="1502462275580" calcext:value-type="float">
            <text:p>1502462275580</text:p>
          </table:table-cell>
          <table:table-cell table:formula="of:=[.F49]-[.D49]" office:value-type="float" office:value="3" calcext:value-type="float">
            <text:p>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275580" calcext:value-type="float">
            <text:p>1502462275580</text:p>
          </table:table-cell>
          <table:table-cell office:value-type="float" office:value="1502462275583" calcext:value-type="float">
            <text:p>1502462275583</text:p>
          </table:table-cell>
          <table:table-cell table:formula="of:=[.F50]-[.D50]" office:value-type="float" office:value="3" calcext:value-type="float">
            <text:p>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275583" calcext:value-type="float">
            <text:p>1502462275583</text:p>
          </table:table-cell>
          <table:table-cell office:value-type="float" office:value="1502462275586" calcext:value-type="float">
            <text:p>1502462275586</text:p>
          </table:table-cell>
          <table:table-cell table:formula="of:=[.F51]-[.D51]" office:value-type="float" office:value="3" calcext:value-type="float">
            <text:p>3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275586" calcext:value-type="float">
            <text:p>1502462275586</text:p>
          </table:table-cell>
          <table:table-cell office:value-type="float" office:value="1502462275589" calcext:value-type="float">
            <text:p>1502462275589</text:p>
          </table:table-cell>
          <table:table-cell table:formula="of:=[.F52]-[.D52]" office:value-type="float" office:value="3" calcext:value-type="float">
            <text:p>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275589" calcext:value-type="float">
            <text:p>1502462275589</text:p>
          </table:table-cell>
          <table:table-cell office:value-type="float" office:value="1502462276020" calcext:value-type="float">
            <text:p>1502462276020</text:p>
          </table:table-cell>
          <table:table-cell table:formula="of:=[.F53]-[.D53]" office:value-type="float" office:value="431" calcext:value-type="float">
            <text:p>43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276020" calcext:value-type="float">
            <text:p>1502462276020</text:p>
          </table:table-cell>
          <table:table-cell office:value-type="float" office:value="1502462276021" calcext:value-type="float">
            <text:p>1502462276021</text:p>
          </table:table-cell>
          <table:table-cell office:value-type="float" office:value="1502462276024" calcext:value-type="float">
            <text:p>1502462276024</text:p>
          </table:table-cell>
          <table:table-cell table:formula="of:=[.F54]-[.D54]" office:value-type="float" office:value="4" calcext:value-type="float">
            <text:p>4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276025" calcext:value-type="float">
            <text:p>1502462276025</text:p>
          </table:table-cell>
          <table:table-cell office:value-type="float" office:value="1502462276029" calcext:value-type="float">
            <text:p>1502462276029</text:p>
          </table:table-cell>
          <table:table-cell table:formula="of:=[.F55]-[.D55]" office:value-type="float" office:value="4" calcext:value-type="float">
            <text:p>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276029" calcext:value-type="float">
            <text:p>1502462276029</text:p>
          </table:table-cell>
          <table:table-cell office:value-type="float" office:value="1502462276033" calcext:value-type="float">
            <text:p>1502462276033</text:p>
          </table:table-cell>
          <table:table-cell table:formula="of:=[.F56]-[.D56]" office:value-type="float" office:value="4" calcext:value-type="float">
            <text:p>4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276033" calcext:value-type="float">
            <text:p>1502462276033</text:p>
          </table:table-cell>
          <table:table-cell office:value-type="float" office:value="1502462276037" calcext:value-type="float">
            <text:p>1502462276037</text:p>
          </table:table-cell>
          <table:table-cell table:formula="of:=[.F57]-[.D57]" office:value-type="float" office:value="4" calcext:value-type="float">
            <text:p>4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276037" calcext:value-type="float">
            <text:p>1502462276037</text:p>
          </table:table-cell>
          <table:table-cell office:value-type="float" office:value="1502462276038" calcext:value-type="float">
            <text:p>1502462276038</text:p>
          </table:table-cell>
          <table:table-cell office:value-type="float" office:value="1502462276041" calcext:value-type="float">
            <text:p>1502462276041</text:p>
          </table:table-cell>
          <table:table-cell table:formula="of:=[.F58]-[.D58]" office:value-type="float" office:value="4" calcext:value-type="float">
            <text:p>4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276042" calcext:value-type="float">
            <text:p>1502462276042</text:p>
          </table:table-cell>
          <table:table-cell office:value-type="float" office:value="1502462276046" calcext:value-type="float">
            <text:p>1502462276046</text:p>
          </table:table-cell>
          <table:table-cell table:formula="of:=[.F59]-[.D59]" office:value-type="float" office:value="4" calcext:value-type="float">
            <text:p>4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276046" calcext:value-type="float">
            <text:p>1502462276046</text:p>
          </table:table-cell>
          <table:table-cell office:value-type="float" office:value="1502462276050" calcext:value-type="float">
            <text:p>1502462276050</text:p>
          </table:table-cell>
          <table:table-cell table:formula="of:=[.F60]-[.D60]" office:value-type="float" office:value="4" calcext:value-type="float">
            <text:p>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276050" calcext:value-type="float">
            <text:p>1502462276050</text:p>
          </table:table-cell>
          <table:table-cell office:value-type="float" office:value="1502462276054" calcext:value-type="float">
            <text:p>1502462276054</text:p>
          </table:table-cell>
          <table:table-cell table:formula="of:=[.F61]-[.D61]" office:value-type="float" office:value="4" calcext:value-type="float">
            <text:p>4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276054" calcext:value-type="float">
            <text:p>1502462276054</text:p>
          </table:table-cell>
          <table:table-cell office:value-type="float" office:value="1502462276055" calcext:value-type="float">
            <text:p>1502462276055</text:p>
          </table:table-cell>
          <table:table-cell office:value-type="float" office:value="1502462276059" calcext:value-type="float">
            <text:p>1502462276059</text:p>
          </table:table-cell>
          <table:table-cell table:formula="of:=[.F62]-[.D62]" office:value-type="float" office:value="5" calcext:value-type="float">
            <text:p>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276059" calcext:value-type="float">
            <text:p>1502462276059</text:p>
          </table:table-cell>
          <table:table-cell office:value-type="float" office:value="1502462276063" calcext:value-type="float">
            <text:p>1502462276063</text:p>
          </table:table-cell>
          <table:table-cell table:formula="of:=[.F63]-[.D63]" office:value-type="float" office:value="4" calcext:value-type="float">
            <text:p>4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276063" calcext:value-type="float">
            <text:p>1502462276063</text:p>
          </table:table-cell>
          <table:table-cell office:value-type="float" office:value="1502462276067" calcext:value-type="float">
            <text:p>1502462276067</text:p>
          </table:table-cell>
          <table:table-cell table:formula="of:=[.F64]-[.D64]" office:value-type="float" office:value="4" calcext:value-type="float">
            <text:p>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276067" calcext:value-type="float">
            <text:p>1502462276067</text:p>
          </table:table-cell>
          <table:table-cell office:value-type="float" office:value="1502462276068" calcext:value-type="float">
            <text:p>1502462276068</text:p>
          </table:table-cell>
          <table:table-cell office:value-type="float" office:value="1502462276071" calcext:value-type="float">
            <text:p>1502462276071</text:p>
          </table:table-cell>
          <table:table-cell table:formula="of:=[.F65]-[.D65]" office:value-type="float" office:value="4" calcext:value-type="float">
            <text:p>4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276071" calcext:value-type="float">
            <text:p>1502462276071</text:p>
          </table:table-cell>
          <table:table-cell office:value-type="float" office:value="1502462276072" calcext:value-type="float">
            <text:p>1502462276072</text:p>
          </table:table-cell>
          <table:table-cell office:value-type="float" office:value="1502462276076" calcext:value-type="float">
            <text:p>1502462276076</text:p>
          </table:table-cell>
          <table:table-cell table:formula="of:=[.F66]-[.D66]" office:value-type="float" office:value="5" calcext:value-type="float">
            <text:p>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276076" calcext:value-type="float">
            <text:p>1502462276076</text:p>
          </table:table-cell>
          <table:table-cell office:value-type="float" office:value="1502462276080" calcext:value-type="float">
            <text:p>1502462276080</text:p>
          </table:table-cell>
          <table:table-cell table:formula="of:=[.F67]-[.D67]" office:value-type="float" office:value="4" calcext:value-type="float">
            <text:p>4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276080" calcext:value-type="float">
            <text:p>1502462276080</text:p>
          </table:table-cell>
          <table:table-cell office:value-type="float" office:value="1502462276084" calcext:value-type="float">
            <text:p>1502462276084</text:p>
          </table:table-cell>
          <table:table-cell table:formula="of:=[.F68]-[.D68]" office:value-type="float" office:value="4" calcext:value-type="float">
            <text:p>4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276084" calcext:value-type="float">
            <text:p>1502462276084</text:p>
          </table:table-cell>
          <table:table-cell office:value-type="float" office:value="1502462276085" calcext:value-type="float">
            <text:p>1502462276085</text:p>
          </table:table-cell>
          <table:table-cell office:value-type="float" office:value="1502462276088" calcext:value-type="float">
            <text:p>1502462276088</text:p>
          </table:table-cell>
          <table:table-cell table:formula="of:=[.F69]-[.D69]" office:value-type="float" office:value="4" calcext:value-type="float">
            <text:p>4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276089" calcext:value-type="float">
            <text:p>1502462276089</text:p>
          </table:table-cell>
          <table:table-cell office:value-type="float" office:value="1502462276093" calcext:value-type="float">
            <text:p>1502462276093</text:p>
          </table:table-cell>
          <table:table-cell table:formula="of:=[.F70]-[.D70]" office:value-type="float" office:value="4" calcext:value-type="float">
            <text:p>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276093" calcext:value-type="float">
            <text:p>1502462276093</text:p>
          </table:table-cell>
          <table:table-cell office:value-type="float" office:value="1502462276097" calcext:value-type="float">
            <text:p>1502462276097</text:p>
          </table:table-cell>
          <table:table-cell table:formula="of:=[.F71]-[.D71]" office:value-type="float" office:value="4" calcext:value-type="float">
            <text:p>4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276097" calcext:value-type="float">
            <text:p>1502462276097</text:p>
          </table:table-cell>
          <table:table-cell office:value-type="float" office:value="1502462276101" calcext:value-type="float">
            <text:p>1502462276101</text:p>
          </table:table-cell>
          <table:table-cell table:formula="of:=[.F72]-[.D72]" office:value-type="float" office:value="4" calcext:value-type="float">
            <text:p>4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276101" calcext:value-type="float">
            <text:p>1502462276101</text:p>
          </table:table-cell>
          <table:table-cell office:value-type="float" office:value="1502462276102" calcext:value-type="float">
            <text:p>1502462276102</text:p>
          </table:table-cell>
          <table:table-cell office:value-type="float" office:value="1502462276105" calcext:value-type="float">
            <text:p>1502462276105</text:p>
          </table:table-cell>
          <table:table-cell table:formula="of:=[.F73]-[.D73]" office:value-type="float" office:value="4" calcext:value-type="float">
            <text:p>4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276106" calcext:value-type="float">
            <text:p>1502462276106</text:p>
          </table:table-cell>
          <table:table-cell office:value-type="float" office:value="1502462276110" calcext:value-type="float">
            <text:p>1502462276110</text:p>
          </table:table-cell>
          <table:table-cell table:formula="of:=[.F74]-[.D74]" office:value-type="float" office:value="4" calcext:value-type="float">
            <text:p>4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276110" calcext:value-type="float">
            <text:p>1502462276110</text:p>
          </table:table-cell>
          <table:table-cell office:value-type="float" office:value="1502462276114" calcext:value-type="float">
            <text:p>1502462276114</text:p>
          </table:table-cell>
          <table:table-cell table:formula="of:=[.F75]-[.D75]" office:value-type="float" office:value="4" calcext:value-type="float">
            <text:p>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276114" calcext:value-type="float">
            <text:p>1502462276114</text:p>
          </table:table-cell>
          <table:table-cell office:value-type="float" office:value="1502462276118" calcext:value-type="float">
            <text:p>1502462276118</text:p>
          </table:table-cell>
          <table:table-cell table:formula="of:=[.F76]-[.D76]" office:value-type="float" office:value="4" calcext:value-type="float">
            <text:p>4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276118" calcext:value-type="float">
            <text:p>1502462276118</text:p>
          </table:table-cell>
          <table:table-cell office:value-type="float" office:value="1502462276119" calcext:value-type="float">
            <text:p>1502462276119</text:p>
          </table:table-cell>
          <table:table-cell office:value-type="float" office:value="1502462276337" calcext:value-type="float">
            <text:p>1502462276337</text:p>
          </table:table-cell>
          <table:table-cell table:formula="of:=[.F77]-[.D77]" office:value-type="float" office:value="219" calcext:value-type="float">
            <text:p>219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276338" calcext:value-type="float">
            <text:p>1502462276338</text:p>
          </table:table-cell>
          <table:table-cell office:value-type="float" office:value="1502462276341" calcext:value-type="float">
            <text:p>1502462276341</text:p>
          </table:table-cell>
          <table:table-cell table:formula="of:=[.F78]-[.D78]" office:value-type="float" office:value="3" calcext:value-type="float">
            <text:p>3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276341" calcext:value-type="float">
            <text:p>1502462276341</text:p>
          </table:table-cell>
          <table:table-cell office:value-type="float" office:value="1502462276344" calcext:value-type="float">
            <text:p>1502462276344</text:p>
          </table:table-cell>
          <table:table-cell table:formula="of:=[.F79]-[.D79]" office:value-type="float" office:value="3" calcext:value-type="float">
            <text:p>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276344" calcext:value-type="float">
            <text:p>1502462276344</text:p>
          </table:table-cell>
          <table:table-cell office:value-type="float" office:value="1502462276347" calcext:value-type="float">
            <text:p>1502462276347</text:p>
          </table:table-cell>
          <table:table-cell table:formula="of:=[.F80]-[.D80]" office:value-type="float" office:value="3" calcext:value-type="float">
            <text:p>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276347" calcext:value-type="float">
            <text:p>1502462276347</text:p>
          </table:table-cell>
          <table:table-cell office:value-type="float" office:value="1502462276568" calcext:value-type="float">
            <text:p>1502462276568</text:p>
          </table:table-cell>
          <table:table-cell table:formula="of:=[.F81]-[.D81]" office:value-type="float" office:value="221" calcext:value-type="float">
            <text:p>22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276568" calcext:value-type="float">
            <text:p>1502462276568</text:p>
          </table:table-cell>
          <table:table-cell office:value-type="float" office:value="1502462276799" calcext:value-type="float">
            <text:p>1502462276799</text:p>
          </table:table-cell>
          <table:table-cell table:formula="of:=[.F82]-[.D82]" office:value-type="float" office:value="231" calcext:value-type="float">
            <text:p>23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276799" calcext:value-type="float">
            <text:p>1502462276799</text:p>
          </table:table-cell>
          <table:table-cell office:value-type="float" office:value="1502462276800" calcext:value-type="float">
            <text:p>1502462276800</text:p>
          </table:table-cell>
          <table:table-cell office:value-type="float" office:value="1502462276802" calcext:value-type="float">
            <text:p>1502462276802</text:p>
          </table:table-cell>
          <table:table-cell table:formula="of:=[.F83]-[.D83]" office:value-type="float" office:value="3" calcext:value-type="float">
            <text:p>3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276802" calcext:value-type="float">
            <text:p>1502462276802</text:p>
          </table:table-cell>
          <table:table-cell office:value-type="float" office:value="1502462276803" calcext:value-type="float">
            <text:p>1502462276803</text:p>
          </table:table-cell>
          <table:table-cell office:value-type="float" office:value="1502462276806" calcext:value-type="float">
            <text:p>1502462276806</text:p>
          </table:table-cell>
          <table:table-cell table:formula="of:=[.F84]-[.D84]" office:value-type="float" office:value="4" calcext:value-type="float">
            <text:p>4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276806" calcext:value-type="float">
            <text:p>1502462276806</text:p>
          </table:table-cell>
          <table:table-cell office:value-type="float" office:value="1502462276809" calcext:value-type="float">
            <text:p>1502462276809</text:p>
          </table:table-cell>
          <table:table-cell table:formula="of:=[.F85]-[.D85]" office:value-type="float" office:value="3" calcext:value-type="float">
            <text:p>3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276809" calcext:value-type="float">
            <text:p>1502462276809</text:p>
          </table:table-cell>
          <table:table-cell office:value-type="float" office:value="1502462276812" calcext:value-type="float">
            <text:p>1502462276812</text:p>
          </table:table-cell>
          <table:table-cell table:formula="of:=[.F86]-[.D86]" office:value-type="float" office:value="3" calcext:value-type="float">
            <text:p>3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276812" calcext:value-type="float">
            <text:p>1502462276812</text:p>
          </table:table-cell>
          <table:table-cell office:value-type="float" office:value="1502462277031" calcext:value-type="float">
            <text:p>1502462277031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277031" calcext:value-type="float">
            <text:p>1502462277031</text:p>
          </table:table-cell>
          <table:table-cell office:value-type="float" office:value="1502462277032" calcext:value-type="float">
            <text:p>1502462277032</text:p>
          </table:table-cell>
          <table:table-cell office:value-type="float" office:value="1502462277036" calcext:value-type="float">
            <text:p>1502462277036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277036" calcext:value-type="float">
            <text:p>1502462277036</text:p>
          </table:table-cell>
          <table:table-cell office:value-type="float" office:value="1502462277040" calcext:value-type="float">
            <text:p>1502462277040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277040" calcext:value-type="float">
            <text:p>1502462277040</text:p>
          </table:table-cell>
          <table:table-cell office:value-type="float" office:value="1502462277041" calcext:value-type="float">
            <text:p>1502462277041</text:p>
          </table:table-cell>
          <table:table-cell office:value-type="float" office:value="1502462277044" calcext:value-type="float">
            <text:p>1502462277044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277045" calcext:value-type="float">
            <text:p>1502462277045</text:p>
          </table:table-cell>
          <table:table-cell office:value-type="float" office:value="1502462277049" calcext:value-type="float">
            <text:p>1502462277049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277049" calcext:value-type="float">
            <text:p>1502462277049</text:p>
          </table:table-cell>
          <table:table-cell office:value-type="float" office:value="1502462277053" calcext:value-type="float">
            <text:p>1502462277053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277053" calcext:value-type="float">
            <text:p>1502462277053</text:p>
          </table:table-cell>
          <table:table-cell office:value-type="float" office:value="1502462277054" calcext:value-type="float">
            <text:p>1502462277054</text:p>
          </table:table-cell>
          <table:table-cell office:value-type="float" office:value="1502462277057" calcext:value-type="float">
            <text:p>1502462277057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277057" calcext:value-type="float">
            <text:p>1502462277057</text:p>
          </table:table-cell>
          <table:table-cell office:value-type="float" office:value="1502462277058" calcext:value-type="float">
            <text:p>1502462277058</text:p>
          </table:table-cell>
          <table:table-cell office:value-type="float" office:value="1502462277061" calcext:value-type="float">
            <text:p>1502462277061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277062" calcext:value-type="float">
            <text:p>1502462277062</text:p>
          </table:table-cell>
          <table:table-cell office:value-type="float" office:value="1502462277066" calcext:value-type="float">
            <text:p>1502462277066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277066" calcext:value-type="float">
            <text:p>1502462277066</text:p>
          </table:table-cell>
          <table:table-cell office:value-type="float" office:value="1502462277729" calcext:value-type="float">
            <text:p>1502462277729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277729" calcext:value-type="float">
            <text:p>1502462277729</text:p>
          </table:table-cell>
          <table:table-cell office:value-type="float" office:value="1502462277730" calcext:value-type="float">
            <text:p>1502462277730</text:p>
          </table:table-cell>
          <table:table-cell office:value-type="float" office:value="1502462277732" calcext:value-type="float">
            <text:p>1502462277732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277732" calcext:value-type="float">
            <text:p>1502462277732</text:p>
          </table:table-cell>
          <table:table-cell office:value-type="float" office:value="1502462277733" calcext:value-type="float">
            <text:p>1502462277733</text:p>
          </table:table-cell>
          <table:table-cell office:value-type="float" office:value="1502462277948" calcext:value-type="float">
            <text:p>1502462277948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277948" calcext:value-type="float">
            <text:p>1502462277948</text:p>
          </table:table-cell>
          <table:table-cell office:value-type="float" office:value="1502462278608" calcext:value-type="float">
            <text:p>1502462278608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278608" calcext:value-type="float">
            <text:p>1502462278608</text:p>
          </table:table-cell>
          <table:table-cell office:value-type="float" office:value="1502462278612" calcext:value-type="float">
            <text:p>1502462278612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278612" calcext:value-type="float">
            <text:p>1502462278612</text:p>
          </table:table-cell>
          <table:table-cell office:value-type="float" office:value="1502462278613" calcext:value-type="float">
            <text:p>1502462278613</text:p>
          </table:table-cell>
          <table:table-cell office:value-type="float" office:value="1502462278617" calcext:value-type="float">
            <text:p>1502462278617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278617" calcext:value-type="float">
            <text:p>1502462278617</text:p>
          </table:table-cell>
          <table:table-cell office:value-type="float" office:value="1502462278621" calcext:value-type="float">
            <text:p>1502462278621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278621" calcext:value-type="float">
            <text:p>1502462278621</text:p>
          </table:table-cell>
          <table:table-cell office:value-type="float" office:value="1502462278622" calcext:value-type="float">
            <text:p>1502462278622</text:p>
          </table:table-cell>
          <table:table-cell office:value-type="float" office:value="1502462278625" calcext:value-type="float">
            <text:p>1502462278625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278625" calcext:value-type="float">
            <text:p>1502462278625</text:p>
          </table:table-cell>
          <table:table-cell office:value-type="float" office:value="1502462278626" calcext:value-type="float">
            <text:p>1502462278626</text:p>
          </table:table-cell>
          <table:table-cell office:value-type="float" office:value="1502462278629" calcext:value-type="float">
            <text:p>1502462278629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278630" calcext:value-type="float">
            <text:p>1502462278630</text:p>
          </table:table-cell>
          <table:table-cell office:value-type="float" office:value="1502462278634" calcext:value-type="float">
            <text:p>1502462278634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278634" calcext:value-type="float">
            <text:p>1502462278634</text:p>
          </table:table-cell>
          <table:table-cell office:value-type="float" office:value="1502462278636" calcext:value-type="float">
            <text:p>1502462278636</text:p>
          </table:table-cell>
          <table:table-cell office:value-type="float" office:value="1502462278640" calcext:value-type="float">
            <text:p>1502462278640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278640" calcext:value-type="float">
            <text:p>1502462278640</text:p>
          </table:table-cell>
          <table:table-cell office:value-type="float" office:value="1502462278644" calcext:value-type="float">
            <text:p>1502462278644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278644" calcext:value-type="float">
            <text:p>1502462278644</text:p>
          </table:table-cell>
          <table:table-cell office:value-type="float" office:value="1502462278860" calcext:value-type="float">
            <text:p>1502462278860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278860" calcext:value-type="float">
            <text:p>1502462278860</text:p>
          </table:table-cell>
          <table:table-cell office:value-type="float" office:value="1502462278864" calcext:value-type="float">
            <text:p>1502462278864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278864" calcext:value-type="float">
            <text:p>1502462278864</text:p>
          </table:table-cell>
          <table:table-cell office:value-type="float" office:value="1502462278865" calcext:value-type="float">
            <text:p>1502462278865</text:p>
          </table:table-cell>
          <table:table-cell office:value-type="float" office:value="1502462278869" calcext:value-type="float">
            <text:p>1502462278869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278869" calcext:value-type="float">
            <text:p>1502462278869</text:p>
          </table:table-cell>
          <table:table-cell office:value-type="float" office:value="1502462278873" calcext:value-type="float">
            <text:p>1502462278873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278873" calcext:value-type="float">
            <text:p>1502462278873</text:p>
          </table:table-cell>
          <table:table-cell office:value-type="float" office:value="1502462278877" calcext:value-type="float">
            <text:p>1502462278877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278877" calcext:value-type="float">
            <text:p>1502462278877</text:p>
          </table:table-cell>
          <table:table-cell office:value-type="float" office:value="1502462278881" calcext:value-type="float">
            <text:p>1502462278881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278881" calcext:value-type="float">
            <text:p>1502462278881</text:p>
          </table:table-cell>
          <table:table-cell office:value-type="float" office:value="1502462278882" calcext:value-type="float">
            <text:p>1502462278882</text:p>
          </table:table-cell>
          <table:table-cell office:value-type="float" office:value="1502462278885" calcext:value-type="float">
            <text:p>1502462278885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278886" calcext:value-type="float">
            <text:p>1502462278886</text:p>
          </table:table-cell>
          <table:table-cell office:value-type="float" office:value="1502462278890" calcext:value-type="float">
            <text:p>1502462278890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278890" calcext:value-type="float">
            <text:p>1502462278890</text:p>
          </table:table-cell>
          <table:table-cell office:value-type="float" office:value="1502462278894" calcext:value-type="float">
            <text:p>1502462278894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278894" calcext:value-type="float">
            <text:p>1502462278894</text:p>
          </table:table-cell>
          <table:table-cell office:value-type="float" office:value="1502462278898" calcext:value-type="float">
            <text:p>1502462278898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278898" calcext:value-type="float">
            <text:p>1502462278898</text:p>
          </table:table-cell>
          <table:table-cell office:value-type="float" office:value="1502462278899" calcext:value-type="float">
            <text:p>1502462278899</text:p>
          </table:table-cell>
          <table:table-cell office:value-type="float" office:value="1502462278903" calcext:value-type="float">
            <text:p>1502462278903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278903" calcext:value-type="float">
            <text:p>1502462278903</text:p>
          </table:table-cell>
          <table:table-cell office:value-type="float" office:value="1502462278907" calcext:value-type="float">
            <text:p>1502462278907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278907" calcext:value-type="float">
            <text:p>1502462278907</text:p>
          </table:table-cell>
          <table:table-cell office:value-type="float" office:value="1502462278911" calcext:value-type="float">
            <text:p>1502462278911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278911" calcext:value-type="float">
            <text:p>1502462278911</text:p>
          </table:table-cell>
          <table:table-cell office:value-type="float" office:value="1502462278912" calcext:value-type="float">
            <text:p>1502462278912</text:p>
          </table:table-cell>
          <table:table-cell office:value-type="float" office:value="1502462278915" calcext:value-type="float">
            <text:p>1502462278915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278915" calcext:value-type="float">
            <text:p>1502462278915</text:p>
          </table:table-cell>
          <table:table-cell office:value-type="float" office:value="1502462278916" calcext:value-type="float">
            <text:p>1502462278916</text:p>
          </table:table-cell>
          <table:table-cell office:value-type="float" office:value="1502462278920" calcext:value-type="float">
            <text:p>1502462278920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278920" calcext:value-type="float">
            <text:p>1502462278920</text:p>
          </table:table-cell>
          <table:table-cell office:value-type="float" office:value="1502462278924" calcext:value-type="float">
            <text:p>1502462278924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278924" calcext:value-type="float">
            <text:p>1502462278924</text:p>
          </table:table-cell>
          <table:table-cell office:value-type="float" office:value="1502462278928" calcext:value-type="float">
            <text:p>1502462278928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278928" calcext:value-type="float">
            <text:p>1502462278928</text:p>
          </table:table-cell>
          <table:table-cell office:value-type="float" office:value="1502462278929" calcext:value-type="float">
            <text:p>1502462278929</text:p>
          </table:table-cell>
          <table:table-cell office:value-type="float" office:value="1502462278933" calcext:value-type="float">
            <text:p>1502462278933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278933" calcext:value-type="float">
            <text:p>1502462278933</text:p>
          </table:table-cell>
          <table:table-cell office:value-type="float" office:value="1502462278937" calcext:value-type="float">
            <text:p>1502462278937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278937" calcext:value-type="float">
            <text:p>1502462278937</text:p>
          </table:table-cell>
          <table:table-cell office:value-type="float" office:value="1502462278941" calcext:value-type="float">
            <text:p>1502462278941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278941" calcext:value-type="float">
            <text:p>1502462278941</text:p>
          </table:table-cell>
          <table:table-cell office:value-type="float" office:value="1502462278942" calcext:value-type="float">
            <text:p>1502462278942</text:p>
          </table:table-cell>
          <table:table-cell office:value-type="float" office:value="1502462278945" calcext:value-type="float">
            <text:p>1502462278945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278945" calcext:value-type="float">
            <text:p>1502462278945</text:p>
          </table:table-cell>
          <table:table-cell office:value-type="float" office:value="1502462278946" calcext:value-type="float">
            <text:p>1502462278946</text:p>
          </table:table-cell>
          <table:table-cell office:value-type="float" office:value="1502462278950" calcext:value-type="float">
            <text:p>1502462278950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278950" calcext:value-type="float">
            <text:p>1502462278950</text:p>
          </table:table-cell>
          <table:table-cell office:value-type="float" office:value="1502462279167" calcext:value-type="float">
            <text:p>1502462279167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279167" calcext:value-type="float">
            <text:p>1502462279167</text:p>
          </table:table-cell>
          <table:table-cell office:value-type="float" office:value="1502462279168" calcext:value-type="float">
            <text:p>1502462279168</text:p>
          </table:table-cell>
          <table:table-cell office:value-type="float" office:value="1502462279170" calcext:value-type="float">
            <text:p>1502462279170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279170" calcext:value-type="float">
            <text:p>1502462279170</text:p>
          </table:table-cell>
          <table:table-cell office:value-type="float" office:value="1502462279171" calcext:value-type="float">
            <text:p>1502462279171</text:p>
          </table:table-cell>
          <table:table-cell office:value-type="float" office:value="1502462279173" calcext:value-type="float">
            <text:p>1502462279173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279174" calcext:value-type="float">
            <text:p>1502462279174</text:p>
          </table:table-cell>
          <table:table-cell office:value-type="float" office:value="1502462279177" calcext:value-type="float">
            <text:p>1502462279177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279177" calcext:value-type="float">
            <text:p>1502462279177</text:p>
          </table:table-cell>
          <table:table-cell office:value-type="float" office:value="1502462279180" calcext:value-type="float">
            <text:p>1502462279180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279180" calcext:value-type="float">
            <text:p>1502462279180</text:p>
          </table:table-cell>
          <table:table-cell office:value-type="float" office:value="1502462279183" calcext:value-type="float">
            <text:p>1502462279183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279183" calcext:value-type="float">
            <text:p>1502462279183</text:p>
          </table:table-cell>
          <table:table-cell office:value-type="float" office:value="1502462279186" calcext:value-type="float">
            <text:p>1502462279186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279186" calcext:value-type="float">
            <text:p>1502462279186</text:p>
          </table:table-cell>
          <table:table-cell office:value-type="float" office:value="1502462279189" calcext:value-type="float">
            <text:p>1502462279189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279189" calcext:value-type="float">
            <text:p>1502462279189</text:p>
          </table:table-cell>
          <table:table-cell office:value-type="float" office:value="1502462279192" calcext:value-type="float">
            <text:p>1502462279192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279192" calcext:value-type="float">
            <text:p>1502462279192</text:p>
          </table:table-cell>
          <table:table-cell office:value-type="float" office:value="1502462279193" calcext:value-type="float">
            <text:p>1502462279193</text:p>
          </table:table-cell>
          <table:table-cell office:value-type="float" office:value="1502462279195" calcext:value-type="float">
            <text:p>1502462279195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279195" calcext:value-type="float">
            <text:p>1502462279195</text:p>
          </table:table-cell>
          <table:table-cell office:value-type="float" office:value="1502462279196" calcext:value-type="float">
            <text:p>1502462279196</text:p>
          </table:table-cell>
          <table:table-cell office:value-type="float" office:value="1502462279198" calcext:value-type="float">
            <text:p>1502462279198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279198" calcext:value-type="float">
            <text:p>1502462279198</text:p>
          </table:table-cell>
          <table:table-cell office:value-type="float" office:value="1502462279199" calcext:value-type="float">
            <text:p>1502462279199</text:p>
          </table:table-cell>
          <table:table-cell office:value-type="float" office:value="1502462279201" calcext:value-type="float">
            <text:p>1502462279201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279201" calcext:value-type="float">
            <text:p>1502462279201</text:p>
          </table:table-cell>
          <table:table-cell office:value-type="float" office:value="1502462279202" calcext:value-type="float">
            <text:p>1502462279202</text:p>
          </table:table-cell>
          <table:table-cell office:value-type="float" office:value="1502462279204" calcext:value-type="float">
            <text:p>1502462279204</text:p>
          </table:table-cell>
          <table:table-cell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279204" calcext:value-type="float">
            <text:p>1502462279204</text:p>
          </table:table-cell>
          <table:table-cell office:value-type="float" office:value="1502462279205" calcext:value-type="float">
            <text:p>1502462279205</text:p>
          </table:table-cell>
          <table:table-cell office:value-type="float" office:value="1502462279207" calcext:value-type="float">
            <text:p>1502462279207</text:p>
          </table:table-cell>
          <table:table-cell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279207" calcext:value-type="float">
            <text:p>1502462279207</text:p>
          </table:table-cell>
          <table:table-cell office:value-type="float" office:value="1502462279208" calcext:value-type="float">
            <text:p>1502462279208</text:p>
          </table:table-cell>
          <table:table-cell office:value-type="float" office:value="1502462279210" calcext:value-type="float">
            <text:p>1502462279210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279210" calcext:value-type="float">
            <text:p>1502462279210</text:p>
          </table:table-cell>
          <table:table-cell office:value-type="float" office:value="1502462279211" calcext:value-type="float">
            <text:p>1502462279211</text:p>
          </table:table-cell>
          <table:table-cell office:value-type="float" office:value="1502462279429" calcext:value-type="float">
            <text:p>1502462279429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279429" calcext:value-type="float">
            <text:p>1502462279429</text:p>
          </table:table-cell>
          <table:table-cell office:value-type="float" office:value="1502462279432" calcext:value-type="float">
            <text:p>1502462279432</text:p>
          </table:table-cell>
          <table:table-cell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279432" calcext:value-type="float">
            <text:p>1502462279432</text:p>
          </table:table-cell>
          <table:table-cell office:value-type="float" office:value="1502462279435" calcext:value-type="float">
            <text:p>1502462279435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279435" calcext:value-type="float">
            <text:p>1502462279435</text:p>
          </table:table-cell>
          <table:table-cell office:value-type="float" office:value="1502462279868" calcext:value-type="float">
            <text:p>1502462279868</text:p>
          </table:table-cell>
          <table:table-cell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279868" calcext:value-type="float">
            <text:p>1502462279868</text:p>
          </table:table-cell>
          <table:table-cell office:value-type="float" office:value="1502462279872" calcext:value-type="float">
            <text:p>1502462279872</text:p>
          </table:table-cell>
          <table:table-cell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279872" calcext:value-type="float">
            <text:p>1502462279872</text:p>
          </table:table-cell>
          <table:table-cell office:value-type="float" office:value="1502462279873" calcext:value-type="float">
            <text:p>1502462279873</text:p>
          </table:table-cell>
          <table:table-cell office:value-type="float" office:value="1502462279877" calcext:value-type="float">
            <text:p>1502462279877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279877" calcext:value-type="float">
            <text:p>1502462279877</text:p>
          </table:table-cell>
          <table:table-cell office:value-type="float" office:value="1502462279881" calcext:value-type="float">
            <text:p>1502462279881</text:p>
          </table:table-cell>
          <table:table-cell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279881" calcext:value-type="float">
            <text:p>1502462279881</text:p>
          </table:table-cell>
          <table:table-cell office:value-type="float" office:value="1502462279885" calcext:value-type="float">
            <text:p>1502462279885</text:p>
          </table:table-cell>
          <table:table-cell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279885" calcext:value-type="float">
            <text:p>1502462279885</text:p>
          </table:table-cell>
          <table:table-cell office:value-type="float" office:value="1502462279886" calcext:value-type="float">
            <text:p>1502462279886</text:p>
          </table:table-cell>
          <table:table-cell office:value-type="float" office:value="1502462279889" calcext:value-type="float">
            <text:p>1502462279889</text:p>
          </table:table-cell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279889" calcext:value-type="float">
            <text:p>1502462279889</text:p>
          </table:table-cell>
          <table:table-cell office:value-type="float" office:value="1502462279890" calcext:value-type="float">
            <text:p>1502462279890</text:p>
          </table:table-cell>
          <table:table-cell office:value-type="float" office:value="1502462279894" calcext:value-type="float">
            <text:p>1502462279894</text:p>
          </table:table-cell>
          <table:table-cell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279894" calcext:value-type="float">
            <text:p>1502462279894</text:p>
          </table:table-cell>
          <table:table-cell office:value-type="float" office:value="1502462279898" calcext:value-type="float">
            <text:p>1502462279898</text:p>
          </table:table-cell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279898" calcext:value-type="float">
            <text:p>1502462279898</text:p>
          </table:table-cell>
          <table:table-cell office:value-type="float" office:value="1502462279902" calcext:value-type="float">
            <text:p>1502462279902</text:p>
          </table:table-cell>
          <table:table-cell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279902" calcext:value-type="float">
            <text:p>1502462279902</text:p>
          </table:table-cell>
          <table:table-cell office:value-type="float" office:value="1502462279903" calcext:value-type="float">
            <text:p>1502462279903</text:p>
          </table:table-cell>
          <table:table-cell office:value-type="float" office:value="1502462279906" calcext:value-type="float">
            <text:p>1502462279906</text:p>
          </table:table-cell>
          <table:table-cell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279906" calcext:value-type="float">
            <text:p>1502462279906</text:p>
          </table:table-cell>
          <table:table-cell office:value-type="float" office:value="1502462279907" calcext:value-type="float">
            <text:p>1502462279907</text:p>
          </table:table-cell>
          <table:table-cell office:value-type="float" office:value="1502462279911" calcext:value-type="float">
            <text:p>1502462279911</text:p>
          </table:table-cell>
          <table:table-cell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279911" calcext:value-type="float">
            <text:p>1502462279911</text:p>
          </table:table-cell>
          <table:table-cell office:value-type="float" office:value="1502462280128" calcext:value-type="float">
            <text:p>1502462280128</text:p>
          </table:table-cell>
          <table:table-cell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280128" calcext:value-type="float">
            <text:p>1502462280128</text:p>
          </table:table-cell>
          <table:table-cell office:value-type="float" office:value="1502462280132" calcext:value-type="float">
            <text:p>1502462280132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280132" calcext:value-type="float">
            <text:p>1502462280132</text:p>
          </table:table-cell>
          <table:table-cell office:value-type="float" office:value="1502462280133" calcext:value-type="float">
            <text:p>1502462280133</text:p>
          </table:table-cell>
          <table:table-cell office:value-type="float" office:value="1502462280136" calcext:value-type="float">
            <text:p>1502462280136</text:p>
          </table:table-cell>
          <table:table-cell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280136" calcext:value-type="float">
            <text:p>1502462280136</text:p>
          </table:table-cell>
          <table:table-cell office:value-type="float" office:value="1502462280137" calcext:value-type="float">
            <text:p>1502462280137</text:p>
          </table:table-cell>
          <table:table-cell office:value-type="float" office:value="1502462280141" calcext:value-type="float">
            <text:p>1502462280141</text:p>
          </table:table-cell>
          <table:table-cell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280141" calcext:value-type="float">
            <text:p>1502462280141</text:p>
          </table:table-cell>
          <table:table-cell office:value-type="float" office:value="1502462280145" calcext:value-type="float">
            <text:p>1502462280145</text:p>
          </table:table-cell>
          <table:table-cell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280145" calcext:value-type="float">
            <text:p>1502462280145</text:p>
          </table:table-cell>
          <table:table-cell office:value-type="float" office:value="1502462280149" calcext:value-type="float">
            <text:p>1502462280149</text:p>
          </table:table-cell>
          <table:table-cell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280149" calcext:value-type="float">
            <text:p>1502462280149</text:p>
          </table:table-cell>
          <table:table-cell office:value-type="float" office:value="1502462280150" calcext:value-type="float">
            <text:p>1502462280150</text:p>
          </table:table-cell>
          <table:table-cell office:value-type="float" office:value="1502462280153" calcext:value-type="float">
            <text:p>1502462280153</text:p>
          </table:table-cell>
          <table:table-cell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280153" calcext:value-type="float">
            <text:p>1502462280153</text:p>
          </table:table-cell>
          <table:table-cell office:value-type="float" office:value="1502462280154" calcext:value-type="float">
            <text:p>1502462280154</text:p>
          </table:table-cell>
          <table:table-cell office:value-type="float" office:value="1502462280158" calcext:value-type="float">
            <text:p>1502462280158</text:p>
          </table:table-cell>
          <table:table-cell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280158" calcext:value-type="float">
            <text:p>1502462280158</text:p>
          </table:table-cell>
          <table:table-cell office:value-type="float" office:value="1502462280818" calcext:value-type="float">
            <text:p>1502462280818</text:p>
          </table:table-cell>
          <table:table-cell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280818" calcext:value-type="float">
            <text:p>1502462280818</text:p>
          </table:table-cell>
          <table:table-cell office:value-type="float" office:value="1502462280819" calcext:value-type="float">
            <text:p>1502462280819</text:p>
          </table:table-cell>
          <table:table-cell office:value-type="float" office:value="1502462280823" calcext:value-type="float">
            <text:p>1502462280823</text:p>
          </table:table-cell>
          <table:table-cell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280823" calcext:value-type="float">
            <text:p>1502462280823</text:p>
          </table:table-cell>
          <table:table-cell office:value-type="float" office:value="1502462280827" calcext:value-type="float">
            <text:p>1502462280827</text:p>
          </table:table-cell>
          <table:table-cell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280827" calcext:value-type="float">
            <text:p>1502462280827</text:p>
          </table:table-cell>
          <table:table-cell office:value-type="float" office:value="1502462280831" calcext:value-type="float">
            <text:p>1502462280831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280831" calcext:value-type="float">
            <text:p>1502462280831</text:p>
          </table:table-cell>
          <table:table-cell office:value-type="float" office:value="1502462280835" calcext:value-type="float">
            <text:p>1502462280835</text:p>
          </table:table-cell>
          <table:table-cell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280835" calcext:value-type="float">
            <text:p>1502462280835</text:p>
          </table:table-cell>
          <table:table-cell office:value-type="float" office:value="1502462280836" calcext:value-type="float">
            <text:p>1502462280836</text:p>
          </table:table-cell>
          <table:table-cell office:value-type="float" office:value="1502462280839" calcext:value-type="float">
            <text:p>1502462280839</text:p>
          </table:table-cell>
          <table:table-cell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280840" calcext:value-type="float">
            <text:p>1502462280840</text:p>
          </table:table-cell>
          <table:table-cell office:value-type="float" office:value="1502462280844" calcext:value-type="float">
            <text:p>1502462280844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280844" calcext:value-type="float">
            <text:p>1502462280844</text:p>
          </table:table-cell>
          <table:table-cell office:value-type="float" office:value="1502462280848" calcext:value-type="float">
            <text:p>1502462280848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280848" calcext:value-type="float">
            <text:p>1502462280848</text:p>
          </table:table-cell>
          <table:table-cell office:value-type="float" office:value="1502462280852" calcext:value-type="float">
            <text:p>1502462280852</text:p>
          </table:table-cell>
          <table:table-cell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280852" calcext:value-type="float">
            <text:p>1502462280852</text:p>
          </table:table-cell>
          <table:table-cell office:value-type="float" office:value="1502462280853" calcext:value-type="float">
            <text:p>1502462280853</text:p>
          </table:table-cell>
          <table:table-cell office:value-type="float" office:value="1502462280857" calcext:value-type="float">
            <text:p>1502462280857</text:p>
          </table:table-cell>
          <table:table-cell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280857" calcext:value-type="float">
            <text:p>1502462280857</text:p>
          </table:table-cell>
          <table:table-cell office:value-type="float" office:value="1502462280861" calcext:value-type="float">
            <text:p>1502462280861</text:p>
          </table:table-cell>
          <table:table-cell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280861" calcext:value-type="float">
            <text:p>1502462280861</text:p>
          </table:table-cell>
          <table:table-cell office:value-type="float" office:value="1502462280862" calcext:value-type="float">
            <text:p>1502462280862</text:p>
          </table:table-cell>
          <table:table-cell office:value-type="float" office:value="1502462280865" calcext:value-type="float">
            <text:p>1502462280865</text:p>
          </table:table-cell>
          <table:table-cell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280865" calcext:value-type="float">
            <text:p>1502462280865</text:p>
          </table:table-cell>
          <table:table-cell office:value-type="float" office:value="1502462280866" calcext:value-type="float">
            <text:p>1502462280866</text:p>
          </table:table-cell>
          <table:table-cell office:value-type="float" office:value="1502462281080" calcext:value-type="float">
            <text:p>1502462281080</text:p>
          </table:table-cell>
          <table:table-cell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281080" calcext:value-type="float">
            <text:p>1502462281080</text:p>
          </table:table-cell>
          <table:table-cell office:value-type="float" office:value="1502462281081" calcext:value-type="float">
            <text:p>1502462281081</text:p>
          </table:table-cell>
          <table:table-cell office:value-type="float" office:value="1502462281086" calcext:value-type="float">
            <text:p>1502462281086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281086" calcext:value-type="float">
            <text:p>1502462281086</text:p>
          </table:table-cell>
          <table:table-cell office:value-type="float" office:value="1502462281090" calcext:value-type="float">
            <text:p>1502462281090</text:p>
          </table:table-cell>
          <table:table-cell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281090" calcext:value-type="float">
            <text:p>1502462281090</text:p>
          </table:table-cell>
          <table:table-cell office:value-type="float" office:value="1502462281091" calcext:value-type="float">
            <text:p>1502462281091</text:p>
          </table:table-cell>
          <table:table-cell office:value-type="float" office:value="1502462281094" calcext:value-type="float">
            <text:p>1502462281094</text:p>
          </table:table-cell>
          <table:table-cell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281094" calcext:value-type="float">
            <text:p>1502462281094</text:p>
          </table:table-cell>
          <table:table-cell office:value-type="float" office:value="1502462281095" calcext:value-type="float">
            <text:p>1502462281095</text:p>
          </table:table-cell>
          <table:table-cell office:value-type="float" office:value="1502462281099" calcext:value-type="float">
            <text:p>1502462281099</text:p>
          </table:table-cell>
          <table:table-cell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281099" calcext:value-type="float">
            <text:p>1502462281099</text:p>
          </table:table-cell>
          <table:table-cell office:value-type="float" office:value="1502462281103" calcext:value-type="float">
            <text:p>1502462281103</text:p>
          </table:table-cell>
          <table:table-cell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281103" calcext:value-type="float">
            <text:p>1502462281103</text:p>
          </table:table-cell>
          <table:table-cell office:value-type="float" office:value="1502462281104" calcext:value-type="float">
            <text:p>1502462281104</text:p>
          </table:table-cell>
          <table:table-cell office:value-type="float" office:value="1502462281107" calcext:value-type="float">
            <text:p>1502462281107</text:p>
          </table:table-cell>
          <table:table-cell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281107" calcext:value-type="float">
            <text:p>1502462281107</text:p>
          </table:table-cell>
          <table:table-cell office:value-type="float" office:value="1502462281108" calcext:value-type="float">
            <text:p>1502462281108</text:p>
          </table:table-cell>
          <table:table-cell office:value-type="float" office:value="1502462281111" calcext:value-type="float">
            <text:p>1502462281111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281111" calcext:value-type="float">
            <text:p>1502462281111</text:p>
          </table:table-cell>
          <table:table-cell office:value-type="float" office:value="1502462281112" calcext:value-type="float">
            <text:p>1502462281112</text:p>
          </table:table-cell>
          <table:table-cell office:value-type="float" office:value="1502462281116" calcext:value-type="float">
            <text:p>1502462281116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281116" calcext:value-type="float">
            <text:p>1502462281116</text:p>
          </table:table-cell>
          <table:table-cell office:value-type="float" office:value="1502462281120" calcext:value-type="float">
            <text:p>1502462281120</text:p>
          </table:table-cell>
          <table:table-cell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281120" calcext:value-type="float">
            <text:p>1502462281120</text:p>
          </table:table-cell>
          <table:table-cell office:value-type="float" office:value="1502462281124" calcext:value-type="float">
            <text:p>1502462281124</text:p>
          </table:table-cell>
          <table:table-cell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281124" calcext:value-type="float">
            <text:p>1502462281124</text:p>
          </table:table-cell>
          <table:table-cell office:value-type="float" office:value="1502462281125" calcext:value-type="float">
            <text:p>1502462281125</text:p>
          </table:table-cell>
          <table:table-cell office:value-type="float" office:value="1502462281128" calcext:value-type="float">
            <text:p>1502462281128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281129" calcext:value-type="float">
            <text:p>1502462281129</text:p>
          </table:table-cell>
          <table:table-cell office:value-type="float" office:value="1502462281133" calcext:value-type="float">
            <text:p>1502462281133</text:p>
          </table:table-cell>
          <table:table-cell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281133" calcext:value-type="float">
            <text:p>1502462281133</text:p>
          </table:table-cell>
          <table:table-cell office:value-type="float" office:value="1502462281137" calcext:value-type="float">
            <text:p>1502462281137</text:p>
          </table:table-cell>
          <table:table-cell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281137" calcext:value-type="float">
            <text:p>1502462281137</text:p>
          </table:table-cell>
          <table:table-cell office:value-type="float" office:value="1502462281141" calcext:value-type="float">
            <text:p>1502462281141</text:p>
          </table:table-cell>
          <table:table-cell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281141" calcext:value-type="float">
            <text:p>1502462281141</text:p>
          </table:table-cell>
          <table:table-cell office:value-type="float" office:value="1502462281142" calcext:value-type="float">
            <text:p>1502462281142</text:p>
          </table:table-cell>
          <table:table-cell office:value-type="float" office:value="1502462281145" calcext:value-type="float">
            <text:p>1502462281145</text:p>
          </table:table-cell>
          <table:table-cell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281145" calcext:value-type="float">
            <text:p>1502462281145</text:p>
          </table:table-cell>
          <table:table-cell office:value-type="float" office:value="1502462281146" calcext:value-type="float">
            <text:p>1502462281146</text:p>
          </table:table-cell>
          <table:table-cell office:value-type="float" office:value="1502462281150" calcext:value-type="float">
            <text:p>1502462281150</text:p>
          </table:table-cell>
          <table:table-cell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281150" calcext:value-type="float">
            <text:p>1502462281150</text:p>
          </table:table-cell>
          <table:table-cell office:value-type="float" office:value="1502462281154" calcext:value-type="float">
            <text:p>1502462281154</text:p>
          </table:table-cell>
          <table:table-cell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281154" calcext:value-type="float">
            <text:p>1502462281154</text:p>
          </table:table-cell>
          <table:table-cell office:value-type="float" office:value="1502462281158" calcext:value-type="float">
            <text:p>1502462281158</text:p>
          </table:table-cell>
          <table:table-cell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281158" calcext:value-type="float">
            <text:p>1502462281158</text:p>
          </table:table-cell>
          <table:table-cell office:value-type="float" office:value="1502462281159" calcext:value-type="float">
            <text:p>1502462281159</text:p>
          </table:table-cell>
          <table:table-cell office:value-type="float" office:value="1502462281162" calcext:value-type="float">
            <text:p>1502462281162</text:p>
          </table:table-cell>
          <table:table-cell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281162" calcext:value-type="float">
            <text:p>1502462281162</text:p>
          </table:table-cell>
          <table:table-cell office:value-type="float" office:value="1502462281163" calcext:value-type="float">
            <text:p>1502462281163</text:p>
          </table:table-cell>
          <table:table-cell office:value-type="float" office:value="1502462281167" calcext:value-type="float">
            <text:p>1502462281167</text:p>
          </table:table-cell>
          <table:table-cell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281167" calcext:value-type="float">
            <text:p>1502462281167</text:p>
          </table:table-cell>
          <table:table-cell office:value-type="float" office:value="1502462281171" calcext:value-type="float">
            <text:p>1502462281171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281171" calcext:value-type="float">
            <text:p>1502462281171</text:p>
          </table:table-cell>
          <table:table-cell office:value-type="float" office:value="1502462281175" calcext:value-type="float">
            <text:p>1502462281175</text:p>
          </table:table-cell>
          <table:table-cell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281175" calcext:value-type="float">
            <text:p>1502462281175</text:p>
          </table:table-cell>
          <table:table-cell office:value-type="float" office:value="1502462281176" calcext:value-type="float">
            <text:p>1502462281176</text:p>
          </table:table-cell>
          <table:table-cell office:value-type="float" office:value="1502462281179" calcext:value-type="float">
            <text:p>1502462281179</text:p>
          </table:table-cell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281179" calcext:value-type="float">
            <text:p>1502462281179</text:p>
          </table:table-cell>
          <table:table-cell office:value-type="float" office:value="1502462281182" calcext:value-type="float">
            <text:p>1502462281182</text:p>
          </table:table-cell>
          <table:table-cell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281182" calcext:value-type="float">
            <text:p>1502462281182</text:p>
          </table:table-cell>
          <table:table-cell office:value-type="float" office:value="1502462281185" calcext:value-type="float">
            <text:p>1502462281185</text:p>
          </table:table-cell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281185" calcext:value-type="float">
            <text:p>1502462281185</text:p>
          </table:table-cell>
          <table:table-cell office:value-type="float" office:value="1502462281188" calcext:value-type="float">
            <text:p>1502462281188</text:p>
          </table:table-cell>
          <table:table-cell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281188" calcext:value-type="float">
            <text:p>1502462281188</text:p>
          </table:table-cell>
          <table:table-cell office:value-type="float" office:value="1502462281189" calcext:value-type="float">
            <text:p>1502462281189</text:p>
          </table:table-cell>
          <table:table-cell office:value-type="float" office:value="1502462281191" calcext:value-type="float">
            <text:p>1502462281191</text:p>
          </table:table-cell>
          <table:table-cell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281191" calcext:value-type="float">
            <text:p>1502462281191</text:p>
          </table:table-cell>
          <table:table-cell office:value-type="float" office:value="1502462281192" calcext:value-type="float">
            <text:p>1502462281192</text:p>
          </table:table-cell>
          <table:table-cell office:value-type="float" office:value="1502462281194" calcext:value-type="float">
            <text:p>1502462281194</text:p>
          </table:table-cell>
          <table:table-cell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281194" calcext:value-type="float">
            <text:p>1502462281194</text:p>
          </table:table-cell>
          <table:table-cell office:value-type="float" office:value="1502462281197" calcext:value-type="float">
            <text:p>1502462281197</text:p>
          </table:table-cell>
          <table:table-cell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281197" calcext:value-type="float">
            <text:p>1502462281197</text:p>
          </table:table-cell>
          <table:table-cell office:value-type="float" office:value="1502462281200" calcext:value-type="float">
            <text:p>1502462281200</text:p>
          </table:table-cell>
          <table:table-cell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281200" calcext:value-type="float">
            <text:p>1502462281200</text:p>
          </table:table-cell>
          <table:table-cell office:value-type="float" office:value="1502462281201" calcext:value-type="float">
            <text:p>1502462281201</text:p>
          </table:table-cell>
          <table:table-cell office:value-type="float" office:value="1502462281203" calcext:value-type="float">
            <text:p>1502462281203</text:p>
          </table:table-cell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281203" calcext:value-type="float">
            <text:p>1502462281203</text:p>
          </table:table-cell>
          <table:table-cell office:value-type="float" office:value="1502462281204" calcext:value-type="float">
            <text:p>1502462281204</text:p>
          </table:table-cell>
          <table:table-cell office:value-type="float" office:value="1502462281419" calcext:value-type="float">
            <text:p>1502462281419</text:p>
          </table:table-cell>
          <table:table-cell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281419" calcext:value-type="float">
            <text:p>1502462281419</text:p>
          </table:table-cell>
          <table:table-cell office:value-type="float" office:value="1502462281422" calcext:value-type="float">
            <text:p>1502462281422</text:p>
          </table:table-cell>
          <table:table-cell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281422" calcext:value-type="float">
            <text:p>1502462281422</text:p>
          </table:table-cell>
          <table:table-cell office:value-type="float" office:value="1502462281425" calcext:value-type="float">
            <text:p>1502462281425</text:p>
          </table:table-cell>
          <table:table-cell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281425" calcext:value-type="float">
            <text:p>1502462281425</text:p>
          </table:table-cell>
          <table:table-cell office:value-type="float" office:value="1502462281428" calcext:value-type="float">
            <text:p>1502462281428</text:p>
          </table:table-cell>
          <table:table-cell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281428" calcext:value-type="float">
            <text:p>1502462281428</text:p>
          </table:table-cell>
          <table:table-cell office:value-type="float" office:value="1502462281431" calcext:value-type="float">
            <text:p>1502462281431</text:p>
          </table:table-cell>
          <table:table-cell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281431" calcext:value-type="float">
            <text:p>1502462281431</text:p>
          </table:table-cell>
          <table:table-cell office:value-type="float" office:value="1502462281434" calcext:value-type="float">
            <text:p>1502462281434</text:p>
          </table:table-cell>
          <table:table-cell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281434" calcext:value-type="float">
            <text:p>1502462281434</text:p>
          </table:table-cell>
          <table:table-cell office:value-type="float" office:value="1502462281437" calcext:value-type="float">
            <text:p>1502462281437</text:p>
          </table:table-cell>
          <table:table-cell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281437" calcext:value-type="float">
            <text:p>1502462281437</text:p>
          </table:table-cell>
          <table:table-cell office:value-type="float" office:value="1502462281440" calcext:value-type="float">
            <text:p>1502462281440</text:p>
          </table:table-cell>
          <table:table-cell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281440" calcext:value-type="float">
            <text:p>1502462281440</text:p>
          </table:table-cell>
          <table:table-cell office:value-type="float" office:value="1502462281443" calcext:value-type="float">
            <text:p>1502462281443</text:p>
          </table:table-cell>
          <table:table-cell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281443" calcext:value-type="float">
            <text:p>1502462281443</text:p>
          </table:table-cell>
          <table:table-cell office:value-type="float" office:value="1502462281446" calcext:value-type="float">
            <text:p>1502462281446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281446" calcext:value-type="float">
            <text:p>1502462281446</text:p>
          </table:table-cell>
          <table:table-cell office:value-type="float" office:value="1502462281879" calcext:value-type="float">
            <text:p>1502462281879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281879" calcext:value-type="float">
            <text:p>1502462281879</text:p>
          </table:table-cell>
          <table:table-cell office:value-type="float" office:value="1502462281882" calcext:value-type="float">
            <text:p>1502462281882</text:p>
          </table:table-cell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281882" calcext:value-type="float">
            <text:p>1502462281882</text:p>
          </table:table-cell>
          <table:table-cell office:value-type="float" office:value="1502462281886" calcext:value-type="float">
            <text:p>1502462281886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281886" calcext:value-type="float">
            <text:p>1502462281886</text:p>
          </table:table-cell>
          <table:table-cell office:value-type="float" office:value="1502462281887" calcext:value-type="float">
            <text:p>1502462281887</text:p>
          </table:table-cell>
          <table:table-cell office:value-type="float" office:value="1502462281891" calcext:value-type="float">
            <text:p>1502462281891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281891" calcext:value-type="float">
            <text:p>1502462281891</text:p>
          </table:table-cell>
          <table:table-cell office:value-type="float" office:value="1502462281895" calcext:value-type="float">
            <text:p>1502462281895</text:p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281895" calcext:value-type="float">
            <text:p>1502462281895</text:p>
          </table:table-cell>
          <table:table-cell office:value-type="float" office:value="1502462282110" calcext:value-type="float">
            <text:p>1502462282110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282110" calcext:value-type="float">
            <text:p>1502462282110</text:p>
          </table:table-cell>
          <table:table-cell office:value-type="float" office:value="1502462282114" calcext:value-type="float">
            <text:p>1502462282114</text:p>
          </table:table-cell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282114" calcext:value-type="float">
            <text:p>1502462282114</text:p>
          </table:table-cell>
          <table:table-cell office:value-type="float" office:value="1502462282115" calcext:value-type="float">
            <text:p>1502462282115</text:p>
          </table:table-cell>
          <table:table-cell office:value-type="float" office:value="1502462282118" calcext:value-type="float">
            <text:p>1502462282118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282119" calcext:value-type="float">
            <text:p>1502462282119</text:p>
          </table:table-cell>
          <table:table-cell office:value-type="float" office:value="1502462282340" calcext:value-type="float">
            <text:p>1502462282340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282340" calcext:value-type="float">
            <text:p>1502462282340</text:p>
          </table:table-cell>
          <table:table-cell office:value-type="float" office:value="1502462282341" calcext:value-type="float">
            <text:p>1502462282341</text:p>
          </table:table-cell>
          <table:table-cell office:value-type="float" office:value="1502462282344" calcext:value-type="float">
            <text:p>1502462282344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282345" calcext:value-type="float">
            <text:p>1502462282345</text:p>
          </table:table-cell>
          <table:table-cell office:value-type="float" office:value="1502462282349" calcext:value-type="float">
            <text:p>1502462282349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282349" calcext:value-type="float">
            <text:p>1502462282349</text:p>
          </table:table-cell>
          <table:table-cell office:value-type="float" office:value="1502462282353" calcext:value-type="float">
            <text:p>1502462282353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282353" calcext:value-type="float">
            <text:p>1502462282353</text:p>
          </table:table-cell>
          <table:table-cell office:value-type="float" office:value="1502462282354" calcext:value-type="float">
            <text:p>1502462282354</text:p>
          </table:table-cell>
          <table:table-cell office:value-type="float" office:value="1502462282358" calcext:value-type="float">
            <text:p>1502462282358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282358" calcext:value-type="float">
            <text:p>1502462282358</text:p>
          </table:table-cell>
          <table:table-cell office:value-type="float" office:value="1502462282359" calcext:value-type="float">
            <text:p>1502462282359</text:p>
          </table:table-cell>
          <table:table-cell office:value-type="float" office:value="1502462282363" calcext:value-type="float">
            <text:p>1502462282363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282363" calcext:value-type="float">
            <text:p>1502462282363</text:p>
          </table:table-cell>
          <table:table-cell office:value-type="float" office:value="1502462282367" calcext:value-type="float">
            <text:p>1502462282367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282367" calcext:value-type="float">
            <text:p>1502462282367</text:p>
          </table:table-cell>
          <table:table-cell office:value-type="float" office:value="1502462282371" calcext:value-type="float">
            <text:p>1502462282371</text:p>
          </table:table-cell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282371" calcext:value-type="float">
            <text:p>1502462282371</text:p>
          </table:table-cell>
          <table:table-cell office:value-type="float" office:value="1502462282372" calcext:value-type="float">
            <text:p>1502462282372</text:p>
          </table:table-cell>
          <table:table-cell office:value-type="float" office:value="1502462282375" calcext:value-type="float">
            <text:p>1502462282375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282375" calcext:value-type="float">
            <text:p>1502462282375</text:p>
          </table:table-cell>
          <table:table-cell office:value-type="float" office:value="1502462282376" calcext:value-type="float">
            <text:p>1502462282376</text:p>
          </table:table-cell>
          <table:table-cell office:value-type="float" office:value="1502462282379" calcext:value-type="float">
            <text:p>1502462282379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282380" calcext:value-type="float">
            <text:p>1502462282380</text:p>
          </table:table-cell>
          <table:table-cell office:value-type="float" office:value="1502462282598" calcext:value-type="float">
            <text:p>1502462282598</text:p>
          </table:table-cell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282598" calcext:value-type="float">
            <text:p>1502462282598</text:p>
          </table:table-cell>
          <table:table-cell office:value-type="float" office:value="1502462282602" calcext:value-type="float">
            <text:p>1502462282602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282602" calcext:value-type="float">
            <text:p>1502462282602</text:p>
          </table:table-cell>
          <table:table-cell office:value-type="float" office:value="1502462282603" calcext:value-type="float">
            <text:p>1502462282603</text:p>
          </table:table-cell>
          <table:table-cell office:value-type="float" office:value="1502462282607" calcext:value-type="float">
            <text:p>1502462282607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282607" calcext:value-type="float">
            <text:p>1502462282607</text:p>
          </table:table-cell>
          <table:table-cell office:value-type="float" office:value="1502462282611" calcext:value-type="float">
            <text:p>1502462282611</text:p>
          </table:table-cell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282611" calcext:value-type="float">
            <text:p>1502462282611</text:p>
          </table:table-cell>
          <table:table-cell office:value-type="float" office:value="1502462282615" calcext:value-type="float">
            <text:p>1502462282615</text:p>
          </table:table-cell>
          <table:table-cell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282615" calcext:value-type="float">
            <text:p>1502462282615</text:p>
          </table:table-cell>
          <table:table-cell office:value-type="float" office:value="1502462282616" calcext:value-type="float">
            <text:p>1502462282616</text:p>
          </table:table-cell>
          <table:table-cell office:value-type="float" office:value="1502462282619" calcext:value-type="float">
            <text:p>1502462282619</text:p>
          </table:table-cell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282619" calcext:value-type="float">
            <text:p>1502462282619</text:p>
          </table:table-cell>
          <table:table-cell office:value-type="float" office:value="1502462282620" calcext:value-type="float">
            <text:p>1502462282620</text:p>
          </table:table-cell>
          <table:table-cell office:value-type="float" office:value="1502462282624" calcext:value-type="float">
            <text:p>1502462282624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282624" calcext:value-type="float">
            <text:p>1502462282624</text:p>
          </table:table-cell>
          <table:table-cell office:value-type="float" office:value="1502462282848" calcext:value-type="float">
            <text:p>1502462282848</text:p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282848" calcext:value-type="float">
            <text:p>1502462282848</text:p>
          </table:table-cell>
          <table:table-cell office:value-type="float" office:value="1502462282852" calcext:value-type="float">
            <text:p>1502462282852</text:p>
          </table:table-cell>
          <table:table-cell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282852" calcext:value-type="float">
            <text:p>1502462282852</text:p>
          </table:table-cell>
          <table:table-cell office:value-type="float" office:value="1502462282853" calcext:value-type="float">
            <text:p>1502462282853</text:p>
          </table:table-cell>
          <table:table-cell office:value-type="float" office:value="1502462282856" calcext:value-type="float">
            <text:p>1502462282856</text:p>
          </table:table-cell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282856" calcext:value-type="float">
            <text:p>1502462282856</text:p>
          </table:table-cell>
          <table:table-cell office:value-type="float" office:value="1502462282857" calcext:value-type="float">
            <text:p>1502462282857</text:p>
          </table:table-cell>
          <table:table-cell office:value-type="float" office:value="1502462282861" calcext:value-type="float">
            <text:p>1502462282861</text:p>
          </table:table-cell>
          <table:table-cell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282861" calcext:value-type="float">
            <text:p>1502462282861</text:p>
          </table:table-cell>
          <table:table-cell office:value-type="float" office:value="1502462283080" calcext:value-type="float">
            <text:p>1502462283080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283080" calcext:value-type="float">
            <text:p>1502462283080</text:p>
          </table:table-cell>
          <table:table-cell office:value-type="float" office:value="1502462283084" calcext:value-type="float">
            <text:p>1502462283084</text:p>
          </table:table-cell>
          <table:table-cell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283084" calcext:value-type="float">
            <text:p>1502462283084</text:p>
          </table:table-cell>
          <table:table-cell office:value-type="float" office:value="1502462283085" calcext:value-type="float">
            <text:p>1502462283085</text:p>
          </table:table-cell>
          <table:table-cell office:value-type="float" office:value="1502462283088" calcext:value-type="float">
            <text:p>1502462283088</text:p>
          </table:table-cell>
          <table:table-cell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283089" calcext:value-type="float">
            <text:p>1502462283089</text:p>
          </table:table-cell>
          <table:table-cell office:value-type="float" office:value="1502462283093" calcext:value-type="float">
            <text:p>1502462283093</text:p>
          </table:table-cell>
          <table:table-cell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283093" calcext:value-type="float">
            <text:p>1502462283093</text:p>
          </table:table-cell>
          <table:table-cell office:value-type="float" office:value="1502462283538" calcext:value-type="float">
            <text:p>1502462283538</text:p>
          </table:table-cell>
          <table:table-cell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283538" calcext:value-type="float">
            <text:p>1502462283538</text:p>
          </table:table-cell>
          <table:table-cell office:value-type="float" office:value="1502462284201" calcext:value-type="float">
            <text:p>1502462284201</text:p>
          </table:table-cell>
          <table:table-cell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284201" calcext:value-type="float">
            <text:p>1502462284201</text:p>
          </table:table-cell>
          <table:table-cell office:value-type="float" office:value="1502462284202" calcext:value-type="float">
            <text:p>1502462284202</text:p>
          </table:table-cell>
          <table:table-cell office:value-type="float" office:value="1502462284205" calcext:value-type="float">
            <text:p>1502462284205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284206" calcext:value-type="float">
            <text:p>1502462284206</text:p>
          </table:table-cell>
          <table:table-cell office:value-type="float" office:value="1502462284210" calcext:value-type="float">
            <text:p>1502462284210</text:p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284210" calcext:value-type="float">
            <text:p>1502462284210</text:p>
          </table:table-cell>
          <table:table-cell office:value-type="float" office:value="1502462284214" calcext:value-type="float">
            <text:p>1502462284214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284214" calcext:value-type="float">
            <text:p>1502462284214</text:p>
          </table:table-cell>
          <table:table-cell office:value-type="float" office:value="1502462284215" calcext:value-type="float">
            <text:p>1502462284215</text:p>
          </table:table-cell>
          <table:table-cell office:value-type="float" office:value="1502462284219" calcext:value-type="float">
            <text:p>1502462284219</text:p>
          </table:table-cell>
          <table:table-cell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284219" calcext:value-type="float">
            <text:p>1502462284219</text:p>
          </table:table-cell>
          <table:table-cell office:value-type="float" office:value="1502462284223" calcext:value-type="float">
            <text:p>1502462284223</text:p>
          </table:table-cell>
          <table:table-cell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284223" calcext:value-type="float">
            <text:p>1502462284223</text:p>
          </table:table-cell>
          <table:table-cell office:value-type="float" office:value="1502462284440" calcext:value-type="float">
            <text:p>1502462284440</text:p>
          </table:table-cell>
          <table:table-cell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284440" calcext:value-type="float">
            <text:p>1502462284440</text:p>
          </table:table-cell>
          <table:table-cell office:value-type="float" office:value="1502462284444" calcext:value-type="float">
            <text:p>1502462284444</text:p>
          </table:table-cell>
          <table:table-cell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284444" calcext:value-type="float">
            <text:p>1502462284444</text:p>
          </table:table-cell>
          <table:table-cell office:value-type="float" office:value="1502462284445" calcext:value-type="float">
            <text:p>1502462284445</text:p>
          </table:table-cell>
          <table:table-cell office:value-type="float" office:value="1502462284449" calcext:value-type="float">
            <text:p>1502462284449</text:p>
          </table:table-cell>
          <table:table-cell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284449" calcext:value-type="float">
            <text:p>1502462284449</text:p>
          </table:table-cell>
          <table:table-cell office:value-type="float" office:value="1502462284453" calcext:value-type="float">
            <text:p>1502462284453</text:p>
          </table:table-cell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284453" calcext:value-type="float">
            <text:p>1502462284453</text:p>
          </table:table-cell>
          <table:table-cell office:value-type="float" office:value="1502462284457" calcext:value-type="float">
            <text:p>1502462284457</text:p>
          </table:table-cell>
          <table:table-cell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284457" calcext:value-type="float">
            <text:p>1502462284457</text:p>
          </table:table-cell>
          <table:table-cell office:value-type="float" office:value="1502462284458" calcext:value-type="float">
            <text:p>1502462284458</text:p>
          </table:table-cell>
          <table:table-cell office:value-type="float" office:value="1502462284461" calcext:value-type="float">
            <text:p>1502462284461</text:p>
          </table:table-cell>
          <table:table-cell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284461" calcext:value-type="float">
            <text:p>1502462284461</text:p>
          </table:table-cell>
          <table:table-cell office:value-type="float" office:value="1502462284462" calcext:value-type="float">
            <text:p>1502462284462</text:p>
          </table:table-cell>
          <table:table-cell office:value-type="float" office:value="1502462284466" calcext:value-type="float">
            <text:p>1502462284466</text:p>
          </table:table-cell>
          <table:table-cell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284466" calcext:value-type="float">
            <text:p>1502462284466</text:p>
          </table:table-cell>
          <table:table-cell office:value-type="float" office:value="1502462284470" calcext:value-type="float">
            <text:p>1502462284470</text:p>
          </table:table-cell>
          <table:table-cell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284470" calcext:value-type="float">
            <text:p>1502462284470</text:p>
          </table:table-cell>
          <table:table-cell office:value-type="float" office:value="1502462284471" calcext:value-type="float">
            <text:p>1502462284471</text:p>
          </table:table-cell>
          <table:table-cell office:value-type="float" office:value="1502462284474" calcext:value-type="float">
            <text:p>1502462284474</text:p>
          </table:table-cell>
          <table:table-cell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284474" calcext:value-type="float">
            <text:p>1502462284474</text:p>
          </table:table-cell>
          <table:table-cell office:value-type="float" office:value="1502462284475" calcext:value-type="float">
            <text:p>1502462284475</text:p>
          </table:table-cell>
          <table:table-cell office:value-type="float" office:value="1502462284479" calcext:value-type="float">
            <text:p>1502462284479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284479" calcext:value-type="float">
            <text:p>1502462284479</text:p>
          </table:table-cell>
          <table:table-cell office:value-type="float" office:value="1502462284483" calcext:value-type="float">
            <text:p>1502462284483</text:p>
          </table:table-cell>
          <table:table-cell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284483" calcext:value-type="float">
            <text:p>1502462284483</text:p>
          </table:table-cell>
          <table:table-cell office:value-type="float" office:value="1502462284487" calcext:value-type="float">
            <text:p>1502462284487</text:p>
          </table:table-cell>
          <table:table-cell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284487" calcext:value-type="float">
            <text:p>1502462284487</text:p>
          </table:table-cell>
          <table:table-cell office:value-type="float" office:value="1502462284488" calcext:value-type="float">
            <text:p>1502462284488</text:p>
          </table:table-cell>
          <table:table-cell office:value-type="float" office:value="1502462284491" calcext:value-type="float">
            <text:p>1502462284491</text:p>
          </table:table-cell>
          <table:table-cell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284491" calcext:value-type="float">
            <text:p>1502462284491</text:p>
          </table:table-cell>
          <table:table-cell office:value-type="float" office:value="1502462284492" calcext:value-type="float">
            <text:p>1502462284492</text:p>
          </table:table-cell>
          <table:table-cell office:value-type="float" office:value="1502462284495" calcext:value-type="float">
            <text:p>1502462284495</text:p>
          </table:table-cell>
          <table:table-cell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284496" calcext:value-type="float">
            <text:p>1502462284496</text:p>
          </table:table-cell>
          <table:table-cell office:value-type="float" office:value="1502462284500" calcext:value-type="float">
            <text:p>1502462284500</text:p>
          </table:table-cell>
          <table:table-cell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284500" calcext:value-type="float">
            <text:p>1502462284500</text:p>
          </table:table-cell>
          <table:table-cell office:value-type="float" office:value="1502462284504" calcext:value-type="float">
            <text:p>1502462284504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284504" calcext:value-type="float">
            <text:p>1502462284504</text:p>
          </table:table-cell>
          <table:table-cell office:value-type="float" office:value="1502462284505" calcext:value-type="float">
            <text:p>1502462284505</text:p>
          </table:table-cell>
          <table:table-cell office:value-type="float" office:value="1502462284509" calcext:value-type="float">
            <text:p>1502462284509</text:p>
          </table:table-cell>
          <table:table-cell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284509" calcext:value-type="float">
            <text:p>1502462284509</text:p>
          </table:table-cell>
          <table:table-cell office:value-type="float" office:value="1502462284513" calcext:value-type="float">
            <text:p>1502462284513</text:p>
          </table:table-cell>
          <table:table-cell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284513" calcext:value-type="float">
            <text:p>1502462284513</text:p>
          </table:table-cell>
          <table:table-cell office:value-type="float" office:value="1502462284517" calcext:value-type="float">
            <text:p>1502462284517</text:p>
          </table:table-cell>
          <table:table-cell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284517" calcext:value-type="float">
            <text:p>1502462284517</text:p>
          </table:table-cell>
          <table:table-cell office:value-type="float" office:value="1502462284521" calcext:value-type="float">
            <text:p>1502462284521</text:p>
          </table:table-cell>
          <table:table-cell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284521" calcext:value-type="float">
            <text:p>1502462284521</text:p>
          </table:table-cell>
          <table:table-cell office:value-type="float" office:value="1502462284522" calcext:value-type="float">
            <text:p>1502462284522</text:p>
          </table:table-cell>
          <table:table-cell office:value-type="float" office:value="1502462284737" calcext:value-type="float">
            <text:p>1502462284737</text:p>
          </table:table-cell>
          <table:table-cell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284737" calcext:value-type="float">
            <text:p>1502462284737</text:p>
          </table:table-cell>
          <table:table-cell office:value-type="float" office:value="1502462284738" calcext:value-type="float">
            <text:p>1502462284738</text:p>
          </table:table-cell>
          <table:table-cell office:value-type="float" office:value="1502462284741" calcext:value-type="float">
            <text:p>1502462284741</text:p>
          </table:table-cell>
          <table:table-cell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284741" calcext:value-type="float">
            <text:p>1502462284741</text:p>
          </table:table-cell>
          <table:table-cell office:value-type="float" office:value="1502462284743" calcext:value-type="float">
            <text:p>1502462284743</text:p>
          </table:table-cell>
          <table:table-cell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284744" calcext:value-type="float">
            <text:p>1502462284744</text:p>
          </table:table-cell>
          <table:table-cell office:value-type="float" office:value="1502462284959" calcext:value-type="float">
            <text:p>1502462284959</text:p>
          </table:table-cell>
          <table:table-cell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284959" calcext:value-type="float">
            <text:p>1502462284959</text:p>
          </table:table-cell>
          <table:table-cell office:value-type="float" office:value="1502462284962" calcext:value-type="float">
            <text:p>1502462284962</text:p>
          </table:table-cell>
          <table:table-cell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284962" calcext:value-type="float">
            <text:p>1502462284962</text:p>
          </table:table-cell>
          <table:table-cell office:value-type="float" office:value="1502462284965" calcext:value-type="float">
            <text:p>1502462284965</text:p>
          </table:table-cell>
          <table:table-cell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284965" calcext:value-type="float">
            <text:p>1502462284965</text:p>
          </table:table-cell>
          <table:table-cell office:value-type="float" office:value="1502462284968" calcext:value-type="float">
            <text:p>1502462284968</text:p>
          </table:table-cell>
          <table:table-cell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284968" calcext:value-type="float">
            <text:p>1502462284968</text:p>
          </table:table-cell>
          <table:table-cell office:value-type="float" office:value="1502462284971" calcext:value-type="float">
            <text:p>1502462284971</text:p>
          </table:table-cell>
          <table:table-cell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284971" calcext:value-type="float">
            <text:p>1502462284971</text:p>
          </table:table-cell>
          <table:table-cell office:value-type="float" office:value="1502462284974" calcext:value-type="float">
            <text:p>1502462284974</text:p>
          </table:table-cell>
          <table:table-cell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284974" calcext:value-type="float">
            <text:p>1502462284974</text:p>
          </table:table-cell>
          <table:table-cell office:value-type="float" office:value="1502462284977" calcext:value-type="float">
            <text:p>1502462284977</text:p>
          </table:table-cell>
          <table:table-cell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284977" calcext:value-type="float">
            <text:p>1502462284977</text:p>
          </table:table-cell>
          <table:table-cell office:value-type="float" office:value="1502462284980" calcext:value-type="float">
            <text:p>1502462284980</text:p>
          </table:table-cell>
          <table:table-cell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284980" calcext:value-type="float">
            <text:p>1502462284980</text:p>
          </table:table-cell>
          <table:table-cell office:value-type="float" office:value="1502462284983" calcext:value-type="float">
            <text:p>1502462284983</text:p>
          </table:table-cell>
          <table:table-cell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284983" calcext:value-type="float">
            <text:p>1502462284983</text:p>
          </table:table-cell>
          <table:table-cell office:value-type="float" office:value="1502462284986" calcext:value-type="float">
            <text:p>1502462284986</text:p>
          </table:table-cell>
          <table:table-cell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284986" calcext:value-type="float">
            <text:p>1502462284986</text:p>
          </table:table-cell>
          <table:table-cell office:value-type="float" office:value="1502462284989" calcext:value-type="float">
            <text:p>1502462284989</text:p>
          </table:table-cell>
          <table:table-cell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284989" calcext:value-type="float">
            <text:p>1502462284989</text:p>
          </table:table-cell>
          <table:table-cell office:value-type="float" office:value="1502462284992" calcext:value-type="float">
            <text:p>1502462284992</text:p>
          </table:table-cell>
          <table:table-cell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284992" calcext:value-type="float">
            <text:p>1502462284992</text:p>
          </table:table-cell>
          <table:table-cell office:value-type="float" office:value="1502462285208" calcext:value-type="float">
            <text:p>1502462285208</text:p>
          </table:table-cell>
          <table:table-cell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285208" calcext:value-type="float">
            <text:p>1502462285208</text:p>
          </table:table-cell>
          <table:table-cell office:value-type="float" office:value="1502462285211" calcext:value-type="float">
            <text:p>1502462285211</text:p>
          </table:table-cell>
          <table:table-cell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285211" calcext:value-type="float">
            <text:p>1502462285211</text:p>
          </table:table-cell>
          <table:table-cell office:value-type="float" office:value="1502462285214" calcext:value-type="float">
            <text:p>1502462285214</text:p>
          </table:table-cell>
          <table:table-cell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285214" calcext:value-type="float">
            <text:p>1502462285214</text:p>
          </table:table-cell>
          <table:table-cell office:value-type="float" office:value="1502462285217" calcext:value-type="float">
            <text:p>1502462285217</text:p>
          </table:table-cell>
          <table:table-cell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285217" calcext:value-type="float">
            <text:p>1502462285217</text:p>
          </table:table-cell>
          <table:table-cell office:value-type="float" office:value="1502462285220" calcext:value-type="float">
            <text:p>1502462285220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285220" calcext:value-type="float">
            <text:p>1502462285220</text:p>
          </table:table-cell>
          <table:table-cell office:value-type="float" office:value="1502462285438" calcext:value-type="float">
            <text:p>1502462285438</text:p>
          </table:table-cell>
          <table:table-cell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285438" calcext:value-type="float">
            <text:p>1502462285438</text:p>
          </table:table-cell>
          <table:table-cell office:value-type="float" office:value="1502462285442" calcext:value-type="float">
            <text:p>1502462285442</text:p>
          </table:table-cell>
          <table:table-cell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285442" calcext:value-type="float">
            <text:p>1502462285442</text:p>
          </table:table-cell>
          <table:table-cell office:value-type="float" office:value="1502462285443" calcext:value-type="float">
            <text:p>1502462285443</text:p>
          </table:table-cell>
          <table:table-cell office:value-type="float" office:value="1502462285447" calcext:value-type="float">
            <text:p>1502462285447</text:p>
          </table:table-cell>
          <table:table-cell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285447" calcext:value-type="float">
            <text:p>1502462285447</text:p>
          </table:table-cell>
          <table:table-cell office:value-type="float" office:value="1502462285668" calcext:value-type="float">
            <text:p>1502462285668</text:p>
          </table:table-cell>
          <table:table-cell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285668" calcext:value-type="float">
            <text:p>1502462285668</text:p>
          </table:table-cell>
          <table:table-cell office:value-type="float" office:value="1502462285672" calcext:value-type="float">
            <text:p>1502462285672</text:p>
          </table:table-cell>
          <table:table-cell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285672" calcext:value-type="float">
            <text:p>1502462285672</text:p>
          </table:table-cell>
          <table:table-cell office:value-type="float" office:value="1502462285673" calcext:value-type="float">
            <text:p>1502462285673</text:p>
          </table:table-cell>
          <table:table-cell office:value-type="float" office:value="1502462285677" calcext:value-type="float">
            <text:p>1502462285677</text:p>
          </table:table-cell>
          <table:table-cell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285677" calcext:value-type="float">
            <text:p>1502462285677</text:p>
          </table:table-cell>
          <table:table-cell office:value-type="float" office:value="1502462285681" calcext:value-type="float">
            <text:p>1502462285681</text:p>
          </table:table-cell>
          <table:table-cell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285681" calcext:value-type="float">
            <text:p>1502462285681</text:p>
          </table:table-cell>
          <table:table-cell office:value-type="float" office:value="1502462285685" calcext:value-type="float">
            <text:p>1502462285685</text:p>
          </table:table-cell>
          <table:table-cell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285685" calcext:value-type="float">
            <text:p>1502462285685</text:p>
          </table:table-cell>
          <table:table-cell office:value-type="float" office:value="1502462285689" calcext:value-type="float">
            <text:p>1502462285689</text:p>
          </table:table-cell>
          <table:table-cell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285689" calcext:value-type="float">
            <text:p>1502462285689</text:p>
          </table:table-cell>
          <table:table-cell office:value-type="float" office:value="1502462285690" calcext:value-type="float">
            <text:p>1502462285690</text:p>
          </table:table-cell>
          <table:table-cell office:value-type="float" office:value="1502462285693" calcext:value-type="float">
            <text:p>1502462285693</text:p>
          </table:table-cell>
          <table:table-cell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285693" calcext:value-type="float">
            <text:p>1502462285693</text:p>
          </table:table-cell>
          <table:table-cell office:value-type="float" office:value="1502462285694" calcext:value-type="float">
            <text:p>1502462285694</text:p>
          </table:table-cell>
          <table:table-cell office:value-type="float" office:value="1502462285698" calcext:value-type="float">
            <text:p>1502462285698</text:p>
          </table:table-cell>
          <table:table-cell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285698" calcext:value-type="float">
            <text:p>1502462285698</text:p>
          </table:table-cell>
          <table:table-cell office:value-type="float" office:value="1502462285702" calcext:value-type="float">
            <text:p>1502462285702</text:p>
          </table:table-cell>
          <table:table-cell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285702" calcext:value-type="float">
            <text:p>1502462285702</text:p>
          </table:table-cell>
          <table:table-cell office:value-type="float" office:value="1502462285703" calcext:value-type="float">
            <text:p>1502462285703</text:p>
          </table:table-cell>
          <table:table-cell office:value-type="float" office:value="1502462285706" calcext:value-type="float">
            <text:p>1502462285706</text:p>
          </table:table-cell>
          <table:table-cell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285706" calcext:value-type="float">
            <text:p>1502462285706</text:p>
          </table:table-cell>
          <table:table-cell office:value-type="float" office:value="1502462285707" calcext:value-type="float">
            <text:p>1502462285707</text:p>
          </table:table-cell>
          <table:table-cell office:value-type="float" office:value="1502462285711" calcext:value-type="float">
            <text:p>1502462285711</text:p>
          </table:table-cell>
          <table:table-cell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285711" calcext:value-type="float">
            <text:p>1502462285711</text:p>
          </table:table-cell>
          <table:table-cell office:value-type="float" office:value="1502462285715" calcext:value-type="float">
            <text:p>1502462285715</text:p>
          </table:table-cell>
          <table:table-cell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285715" calcext:value-type="float">
            <text:p>1502462285715</text:p>
          </table:table-cell>
          <table:table-cell office:value-type="float" office:value="1502462285719" calcext:value-type="float">
            <text:p>1502462285719</text:p>
          </table:table-cell>
          <table:table-cell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285719" calcext:value-type="float">
            <text:p>1502462285719</text:p>
          </table:table-cell>
          <table:table-cell office:value-type="float" office:value="1502462285720" calcext:value-type="float">
            <text:p>1502462285720</text:p>
          </table:table-cell>
          <table:table-cell office:value-type="float" office:value="1502462285723" calcext:value-type="float">
            <text:p>1502462285723</text:p>
          </table:table-cell>
          <table:table-cell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285723" calcext:value-type="float">
            <text:p>1502462285723</text:p>
          </table:table-cell>
          <table:table-cell office:value-type="float" office:value="1502462285724" calcext:value-type="float">
            <text:p>1502462285724</text:p>
          </table:table-cell>
          <table:table-cell office:value-type="float" office:value="1502462285727" calcext:value-type="float">
            <text:p>1502462285727</text:p>
          </table:table-cell>
          <table:table-cell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285727" calcext:value-type="float">
            <text:p>1502462285727</text:p>
          </table:table-cell>
          <table:table-cell office:value-type="float" office:value="1502462285728" calcext:value-type="float">
            <text:p>1502462285728</text:p>
          </table:table-cell>
          <table:table-cell office:value-type="float" office:value="1502462285732" calcext:value-type="float">
            <text:p>1502462285732</text:p>
          </table:table-cell>
          <table:table-cell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285732" calcext:value-type="float">
            <text:p>1502462285732</text:p>
          </table:table-cell>
          <table:table-cell office:value-type="float" office:value="1502462285736" calcext:value-type="float">
            <text:p>1502462285736</text:p>
          </table:table-cell>
          <table:table-cell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285736" calcext:value-type="float">
            <text:p>1502462285736</text:p>
          </table:table-cell>
          <table:table-cell office:value-type="float" office:value="1502462286167" calcext:value-type="float">
            <text:p>1502462286167</text:p>
          </table:table-cell>
          <table:table-cell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286167" calcext:value-type="float">
            <text:p>1502462286167</text:p>
          </table:table-cell>
          <table:table-cell office:value-type="float" office:value="1502462286168" calcext:value-type="float">
            <text:p>1502462286168</text:p>
          </table:table-cell>
          <table:table-cell office:value-type="float" office:value="1502462286171" calcext:value-type="float">
            <text:p>1502462286171</text:p>
          </table:table-cell>
          <table:table-cell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286171" calcext:value-type="float">
            <text:p>1502462286171</text:p>
          </table:table-cell>
          <table:table-cell office:value-type="float" office:value="1502462286389" calcext:value-type="float">
            <text:p>1502462286389</text:p>
          </table:table-cell>
          <table:table-cell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286389" calcext:value-type="float">
            <text:p>1502462286389</text:p>
          </table:table-cell>
          <table:table-cell office:value-type="float" office:value="1502462286392" calcext:value-type="float">
            <text:p>1502462286392</text:p>
          </table:table-cell>
          <table:table-cell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286392" calcext:value-type="float">
            <text:p>1502462286392</text:p>
          </table:table-cell>
          <table:table-cell office:value-type="float" office:value="1502462286395" calcext:value-type="float">
            <text:p>1502462286395</text:p>
          </table:table-cell>
          <table:table-cell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286395" calcext:value-type="float">
            <text:p>1502462286395</text:p>
          </table:table-cell>
          <table:table-cell office:value-type="float" office:value="1502462286398" calcext:value-type="float">
            <text:p>1502462286398</text:p>
          </table:table-cell>
          <table:table-cell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286398" calcext:value-type="float">
            <text:p>1502462286398</text:p>
          </table:table-cell>
          <table:table-cell office:value-type="float" office:value="1502462286401" calcext:value-type="float">
            <text:p>1502462286401</text:p>
          </table:table-cell>
          <table:table-cell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286401" calcext:value-type="float">
            <text:p>1502462286401</text:p>
          </table:table-cell>
          <table:table-cell office:value-type="float" office:value="1502462286404" calcext:value-type="float">
            <text:p>1502462286404</text:p>
          </table:table-cell>
          <table:table-cell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286404" calcext:value-type="float">
            <text:p>1502462286404</text:p>
          </table:table-cell>
          <table:table-cell office:value-type="float" office:value="1502462286407" calcext:value-type="float">
            <text:p>1502462286407</text:p>
          </table:table-cell>
          <table:table-cell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286407" calcext:value-type="float">
            <text:p>1502462286407</text:p>
          </table:table-cell>
          <table:table-cell office:value-type="float" office:value="1502462286410" calcext:value-type="float">
            <text:p>1502462286410</text:p>
          </table:table-cell>
          <table:table-cell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286410" calcext:value-type="float">
            <text:p>1502462286410</text:p>
          </table:table-cell>
          <table:table-cell office:value-type="float" office:value="1502462286413" calcext:value-type="float">
            <text:p>1502462286413</text:p>
          </table:table-cell>
          <table:table-cell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286413" calcext:value-type="float">
            <text:p>1502462286413</text:p>
          </table:table-cell>
          <table:table-cell office:value-type="float" office:value="1502462286628" calcext:value-type="float">
            <text:p>1502462286628</text:p>
          </table:table-cell>
          <table:table-cell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286628" calcext:value-type="float">
            <text:p>1502462286628</text:p>
          </table:table-cell>
          <table:table-cell office:value-type="float" office:value="1502462286633" calcext:value-type="float">
            <text:p>1502462286633</text:p>
          </table:table-cell>
          <table:table-cell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286633" calcext:value-type="float">
            <text:p>1502462286633</text:p>
          </table:table-cell>
          <table:table-cell office:value-type="float" office:value="1502462286634" calcext:value-type="float">
            <text:p>1502462286634</text:p>
          </table:table-cell>
          <table:table-cell office:value-type="float" office:value="1502462286638" calcext:value-type="float">
            <text:p>1502462286638</text:p>
          </table:table-cell>
          <table:table-cell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286638" calcext:value-type="float">
            <text:p>1502462286638</text:p>
          </table:table-cell>
          <table:table-cell office:value-type="float" office:value="1502462286642" calcext:value-type="float">
            <text:p>1502462286642</text:p>
          </table:table-cell>
          <table:table-cell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286642" calcext:value-type="float">
            <text:p>1502462286642</text:p>
          </table:table-cell>
          <table:table-cell office:value-type="float" office:value="1502462286646" calcext:value-type="float">
            <text:p>1502462286646</text:p>
          </table:table-cell>
          <table:table-cell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286646" calcext:value-type="float">
            <text:p>1502462286646</text:p>
          </table:table-cell>
          <table:table-cell office:value-type="float" office:value="1502462286647" calcext:value-type="float">
            <text:p>1502462286647</text:p>
          </table:table-cell>
          <table:table-cell office:value-type="float" office:value="1502462286651" calcext:value-type="float">
            <text:p>1502462286651</text:p>
          </table:table-cell>
          <table:table-cell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286651" calcext:value-type="float">
            <text:p>1502462286651</text:p>
          </table:table-cell>
          <table:table-cell office:value-type="float" office:value="1502462286870" calcext:value-type="float">
            <text:p>1502462286870</text:p>
          </table:table-cell>
          <table:table-cell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286870" calcext:value-type="float">
            <text:p>1502462286870</text:p>
          </table:table-cell>
          <table:table-cell office:value-type="float" office:value="1502462286871" calcext:value-type="float">
            <text:p>1502462286871</text:p>
          </table:table-cell>
          <table:table-cell office:value-type="float" office:value="1502462286874" calcext:value-type="float">
            <text:p>1502462286874</text:p>
          </table:table-cell>
          <table:table-cell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286875" calcext:value-type="float">
            <text:p>1502462286875</text:p>
          </table:table-cell>
          <table:table-cell office:value-type="float" office:value="1502462286879" calcext:value-type="float">
            <text:p>1502462286879</text:p>
          </table:table-cell>
          <table:table-cell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286879" calcext:value-type="float">
            <text:p>1502462286879</text:p>
          </table:table-cell>
          <table:table-cell office:value-type="float" office:value="1502462286883" calcext:value-type="float">
            <text:p>1502462286883</text:p>
          </table:table-cell>
          <table:table-cell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286883" calcext:value-type="float">
            <text:p>1502462286883</text:p>
          </table:table-cell>
          <table:table-cell office:value-type="float" office:value="1502462286887" calcext:value-type="float">
            <text:p>1502462286887</text:p>
          </table:table-cell>
          <table:table-cell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286887" calcext:value-type="float">
            <text:p>1502462286887</text:p>
          </table:table-cell>
          <table:table-cell office:value-type="float" office:value="1502462286888" calcext:value-type="float">
            <text:p>1502462286888</text:p>
          </table:table-cell>
          <table:table-cell office:value-type="float" office:value="1502462286892" calcext:value-type="float">
            <text:p>1502462286892</text:p>
          </table:table-cell>
          <table:table-cell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286892" calcext:value-type="float">
            <text:p>1502462286892</text:p>
          </table:table-cell>
          <table:table-cell office:value-type="float" office:value="1502462286896" calcext:value-type="float">
            <text:p>1502462286896</text:p>
          </table:table-cell>
          <table:table-cell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286896" calcext:value-type="float">
            <text:p>1502462286896</text:p>
          </table:table-cell>
          <table:table-cell office:value-type="float" office:value="1502462286900" calcext:value-type="float">
            <text:p>1502462286900</text:p>
          </table:table-cell>
          <table:table-cell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286900" calcext:value-type="float">
            <text:p>1502462286900</text:p>
          </table:table-cell>
          <table:table-cell office:value-type="float" office:value="1502462286901" calcext:value-type="float">
            <text:p>1502462286901</text:p>
          </table:table-cell>
          <table:table-cell office:value-type="float" office:value="1502462287120" calcext:value-type="float">
            <text:p>1502462287120</text:p>
          </table:table-cell>
          <table:table-cell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287120" calcext:value-type="float">
            <text:p>1502462287120</text:p>
          </table:table-cell>
          <table:table-cell office:value-type="float" office:value="1502462287124" calcext:value-type="float">
            <text:p>1502462287124</text:p>
          </table:table-cell>
          <table:table-cell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287124" calcext:value-type="float">
            <text:p>1502462287124</text:p>
          </table:table-cell>
          <table:table-cell office:value-type="float" office:value="1502462287125" calcext:value-type="float">
            <text:p>1502462287125</text:p>
          </table:table-cell>
          <table:table-cell office:value-type="float" office:value="1502462287129" calcext:value-type="float">
            <text:p>1502462287129</text:p>
          </table:table-cell>
          <table:table-cell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287129" calcext:value-type="float">
            <text:p>1502462287129</text:p>
          </table:table-cell>
          <table:table-cell office:value-type="float" office:value="1502462287133" calcext:value-type="float">
            <text:p>1502462287133</text:p>
          </table:table-cell>
          <table:table-cell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287133" calcext:value-type="float">
            <text:p>1502462287133</text:p>
          </table:table-cell>
          <table:table-cell office:value-type="float" office:value="1502462287137" calcext:value-type="float">
            <text:p>1502462287137</text:p>
          </table:table-cell>
          <table:table-cell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287137" calcext:value-type="float">
            <text:p>1502462287137</text:p>
          </table:table-cell>
          <table:table-cell office:value-type="float" office:value="1502462287138" calcext:value-type="float">
            <text:p>1502462287138</text:p>
          </table:table-cell>
          <table:table-cell office:value-type="float" office:value="1502462287141" calcext:value-type="float">
            <text:p>1502462287141</text:p>
          </table:table-cell>
          <table:table-cell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287141" calcext:value-type="float">
            <text:p>1502462287141</text:p>
          </table:table-cell>
          <table:table-cell office:value-type="float" office:value="1502462287142" calcext:value-type="float">
            <text:p>1502462287142</text:p>
          </table:table-cell>
          <table:table-cell office:value-type="float" office:value="1502462287145" calcext:value-type="float">
            <text:p>1502462287145</text:p>
          </table:table-cell>
          <table:table-cell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287146" calcext:value-type="float">
            <text:p>1502462287146</text:p>
          </table:table-cell>
          <table:table-cell office:value-type="float" office:value="1502462287370" calcext:value-type="float">
            <text:p>1502462287370</text:p>
          </table:table-cell>
          <table:table-cell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287370" calcext:value-type="float">
            <text:p>1502462287370</text:p>
          </table:table-cell>
          <table:table-cell office:value-type="float" office:value="1502462287371" calcext:value-type="float">
            <text:p>1502462287371</text:p>
          </table:table-cell>
          <table:table-cell office:value-type="float" office:value="1502462287374" calcext:value-type="float">
            <text:p>1502462287374</text:p>
          </table:table-cell>
          <table:table-cell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287374" calcext:value-type="float">
            <text:p>1502462287374</text:p>
          </table:table-cell>
          <table:table-cell office:value-type="float" office:value="1502462287375" calcext:value-type="float">
            <text:p>1502462287375</text:p>
          </table:table-cell>
          <table:table-cell office:value-type="float" office:value="1502462287379" calcext:value-type="float">
            <text:p>1502462287379</text:p>
          </table:table-cell>
          <table:table-cell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287379" calcext:value-type="float">
            <text:p>1502462287379</text:p>
          </table:table-cell>
          <table:table-cell office:value-type="float" office:value="1502462287383" calcext:value-type="float">
            <text:p>1502462287383</text:p>
          </table:table-cell>
          <table:table-cell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287383" calcext:value-type="float">
            <text:p>1502462287383</text:p>
          </table:table-cell>
          <table:table-cell office:value-type="float" office:value="1502462287387" calcext:value-type="float">
            <text:p>1502462287387</text:p>
          </table:table-cell>
          <table:table-cell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287387" calcext:value-type="float">
            <text:p>1502462287387</text:p>
          </table:table-cell>
          <table:table-cell office:value-type="float" office:value="1502462287388" calcext:value-type="float">
            <text:p>1502462287388</text:p>
          </table:table-cell>
          <table:table-cell office:value-type="float" office:value="1502462287391" calcext:value-type="float">
            <text:p>1502462287391</text:p>
          </table:table-cell>
          <table:table-cell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287391" calcext:value-type="float">
            <text:p>1502462287391</text:p>
          </table:table-cell>
          <table:table-cell office:value-type="float" office:value="1502462287392" calcext:value-type="float">
            <text:p>1502462287392</text:p>
          </table:table-cell>
          <table:table-cell office:value-type="float" office:value="1502462287396" calcext:value-type="float">
            <text:p>1502462287396</text:p>
          </table:table-cell>
          <table:table-cell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287396" calcext:value-type="float">
            <text:p>1502462287396</text:p>
          </table:table-cell>
          <table:table-cell office:value-type="float" office:value="1502462287828" calcext:value-type="float">
            <text:p>1502462287828</text:p>
          </table:table-cell>
          <table:table-cell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287828" calcext:value-type="float">
            <text:p>1502462287828</text:p>
          </table:table-cell>
          <table:table-cell office:value-type="float" office:value="1502462287833" calcext:value-type="float">
            <text:p>1502462287833</text:p>
          </table:table-cell>
          <table:table-cell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287833" calcext:value-type="float">
            <text:p>1502462287833</text:p>
          </table:table-cell>
          <table:table-cell office:value-type="float" office:value="1502462287834" calcext:value-type="float">
            <text:p>1502462287834</text:p>
          </table:table-cell>
          <table:table-cell office:value-type="float" office:value="1502462287838" calcext:value-type="float">
            <text:p>1502462287838</text:p>
          </table:table-cell>
          <table:table-cell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287838" calcext:value-type="float">
            <text:p>1502462287838</text:p>
          </table:table-cell>
          <table:table-cell office:value-type="float" office:value="1502462287842" calcext:value-type="float">
            <text:p>1502462287842</text:p>
          </table:table-cell>
          <table:table-cell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287842" calcext:value-type="float">
            <text:p>1502462287842</text:p>
          </table:table-cell>
          <table:table-cell office:value-type="float" office:value="1502462287843" calcext:value-type="float">
            <text:p>1502462287843</text:p>
          </table:table-cell>
          <table:table-cell office:value-type="float" office:value="1502462287846" calcext:value-type="float">
            <text:p>1502462287846</text:p>
          </table:table-cell>
          <table:table-cell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287847" calcext:value-type="float">
            <text:p>1502462287847</text:p>
          </table:table-cell>
          <table:table-cell office:value-type="float" office:value="1502462287851" calcext:value-type="float">
            <text:p>1502462287851</text:p>
          </table:table-cell>
          <table:table-cell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287851" calcext:value-type="float">
            <text:p>1502462287851</text:p>
          </table:table-cell>
          <table:table-cell office:value-type="float" office:value="1502462287855" calcext:value-type="float">
            <text:p>1502462287855</text:p>
          </table:table-cell>
          <table:table-cell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287855" calcext:value-type="float">
            <text:p>1502462287855</text:p>
          </table:table-cell>
          <table:table-cell office:value-type="float" office:value="1502462287859" calcext:value-type="float">
            <text:p>1502462287859</text:p>
          </table:table-cell>
          <table:table-cell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287859" calcext:value-type="float">
            <text:p>1502462287859</text:p>
          </table:table-cell>
          <table:table-cell office:value-type="float" office:value="1502462287860" calcext:value-type="float">
            <text:p>1502462287860</text:p>
          </table:table-cell>
          <table:table-cell office:value-type="float" office:value="1502462287863" calcext:value-type="float">
            <text:p>1502462287863</text:p>
          </table:table-cell>
          <table:table-cell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287863" calcext:value-type="float">
            <text:p>1502462287863</text:p>
          </table:table-cell>
          <table:table-cell office:value-type="float" office:value="1502462287864" calcext:value-type="float">
            <text:p>1502462287864</text:p>
          </table:table-cell>
          <table:table-cell office:value-type="float" office:value="1502462287868" calcext:value-type="float">
            <text:p>1502462287868</text:p>
          </table:table-cell>
          <table:table-cell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287868" calcext:value-type="float">
            <text:p>1502462287868</text:p>
          </table:table-cell>
          <table:table-cell office:value-type="float" office:value="1502462287872" calcext:value-type="float">
            <text:p>1502462287872</text:p>
          </table:table-cell>
          <table:table-cell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287872" calcext:value-type="float">
            <text:p>1502462287872</text:p>
          </table:table-cell>
          <table:table-cell office:value-type="float" office:value="1502462287876" calcext:value-type="float">
            <text:p>1502462287876</text:p>
          </table:table-cell>
          <table:table-cell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287876" calcext:value-type="float">
            <text:p>1502462287876</text:p>
          </table:table-cell>
          <table:table-cell office:value-type="float" office:value="1502462287877" calcext:value-type="float">
            <text:p>1502462287877</text:p>
          </table:table-cell>
          <table:table-cell office:value-type="float" office:value="1502462287881" calcext:value-type="float">
            <text:p>1502462287881</text:p>
          </table:table-cell>
          <table:table-cell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287881" calcext:value-type="float">
            <text:p>1502462287881</text:p>
          </table:table-cell>
          <table:table-cell office:value-type="float" office:value="1502462287885" calcext:value-type="float">
            <text:p>1502462287885</text:p>
          </table:table-cell>
          <table:table-cell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287885" calcext:value-type="float">
            <text:p>1502462287885</text:p>
          </table:table-cell>
          <table:table-cell office:value-type="float" office:value="1502462287889" calcext:value-type="float">
            <text:p>1502462287889</text:p>
          </table:table-cell>
          <table:table-cell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287889" calcext:value-type="float">
            <text:p>1502462287889</text:p>
          </table:table-cell>
          <table:table-cell office:value-type="float" office:value="1502462287890" calcext:value-type="float">
            <text:p>1502462287890</text:p>
          </table:table-cell>
          <table:table-cell office:value-type="float" office:value="1502462287893" calcext:value-type="float">
            <text:p>1502462287893</text:p>
          </table:table-cell>
          <table:table-cell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287893" calcext:value-type="float">
            <text:p>1502462287893</text:p>
          </table:table-cell>
          <table:table-cell office:value-type="float" office:value="1502462287894" calcext:value-type="float">
            <text:p>1502462287894</text:p>
          </table:table-cell>
          <table:table-cell office:value-type="float" office:value="1502462287897" calcext:value-type="float">
            <text:p>1502462287897</text:p>
          </table:table-cell>
          <table:table-cell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287897" calcext:value-type="float">
            <text:p>1502462287897</text:p>
          </table:table-cell>
          <table:table-cell office:value-type="float" office:value="1502462287898" calcext:value-type="float">
            <text:p>1502462287898</text:p>
          </table:table-cell>
          <table:table-cell office:value-type="float" office:value="1502462288329" calcext:value-type="float">
            <text:p>1502462288329</text:p>
          </table:table-cell>
          <table:table-cell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288329" calcext:value-type="float">
            <text:p>1502462288329</text:p>
          </table:table-cell>
          <table:table-cell office:value-type="float" office:value="1502462288332" calcext:value-type="float">
            <text:p>1502462288332</text:p>
          </table:table-cell>
          <table:table-cell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288332" calcext:value-type="float">
            <text:p>1502462288332</text:p>
          </table:table-cell>
          <table:table-cell office:value-type="float" office:value="1502462288335" calcext:value-type="float">
            <text:p>1502462288335</text:p>
          </table:table-cell>
          <table:table-cell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288335" calcext:value-type="float">
            <text:p>1502462288335</text:p>
          </table:table-cell>
          <table:table-cell office:value-type="float" office:value="1502462288338" calcext:value-type="float">
            <text:p>1502462288338</text:p>
          </table:table-cell>
          <table:table-cell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288338" calcext:value-type="float">
            <text:p>1502462288338</text:p>
          </table:table-cell>
          <table:table-cell office:value-type="float" office:value="1502462288339" calcext:value-type="float">
            <text:p>1502462288339</text:p>
          </table:table-cell>
          <table:table-cell office:value-type="float" office:value="1502462288341" calcext:value-type="float">
            <text:p>1502462288341</text:p>
          </table:table-cell>
          <table:table-cell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288341" calcext:value-type="float">
            <text:p>1502462288341</text:p>
          </table:table-cell>
          <table:table-cell office:value-type="float" office:value="1502462288342" calcext:value-type="float">
            <text:p>1502462288342</text:p>
          </table:table-cell>
          <table:table-cell office:value-type="float" office:value="1502462288557" calcext:value-type="float">
            <text:p>1502462288557</text:p>
          </table:table-cell>
          <table:table-cell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288557" calcext:value-type="float">
            <text:p>1502462288557</text:p>
          </table:table-cell>
          <table:table-cell office:value-type="float" office:value="1502462288558" calcext:value-type="float">
            <text:p>1502462288558</text:p>
          </table:table-cell>
          <table:table-cell office:value-type="float" office:value="1502462288560" calcext:value-type="float">
            <text:p>1502462288560</text:p>
          </table:table-cell>
          <table:table-cell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288560" calcext:value-type="float">
            <text:p>1502462288560</text:p>
          </table:table-cell>
          <table:table-cell office:value-type="float" office:value="1502462288561" calcext:value-type="float">
            <text:p>1502462288561</text:p>
          </table:table-cell>
          <table:table-cell office:value-type="float" office:value="1502462288563" calcext:value-type="float">
            <text:p>1502462288563</text:p>
          </table:table-cell>
          <table:table-cell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288564" calcext:value-type="float">
            <text:p>1502462288564</text:p>
          </table:table-cell>
          <table:table-cell office:value-type="float" office:value="1502462288780" calcext:value-type="float">
            <text:p>1502462288780</text:p>
          </table:table-cell>
          <table:table-cell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288780" calcext:value-type="float">
            <text:p>1502462288780</text:p>
          </table:table-cell>
          <table:table-cell office:value-type="float" office:value="1502462288781" calcext:value-type="float">
            <text:p>1502462288781</text:p>
          </table:table-cell>
          <table:table-cell office:value-type="float" office:value="1502462288784" calcext:value-type="float">
            <text:p>1502462288784</text:p>
          </table:table-cell>
          <table:table-cell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288784" calcext:value-type="float">
            <text:p>1502462288784</text:p>
          </table:table-cell>
          <table:table-cell office:value-type="float" office:value="1502462288785" calcext:value-type="float">
            <text:p>1502462288785</text:p>
          </table:table-cell>
          <table:table-cell office:value-type="float" office:value="1502462288789" calcext:value-type="float">
            <text:p>1502462288789</text:p>
          </table:table-cell>
          <table:table-cell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288789" calcext:value-type="float">
            <text:p>1502462288789</text:p>
          </table:table-cell>
          <table:table-cell office:value-type="float" office:value="1502462288793" calcext:value-type="float">
            <text:p>1502462288793</text:p>
          </table:table-cell>
          <table:table-cell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288793" calcext:value-type="float">
            <text:p>1502462288793</text:p>
          </table:table-cell>
          <table:table-cell office:value-type="float" office:value="1502462288797" calcext:value-type="float">
            <text:p>1502462288797</text:p>
          </table:table-cell>
          <table:table-cell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288797" calcext:value-type="float">
            <text:p>1502462288797</text:p>
          </table:table-cell>
          <table:table-cell office:value-type="float" office:value="1502462288798" calcext:value-type="float">
            <text:p>1502462288798</text:p>
          </table:table-cell>
          <table:table-cell office:value-type="float" office:value="1502462288801" calcext:value-type="float">
            <text:p>1502462288801</text:p>
          </table:table-cell>
          <table:table-cell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288801" calcext:value-type="float">
            <text:p>1502462288801</text:p>
          </table:table-cell>
          <table:table-cell office:value-type="float" office:value="1502462288802" calcext:value-type="float">
            <text:p>1502462288802</text:p>
          </table:table-cell>
          <table:table-cell office:value-type="float" office:value="1502462288806" calcext:value-type="float">
            <text:p>1502462288806</text:p>
          </table:table-cell>
          <table:table-cell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288806" calcext:value-type="float">
            <text:p>1502462288806</text:p>
          </table:table-cell>
          <table:table-cell office:value-type="float" office:value="1502462288810" calcext:value-type="float">
            <text:p>1502462288810</text:p>
          </table:table-cell>
          <table:table-cell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288810" calcext:value-type="float">
            <text:p>1502462288810</text:p>
          </table:table-cell>
          <table:table-cell office:value-type="float" office:value="1502462288814" calcext:value-type="float">
            <text:p>1502462288814</text:p>
          </table:table-cell>
          <table:table-cell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288814" calcext:value-type="float">
            <text:p>1502462288814</text:p>
          </table:table-cell>
          <table:table-cell office:value-type="float" office:value="1502462288815" calcext:value-type="float">
            <text:p>1502462288815</text:p>
          </table:table-cell>
          <table:table-cell office:value-type="float" office:value="1502462288819" calcext:value-type="float">
            <text:p>1502462288819</text:p>
          </table:table-cell>
          <table:table-cell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288819" calcext:value-type="float">
            <text:p>1502462288819</text:p>
          </table:table-cell>
          <table:table-cell office:value-type="float" office:value="1502462288823" calcext:value-type="float">
            <text:p>1502462288823</text:p>
          </table:table-cell>
          <table:table-cell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288823" calcext:value-type="float">
            <text:p>1502462288823</text:p>
          </table:table-cell>
          <table:table-cell office:value-type="float" office:value="1502462288827" calcext:value-type="float">
            <text:p>1502462288827</text:p>
          </table:table-cell>
          <table:table-cell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288827" calcext:value-type="float">
            <text:p>1502462288827</text:p>
          </table:table-cell>
          <table:table-cell office:value-type="float" office:value="1502462288831" calcext:value-type="float">
            <text:p>1502462288831</text:p>
          </table:table-cell>
          <table:table-cell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288831" calcext:value-type="float">
            <text:p>1502462288831</text:p>
          </table:table-cell>
          <table:table-cell office:value-type="float" office:value="1502462288832" calcext:value-type="float">
            <text:p>1502462288832</text:p>
          </table:table-cell>
          <table:table-cell office:value-type="float" office:value="1502462288835" calcext:value-type="float">
            <text:p>1502462288835</text:p>
          </table:table-cell>
          <table:table-cell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288836" calcext:value-type="float">
            <text:p>1502462288836</text:p>
          </table:table-cell>
          <table:table-cell office:value-type="float" office:value="1502462288840" calcext:value-type="float">
            <text:p>1502462288840</text:p>
          </table:table-cell>
          <table:table-cell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288840" calcext:value-type="float">
            <text:p>1502462288840</text:p>
          </table:table-cell>
          <table:table-cell office:value-type="float" office:value="1502462288844" calcext:value-type="float">
            <text:p>1502462288844</text:p>
          </table:table-cell>
          <table:table-cell/>
        </table:table-row>
        <table:table-row table:style-name="ro1">
          <table:table-cell table:number-columns-repeated="2"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288844" calcext:value-type="float">
            <text:p>1502462288844</text:p>
          </table:table-cell>
          <table:table-cell office:value-type="float" office:value="1502462288848" calcext:value-type="float">
            <text:p>1502462288848</text:p>
          </table:table-cell>
          <table:table-cell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288848" calcext:value-type="float">
            <text:p>1502462288848</text:p>
          </table:table-cell>
          <table:table-cell office:value-type="float" office:value="1502462288849" calcext:value-type="float">
            <text:p>1502462288849</text:p>
          </table:table-cell>
          <table:table-cell office:value-type="float" office:value="1502462288853" calcext:value-type="float">
            <text:p>1502462288853</text:p>
          </table:table-cell>
          <table:table-cell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288853" calcext:value-type="float">
            <text:p>1502462288853</text:p>
          </table:table-cell>
          <table:table-cell office:value-type="float" office:value="1502462288857" calcext:value-type="float">
            <text:p>1502462288857</text:p>
          </table:table-cell>
          <table:table-cell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288857" calcext:value-type="float">
            <text:p>1502462288857</text:p>
          </table:table-cell>
          <table:table-cell office:value-type="float" office:value="1502462288861" calcext:value-type="float">
            <text:p>1502462288861</text:p>
          </table:table-cell>
          <table:table-cell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288861" calcext:value-type="float">
            <text:p>1502462288861</text:p>
          </table:table-cell>
          <table:table-cell office:value-type="float" office:value="1502462288865" calcext:value-type="float">
            <text:p>1502462288865</text:p>
          </table:table-cell>
          <table:table-cell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288865" calcext:value-type="float">
            <text:p>1502462288865</text:p>
          </table:table-cell>
          <table:table-cell office:value-type="float" office:value="1502462288866" calcext:value-type="float">
            <text:p>1502462288866</text:p>
          </table:table-cell>
          <table:table-cell office:value-type="float" office:value="1502462288869" calcext:value-type="float">
            <text:p>1502462288869</text:p>
          </table:table-cell>
          <table:table-cell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288870" calcext:value-type="float">
            <text:p>1502462288870</text:p>
          </table:table-cell>
          <table:table-cell office:value-type="float" office:value="1502462288874" calcext:value-type="float">
            <text:p>1502462288874</text:p>
          </table:table-cell>
          <table:table-cell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288874" calcext:value-type="float">
            <text:p>1502462288874</text:p>
          </table:table-cell>
          <table:table-cell office:value-type="float" office:value="1502462288878" calcext:value-type="float">
            <text:p>1502462288878</text:p>
          </table:table-cell>
          <table:table-cell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288878" calcext:value-type="float">
            <text:p>1502462288878</text:p>
          </table:table-cell>
          <table:table-cell office:value-type="float" office:value="1502462288879" calcext:value-type="float">
            <text:p>1502462288879</text:p>
          </table:table-cell>
          <table:table-cell office:value-type="float" office:value="1502462288882" calcext:value-type="float">
            <text:p>1502462288882</text:p>
          </table:table-cell>
          <table:table-cell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288882" calcext:value-type="float">
            <text:p>1502462288882</text:p>
          </table:table-cell>
          <table:table-cell office:value-type="float" office:value="1502462288883" calcext:value-type="float">
            <text:p>1502462288883</text:p>
          </table:table-cell>
          <table:table-cell office:value-type="float" office:value="1502462288887" calcext:value-type="float">
            <text:p>1502462288887</text:p>
          </table:table-cell>
          <table:table-cell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288887" calcext:value-type="float">
            <text:p>1502462288887</text:p>
          </table:table-cell>
          <table:table-cell office:value-type="float" office:value="1502462288891" calcext:value-type="float">
            <text:p>1502462288891</text:p>
          </table:table-cell>
          <table:table-cell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288891" calcext:value-type="float">
            <text:p>1502462288891</text:p>
          </table:table-cell>
          <table:table-cell office:value-type="float" office:value="1502462288894" calcext:value-type="float">
            <text:p>1502462288894</text:p>
          </table:table-cell>
          <table:table-cell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288894" calcext:value-type="float">
            <text:p>1502462288894</text:p>
          </table:table-cell>
          <table:table-cell office:value-type="float" office:value="1502462288897" calcext:value-type="float">
            <text:p>1502462288897</text:p>
          </table:table-cell>
          <table:table-cell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288897" calcext:value-type="float">
            <text:p>1502462288897</text:p>
          </table:table-cell>
          <table:table-cell office:value-type="float" office:value="1502462288900" calcext:value-type="float">
            <text:p>1502462288900</text:p>
          </table:table-cell>
          <table:table-cell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288900" calcext:value-type="float">
            <text:p>1502462288900</text:p>
          </table:table-cell>
          <table:table-cell office:value-type="float" office:value="1502462288903" calcext:value-type="float">
            <text:p>1502462288903</text:p>
          </table:table-cell>
          <table:table-cell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288903" calcext:value-type="float">
            <text:p>1502462288903</text:p>
          </table:table-cell>
          <table:table-cell office:value-type="float" office:value="1502462288906" calcext:value-type="float">
            <text:p>1502462288906</text:p>
          </table:table-cell>
          <table:table-cell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288906" calcext:value-type="float">
            <text:p>1502462288906</text:p>
          </table:table-cell>
          <table:table-cell office:value-type="float" office:value="1502462288909" calcext:value-type="float">
            <text:p>1502462288909</text:p>
          </table:table-cell>
          <table:table-cell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288909" calcext:value-type="float">
            <text:p>1502462288909</text:p>
          </table:table-cell>
          <table:table-cell office:value-type="float" office:value="1502462288912" calcext:value-type="float">
            <text:p>1502462288912</text:p>
          </table:table-cell>
          <table:table-cell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288912" calcext:value-type="float">
            <text:p>1502462288912</text:p>
          </table:table-cell>
          <table:table-cell office:value-type="float" office:value="1502462288915" calcext:value-type="float">
            <text:p>1502462288915</text:p>
          </table:table-cell>
          <table:table-cell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288915" calcext:value-type="float">
            <text:p>1502462288915</text:p>
          </table:table-cell>
          <table:table-cell office:value-type="float" office:value="1502462288918" calcext:value-type="float">
            <text:p>1502462288918</text:p>
          </table:table-cell>
          <table:table-cell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288918" calcext:value-type="float">
            <text:p>1502462288918</text:p>
          </table:table-cell>
          <table:table-cell office:value-type="float" office:value="1502462289349" calcext:value-type="float">
            <text:p>1502462289349</text:p>
          </table:table-cell>
          <table:table-cell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289349" calcext:value-type="float">
            <text:p>1502462289349</text:p>
          </table:table-cell>
          <table:table-cell office:value-type="float" office:value="1502462289567" calcext:value-type="float">
            <text:p>1502462289567</text:p>
          </table:table-cell>
          <table:table-cell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289567" calcext:value-type="float">
            <text:p>1502462289567</text:p>
          </table:table-cell>
          <table:table-cell office:value-type="float" office:value="1502462289568" calcext:value-type="float">
            <text:p>1502462289568</text:p>
          </table:table-cell>
          <table:table-cell office:value-type="float" office:value="1502462289571" calcext:value-type="float">
            <text:p>1502462289571</text:p>
          </table:table-cell>
          <table:table-cell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289571" calcext:value-type="float">
            <text:p>1502462289571</text:p>
          </table:table-cell>
          <table:table-cell office:value-type="float" office:value="1502462289574" calcext:value-type="float">
            <text:p>1502462289574</text:p>
          </table:table-cell>
          <table:table-cell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289574" calcext:value-type="float">
            <text:p>1502462289574</text:p>
          </table:table-cell>
          <table:table-cell office:value-type="float" office:value="1502462289577" calcext:value-type="float">
            <text:p>1502462289577</text:p>
          </table:table-cell>
          <table:table-cell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289577" calcext:value-type="float">
            <text:p>1502462289577</text:p>
          </table:table-cell>
          <table:table-cell office:value-type="float" office:value="1502462290011" calcext:value-type="float">
            <text:p>1502462290011</text:p>
          </table:table-cell>
          <table:table-cell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290011" calcext:value-type="float">
            <text:p>1502462290011</text:p>
          </table:table-cell>
          <table:table-cell office:value-type="float" office:value="1502462290228" calcext:value-type="float">
            <text:p>1502462290228</text:p>
          </table:table-cell>
          <table:table-cell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290228" calcext:value-type="float">
            <text:p>1502462290228</text:p>
          </table:table-cell>
          <table:table-cell office:value-type="float" office:value="1502462290229" calcext:value-type="float">
            <text:p>1502462290229</text:p>
          </table:table-cell>
          <table:table-cell office:value-type="float" office:value="1502462290234" calcext:value-type="float">
            <text:p>1502462290234</text:p>
          </table:table-cell>
          <table:table-cell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290234" calcext:value-type="float">
            <text:p>1502462290234</text:p>
          </table:table-cell>
          <table:table-cell office:value-type="float" office:value="1502462290239" calcext:value-type="float">
            <text:p>1502462290239</text:p>
          </table:table-cell>
          <table:table-cell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290239" calcext:value-type="float">
            <text:p>1502462290239</text:p>
          </table:table-cell>
          <table:table-cell office:value-type="float" office:value="1502462290240" calcext:value-type="float">
            <text:p>1502462290240</text:p>
          </table:table-cell>
          <table:table-cell office:value-type="float" office:value="1502462290244" calcext:value-type="float">
            <text:p>1502462290244</text:p>
          </table:table-cell>
          <table:table-cell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290244" calcext:value-type="float">
            <text:p>1502462290244</text:p>
          </table:table-cell>
          <table:table-cell office:value-type="float" office:value="1502462290245" calcext:value-type="float">
            <text:p>1502462290245</text:p>
          </table:table-cell>
          <table:table-cell office:value-type="float" office:value="1502462290249" calcext:value-type="float">
            <text:p>1502462290249</text:p>
          </table:table-cell>
          <table:table-cell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290249" calcext:value-type="float">
            <text:p>1502462290249</text:p>
          </table:table-cell>
          <table:table-cell office:value-type="float" office:value="1502462290250" calcext:value-type="float">
            <text:p>1502462290250</text:p>
          </table:table-cell>
          <table:table-cell office:value-type="float" office:value="1502462290254" calcext:value-type="float">
            <text:p>1502462290254</text:p>
          </table:table-cell>
          <table:table-cell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290254" calcext:value-type="float">
            <text:p>1502462290254</text:p>
          </table:table-cell>
          <table:table-cell office:value-type="float" office:value="1502462290258" calcext:value-type="float">
            <text:p>1502462290258</text:p>
          </table:table-cell>
          <table:table-cell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290258" calcext:value-type="float">
            <text:p>1502462290258</text:p>
          </table:table-cell>
          <table:table-cell office:value-type="float" office:value="1502462290259" calcext:value-type="float">
            <text:p>1502462290259</text:p>
          </table:table-cell>
          <table:table-cell office:value-type="float" office:value="1502462290263" calcext:value-type="float">
            <text:p>1502462290263</text:p>
          </table:table-cell>
          <table:table-cell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290263" calcext:value-type="float">
            <text:p>1502462290263</text:p>
          </table:table-cell>
          <table:table-cell office:value-type="float" office:value="1502462290264" calcext:value-type="float">
            <text:p>1502462290264</text:p>
          </table:table-cell>
          <table:table-cell office:value-type="float" office:value="1502462290267" calcext:value-type="float">
            <text:p>1502462290267</text:p>
          </table:table-cell>
          <table:table-cell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290268" calcext:value-type="float">
            <text:p>1502462290268</text:p>
          </table:table-cell>
          <table:table-cell office:value-type="float" office:value="1502462290272" calcext:value-type="float">
            <text:p>1502462290272</text:p>
          </table:table-cell>
          <table:table-cell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290272" calcext:value-type="float">
            <text:p>1502462290272</text:p>
          </table:table-cell>
          <table:table-cell office:value-type="float" office:value="1502462290276" calcext:value-type="float">
            <text:p>1502462290276</text:p>
          </table:table-cell>
          <table:table-cell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290276" calcext:value-type="float">
            <text:p>1502462290276</text:p>
          </table:table-cell>
          <table:table-cell office:value-type="float" office:value="1502462290277" calcext:value-type="float">
            <text:p>1502462290277</text:p>
          </table:table-cell>
          <table:table-cell office:value-type="float" office:value="1502462290498" calcext:value-type="float">
            <text:p>1502462290498</text:p>
          </table:table-cell>
          <table:table-cell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290498" calcext:value-type="float">
            <text:p>1502462290498</text:p>
          </table:table-cell>
          <table:table-cell office:value-type="float" office:value="1502462290499" calcext:value-type="float">
            <text:p>1502462290499</text:p>
          </table:table-cell>
          <table:table-cell office:value-type="float" office:value="1502462290503" calcext:value-type="float">
            <text:p>1502462290503</text:p>
          </table:table-cell>
          <table:table-cell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290503" calcext:value-type="float">
            <text:p>1502462290503</text:p>
          </table:table-cell>
          <table:table-cell office:value-type="float" office:value="1502462290507" calcext:value-type="float">
            <text:p>1502462290507</text:p>
          </table:table-cell>
          <table:table-cell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290507" calcext:value-type="float">
            <text:p>1502462290507</text:p>
          </table:table-cell>
          <table:table-cell office:value-type="float" office:value="1502462290511" calcext:value-type="float">
            <text:p>1502462290511</text:p>
          </table:table-cell>
          <table:table-cell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290511" calcext:value-type="float">
            <text:p>1502462290511</text:p>
          </table:table-cell>
          <table:table-cell office:value-type="float" office:value="1502462290730" calcext:value-type="float">
            <text:p>1502462290730</text:p>
          </table:table-cell>
          <table:table-cell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290730" calcext:value-type="float">
            <text:p>1502462290730</text:p>
          </table:table-cell>
          <table:table-cell office:value-type="float" office:value="1502462290731" calcext:value-type="float">
            <text:p>1502462290731</text:p>
          </table:table-cell>
          <table:table-cell office:value-type="float" office:value="1502462290734" calcext:value-type="float">
            <text:p>1502462290734</text:p>
          </table:table-cell>
          <table:table-cell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290735" calcext:value-type="float">
            <text:p>1502462290735</text:p>
          </table:table-cell>
          <table:table-cell office:value-type="float" office:value="1502462290739" calcext:value-type="float">
            <text:p>1502462290739</text:p>
          </table:table-cell>
          <table:table-cell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290739" calcext:value-type="float">
            <text:p>1502462290739</text:p>
          </table:table-cell>
          <table:table-cell office:value-type="float" office:value="1502462290744" calcext:value-type="float">
            <text:p>1502462290744</text:p>
          </table:table-cell>
          <table:table-cell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290744" calcext:value-type="float">
            <text:p>1502462290744</text:p>
          </table:table-cell>
          <table:table-cell office:value-type="float" office:value="1502462290748" calcext:value-type="float">
            <text:p>1502462290748</text:p>
          </table:table-cell>
          <table:table-cell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290748" calcext:value-type="float">
            <text:p>1502462290748</text:p>
          </table:table-cell>
          <table:table-cell office:value-type="float" office:value="1502462290749" calcext:value-type="float">
            <text:p>1502462290749</text:p>
          </table:table-cell>
          <table:table-cell office:value-type="float" office:value="1502462290753" calcext:value-type="float">
            <text:p>1502462290753</text:p>
          </table:table-cell>
          <table:table-cell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290753" calcext:value-type="float">
            <text:p>1502462290753</text:p>
          </table:table-cell>
          <table:table-cell office:value-type="float" office:value="1502462290968" calcext:value-type="float">
            <text:p>1502462290968</text:p>
          </table:table-cell>
          <table:table-cell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290968" calcext:value-type="float">
            <text:p>1502462290968</text:p>
          </table:table-cell>
          <table:table-cell office:value-type="float" office:value="1502462290972" calcext:value-type="float">
            <text:p>1502462290972</text:p>
          </table:table-cell>
          <table:table-cell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290973" calcext:value-type="float">
            <text:p>1502462290973</text:p>
          </table:table-cell>
          <table:table-cell office:value-type="float" office:value="1502462290977" calcext:value-type="float">
            <text:p>1502462290977</text:p>
          </table:table-cell>
          <table:table-cell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290977" calcext:value-type="float">
            <text:p>1502462290977</text:p>
          </table:table-cell>
          <table:table-cell office:value-type="float" office:value="1502462290981" calcext:value-type="float">
            <text:p>1502462290981</text:p>
          </table:table-cell>
          <table:table-cell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290981" calcext:value-type="float">
            <text:p>1502462290981</text:p>
          </table:table-cell>
          <table:table-cell office:value-type="float" office:value="1502462290985" calcext:value-type="float">
            <text:p>1502462290985</text:p>
          </table:table-cell>
          <table:table-cell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290985" calcext:value-type="float">
            <text:p>1502462290985</text:p>
          </table:table-cell>
          <table:table-cell office:value-type="float" office:value="1502462290986" calcext:value-type="float">
            <text:p>1502462290986</text:p>
          </table:table-cell>
          <table:table-cell office:value-type="float" office:value="1502462290989" calcext:value-type="float">
            <text:p>1502462290989</text:p>
          </table:table-cell>
          <table:table-cell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290989" calcext:value-type="float">
            <text:p>1502462290989</text:p>
          </table:table-cell>
          <table:table-cell office:value-type="float" office:value="1502462290990" calcext:value-type="float">
            <text:p>1502462290990</text:p>
          </table:table-cell>
          <table:table-cell office:value-type="float" office:value="1502462290994" calcext:value-type="float">
            <text:p>1502462290994</text:p>
          </table:table-cell>
          <table:table-cell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290994" calcext:value-type="float">
            <text:p>1502462290994</text:p>
          </table:table-cell>
          <table:table-cell office:value-type="float" office:value="1502462290998" calcext:value-type="float">
            <text:p>1502462290998</text:p>
          </table:table-cell>
          <table:table-cell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290998" calcext:value-type="float">
            <text:p>1502462290998</text:p>
          </table:table-cell>
          <table:table-cell office:value-type="float" office:value="1502462291002" calcext:value-type="float">
            <text:p>1502462291002</text:p>
          </table:table-cell>
          <table:table-cell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291002" calcext:value-type="float">
            <text:p>1502462291002</text:p>
          </table:table-cell>
          <table:table-cell office:value-type="float" office:value="1502462291003" calcext:value-type="float">
            <text:p>1502462291003</text:p>
          </table:table-cell>
          <table:table-cell office:value-type="float" office:value="1502462291006" calcext:value-type="float">
            <text:p>1502462291006</text:p>
          </table:table-cell>
          <table:table-cell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291007" calcext:value-type="float">
            <text:p>1502462291007</text:p>
          </table:table-cell>
          <table:table-cell office:value-type="float" office:value="1502462291440" calcext:value-type="float">
            <text:p>1502462291440</text:p>
          </table:table-cell>
          <table:table-cell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291440" calcext:value-type="float">
            <text:p>1502462291440</text:p>
          </table:table-cell>
          <table:table-cell office:value-type="float" office:value="1502462291441" calcext:value-type="float">
            <text:p>1502462291441</text:p>
          </table:table-cell>
          <table:table-cell office:value-type="float" office:value="1502462291445" calcext:value-type="float">
            <text:p>1502462291445</text:p>
          </table:table-cell>
          <table:table-cell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291445" calcext:value-type="float">
            <text:p>1502462291445</text:p>
          </table:table-cell>
          <table:table-cell office:value-type="float" office:value="1502462291449" calcext:value-type="float">
            <text:p>1502462291449</text:p>
          </table:table-cell>
          <table:table-cell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291449" calcext:value-type="float">
            <text:p>1502462291449</text:p>
          </table:table-cell>
          <table:table-cell office:value-type="float" office:value="1502462291453" calcext:value-type="float">
            <text:p>1502462291453</text:p>
          </table:table-cell>
          <table:table-cell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291453" calcext:value-type="float">
            <text:p>1502462291453</text:p>
          </table:table-cell>
          <table:table-cell office:value-type="float" office:value="1502462291454" calcext:value-type="float">
            <text:p>1502462291454</text:p>
          </table:table-cell>
          <table:table-cell office:value-type="float" office:value="1502462291457" calcext:value-type="float">
            <text:p>1502462291457</text:p>
          </table:table-cell>
          <table:table-cell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291457" calcext:value-type="float">
            <text:p>1502462291457</text:p>
          </table:table-cell>
          <table:table-cell office:value-type="float" office:value="1502462291458" calcext:value-type="float">
            <text:p>1502462291458</text:p>
          </table:table-cell>
          <table:table-cell office:value-type="float" office:value="1502462291461" calcext:value-type="float">
            <text:p>1502462291461</text:p>
          </table:table-cell>
          <table:table-cell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291462" calcext:value-type="float">
            <text:p>1502462291462</text:p>
          </table:table-cell>
          <table:table-cell office:value-type="float" office:value="1502462291466" calcext:value-type="float">
            <text:p>1502462291466</text:p>
          </table:table-cell>
          <table:table-cell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291466" calcext:value-type="float">
            <text:p>1502462291466</text:p>
          </table:table-cell>
          <table:table-cell office:value-type="float" office:value="1502462291470" calcext:value-type="float">
            <text:p>1502462291470</text:p>
          </table:table-cell>
          <table:table-cell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291470" calcext:value-type="float">
            <text:p>1502462291470</text:p>
          </table:table-cell>
          <table:table-cell office:value-type="float" office:value="1502462291471" calcext:value-type="float">
            <text:p>1502462291471</text:p>
          </table:table-cell>
          <table:table-cell office:value-type="float" office:value="1502462291475" calcext:value-type="float">
            <text:p>1502462291475</text:p>
          </table:table-cell>
          <table:table-cell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291475" calcext:value-type="float">
            <text:p>1502462291475</text:p>
          </table:table-cell>
          <table:table-cell office:value-type="float" office:value="1502462291479" calcext:value-type="float">
            <text:p>1502462291479</text:p>
          </table:table-cell>
          <table:table-cell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291479" calcext:value-type="float">
            <text:p>1502462291479</text:p>
          </table:table-cell>
          <table:table-cell office:value-type="float" office:value="1502462291483" calcext:value-type="float">
            <text:p>1502462291483</text:p>
          </table:table-cell>
          <table:table-cell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291483" calcext:value-type="float">
            <text:p>1502462291483</text:p>
          </table:table-cell>
          <table:table-cell office:value-type="float" office:value="1502462291698" calcext:value-type="float">
            <text:p>1502462291698</text:p>
          </table:table-cell>
          <table:table-cell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291698" calcext:value-type="float">
            <text:p>1502462291698</text:p>
          </table:table-cell>
          <table:table-cell office:value-type="float" office:value="1502462291702" calcext:value-type="float">
            <text:p>1502462291702</text:p>
          </table:table-cell>
          <table:table-cell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291702" calcext:value-type="float">
            <text:p>1502462291702</text:p>
          </table:table-cell>
          <table:table-cell office:value-type="float" office:value="1502462291703" calcext:value-type="float">
            <text:p>1502462291703</text:p>
          </table:table-cell>
          <table:table-cell office:value-type="float" office:value="1502462291920" calcext:value-type="float">
            <text:p>1502462291920</text:p>
          </table:table-cell>
          <table:table-cell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291920" calcext:value-type="float">
            <text:p>1502462291920</text:p>
          </table:table-cell>
          <table:table-cell office:value-type="float" office:value="1502462291921" calcext:value-type="float">
            <text:p>1502462291921</text:p>
          </table:table-cell>
          <table:table-cell office:value-type="float" office:value="1502462292581" calcext:value-type="float">
            <text:p>1502462292581</text:p>
          </table:table-cell>
          <table:table-cell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292581" calcext:value-type="float">
            <text:p>1502462292581</text:p>
          </table:table-cell>
          <table:table-cell office:value-type="float" office:value="1502462292585" calcext:value-type="float">
            <text:p>1502462292585</text:p>
          </table:table-cell>
          <table:table-cell office:value-type="float" office:value="1502462292590" calcext:value-type="float">
            <text:p>1502462292590</text:p>
          </table:table-cell>
          <table:table-cell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292590" calcext:value-type="float">
            <text:p>1502462292590</text:p>
          </table:table-cell>
          <table:table-cell office:value-type="float" office:value="1502462292591" calcext:value-type="float">
            <text:p>1502462292591</text:p>
          </table:table-cell>
          <table:table-cell office:value-type="float" office:value="1502462292594" calcext:value-type="float">
            <text:p>1502462292594</text:p>
          </table:table-cell>
          <table:table-cell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292594" calcext:value-type="float">
            <text:p>1502462292594</text:p>
          </table:table-cell>
          <table:table-cell office:value-type="float" office:value="1502462292595" calcext:value-type="float">
            <text:p>1502462292595</text:p>
          </table:table-cell>
          <table:table-cell office:value-type="float" office:value="1502462292600" calcext:value-type="float">
            <text:p>1502462292600</text:p>
          </table:table-cell>
          <table:table-cell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292600" calcext:value-type="float">
            <text:p>1502462292600</text:p>
          </table:table-cell>
          <table:table-cell office:value-type="float" office:value="1502462292601" calcext:value-type="float">
            <text:p>1502462292601</text:p>
          </table:table-cell>
          <table:table-cell office:value-type="float" office:value="1502462292605" calcext:value-type="float">
            <text:p>1502462292605</text:p>
          </table:table-cell>
          <table:table-cell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292605" calcext:value-type="float">
            <text:p>1502462292605</text:p>
          </table:table-cell>
          <table:table-cell office:value-type="float" office:value="1502462292609" calcext:value-type="float">
            <text:p>1502462292609</text:p>
          </table:table-cell>
          <table:table-cell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292609" calcext:value-type="float">
            <text:p>1502462292609</text:p>
          </table:table-cell>
          <table:table-cell office:value-type="float" office:value="1502462292610" calcext:value-type="float">
            <text:p>1502462292610</text:p>
          </table:table-cell>
          <table:table-cell office:value-type="float" office:value="1502462292618" calcext:value-type="float">
            <text:p>1502462292618</text:p>
          </table:table-cell>
          <table:table-cell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292618" calcext:value-type="float">
            <text:p>1502462292618</text:p>
          </table:table-cell>
          <table:table-cell office:value-type="float" office:value="1502462292619" calcext:value-type="float">
            <text:p>1502462292619</text:p>
          </table:table-cell>
          <table:table-cell office:value-type="float" office:value="1502462292623" calcext:value-type="float">
            <text:p>1502462292623</text:p>
          </table:table-cell>
          <table:table-cell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292623" calcext:value-type="float">
            <text:p>1502462292623</text:p>
          </table:table-cell>
          <table:table-cell office:value-type="float" office:value="1502462292627" calcext:value-type="float">
            <text:p>1502462292627</text:p>
          </table:table-cell>
          <table:table-cell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292627" calcext:value-type="float">
            <text:p>1502462292627</text:p>
          </table:table-cell>
          <table:table-cell office:value-type="float" office:value="1502462292632" calcext:value-type="float">
            <text:p>1502462292632</text:p>
          </table:table-cell>
          <table:table-cell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292632" calcext:value-type="float">
            <text:p>1502462292632</text:p>
          </table:table-cell>
          <table:table-cell office:value-type="float" office:value="1502462292633" calcext:value-type="float">
            <text:p>1502462292633</text:p>
          </table:table-cell>
          <table:table-cell office:value-type="float" office:value="1502462292848" calcext:value-type="float">
            <text:p>1502462292848</text:p>
          </table:table-cell>
          <table:table-cell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292848" calcext:value-type="float">
            <text:p>1502462292848</text:p>
          </table:table-cell>
          <table:table-cell office:value-type="float" office:value="1502462292853" calcext:value-type="float">
            <text:p>1502462292853</text:p>
          </table:table-cell>
          <table:table-cell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292853" calcext:value-type="float">
            <text:p>1502462292853</text:p>
          </table:table-cell>
          <table:table-cell office:value-type="float" office:value="1502462292858" calcext:value-type="float">
            <text:p>1502462292858</text:p>
          </table:table-cell>
          <table:table-cell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292858" calcext:value-type="float">
            <text:p>1502462292858</text:p>
          </table:table-cell>
          <table:table-cell office:value-type="float" office:value="1502462293290" calcext:value-type="float">
            <text:p>1502462293290</text:p>
          </table:table-cell>
          <table:table-cell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293291" calcext:value-type="float">
            <text:p>1502462293291</text:p>
          </table:table-cell>
          <table:table-cell office:value-type="float" office:value="1502462293296" calcext:value-type="float">
            <text:p>1502462293296</text:p>
          </table:table-cell>
          <table:table-cell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293296" calcext:value-type="float">
            <text:p>1502462293296</text:p>
          </table:table-cell>
          <table:table-cell office:value-type="float" office:value="1502462293300" calcext:value-type="float">
            <text:p>1502462293300</text:p>
          </table:table-cell>
          <table:table-cell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293300" calcext:value-type="float">
            <text:p>1502462293300</text:p>
          </table:table-cell>
          <table:table-cell office:value-type="float" office:value="1502462293301" calcext:value-type="float">
            <text:p>1502462293301</text:p>
          </table:table-cell>
          <table:table-cell office:value-type="float" office:value="1502462293520" calcext:value-type="float">
            <text:p>1502462293520</text:p>
          </table:table-cell>
          <table:table-cell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293520" calcext:value-type="float">
            <text:p>1502462293520</text:p>
          </table:table-cell>
          <table:table-cell office:value-type="float" office:value="1502462293521" calcext:value-type="float">
            <text:p>1502462293521</text:p>
          </table:table-cell>
          <table:table-cell office:value-type="float" office:value="1502462293526" calcext:value-type="float">
            <text:p>1502462293526</text:p>
          </table:table-cell>
          <table:table-cell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293526" calcext:value-type="float">
            <text:p>1502462293526</text:p>
          </table:table-cell>
          <table:table-cell office:value-type="float" office:value="1502462293749" calcext:value-type="float">
            <text:p>1502462293749</text:p>
          </table:table-cell>
          <table:table-cell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293749" calcext:value-type="float">
            <text:p>1502462293749</text:p>
          </table:table-cell>
          <table:table-cell office:value-type="float" office:value="1502462293752" calcext:value-type="float">
            <text:p>1502462293752</text:p>
          </table:table-cell>
          <table:table-cell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293752" calcext:value-type="float">
            <text:p>1502462293752</text:p>
          </table:table-cell>
          <table:table-cell office:value-type="float" office:value="1502462293753" calcext:value-type="float">
            <text:p>1502462293753</text:p>
          </table:table-cell>
          <table:table-cell office:value-type="float" office:value="1502462293755" calcext:value-type="float">
            <text:p>1502462293755</text:p>
          </table:table-cell>
          <table:table-cell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293755" calcext:value-type="float">
            <text:p>1502462293755</text:p>
          </table:table-cell>
          <table:table-cell office:value-type="float" office:value="1502462293756" calcext:value-type="float">
            <text:p>1502462293756</text:p>
          </table:table-cell>
          <table:table-cell office:value-type="float" office:value="1502462293758" calcext:value-type="float">
            <text:p>1502462293758</text:p>
          </table:table-cell>
          <table:table-cell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293758" calcext:value-type="float">
            <text:p>1502462293758</text:p>
          </table:table-cell>
          <table:table-cell office:value-type="float" office:value="1502462293759" calcext:value-type="float">
            <text:p>1502462293759</text:p>
          </table:table-cell>
          <table:table-cell office:value-type="float" office:value="1502462293761" calcext:value-type="float">
            <text:p>1502462293761</text:p>
          </table:table-cell>
          <table:table-cell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293761" calcext:value-type="float">
            <text:p>1502462293761</text:p>
          </table:table-cell>
          <table:table-cell office:value-type="float" office:value="1502462293764" calcext:value-type="float">
            <text:p>1502462293764</text:p>
          </table:table-cell>
          <table:table-cell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293764" calcext:value-type="float">
            <text:p>1502462293764</text:p>
          </table:table-cell>
          <table:table-cell office:value-type="float" office:value="1502462293767" calcext:value-type="float">
            <text:p>1502462293767</text:p>
          </table:table-cell>
          <table:table-cell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293767" calcext:value-type="float">
            <text:p>1502462293767</text:p>
          </table:table-cell>
          <table:table-cell office:value-type="float" office:value="1502462293770" calcext:value-type="float">
            <text:p>1502462293770</text:p>
          </table:table-cell>
          <table:table-cell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293770" calcext:value-type="float">
            <text:p>1502462293770</text:p>
          </table:table-cell>
          <table:table-cell office:value-type="float" office:value="1502462293771" calcext:value-type="float">
            <text:p>1502462293771</text:p>
          </table:table-cell>
          <table:table-cell office:value-type="float" office:value="1502462293773" calcext:value-type="float">
            <text:p>1502462293773</text:p>
          </table:table-cell>
          <table:table-cell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293773" calcext:value-type="float">
            <text:p>1502462293773</text:p>
          </table:table-cell>
          <table:table-cell office:value-type="float" office:value="1502462293774" calcext:value-type="float">
            <text:p>1502462293774</text:p>
          </table:table-cell>
          <table:table-cell office:value-type="float" office:value="1502462293776" calcext:value-type="float">
            <text:p>1502462293776</text:p>
          </table:table-cell>
          <table:table-cell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293776" calcext:value-type="float">
            <text:p>1502462293776</text:p>
          </table:table-cell>
          <table:table-cell office:value-type="float" office:value="1502462293777" calcext:value-type="float">
            <text:p>1502462293777</text:p>
          </table:table-cell>
          <table:table-cell office:value-type="float" office:value="1502462293779" calcext:value-type="float">
            <text:p>1502462293779</text:p>
          </table:table-cell>
          <table:table-cell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293779" calcext:value-type="float">
            <text:p>1502462293779</text:p>
          </table:table-cell>
          <table:table-cell office:value-type="float" office:value="1502462293780" calcext:value-type="float">
            <text:p>1502462293780</text:p>
          </table:table-cell>
          <table:table-cell office:value-type="float" office:value="1502462293782" calcext:value-type="float">
            <text:p>1502462293782</text:p>
          </table:table-cell>
          <table:table-cell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293782" calcext:value-type="float">
            <text:p>1502462293782</text:p>
          </table:table-cell>
          <table:table-cell office:value-type="float" office:value="1502462293783" calcext:value-type="float">
            <text:p>1502462293783</text:p>
          </table:table-cell>
          <table:table-cell office:value-type="float" office:value="1502462293999" calcext:value-type="float">
            <text:p>1502462293999</text:p>
          </table:table-cell>
          <table:table-cell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293999" calcext:value-type="float">
            <text:p>1502462293999</text:p>
          </table:table-cell>
          <table:table-cell office:value-type="float" office:value="1502462294002" calcext:value-type="float">
            <text:p>1502462294002</text:p>
          </table:table-cell>
          <table:table-cell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294002" calcext:value-type="float">
            <text:p>1502462294002</text:p>
          </table:table-cell>
          <table:table-cell office:value-type="float" office:value="1502462294003" calcext:value-type="float">
            <text:p>1502462294003</text:p>
          </table:table-cell>
          <table:table-cell office:value-type="float" office:value="1502462294005" calcext:value-type="float">
            <text:p>1502462294005</text:p>
          </table:table-cell>
          <table:table-cell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294005" calcext:value-type="float">
            <text:p>1502462294005</text:p>
          </table:table-cell>
          <table:table-cell office:value-type="float" office:value="1502462294006" calcext:value-type="float">
            <text:p>1502462294006</text:p>
          </table:table-cell>
          <table:table-cell office:value-type="float" office:value="1502462294008" calcext:value-type="float">
            <text:p>1502462294008</text:p>
          </table:table-cell>
          <table:table-cell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294008" calcext:value-type="float">
            <text:p>1502462294008</text:p>
          </table:table-cell>
          <table:table-cell office:value-type="float" office:value="1502462294009" calcext:value-type="float">
            <text:p>1502462294009</text:p>
          </table:table-cell>
          <table:table-cell office:value-type="float" office:value="1502462294011" calcext:value-type="float">
            <text:p>1502462294011</text:p>
          </table:table-cell>
          <table:table-cell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294011" calcext:value-type="float">
            <text:p>1502462294011</text:p>
          </table:table-cell>
          <table:table-cell office:value-type="float" office:value="1502462294014" calcext:value-type="float">
            <text:p>1502462294014</text:p>
          </table:table-cell>
          <table:table-cell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294014" calcext:value-type="float">
            <text:p>1502462294014</text:p>
          </table:table-cell>
          <table:table-cell office:value-type="float" office:value="1502462294017" calcext:value-type="float">
            <text:p>1502462294017</text:p>
          </table:table-cell>
          <table:table-cell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294017" calcext:value-type="float">
            <text:p>1502462294017</text:p>
          </table:table-cell>
          <table:table-cell office:value-type="float" office:value="1502462294020" calcext:value-type="float">
            <text:p>1502462294020</text:p>
          </table:table-cell>
          <table:table-cell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294020" calcext:value-type="float">
            <text:p>1502462294020</text:p>
          </table:table-cell>
          <table:table-cell office:value-type="float" office:value="1502462294021" calcext:value-type="float">
            <text:p>1502462294021</text:p>
          </table:table-cell>
          <table:table-cell office:value-type="float" office:value="1502462294023" calcext:value-type="float">
            <text:p>1502462294023</text:p>
          </table:table-cell>
          <table:table-cell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294023" calcext:value-type="float">
            <text:p>1502462294023</text:p>
          </table:table-cell>
          <table:table-cell office:value-type="float" office:value="1502462294024" calcext:value-type="float">
            <text:p>1502462294024</text:p>
          </table:table-cell>
          <table:table-cell office:value-type="float" office:value="1502462294026" calcext:value-type="float">
            <text:p>1502462294026</text:p>
          </table:table-cell>
          <table:table-cell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294026" calcext:value-type="float">
            <text:p>1502462294026</text:p>
          </table:table-cell>
          <table:table-cell office:value-type="float" office:value="1502462294027" calcext:value-type="float">
            <text:p>1502462294027</text:p>
          </table:table-cell>
          <table:table-cell office:value-type="float" office:value="1502462294029" calcext:value-type="float">
            <text:p>1502462294029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294029" calcext:value-type="float">
            <text:p>1502462294029</text:p>
          </table:table-cell>
          <table:table-cell office:value-type="float" office:value="1502462294030" calcext:value-type="float">
            <text:p>1502462294030</text:p>
          </table:table-cell>
          <table:table-cell office:value-type="float" office:value="1502462294032" calcext:value-type="float">
            <text:p>1502462294032</text:p>
          </table:table-cell>
          <table:table-cell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294032" calcext:value-type="float">
            <text:p>1502462294032</text:p>
          </table:table-cell>
          <table:table-cell office:value-type="float" office:value="1502462294033" calcext:value-type="float">
            <text:p>1502462294033</text:p>
          </table:table-cell>
          <table:table-cell office:value-type="float" office:value="1502462294035" calcext:value-type="float">
            <text:p>1502462294035</text:p>
          </table:table-cell>
          <table:table-cell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294035" calcext:value-type="float">
            <text:p>1502462294035</text:p>
          </table:table-cell>
          <table:table-cell office:value-type="float" office:value="1502462294036" calcext:value-type="float">
            <text:p>1502462294036</text:p>
          </table:table-cell>
          <table:table-cell office:value-type="float" office:value="1502462294038" calcext:value-type="float">
            <text:p>1502462294038</text:p>
          </table:table-cell>
          <table:table-cell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294038" calcext:value-type="float">
            <text:p>1502462294038</text:p>
          </table:table-cell>
          <table:table-cell office:value-type="float" office:value="1502462294039" calcext:value-type="float">
            <text:p>1502462294039</text:p>
          </table:table-cell>
          <table:table-cell office:value-type="float" office:value="1502462294041" calcext:value-type="float">
            <text:p>1502462294041</text:p>
          </table:table-cell>
          <table:table-cell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294041" calcext:value-type="float">
            <text:p>1502462294041</text:p>
          </table:table-cell>
          <table:table-cell office:value-type="float" office:value="1502462294042" calcext:value-type="float">
            <text:p>1502462294042</text:p>
          </table:table-cell>
          <table:table-cell office:value-type="float" office:value="1502462294044" calcext:value-type="float">
            <text:p>1502462294044</text:p>
          </table:table-cell>
          <table:table-cell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294044" calcext:value-type="float">
            <text:p>1502462294044</text:p>
          </table:table-cell>
          <table:table-cell office:value-type="float" office:value="1502462294045" calcext:value-type="float">
            <text:p>1502462294045</text:p>
          </table:table-cell>
          <table:table-cell office:value-type="float" office:value="1502462294047" calcext:value-type="float">
            <text:p>1502462294047</text:p>
          </table:table-cell>
          <table:table-cell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294047" calcext:value-type="float">
            <text:p>1502462294047</text:p>
          </table:table-cell>
          <table:table-cell office:value-type="float" office:value="1502462294050" calcext:value-type="float">
            <text:p>1502462294050</text:p>
          </table:table-cell>
          <table:table-cell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294050" calcext:value-type="float">
            <text:p>1502462294050</text:p>
          </table:table-cell>
          <table:table-cell office:value-type="float" office:value="1502462294051" calcext:value-type="float">
            <text:p>1502462294051</text:p>
          </table:table-cell>
          <table:table-cell office:value-type="float" office:value="1502462294053" calcext:value-type="float">
            <text:p>1502462294053</text:p>
          </table:table-cell>
          <table:table-cell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294053" calcext:value-type="float">
            <text:p>1502462294053</text:p>
          </table:table-cell>
          <table:table-cell office:value-type="float" office:value="1502462294054" calcext:value-type="float">
            <text:p>1502462294054</text:p>
          </table:table-cell>
          <table:table-cell office:value-type="float" office:value="1502462294056" calcext:value-type="float">
            <text:p>1502462294056</text:p>
          </table:table-cell>
          <table:table-cell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294056" calcext:value-type="float">
            <text:p>1502462294056</text:p>
          </table:table-cell>
          <table:table-cell office:value-type="float" office:value="1502462294057" calcext:value-type="float">
            <text:p>1502462294057</text:p>
          </table:table-cell>
          <table:table-cell office:value-type="float" office:value="1502462294059" calcext:value-type="float">
            <text:p>1502462294059</text:p>
          </table:table-cell>
          <table:table-cell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294059" calcext:value-type="float">
            <text:p>1502462294059</text:p>
          </table:table-cell>
          <table:table-cell office:value-type="float" office:value="1502462294060" calcext:value-type="float">
            <text:p>1502462294060</text:p>
          </table:table-cell>
          <table:table-cell office:value-type="float" office:value="1502462294062" calcext:value-type="float">
            <text:p>1502462294062</text:p>
          </table:table-cell>
          <table:table-cell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294062" calcext:value-type="float">
            <text:p>1502462294062</text:p>
          </table:table-cell>
          <table:table-cell office:value-type="float" office:value="1502462294063" calcext:value-type="float">
            <text:p>1502462294063</text:p>
          </table:table-cell>
          <table:table-cell office:value-type="float" office:value="1502462294065" calcext:value-type="float">
            <text:p>1502462294065</text:p>
          </table:table-cell>
          <table:table-cell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294065" calcext:value-type="float">
            <text:p>1502462294065</text:p>
          </table:table-cell>
          <table:table-cell office:value-type="float" office:value="1502462294066" calcext:value-type="float">
            <text:p>1502462294066</text:p>
          </table:table-cell>
          <table:table-cell office:value-type="float" office:value="1502462294068" calcext:value-type="float">
            <text:p>1502462294068</text:p>
          </table:table-cell>
          <table:table-cell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294068" calcext:value-type="float">
            <text:p>1502462294068</text:p>
          </table:table-cell>
          <table:table-cell office:value-type="float" office:value="1502462294069" calcext:value-type="float">
            <text:p>1502462294069</text:p>
          </table:table-cell>
          <table:table-cell office:value-type="float" office:value="1502462294071" calcext:value-type="float">
            <text:p>1502462294071</text:p>
          </table:table-cell>
          <table:table-cell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294071" calcext:value-type="float">
            <text:p>1502462294071</text:p>
          </table:table-cell>
          <table:table-cell office:value-type="float" office:value="1502462294072" calcext:value-type="float">
            <text:p>1502462294072</text:p>
          </table:table-cell>
          <table:table-cell office:value-type="float" office:value="1502462294074" calcext:value-type="float">
            <text:p>1502462294074</text:p>
          </table:table-cell>
          <table:table-cell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294074" calcext:value-type="float">
            <text:p>1502462294074</text:p>
          </table:table-cell>
          <table:table-cell office:value-type="float" office:value="1502462294075" calcext:value-type="float">
            <text:p>1502462294075</text:p>
          </table:table-cell>
          <table:table-cell office:value-type="float" office:value="1502462294077" calcext:value-type="float">
            <text:p>1502462294077</text:p>
          </table:table-cell>
          <table:table-cell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294077" calcext:value-type="float">
            <text:p>1502462294077</text:p>
          </table:table-cell>
          <table:table-cell office:value-type="float" office:value="1502462294078" calcext:value-type="float">
            <text:p>1502462294078</text:p>
          </table:table-cell>
          <table:table-cell office:value-type="float" office:value="1502462294080" calcext:value-type="float">
            <text:p>1502462294080</text:p>
          </table:table-cell>
          <table:table-cell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294080" calcext:value-type="float">
            <text:p>1502462294080</text:p>
          </table:table-cell>
          <table:table-cell office:value-type="float" office:value="1502462294081" calcext:value-type="float">
            <text:p>1502462294081</text:p>
          </table:table-cell>
          <table:table-cell office:value-type="float" office:value="1502462294083" calcext:value-type="float">
            <text:p>1502462294083</text:p>
          </table:table-cell>
          <table:table-cell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294084" calcext:value-type="float">
            <text:p>1502462294084</text:p>
          </table:table-cell>
          <table:table-cell office:value-type="float" office:value="1502462294087" calcext:value-type="float">
            <text:p>1502462294087</text:p>
          </table:table-cell>
          <table:table-cell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294087" calcext:value-type="float">
            <text:p>1502462294087</text:p>
          </table:table-cell>
          <table:table-cell office:value-type="float" office:value="1502462294090" calcext:value-type="float">
            <text:p>1502462294090</text:p>
          </table:table-cell>
          <table:table-cell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294090" calcext:value-type="float">
            <text:p>1502462294090</text:p>
          </table:table-cell>
          <table:table-cell office:value-type="float" office:value="1502462294093" calcext:value-type="float">
            <text:p>1502462294093</text:p>
          </table:table-cell>
          <table:table-cell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294093" calcext:value-type="float">
            <text:p>1502462294093</text:p>
          </table:table-cell>
          <table:table-cell office:value-type="float" office:value="1502462294095" calcext:value-type="float">
            <text:p>1502462294095</text:p>
          </table:table-cell>
          <table:table-cell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294095" calcext:value-type="float">
            <text:p>1502462294095</text:p>
          </table:table-cell>
          <table:table-cell office:value-type="float" office:value="1502462294096" calcext:value-type="float">
            <text:p>1502462294096</text:p>
          </table:table-cell>
          <table:table-cell office:value-type="float" office:value="1502462294528" calcext:value-type="float">
            <text:p>1502462294528</text:p>
          </table:table-cell>
          <table:table-cell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294528" calcext:value-type="float">
            <text:p>1502462294528</text:p>
          </table:table-cell>
          <table:table-cell office:value-type="float" office:value="1502462294533" calcext:value-type="float">
            <text:p>1502462294533</text:p>
          </table:table-cell>
          <table:table-cell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294533" calcext:value-type="float">
            <text:p>1502462294533</text:p>
          </table:table-cell>
          <table:table-cell office:value-type="float" office:value="1502462294750" calcext:value-type="float">
            <text:p>1502462294750</text:p>
          </table:table-cell>
          <table:table-cell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294750" calcext:value-type="float">
            <text:p>1502462294750</text:p>
          </table:table-cell>
          <table:table-cell office:value-type="float" office:value="1502462294751" calcext:value-type="float">
            <text:p>1502462294751</text:p>
          </table:table-cell>
          <table:table-cell office:value-type="float" office:value="1502462294755" calcext:value-type="float">
            <text:p>1502462294755</text:p>
          </table:table-cell>
          <table:table-cell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294755" calcext:value-type="float">
            <text:p>1502462294755</text:p>
          </table:table-cell>
          <table:table-cell office:value-type="float" office:value="1502462294760" calcext:value-type="float">
            <text:p>1502462294760</text:p>
          </table:table-cell>
          <table:table-cell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294760" calcext:value-type="float">
            <text:p>1502462294760</text:p>
          </table:table-cell>
          <table:table-cell office:value-type="float" office:value="1502462294765" calcext:value-type="float">
            <text:p>1502462294765</text:p>
          </table:table-cell>
          <table:table-cell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294765" calcext:value-type="float">
            <text:p>1502462294765</text:p>
          </table:table-cell>
          <table:table-cell office:value-type="float" office:value="1502462294770" calcext:value-type="float">
            <text:p>1502462294770</text:p>
          </table:table-cell>
          <table:table-cell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294770" calcext:value-type="float">
            <text:p>1502462294770</text:p>
          </table:table-cell>
          <table:table-cell office:value-type="float" office:value="1502462294771" calcext:value-type="float">
            <text:p>1502462294771</text:p>
          </table:table-cell>
          <table:table-cell office:value-type="float" office:value="1502462294775" calcext:value-type="float">
            <text:p>1502462294775</text:p>
          </table:table-cell>
          <table:table-cell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294775" calcext:value-type="float">
            <text:p>1502462294775</text:p>
          </table:table-cell>
          <table:table-cell office:value-type="float" office:value="1502462294776" calcext:value-type="float">
            <text:p>1502462294776</text:p>
          </table:table-cell>
          <table:table-cell office:value-type="float" office:value="1502462294780" calcext:value-type="float">
            <text:p>1502462294780</text:p>
          </table:table-cell>
          <table:table-cell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294780" calcext:value-type="float">
            <text:p>1502462294780</text:p>
          </table:table-cell>
          <table:table-cell office:value-type="float" office:value="1502462294784" calcext:value-type="float">
            <text:p>1502462294784</text:p>
          </table:table-cell>
          <table:table-cell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294784" calcext:value-type="float">
            <text:p>1502462294784</text:p>
          </table:table-cell>
          <table:table-cell office:value-type="float" office:value="1502462294785" calcext:value-type="float">
            <text:p>1502462294785</text:p>
          </table:table-cell>
          <table:table-cell office:value-type="float" office:value="1502462294789" calcext:value-type="float">
            <text:p>1502462294789</text:p>
          </table:table-cell>
          <table:table-cell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294790" calcext:value-type="float">
            <text:p>1502462294790</text:p>
          </table:table-cell>
          <table:table-cell office:value-type="float" office:value="1502462294794" calcext:value-type="float">
            <text:p>1502462294794</text:p>
          </table:table-cell>
          <table:table-cell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294794" calcext:value-type="float">
            <text:p>1502462294794</text:p>
          </table:table-cell>
          <table:table-cell office:value-type="float" office:value="1502462294795" calcext:value-type="float">
            <text:p>1502462294795</text:p>
          </table:table-cell>
          <table:table-cell office:value-type="float" office:value="1502462294799" calcext:value-type="float">
            <text:p>1502462294799</text:p>
          </table:table-cell>
          <table:table-cell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294799" calcext:value-type="float">
            <text:p>1502462294799</text:p>
          </table:table-cell>
          <table:table-cell office:value-type="float" office:value="1502462294800" calcext:value-type="float">
            <text:p>1502462294800</text:p>
          </table:table-cell>
          <table:table-cell office:value-type="float" office:value="1502462295229" calcext:value-type="float">
            <text:p>1502462295229</text:p>
          </table:table-cell>
          <table:table-cell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295229" calcext:value-type="float">
            <text:p>1502462295229</text:p>
          </table:table-cell>
          <table:table-cell office:value-type="float" office:value="1502462295232" calcext:value-type="float">
            <text:p>1502462295232</text:p>
          </table:table-cell>
          <table:table-cell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295232" calcext:value-type="float">
            <text:p>1502462295232</text:p>
          </table:table-cell>
          <table:table-cell office:value-type="float" office:value="1502462295235" calcext:value-type="float">
            <text:p>1502462295235</text:p>
          </table:table-cell>
          <table:table-cell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295235" calcext:value-type="float">
            <text:p>1502462295235</text:p>
          </table:table-cell>
          <table:table-cell office:value-type="float" office:value="1502462295239" calcext:value-type="float">
            <text:p>1502462295239</text:p>
          </table:table-cell>
          <table:table-cell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295239" calcext:value-type="float">
            <text:p>1502462295239</text:p>
          </table:table-cell>
          <table:table-cell office:value-type="float" office:value="1502462295242" calcext:value-type="float">
            <text:p>1502462295242</text:p>
          </table:table-cell>
          <table:table-cell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295242" calcext:value-type="float">
            <text:p>1502462295242</text:p>
          </table:table-cell>
          <table:table-cell office:value-type="float" office:value="1502462295245" calcext:value-type="float">
            <text:p>1502462295245</text:p>
          </table:table-cell>
          <table:table-cell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295245" calcext:value-type="float">
            <text:p>1502462295245</text:p>
          </table:table-cell>
          <table:table-cell office:value-type="float" office:value="1502462295248" calcext:value-type="float">
            <text:p>1502462295248</text:p>
          </table:table-cell>
          <table:table-cell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295248" calcext:value-type="float">
            <text:p>1502462295248</text:p>
          </table:table-cell>
          <table:table-cell office:value-type="float" office:value="1502462295251" calcext:value-type="float">
            <text:p>1502462295251</text:p>
          </table:table-cell>
          <table:table-cell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295251" calcext:value-type="float">
            <text:p>1502462295251</text:p>
          </table:table-cell>
          <table:table-cell office:value-type="float" office:value="1502462295254" calcext:value-type="float">
            <text:p>1502462295254</text:p>
          </table:table-cell>
          <table:table-cell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295254" calcext:value-type="float">
            <text:p>1502462295254</text:p>
          </table:table-cell>
          <table:table-cell office:value-type="float" office:value="1502462295469" calcext:value-type="float">
            <text:p>1502462295469</text:p>
          </table:table-cell>
          <table:table-cell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295469" calcext:value-type="float">
            <text:p>1502462295469</text:p>
          </table:table-cell>
          <table:table-cell office:value-type="float" office:value="1502462295472" calcext:value-type="float">
            <text:p>1502462295472</text:p>
          </table:table-cell>
          <table:table-cell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295472" calcext:value-type="float">
            <text:p>1502462295472</text:p>
          </table:table-cell>
          <table:table-cell office:value-type="float" office:value="1502462295690" calcext:value-type="float">
            <text:p>1502462295690</text:p>
          </table:table-cell>
          <table:table-cell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295690" calcext:value-type="float">
            <text:p>1502462295690</text:p>
          </table:table-cell>
          <table:table-cell office:value-type="float" office:value="1502462295691" calcext:value-type="float">
            <text:p>1502462295691</text:p>
          </table:table-cell>
          <table:table-cell office:value-type="float" office:value="1502462295694" calcext:value-type="float">
            <text:p>1502462295694</text:p>
          </table:table-cell>
          <table:table-cell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295694" calcext:value-type="float">
            <text:p>1502462295694</text:p>
          </table:table-cell>
          <table:table-cell office:value-type="float" office:value="1502462295695" calcext:value-type="float">
            <text:p>1502462295695</text:p>
          </table:table-cell>
          <table:table-cell office:value-type="float" office:value="1502462295699" calcext:value-type="float">
            <text:p>1502462295699</text:p>
          </table:table-cell>
          <table:table-cell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295699" calcext:value-type="float">
            <text:p>1502462295699</text:p>
          </table:table-cell>
          <table:table-cell office:value-type="float" office:value="1502462295704" calcext:value-type="float">
            <text:p>1502462295704</text:p>
          </table:table-cell>
          <table:table-cell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295704" calcext:value-type="float">
            <text:p>1502462295704</text:p>
          </table:table-cell>
          <table:table-cell office:value-type="float" office:value="1502462295708" calcext:value-type="float">
            <text:p>1502462295708</text:p>
          </table:table-cell>
          <table:table-cell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295708" calcext:value-type="float">
            <text:p>1502462295708</text:p>
          </table:table-cell>
          <table:table-cell office:value-type="float" office:value="1502462295712" calcext:value-type="float">
            <text:p>1502462295712</text:p>
          </table:table-cell>
          <table:table-cell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295712" calcext:value-type="float">
            <text:p>1502462295712</text:p>
          </table:table-cell>
          <table:table-cell office:value-type="float" office:value="1502462295713" calcext:value-type="float">
            <text:p>1502462295713</text:p>
          </table:table-cell>
          <table:table-cell office:value-type="float" office:value="1502462295717" calcext:value-type="float">
            <text:p>1502462295717</text:p>
          </table:table-cell>
          <table:table-cell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295717" calcext:value-type="float">
            <text:p>1502462295717</text:p>
          </table:table-cell>
          <table:table-cell office:value-type="float" office:value="1502462295718" calcext:value-type="float">
            <text:p>1502462295718</text:p>
          </table:table-cell>
          <table:table-cell office:value-type="float" office:value="1502462295722" calcext:value-type="float">
            <text:p>1502462295722</text:p>
          </table:table-cell>
          <table:table-cell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295722" calcext:value-type="float">
            <text:p>1502462295722</text:p>
          </table:table-cell>
          <table:table-cell office:value-type="float" office:value="1502462295726" calcext:value-type="float">
            <text:p>1502462295726</text:p>
          </table:table-cell>
          <table:table-cell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295726" calcext:value-type="float">
            <text:p>1502462295726</text:p>
          </table:table-cell>
          <table:table-cell office:value-type="float" office:value="1502462295730" calcext:value-type="float">
            <text:p>1502462295730</text:p>
          </table:table-cell>
          <table:table-cell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295730" calcext:value-type="float">
            <text:p>1502462295730</text:p>
          </table:table-cell>
          <table:table-cell office:value-type="float" office:value="1502462295950" calcext:value-type="float">
            <text:p>1502462295950</text:p>
          </table:table-cell>
          <table:table-cell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295950" calcext:value-type="float">
            <text:p>1502462295950</text:p>
          </table:table-cell>
          <table:table-cell office:value-type="float" office:value="1502462295951" calcext:value-type="float">
            <text:p>1502462295951</text:p>
          </table:table-cell>
          <table:table-cell office:value-type="float" office:value="1502462295954" calcext:value-type="float">
            <text:p>1502462295954</text:p>
          </table:table-cell>
          <table:table-cell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295954" calcext:value-type="float">
            <text:p>1502462295954</text:p>
          </table:table-cell>
          <table:table-cell office:value-type="float" office:value="1502462295955" calcext:value-type="float">
            <text:p>1502462295955</text:p>
          </table:table-cell>
          <table:table-cell office:value-type="float" office:value="1502462295959" calcext:value-type="float">
            <text:p>1502462295959</text:p>
          </table:table-cell>
          <table:table-cell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295959" calcext:value-type="float">
            <text:p>1502462295959</text:p>
          </table:table-cell>
          <table:table-cell office:value-type="float" office:value="1502462295963" calcext:value-type="float">
            <text:p>1502462295963</text:p>
          </table:table-cell>
          <table:table-cell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295963" calcext:value-type="float">
            <text:p>1502462295963</text:p>
          </table:table-cell>
          <table:table-cell office:value-type="float" office:value="1502462295967" calcext:value-type="float">
            <text:p>1502462295967</text:p>
          </table:table-cell>
          <table:table-cell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295967" calcext:value-type="float">
            <text:p>1502462295967</text:p>
          </table:table-cell>
          <table:table-cell office:value-type="float" office:value="1502462295971" calcext:value-type="float">
            <text:p>1502462295971</text:p>
          </table:table-cell>
          <table:table-cell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295971" calcext:value-type="float">
            <text:p>1502462295971</text:p>
          </table:table-cell>
          <table:table-cell office:value-type="float" office:value="1502462296188" calcext:value-type="float">
            <text:p>1502462296188</text:p>
          </table:table-cell>
          <table:table-cell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296188" calcext:value-type="float">
            <text:p>1502462296188</text:p>
          </table:table-cell>
          <table:table-cell office:value-type="float" office:value="1502462296189" calcext:value-type="float">
            <text:p>1502462296189</text:p>
          </table:table-cell>
          <table:table-cell office:value-type="float" office:value="1502462296192" calcext:value-type="float">
            <text:p>1502462296192</text:p>
          </table:table-cell>
          <table:table-cell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296192" calcext:value-type="float">
            <text:p>1502462296192</text:p>
          </table:table-cell>
          <table:table-cell office:value-type="float" office:value="1502462296193" calcext:value-type="float">
            <text:p>1502462296193</text:p>
          </table:table-cell>
          <table:table-cell office:value-type="float" office:value="1502462296197" calcext:value-type="float">
            <text:p>1502462296197</text:p>
          </table:table-cell>
          <table:table-cell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296197" calcext:value-type="float">
            <text:p>1502462296197</text:p>
          </table:table-cell>
          <table:table-cell office:value-type="float" office:value="1502462296200" calcext:value-type="float">
            <text:p>1502462296200</text:p>
          </table:table-cell>
          <table:table-cell office:value-type="float" office:value="1502462296206" calcext:value-type="float">
            <text:p>1502462296206</text:p>
          </table:table-cell>
          <table:table-cell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296206" calcext:value-type="float">
            <text:p>1502462296206</text:p>
          </table:table-cell>
          <table:table-cell office:value-type="float" office:value="1502462296430" calcext:value-type="float">
            <text:p>1502462296430</text:p>
          </table:table-cell>
          <table:table-cell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296430" calcext:value-type="float">
            <text:p>1502462296430</text:p>
          </table:table-cell>
          <table:table-cell office:value-type="float" office:value="1502462296431" calcext:value-type="float">
            <text:p>1502462296431</text:p>
          </table:table-cell>
          <table:table-cell office:value-type="float" office:value="1502462296434" calcext:value-type="float">
            <text:p>1502462296434</text:p>
          </table:table-cell>
          <table:table-cell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296434" calcext:value-type="float">
            <text:p>1502462296434</text:p>
          </table:table-cell>
          <table:table-cell office:value-type="float" office:value="1502462296435" calcext:value-type="float">
            <text:p>1502462296435</text:p>
          </table:table-cell>
          <table:table-cell office:value-type="float" office:value="1502462296439" calcext:value-type="float">
            <text:p>1502462296439</text:p>
          </table:table-cell>
          <table:table-cell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296440" calcext:value-type="float">
            <text:p>1502462296440</text:p>
          </table:table-cell>
          <table:table-cell office:value-type="float" office:value="1502462296444" calcext:value-type="float">
            <text:p>1502462296444</text:p>
          </table:table-cell>
          <table:table-cell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296444" calcext:value-type="float">
            <text:p>1502462296444</text:p>
          </table:table-cell>
          <table:table-cell office:value-type="float" office:value="1502462296448" calcext:value-type="float">
            <text:p>1502462296448</text:p>
          </table:table-cell>
          <table:table-cell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296448" calcext:value-type="float">
            <text:p>1502462296448</text:p>
          </table:table-cell>
          <table:table-cell office:value-type="float" office:value="1502462296452" calcext:value-type="float">
            <text:p>1502462296452</text:p>
          </table:table-cell>
          <table:table-cell/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296452" calcext:value-type="float">
            <text:p>1502462296452</text:p>
          </table:table-cell>
          <table:table-cell office:value-type="float" office:value="1502462296453" calcext:value-type="float">
            <text:p>1502462296453</text:p>
          </table:table-cell>
          <table:table-cell office:value-type="float" office:value="1502462296457" calcext:value-type="float">
            <text:p>1502462296457</text:p>
          </table:table-cell>
          <table:table-cell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296457" calcext:value-type="float">
            <text:p>1502462296457</text:p>
          </table:table-cell>
          <table:table-cell office:value-type="float" office:value="1502462296461" calcext:value-type="float">
            <text:p>1502462296461</text:p>
          </table:table-cell>
          <table:table-cell/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296461" calcext:value-type="float">
            <text:p>1502462296461</text:p>
          </table:table-cell>
          <table:table-cell office:value-type="float" office:value="1502462296462" calcext:value-type="float">
            <text:p>1502462296462</text:p>
          </table:table-cell>
          <table:table-cell office:value-type="float" office:value="1502462296465" calcext:value-type="float">
            <text:p>1502462296465</text:p>
          </table:table-cell>
          <table:table-cell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296465" calcext:value-type="float">
            <text:p>1502462296465</text:p>
          </table:table-cell>
          <table:table-cell office:value-type="float" office:value="1502462296466" calcext:value-type="float">
            <text:p>1502462296466</text:p>
          </table:table-cell>
          <table:table-cell office:value-type="float" office:value="1502462296469" calcext:value-type="float">
            <text:p>1502462296469</text:p>
          </table:table-cell>
          <table:table-cell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296470" calcext:value-type="float">
            <text:p>1502462296470</text:p>
          </table:table-cell>
          <table:table-cell office:value-type="float" office:value="1502462296474" calcext:value-type="float">
            <text:p>1502462296474</text:p>
          </table:table-cell>
          <table:table-cell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296474" calcext:value-type="float">
            <text:p>1502462296474</text:p>
          </table:table-cell>
          <table:table-cell office:value-type="float" office:value="1502462296475" calcext:value-type="float">
            <text:p>1502462296475</text:p>
          </table:table-cell>
          <table:table-cell office:value-type="float" office:value="1502462296908" calcext:value-type="float">
            <text:p>1502462296908</text:p>
          </table:table-cell>
          <table:table-cell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296908" calcext:value-type="float">
            <text:p>1502462296908</text:p>
          </table:table-cell>
          <table:table-cell office:value-type="float" office:value="1502462296912" calcext:value-type="float">
            <text:p>1502462296912</text:p>
          </table:table-cell>
          <table:table-cell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296912" calcext:value-type="float">
            <text:p>1502462296912</text:p>
          </table:table-cell>
          <table:table-cell office:value-type="float" office:value="1502462296913" calcext:value-type="float">
            <text:p>1502462296913</text:p>
          </table:table-cell>
          <table:table-cell office:value-type="float" office:value="1502462296917" calcext:value-type="float">
            <text:p>1502462296917</text:p>
          </table:table-cell>
          <table:table-cell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296917" calcext:value-type="float">
            <text:p>1502462296917</text:p>
          </table:table-cell>
          <table:table-cell office:value-type="float" office:value="1502462296921" calcext:value-type="float">
            <text:p>1502462296921</text:p>
          </table:table-cell>
          <table:table-cell/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296921" calcext:value-type="float">
            <text:p>1502462296921</text:p>
          </table:table-cell>
          <table:table-cell office:value-type="float" office:value="1502462296925" calcext:value-type="float">
            <text:p>1502462296925</text:p>
          </table:table-cell>
          <table:table-cell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296925" calcext:value-type="float">
            <text:p>1502462296925</text:p>
          </table:table-cell>
          <table:table-cell office:value-type="float" office:value="1502462296929" calcext:value-type="float">
            <text:p>1502462296929</text:p>
          </table:table-cell>
          <table:table-cell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296929" calcext:value-type="float">
            <text:p>1502462296929</text:p>
          </table:table-cell>
          <table:table-cell office:value-type="float" office:value="1502462296933" calcext:value-type="float">
            <text:p>1502462296933</text:p>
          </table:table-cell>
          <table:table-cell/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296933" calcext:value-type="float">
            <text:p>1502462296933</text:p>
          </table:table-cell>
          <table:table-cell office:value-type="float" office:value="1502462296937" calcext:value-type="float">
            <text:p>1502462296937</text:p>
          </table:table-cell>
          <table:table-cell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296937" calcext:value-type="float">
            <text:p>1502462296937</text:p>
          </table:table-cell>
          <table:table-cell office:value-type="float" office:value="1502462296941" calcext:value-type="float">
            <text:p>1502462296941</text:p>
          </table:table-cell>
          <table:table-cell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296941" calcext:value-type="float">
            <text:p>1502462296941</text:p>
          </table:table-cell>
          <table:table-cell office:value-type="float" office:value="1502462296942" calcext:value-type="float">
            <text:p>1502462296942</text:p>
          </table:table-cell>
          <table:table-cell office:value-type="float" office:value="1502462296945" calcext:value-type="float">
            <text:p>1502462296945</text:p>
          </table:table-cell>
          <table:table-cell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296945" calcext:value-type="float">
            <text:p>1502462296945</text:p>
          </table:table-cell>
          <table:table-cell office:value-type="float" office:value="1502462296946" calcext:value-type="float">
            <text:p>1502462296946</text:p>
          </table:table-cell>
          <table:table-cell office:value-type="float" office:value="1502462296949" calcext:value-type="float">
            <text:p>1502462296949</text:p>
          </table:table-cell>
          <table:table-cell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296949" calcext:value-type="float">
            <text:p>1502462296949</text:p>
          </table:table-cell>
          <table:table-cell office:value-type="float" office:value="1502462296950" calcext:value-type="float">
            <text:p>1502462296950</text:p>
          </table:table-cell>
          <table:table-cell office:value-type="float" office:value="1502462296953" calcext:value-type="float">
            <text:p>1502462296953</text:p>
          </table:table-cell>
          <table:table-cell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296953" calcext:value-type="float">
            <text:p>1502462296953</text:p>
          </table:table-cell>
          <table:table-cell office:value-type="float" office:value="1502462296954" calcext:value-type="float">
            <text:p>1502462296954</text:p>
          </table:table-cell>
          <table:table-cell office:value-type="float" office:value="1502462296958" calcext:value-type="float">
            <text:p>1502462296958</text:p>
          </table:table-cell>
          <table:table-cell/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296958" calcext:value-type="float">
            <text:p>1502462296958</text:p>
          </table:table-cell>
          <table:table-cell office:value-type="float" office:value="1502462296962" calcext:value-type="float">
            <text:p>1502462296962</text:p>
          </table:table-cell>
          <table:table-cell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296962" calcext:value-type="float">
            <text:p>1502462296962</text:p>
          </table:table-cell>
          <table:table-cell office:value-type="float" office:value="1502462296966" calcext:value-type="float">
            <text:p>1502462296966</text:p>
          </table:table-cell>
          <table:table-cell/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296966" calcext:value-type="float">
            <text:p>1502462296966</text:p>
          </table:table-cell>
          <table:table-cell office:value-type="float" office:value="1502462296970" calcext:value-type="float">
            <text:p>1502462296970</text:p>
          </table:table-cell>
          <table:table-cell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296970" calcext:value-type="float">
            <text:p>1502462296970</text:p>
          </table:table-cell>
          <table:table-cell office:value-type="float" office:value="1502462296974" calcext:value-type="float">
            <text:p>1502462296974</text:p>
          </table:table-cell>
          <table:table-cell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296974" calcext:value-type="float">
            <text:p>1502462296974</text:p>
          </table:table-cell>
          <table:table-cell office:value-type="float" office:value="1502462296975" calcext:value-type="float">
            <text:p>1502462296975</text:p>
          </table:table-cell>
          <table:table-cell office:value-type="float" office:value="1502462296978" calcext:value-type="float">
            <text:p>1502462296978</text:p>
          </table:table-cell>
          <table:table-cell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296978" calcext:value-type="float">
            <text:p>1502462296978</text:p>
          </table:table-cell>
          <table:table-cell office:value-type="float" office:value="1502462296979" calcext:value-type="float">
            <text:p>1502462296979</text:p>
          </table:table-cell>
          <table:table-cell office:value-type="float" office:value="1502462296982" calcext:value-type="float">
            <text:p>1502462296982</text:p>
          </table:table-cell>
          <table:table-cell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296982" calcext:value-type="float">
            <text:p>1502462296982</text:p>
          </table:table-cell>
          <table:table-cell office:value-type="float" office:value="1502462296983" calcext:value-type="float">
            <text:p>1502462296983</text:p>
          </table:table-cell>
          <table:table-cell office:value-type="float" office:value="1502462297198" calcext:value-type="float">
            <text:p>1502462297198</text:p>
          </table:table-cell>
          <table:table-cell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297198" calcext:value-type="float">
            <text:p>1502462297198</text:p>
          </table:table-cell>
          <table:table-cell office:value-type="float" office:value="1502462297199" calcext:value-type="float">
            <text:p>1502462297199</text:p>
          </table:table-cell>
          <table:table-cell office:value-type="float" office:value="1502462297202" calcext:value-type="float">
            <text:p>1502462297202</text:p>
          </table:table-cell>
          <table:table-cell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297203" calcext:value-type="float">
            <text:p>1502462297203</text:p>
          </table:table-cell>
          <table:table-cell office:value-type="float" office:value="1502462297207" calcext:value-type="float">
            <text:p>1502462297207</text:p>
          </table:table-cell>
          <table:table-cell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297207" calcext:value-type="float">
            <text:p>1502462297207</text:p>
          </table:table-cell>
          <table:table-cell office:value-type="float" office:value="1502462297211" calcext:value-type="float">
            <text:p>1502462297211</text:p>
          </table:table-cell>
          <table:table-cell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297211" calcext:value-type="float">
            <text:p>1502462297211</text:p>
          </table:table-cell>
          <table:table-cell office:value-type="float" office:value="1502462297216" calcext:value-type="float">
            <text:p>1502462297216</text:p>
          </table:table-cell>
          <table:table-cell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297216" calcext:value-type="float">
            <text:p>1502462297216</text:p>
          </table:table-cell>
          <table:table-cell office:value-type="float" office:value="1502462297220" calcext:value-type="float">
            <text:p>1502462297220</text:p>
          </table:table-cell>
          <table:table-cell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297220" calcext:value-type="float">
            <text:p>1502462297220</text:p>
          </table:table-cell>
          <table:table-cell office:value-type="float" office:value="1502462297221" calcext:value-type="float">
            <text:p>1502462297221</text:p>
          </table:table-cell>
          <table:table-cell office:value-type="float" office:value="1502462297224" calcext:value-type="float">
            <text:p>1502462297224</text:p>
          </table:table-cell>
          <table:table-cell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297224" calcext:value-type="float">
            <text:p>1502462297224</text:p>
          </table:table-cell>
          <table:table-cell office:value-type="float" office:value="1502462297225" calcext:value-type="float">
            <text:p>1502462297225</text:p>
          </table:table-cell>
          <table:table-cell office:value-type="float" office:value="1502462297228" calcext:value-type="float">
            <text:p>1502462297228</text:p>
          </table:table-cell>
          <table:table-cell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297229" calcext:value-type="float">
            <text:p>1502462297229</text:p>
          </table:table-cell>
          <table:table-cell office:value-type="float" office:value="1502462297235" calcext:value-type="float">
            <text:p>1502462297235</text:p>
          </table:table-cell>
          <table:table-cell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297235" calcext:value-type="float">
            <text:p>1502462297235</text:p>
          </table:table-cell>
          <table:table-cell office:value-type="float" office:value="1502462297236" calcext:value-type="float">
            <text:p>1502462297236</text:p>
          </table:table-cell>
          <table:table-cell office:value-type="float" office:value="1502462297239" calcext:value-type="float">
            <text:p>1502462297239</text:p>
          </table:table-cell>
          <table:table-cell/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297240" calcext:value-type="float">
            <text:p>1502462297240</text:p>
          </table:table-cell>
          <table:table-cell office:value-type="float" office:value="1502462297244" calcext:value-type="float">
            <text:p>1502462297244</text:p>
          </table:table-cell>
          <table:table-cell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297244" calcext:value-type="float">
            <text:p>1502462297244</text:p>
          </table:table-cell>
          <table:table-cell office:value-type="float" office:value="1502462297248" calcext:value-type="float">
            <text:p>1502462297248</text:p>
          </table:table-cell>
          <table:table-cell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297248" calcext:value-type="float">
            <text:p>1502462297248</text:p>
          </table:table-cell>
          <table:table-cell office:value-type="float" office:value="1502462297252" calcext:value-type="float">
            <text:p>1502462297252</text:p>
          </table:table-cell>
          <table:table-cell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297252" calcext:value-type="float">
            <text:p>1502462297252</text:p>
          </table:table-cell>
          <table:table-cell office:value-type="float" office:value="1502462297257" calcext:value-type="float">
            <text:p>1502462297257</text:p>
          </table:table-cell>
          <table:table-cell/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297257" calcext:value-type="float">
            <text:p>1502462297257</text:p>
          </table:table-cell>
          <table:table-cell office:value-type="float" office:value="1502462297261" calcext:value-type="float">
            <text:p>1502462297261</text:p>
          </table:table-cell>
          <table:table-cell/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297261" calcext:value-type="float">
            <text:p>1502462297261</text:p>
          </table:table-cell>
          <table:table-cell office:value-type="float" office:value="1502462297262" calcext:value-type="float">
            <text:p>1502462297262</text:p>
          </table:table-cell>
          <table:table-cell office:value-type="float" office:value="1502462297265" calcext:value-type="float">
            <text:p>1502462297265</text:p>
          </table:table-cell>
          <table:table-cell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297265" calcext:value-type="float">
            <text:p>1502462297265</text:p>
          </table:table-cell>
          <table:table-cell office:value-type="float" office:value="1502462297266" calcext:value-type="float">
            <text:p>1502462297266</text:p>
          </table:table-cell>
          <table:table-cell office:value-type="float" office:value="1502462297269" calcext:value-type="float">
            <text:p>1502462297269</text:p>
          </table:table-cell>
          <table:table-cell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297269" calcext:value-type="float">
            <text:p>1502462297269</text:p>
          </table:table-cell>
          <table:table-cell office:value-type="float" office:value="1502462297270" calcext:value-type="float">
            <text:p>1502462297270</text:p>
          </table:table-cell>
          <table:table-cell office:value-type="float" office:value="1502462297273" calcext:value-type="float">
            <text:p>1502462297273</text:p>
          </table:table-cell>
          <table:table-cell/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297274" calcext:value-type="float">
            <text:p>1502462297274</text:p>
          </table:table-cell>
          <table:table-cell office:value-type="float" office:value="1502462297278" calcext:value-type="float">
            <text:p>1502462297278</text:p>
          </table:table-cell>
          <table:table-cell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297278" calcext:value-type="float">
            <text:p>1502462297278</text:p>
          </table:table-cell>
          <table:table-cell office:value-type="float" office:value="1502462297282" calcext:value-type="float">
            <text:p>1502462297282</text:p>
          </table:table-cell>
          <table:table-cell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297282" calcext:value-type="float">
            <text:p>1502462297282</text:p>
          </table:table-cell>
          <table:table-cell office:value-type="float" office:value="1502462297286" calcext:value-type="float">
            <text:p>1502462297286</text:p>
          </table:table-cell>
          <table:table-cell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297286" calcext:value-type="float">
            <text:p>1502462297286</text:p>
          </table:table-cell>
          <table:table-cell office:value-type="float" office:value="1502462297290" calcext:value-type="float">
            <text:p>1502462297290</text:p>
          </table:table-cell>
          <table:table-cell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297290" calcext:value-type="float">
            <text:p>1502462297290</text:p>
          </table:table-cell>
          <table:table-cell office:value-type="float" office:value="1502462297291" calcext:value-type="float">
            <text:p>1502462297291</text:p>
          </table:table-cell>
          <table:table-cell office:value-type="float" office:value="1502462297294" calcext:value-type="float">
            <text:p>1502462297294</text:p>
          </table:table-cell>
          <table:table-cell/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297294" calcext:value-type="float">
            <text:p>1502462297294</text:p>
          </table:table-cell>
          <table:table-cell office:value-type="float" office:value="1502462297298" calcext:value-type="float">
            <text:p>1502462297298</text:p>
          </table:table-cell>
          <table:table-cell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297298" calcext:value-type="float">
            <text:p>1502462297298</text:p>
          </table:table-cell>
          <table:table-cell office:value-type="float" office:value="1502462297299" calcext:value-type="float">
            <text:p>1502462297299</text:p>
          </table:table-cell>
          <table:table-cell office:value-type="float" office:value="1502462297518" calcext:value-type="float">
            <text:p>1502462297518</text:p>
          </table:table-cell>
          <table:table-cell/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297518" calcext:value-type="float">
            <text:p>1502462297518</text:p>
          </table:table-cell>
          <table:table-cell office:value-type="float" office:value="1502462297522" calcext:value-type="float">
            <text:p>1502462297522</text:p>
          </table:table-cell>
          <table:table-cell/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297522" calcext:value-type="float">
            <text:p>1502462297522</text:p>
          </table:table-cell>
          <table:table-cell office:value-type="float" office:value="1502462297526" calcext:value-type="float">
            <text:p>1502462297526</text:p>
          </table:table-cell>
          <table:table-cell/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297526" calcext:value-type="float">
            <text:p>1502462297526</text:p>
          </table:table-cell>
          <table:table-cell office:value-type="float" office:value="1502462297527" calcext:value-type="float">
            <text:p>1502462297527</text:p>
          </table:table-cell>
          <table:table-cell office:value-type="float" office:value="1502462297530" calcext:value-type="float">
            <text:p>1502462297530</text:p>
          </table:table-cell>
          <table:table-cell/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297530" calcext:value-type="float">
            <text:p>1502462297530</text:p>
          </table:table-cell>
          <table:table-cell office:value-type="float" office:value="1502462297531" calcext:value-type="float">
            <text:p>1502462297531</text:p>
          </table:table-cell>
          <table:table-cell office:value-type="float" office:value="1502462297534" calcext:value-type="float">
            <text:p>1502462297534</text:p>
          </table:table-cell>
          <table:table-cell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297534" calcext:value-type="float">
            <text:p>1502462297534</text:p>
          </table:table-cell>
          <table:table-cell office:value-type="float" office:value="1502462297535" calcext:value-type="float">
            <text:p>1502462297535</text:p>
          </table:table-cell>
          <table:table-cell office:value-type="float" office:value="1502462297538" calcext:value-type="float">
            <text:p>1502462297538</text:p>
          </table:table-cell>
          <table:table-cell/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297538" calcext:value-type="float">
            <text:p>1502462297538</text:p>
          </table:table-cell>
          <table:table-cell office:value-type="float" office:value="1502462297539" calcext:value-type="float">
            <text:p>1502462297539</text:p>
          </table:table-cell>
          <table:table-cell office:value-type="float" office:value="1502462297971" calcext:value-type="float">
            <text:p>1502462297971</text:p>
          </table:table-cell>
          <table:table-cell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297971" calcext:value-type="float">
            <text:p>1502462297971</text:p>
          </table:table-cell>
          <table:table-cell office:value-type="float" office:value="1502462297972" calcext:value-type="float">
            <text:p>1502462297972</text:p>
          </table:table-cell>
          <table:table-cell office:value-type="float" office:value="1502462297975" calcext:value-type="float">
            <text:p>1502462297975</text:p>
          </table:table-cell>
          <table:table-cell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297975" calcext:value-type="float">
            <text:p>1502462297975</text:p>
          </table:table-cell>
          <table:table-cell office:value-type="float" office:value="1502462297976" calcext:value-type="float">
            <text:p>1502462297976</text:p>
          </table:table-cell>
          <table:table-cell office:value-type="float" office:value="1502462297979" calcext:value-type="float">
            <text:p>1502462297979</text:p>
          </table:table-cell>
          <table:table-cell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297979" calcext:value-type="float">
            <text:p>1502462297979</text:p>
          </table:table-cell>
          <table:table-cell office:value-type="float" office:value="1502462297980" calcext:value-type="float">
            <text:p>1502462297980</text:p>
          </table:table-cell>
          <table:table-cell office:value-type="float" office:value="1502462297983" calcext:value-type="float">
            <text:p>1502462297983</text:p>
          </table:table-cell>
          <table:table-cell/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297983" calcext:value-type="float">
            <text:p>1502462297983</text:p>
          </table:table-cell>
          <table:table-cell office:value-type="float" office:value="1502462297984" calcext:value-type="float">
            <text:p>1502462297984</text:p>
          </table:table-cell>
          <table:table-cell office:value-type="float" office:value="1502462297988" calcext:value-type="float">
            <text:p>1502462297988</text:p>
          </table:table-cell>
          <table:table-cell/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297988" calcext:value-type="float">
            <text:p>1502462297988</text:p>
          </table:table-cell>
          <table:table-cell office:value-type="float" office:value="1502462297993" calcext:value-type="float">
            <text:p>1502462297993</text:p>
          </table:table-cell>
          <table:table-cell/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297993" calcext:value-type="float">
            <text:p>1502462297993</text:p>
          </table:table-cell>
          <table:table-cell office:value-type="float" office:value="1502462297998" calcext:value-type="float">
            <text:p>1502462297998</text:p>
          </table:table-cell>
          <table:table-cell/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297998" calcext:value-type="float">
            <text:p>1502462297998</text:p>
          </table:table-cell>
          <table:table-cell office:value-type="float" office:value="1502462297999" calcext:value-type="float">
            <text:p>1502462297999</text:p>
          </table:table-cell>
          <table:table-cell office:value-type="float" office:value="1502462298003" calcext:value-type="float">
            <text:p>1502462298003</text:p>
          </table:table-cell>
          <table:table-cell/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298003" calcext:value-type="float">
            <text:p>1502462298003</text:p>
          </table:table-cell>
          <table:table-cell office:value-type="float" office:value="1502462298008" calcext:value-type="float">
            <text:p>1502462298008</text:p>
          </table:table-cell>
          <table:table-cell/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298008" calcext:value-type="float">
            <text:p>1502462298008</text:p>
          </table:table-cell>
          <table:table-cell office:value-type="float" office:value="1502462298015" calcext:value-type="float">
            <text:p>1502462298015</text:p>
          </table:table-cell>
          <table:table-cell/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298015" calcext:value-type="float">
            <text:p>1502462298015</text:p>
          </table:table-cell>
          <table:table-cell office:value-type="float" office:value="1502462298019" calcext:value-type="float">
            <text:p>1502462298019</text:p>
          </table:table-cell>
          <table:table-cell/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298019" calcext:value-type="float">
            <text:p>1502462298019</text:p>
          </table:table-cell>
          <table:table-cell office:value-type="float" office:value="1502462298020" calcext:value-type="float">
            <text:p>1502462298020</text:p>
          </table:table-cell>
          <table:table-cell office:value-type="float" office:value="1502462298025" calcext:value-type="float">
            <text:p>1502462298025</text:p>
          </table:table-cell>
          <table:table-cell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298025" calcext:value-type="float">
            <text:p>1502462298025</text:p>
          </table:table-cell>
          <table:table-cell office:value-type="float" office:value="1502462298026" calcext:value-type="float">
            <text:p>1502462298026</text:p>
          </table:table-cell>
          <table:table-cell office:value-type="float" office:value="1502462298031" calcext:value-type="float">
            <text:p>1502462298031</text:p>
          </table:table-cell>
          <table:table-cell/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298031" calcext:value-type="float">
            <text:p>1502462298031</text:p>
          </table:table-cell>
          <table:table-cell office:value-type="float" office:value="1502462298035" calcext:value-type="float">
            <text:p>1502462298035</text:p>
          </table:table-cell>
          <table:table-cell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298035" calcext:value-type="float">
            <text:p>1502462298035</text:p>
          </table:table-cell>
          <table:table-cell office:value-type="float" office:value="1502462298250" calcext:value-type="float">
            <text:p>1502462298250</text:p>
          </table:table-cell>
          <table:table-cell/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298250" calcext:value-type="float">
            <text:p>1502462298250</text:p>
          </table:table-cell>
          <table:table-cell office:value-type="float" office:value="1502462298251" calcext:value-type="float">
            <text:p>1502462298251</text:p>
          </table:table-cell>
          <table:table-cell office:value-type="float" office:value="1502462298254" calcext:value-type="float">
            <text:p>1502462298254</text:p>
          </table:table-cell>
          <table:table-cell/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298254" calcext:value-type="float">
            <text:p>1502462298254</text:p>
          </table:table-cell>
          <table:table-cell office:value-type="float" office:value="1502462298255" calcext:value-type="float">
            <text:p>1502462298255</text:p>
          </table:table-cell>
          <table:table-cell office:value-type="float" office:value="1502462298259" calcext:value-type="float">
            <text:p>1502462298259</text:p>
          </table:table-cell>
          <table:table-cell/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298259" calcext:value-type="float">
            <text:p>1502462298259</text:p>
          </table:table-cell>
          <table:table-cell office:value-type="float" office:value="1502462298263" calcext:value-type="float">
            <text:p>1502462298263</text:p>
          </table:table-cell>
          <table:table-cell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298263" calcext:value-type="float">
            <text:p>1502462298263</text:p>
          </table:table-cell>
          <table:table-cell office:value-type="float" office:value="1502462298267" calcext:value-type="float">
            <text:p>1502462298267</text:p>
          </table:table-cell>
          <table:table-cell/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298267" calcext:value-type="float">
            <text:p>1502462298267</text:p>
          </table:table-cell>
          <table:table-cell office:value-type="float" office:value="1502462298271" calcext:value-type="float">
            <text:p>1502462298271</text:p>
          </table:table-cell>
          <table:table-cell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298271" calcext:value-type="float">
            <text:p>1502462298271</text:p>
          </table:table-cell>
          <table:table-cell office:value-type="float" office:value="1502462298275" calcext:value-type="float">
            <text:p>1502462298275</text:p>
          </table:table-cell>
          <table:table-cell/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298275" calcext:value-type="float">
            <text:p>1502462298275</text:p>
          </table:table-cell>
          <table:table-cell office:value-type="float" office:value="1502462298276" calcext:value-type="float">
            <text:p>1502462298276</text:p>
          </table:table-cell>
          <table:table-cell office:value-type="float" office:value="1502462298717" calcext:value-type="float">
            <text:p>1502462298717</text:p>
          </table:table-cell>
          <table:table-cell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298718" calcext:value-type="float">
            <text:p>1502462298718</text:p>
          </table:table-cell>
          <table:table-cell office:value-type="float" office:value="1502462298721" calcext:value-type="float">
            <text:p>1502462298721</text:p>
          </table:table-cell>
          <table:table-cell/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298721" calcext:value-type="float">
            <text:p>1502462298721</text:p>
          </table:table-cell>
          <table:table-cell office:value-type="float" office:value="1502462298724" calcext:value-type="float">
            <text:p>1502462298724</text:p>
          </table:table-cell>
          <table:table-cell/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298724" calcext:value-type="float">
            <text:p>1502462298724</text:p>
          </table:table-cell>
          <table:table-cell office:value-type="float" office:value="1502462298939" calcext:value-type="float">
            <text:p>1502462298939</text:p>
          </table:table-cell>
          <table:table-cell/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298939" calcext:value-type="float">
            <text:p>1502462298939</text:p>
          </table:table-cell>
          <table:table-cell office:value-type="float" office:value="1502462298942" calcext:value-type="float">
            <text:p>1502462298942</text:p>
          </table:table-cell>
          <table:table-cell/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298942" calcext:value-type="float">
            <text:p>1502462298942</text:p>
          </table:table-cell>
          <table:table-cell office:value-type="float" office:value="1502462298945" calcext:value-type="float">
            <text:p>1502462298945</text:p>
          </table:table-cell>
          <table:table-cell/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298945" calcext:value-type="float">
            <text:p>1502462298945</text:p>
          </table:table-cell>
          <table:table-cell office:value-type="float" office:value="1502462299378" calcext:value-type="float">
            <text:p>1502462299378</text:p>
          </table:table-cell>
          <table:table-cell/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299378" calcext:value-type="float">
            <text:p>1502462299378</text:p>
          </table:table-cell>
          <table:table-cell office:value-type="float" office:value="1502462299379" calcext:value-type="float">
            <text:p>1502462299379</text:p>
          </table:table-cell>
          <table:table-cell office:value-type="float" office:value="1502462299383" calcext:value-type="float">
            <text:p>1502462299383</text:p>
          </table:table-cell>
          <table:table-cell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299383" calcext:value-type="float">
            <text:p>1502462299383</text:p>
          </table:table-cell>
          <table:table-cell office:value-type="float" office:value="1502462299387" calcext:value-type="float">
            <text:p>1502462299387</text:p>
          </table:table-cell>
          <table:table-cell/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299387" calcext:value-type="float">
            <text:p>1502462299387</text:p>
          </table:table-cell>
          <table:table-cell office:value-type="float" office:value="1502462299391" calcext:value-type="float">
            <text:p>1502462299391</text:p>
          </table:table-cell>
          <table:table-cell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299391" calcext:value-type="float">
            <text:p>1502462299391</text:p>
          </table:table-cell>
          <table:table-cell office:value-type="float" office:value="1502462299395" calcext:value-type="float">
            <text:p>1502462299395</text:p>
          </table:table-cell>
          <table:table-cell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299395" calcext:value-type="float">
            <text:p>1502462299395</text:p>
          </table:table-cell>
          <table:table-cell office:value-type="float" office:value="1502462299399" calcext:value-type="float">
            <text:p>1502462299399</text:p>
          </table:table-cell>
          <table:table-cell/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299399" calcext:value-type="float">
            <text:p>1502462299399</text:p>
          </table:table-cell>
          <table:table-cell office:value-type="float" office:value="1502462299400" calcext:value-type="float">
            <text:p>1502462299400</text:p>
          </table:table-cell>
          <table:table-cell office:value-type="float" office:value="1502462299403" calcext:value-type="float">
            <text:p>1502462299403</text:p>
          </table:table-cell>
          <table:table-cell/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299403" calcext:value-type="float">
            <text:p>1502462299403</text:p>
          </table:table-cell>
          <table:table-cell office:value-type="float" office:value="1502462299404" calcext:value-type="float">
            <text:p>1502462299404</text:p>
          </table:table-cell>
          <table:table-cell office:value-type="float" office:value="1502462299407" calcext:value-type="float">
            <text:p>1502462299407</text:p>
          </table:table-cell>
          <table:table-cell/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299407" calcext:value-type="float">
            <text:p>1502462299407</text:p>
          </table:table-cell>
          <table:table-cell office:value-type="float" office:value="1502462299408" calcext:value-type="float">
            <text:p>1502462299408</text:p>
          </table:table-cell>
          <table:table-cell office:value-type="float" office:value="1502462299411" calcext:value-type="float">
            <text:p>1502462299411</text:p>
          </table:table-cell>
          <table:table-cell/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299412" calcext:value-type="float">
            <text:p>1502462299412</text:p>
          </table:table-cell>
          <table:table-cell office:value-type="float" office:value="1502462299416" calcext:value-type="float">
            <text:p>1502462299416</text:p>
          </table:table-cell>
          <table:table-cell/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299416" calcext:value-type="float">
            <text:p>1502462299416</text:p>
          </table:table-cell>
          <table:table-cell office:value-type="float" office:value="1502462299420" calcext:value-type="float">
            <text:p>1502462299420</text:p>
          </table:table-cell>
          <table:table-cell/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299420" calcext:value-type="float">
            <text:p>1502462299420</text:p>
          </table:table-cell>
          <table:table-cell office:value-type="float" office:value="1502462299424" calcext:value-type="float">
            <text:p>1502462299424</text:p>
          </table:table-cell>
          <table:table-cell/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299424" calcext:value-type="float">
            <text:p>1502462299424</text:p>
          </table:table-cell>
          <table:table-cell office:value-type="float" office:value="1502462299428" calcext:value-type="float">
            <text:p>1502462299428</text:p>
          </table:table-cell>
          <table:table-cell/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299428" calcext:value-type="float">
            <text:p>1502462299428</text:p>
          </table:table-cell>
          <table:table-cell office:value-type="float" office:value="1502462299429" calcext:value-type="float">
            <text:p>1502462299429</text:p>
          </table:table-cell>
          <table:table-cell office:value-type="float" office:value="1502462299433" calcext:value-type="float">
            <text:p>1502462299433</text:p>
          </table:table-cell>
          <table:table-cell/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299433" calcext:value-type="float">
            <text:p>1502462299433</text:p>
          </table:table-cell>
          <table:table-cell office:value-type="float" office:value="1502462299437" calcext:value-type="float">
            <text:p>1502462299437</text:p>
          </table:table-cell>
          <table:table-cell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299437" calcext:value-type="float">
            <text:p>1502462299437</text:p>
          </table:table-cell>
          <table:table-cell office:value-type="float" office:value="1502462299438" calcext:value-type="float">
            <text:p>1502462299438</text:p>
          </table:table-cell>
          <table:table-cell office:value-type="float" office:value="1502462299441" calcext:value-type="float">
            <text:p>1502462299441</text:p>
          </table:table-cell>
          <table:table-cell/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299441" calcext:value-type="float">
            <text:p>1502462299441</text:p>
          </table:table-cell>
          <table:table-cell office:value-type="float" office:value="1502462299442" calcext:value-type="float">
            <text:p>1502462299442</text:p>
          </table:table-cell>
          <table:table-cell office:value-type="float" office:value="1502462299445" calcext:value-type="float">
            <text:p>1502462299445</text:p>
          </table:table-cell>
          <table:table-cell/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299445" calcext:value-type="float">
            <text:p>1502462299445</text:p>
          </table:table-cell>
          <table:table-cell office:value-type="float" office:value="1502462299446" calcext:value-type="float">
            <text:p>1502462299446</text:p>
          </table:table-cell>
          <table:table-cell office:value-type="float" office:value="1502462299450" calcext:value-type="float">
            <text:p>1502462299450</text:p>
          </table:table-cell>
          <table:table-cell/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299450" calcext:value-type="float">
            <text:p>1502462299450</text:p>
          </table:table-cell>
          <table:table-cell office:value-type="float" office:value="1502462299454" calcext:value-type="float">
            <text:p>1502462299454</text:p>
          </table:table-cell>
          <table:table-cell/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299454" calcext:value-type="float">
            <text:p>1502462299454</text:p>
          </table:table-cell>
          <table:table-cell office:value-type="float" office:value="1502462299458" calcext:value-type="float">
            <text:p>1502462299458</text:p>
          </table:table-cell>
          <table:table-cell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299458" calcext:value-type="float">
            <text:p>1502462299458</text:p>
          </table:table-cell>
          <table:table-cell office:value-type="float" office:value="1502462299459" calcext:value-type="float">
            <text:p>1502462299459</text:p>
          </table:table-cell>
          <table:table-cell office:value-type="float" office:value="1502462299462" calcext:value-type="float">
            <text:p>1502462299462</text:p>
          </table:table-cell>
          <table:table-cell/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299462" calcext:value-type="float">
            <text:p>1502462299462</text:p>
          </table:table-cell>
          <table:table-cell office:value-type="float" office:value="1502462299463" calcext:value-type="float">
            <text:p>1502462299463</text:p>
          </table:table-cell>
          <table:table-cell office:value-type="float" office:value="1502462299466" calcext:value-type="float">
            <text:p>1502462299466</text:p>
          </table:table-cell>
          <table:table-cell/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299467" calcext:value-type="float">
            <text:p>1502462299467</text:p>
          </table:table-cell>
          <table:table-cell office:value-type="float" office:value="1502462299471" calcext:value-type="float">
            <text:p>1502462299471</text:p>
          </table:table-cell>
          <table:table-cell/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299471" calcext:value-type="float">
            <text:p>1502462299471</text:p>
          </table:table-cell>
          <table:table-cell office:value-type="float" office:value="1502462299475" calcext:value-type="float">
            <text:p>1502462299475</text:p>
          </table:table-cell>
          <table:table-cell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299475" calcext:value-type="float">
            <text:p>1502462299475</text:p>
          </table:table-cell>
          <table:table-cell office:value-type="float" office:value="1502462299690" calcext:value-type="float">
            <text:p>1502462299690</text:p>
          </table:table-cell>
          <table:table-cell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299690" calcext:value-type="float">
            <text:p>1502462299690</text:p>
          </table:table-cell>
          <table:table-cell office:value-type="float" office:value="1502462299691" calcext:value-type="float">
            <text:p>1502462299691</text:p>
          </table:table-cell>
          <table:table-cell office:value-type="float" office:value="1502462299694" calcext:value-type="float">
            <text:p>1502462299694</text:p>
          </table:table-cell>
          <table:table-cell/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299694" calcext:value-type="float">
            <text:p>1502462299694</text:p>
          </table:table-cell>
          <table:table-cell office:value-type="float" office:value="1502462299695" calcext:value-type="float">
            <text:p>1502462299695</text:p>
          </table:table-cell>
          <table:table-cell office:value-type="float" office:value="1502462299699" calcext:value-type="float">
            <text:p>1502462299699</text:p>
          </table:table-cell>
          <table:table-cell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299699" calcext:value-type="float">
            <text:p>1502462299699</text:p>
          </table:table-cell>
          <table:table-cell office:value-type="float" office:value="1502462299703" calcext:value-type="float">
            <text:p>1502462299703</text:p>
          </table:table-cell>
          <table:table-cell/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299703" calcext:value-type="float">
            <text:p>1502462299703</text:p>
          </table:table-cell>
          <table:table-cell office:value-type="float" office:value="1502462299707" calcext:value-type="float">
            <text:p>1502462299707</text:p>
          </table:table-cell>
          <table:table-cell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299707" calcext:value-type="float">
            <text:p>1502462299707</text:p>
          </table:table-cell>
          <table:table-cell office:value-type="float" office:value="1502462299711" calcext:value-type="float">
            <text:p>1502462299711</text:p>
          </table:table-cell>
          <table:table-cell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299711" calcext:value-type="float">
            <text:p>1502462299711</text:p>
          </table:table-cell>
          <table:table-cell office:value-type="float" office:value="1502462299715" calcext:value-type="float">
            <text:p>1502462299715</text:p>
          </table:table-cell>
          <table:table-cell/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299715" calcext:value-type="float">
            <text:p>1502462299715</text:p>
          </table:table-cell>
          <table:table-cell office:value-type="float" office:value="1502462300368" calcext:value-type="float">
            <text:p>1502462300368</text:p>
          </table:table-cell>
          <table:table-cell/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00368" calcext:value-type="float">
            <text:p>1502462300368</text:p>
          </table:table-cell>
          <table:table-cell office:value-type="float" office:value="1502462300373" calcext:value-type="float">
            <text:p>1502462300373</text:p>
          </table:table-cell>
          <table:table-cell/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00373" calcext:value-type="float">
            <text:p>1502462300373</text:p>
          </table:table-cell>
          <table:table-cell office:value-type="float" office:value="1502462300377" calcext:value-type="float">
            <text:p>1502462300377</text:p>
          </table:table-cell>
          <table:table-cell/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00377" calcext:value-type="float">
            <text:p>1502462300377</text:p>
          </table:table-cell>
          <table:table-cell office:value-type="float" office:value="1502462300378" calcext:value-type="float">
            <text:p>1502462300378</text:p>
          </table:table-cell>
          <table:table-cell office:value-type="float" office:value="1502462300381" calcext:value-type="float">
            <text:p>1502462300381</text:p>
          </table:table-cell>
          <table:table-cell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00381" calcext:value-type="float">
            <text:p>1502462300381</text:p>
          </table:table-cell>
          <table:table-cell office:value-type="float" office:value="1502462300382" calcext:value-type="float">
            <text:p>1502462300382</text:p>
          </table:table-cell>
          <table:table-cell office:value-type="float" office:value="1502462300386" calcext:value-type="float">
            <text:p>1502462300386</text:p>
          </table:table-cell>
          <table:table-cell/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00386" calcext:value-type="float">
            <text:p>1502462300386</text:p>
          </table:table-cell>
          <table:table-cell office:value-type="float" office:value="1502462300390" calcext:value-type="float">
            <text:p>1502462300390</text:p>
          </table:table-cell>
          <table:table-cell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00391" calcext:value-type="float">
            <text:p>1502462300391</text:p>
          </table:table-cell>
          <table:table-cell office:value-type="float" office:value="1502462300395" calcext:value-type="float">
            <text:p>1502462300395</text:p>
          </table:table-cell>
          <table:table-cell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00395" calcext:value-type="float">
            <text:p>1502462300395</text:p>
          </table:table-cell>
          <table:table-cell office:value-type="float" office:value="1502462300399" calcext:value-type="float">
            <text:p>1502462300399</text:p>
          </table:table-cell>
          <table:table-cell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00399" calcext:value-type="float">
            <text:p>1502462300399</text:p>
          </table:table-cell>
          <table:table-cell office:value-type="float" office:value="1502462300403" calcext:value-type="float">
            <text:p>1502462300403</text:p>
          </table:table-cell>
          <table:table-cell/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00403" calcext:value-type="float">
            <text:p>1502462300403</text:p>
          </table:table-cell>
          <table:table-cell office:value-type="float" office:value="1502462300408" calcext:value-type="float">
            <text:p>1502462300408</text:p>
          </table:table-cell>
          <table:table-cell/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00408" calcext:value-type="float">
            <text:p>1502462300408</text:p>
          </table:table-cell>
          <table:table-cell office:value-type="float" office:value="1502462300412" calcext:value-type="float">
            <text:p>1502462300412</text:p>
          </table:table-cell>
          <table:table-cell/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00412" calcext:value-type="float">
            <text:p>1502462300412</text:p>
          </table:table-cell>
          <table:table-cell office:value-type="float" office:value="1502462300416" calcext:value-type="float">
            <text:p>1502462300416</text:p>
          </table:table-cell>
          <table:table-cell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00416" calcext:value-type="float">
            <text:p>1502462300416</text:p>
          </table:table-cell>
          <table:table-cell office:value-type="float" office:value="1502462300417" calcext:value-type="float">
            <text:p>1502462300417</text:p>
          </table:table-cell>
          <table:table-cell office:value-type="float" office:value="1502462300420" calcext:value-type="float">
            <text:p>1502462300420</text:p>
          </table:table-cell>
          <table:table-cell/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00420" calcext:value-type="float">
            <text:p>1502462300420</text:p>
          </table:table-cell>
          <table:table-cell office:value-type="float" office:value="1502462300421" calcext:value-type="float">
            <text:p>1502462300421</text:p>
          </table:table-cell>
          <table:table-cell office:value-type="float" office:value="1502462300425" calcext:value-type="float">
            <text:p>1502462300425</text:p>
          </table:table-cell>
          <table:table-cell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00425" calcext:value-type="float">
            <text:p>1502462300425</text:p>
          </table:table-cell>
          <table:table-cell office:value-type="float" office:value="1502462300429" calcext:value-type="float">
            <text:p>1502462300429</text:p>
          </table:table-cell>
          <table:table-cell/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00429" calcext:value-type="float">
            <text:p>1502462300429</text:p>
          </table:table-cell>
          <table:table-cell office:value-type="float" office:value="1502462300433" calcext:value-type="float">
            <text:p>1502462300433</text:p>
          </table:table-cell>
          <table:table-cell/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00433" calcext:value-type="float">
            <text:p>1502462300433</text:p>
          </table:table-cell>
          <table:table-cell office:value-type="float" office:value="1502462300434" calcext:value-type="float">
            <text:p>1502462300434</text:p>
          </table:table-cell>
          <table:table-cell office:value-type="float" office:value="1502462300437" calcext:value-type="float">
            <text:p>1502462300437</text:p>
          </table:table-cell>
          <table:table-cell/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00437" calcext:value-type="float">
            <text:p>1502462300437</text:p>
          </table:table-cell>
          <table:table-cell office:value-type="float" office:value="1502462300438" calcext:value-type="float">
            <text:p>1502462300438</text:p>
          </table:table-cell>
          <table:table-cell office:value-type="float" office:value="1502462300442" calcext:value-type="float">
            <text:p>1502462300442</text:p>
          </table:table-cell>
          <table:table-cell/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00442" calcext:value-type="float">
            <text:p>1502462300442</text:p>
          </table:table-cell>
          <table:table-cell office:value-type="float" office:value="1502462300446" calcext:value-type="float">
            <text:p>1502462300446</text:p>
          </table:table-cell>
          <table:table-cell/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00446" calcext:value-type="float">
            <text:p>1502462300446</text:p>
          </table:table-cell>
          <table:table-cell office:value-type="float" office:value="1502462300450" calcext:value-type="float">
            <text:p>1502462300450</text:p>
          </table:table-cell>
          <table:table-cell/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00450" calcext:value-type="float">
            <text:p>1502462300450</text:p>
          </table:table-cell>
          <table:table-cell office:value-type="float" office:value="1502462300451" calcext:value-type="float">
            <text:p>1502462300451</text:p>
          </table:table-cell>
          <table:table-cell office:value-type="float" office:value="1502462300670" calcext:value-type="float">
            <text:p>1502462300670</text:p>
          </table:table-cell>
          <table:table-cell/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00670" calcext:value-type="float">
            <text:p>1502462300670</text:p>
          </table:table-cell>
          <table:table-cell office:value-type="float" office:value="1502462300671" calcext:value-type="float">
            <text:p>1502462300671</text:p>
          </table:table-cell>
          <table:table-cell office:value-type="float" office:value="1502462300674" calcext:value-type="float">
            <text:p>1502462300674</text:p>
          </table:table-cell>
          <table:table-cell/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00674" calcext:value-type="float">
            <text:p>1502462300674</text:p>
          </table:table-cell>
          <table:table-cell office:value-type="float" office:value="1502462300675" calcext:value-type="float">
            <text:p>1502462300675</text:p>
          </table:table-cell>
          <table:table-cell office:value-type="float" office:value="1502462300679" calcext:value-type="float">
            <text:p>1502462300679</text:p>
          </table:table-cell>
          <table:table-cell/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00679" calcext:value-type="float">
            <text:p>1502462300679</text:p>
          </table:table-cell>
          <table:table-cell office:value-type="float" office:value="1502462300683" calcext:value-type="float">
            <text:p>1502462300683</text:p>
          </table:table-cell>
          <table:table-cell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00683" calcext:value-type="float">
            <text:p>1502462300683</text:p>
          </table:table-cell>
          <table:table-cell office:value-type="float" office:value="1502462300687" calcext:value-type="float">
            <text:p>1502462300687</text:p>
          </table:table-cell>
          <table:table-cell/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00687" calcext:value-type="float">
            <text:p>1502462300687</text:p>
          </table:table-cell>
          <table:table-cell office:value-type="float" office:value="1502462300691" calcext:value-type="float">
            <text:p>1502462300691</text:p>
          </table:table-cell>
          <table:table-cell/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00691" calcext:value-type="float">
            <text:p>1502462300691</text:p>
          </table:table-cell>
          <table:table-cell office:value-type="float" office:value="1502462300695" calcext:value-type="float">
            <text:p>1502462300695</text:p>
          </table:table-cell>
          <table:table-cell/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00695" calcext:value-type="float">
            <text:p>1502462300695</text:p>
          </table:table-cell>
          <table:table-cell office:value-type="float" office:value="1502462300699" calcext:value-type="float">
            <text:p>1502462300699</text:p>
          </table:table-cell>
          <table:table-cell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00699" calcext:value-type="float">
            <text:p>1502462300699</text:p>
          </table:table-cell>
          <table:table-cell office:value-type="float" office:value="1502462300700" calcext:value-type="float">
            <text:p>1502462300700</text:p>
          </table:table-cell>
          <table:table-cell office:value-type="float" office:value="1502462300703" calcext:value-type="float">
            <text:p>1502462300703</text:p>
          </table:table-cell>
          <table:table-cell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00703" calcext:value-type="float">
            <text:p>1502462300703</text:p>
          </table:table-cell>
          <table:table-cell office:value-type="float" office:value="1502462300704" calcext:value-type="float">
            <text:p>1502462300704</text:p>
          </table:table-cell>
          <table:table-cell office:value-type="float" office:value="1502462300707" calcext:value-type="float">
            <text:p>1502462300707</text:p>
          </table:table-cell>
          <table:table-cell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00707" calcext:value-type="float">
            <text:p>1502462300707</text:p>
          </table:table-cell>
          <table:table-cell office:value-type="float" office:value="1502462300708" calcext:value-type="float">
            <text:p>1502462300708</text:p>
          </table:table-cell>
          <table:table-cell office:value-type="float" office:value="1502462300711" calcext:value-type="float">
            <text:p>1502462300711</text:p>
          </table:table-cell>
          <table:table-cell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00711" calcext:value-type="float">
            <text:p>1502462300711</text:p>
          </table:table-cell>
          <table:table-cell office:value-type="float" office:value="1502462300712" calcext:value-type="float">
            <text:p>1502462300712</text:p>
          </table:table-cell>
          <table:table-cell office:value-type="float" office:value="1502462300715" calcext:value-type="float">
            <text:p>1502462300715</text:p>
          </table:table-cell>
          <table:table-cell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00715" calcext:value-type="float">
            <text:p>1502462300715</text:p>
          </table:table-cell>
          <table:table-cell office:value-type="float" office:value="1502462300716" calcext:value-type="float">
            <text:p>1502462300716</text:p>
          </table:table-cell>
          <table:table-cell office:value-type="float" office:value="1502462300720" calcext:value-type="float">
            <text:p>1502462300720</text:p>
          </table:table-cell>
          <table:table-cell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00720" calcext:value-type="float">
            <text:p>1502462300720</text:p>
          </table:table-cell>
          <table:table-cell office:value-type="float" office:value="1502462300724" calcext:value-type="float">
            <text:p>1502462300724</text:p>
          </table:table-cell>
          <table:table-cell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00724" calcext:value-type="float">
            <text:p>1502462300724</text:p>
          </table:table-cell>
          <table:table-cell office:value-type="float" office:value="1502462300728" calcext:value-type="float">
            <text:p>1502462300728</text:p>
          </table:table-cell>
          <table:table-cell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00728" calcext:value-type="float">
            <text:p>1502462300728</text:p>
          </table:table-cell>
          <table:table-cell office:value-type="float" office:value="1502462300732" calcext:value-type="float">
            <text:p>1502462300732</text:p>
          </table:table-cell>
          <table:table-cell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00732" calcext:value-type="float">
            <text:p>1502462300732</text:p>
          </table:table-cell>
          <table:table-cell office:value-type="float" office:value="1502462300736" calcext:value-type="float">
            <text:p>1502462300736</text:p>
          </table:table-cell>
          <table:table-cell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00736" calcext:value-type="float">
            <text:p>1502462300736</text:p>
          </table:table-cell>
          <table:table-cell office:value-type="float" office:value="1502462300737" calcext:value-type="float">
            <text:p>1502462300737</text:p>
          </table:table-cell>
          <table:table-cell office:value-type="float" office:value="1502462300740" calcext:value-type="float">
            <text:p>1502462300740</text:p>
          </table:table-cell>
          <table:table-cell/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00740" calcext:value-type="float">
            <text:p>1502462300740</text:p>
          </table:table-cell>
          <table:table-cell office:value-type="float" office:value="1502462300741" calcext:value-type="float">
            <text:p>1502462300741</text:p>
          </table:table-cell>
          <table:table-cell office:value-type="float" office:value="1502462300744" calcext:value-type="float">
            <text:p>1502462300744</text:p>
          </table:table-cell>
          <table:table-cell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00744" calcext:value-type="float">
            <text:p>1502462300744</text:p>
          </table:table-cell>
          <table:table-cell office:value-type="float" office:value="1502462300745" calcext:value-type="float">
            <text:p>1502462300745</text:p>
          </table:table-cell>
          <table:table-cell office:value-type="float" office:value="1502462300749" calcext:value-type="float">
            <text:p>1502462300749</text:p>
          </table:table-cell>
          <table:table-cell/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00749" calcext:value-type="float">
            <text:p>1502462300749</text:p>
          </table:table-cell>
          <table:table-cell office:value-type="float" office:value="1502462300753" calcext:value-type="float">
            <text:p>1502462300753</text:p>
          </table:table-cell>
          <table:table-cell/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00753" calcext:value-type="float">
            <text:p>1502462300753</text:p>
          </table:table-cell>
          <table:table-cell office:value-type="float" office:value="1502462300968" calcext:value-type="float">
            <text:p>1502462300968</text:p>
          </table:table-cell>
          <table:table-cell/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00968" calcext:value-type="float">
            <text:p>1502462300968</text:p>
          </table:table-cell>
          <table:table-cell office:value-type="float" office:value="1502462300969" calcext:value-type="float">
            <text:p>1502462300969</text:p>
          </table:table-cell>
          <table:table-cell office:value-type="float" office:value="1502462300973" calcext:value-type="float">
            <text:p>1502462300973</text:p>
          </table:table-cell>
          <table:table-cell/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00973" calcext:value-type="float">
            <text:p>1502462300973</text:p>
          </table:table-cell>
          <table:table-cell office:value-type="float" office:value="1502462300977" calcext:value-type="float">
            <text:p>1502462300977</text:p>
          </table:table-cell>
          <table:table-cell/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00977" calcext:value-type="float">
            <text:p>1502462300977</text:p>
          </table:table-cell>
          <table:table-cell office:value-type="float" office:value="1502462300978" calcext:value-type="float">
            <text:p>1502462300978</text:p>
          </table:table-cell>
          <table:table-cell office:value-type="float" office:value="1502462300981" calcext:value-type="float">
            <text:p>1502462300981</text:p>
          </table:table-cell>
          <table:table-cell/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00981" calcext:value-type="float">
            <text:p>1502462300981</text:p>
          </table:table-cell>
          <table:table-cell office:value-type="float" office:value="1502462300982" calcext:value-type="float">
            <text:p>1502462300982</text:p>
          </table:table-cell>
          <table:table-cell office:value-type="float" office:value="1502462300987" calcext:value-type="float">
            <text:p>1502462300987</text:p>
          </table:table-cell>
          <table:table-cell/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00987" calcext:value-type="float">
            <text:p>1502462300987</text:p>
          </table:table-cell>
          <table:table-cell office:value-type="float" office:value="1502462300991" calcext:value-type="float">
            <text:p>1502462300991</text:p>
          </table:table-cell>
          <table:table-cell/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00991" calcext:value-type="float">
            <text:p>1502462300991</text:p>
          </table:table-cell>
          <table:table-cell office:value-type="float" office:value="1502462300992" calcext:value-type="float">
            <text:p>1502462300992</text:p>
          </table:table-cell>
          <table:table-cell office:value-type="float" office:value="1502462301210" calcext:value-type="float">
            <text:p>1502462301210</text:p>
          </table:table-cell>
          <table:table-cell/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01210" calcext:value-type="float">
            <text:p>1502462301210</text:p>
          </table:table-cell>
          <table:table-cell office:value-type="float" office:value="1502462301211" calcext:value-type="float">
            <text:p>1502462301211</text:p>
          </table:table-cell>
          <table:table-cell office:value-type="float" office:value="1502462301235" calcext:value-type="float">
            <text:p>1502462301235</text:p>
          </table:table-cell>
          <table:table-cell/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01235" calcext:value-type="float">
            <text:p>1502462301235</text:p>
          </table:table-cell>
          <table:table-cell office:value-type="float" office:value="1502462301239" calcext:value-type="float">
            <text:p>1502462301239</text:p>
          </table:table-cell>
          <table:table-cell/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01239" calcext:value-type="float">
            <text:p>1502462301239</text:p>
          </table:table-cell>
          <table:table-cell office:value-type="float" office:value="1502462301240" calcext:value-type="float">
            <text:p>1502462301240</text:p>
          </table:table-cell>
          <table:table-cell office:value-type="float" office:value="1502462301243" calcext:value-type="float">
            <text:p>1502462301243</text:p>
          </table:table-cell>
          <table:table-cell/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01243" calcext:value-type="float">
            <text:p>1502462301243</text:p>
          </table:table-cell>
          <table:table-cell office:value-type="float" office:value="1502462301244" calcext:value-type="float">
            <text:p>1502462301244</text:p>
          </table:table-cell>
          <table:table-cell office:value-type="float" office:value="1502462301247" calcext:value-type="float">
            <text:p>1502462301247</text:p>
          </table:table-cell>
          <table:table-cell/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01247" calcext:value-type="float">
            <text:p>1502462301247</text:p>
          </table:table-cell>
          <table:table-cell office:value-type="float" office:value="1502462301248" calcext:value-type="float">
            <text:p>1502462301248</text:p>
          </table:table-cell>
          <table:table-cell office:value-type="float" office:value="1502462301252" calcext:value-type="float">
            <text:p>1502462301252</text:p>
          </table:table-cell>
          <table:table-cell/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01252" calcext:value-type="float">
            <text:p>1502462301252</text:p>
          </table:table-cell>
          <table:table-cell office:value-type="float" office:value="1502462301256" calcext:value-type="float">
            <text:p>1502462301256</text:p>
          </table:table-cell>
          <table:table-cell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01256" calcext:value-type="float">
            <text:p>1502462301256</text:p>
          </table:table-cell>
          <table:table-cell office:value-type="float" office:value="1502462301260" calcext:value-type="float">
            <text:p>1502462301260</text:p>
          </table:table-cell>
          <table:table-cell/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01260" calcext:value-type="float">
            <text:p>1502462301260</text:p>
          </table:table-cell>
          <table:table-cell office:value-type="float" office:value="1502462301264" calcext:value-type="float">
            <text:p>1502462301264</text:p>
          </table:table-cell>
          <table:table-cell/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01264" calcext:value-type="float">
            <text:p>1502462301264</text:p>
          </table:table-cell>
          <table:table-cell office:value-type="float" office:value="1502462301268" calcext:value-type="float">
            <text:p>1502462301268</text:p>
          </table:table-cell>
          <table:table-cell/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01268" calcext:value-type="float">
            <text:p>1502462301268</text:p>
          </table:table-cell>
          <table:table-cell office:value-type="float" office:value="1502462301269" calcext:value-type="float">
            <text:p>1502462301269</text:p>
          </table:table-cell>
          <table:table-cell office:value-type="float" office:value="1502462301272" calcext:value-type="float">
            <text:p>1502462301272</text:p>
          </table:table-cell>
          <table:table-cell/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01272" calcext:value-type="float">
            <text:p>1502462301272</text:p>
          </table:table-cell>
          <table:table-cell office:value-type="float" office:value="1502462301273" calcext:value-type="float">
            <text:p>1502462301273</text:p>
          </table:table-cell>
          <table:table-cell office:value-type="float" office:value="1502462301488" calcext:value-type="float">
            <text:p>1502462301488</text:p>
          </table:table-cell>
          <table:table-cell/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01488" calcext:value-type="float">
            <text:p>1502462301488</text:p>
          </table:table-cell>
          <table:table-cell office:value-type="float" office:value="1502462301493" calcext:value-type="float">
            <text:p>1502462301493</text:p>
          </table:table-cell>
          <table:table-cell/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01493" calcext:value-type="float">
            <text:p>1502462301493</text:p>
          </table:table-cell>
          <table:table-cell office:value-type="float" office:value="1502462301497" calcext:value-type="float">
            <text:p>1502462301497</text:p>
          </table:table-cell>
          <table:table-cell/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01497" calcext:value-type="float">
            <text:p>1502462301497</text:p>
          </table:table-cell>
          <table:table-cell office:value-type="float" office:value="1502462301498" calcext:value-type="float">
            <text:p>1502462301498</text:p>
          </table:table-cell>
          <table:table-cell office:value-type="float" office:value="1502462301502" calcext:value-type="float">
            <text:p>1502462301502</text:p>
          </table:table-cell>
          <table:table-cell/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01502" calcext:value-type="float">
            <text:p>1502462301502</text:p>
          </table:table-cell>
          <table:table-cell office:value-type="float" office:value="1502462301720" calcext:value-type="float">
            <text:p>1502462301720</text:p>
          </table:table-cell>
          <table:table-cell/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01720" calcext:value-type="float">
            <text:p>1502462301720</text:p>
          </table:table-cell>
          <table:table-cell office:value-type="float" office:value="1502462301721" calcext:value-type="float">
            <text:p>1502462301721</text:p>
          </table:table-cell>
          <table:table-cell office:value-type="float" office:value="1502462301725" calcext:value-type="float">
            <text:p>1502462301725</text:p>
          </table:table-cell>
          <table:table-cell/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01725" calcext:value-type="float">
            <text:p>1502462301725</text:p>
          </table:table-cell>
          <table:table-cell office:value-type="float" office:value="1502462301729" calcext:value-type="float">
            <text:p>1502462301729</text:p>
          </table:table-cell>
          <table:table-cell/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01729" calcext:value-type="float">
            <text:p>1502462301729</text:p>
          </table:table-cell>
          <table:table-cell office:value-type="float" office:value="1502462301950" calcext:value-type="float">
            <text:p>1502462301950</text:p>
          </table:table-cell>
          <table:table-cell/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01950" calcext:value-type="float">
            <text:p>1502462301950</text:p>
          </table:table-cell>
          <table:table-cell office:value-type="float" office:value="1502462301951" calcext:value-type="float">
            <text:p>1502462301951</text:p>
          </table:table-cell>
          <table:table-cell office:value-type="float" office:value="1502462301954" calcext:value-type="float">
            <text:p>1502462301954</text:p>
          </table:table-cell>
          <table:table-cell/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01954" calcext:value-type="float">
            <text:p>1502462301954</text:p>
          </table:table-cell>
          <table:table-cell office:value-type="float" office:value="1502462301955" calcext:value-type="float">
            <text:p>1502462301955</text:p>
          </table:table-cell>
          <table:table-cell office:value-type="float" office:value="1502462301958" calcext:value-type="float">
            <text:p>1502462301958</text:p>
          </table:table-cell>
          <table:table-cell/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01959" calcext:value-type="float">
            <text:p>1502462301959</text:p>
          </table:table-cell>
          <table:table-cell office:value-type="float" office:value="1502462301962" calcext:value-type="float">
            <text:p>1502462301962</text:p>
          </table:table-cell>
          <table:table-cell/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01963" calcext:value-type="float">
            <text:p>1502462301963</text:p>
          </table:table-cell>
          <table:table-cell office:value-type="float" office:value="1502462301967" calcext:value-type="float">
            <text:p>1502462301967</text:p>
          </table:table-cell>
          <table:table-cell/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01967" calcext:value-type="float">
            <text:p>1502462301967</text:p>
          </table:table-cell>
          <table:table-cell office:value-type="float" office:value="1502462301971" calcext:value-type="float">
            <text:p>1502462301971</text:p>
          </table:table-cell>
          <table:table-cell/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01971" calcext:value-type="float">
            <text:p>1502462301971</text:p>
          </table:table-cell>
          <table:table-cell office:value-type="float" office:value="1502462301975" calcext:value-type="float">
            <text:p>1502462301975</text:p>
          </table:table-cell>
          <table:table-cell/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01975" calcext:value-type="float">
            <text:p>1502462301975</text:p>
          </table:table-cell>
          <table:table-cell office:value-type="float" office:value="1502462301979" calcext:value-type="float">
            <text:p>1502462301979</text:p>
          </table:table-cell>
          <table:table-cell/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01979" calcext:value-type="float">
            <text:p>1502462301979</text:p>
          </table:table-cell>
          <table:table-cell office:value-type="float" office:value="1502462301983" calcext:value-type="float">
            <text:p>1502462301983</text:p>
          </table:table-cell>
          <table:table-cell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01983" calcext:value-type="float">
            <text:p>1502462301983</text:p>
          </table:table-cell>
          <table:table-cell office:value-type="float" office:value="1502462301987" calcext:value-type="float">
            <text:p>1502462301987</text:p>
          </table:table-cell>
          <table:table-cell/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01987" calcext:value-type="float">
            <text:p>1502462301987</text:p>
          </table:table-cell>
          <table:table-cell office:value-type="float" office:value="1502462301991" calcext:value-type="float">
            <text:p>1502462301991</text:p>
          </table:table-cell>
          <table:table-cell/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01991" calcext:value-type="float">
            <text:p>1502462301991</text:p>
          </table:table-cell>
          <table:table-cell office:value-type="float" office:value="1502462301992" calcext:value-type="float">
            <text:p>1502462301992</text:p>
          </table:table-cell>
          <table:table-cell office:value-type="float" office:value="1502462301995" calcext:value-type="float">
            <text:p>1502462301995</text:p>
          </table:table-cell>
          <table:table-cell/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01995" calcext:value-type="float">
            <text:p>1502462301995</text:p>
          </table:table-cell>
          <table:table-cell office:value-type="float" office:value="1502462301996" calcext:value-type="float">
            <text:p>1502462301996</text:p>
          </table:table-cell>
          <table:table-cell office:value-type="float" office:value="1502462301999" calcext:value-type="float">
            <text:p>1502462301999</text:p>
          </table:table-cell>
          <table:table-cell/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01999" calcext:value-type="float">
            <text:p>1502462301999</text:p>
          </table:table-cell>
          <table:table-cell office:value-type="float" office:value="1502462302000" calcext:value-type="float">
            <text:p>1502462302000</text:p>
          </table:table-cell>
          <table:table-cell office:value-type="float" office:value="1502462302003" calcext:value-type="float">
            <text:p>1502462302003</text:p>
          </table:table-cell>
          <table:table-cell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02003" calcext:value-type="float">
            <text:p>1502462302003</text:p>
          </table:table-cell>
          <table:table-cell office:value-type="float" office:value="1502462302004" calcext:value-type="float">
            <text:p>1502462302004</text:p>
          </table:table-cell>
          <table:table-cell office:value-type="float" office:value="1502462302007" calcext:value-type="float">
            <text:p>1502462302007</text:p>
          </table:table-cell>
          <table:table-cell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02007" calcext:value-type="float">
            <text:p>1502462302007</text:p>
          </table:table-cell>
          <table:table-cell office:value-type="float" office:value="1502462302008" calcext:value-type="float">
            <text:p>1502462302008</text:p>
          </table:table-cell>
          <table:table-cell office:value-type="float" office:value="1502462302011" calcext:value-type="float">
            <text:p>1502462302011</text:p>
          </table:table-cell>
          <table:table-cell/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02011" calcext:value-type="float">
            <text:p>1502462302011</text:p>
          </table:table-cell>
          <table:table-cell office:value-type="float" office:value="1502462302012" calcext:value-type="float">
            <text:p>1502462302012</text:p>
          </table:table-cell>
          <table:table-cell office:value-type="float" office:value="1502462302016" calcext:value-type="float">
            <text:p>1502462302016</text:p>
          </table:table-cell>
          <table:table-cell/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02016" calcext:value-type="float">
            <text:p>1502462302016</text:p>
          </table:table-cell>
          <table:table-cell office:value-type="float" office:value="1502462302020" calcext:value-type="float">
            <text:p>1502462302020</text:p>
          </table:table-cell>
          <table:table-cell/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02020" calcext:value-type="float">
            <text:p>1502462302020</text:p>
          </table:table-cell>
          <table:table-cell office:value-type="float" office:value="1502462302024" calcext:value-type="float">
            <text:p>1502462302024</text:p>
          </table:table-cell>
          <table:table-cell/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02024" calcext:value-type="float">
            <text:p>1502462302024</text:p>
          </table:table-cell>
          <table:table-cell office:value-type="float" office:value="1502462302028" calcext:value-type="float">
            <text:p>1502462302028</text:p>
          </table:table-cell>
          <table:table-cell/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02028" calcext:value-type="float">
            <text:p>1502462302028</text:p>
          </table:table-cell>
          <table:table-cell office:value-type="float" office:value="1502462302032" calcext:value-type="float">
            <text:p>1502462302032</text:p>
          </table:table-cell>
          <table:table-cell/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02032" calcext:value-type="float">
            <text:p>1502462302032</text:p>
          </table:table-cell>
          <table:table-cell office:value-type="float" office:value="1502462302033" calcext:value-type="float">
            <text:p>1502462302033</text:p>
          </table:table-cell>
          <table:table-cell office:value-type="float" office:value="1502462302036" calcext:value-type="float">
            <text:p>1502462302036</text:p>
          </table:table-cell>
          <table:table-cell/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02036" calcext:value-type="float">
            <text:p>1502462302036</text:p>
          </table:table-cell>
          <table:table-cell office:value-type="float" office:value="1502462302037" calcext:value-type="float">
            <text:p>1502462302037</text:p>
          </table:table-cell>
          <table:table-cell office:value-type="float" office:value="1502462302041" calcext:value-type="float">
            <text:p>1502462302041</text:p>
          </table:table-cell>
          <table:table-cell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02041" calcext:value-type="float">
            <text:p>1502462302041</text:p>
          </table:table-cell>
          <table:table-cell office:value-type="float" office:value="1502462302045" calcext:value-type="float">
            <text:p>1502462302045</text:p>
          </table:table-cell>
          <table:table-cell/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02045" calcext:value-type="float">
            <text:p>1502462302045</text:p>
          </table:table-cell>
          <table:table-cell office:value-type="float" office:value="1502462302049" calcext:value-type="float">
            <text:p>1502462302049</text:p>
          </table:table-cell>
          <table:table-cell/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02049" calcext:value-type="float">
            <text:p>1502462302049</text:p>
          </table:table-cell>
          <table:table-cell office:value-type="float" office:value="1502462302053" calcext:value-type="float">
            <text:p>1502462302053</text:p>
          </table:table-cell>
          <table:table-cell/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02053" calcext:value-type="float">
            <text:p>1502462302053</text:p>
          </table:table-cell>
          <table:table-cell office:value-type="float" office:value="1502462302057" calcext:value-type="float">
            <text:p>1502462302057</text:p>
          </table:table-cell>
          <table:table-cell/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02057" calcext:value-type="float">
            <text:p>1502462302057</text:p>
          </table:table-cell>
          <table:table-cell office:value-type="float" office:value="1502462302058" calcext:value-type="float">
            <text:p>1502462302058</text:p>
          </table:table-cell>
          <table:table-cell office:value-type="float" office:value="1502462302061" calcext:value-type="float">
            <text:p>1502462302061</text:p>
          </table:table-cell>
          <table:table-cell/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02061" calcext:value-type="float">
            <text:p>1502462302061</text:p>
          </table:table-cell>
          <table:table-cell office:value-type="float" office:value="1502462302062" calcext:value-type="float">
            <text:p>1502462302062</text:p>
          </table:table-cell>
          <table:table-cell office:value-type="float" office:value="1502462302065" calcext:value-type="float">
            <text:p>1502462302065</text:p>
          </table:table-cell>
          <table:table-cell/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02065" calcext:value-type="float">
            <text:p>1502462302065</text:p>
          </table:table-cell>
          <table:table-cell office:value-type="float" office:value="1502462302066" calcext:value-type="float">
            <text:p>1502462302066</text:p>
          </table:table-cell>
          <table:table-cell office:value-type="float" office:value="1502462302070" calcext:value-type="float">
            <text:p>1502462302070</text:p>
          </table:table-cell>
          <table:table-cell/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02070" calcext:value-type="float">
            <text:p>1502462302070</text:p>
          </table:table-cell>
          <table:table-cell office:value-type="float" office:value="1502462302075" calcext:value-type="float">
            <text:p>1502462302075</text:p>
          </table:table-cell>
          <table:table-cell/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02075" calcext:value-type="float">
            <text:p>1502462302075</text:p>
          </table:table-cell>
          <table:table-cell office:value-type="float" office:value="1502462302079" calcext:value-type="float">
            <text:p>1502462302079</text:p>
          </table:table-cell>
          <table:table-cell/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02079" calcext:value-type="float">
            <text:p>1502462302079</text:p>
          </table:table-cell>
          <table:table-cell office:value-type="float" office:value="1502462302083" calcext:value-type="float">
            <text:p>1502462302083</text:p>
          </table:table-cell>
          <table:table-cell/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02083" calcext:value-type="float">
            <text:p>1502462302083</text:p>
          </table:table-cell>
          <table:table-cell office:value-type="float" office:value="1502462302087" calcext:value-type="float">
            <text:p>1502462302087</text:p>
          </table:table-cell>
          <table:table-cell/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02087" calcext:value-type="float">
            <text:p>1502462302087</text:p>
          </table:table-cell>
          <table:table-cell office:value-type="float" office:value="1502462302091" calcext:value-type="float">
            <text:p>1502462302091</text:p>
          </table:table-cell>
          <table:table-cell/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02091" calcext:value-type="float">
            <text:p>1502462302091</text:p>
          </table:table-cell>
          <table:table-cell office:value-type="float" office:value="1502462302095" calcext:value-type="float">
            <text:p>1502462302095</text:p>
          </table:table-cell>
          <table:table-cell/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02095" calcext:value-type="float">
            <text:p>1502462302095</text:p>
          </table:table-cell>
          <table:table-cell office:value-type="float" office:value="1502462302099" calcext:value-type="float">
            <text:p>1502462302099</text:p>
          </table:table-cell>
          <table:table-cell/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02099" calcext:value-type="float">
            <text:p>1502462302099</text:p>
          </table:table-cell>
          <table:table-cell office:value-type="float" office:value="1502462302100" calcext:value-type="float">
            <text:p>1502462302100</text:p>
          </table:table-cell>
          <table:table-cell office:value-type="float" office:value="1502462302103" calcext:value-type="float">
            <text:p>1502462302103</text:p>
          </table:table-cell>
          <table:table-cell/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02103" calcext:value-type="float">
            <text:p>1502462302103</text:p>
          </table:table-cell>
          <table:table-cell office:value-type="float" office:value="1502462302104" calcext:value-type="float">
            <text:p>1502462302104</text:p>
          </table:table-cell>
          <table:table-cell office:value-type="float" office:value="1502462302107" calcext:value-type="float">
            <text:p>1502462302107</text:p>
          </table:table-cell>
          <table:table-cell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02107" calcext:value-type="float">
            <text:p>1502462302107</text:p>
          </table:table-cell>
          <table:table-cell office:value-type="float" office:value="1502462302108" calcext:value-type="float">
            <text:p>1502462302108</text:p>
          </table:table-cell>
          <table:table-cell office:value-type="float" office:value="1502462302111" calcext:value-type="float">
            <text:p>1502462302111</text:p>
          </table:table-cell>
          <table:table-cell/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02111" calcext:value-type="float">
            <text:p>1502462302111</text:p>
          </table:table-cell>
          <table:table-cell office:value-type="float" office:value="1502462302112" calcext:value-type="float">
            <text:p>1502462302112</text:p>
          </table:table-cell>
          <table:table-cell office:value-type="float" office:value="1502462302115" calcext:value-type="float">
            <text:p>1502462302115</text:p>
          </table:table-cell>
          <table:table-cell/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02115" calcext:value-type="float">
            <text:p>1502462302115</text:p>
          </table:table-cell>
          <table:table-cell office:value-type="float" office:value="1502462302116" calcext:value-type="float">
            <text:p>1502462302116</text:p>
          </table:table-cell>
          <table:table-cell office:value-type="float" office:value="1502462302131" calcext:value-type="float">
            <text:p>1502462302131</text:p>
          </table:table-cell>
          <table:table-cell/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02131" calcext:value-type="float">
            <text:p>1502462302131</text:p>
          </table:table-cell>
          <table:table-cell office:value-type="float" office:value="1502462302137" calcext:value-type="float">
            <text:p>1502462302137</text:p>
          </table:table-cell>
          <table:table-cell/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02137" calcext:value-type="float">
            <text:p>1502462302137</text:p>
          </table:table-cell>
          <table:table-cell office:value-type="float" office:value="1502462302569" calcext:value-type="float">
            <text:p>1502462302569</text:p>
          </table:table-cell>
          <table:table-cell/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02569" calcext:value-type="float">
            <text:p>1502462302569</text:p>
          </table:table-cell>
          <table:table-cell office:value-type="float" office:value="1502462302572" calcext:value-type="float">
            <text:p>1502462302572</text:p>
          </table:table-cell>
          <table:table-cell/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02572" calcext:value-type="float">
            <text:p>1502462302572</text:p>
          </table:table-cell>
          <table:table-cell office:value-type="float" office:value="1502462302575" calcext:value-type="float">
            <text:p>1502462302575</text:p>
          </table:table-cell>
          <table:table-cell/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02575" calcext:value-type="float">
            <text:p>1502462302575</text:p>
          </table:table-cell>
          <table:table-cell office:value-type="float" office:value="1502462302578" calcext:value-type="float">
            <text:p>1502462302578</text:p>
          </table:table-cell>
          <table:table-cell/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02578" calcext:value-type="float">
            <text:p>1502462302578</text:p>
          </table:table-cell>
          <table:table-cell office:value-type="float" office:value="1502462302581" calcext:value-type="float">
            <text:p>1502462302581</text:p>
          </table:table-cell>
          <table:table-cell/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02581" calcext:value-type="float">
            <text:p>1502462302581</text:p>
          </table:table-cell>
          <table:table-cell office:value-type="float" office:value="1502462302584" calcext:value-type="float">
            <text:p>1502462302584</text:p>
          </table:table-cell>
          <table:table-cell/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02584" calcext:value-type="float">
            <text:p>1502462302584</text:p>
          </table:table-cell>
          <table:table-cell office:value-type="float" office:value="1502462302587" calcext:value-type="float">
            <text:p>1502462302587</text:p>
          </table:table-cell>
          <table:table-cell/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02587" calcext:value-type="float">
            <text:p>1502462302587</text:p>
          </table:table-cell>
          <table:table-cell office:value-type="float" office:value="1502462302590" calcext:value-type="float">
            <text:p>1502462302590</text:p>
          </table:table-cell>
          <table:table-cell/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02590" calcext:value-type="float">
            <text:p>1502462302590</text:p>
          </table:table-cell>
          <table:table-cell office:value-type="float" office:value="1502462302592" calcext:value-type="float">
            <text:p>1502462302592</text:p>
          </table:table-cell>
          <table:table-cell/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02592" calcext:value-type="float">
            <text:p>1502462302592</text:p>
          </table:table-cell>
          <table:table-cell office:value-type="float" office:value="1502462302593" calcext:value-type="float">
            <text:p>1502462302593</text:p>
          </table:table-cell>
          <table:table-cell office:value-type="float" office:value="1502462302595" calcext:value-type="float">
            <text:p>1502462302595</text:p>
          </table:table-cell>
          <table:table-cell/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02595" calcext:value-type="float">
            <text:p>1502462302595</text:p>
          </table:table-cell>
          <table:table-cell office:value-type="float" office:value="1502462302596" calcext:value-type="float">
            <text:p>1502462302596</text:p>
          </table:table-cell>
          <table:table-cell office:value-type="float" office:value="1502462302598" calcext:value-type="float">
            <text:p>1502462302598</text:p>
          </table:table-cell>
          <table:table-cell/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02598" calcext:value-type="float">
            <text:p>1502462302598</text:p>
          </table:table-cell>
          <table:table-cell office:value-type="float" office:value="1502462302601" calcext:value-type="float">
            <text:p>1502462302601</text:p>
          </table:table-cell>
          <table:table-cell/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02601" calcext:value-type="float">
            <text:p>1502462302601</text:p>
          </table:table-cell>
          <table:table-cell office:value-type="float" office:value="1502462302604" calcext:value-type="float">
            <text:p>1502462302604</text:p>
          </table:table-cell>
          <table:table-cell/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02604" calcext:value-type="float">
            <text:p>1502462302604</text:p>
          </table:table-cell>
          <table:table-cell office:value-type="float" office:value="1502462302607" calcext:value-type="float">
            <text:p>1502462302607</text:p>
          </table:table-cell>
          <table:table-cell/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02607" calcext:value-type="float">
            <text:p>1502462302607</text:p>
          </table:table-cell>
          <table:table-cell office:value-type="float" office:value="1502462303040" calcext:value-type="float">
            <text:p>1502462303040</text:p>
          </table:table-cell>
          <table:table-cell/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03040" calcext:value-type="float">
            <text:p>1502462303040</text:p>
          </table:table-cell>
          <table:table-cell office:value-type="float" office:value="1502462303041" calcext:value-type="float">
            <text:p>1502462303041</text:p>
          </table:table-cell>
          <table:table-cell office:value-type="float" office:value="1502462303044" calcext:value-type="float">
            <text:p>1502462303044</text:p>
          </table:table-cell>
          <table:table-cell/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03044" calcext:value-type="float">
            <text:p>1502462303044</text:p>
          </table:table-cell>
          <table:table-cell office:value-type="float" office:value="1502462303045" calcext:value-type="float">
            <text:p>1502462303045</text:p>
          </table:table-cell>
          <table:table-cell office:value-type="float" office:value="1502462303478" calcext:value-type="float">
            <text:p>1502462303478</text:p>
          </table:table-cell>
          <table:table-cell/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03478" calcext:value-type="float">
            <text:p>1502462303478</text:p>
          </table:table-cell>
          <table:table-cell office:value-type="float" office:value="1502462303482" calcext:value-type="float">
            <text:p>1502462303482</text:p>
          </table:table-cell>
          <table:table-cell/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03482" calcext:value-type="float">
            <text:p>1502462303482</text:p>
          </table:table-cell>
          <table:table-cell office:value-type="float" office:value="1502462303483" calcext:value-type="float">
            <text:p>1502462303483</text:p>
          </table:table-cell>
          <table:table-cell office:value-type="float" office:value="1502462303486" calcext:value-type="float">
            <text:p>1502462303486</text:p>
          </table:table-cell>
          <table:table-cell/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03486" calcext:value-type="float">
            <text:p>1502462303486</text:p>
          </table:table-cell>
          <table:table-cell office:value-type="float" office:value="1502462303487" calcext:value-type="float">
            <text:p>1502462303487</text:p>
          </table:table-cell>
          <table:table-cell office:value-type="float" office:value="1502462303491" calcext:value-type="float">
            <text:p>1502462303491</text:p>
          </table:table-cell>
          <table:table-cell/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03491" calcext:value-type="float">
            <text:p>1502462303491</text:p>
          </table:table-cell>
          <table:table-cell office:value-type="float" office:value="1502462303495" calcext:value-type="float">
            <text:p>1502462303495</text:p>
          </table:table-cell>
          <table:table-cell/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03495" calcext:value-type="float">
            <text:p>1502462303495</text:p>
          </table:table-cell>
          <table:table-cell office:value-type="float" office:value="1502462303499" calcext:value-type="float">
            <text:p>1502462303499</text:p>
          </table:table-cell>
          <table:table-cell/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03499" calcext:value-type="float">
            <text:p>1502462303499</text:p>
          </table:table-cell>
          <table:table-cell office:value-type="float" office:value="1502462303503" calcext:value-type="float">
            <text:p>1502462303503</text:p>
          </table:table-cell>
          <table:table-cell/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03503" calcext:value-type="float">
            <text:p>1502462303503</text:p>
          </table:table-cell>
          <table:table-cell office:value-type="float" office:value="1502462303507" calcext:value-type="float">
            <text:p>1502462303507</text:p>
          </table:table-cell>
          <table:table-cell/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03507" calcext:value-type="float">
            <text:p>1502462303507</text:p>
          </table:table-cell>
          <table:table-cell office:value-type="float" office:value="1502462303511" calcext:value-type="float">
            <text:p>1502462303511</text:p>
          </table:table-cell>
          <table:table-cell/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03511" calcext:value-type="float">
            <text:p>1502462303511</text:p>
          </table:table-cell>
          <table:table-cell office:value-type="float" office:value="1502462303515" calcext:value-type="float">
            <text:p>1502462303515</text:p>
          </table:table-cell>
          <table:table-cell/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03515" calcext:value-type="float">
            <text:p>1502462303515</text:p>
          </table:table-cell>
          <table:table-cell office:value-type="float" office:value="1502462303516" calcext:value-type="float">
            <text:p>1502462303516</text:p>
          </table:table-cell>
          <table:table-cell office:value-type="float" office:value="1502462303519" calcext:value-type="float">
            <text:p>1502462303519</text:p>
          </table:table-cell>
          <table:table-cell/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03519" calcext:value-type="float">
            <text:p>1502462303519</text:p>
          </table:table-cell>
          <table:table-cell office:value-type="float" office:value="1502462303520" calcext:value-type="float">
            <text:p>1502462303520</text:p>
          </table:table-cell>
          <table:table-cell office:value-type="float" office:value="1502462303523" calcext:value-type="float">
            <text:p>1502462303523</text:p>
          </table:table-cell>
          <table:table-cell/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03523" calcext:value-type="float">
            <text:p>1502462303523</text:p>
          </table:table-cell>
          <table:table-cell office:value-type="float" office:value="1502462303524" calcext:value-type="float">
            <text:p>1502462303524</text:p>
          </table:table-cell>
          <table:table-cell office:value-type="float" office:value="1502462303527" calcext:value-type="float">
            <text:p>1502462303527</text:p>
          </table:table-cell>
          <table:table-cell/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03527" calcext:value-type="float">
            <text:p>1502462303527</text:p>
          </table:table-cell>
          <table:table-cell office:value-type="float" office:value="1502462303528" calcext:value-type="float">
            <text:p>1502462303528</text:p>
          </table:table-cell>
          <table:table-cell office:value-type="float" office:value="1502462303531" calcext:value-type="float">
            <text:p>1502462303531</text:p>
          </table:table-cell>
          <table:table-cell/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03531" calcext:value-type="float">
            <text:p>1502462303531</text:p>
          </table:table-cell>
          <table:table-cell office:value-type="float" office:value="1502462303532" calcext:value-type="float">
            <text:p>1502462303532</text:p>
          </table:table-cell>
          <table:table-cell office:value-type="float" office:value="1502462303535" calcext:value-type="float">
            <text:p>1502462303535</text:p>
          </table:table-cell>
          <table:table-cell/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03535" calcext:value-type="float">
            <text:p>1502462303535</text:p>
          </table:table-cell>
          <table:table-cell office:value-type="float" office:value="1502462303536" calcext:value-type="float">
            <text:p>1502462303536</text:p>
          </table:table-cell>
          <table:table-cell office:value-type="float" office:value="1502462303540" calcext:value-type="float">
            <text:p>1502462303540</text:p>
          </table:table-cell>
          <table:table-cell/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03540" calcext:value-type="float">
            <text:p>1502462303540</text:p>
          </table:table-cell>
          <table:table-cell office:value-type="float" office:value="1502462303544" calcext:value-type="float">
            <text:p>1502462303544</text:p>
          </table:table-cell>
          <table:table-cell/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03544" calcext:value-type="float">
            <text:p>1502462303544</text:p>
          </table:table-cell>
          <table:table-cell office:value-type="float" office:value="1502462303548" calcext:value-type="float">
            <text:p>1502462303548</text:p>
          </table:table-cell>
          <table:table-cell/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03548" calcext:value-type="float">
            <text:p>1502462303548</text:p>
          </table:table-cell>
          <table:table-cell office:value-type="float" office:value="1502462303549" calcext:value-type="float">
            <text:p>1502462303549</text:p>
          </table:table-cell>
          <table:table-cell office:value-type="float" office:value="1502462303552" calcext:value-type="float">
            <text:p>1502462303552</text:p>
          </table:table-cell>
          <table:table-cell/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03552" calcext:value-type="float">
            <text:p>1502462303552</text:p>
          </table:table-cell>
          <table:table-cell office:value-type="float" office:value="1502462303553" calcext:value-type="float">
            <text:p>1502462303553</text:p>
          </table:table-cell>
          <table:table-cell office:value-type="float" office:value="1502462303557" calcext:value-type="float">
            <text:p>1502462303557</text:p>
          </table:table-cell>
          <table:table-cell/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03557" calcext:value-type="float">
            <text:p>1502462303557</text:p>
          </table:table-cell>
          <table:table-cell office:value-type="float" office:value="1502462303558" calcext:value-type="float">
            <text:p>1502462303558</text:p>
          </table:table-cell>
          <table:table-cell office:value-type="float" office:value="1502462303561" calcext:value-type="float">
            <text:p>1502462303561</text:p>
          </table:table-cell>
          <table:table-cell/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03562" calcext:value-type="float">
            <text:p>1502462303562</text:p>
          </table:table-cell>
          <table:table-cell office:value-type="float" office:value="1502462303566" calcext:value-type="float">
            <text:p>1502462303566</text:p>
          </table:table-cell>
          <table:table-cell/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03566" calcext:value-type="float">
            <text:p>1502462303566</text:p>
          </table:table-cell>
          <table:table-cell office:value-type="float" office:value="1502462303570" calcext:value-type="float">
            <text:p>1502462303570</text:p>
          </table:table-cell>
          <table:table-cell/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03570" calcext:value-type="float">
            <text:p>1502462303570</text:p>
          </table:table-cell>
          <table:table-cell office:value-type="float" office:value="1502462303574" calcext:value-type="float">
            <text:p>1502462303574</text:p>
          </table:table-cell>
          <table:table-cell/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03574" calcext:value-type="float">
            <text:p>1502462303574</text:p>
          </table:table-cell>
          <table:table-cell office:value-type="float" office:value="1502462304008" calcext:value-type="float">
            <text:p>1502462304008</text:p>
          </table:table-cell>
          <table:table-cell/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04008" calcext:value-type="float">
            <text:p>1502462304008</text:p>
          </table:table-cell>
          <table:table-cell office:value-type="float" office:value="1502462304012" calcext:value-type="float">
            <text:p>1502462304012</text:p>
          </table:table-cell>
          <table:table-cell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04012" calcext:value-type="float">
            <text:p>1502462304012</text:p>
          </table:table-cell>
          <table:table-cell office:value-type="float" office:value="1502462304016" calcext:value-type="float">
            <text:p>1502462304016</text:p>
          </table:table-cell>
          <table:table-cell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04016" calcext:value-type="float">
            <text:p>1502462304016</text:p>
          </table:table-cell>
          <table:table-cell office:value-type="float" office:value="1502462304017" calcext:value-type="float">
            <text:p>1502462304017</text:p>
          </table:table-cell>
          <table:table-cell office:value-type="float" office:value="1502462304020" calcext:value-type="float">
            <text:p>1502462304020</text:p>
          </table:table-cell>
          <table:table-cell/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04020" calcext:value-type="float">
            <text:p>1502462304020</text:p>
          </table:table-cell>
          <table:table-cell office:value-type="float" office:value="1502462304021" calcext:value-type="float">
            <text:p>1502462304021</text:p>
          </table:table-cell>
          <table:table-cell office:value-type="float" office:value="1502462304025" calcext:value-type="float">
            <text:p>1502462304025</text:p>
          </table:table-cell>
          <table:table-cell/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04025" calcext:value-type="float">
            <text:p>1502462304025</text:p>
          </table:table-cell>
          <table:table-cell office:value-type="float" office:value="1502462304029" calcext:value-type="float">
            <text:p>1502462304029</text:p>
          </table:table-cell>
          <table:table-cell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04029" calcext:value-type="float">
            <text:p>1502462304029</text:p>
          </table:table-cell>
          <table:table-cell office:value-type="float" office:value="1502462304033" calcext:value-type="float">
            <text:p>1502462304033</text:p>
          </table:table-cell>
          <table:table-cell/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04033" calcext:value-type="float">
            <text:p>1502462304033</text:p>
          </table:table-cell>
          <table:table-cell office:value-type="float" office:value="1502462304037" calcext:value-type="float">
            <text:p>1502462304037</text:p>
          </table:table-cell>
          <table:table-cell/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04037" calcext:value-type="float">
            <text:p>1502462304037</text:p>
          </table:table-cell>
          <table:table-cell office:value-type="float" office:value="1502462304041" calcext:value-type="float">
            <text:p>1502462304041</text:p>
          </table:table-cell>
          <table:table-cell/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04041" calcext:value-type="float">
            <text:p>1502462304041</text:p>
          </table:table-cell>
          <table:table-cell office:value-type="float" office:value="1502462304688" calcext:value-type="float">
            <text:p>1502462304688</text:p>
          </table:table-cell>
          <table:table-cell/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04688" calcext:value-type="float">
            <text:p>1502462304688</text:p>
          </table:table-cell>
          <table:table-cell office:value-type="float" office:value="1502462304693" calcext:value-type="float">
            <text:p>1502462304693</text:p>
          </table:table-cell>
          <table:table-cell/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04693" calcext:value-type="float">
            <text:p>1502462304693</text:p>
          </table:table-cell>
          <table:table-cell office:value-type="float" office:value="1502462304697" calcext:value-type="float">
            <text:p>1502462304697</text:p>
          </table:table-cell>
          <table:table-cell/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04697" calcext:value-type="float">
            <text:p>1502462304697</text:p>
          </table:table-cell>
          <table:table-cell office:value-type="float" office:value="1502462304701" calcext:value-type="float">
            <text:p>1502462304701</text:p>
          </table:table-cell>
          <table:table-cell/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04701" calcext:value-type="float">
            <text:p>1502462304701</text:p>
          </table:table-cell>
          <table:table-cell office:value-type="float" office:value="1502462304705" calcext:value-type="float">
            <text:p>1502462304705</text:p>
          </table:table-cell>
          <table:table-cell/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04705" calcext:value-type="float">
            <text:p>1502462304705</text:p>
          </table:table-cell>
          <table:table-cell office:value-type="float" office:value="1502462304709" calcext:value-type="float">
            <text:p>1502462304709</text:p>
          </table:table-cell>
          <table:table-cell/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04709" calcext:value-type="float">
            <text:p>1502462304709</text:p>
          </table:table-cell>
          <table:table-cell office:value-type="float" office:value="1502462304713" calcext:value-type="float">
            <text:p>1502462304713</text:p>
          </table:table-cell>
          <table:table-cell/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04713" calcext:value-type="float">
            <text:p>1502462304713</text:p>
          </table:table-cell>
          <table:table-cell office:value-type="float" office:value="1502462304720" calcext:value-type="float">
            <text:p>1502462304720</text:p>
          </table:table-cell>
          <table:table-cell/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04720" calcext:value-type="float">
            <text:p>1502462304720</text:p>
          </table:table-cell>
          <table:table-cell office:value-type="float" office:value="1502462304724" calcext:value-type="float">
            <text:p>1502462304724</text:p>
          </table:table-cell>
          <table:table-cell/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04724" calcext:value-type="float">
            <text:p>1502462304724</text:p>
          </table:table-cell>
          <table:table-cell office:value-type="float" office:value="1502462304725" calcext:value-type="float">
            <text:p>1502462304725</text:p>
          </table:table-cell>
          <table:table-cell office:value-type="float" office:value="1502462304729" calcext:value-type="float">
            <text:p>1502462304729</text:p>
          </table:table-cell>
          <table:table-cell/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04729" calcext:value-type="float">
            <text:p>1502462304729</text:p>
          </table:table-cell>
          <table:table-cell office:value-type="float" office:value="1502462304948" calcext:value-type="float">
            <text:p>1502462304948</text:p>
          </table:table-cell>
          <table:table-cell/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04948" calcext:value-type="float">
            <text:p>1502462304948</text:p>
          </table:table-cell>
          <table:table-cell office:value-type="float" office:value="1502462304952" calcext:value-type="float">
            <text:p>1502462304952</text:p>
          </table:table-cell>
          <table:table-cell/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04952" calcext:value-type="float">
            <text:p>1502462304952</text:p>
          </table:table-cell>
          <table:table-cell office:value-type="float" office:value="1502462304953" calcext:value-type="float">
            <text:p>1502462304953</text:p>
          </table:table-cell>
          <table:table-cell office:value-type="float" office:value="1502462304957" calcext:value-type="float">
            <text:p>1502462304957</text:p>
          </table:table-cell>
          <table:table-cell/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04957" calcext:value-type="float">
            <text:p>1502462304957</text:p>
          </table:table-cell>
          <table:table-cell office:value-type="float" office:value="1502462304961" calcext:value-type="float">
            <text:p>1502462304961</text:p>
          </table:table-cell>
          <table:table-cell/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04961" calcext:value-type="float">
            <text:p>1502462304961</text:p>
          </table:table-cell>
          <table:table-cell office:value-type="float" office:value="1502462304965" calcext:value-type="float">
            <text:p>1502462304965</text:p>
          </table:table-cell>
          <table:table-cell/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04965" calcext:value-type="float">
            <text:p>1502462304965</text:p>
          </table:table-cell>
          <table:table-cell office:value-type="float" office:value="1502462304969" calcext:value-type="float">
            <text:p>1502462304969</text:p>
          </table:table-cell>
          <table:table-cell/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04969" calcext:value-type="float">
            <text:p>1502462304969</text:p>
          </table:table-cell>
          <table:table-cell office:value-type="float" office:value="1502462304973" calcext:value-type="float">
            <text:p>1502462304973</text:p>
          </table:table-cell>
          <table:table-cell/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04973" calcext:value-type="float">
            <text:p>1502462304973</text:p>
          </table:table-cell>
          <table:table-cell office:value-type="float" office:value="1502462304977" calcext:value-type="float">
            <text:p>1502462304977</text:p>
          </table:table-cell>
          <table:table-cell/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04977" calcext:value-type="float">
            <text:p>1502462304977</text:p>
          </table:table-cell>
          <table:table-cell office:value-type="float" office:value="1502462304981" calcext:value-type="float">
            <text:p>1502462304981</text:p>
          </table:table-cell>
          <table:table-cell/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04981" calcext:value-type="float">
            <text:p>1502462304981</text:p>
          </table:table-cell>
          <table:table-cell office:value-type="float" office:value="1502462304985" calcext:value-type="float">
            <text:p>1502462304985</text:p>
          </table:table-cell>
          <table:table-cell/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04985" calcext:value-type="float">
            <text:p>1502462304985</text:p>
          </table:table-cell>
          <table:table-cell office:value-type="float" office:value="1502462304986" calcext:value-type="float">
            <text:p>1502462304986</text:p>
          </table:table-cell>
          <table:table-cell office:value-type="float" office:value="1502462304989" calcext:value-type="float">
            <text:p>1502462304989</text:p>
          </table:table-cell>
          <table:table-cell/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04989" calcext:value-type="float">
            <text:p>1502462304989</text:p>
          </table:table-cell>
          <table:table-cell office:value-type="float" office:value="1502462304990" calcext:value-type="float">
            <text:p>1502462304990</text:p>
          </table:table-cell>
          <table:table-cell office:value-type="float" office:value="1502462305420" calcext:value-type="float">
            <text:p>1502462305420</text:p>
          </table:table-cell>
          <table:table-cell/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05420" calcext:value-type="float">
            <text:p>1502462305420</text:p>
          </table:table-cell>
          <table:table-cell office:value-type="float" office:value="1502462305421" calcext:value-type="float">
            <text:p>1502462305421</text:p>
          </table:table-cell>
          <table:table-cell office:value-type="float" office:value="1502462305425" calcext:value-type="float">
            <text:p>1502462305425</text:p>
          </table:table-cell>
          <table:table-cell/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05425" calcext:value-type="float">
            <text:p>1502462305425</text:p>
          </table:table-cell>
          <table:table-cell office:value-type="float" office:value="1502462305429" calcext:value-type="float">
            <text:p>1502462305429</text:p>
          </table:table-cell>
          <table:table-cell/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05429" calcext:value-type="float">
            <text:p>1502462305429</text:p>
          </table:table-cell>
          <table:table-cell office:value-type="float" office:value="1502462305650" calcext:value-type="float">
            <text:p>1502462305650</text:p>
          </table:table-cell>
          <table:table-cell/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05650" calcext:value-type="float">
            <text:p>1502462305650</text:p>
          </table:table-cell>
          <table:table-cell office:value-type="float" office:value="1502462305654" calcext:value-type="float">
            <text:p>1502462305654</text:p>
          </table:table-cell>
          <table:table-cell/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05654" calcext:value-type="float">
            <text:p>1502462305654</text:p>
          </table:table-cell>
          <table:table-cell office:value-type="float" office:value="1502462305658" calcext:value-type="float">
            <text:p>1502462305658</text:p>
          </table:table-cell>
          <table:table-cell/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05658" calcext:value-type="float">
            <text:p>1502462305658</text:p>
          </table:table-cell>
          <table:table-cell office:value-type="float" office:value="1502462305659" calcext:value-type="float">
            <text:p>1502462305659</text:p>
          </table:table-cell>
          <table:table-cell office:value-type="float" office:value="1502462305662" calcext:value-type="float">
            <text:p>1502462305662</text:p>
          </table:table-cell>
          <table:table-cell/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05662" calcext:value-type="float">
            <text:p>1502462305662</text:p>
          </table:table-cell>
          <table:table-cell office:value-type="float" office:value="1502462305663" calcext:value-type="float">
            <text:p>1502462305663</text:p>
          </table:table-cell>
          <table:table-cell office:value-type="float" office:value="1502462305666" calcext:value-type="float">
            <text:p>1502462305666</text:p>
          </table:table-cell>
          <table:table-cell/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05666" calcext:value-type="float">
            <text:p>1502462305666</text:p>
          </table:table-cell>
          <table:table-cell office:value-type="float" office:value="1502462305667" calcext:value-type="float">
            <text:p>1502462305667</text:p>
          </table:table-cell>
          <table:table-cell office:value-type="float" office:value="1502462305671" calcext:value-type="float">
            <text:p>1502462305671</text:p>
          </table:table-cell>
          <table:table-cell/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05671" calcext:value-type="float">
            <text:p>1502462305671</text:p>
          </table:table-cell>
          <table:table-cell office:value-type="float" office:value="1502462305675" calcext:value-type="float">
            <text:p>1502462305675</text:p>
          </table:table-cell>
          <table:table-cell/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05675" calcext:value-type="float">
            <text:p>1502462305675</text:p>
          </table:table-cell>
          <table:table-cell office:value-type="float" office:value="1502462305679" calcext:value-type="float">
            <text:p>1502462305679</text:p>
          </table:table-cell>
          <table:table-cell/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05679" calcext:value-type="float">
            <text:p>1502462305679</text:p>
          </table:table-cell>
          <table:table-cell office:value-type="float" office:value="1502462305683" calcext:value-type="float">
            <text:p>1502462305683</text:p>
          </table:table-cell>
          <table:table-cell/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05683" calcext:value-type="float">
            <text:p>1502462305683</text:p>
          </table:table-cell>
          <table:table-cell office:value-type="float" office:value="1502462305687" calcext:value-type="float">
            <text:p>1502462305687</text:p>
          </table:table-cell>
          <table:table-cell/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05687" calcext:value-type="float">
            <text:p>1502462305687</text:p>
          </table:table-cell>
          <table:table-cell office:value-type="float" office:value="1502462305691" calcext:value-type="float">
            <text:p>1502462305691</text:p>
          </table:table-cell>
          <table:table-cell/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05691" calcext:value-type="float">
            <text:p>1502462305691</text:p>
          </table:table-cell>
          <table:table-cell office:value-type="float" office:value="1502462305695" calcext:value-type="float">
            <text:p>1502462305695</text:p>
          </table:table-cell>
          <table:table-cell/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05695" calcext:value-type="float">
            <text:p>1502462305695</text:p>
          </table:table-cell>
          <table:table-cell office:value-type="float" office:value="1502462305699" calcext:value-type="float">
            <text:p>1502462305699</text:p>
          </table:table-cell>
          <table:table-cell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05699" calcext:value-type="float">
            <text:p>1502462305699</text:p>
          </table:table-cell>
          <table:table-cell office:value-type="float" office:value="1502462305700" calcext:value-type="float">
            <text:p>1502462305700</text:p>
          </table:table-cell>
          <table:table-cell office:value-type="float" office:value="1502462305703" calcext:value-type="float">
            <text:p>1502462305703</text:p>
          </table:table-cell>
          <table:table-cell/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05703" calcext:value-type="float">
            <text:p>1502462305703</text:p>
          </table:table-cell>
          <table:table-cell office:value-type="float" office:value="1502462305704" calcext:value-type="float">
            <text:p>1502462305704</text:p>
          </table:table-cell>
          <table:table-cell office:value-type="float" office:value="1502462305707" calcext:value-type="float">
            <text:p>1502462305707</text:p>
          </table:table-cell>
          <table:table-cell/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05707" calcext:value-type="float">
            <text:p>1502462305707</text:p>
          </table:table-cell>
          <table:table-cell office:value-type="float" office:value="1502462305708" calcext:value-type="float">
            <text:p>1502462305708</text:p>
          </table:table-cell>
          <table:table-cell office:value-type="float" office:value="1502462305711" calcext:value-type="float">
            <text:p>1502462305711</text:p>
          </table:table-cell>
          <table:table-cell/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05711" calcext:value-type="float">
            <text:p>1502462305711</text:p>
          </table:table-cell>
          <table:table-cell office:value-type="float" office:value="1502462305712" calcext:value-type="float">
            <text:p>1502462305712</text:p>
          </table:table-cell>
          <table:table-cell office:value-type="float" office:value="1502462305927" calcext:value-type="float">
            <text:p>1502462305927</text:p>
          </table:table-cell>
          <table:table-cell/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05928" calcext:value-type="float">
            <text:p>1502462305928</text:p>
          </table:table-cell>
          <table:table-cell office:value-type="float" office:value="1502462305932" calcext:value-type="float">
            <text:p>1502462305932</text:p>
          </table:table-cell>
          <table:table-cell/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05932" calcext:value-type="float">
            <text:p>1502462305932</text:p>
          </table:table-cell>
          <table:table-cell office:value-type="float" office:value="1502462305936" calcext:value-type="float">
            <text:p>1502462305936</text:p>
          </table:table-cell>
          <table:table-cell/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05936" calcext:value-type="float">
            <text:p>1502462305936</text:p>
          </table:table-cell>
          <table:table-cell office:value-type="float" office:value="1502462305940" calcext:value-type="float">
            <text:p>1502462305940</text:p>
          </table:table-cell>
          <table:table-cell/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05940" calcext:value-type="float">
            <text:p>1502462305940</text:p>
          </table:table-cell>
          <table:table-cell office:value-type="float" office:value="1502462305941" calcext:value-type="float">
            <text:p>1502462305941</text:p>
          </table:table-cell>
          <table:table-cell office:value-type="float" office:value="1502462305944" calcext:value-type="float">
            <text:p>1502462305944</text:p>
          </table:table-cell>
          <table:table-cell/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05944" calcext:value-type="float">
            <text:p>1502462305944</text:p>
          </table:table-cell>
          <table:table-cell office:value-type="float" office:value="1502462305945" calcext:value-type="float">
            <text:p>1502462305945</text:p>
          </table:table-cell>
          <table:table-cell office:value-type="float" office:value="1502462305948" calcext:value-type="float">
            <text:p>1502462305948</text:p>
          </table:table-cell>
          <table:table-cell/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05948" calcext:value-type="float">
            <text:p>1502462305948</text:p>
          </table:table-cell>
          <table:table-cell office:value-type="float" office:value="1502462305949" calcext:value-type="float">
            <text:p>1502462305949</text:p>
          </table:table-cell>
          <table:table-cell office:value-type="float" office:value="1502462305952" calcext:value-type="float">
            <text:p>1502462305952</text:p>
          </table:table-cell>
          <table:table-cell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05952" calcext:value-type="float">
            <text:p>1502462305952</text:p>
          </table:table-cell>
          <table:table-cell office:value-type="float" office:value="1502462305953" calcext:value-type="float">
            <text:p>1502462305953</text:p>
          </table:table-cell>
          <table:table-cell office:value-type="float" office:value="1502462305957" calcext:value-type="float">
            <text:p>1502462305957</text:p>
          </table:table-cell>
          <table:table-cell/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05957" calcext:value-type="float">
            <text:p>1502462305957</text:p>
          </table:table-cell>
          <table:table-cell office:value-type="float" office:value="1502462305961" calcext:value-type="float">
            <text:p>1502462305961</text:p>
          </table:table-cell>
          <table:table-cell/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05961" calcext:value-type="float">
            <text:p>1502462305961</text:p>
          </table:table-cell>
          <table:table-cell office:value-type="float" office:value="1502462305965" calcext:value-type="float">
            <text:p>1502462305965</text:p>
          </table:table-cell>
          <table:table-cell/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05965" calcext:value-type="float">
            <text:p>1502462305965</text:p>
          </table:table-cell>
          <table:table-cell office:value-type="float" office:value="1502462305969" calcext:value-type="float">
            <text:p>1502462305969</text:p>
          </table:table-cell>
          <table:table-cell/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05969" calcext:value-type="float">
            <text:p>1502462305969</text:p>
          </table:table-cell>
          <table:table-cell office:value-type="float" office:value="1502462305973" calcext:value-type="float">
            <text:p>1502462305973</text:p>
          </table:table-cell>
          <table:table-cell/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05973" calcext:value-type="float">
            <text:p>1502462305973</text:p>
          </table:table-cell>
          <table:table-cell office:value-type="float" office:value="1502462305977" calcext:value-type="float">
            <text:p>1502462305977</text:p>
          </table:table-cell>
          <table:table-cell/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05977" calcext:value-type="float">
            <text:p>1502462305977</text:p>
          </table:table-cell>
          <table:table-cell office:value-type="float" office:value="1502462305981" calcext:value-type="float">
            <text:p>1502462305981</text:p>
          </table:table-cell>
          <table:table-cell/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05981" calcext:value-type="float">
            <text:p>1502462305981</text:p>
          </table:table-cell>
          <table:table-cell office:value-type="float" office:value="1502462306198" calcext:value-type="float">
            <text:p>1502462306198</text:p>
          </table:table-cell>
          <table:table-cell/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06198" calcext:value-type="float">
            <text:p>1502462306198</text:p>
          </table:table-cell>
          <table:table-cell office:value-type="float" office:value="1502462306858" calcext:value-type="float">
            <text:p>1502462306858</text:p>
          </table:table-cell>
          <table:table-cell/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06858" calcext:value-type="float">
            <text:p>1502462306858</text:p>
          </table:table-cell>
          <table:table-cell office:value-type="float" office:value="1502462306862" calcext:value-type="float">
            <text:p>1502462306862</text:p>
          </table:table-cell>
          <table:table-cell/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06862" calcext:value-type="float">
            <text:p>1502462306862</text:p>
          </table:table-cell>
          <table:table-cell office:value-type="float" office:value="1502462306863" calcext:value-type="float">
            <text:p>1502462306863</text:p>
          </table:table-cell>
          <table:table-cell office:value-type="float" office:value="1502462306867" calcext:value-type="float">
            <text:p>1502462306867</text:p>
          </table:table-cell>
          <table:table-cell/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06867" calcext:value-type="float">
            <text:p>1502462306867</text:p>
          </table:table-cell>
          <table:table-cell office:value-type="float" office:value="1502462306871" calcext:value-type="float">
            <text:p>1502462306871</text:p>
          </table:table-cell>
          <table:table-cell/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06871" calcext:value-type="float">
            <text:p>1502462306871</text:p>
          </table:table-cell>
          <table:table-cell office:value-type="float" office:value="1502462307087" calcext:value-type="float">
            <text:p>1502462307087</text:p>
          </table:table-cell>
          <table:table-cell/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07088" calcext:value-type="float">
            <text:p>1502462307088</text:p>
          </table:table-cell>
          <table:table-cell office:value-type="float" office:value="1502462307091" calcext:value-type="float">
            <text:p>1502462307091</text:p>
          </table:table-cell>
          <table:table-cell/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07091" calcext:value-type="float">
            <text:p>1502462307091</text:p>
          </table:table-cell>
          <table:table-cell office:value-type="float" office:value="1502462307094" calcext:value-type="float">
            <text:p>1502462307094</text:p>
          </table:table-cell>
          <table:table-cell/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07094" calcext:value-type="float">
            <text:p>1502462307094</text:p>
          </table:table-cell>
          <table:table-cell office:value-type="float" office:value="1502462307097" calcext:value-type="float">
            <text:p>1502462307097</text:p>
          </table:table-cell>
          <table:table-cell/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07097" calcext:value-type="float">
            <text:p>1502462307097</text:p>
          </table:table-cell>
          <table:table-cell office:value-type="float" office:value="1502462307328" calcext:value-type="float">
            <text:p>1502462307328</text:p>
          </table:table-cell>
          <table:table-cell/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07328" calcext:value-type="float">
            <text:p>1502462307328</text:p>
          </table:table-cell>
          <table:table-cell office:value-type="float" office:value="1502462307331" calcext:value-type="float">
            <text:p>1502462307331</text:p>
          </table:table-cell>
          <table:table-cell/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07331" calcext:value-type="float">
            <text:p>1502462307331</text:p>
          </table:table-cell>
          <table:table-cell office:value-type="float" office:value="1502462307334" calcext:value-type="float">
            <text:p>1502462307334</text:p>
          </table:table-cell>
          <table:table-cell/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07334" calcext:value-type="float">
            <text:p>1502462307334</text:p>
          </table:table-cell>
          <table:table-cell office:value-type="float" office:value="1502462307337" calcext:value-type="float">
            <text:p>1502462307337</text:p>
          </table:table-cell>
          <table:table-cell/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07337" calcext:value-type="float">
            <text:p>1502462307337</text:p>
          </table:table-cell>
          <table:table-cell office:value-type="float" office:value="1502462307340" calcext:value-type="float">
            <text:p>1502462307340</text:p>
          </table:table-cell>
          <table:table-cell/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07340" calcext:value-type="float">
            <text:p>1502462307340</text:p>
          </table:table-cell>
          <table:table-cell office:value-type="float" office:value="1502462307342" calcext:value-type="float">
            <text:p>1502462307342</text:p>
          </table:table-cell>
          <table:table-cell/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07343" calcext:value-type="float">
            <text:p>1502462307343</text:p>
          </table:table-cell>
          <table:table-cell office:value-type="float" office:value="1502462307345" calcext:value-type="float">
            <text:p>1502462307345</text:p>
          </table:table-cell>
          <table:table-cell/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07345" calcext:value-type="float">
            <text:p>1502462307345</text:p>
          </table:table-cell>
          <table:table-cell office:value-type="float" office:value="1502462307346" calcext:value-type="float">
            <text:p>1502462307346</text:p>
          </table:table-cell>
          <table:table-cell office:value-type="float" office:value="1502462307348" calcext:value-type="float">
            <text:p>1502462307348</text:p>
          </table:table-cell>
          <table:table-cell/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07348" calcext:value-type="float">
            <text:p>1502462307348</text:p>
          </table:table-cell>
          <table:table-cell office:value-type="float" office:value="1502462307349" calcext:value-type="float">
            <text:p>1502462307349</text:p>
          </table:table-cell>
          <table:table-cell office:value-type="float" office:value="1502462307351" calcext:value-type="float">
            <text:p>1502462307351</text:p>
          </table:table-cell>
          <table:table-cell/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07351" calcext:value-type="float">
            <text:p>1502462307351</text:p>
          </table:table-cell>
          <table:table-cell office:value-type="float" office:value="1502462307354" calcext:value-type="float">
            <text:p>1502462307354</text:p>
          </table:table-cell>
          <table:table-cell/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07354" calcext:value-type="float">
            <text:p>1502462307354</text:p>
          </table:table-cell>
          <table:table-cell office:value-type="float" office:value="1502462307357" calcext:value-type="float">
            <text:p>1502462307357</text:p>
          </table:table-cell>
          <table:table-cell/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07357" calcext:value-type="float">
            <text:p>1502462307357</text:p>
          </table:table-cell>
          <table:table-cell office:value-type="float" office:value="1502462307360" calcext:value-type="float">
            <text:p>1502462307360</text:p>
          </table:table-cell>
          <table:table-cell/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07360" calcext:value-type="float">
            <text:p>1502462307360</text:p>
          </table:table-cell>
          <table:table-cell office:value-type="float" office:value="1502462307363" calcext:value-type="float">
            <text:p>1502462307363</text:p>
          </table:table-cell>
          <table:table-cell/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07363" calcext:value-type="float">
            <text:p>1502462307363</text:p>
          </table:table-cell>
          <table:table-cell office:value-type="float" office:value="1502462307366" calcext:value-type="float">
            <text:p>1502462307366</text:p>
          </table:table-cell>
          <table:table-cell/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07366" calcext:value-type="float">
            <text:p>1502462307366</text:p>
          </table:table-cell>
          <table:table-cell office:value-type="float" office:value="1502462307579" calcext:value-type="float">
            <text:p>1502462307579</text:p>
          </table:table-cell>
          <table:table-cell/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07579" calcext:value-type="float">
            <text:p>1502462307579</text:p>
          </table:table-cell>
          <table:table-cell office:value-type="float" office:value="1502462307582" calcext:value-type="float">
            <text:p>1502462307582</text:p>
          </table:table-cell>
          <table:table-cell/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07582" calcext:value-type="float">
            <text:p>1502462307582</text:p>
          </table:table-cell>
          <table:table-cell office:value-type="float" office:value="1502462307585" calcext:value-type="float">
            <text:p>1502462307585</text:p>
          </table:table-cell>
          <table:table-cell/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07585" calcext:value-type="float">
            <text:p>1502462307585</text:p>
          </table:table-cell>
          <table:table-cell office:value-type="float" office:value="1502462307588" calcext:value-type="float">
            <text:p>1502462307588</text:p>
          </table:table-cell>
          <table:table-cell/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07588" calcext:value-type="float">
            <text:p>1502462307588</text:p>
          </table:table-cell>
          <table:table-cell office:value-type="float" office:value="1502462307591" calcext:value-type="float">
            <text:p>1502462307591</text:p>
          </table:table-cell>
          <table:table-cell/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07591" calcext:value-type="float">
            <text:p>1502462307591</text:p>
          </table:table-cell>
          <table:table-cell office:value-type="float" office:value="1502462307593" calcext:value-type="float">
            <text:p>1502462307593</text:p>
          </table:table-cell>
          <table:table-cell/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07593" calcext:value-type="float">
            <text:p>1502462307593</text:p>
          </table:table-cell>
          <table:table-cell office:value-type="float" office:value="1502462307594" calcext:value-type="float">
            <text:p>1502462307594</text:p>
          </table:table-cell>
          <table:table-cell office:value-type="float" office:value="1502462307596" calcext:value-type="float">
            <text:p>1502462307596</text:p>
          </table:table-cell>
          <table:table-cell/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07596" calcext:value-type="float">
            <text:p>1502462307596</text:p>
          </table:table-cell>
          <table:table-cell office:value-type="float" office:value="1502462307597" calcext:value-type="float">
            <text:p>1502462307597</text:p>
          </table:table-cell>
          <table:table-cell office:value-type="float" office:value="1502462307599" calcext:value-type="float">
            <text:p>1502462307599</text:p>
          </table:table-cell>
          <table:table-cell/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07599" calcext:value-type="float">
            <text:p>1502462307599</text:p>
          </table:table-cell>
          <table:table-cell office:value-type="float" office:value="1502462307602" calcext:value-type="float">
            <text:p>1502462307602</text:p>
          </table:table-cell>
          <table:table-cell/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07602" calcext:value-type="float">
            <text:p>1502462307602</text:p>
          </table:table-cell>
          <table:table-cell office:value-type="float" office:value="1502462307820" calcext:value-type="float">
            <text:p>1502462307820</text:p>
          </table:table-cell>
          <table:table-cell/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07820" calcext:value-type="float">
            <text:p>1502462307820</text:p>
          </table:table-cell>
          <table:table-cell office:value-type="float" office:value="1502462307821" calcext:value-type="float">
            <text:p>1502462307821</text:p>
          </table:table-cell>
          <table:table-cell office:value-type="float" office:value="1502462307824" calcext:value-type="float">
            <text:p>1502462307824</text:p>
          </table:table-cell>
          <table:table-cell/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07824" calcext:value-type="float">
            <text:p>1502462307824</text:p>
          </table:table-cell>
          <table:table-cell office:value-type="float" office:value="1502462307825" calcext:value-type="float">
            <text:p>1502462307825</text:p>
          </table:table-cell>
          <table:table-cell office:value-type="float" office:value="1502462307828" calcext:value-type="float">
            <text:p>1502462307828</text:p>
          </table:table-cell>
          <table:table-cell/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07829" calcext:value-type="float">
            <text:p>1502462307829</text:p>
          </table:table-cell>
          <table:table-cell office:value-type="float" office:value="1502462308050" calcext:value-type="float">
            <text:p>1502462308050</text:p>
          </table:table-cell>
          <table:table-cell/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08050" calcext:value-type="float">
            <text:p>1502462308050</text:p>
          </table:table-cell>
          <table:table-cell office:value-type="float" office:value="1502462308054" calcext:value-type="float">
            <text:p>1502462308054</text:p>
          </table:table-cell>
          <table:table-cell/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08054" calcext:value-type="float">
            <text:p>1502462308054</text:p>
          </table:table-cell>
          <table:table-cell office:value-type="float" office:value="1502462308055" calcext:value-type="float">
            <text:p>1502462308055</text:p>
          </table:table-cell>
          <table:table-cell office:value-type="float" office:value="1502462308059" calcext:value-type="float">
            <text:p>1502462308059</text:p>
          </table:table-cell>
          <table:table-cell/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08059" calcext:value-type="float">
            <text:p>1502462308059</text:p>
          </table:table-cell>
          <table:table-cell office:value-type="float" office:value="1502462308060" calcext:value-type="float">
            <text:p>1502462308060</text:p>
          </table:table-cell>
          <table:table-cell office:value-type="float" office:value="1502462308280" calcext:value-type="float">
            <text:p>1502462308280</text:p>
          </table:table-cell>
          <table:table-cell/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08280" calcext:value-type="float">
            <text:p>1502462308280</text:p>
          </table:table-cell>
          <table:table-cell office:value-type="float" office:value="1502462308284" calcext:value-type="float">
            <text:p>1502462308284</text:p>
          </table:table-cell>
          <table:table-cell/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08284" calcext:value-type="float">
            <text:p>1502462308284</text:p>
          </table:table-cell>
          <table:table-cell office:value-type="float" office:value="1502462308285" calcext:value-type="float">
            <text:p>1502462308285</text:p>
          </table:table-cell>
          <table:table-cell office:value-type="float" office:value="1502462308288" calcext:value-type="float">
            <text:p>1502462308288</text:p>
          </table:table-cell>
          <table:table-cell/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08288" calcext:value-type="float">
            <text:p>1502462308288</text:p>
          </table:table-cell>
          <table:table-cell office:value-type="float" office:value="1502462308289" calcext:value-type="float">
            <text:p>1502462308289</text:p>
          </table:table-cell>
          <table:table-cell office:value-type="float" office:value="1502462308293" calcext:value-type="float">
            <text:p>1502462308293</text:p>
          </table:table-cell>
          <table:table-cell/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08293" calcext:value-type="float">
            <text:p>1502462308293</text:p>
          </table:table-cell>
          <table:table-cell office:value-type="float" office:value="1502462308297" calcext:value-type="float">
            <text:p>1502462308297</text:p>
          </table:table-cell>
          <table:table-cell/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08297" calcext:value-type="float">
            <text:p>1502462308297</text:p>
          </table:table-cell>
          <table:table-cell office:value-type="float" office:value="1502462308301" calcext:value-type="float">
            <text:p>1502462308301</text:p>
          </table:table-cell>
          <table:table-cell/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08301" calcext:value-type="float">
            <text:p>1502462308301</text:p>
          </table:table-cell>
          <table:table-cell office:value-type="float" office:value="1502462308302" calcext:value-type="float">
            <text:p>1502462308302</text:p>
          </table:table-cell>
          <table:table-cell office:value-type="float" office:value="1502462308305" calcext:value-type="float">
            <text:p>1502462308305</text:p>
          </table:table-cell>
          <table:table-cell/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08305" calcext:value-type="float">
            <text:p>1502462308305</text:p>
          </table:table-cell>
          <table:table-cell office:value-type="float" office:value="1502462308306" calcext:value-type="float">
            <text:p>1502462308306</text:p>
          </table:table-cell>
          <table:table-cell office:value-type="float" office:value="1502462308309" calcext:value-type="float">
            <text:p>1502462308309</text:p>
          </table:table-cell>
          <table:table-cell/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08309" calcext:value-type="float">
            <text:p>1502462308309</text:p>
          </table:table-cell>
          <table:table-cell office:value-type="float" office:value="1502462308310" calcext:value-type="float">
            <text:p>1502462308310</text:p>
          </table:table-cell>
          <table:table-cell office:value-type="float" office:value="1502462308313" calcext:value-type="float">
            <text:p>1502462308313</text:p>
          </table:table-cell>
          <table:table-cell/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08313" calcext:value-type="float">
            <text:p>1502462308313</text:p>
          </table:table-cell>
          <table:table-cell office:value-type="float" office:value="1502462308314" calcext:value-type="float">
            <text:p>1502462308314</text:p>
          </table:table-cell>
          <table:table-cell office:value-type="float" office:value="1502462308317" calcext:value-type="float">
            <text:p>1502462308317</text:p>
          </table:table-cell>
          <table:table-cell/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08317" calcext:value-type="float">
            <text:p>1502462308317</text:p>
          </table:table-cell>
          <table:table-cell office:value-type="float" office:value="1502462308318" calcext:value-type="float">
            <text:p>1502462308318</text:p>
          </table:table-cell>
          <table:table-cell office:value-type="float" office:value="1502462308322" calcext:value-type="float">
            <text:p>1502462308322</text:p>
          </table:table-cell>
          <table:table-cell/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08322" calcext:value-type="float">
            <text:p>1502462308322</text:p>
          </table:table-cell>
          <table:table-cell office:value-type="float" office:value="1502462308326" calcext:value-type="float">
            <text:p>1502462308326</text:p>
          </table:table-cell>
          <table:table-cell/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08326" calcext:value-type="float">
            <text:p>1502462308326</text:p>
          </table:table-cell>
          <table:table-cell office:value-type="float" office:value="1502462308330" calcext:value-type="float">
            <text:p>1502462308330</text:p>
          </table:table-cell>
          <table:table-cell/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08330" calcext:value-type="float">
            <text:p>1502462308330</text:p>
          </table:table-cell>
          <table:table-cell office:value-type="float" office:value="1502462308334" calcext:value-type="float">
            <text:p>1502462308334</text:p>
          </table:table-cell>
          <table:table-cell/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08334" calcext:value-type="float">
            <text:p>1502462308334</text:p>
          </table:table-cell>
          <table:table-cell office:value-type="float" office:value="1502462308335" calcext:value-type="float">
            <text:p>1502462308335</text:p>
          </table:table-cell>
          <table:table-cell office:value-type="float" office:value="1502462308550" calcext:value-type="float">
            <text:p>1502462308550</text:p>
          </table:table-cell>
          <table:table-cell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08550" calcext:value-type="float">
            <text:p>1502462308550</text:p>
          </table:table-cell>
          <table:table-cell office:value-type="float" office:value="1502462308551" calcext:value-type="float">
            <text:p>1502462308551</text:p>
          </table:table-cell>
          <table:table-cell office:value-type="float" office:value="1502462308554" calcext:value-type="float">
            <text:p>1502462308554</text:p>
          </table:table-cell>
          <table:table-cell/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08554" calcext:value-type="float">
            <text:p>1502462308554</text:p>
          </table:table-cell>
          <table:table-cell office:value-type="float" office:value="1502462308555" calcext:value-type="float">
            <text:p>1502462308555</text:p>
          </table:table-cell>
          <table:table-cell office:value-type="float" office:value="1502462308559" calcext:value-type="float">
            <text:p>1502462308559</text:p>
          </table:table-cell>
          <table:table-cell/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08559" calcext:value-type="float">
            <text:p>1502462308559</text:p>
          </table:table-cell>
          <table:table-cell office:value-type="float" office:value="1502462308563" calcext:value-type="float">
            <text:p>1502462308563</text:p>
          </table:table-cell>
          <table:table-cell/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08563" calcext:value-type="float">
            <text:p>1502462308563</text:p>
          </table:table-cell>
          <table:table-cell office:value-type="float" office:value="1502462308567" calcext:value-type="float">
            <text:p>1502462308567</text:p>
          </table:table-cell>
          <table:table-cell/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08567" calcext:value-type="float">
            <text:p>1502462308567</text:p>
          </table:table-cell>
          <table:table-cell office:value-type="float" office:value="1502462308571" calcext:value-type="float">
            <text:p>1502462308571</text:p>
          </table:table-cell>
          <table:table-cell/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08571" calcext:value-type="float">
            <text:p>1502462308571</text:p>
          </table:table-cell>
          <table:table-cell office:value-type="float" office:value="1502462308575" calcext:value-type="float">
            <text:p>1502462308575</text:p>
          </table:table-cell>
          <table:table-cell/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08575" calcext:value-type="float">
            <text:p>1502462308575</text:p>
          </table:table-cell>
          <table:table-cell office:value-type="float" office:value="1502462308791" calcext:value-type="float">
            <text:p>1502462308791</text:p>
          </table:table-cell>
          <table:table-cell/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08791" calcext:value-type="float">
            <text:p>1502462308791</text:p>
          </table:table-cell>
          <table:table-cell office:value-type="float" office:value="1502462308795" calcext:value-type="float">
            <text:p>1502462308795</text:p>
          </table:table-cell>
          <table:table-cell/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08795" calcext:value-type="float">
            <text:p>1502462308795</text:p>
          </table:table-cell>
          <table:table-cell office:value-type="float" office:value="1502462308799" calcext:value-type="float">
            <text:p>1502462308799</text:p>
          </table:table-cell>
          <table:table-cell/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08799" calcext:value-type="float">
            <text:p>1502462308799</text:p>
          </table:table-cell>
          <table:table-cell office:value-type="float" office:value="1502462308803" calcext:value-type="float">
            <text:p>1502462308803</text:p>
          </table:table-cell>
          <table:table-cell/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08803" calcext:value-type="float">
            <text:p>1502462308803</text:p>
          </table:table-cell>
          <table:table-cell office:value-type="float" office:value="1502462308804" calcext:value-type="float">
            <text:p>1502462308804</text:p>
          </table:table-cell>
          <table:table-cell office:value-type="float" office:value="1502462308808" calcext:value-type="float">
            <text:p>1502462308808</text:p>
          </table:table-cell>
          <table:table-cell/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08808" calcext:value-type="float">
            <text:p>1502462308808</text:p>
          </table:table-cell>
          <table:table-cell office:value-type="float" office:value="1502462308812" calcext:value-type="float">
            <text:p>1502462308812</text:p>
          </table:table-cell>
          <table:table-cell/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08812" calcext:value-type="float">
            <text:p>1502462308812</text:p>
          </table:table-cell>
          <table:table-cell office:value-type="float" office:value="1502462308813" calcext:value-type="float">
            <text:p>1502462308813</text:p>
          </table:table-cell>
          <table:table-cell office:value-type="float" office:value="1502462309030" calcext:value-type="float">
            <text:p>1502462309030</text:p>
          </table:table-cell>
          <table:table-cell/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09031" calcext:value-type="float">
            <text:p>1502462309031</text:p>
          </table:table-cell>
          <table:table-cell office:value-type="float" office:value="1502462309035" calcext:value-type="float">
            <text:p>1502462309035</text:p>
          </table:table-cell>
          <table:table-cell/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09035" calcext:value-type="float">
            <text:p>1502462309035</text:p>
          </table:table-cell>
          <table:table-cell office:value-type="float" office:value="1502462309039" calcext:value-type="float">
            <text:p>1502462309039</text:p>
          </table:table-cell>
          <table:table-cell/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09039" calcext:value-type="float">
            <text:p>1502462309039</text:p>
          </table:table-cell>
          <table:table-cell office:value-type="float" office:value="1502462309043" calcext:value-type="float">
            <text:p>1502462309043</text:p>
          </table:table-cell>
          <table:table-cell/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09043" calcext:value-type="float">
            <text:p>1502462309043</text:p>
          </table:table-cell>
          <table:table-cell office:value-type="float" office:value="1502462309048" calcext:value-type="float">
            <text:p>1502462309048</text:p>
          </table:table-cell>
          <table:table-cell/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09048" calcext:value-type="float">
            <text:p>1502462309048</text:p>
          </table:table-cell>
          <table:table-cell office:value-type="float" office:value="1502462309052" calcext:value-type="float">
            <text:p>1502462309052</text:p>
          </table:table-cell>
          <table:table-cell/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09052" calcext:value-type="float">
            <text:p>1502462309052</text:p>
          </table:table-cell>
          <table:table-cell office:value-type="float" office:value="1502462309056" calcext:value-type="float">
            <text:p>1502462309056</text:p>
          </table:table-cell>
          <table:table-cell/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09056" calcext:value-type="float">
            <text:p>1502462309056</text:p>
          </table:table-cell>
          <table:table-cell office:value-type="float" office:value="1502462309057" calcext:value-type="float">
            <text:p>1502462309057</text:p>
          </table:table-cell>
          <table:table-cell office:value-type="float" office:value="1502462309060" calcext:value-type="float">
            <text:p>1502462309060</text:p>
          </table:table-cell>
          <table:table-cell/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09060" calcext:value-type="float">
            <text:p>1502462309060</text:p>
          </table:table-cell>
          <table:table-cell office:value-type="float" office:value="1502462309061" calcext:value-type="float">
            <text:p>1502462309061</text:p>
          </table:table-cell>
          <table:table-cell office:value-type="float" office:value="1502462309064" calcext:value-type="float">
            <text:p>1502462309064</text:p>
          </table:table-cell>
          <table:table-cell/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09064" calcext:value-type="float">
            <text:p>1502462309064</text:p>
          </table:table-cell>
          <table:table-cell office:value-type="float" office:value="1502462309065" calcext:value-type="float">
            <text:p>1502462309065</text:p>
          </table:table-cell>
          <table:table-cell office:value-type="float" office:value="1502462309068" calcext:value-type="float">
            <text:p>1502462309068</text:p>
          </table:table-cell>
          <table:table-cell/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09069" calcext:value-type="float">
            <text:p>1502462309069</text:p>
          </table:table-cell>
          <table:table-cell office:value-type="float" office:value="1502462309073" calcext:value-type="float">
            <text:p>1502462309073</text:p>
          </table:table-cell>
          <table:table-cell/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09073" calcext:value-type="float">
            <text:p>1502462309073</text:p>
          </table:table-cell>
          <table:table-cell office:value-type="float" office:value="1502462309077" calcext:value-type="float">
            <text:p>1502462309077</text:p>
          </table:table-cell>
          <table:table-cell/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09077" calcext:value-type="float">
            <text:p>1502462309077</text:p>
          </table:table-cell>
          <table:table-cell office:value-type="float" office:value="1502462309081" calcext:value-type="float">
            <text:p>1502462309081</text:p>
          </table:table-cell>
          <table:table-cell/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09081" calcext:value-type="float">
            <text:p>1502462309081</text:p>
          </table:table-cell>
          <table:table-cell office:value-type="float" office:value="1502462309082" calcext:value-type="float">
            <text:p>1502462309082</text:p>
          </table:table-cell>
          <table:table-cell office:value-type="float" office:value="1502462309085" calcext:value-type="float">
            <text:p>1502462309085</text:p>
          </table:table-cell>
          <table:table-cell/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09085" calcext:value-type="float">
            <text:p>1502462309085</text:p>
          </table:table-cell>
          <table:table-cell office:value-type="float" office:value="1502462309086" calcext:value-type="float">
            <text:p>1502462309086</text:p>
          </table:table-cell>
          <table:table-cell office:value-type="float" office:value="1502462309089" calcext:value-type="float">
            <text:p>1502462309089</text:p>
          </table:table-cell>
          <table:table-cell/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09090" calcext:value-type="float">
            <text:p>1502462309090</text:p>
          </table:table-cell>
          <table:table-cell office:value-type="float" office:value="1502462309094" calcext:value-type="float">
            <text:p>1502462309094</text:p>
          </table:table-cell>
          <table:table-cell/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09094" calcext:value-type="float">
            <text:p>1502462309094</text:p>
          </table:table-cell>
          <table:table-cell office:value-type="float" office:value="1502462309098" calcext:value-type="float">
            <text:p>1502462309098</text:p>
          </table:table-cell>
          <table:table-cell/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09098" calcext:value-type="float">
            <text:p>1502462309098</text:p>
          </table:table-cell>
          <table:table-cell office:value-type="float" office:value="1502462309102" calcext:value-type="float">
            <text:p>1502462309102</text:p>
          </table:table-cell>
          <table:table-cell/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09102" calcext:value-type="float">
            <text:p>1502462309102</text:p>
          </table:table-cell>
          <table:table-cell office:value-type="float" office:value="1502462309103" calcext:value-type="float">
            <text:p>1502462309103</text:p>
          </table:table-cell>
          <table:table-cell office:value-type="float" office:value="1502462309106" calcext:value-type="float">
            <text:p>1502462309106</text:p>
          </table:table-cell>
          <table:table-cell/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09106" calcext:value-type="float">
            <text:p>1502462309106</text:p>
          </table:table-cell>
          <table:table-cell office:value-type="float" office:value="1502462309107" calcext:value-type="float">
            <text:p>1502462309107</text:p>
          </table:table-cell>
          <table:table-cell office:value-type="float" office:value="1502462309111" calcext:value-type="float">
            <text:p>1502462309111</text:p>
          </table:table-cell>
          <table:table-cell/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09111" calcext:value-type="float">
            <text:p>1502462309111</text:p>
          </table:table-cell>
          <table:table-cell office:value-type="float" office:value="1502462309115" calcext:value-type="float">
            <text:p>1502462309115</text:p>
          </table:table-cell>
          <table:table-cell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09115" calcext:value-type="float">
            <text:p>1502462309115</text:p>
          </table:table-cell>
          <table:table-cell office:value-type="float" office:value="1502462309119" calcext:value-type="float">
            <text:p>1502462309119</text:p>
          </table:table-cell>
          <table:table-cell/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09119" calcext:value-type="float">
            <text:p>1502462309119</text:p>
          </table:table-cell>
          <table:table-cell office:value-type="float" office:value="1502462309338" calcext:value-type="float">
            <text:p>1502462309338</text:p>
          </table:table-cell>
          <table:table-cell/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09338" calcext:value-type="float">
            <text:p>1502462309338</text:p>
          </table:table-cell>
          <table:table-cell office:value-type="float" office:value="1502462309998" calcext:value-type="float">
            <text:p>1502462309998</text:p>
          </table:table-cell>
          <table:table-cell/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09998" calcext:value-type="float">
            <text:p>1502462309998</text:p>
          </table:table-cell>
          <table:table-cell office:value-type="float" office:value="1502462310002" calcext:value-type="float">
            <text:p>1502462310002</text:p>
          </table:table-cell>
          <table:table-cell/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10002" calcext:value-type="float">
            <text:p>1502462310002</text:p>
          </table:table-cell>
          <table:table-cell office:value-type="float" office:value="1502462310003" calcext:value-type="float">
            <text:p>1502462310003</text:p>
          </table:table-cell>
          <table:table-cell office:value-type="float" office:value="1502462310006" calcext:value-type="float">
            <text:p>1502462310006</text:p>
          </table:table-cell>
          <table:table-cell/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10006" calcext:value-type="float">
            <text:p>1502462310006</text:p>
          </table:table-cell>
          <table:table-cell office:value-type="float" office:value="1502462310007" calcext:value-type="float">
            <text:p>1502462310007</text:p>
          </table:table-cell>
          <table:table-cell office:value-type="float" office:value="1502462310010" calcext:value-type="float">
            <text:p>1502462310010</text:p>
          </table:table-cell>
          <table:table-cell/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10011" calcext:value-type="float">
            <text:p>1502462310011</text:p>
          </table:table-cell>
          <table:table-cell office:value-type="float" office:value="1502462310014" calcext:value-type="float">
            <text:p>1502462310014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10015" calcext:value-type="float">
            <text:p>1502462310015</text:p>
          </table:table-cell>
          <table:table-cell office:value-type="float" office:value="1502462310019" calcext:value-type="float">
            <text:p>1502462310019</text:p>
          </table:table-cell>
          <table:table-cell/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10019" calcext:value-type="float">
            <text:p>1502462310019</text:p>
          </table:table-cell>
          <table:table-cell office:value-type="float" office:value="1502462310023" calcext:value-type="float">
            <text:p>1502462310023</text:p>
          </table:table-cell>
          <table:table-cell/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10023" calcext:value-type="float">
            <text:p>1502462310023</text:p>
          </table:table-cell>
          <table:table-cell office:value-type="float" office:value="1502462310027" calcext:value-type="float">
            <text:p>1502462310027</text:p>
          </table:table-cell>
          <table:table-cell/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10027" calcext:value-type="float">
            <text:p>1502462310027</text:p>
          </table:table-cell>
          <table:table-cell office:value-type="float" office:value="1502462310031" calcext:value-type="float">
            <text:p>1502462310031</text:p>
          </table:table-cell>
          <table:table-cell/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10031" calcext:value-type="float">
            <text:p>1502462310031</text:p>
          </table:table-cell>
          <table:table-cell office:value-type="float" office:value="1502462310035" calcext:value-type="float">
            <text:p>1502462310035</text:p>
          </table:table-cell>
          <table:table-cell/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10035" calcext:value-type="float">
            <text:p>1502462310035</text:p>
          </table:table-cell>
          <table:table-cell office:value-type="float" office:value="1502462310039" calcext:value-type="float">
            <text:p>1502462310039</text:p>
          </table:table-cell>
          <table:table-cell/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10039" calcext:value-type="float">
            <text:p>1502462310039</text:p>
          </table:table-cell>
          <table:table-cell office:value-type="float" office:value="1502462310040" calcext:value-type="float">
            <text:p>1502462310040</text:p>
          </table:table-cell>
          <table:table-cell office:value-type="float" office:value="1502462310043" calcext:value-type="float">
            <text:p>1502462310043</text:p>
          </table:table-cell>
          <table:table-cell/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10043" calcext:value-type="float">
            <text:p>1502462310043</text:p>
          </table:table-cell>
          <table:table-cell office:value-type="float" office:value="1502462310044" calcext:value-type="float">
            <text:p>1502462310044</text:p>
          </table:table-cell>
          <table:table-cell office:value-type="float" office:value="1502462310047" calcext:value-type="float">
            <text:p>1502462310047</text:p>
          </table:table-cell>
          <table:table-cell/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10047" calcext:value-type="float">
            <text:p>1502462310047</text:p>
          </table:table-cell>
          <table:table-cell office:value-type="float" office:value="1502462310048" calcext:value-type="float">
            <text:p>1502462310048</text:p>
          </table:table-cell>
          <table:table-cell office:value-type="float" office:value="1502462310051" calcext:value-type="float">
            <text:p>1502462310051</text:p>
          </table:table-cell>
          <table:table-cell/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10051" calcext:value-type="float">
            <text:p>1502462310051</text:p>
          </table:table-cell>
          <table:table-cell office:value-type="float" office:value="1502462310052" calcext:value-type="float">
            <text:p>1502462310052</text:p>
          </table:table-cell>
          <table:table-cell office:value-type="float" office:value="1502462310055" calcext:value-type="float">
            <text:p>1502462310055</text:p>
          </table:table-cell>
          <table:table-cell/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10055" calcext:value-type="float">
            <text:p>1502462310055</text:p>
          </table:table-cell>
          <table:table-cell office:value-type="float" office:value="1502462310056" calcext:value-type="float">
            <text:p>1502462310056</text:p>
          </table:table-cell>
          <table:table-cell office:value-type="float" office:value="1502462310060" calcext:value-type="float">
            <text:p>1502462310060</text:p>
          </table:table-cell>
          <table:table-cell/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10060" calcext:value-type="float">
            <text:p>1502462310060</text:p>
          </table:table-cell>
          <table:table-cell office:value-type="float" office:value="1502462310064" calcext:value-type="float">
            <text:p>1502462310064</text:p>
          </table:table-cell>
          <table:table-cell/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10064" calcext:value-type="float">
            <text:p>1502462310064</text:p>
          </table:table-cell>
          <table:table-cell office:value-type="float" office:value="1502462310068" calcext:value-type="float">
            <text:p>1502462310068</text:p>
          </table:table-cell>
          <table:table-cell/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10068" calcext:value-type="float">
            <text:p>1502462310068</text:p>
          </table:table-cell>
          <table:table-cell office:value-type="float" office:value="1502462310072" calcext:value-type="float">
            <text:p>1502462310072</text:p>
          </table:table-cell>
          <table:table-cell/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10072" calcext:value-type="float">
            <text:p>1502462310072</text:p>
          </table:table-cell>
          <table:table-cell office:value-type="float" office:value="1502462310076" calcext:value-type="float">
            <text:p>1502462310076</text:p>
          </table:table-cell>
          <table:table-cell/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10076" calcext:value-type="float">
            <text:p>1502462310076</text:p>
          </table:table-cell>
          <table:table-cell office:value-type="float" office:value="1502462310077" calcext:value-type="float">
            <text:p>1502462310077</text:p>
          </table:table-cell>
          <table:table-cell office:value-type="float" office:value="1502462310080" calcext:value-type="float">
            <text:p>1502462310080</text:p>
          </table:table-cell>
          <table:table-cell/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10080" calcext:value-type="float">
            <text:p>1502462310080</text:p>
          </table:table-cell>
          <table:table-cell office:value-type="float" office:value="1502462310081" calcext:value-type="float">
            <text:p>1502462310081</text:p>
          </table:table-cell>
          <table:table-cell office:value-type="float" office:value="1502462310084" calcext:value-type="float">
            <text:p>1502462310084</text:p>
          </table:table-cell>
          <table:table-cell/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10084" calcext:value-type="float">
            <text:p>1502462310084</text:p>
          </table:table-cell>
          <table:table-cell office:value-type="float" office:value="1502462310085" calcext:value-type="float">
            <text:p>1502462310085</text:p>
          </table:table-cell>
          <table:table-cell office:value-type="float" office:value="1502462310089" calcext:value-type="float">
            <text:p>1502462310089</text:p>
          </table:table-cell>
          <table:table-cell/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10089" calcext:value-type="float">
            <text:p>1502462310089</text:p>
          </table:table-cell>
          <table:table-cell office:value-type="float" office:value="1502462310093" calcext:value-type="float">
            <text:p>1502462310093</text:p>
          </table:table-cell>
          <table:table-cell/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10093" calcext:value-type="float">
            <text:p>1502462310093</text:p>
          </table:table-cell>
          <table:table-cell office:value-type="float" office:value="1502462310097" calcext:value-type="float">
            <text:p>1502462310097</text:p>
          </table:table-cell>
          <table:table-cell/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10097" calcext:value-type="float">
            <text:p>1502462310097</text:p>
          </table:table-cell>
          <table:table-cell office:value-type="float" office:value="1502462310101" calcext:value-type="float">
            <text:p>1502462310101</text:p>
          </table:table-cell>
          <table:table-cell/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10101" calcext:value-type="float">
            <text:p>1502462310101</text:p>
          </table:table-cell>
          <table:table-cell office:value-type="float" office:value="1502462310105" calcext:value-type="float">
            <text:p>1502462310105</text:p>
          </table:table-cell>
          <table:table-cell/>
        </table:table-row>
        <table:table-row table:style-name="ro1">
          <table:table-cell office:value-type="float" office:value="1022" calcext:value-type="float">
            <text:p>1022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10105" calcext:value-type="float">
            <text:p>1502462310105</text:p>
          </table:table-cell>
          <table:table-cell office:value-type="float" office:value="1502462310109" calcext:value-type="float">
            <text:p>1502462310109</text:p>
          </table:table-cell>
          <table:table-cell/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10109" calcext:value-type="float">
            <text:p>1502462310109</text:p>
          </table:table-cell>
          <table:table-cell office:value-type="float" office:value="1502462310113" calcext:value-type="float">
            <text:p>1502462310113</text:p>
          </table:table-cell>
          <table:table-cell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10113" calcext:value-type="float">
            <text:p>1502462310113</text:p>
          </table:table-cell>
          <table:table-cell office:value-type="float" office:value="1502462310114" calcext:value-type="float">
            <text:p>1502462310114</text:p>
          </table:table-cell>
          <table:table-cell office:value-type="float" office:value="1502462310117" calcext:value-type="float">
            <text:p>1502462310117</text:p>
          </table:table-cell>
          <table:table-cell/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10117" calcext:value-type="float">
            <text:p>1502462310117</text:p>
          </table:table-cell>
          <table:table-cell office:value-type="float" office:value="1502462310118" calcext:value-type="float">
            <text:p>1502462310118</text:p>
          </table:table-cell>
          <table:table-cell office:value-type="float" office:value="1502462310121" calcext:value-type="float">
            <text:p>1502462310121</text:p>
          </table:table-cell>
          <table:table-cell/>
        </table:table-row>
        <table:table-row table:style-name="ro1">
          <table:table-cell office:value-type="float" office:value="1026" calcext:value-type="float">
            <text:p>1026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10121" calcext:value-type="float">
            <text:p>1502462310121</text:p>
          </table:table-cell>
          <table:table-cell office:value-type="float" office:value="1502462310122" calcext:value-type="float">
            <text:p>1502462310122</text:p>
          </table:table-cell>
          <table:table-cell office:value-type="float" office:value="1502462310125" calcext:value-type="float">
            <text:p>1502462310125</text:p>
          </table:table-cell>
          <table:table-cell/>
        </table:table-row>
        <table:table-row table:style-name="ro1">
          <table:table-cell office:value-type="float" office:value="1027" calcext:value-type="float">
            <text:p>1027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10125" calcext:value-type="float">
            <text:p>1502462310125</text:p>
          </table:table-cell>
          <table:table-cell office:value-type="float" office:value="1502462310126" calcext:value-type="float">
            <text:p>1502462310126</text:p>
          </table:table-cell>
          <table:table-cell office:value-type="float" office:value="1502462310129" calcext:value-type="float">
            <text:p>1502462310129</text:p>
          </table:table-cell>
          <table:table-cell/>
        </table:table-row>
        <table:table-row table:style-name="ro1">
          <table:table-cell office:value-type="float" office:value="1028" calcext:value-type="float">
            <text:p>1028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10129" calcext:value-type="float">
            <text:p>1502462310129</text:p>
          </table:table-cell>
          <table:table-cell office:value-type="float" office:value="1502462310130" calcext:value-type="float">
            <text:p>1502462310130</text:p>
          </table:table-cell>
          <table:table-cell office:value-type="float" office:value="1502462310133" calcext:value-type="float">
            <text:p>1502462310133</text:p>
          </table:table-cell>
          <table:table-cell/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10134" calcext:value-type="float">
            <text:p>1502462310134</text:p>
          </table:table-cell>
          <table:table-cell office:value-type="float" office:value="1502462310138" calcext:value-type="float">
            <text:p>1502462310138</text:p>
          </table:table-cell>
          <table:table-cell/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10138" calcext:value-type="float">
            <text:p>1502462310138</text:p>
          </table:table-cell>
          <table:table-cell office:value-type="float" office:value="1502462310142" calcext:value-type="float">
            <text:p>1502462310142</text:p>
          </table:table-cell>
          <table:table-cell/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10142" calcext:value-type="float">
            <text:p>1502462310142</text:p>
          </table:table-cell>
          <table:table-cell office:value-type="float" office:value="1502462310146" calcext:value-type="float">
            <text:p>1502462310146</text:p>
          </table:table-cell>
          <table:table-cell/>
        </table:table-row>
        <table:table-row table:style-name="ro1">
          <table:table-cell office:value-type="float" office:value="1032" calcext:value-type="float">
            <text:p>1032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10146" calcext:value-type="float">
            <text:p>1502462310146</text:p>
          </table:table-cell>
          <table:table-cell office:value-type="float" office:value="1502462310150" calcext:value-type="float">
            <text:p>1502462310150</text:p>
          </table:table-cell>
          <table:table-cell/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10150" calcext:value-type="float">
            <text:p>1502462310150</text:p>
          </table:table-cell>
          <table:table-cell office:value-type="float" office:value="1502462310154" calcext:value-type="float">
            <text:p>1502462310154</text:p>
          </table:table-cell>
          <table:table-cell/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10154" calcext:value-type="float">
            <text:p>1502462310154</text:p>
          </table:table-cell>
          <table:table-cell office:value-type="float" office:value="1502462310155" calcext:value-type="float">
            <text:p>1502462310155</text:p>
          </table:table-cell>
          <table:table-cell office:value-type="float" office:value="1502462310158" calcext:value-type="float">
            <text:p>1502462310158</text:p>
          </table:table-cell>
          <table:table-cell/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10158" calcext:value-type="float">
            <text:p>1502462310158</text:p>
          </table:table-cell>
          <table:table-cell office:value-type="float" office:value="1502462310159" calcext:value-type="float">
            <text:p>1502462310159</text:p>
          </table:table-cell>
          <table:table-cell office:value-type="float" office:value="1502462310162" calcext:value-type="float">
            <text:p>1502462310162</text:p>
          </table:table-cell>
          <table:table-cell/>
        </table:table-row>
        <table:table-row table:style-name="ro1">
          <table:table-cell office:value-type="float" office:value="1036" calcext:value-type="float">
            <text:p>1036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10162" calcext:value-type="float">
            <text:p>1502462310162</text:p>
          </table:table-cell>
          <table:table-cell office:value-type="float" office:value="1502462310163" calcext:value-type="float">
            <text:p>1502462310163</text:p>
          </table:table-cell>
          <table:table-cell office:value-type="float" office:value="1502462310167" calcext:value-type="float">
            <text:p>1502462310167</text:p>
          </table:table-cell>
          <table:table-cell/>
        </table:table-row>
        <table:table-row table:style-name="ro1">
          <table:table-cell office:value-type="float" office:value="1037" calcext:value-type="float">
            <text:p>1037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10167" calcext:value-type="float">
            <text:p>1502462310167</text:p>
          </table:table-cell>
          <table:table-cell office:value-type="float" office:value="1502462310171" calcext:value-type="float">
            <text:p>1502462310171</text:p>
          </table:table-cell>
          <table:table-cell/>
        </table:table-row>
        <table:table-row table:style-name="ro1">
          <table:table-cell office:value-type="float" office:value="1038" calcext:value-type="float">
            <text:p>1038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10171" calcext:value-type="float">
            <text:p>1502462310171</text:p>
          </table:table-cell>
          <table:table-cell office:value-type="float" office:value="1502462310175" calcext:value-type="float">
            <text:p>1502462310175</text:p>
          </table:table-cell>
          <table:table-cell/>
        </table:table-row>
        <table:table-row table:style-name="ro1">
          <table:table-cell office:value-type="float" office:value="1039" calcext:value-type="float">
            <text:p>1039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10175" calcext:value-type="float">
            <text:p>1502462310175</text:p>
          </table:table-cell>
          <table:table-cell office:value-type="float" office:value="1502462310179" calcext:value-type="float">
            <text:p>1502462310179</text:p>
          </table:table-cell>
          <table:table-cell/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10179" calcext:value-type="float">
            <text:p>1502462310179</text:p>
          </table:table-cell>
          <table:table-cell office:value-type="float" office:value="1502462310183" calcext:value-type="float">
            <text:p>1502462310183</text:p>
          </table:table-cell>
          <table:table-cell/>
        </table:table-row>
        <table:table-row table:style-name="ro1">
          <table:table-cell office:value-type="float" office:value="1041" calcext:value-type="float">
            <text:p>1041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10183" calcext:value-type="float">
            <text:p>1502462310183</text:p>
          </table:table-cell>
          <table:table-cell office:value-type="float" office:value="1502462310400" calcext:value-type="float">
            <text:p>1502462310400</text:p>
          </table:table-cell>
          <table:table-cell/>
        </table:table-row>
        <table:table-row table:style-name="ro1">
          <table:table-cell office:value-type="float" office:value="1042" calcext:value-type="float">
            <text:p>1042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10400" calcext:value-type="float">
            <text:p>1502462310400</text:p>
          </table:table-cell>
          <table:table-cell office:value-type="float" office:value="1502462310401" calcext:value-type="float">
            <text:p>1502462310401</text:p>
          </table:table-cell>
          <table:table-cell office:value-type="float" office:value="1502462310404" calcext:value-type="float">
            <text:p>1502462310404</text:p>
          </table:table-cell>
          <table:table-cell/>
        </table:table-row>
        <table:table-row table:style-name="ro1">
          <table:table-cell office:value-type="float" office:value="1043" calcext:value-type="float">
            <text:p>1043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10404" calcext:value-type="float">
            <text:p>1502462310404</text:p>
          </table:table-cell>
          <table:table-cell office:value-type="float" office:value="1502462310405" calcext:value-type="float">
            <text:p>1502462310405</text:p>
          </table:table-cell>
          <table:table-cell office:value-type="float" office:value="1502462310409" calcext:value-type="float">
            <text:p>1502462310409</text:p>
          </table:table-cell>
          <table:table-cell/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10409" calcext:value-type="float">
            <text:p>1502462310409</text:p>
          </table:table-cell>
          <table:table-cell office:value-type="float" office:value="1502462310413" calcext:value-type="float">
            <text:p>1502462310413</text:p>
          </table:table-cell>
          <table:table-cell/>
        </table:table-row>
        <table:table-row table:style-name="ro1">
          <table:table-cell office:value-type="float" office:value="1045" calcext:value-type="float">
            <text:p>1045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10413" calcext:value-type="float">
            <text:p>1502462310413</text:p>
          </table:table-cell>
          <table:table-cell office:value-type="float" office:value="1502462310417" calcext:value-type="float">
            <text:p>1502462310417</text:p>
          </table:table-cell>
          <table:table-cell/>
        </table:table-row>
        <table:table-row table:style-name="ro1">
          <table:table-cell office:value-type="float" office:value="1046" calcext:value-type="float">
            <text:p>1046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10417" calcext:value-type="float">
            <text:p>1502462310417</text:p>
          </table:table-cell>
          <table:table-cell office:value-type="float" office:value="1502462310421" calcext:value-type="float">
            <text:p>1502462310421</text:p>
          </table:table-cell>
          <table:table-cell/>
        </table:table-row>
        <table:table-row table:style-name="ro1">
          <table:table-cell office:value-type="float" office:value="1047" calcext:value-type="float">
            <text:p>1047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10421" calcext:value-type="float">
            <text:p>1502462310421</text:p>
          </table:table-cell>
          <table:table-cell office:value-type="float" office:value="1502462310425" calcext:value-type="float">
            <text:p>1502462310425</text:p>
          </table:table-cell>
          <table:table-cell/>
        </table:table-row>
        <table:table-row table:style-name="ro1">
          <table:table-cell office:value-type="float" office:value="1048" calcext:value-type="float">
            <text:p>1048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10425" calcext:value-type="float">
            <text:p>1502462310425</text:p>
          </table:table-cell>
          <table:table-cell office:value-type="float" office:value="1502462310429" calcext:value-type="float">
            <text:p>1502462310429</text:p>
          </table:table-cell>
          <table:table-cell/>
        </table:table-row>
        <table:table-row table:style-name="ro1">
          <table:table-cell office:value-type="float" office:value="1049" calcext:value-type="float">
            <text:p>1049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10429" calcext:value-type="float">
            <text:p>1502462310429</text:p>
          </table:table-cell>
          <table:table-cell office:value-type="float" office:value="1502462310433" calcext:value-type="float">
            <text:p>1502462310433</text:p>
          </table:table-cell>
          <table:table-cell/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10433" calcext:value-type="float">
            <text:p>1502462310433</text:p>
          </table:table-cell>
          <table:table-cell office:value-type="float" office:value="1502462310648" calcext:value-type="float">
            <text:p>1502462310648</text:p>
          </table:table-cell>
          <table:table-cell/>
        </table:table-row>
        <table:table-row table:style-name="ro1">
          <table:table-cell office:value-type="float" office:value="1051" calcext:value-type="float">
            <text:p>1051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10648" calcext:value-type="float">
            <text:p>1502462310648</text:p>
          </table:table-cell>
          <table:table-cell office:value-type="float" office:value="1502462310652" calcext:value-type="float">
            <text:p>1502462310652</text:p>
          </table:table-cell>
          <table:table-cell/>
        </table:table-row>
        <table:table-row table:style-name="ro1">
          <table:table-cell office:value-type="float" office:value="1052" calcext:value-type="float">
            <text:p>1052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10652" calcext:value-type="float">
            <text:p>1502462310652</text:p>
          </table:table-cell>
          <table:table-cell office:value-type="float" office:value="1502462310653" calcext:value-type="float">
            <text:p>1502462310653</text:p>
          </table:table-cell>
          <table:table-cell office:value-type="float" office:value="1502462310657" calcext:value-type="float">
            <text:p>1502462310657</text:p>
          </table:table-cell>
          <table:table-cell/>
        </table:table-row>
        <table:table-row table:style-name="ro1">
          <table:table-cell office:value-type="float" office:value="1053" calcext:value-type="float">
            <text:p>1053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10657" calcext:value-type="float">
            <text:p>1502462310657</text:p>
          </table:table-cell>
          <table:table-cell office:value-type="float" office:value="1502462310662" calcext:value-type="float">
            <text:p>1502462310662</text:p>
          </table:table-cell>
          <table:table-cell/>
        </table:table-row>
        <table:table-row table:style-name="ro1">
          <table:table-cell office:value-type="float" office:value="1054" calcext:value-type="float">
            <text:p>1054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10662" calcext:value-type="float">
            <text:p>1502462310662</text:p>
          </table:table-cell>
          <table:table-cell office:value-type="float" office:value="1502462310667" calcext:value-type="float">
            <text:p>1502462310667</text:p>
          </table:table-cell>
          <table:table-cell/>
        </table:table-row>
        <table:table-row table:style-name="ro1">
          <table:table-cell office:value-type="float" office:value="1055" calcext:value-type="float">
            <text:p>1055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10667" calcext:value-type="float">
            <text:p>1502462310667</text:p>
          </table:table-cell>
          <table:table-cell office:value-type="float" office:value="1502462310671" calcext:value-type="float">
            <text:p>1502462310671</text:p>
          </table:table-cell>
          <table:table-cell/>
        </table:table-row>
        <table:table-row table:style-name="ro1">
          <table:table-cell office:value-type="float" office:value="1056" calcext:value-type="float">
            <text:p>1056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10671" calcext:value-type="float">
            <text:p>1502462310671</text:p>
          </table:table-cell>
          <table:table-cell office:value-type="float" office:value="1502462310675" calcext:value-type="float">
            <text:p>1502462310675</text:p>
          </table:table-cell>
          <table:table-cell/>
        </table:table-row>
        <table:table-row table:style-name="ro1">
          <table:table-cell office:value-type="float" office:value="1057" calcext:value-type="float">
            <text:p>1057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10675" calcext:value-type="float">
            <text:p>1502462310675</text:p>
          </table:table-cell>
          <table:table-cell office:value-type="float" office:value="1502462310890" calcext:value-type="float">
            <text:p>1502462310890</text:p>
          </table:table-cell>
          <table:table-cell/>
        </table:table-row>
        <table:table-row table:style-name="ro1">
          <table:table-cell office:value-type="float" office:value="1058" calcext:value-type="float">
            <text:p>1058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10890" calcext:value-type="float">
            <text:p>1502462310890</text:p>
          </table:table-cell>
          <table:table-cell office:value-type="float" office:value="1502462310891" calcext:value-type="float">
            <text:p>1502462310891</text:p>
          </table:table-cell>
          <table:table-cell office:value-type="float" office:value="1502462310894" calcext:value-type="float">
            <text:p>1502462310894</text:p>
          </table:table-cell>
          <table:table-cell/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10894" calcext:value-type="float">
            <text:p>1502462310894</text:p>
          </table:table-cell>
          <table:table-cell office:value-type="float" office:value="1502462310895" calcext:value-type="float">
            <text:p>1502462310895</text:p>
          </table:table-cell>
          <table:table-cell office:value-type="float" office:value="1502462310898" calcext:value-type="float">
            <text:p>1502462310898</text:p>
          </table:table-cell>
          <table:table-cell/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10898" calcext:value-type="float">
            <text:p>1502462310898</text:p>
          </table:table-cell>
          <table:table-cell office:value-type="float" office:value="1502462310899" calcext:value-type="float">
            <text:p>1502462310899</text:p>
          </table:table-cell>
          <table:table-cell office:value-type="float" office:value="1502462310903" calcext:value-type="float">
            <text:p>1502462310903</text:p>
          </table:table-cell>
          <table:table-cell/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10903" calcext:value-type="float">
            <text:p>1502462310903</text:p>
          </table:table-cell>
          <table:table-cell office:value-type="float" office:value="1502462310904" calcext:value-type="float">
            <text:p>1502462310904</text:p>
          </table:table-cell>
          <table:table-cell office:value-type="float" office:value="1502462310909" calcext:value-type="float">
            <text:p>1502462310909</text:p>
          </table:table-cell>
          <table:table-cell/>
        </table:table-row>
        <table:table-row table:style-name="ro1">
          <table:table-cell office:value-type="float" office:value="1062" calcext:value-type="float">
            <text:p>1062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10909" calcext:value-type="float">
            <text:p>1502462310909</text:p>
          </table:table-cell>
          <table:table-cell office:value-type="float" office:value="1502462310913" calcext:value-type="float">
            <text:p>1502462310913</text:p>
          </table:table-cell>
          <table:table-cell/>
        </table:table-row>
        <table:table-row table:style-name="ro1">
          <table:table-cell office:value-type="float" office:value="1063" calcext:value-type="float">
            <text:p>1063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10913" calcext:value-type="float">
            <text:p>1502462310913</text:p>
          </table:table-cell>
          <table:table-cell office:value-type="float" office:value="1502462310918" calcext:value-type="float">
            <text:p>1502462310918</text:p>
          </table:table-cell>
          <table:table-cell/>
        </table:table-row>
        <table:table-row table:style-name="ro1">
          <table:table-cell office:value-type="float" office:value="1064" calcext:value-type="float">
            <text:p>1064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10918" calcext:value-type="float">
            <text:p>1502462310918</text:p>
          </table:table-cell>
          <table:table-cell office:value-type="float" office:value="1502462310923" calcext:value-type="float">
            <text:p>1502462310923</text:p>
          </table:table-cell>
          <table:table-cell/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10923" calcext:value-type="float">
            <text:p>1502462310923</text:p>
          </table:table-cell>
          <table:table-cell office:value-type="float" office:value="1502462311580" calcext:value-type="float">
            <text:p>1502462311580</text:p>
          </table:table-cell>
          <table:table-cell/>
        </table:table-row>
        <table:table-row table:style-name="ro1">
          <table:table-cell office:value-type="float" office:value="1066" calcext:value-type="float">
            <text:p>1066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11580" calcext:value-type="float">
            <text:p>1502462311580</text:p>
          </table:table-cell>
          <table:table-cell office:value-type="float" office:value="1502462311581" calcext:value-type="float">
            <text:p>1502462311581</text:p>
          </table:table-cell>
          <table:table-cell office:value-type="float" office:value="1502462311800" calcext:value-type="float">
            <text:p>1502462311800</text:p>
          </table:table-cell>
          <table:table-cell/>
        </table:table-row>
        <table:table-row table:style-name="ro1">
          <table:table-cell office:value-type="float" office:value="1067" calcext:value-type="float">
            <text:p>1067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11800" calcext:value-type="float">
            <text:p>1502462311800</text:p>
          </table:table-cell>
          <table:table-cell office:value-type="float" office:value="1502462311801" calcext:value-type="float">
            <text:p>1502462311801</text:p>
          </table:table-cell>
          <table:table-cell office:value-type="float" office:value="1502462311804" calcext:value-type="float">
            <text:p>1502462311804</text:p>
          </table:table-cell>
          <table:table-cell/>
        </table:table-row>
        <table:table-row table:style-name="ro1">
          <table:table-cell office:value-type="float" office:value="1068" calcext:value-type="float">
            <text:p>1068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11804" calcext:value-type="float">
            <text:p>1502462311804</text:p>
          </table:table-cell>
          <table:table-cell office:value-type="float" office:value="1502462311805" calcext:value-type="float">
            <text:p>1502462311805</text:p>
          </table:table-cell>
          <table:table-cell office:value-type="float" office:value="1502462311809" calcext:value-type="float">
            <text:p>1502462311809</text:p>
          </table:table-cell>
          <table:table-cell/>
        </table:table-row>
        <table:table-row table:style-name="ro1">
          <table:table-cell office:value-type="float" office:value="1069" calcext:value-type="float">
            <text:p>1069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11809" calcext:value-type="float">
            <text:p>1502462311809</text:p>
          </table:table-cell>
          <table:table-cell office:value-type="float" office:value="1502462311813" calcext:value-type="float">
            <text:p>1502462311813</text:p>
          </table:table-cell>
          <table:table-cell/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11813" calcext:value-type="float">
            <text:p>1502462311813</text:p>
          </table:table-cell>
          <table:table-cell office:value-type="float" office:value="1502462311817" calcext:value-type="float">
            <text:p>1502462311817</text:p>
          </table:table-cell>
          <table:table-cell/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11817" calcext:value-type="float">
            <text:p>1502462311817</text:p>
          </table:table-cell>
          <table:table-cell office:value-type="float" office:value="1502462311821" calcext:value-type="float">
            <text:p>1502462311821</text:p>
          </table:table-cell>
          <table:table-cell/>
        </table:table-row>
        <table:table-row table:style-name="ro1">
          <table:table-cell office:value-type="float" office:value="1072" calcext:value-type="float">
            <text:p>1072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11821" calcext:value-type="float">
            <text:p>1502462311821</text:p>
          </table:table-cell>
          <table:table-cell office:value-type="float" office:value="1502462311822" calcext:value-type="float">
            <text:p>1502462311822</text:p>
          </table:table-cell>
          <table:table-cell office:value-type="float" office:value="1502462312040" calcext:value-type="float">
            <text:p>1502462312040</text:p>
          </table:table-cell>
          <table:table-cell/>
        </table:table-row>
        <table:table-row table:style-name="ro1">
          <table:table-cell office:value-type="float" office:value="1073" calcext:value-type="float">
            <text:p>1073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12040" calcext:value-type="float">
            <text:p>1502462312040</text:p>
          </table:table-cell>
          <table:table-cell office:value-type="float" office:value="1502462312041" calcext:value-type="float">
            <text:p>1502462312041</text:p>
          </table:table-cell>
          <table:table-cell office:value-type="float" office:value="1502462312044" calcext:value-type="float">
            <text:p>1502462312044</text:p>
          </table:table-cell>
          <table:table-cell/>
        </table:table-row>
        <table:table-row table:style-name="ro1">
          <table:table-cell office:value-type="float" office:value="1074" calcext:value-type="float">
            <text:p>1074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12044" calcext:value-type="float">
            <text:p>1502462312044</text:p>
          </table:table-cell>
          <table:table-cell office:value-type="float" office:value="1502462312045" calcext:value-type="float">
            <text:p>1502462312045</text:p>
          </table:table-cell>
          <table:table-cell office:value-type="float" office:value="1502462312049" calcext:value-type="float">
            <text:p>1502462312049</text:p>
          </table:table-cell>
          <table:table-cell/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12049" calcext:value-type="float">
            <text:p>1502462312049</text:p>
          </table:table-cell>
          <table:table-cell office:value-type="float" office:value="1502462312053" calcext:value-type="float">
            <text:p>1502462312053</text:p>
          </table:table-cell>
          <table:table-cell/>
        </table:table-row>
        <table:table-row table:style-name="ro1">
          <table:table-cell office:value-type="float" office:value="1076" calcext:value-type="float">
            <text:p>1076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12053" calcext:value-type="float">
            <text:p>1502462312053</text:p>
          </table:table-cell>
          <table:table-cell office:value-type="float" office:value="1502462312057" calcext:value-type="float">
            <text:p>1502462312057</text:p>
          </table:table-cell>
          <table:table-cell/>
        </table:table-row>
        <table:table-row table:style-name="ro1">
          <table:table-cell office:value-type="float" office:value="1077" calcext:value-type="float">
            <text:p>1077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12057" calcext:value-type="float">
            <text:p>1502462312057</text:p>
          </table:table-cell>
          <table:table-cell office:value-type="float" office:value="1502462312061" calcext:value-type="float">
            <text:p>1502462312061</text:p>
          </table:table-cell>
          <table:table-cell/>
        </table:table-row>
        <table:table-row table:style-name="ro1">
          <table:table-cell office:value-type="float" office:value="1078" calcext:value-type="float">
            <text:p>1078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12061" calcext:value-type="float">
            <text:p>1502462312061</text:p>
          </table:table-cell>
          <table:table-cell office:value-type="float" office:value="1502462312065" calcext:value-type="float">
            <text:p>1502462312065</text:p>
          </table:table-cell>
          <table:table-cell/>
        </table:table-row>
        <table:table-row table:style-name="ro1">
          <table:table-cell office:value-type="float" office:value="1079" calcext:value-type="float">
            <text:p>1079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12065" calcext:value-type="float">
            <text:p>1502462312065</text:p>
          </table:table-cell>
          <table:table-cell office:value-type="float" office:value="1502462312069" calcext:value-type="float">
            <text:p>1502462312069</text:p>
          </table:table-cell>
          <table:table-cell/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12069" calcext:value-type="float">
            <text:p>1502462312069</text:p>
          </table:table-cell>
          <table:table-cell office:value-type="float" office:value="1502462312073" calcext:value-type="float">
            <text:p>1502462312073</text:p>
          </table:table-cell>
          <table:table-cell/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12073" calcext:value-type="float">
            <text:p>1502462312073</text:p>
          </table:table-cell>
          <table:table-cell office:value-type="float" office:value="1502462312077" calcext:value-type="float">
            <text:p>1502462312077</text:p>
          </table:table-cell>
          <table:table-cell/>
        </table:table-row>
        <table:table-row table:style-name="ro1">
          <table:table-cell office:value-type="float" office:value="1082" calcext:value-type="float">
            <text:p>1082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12077" calcext:value-type="float">
            <text:p>1502462312077</text:p>
          </table:table-cell>
          <table:table-cell office:value-type="float" office:value="1502462312081" calcext:value-type="float">
            <text:p>1502462312081</text:p>
          </table:table-cell>
          <table:table-cell/>
        </table:table-row>
        <table:table-row table:style-name="ro1">
          <table:table-cell office:value-type="float" office:value="1083" calcext:value-type="float">
            <text:p>1083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12081" calcext:value-type="float">
            <text:p>1502462312081</text:p>
          </table:table-cell>
          <table:table-cell office:value-type="float" office:value="1502462312085" calcext:value-type="float">
            <text:p>1502462312085</text:p>
          </table:table-cell>
          <table:table-cell/>
        </table:table-row>
        <table:table-row table:style-name="ro1">
          <table:table-cell office:value-type="float" office:value="1084" calcext:value-type="float">
            <text:p>1084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12085" calcext:value-type="float">
            <text:p>1502462312085</text:p>
          </table:table-cell>
          <table:table-cell office:value-type="float" office:value="1502462312086" calcext:value-type="float">
            <text:p>1502462312086</text:p>
          </table:table-cell>
          <table:table-cell office:value-type="float" office:value="1502462312090" calcext:value-type="float">
            <text:p>1502462312090</text:p>
          </table:table-cell>
          <table:table-cell/>
        </table:table-row>
        <table:table-row table:style-name="ro1">
          <table:table-cell office:value-type="float" office:value="1085" calcext:value-type="float">
            <text:p>1085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12090" calcext:value-type="float">
            <text:p>1502462312090</text:p>
          </table:table-cell>
          <table:table-cell office:value-type="float" office:value="1502462312091" calcext:value-type="float">
            <text:p>1502462312091</text:p>
          </table:table-cell>
          <table:table-cell office:value-type="float" office:value="1502462312094" calcext:value-type="float">
            <text:p>1502462312094</text:p>
          </table:table-cell>
          <table:table-cell/>
        </table:table-row>
        <table:table-row table:style-name="ro1">
          <table:table-cell office:value-type="float" office:value="1086" calcext:value-type="float">
            <text:p>1086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12094" calcext:value-type="float">
            <text:p>1502462312094</text:p>
          </table:table-cell>
          <table:table-cell office:value-type="float" office:value="1502462312095" calcext:value-type="float">
            <text:p>1502462312095</text:p>
          </table:table-cell>
          <table:table-cell office:value-type="float" office:value="1502462312099" calcext:value-type="float">
            <text:p>1502462312099</text:p>
          </table:table-cell>
          <table:table-cell/>
        </table:table-row>
        <table:table-row table:style-name="ro1">
          <table:table-cell office:value-type="float" office:value="1087" calcext:value-type="float">
            <text:p>1087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12099" calcext:value-type="float">
            <text:p>1502462312099</text:p>
          </table:table-cell>
          <table:table-cell office:value-type="float" office:value="1502462312104" calcext:value-type="float">
            <text:p>1502462312104</text:p>
          </table:table-cell>
          <table:table-cell/>
        </table:table-row>
        <table:table-row table:style-name="ro1">
          <table:table-cell office:value-type="float" office:value="1088" calcext:value-type="float">
            <text:p>1088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12104" calcext:value-type="float">
            <text:p>1502462312104</text:p>
          </table:table-cell>
          <table:table-cell office:value-type="float" office:value="1502462312105" calcext:value-type="float">
            <text:p>1502462312105</text:p>
          </table:table-cell>
          <table:table-cell office:value-type="float" office:value="1502462312109" calcext:value-type="float">
            <text:p>1502462312109</text:p>
          </table:table-cell>
          <table:table-cell/>
        </table:table-row>
        <table:table-row table:style-name="ro1">
          <table:table-cell office:value-type="float" office:value="1089" calcext:value-type="float">
            <text:p>1089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12109" calcext:value-type="float">
            <text:p>1502462312109</text:p>
          </table:table-cell>
          <table:table-cell office:value-type="float" office:value="1502462312113" calcext:value-type="float">
            <text:p>1502462312113</text:p>
          </table:table-cell>
          <table:table-cell/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12113" calcext:value-type="float">
            <text:p>1502462312113</text:p>
          </table:table-cell>
          <table:table-cell office:value-type="float" office:value="1502462312117" calcext:value-type="float">
            <text:p>1502462312117</text:p>
          </table:table-cell>
          <table:table-cell/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12117" calcext:value-type="float">
            <text:p>1502462312117</text:p>
          </table:table-cell>
          <table:table-cell office:value-type="float" office:value="1502462312121" calcext:value-type="float">
            <text:p>1502462312121</text:p>
          </table:table-cell>
          <table:table-cell/>
        </table:table-row>
        <table:table-row table:style-name="ro1">
          <table:table-cell office:value-type="float" office:value="1092" calcext:value-type="float">
            <text:p>1092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12121" calcext:value-type="float">
            <text:p>1502462312121</text:p>
          </table:table-cell>
          <table:table-cell office:value-type="float" office:value="1502462312125" calcext:value-type="float">
            <text:p>1502462312125</text:p>
          </table:table-cell>
          <table:table-cell/>
        </table:table-row>
        <table:table-row table:style-name="ro1">
          <table:table-cell office:value-type="float" office:value="1093" calcext:value-type="float">
            <text:p>1093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12125" calcext:value-type="float">
            <text:p>1502462312125</text:p>
          </table:table-cell>
          <table:table-cell office:value-type="float" office:value="1502462312129" calcext:value-type="float">
            <text:p>1502462312129</text:p>
          </table:table-cell>
          <table:table-cell/>
        </table:table-row>
        <table:table-row table:style-name="ro1">
          <table:table-cell office:value-type="float" office:value="1094" calcext:value-type="float">
            <text:p>1094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12129" calcext:value-type="float">
            <text:p>1502462312129</text:p>
          </table:table-cell>
          <table:table-cell office:value-type="float" office:value="1502462312130" calcext:value-type="float">
            <text:p>1502462312130</text:p>
          </table:table-cell>
          <table:table-cell office:value-type="float" office:value="1502462312133" calcext:value-type="float">
            <text:p>1502462312133</text:p>
          </table:table-cell>
          <table:table-cell/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12133" calcext:value-type="float">
            <text:p>1502462312133</text:p>
          </table:table-cell>
          <table:table-cell office:value-type="float" office:value="1502462312134" calcext:value-type="float">
            <text:p>1502462312134</text:p>
          </table:table-cell>
          <table:table-cell office:value-type="float" office:value="1502462312350" calcext:value-type="float">
            <text:p>1502462312350</text:p>
          </table:table-cell>
          <table:table-cell/>
        </table:table-row>
        <table:table-row table:style-name="ro1">
          <table:table-cell office:value-type="float" office:value="1096" calcext:value-type="float">
            <text:p>1096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12350" calcext:value-type="float">
            <text:p>1502462312350</text:p>
          </table:table-cell>
          <table:table-cell office:value-type="float" office:value="1502462312351" calcext:value-type="float">
            <text:p>1502462312351</text:p>
          </table:table-cell>
          <table:table-cell office:value-type="float" office:value="1502462312354" calcext:value-type="float">
            <text:p>1502462312354</text:p>
          </table:table-cell>
          <table:table-cell/>
        </table:table-row>
        <table:table-row table:style-name="ro1">
          <table:table-cell office:value-type="float" office:value="1097" calcext:value-type="float">
            <text:p>1097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12355" calcext:value-type="float">
            <text:p>1502462312355</text:p>
          </table:table-cell>
          <table:table-cell office:value-type="float" office:value="1502462312361" calcext:value-type="float">
            <text:p>1502462312361</text:p>
          </table:table-cell>
          <table:table-cell/>
        </table:table-row>
        <table:table-row table:style-name="ro1">
          <table:table-cell office:value-type="float" office:value="1098" calcext:value-type="float">
            <text:p>1098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12362" calcext:value-type="float">
            <text:p>1502462312362</text:p>
          </table:table-cell>
          <table:table-cell office:value-type="float" office:value="1502462312366" calcext:value-type="float">
            <text:p>1502462312366</text:p>
          </table:table-cell>
          <table:table-cell/>
        </table:table-row>
        <table:table-row table:style-name="ro1">
          <table:table-cell office:value-type="float" office:value="1099" calcext:value-type="float">
            <text:p>1099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12366" calcext:value-type="float">
            <text:p>1502462312366</text:p>
          </table:table-cell>
          <table:table-cell office:value-type="float" office:value="1502462312370" calcext:value-type="float">
            <text:p>1502462312370</text:p>
          </table:table-cell>
          <table:table-cell/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12370" calcext:value-type="float">
            <text:p>1502462312370</text:p>
          </table:table-cell>
          <table:table-cell office:value-type="float" office:value="1502462312376" calcext:value-type="float">
            <text:p>1502462312376</text:p>
          </table:table-cell>
          <table:table-cell/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12376" calcext:value-type="float">
            <text:p>1502462312376</text:p>
          </table:table-cell>
          <table:table-cell office:value-type="float" office:value="1502462312377" calcext:value-type="float">
            <text:p>1502462312377</text:p>
          </table:table-cell>
          <table:table-cell office:value-type="float" office:value="1502462312380" calcext:value-type="float">
            <text:p>1502462312380</text:p>
          </table:table-cell>
          <table:table-cell/>
        </table:table-row>
        <table:table-row table:style-name="ro1">
          <table:table-cell office:value-type="float" office:value="1102" calcext:value-type="float">
            <text:p>1102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12380" calcext:value-type="float">
            <text:p>1502462312380</text:p>
          </table:table-cell>
          <table:table-cell office:value-type="float" office:value="1502462312381" calcext:value-type="float">
            <text:p>1502462312381</text:p>
          </table:table-cell>
          <table:table-cell office:value-type="float" office:value="1502462312385" calcext:value-type="float">
            <text:p>1502462312385</text:p>
          </table:table-cell>
          <table:table-cell/>
        </table:table-row>
        <table:table-row table:style-name="ro1">
          <table:table-cell office:value-type="float" office:value="1103" calcext:value-type="float">
            <text:p>1103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12385" calcext:value-type="float">
            <text:p>1502462312385</text:p>
          </table:table-cell>
          <table:table-cell office:value-type="float" office:value="1502462312390" calcext:value-type="float">
            <text:p>1502462312390</text:p>
          </table:table-cell>
          <table:table-cell/>
        </table:table-row>
        <table:table-row table:style-name="ro1">
          <table:table-cell office:value-type="float" office:value="1104" calcext:value-type="float">
            <text:p>1104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12390" calcext:value-type="float">
            <text:p>1502462312390</text:p>
          </table:table-cell>
          <table:table-cell office:value-type="float" office:value="1502462312391" calcext:value-type="float">
            <text:p>1502462312391</text:p>
          </table:table-cell>
          <table:table-cell office:value-type="float" office:value="1502462312397" calcext:value-type="float">
            <text:p>1502462312397</text:p>
          </table:table-cell>
          <table:table-cell/>
        </table:table-row>
        <table:table-row table:style-name="ro1">
          <table:table-cell office:value-type="float" office:value="1105" calcext:value-type="float">
            <text:p>1105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12398" calcext:value-type="float">
            <text:p>1502462312398</text:p>
          </table:table-cell>
          <table:table-cell office:value-type="float" office:value="1502462312402" calcext:value-type="float">
            <text:p>1502462312402</text:p>
          </table:table-cell>
          <table:table-cell/>
        </table:table-row>
        <table:table-row table:style-name="ro1">
          <table:table-cell office:value-type="float" office:value="1106" calcext:value-type="float">
            <text:p>1106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12402" calcext:value-type="float">
            <text:p>1502462312402</text:p>
          </table:table-cell>
          <table:table-cell office:value-type="float" office:value="1502462312408" calcext:value-type="float">
            <text:p>1502462312408</text:p>
          </table:table-cell>
          <table:table-cell/>
        </table:table-row>
        <table:table-row table:style-name="ro1">
          <table:table-cell office:value-type="float" office:value="1107" calcext:value-type="float">
            <text:p>1107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12408" calcext:value-type="float">
            <text:p>1502462312408</text:p>
          </table:table-cell>
          <table:table-cell office:value-type="float" office:value="1502462312412" calcext:value-type="float">
            <text:p>1502462312412</text:p>
          </table:table-cell>
          <table:table-cell/>
        </table:table-row>
        <table:table-row table:style-name="ro1">
          <table:table-cell office:value-type="float" office:value="1108" calcext:value-type="float">
            <text:p>1108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12412" calcext:value-type="float">
            <text:p>1502462312412</text:p>
          </table:table-cell>
          <table:table-cell office:value-type="float" office:value="1502462312416" calcext:value-type="float">
            <text:p>1502462312416</text:p>
          </table:table-cell>
          <table:table-cell/>
        </table:table-row>
        <table:table-row table:style-name="ro1">
          <table:table-cell office:value-type="float" office:value="1109" calcext:value-type="float">
            <text:p>1109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12416" calcext:value-type="float">
            <text:p>1502462312416</text:p>
          </table:table-cell>
          <table:table-cell office:value-type="float" office:value="1502462312417" calcext:value-type="float">
            <text:p>1502462312417</text:p>
          </table:table-cell>
          <table:table-cell office:value-type="float" office:value="1502462312848" calcext:value-type="float">
            <text:p>1502462312848</text:p>
          </table:table-cell>
          <table:table-cell/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12848" calcext:value-type="float">
            <text:p>1502462312848</text:p>
          </table:table-cell>
          <table:table-cell office:value-type="float" office:value="1502462312849" calcext:value-type="float">
            <text:p>1502462312849</text:p>
          </table:table-cell>
          <table:table-cell office:value-type="float" office:value="1502462312853" calcext:value-type="float">
            <text:p>1502462312853</text:p>
          </table:table-cell>
          <table:table-cell/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12853" calcext:value-type="float">
            <text:p>1502462312853</text:p>
          </table:table-cell>
          <table:table-cell office:value-type="float" office:value="1502462312857" calcext:value-type="float">
            <text:p>1502462312857</text:p>
          </table:table-cell>
          <table:table-cell/>
        </table:table-row>
        <table:table-row table:style-name="ro1">
          <table:table-cell office:value-type="float" office:value="1112" calcext:value-type="float">
            <text:p>1112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12857" calcext:value-type="float">
            <text:p>1502462312857</text:p>
          </table:table-cell>
          <table:table-cell office:value-type="float" office:value="1502462312861" calcext:value-type="float">
            <text:p>1502462312861</text:p>
          </table:table-cell>
          <table:table-cell/>
        </table:table-row>
        <table:table-row table:style-name="ro1">
          <table:table-cell office:value-type="float" office:value="1113" calcext:value-type="float">
            <text:p>1113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12861" calcext:value-type="float">
            <text:p>1502462312861</text:p>
          </table:table-cell>
          <table:table-cell office:value-type="float" office:value="1502462312865" calcext:value-type="float">
            <text:p>1502462312865</text:p>
          </table:table-cell>
          <table:table-cell/>
        </table:table-row>
        <table:table-row table:style-name="ro1">
          <table:table-cell office:value-type="float" office:value="1114" calcext:value-type="float">
            <text:p>1114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12865" calcext:value-type="float">
            <text:p>1502462312865</text:p>
          </table:table-cell>
          <table:table-cell office:value-type="float" office:value="1502462312866" calcext:value-type="float">
            <text:p>1502462312866</text:p>
          </table:table-cell>
          <table:table-cell office:value-type="float" office:value="1502462312870" calcext:value-type="float">
            <text:p>1502462312870</text:p>
          </table:table-cell>
          <table:table-cell/>
        </table:table-row>
        <table:table-row table:style-name="ro1">
          <table:table-cell office:value-type="float" office:value="1115" calcext:value-type="float">
            <text:p>1115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12870" calcext:value-type="float">
            <text:p>1502462312870</text:p>
          </table:table-cell>
          <table:table-cell office:value-type="float" office:value="1502462312875" calcext:value-type="float">
            <text:p>1502462312875</text:p>
          </table:table-cell>
          <table:table-cell/>
        </table:table-row>
        <table:table-row table:style-name="ro1">
          <table:table-cell office:value-type="float" office:value="1116" calcext:value-type="float">
            <text:p>1116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12875" calcext:value-type="float">
            <text:p>1502462312875</text:p>
          </table:table-cell>
          <table:table-cell office:value-type="float" office:value="1502462312876" calcext:value-type="float">
            <text:p>1502462312876</text:p>
          </table:table-cell>
          <table:table-cell office:value-type="float" office:value="1502462312879" calcext:value-type="float">
            <text:p>1502462312879</text:p>
          </table:table-cell>
          <table:table-cell/>
        </table:table-row>
        <table:table-row table:style-name="ro1">
          <table:table-cell office:value-type="float" office:value="1117" calcext:value-type="float">
            <text:p>1117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12879" calcext:value-type="float">
            <text:p>1502462312879</text:p>
          </table:table-cell>
          <table:table-cell office:value-type="float" office:value="1502462312880" calcext:value-type="float">
            <text:p>1502462312880</text:p>
          </table:table-cell>
          <table:table-cell office:value-type="float" office:value="1502462312883" calcext:value-type="float">
            <text:p>1502462312883</text:p>
          </table:table-cell>
          <table:table-cell/>
        </table:table-row>
        <table:table-row table:style-name="ro1">
          <table:table-cell office:value-type="float" office:value="1118" calcext:value-type="float">
            <text:p>1118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12883" calcext:value-type="float">
            <text:p>1502462312883</text:p>
          </table:table-cell>
          <table:table-cell office:value-type="float" office:value="1502462312884" calcext:value-type="float">
            <text:p>1502462312884</text:p>
          </table:table-cell>
          <table:table-cell office:value-type="float" office:value="1502462312889" calcext:value-type="float">
            <text:p>1502462312889</text:p>
          </table:table-cell>
          <table:table-cell/>
        </table:table-row>
        <table:table-row table:style-name="ro1">
          <table:table-cell office:value-type="float" office:value="1119" calcext:value-type="float">
            <text:p>1119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12889" calcext:value-type="float">
            <text:p>1502462312889</text:p>
          </table:table-cell>
          <table:table-cell office:value-type="float" office:value="1502462312893" calcext:value-type="float">
            <text:p>1502462312893</text:p>
          </table:table-cell>
          <table:table-cell/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12893" calcext:value-type="float">
            <text:p>1502462312893</text:p>
          </table:table-cell>
          <table:table-cell office:value-type="float" office:value="1502462313110" calcext:value-type="float">
            <text:p>1502462313110</text:p>
          </table:table-cell>
          <table:table-cell/>
        </table:table-row>
        <table:table-row table:style-name="ro1">
          <table:table-cell office:value-type="float" office:value="1121" calcext:value-type="float">
            <text:p>1121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13110" calcext:value-type="float">
            <text:p>1502462313110</text:p>
          </table:table-cell>
          <table:table-cell office:value-type="float" office:value="1502462313111" calcext:value-type="float">
            <text:p>1502462313111</text:p>
          </table:table-cell>
          <table:table-cell office:value-type="float" office:value="1502462313114" calcext:value-type="float">
            <text:p>1502462313114</text:p>
          </table:table-cell>
          <table:table-cell/>
        </table:table-row>
        <table:table-row table:style-name="ro1">
          <table:table-cell office:value-type="float" office:value="1122" calcext:value-type="float">
            <text:p>1122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13114" calcext:value-type="float">
            <text:p>1502462313114</text:p>
          </table:table-cell>
          <table:table-cell office:value-type="float" office:value="1502462313115" calcext:value-type="float">
            <text:p>1502462313115</text:p>
          </table:table-cell>
          <table:table-cell office:value-type="float" office:value="1502462313119" calcext:value-type="float">
            <text:p>1502462313119</text:p>
          </table:table-cell>
          <table:table-cell/>
        </table:table-row>
        <table:table-row table:style-name="ro1">
          <table:table-cell office:value-type="float" office:value="1123" calcext:value-type="float">
            <text:p>1123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13119" calcext:value-type="float">
            <text:p>1502462313119</text:p>
          </table:table-cell>
          <table:table-cell office:value-type="float" office:value="1502462313123" calcext:value-type="float">
            <text:p>1502462313123</text:p>
          </table:table-cell>
          <table:table-cell/>
        </table:table-row>
        <table:table-row table:style-name="ro1">
          <table:table-cell office:value-type="float" office:value="1124" calcext:value-type="float">
            <text:p>1124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13123" calcext:value-type="float">
            <text:p>1502462313123</text:p>
          </table:table-cell>
          <table:table-cell office:value-type="float" office:value="1502462313130" calcext:value-type="float">
            <text:p>1502462313130</text:p>
          </table:table-cell>
          <table:table-cell/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13130" calcext:value-type="float">
            <text:p>1502462313130</text:p>
          </table:table-cell>
          <table:table-cell office:value-type="float" office:value="1502462313135" calcext:value-type="float">
            <text:p>1502462313135</text:p>
          </table:table-cell>
          <table:table-cell/>
        </table:table-row>
        <table:table-row table:style-name="ro1">
          <table:table-cell office:value-type="float" office:value="1126" calcext:value-type="float">
            <text:p>1126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13135" calcext:value-type="float">
            <text:p>1502462313135</text:p>
          </table:table-cell>
          <table:table-cell office:value-type="float" office:value="1502462313140" calcext:value-type="float">
            <text:p>1502462313140</text:p>
          </table:table-cell>
          <table:table-cell/>
        </table:table-row>
        <table:table-row table:style-name="ro1">
          <table:table-cell office:value-type="float" office:value="1127" calcext:value-type="float">
            <text:p>1127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13140" calcext:value-type="float">
            <text:p>1502462313140</text:p>
          </table:table-cell>
          <table:table-cell office:value-type="float" office:value="1502462313147" calcext:value-type="float">
            <text:p>1502462313147</text:p>
          </table:table-cell>
          <table:table-cell/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13147" calcext:value-type="float">
            <text:p>1502462313147</text:p>
          </table:table-cell>
          <table:table-cell office:value-type="float" office:value="1502462313148" calcext:value-type="float">
            <text:p>1502462313148</text:p>
          </table:table-cell>
          <table:table-cell office:value-type="float" office:value="1502462313152" calcext:value-type="float">
            <text:p>1502462313152</text:p>
          </table:table-cell>
          <table:table-cell/>
        </table:table-row>
        <table:table-row table:style-name="ro1">
          <table:table-cell office:value-type="float" office:value="1129" calcext:value-type="float">
            <text:p>1129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13152" calcext:value-type="float">
            <text:p>1502462313152</text:p>
          </table:table-cell>
          <table:table-cell office:value-type="float" office:value="1502462313153" calcext:value-type="float">
            <text:p>1502462313153</text:p>
          </table:table-cell>
          <table:table-cell office:value-type="float" office:value="1502462313370" calcext:value-type="float">
            <text:p>1502462313370</text:p>
          </table:table-cell>
          <table:table-cell/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13370" calcext:value-type="float">
            <text:p>1502462313370</text:p>
          </table:table-cell>
          <table:table-cell office:value-type="float" office:value="1502462313371" calcext:value-type="float">
            <text:p>1502462313371</text:p>
          </table:table-cell>
          <table:table-cell office:value-type="float" office:value="1502462313375" calcext:value-type="float">
            <text:p>1502462313375</text:p>
          </table:table-cell>
          <table:table-cell/>
        </table:table-row>
        <table:table-row table:style-name="ro1">
          <table:table-cell office:value-type="float" office:value="1131" calcext:value-type="float">
            <text:p>1131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13375" calcext:value-type="float">
            <text:p>1502462313375</text:p>
          </table:table-cell>
          <table:table-cell office:value-type="float" office:value="1502462313808" calcext:value-type="float">
            <text:p>1502462313808</text:p>
          </table:table-cell>
          <table:table-cell/>
        </table:table-row>
        <table:table-row table:style-name="ro1">
          <table:table-cell office:value-type="float" office:value="1132" calcext:value-type="float">
            <text:p>1132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13808" calcext:value-type="float">
            <text:p>1502462313808</text:p>
          </table:table-cell>
          <table:table-cell office:value-type="float" office:value="1502462313812" calcext:value-type="float">
            <text:p>1502462313812</text:p>
          </table:table-cell>
          <table:table-cell/>
        </table:table-row>
        <table:table-row table:style-name="ro1">
          <table:table-cell office:value-type="float" office:value="1133" calcext:value-type="float">
            <text:p>1133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13812" calcext:value-type="float">
            <text:p>1502462313812</text:p>
          </table:table-cell>
          <table:table-cell office:value-type="float" office:value="1502462313813" calcext:value-type="float">
            <text:p>1502462313813</text:p>
          </table:table-cell>
          <table:table-cell office:value-type="float" office:value="1502462313817" calcext:value-type="float">
            <text:p>1502462313817</text:p>
          </table:table-cell>
          <table:table-cell/>
        </table:table-row>
        <table:table-row table:style-name="ro1">
          <table:table-cell office:value-type="float" office:value="1134" calcext:value-type="float">
            <text:p>1134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13817" calcext:value-type="float">
            <text:p>1502462313817</text:p>
          </table:table-cell>
          <table:table-cell office:value-type="float" office:value="1502462313821" calcext:value-type="float">
            <text:p>1502462313821</text:p>
          </table:table-cell>
          <table:table-cell/>
        </table:table-row>
        <table:table-row table:style-name="ro1">
          <table:table-cell office:value-type="float" office:value="1135" calcext:value-type="float">
            <text:p>1135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13821" calcext:value-type="float">
            <text:p>1502462313821</text:p>
          </table:table-cell>
          <table:table-cell office:value-type="float" office:value="1502462313825" calcext:value-type="float">
            <text:p>1502462313825</text:p>
          </table:table-cell>
          <table:table-cell/>
        </table:table-row>
        <table:table-row table:style-name="ro1">
          <table:table-cell office:value-type="float" office:value="1136" calcext:value-type="float">
            <text:p>1136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13825" calcext:value-type="float">
            <text:p>1502462313825</text:p>
          </table:table-cell>
          <table:table-cell office:value-type="float" office:value="1502462313826" calcext:value-type="float">
            <text:p>1502462313826</text:p>
          </table:table-cell>
          <table:table-cell office:value-type="float" office:value="1502462313829" calcext:value-type="float">
            <text:p>1502462313829</text:p>
          </table:table-cell>
          <table:table-cell/>
        </table:table-row>
        <table:table-row table:style-name="ro1">
          <table:table-cell office:value-type="float" office:value="1137" calcext:value-type="float">
            <text:p>1137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13829" calcext:value-type="float">
            <text:p>1502462313829</text:p>
          </table:table-cell>
          <table:table-cell office:value-type="float" office:value="1502462313830" calcext:value-type="float">
            <text:p>1502462313830</text:p>
          </table:table-cell>
          <table:table-cell office:value-type="float" office:value="1502462313834" calcext:value-type="float">
            <text:p>1502462313834</text:p>
          </table:table-cell>
          <table:table-cell/>
        </table:table-row>
        <table:table-row table:style-name="ro1">
          <table:table-cell office:value-type="float" office:value="1138" calcext:value-type="float">
            <text:p>1138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13834" calcext:value-type="float">
            <text:p>1502462313834</text:p>
          </table:table-cell>
          <table:table-cell office:value-type="float" office:value="1502462313838" calcext:value-type="float">
            <text:p>1502462313838</text:p>
          </table:table-cell>
          <table:table-cell/>
        </table:table-row>
        <table:table-row table:style-name="ro1">
          <table:table-cell office:value-type="float" office:value="1139" calcext:value-type="float">
            <text:p>1139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13838" calcext:value-type="float">
            <text:p>1502462313838</text:p>
          </table:table-cell>
          <table:table-cell office:value-type="float" office:value="1502462313842" calcext:value-type="float">
            <text:p>1502462313842</text:p>
          </table:table-cell>
          <table:table-cell/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13842" calcext:value-type="float">
            <text:p>1502462313842</text:p>
          </table:table-cell>
          <table:table-cell office:value-type="float" office:value="1502462313843" calcext:value-type="float">
            <text:p>1502462313843</text:p>
          </table:table-cell>
          <table:table-cell office:value-type="float" office:value="1502462313846" calcext:value-type="float">
            <text:p>1502462313846</text:p>
          </table:table-cell>
          <table:table-cell/>
        </table:table-row>
        <table:table-row table:style-name="ro1">
          <table:table-cell office:value-type="float" office:value="1141" calcext:value-type="float">
            <text:p>1141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13847" calcext:value-type="float">
            <text:p>1502462313847</text:p>
          </table:table-cell>
          <table:table-cell office:value-type="float" office:value="1502462313851" calcext:value-type="float">
            <text:p>1502462313851</text:p>
          </table:table-cell>
          <table:table-cell/>
        </table:table-row>
        <table:table-row table:style-name="ro1">
          <table:table-cell office:value-type="float" office:value="1142" calcext:value-type="float">
            <text:p>1142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13851" calcext:value-type="float">
            <text:p>1502462313851</text:p>
          </table:table-cell>
          <table:table-cell office:value-type="float" office:value="1502462313855" calcext:value-type="float">
            <text:p>1502462313855</text:p>
          </table:table-cell>
          <table:table-cell/>
        </table:table-row>
        <table:table-row table:style-name="ro1">
          <table:table-cell office:value-type="float" office:value="1143" calcext:value-type="float">
            <text:p>1143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13855" calcext:value-type="float">
            <text:p>1502462313855</text:p>
          </table:table-cell>
          <table:table-cell office:value-type="float" office:value="1502462313856" calcext:value-type="float">
            <text:p>1502462313856</text:p>
          </table:table-cell>
          <table:table-cell office:value-type="float" office:value="1502462313859" calcext:value-type="float">
            <text:p>1502462313859</text:p>
          </table:table-cell>
          <table:table-cell/>
        </table:table-row>
        <table:table-row table:style-name="ro1">
          <table:table-cell office:value-type="float" office:value="1144" calcext:value-type="float">
            <text:p>1144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13859" calcext:value-type="float">
            <text:p>1502462313859</text:p>
          </table:table-cell>
          <table:table-cell office:value-type="float" office:value="1502462313860" calcext:value-type="float">
            <text:p>1502462313860</text:p>
          </table:table-cell>
          <table:table-cell office:value-type="float" office:value="1502462313864" calcext:value-type="float">
            <text:p>1502462313864</text:p>
          </table:table-cell>
          <table:table-cell/>
        </table:table-row>
        <table:table-row table:style-name="ro1">
          <table:table-cell office:value-type="float" office:value="1145" calcext:value-type="float">
            <text:p>1145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13864" calcext:value-type="float">
            <text:p>1502462313864</text:p>
          </table:table-cell>
          <table:table-cell office:value-type="float" office:value="1502462313868" calcext:value-type="float">
            <text:p>1502462313868</text:p>
          </table:table-cell>
          <table:table-cell/>
        </table:table-row>
        <table:table-row table:style-name="ro1">
          <table:table-cell office:value-type="float" office:value="1146" calcext:value-type="float">
            <text:p>1146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13868" calcext:value-type="float">
            <text:p>1502462313868</text:p>
          </table:table-cell>
          <table:table-cell office:value-type="float" office:value="1502462313872" calcext:value-type="float">
            <text:p>1502462313872</text:p>
          </table:table-cell>
          <table:table-cell/>
        </table:table-row>
        <table:table-row table:style-name="ro1">
          <table:table-cell office:value-type="float" office:value="1147" calcext:value-type="float">
            <text:p>1147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13872" calcext:value-type="float">
            <text:p>1502462313872</text:p>
          </table:table-cell>
          <table:table-cell office:value-type="float" office:value="1502462313873" calcext:value-type="float">
            <text:p>1502462313873</text:p>
          </table:table-cell>
          <table:table-cell office:value-type="float" office:value="1502462313876" calcext:value-type="float">
            <text:p>1502462313876</text:p>
          </table:table-cell>
          <table:table-cell/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13877" calcext:value-type="float">
            <text:p>1502462313877</text:p>
          </table:table-cell>
          <table:table-cell office:value-type="float" office:value="1502462313881" calcext:value-type="float">
            <text:p>1502462313881</text:p>
          </table:table-cell>
          <table:table-cell/>
        </table:table-row>
        <table:table-row table:style-name="ro1">
          <table:table-cell office:value-type="float" office:value="1149" calcext:value-type="float">
            <text:p>1149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13881" calcext:value-type="float">
            <text:p>1502462313881</text:p>
          </table:table-cell>
          <table:table-cell office:value-type="float" office:value="1502462313885" calcext:value-type="float">
            <text:p>1502462313885</text:p>
          </table:table-cell>
          <table:table-cell/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13885" calcext:value-type="float">
            <text:p>1502462313885</text:p>
          </table:table-cell>
          <table:table-cell office:value-type="float" office:value="1502462314100" calcext:value-type="float">
            <text:p>1502462314100</text:p>
          </table:table-cell>
          <table:table-cell/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14100" calcext:value-type="float">
            <text:p>1502462314100</text:p>
          </table:table-cell>
          <table:table-cell office:value-type="float" office:value="1502462314101" calcext:value-type="float">
            <text:p>1502462314101</text:p>
          </table:table-cell>
          <table:table-cell office:value-type="float" office:value="1502462314980" calcext:value-type="float">
            <text:p>1502462314980</text:p>
          </table:table-cell>
          <table:table-cell/>
        </table:table-row>
        <table:table-row table:style-name="ro1">
          <table:table-cell office:value-type="float" office:value="1152" calcext:value-type="float">
            <text:p>1152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14980" calcext:value-type="float">
            <text:p>1502462314980</text:p>
          </table:table-cell>
          <table:table-cell office:value-type="float" office:value="1502462314981" calcext:value-type="float">
            <text:p>1502462314981</text:p>
          </table:table-cell>
          <table:table-cell office:value-type="float" office:value="1502462314985" calcext:value-type="float">
            <text:p>1502462314985</text:p>
          </table:table-cell>
          <table:table-cell/>
        </table:table-row>
        <table:table-row table:style-name="ro1">
          <table:table-cell office:value-type="float" office:value="1153" calcext:value-type="float">
            <text:p>1153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14985" calcext:value-type="float">
            <text:p>1502462314985</text:p>
          </table:table-cell>
          <table:table-cell office:value-type="float" office:value="1502462314989" calcext:value-type="float">
            <text:p>1502462314989</text:p>
          </table:table-cell>
          <table:table-cell/>
        </table:table-row>
        <table:table-row table:style-name="ro1">
          <table:table-cell office:value-type="float" office:value="1154" calcext:value-type="float">
            <text:p>1154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14989" calcext:value-type="float">
            <text:p>1502462314989</text:p>
          </table:table-cell>
          <table:table-cell office:value-type="float" office:value="1502462314993" calcext:value-type="float">
            <text:p>1502462314993</text:p>
          </table:table-cell>
          <table:table-cell/>
        </table:table-row>
        <table:table-row table:style-name="ro1">
          <table:table-cell office:value-type="float" office:value="1155" calcext:value-type="float">
            <text:p>1155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14993" calcext:value-type="float">
            <text:p>1502462314993</text:p>
          </table:table-cell>
          <table:table-cell office:value-type="float" office:value="1502462314994" calcext:value-type="float">
            <text:p>1502462314994</text:p>
          </table:table-cell>
          <table:table-cell office:value-type="float" office:value="1502462314997" calcext:value-type="float">
            <text:p>1502462314997</text:p>
          </table:table-cell>
          <table:table-cell/>
        </table:table-row>
        <table:table-row table:style-name="ro1">
          <table:table-cell office:value-type="float" office:value="1156" calcext:value-type="float">
            <text:p>1156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14997" calcext:value-type="float">
            <text:p>1502462314997</text:p>
          </table:table-cell>
          <table:table-cell office:value-type="float" office:value="1502462314998" calcext:value-type="float">
            <text:p>1502462314998</text:p>
          </table:table-cell>
          <table:table-cell office:value-type="float" office:value="1502462315001" calcext:value-type="float">
            <text:p>1502462315001</text:p>
          </table:table-cell>
          <table:table-cell/>
        </table:table-row>
        <table:table-row table:style-name="ro1">
          <table:table-cell office:value-type="float" office:value="1157" calcext:value-type="float">
            <text:p>1157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15002" calcext:value-type="float">
            <text:p>1502462315002</text:p>
          </table:table-cell>
          <table:table-cell office:value-type="float" office:value="1502462315006" calcext:value-type="float">
            <text:p>1502462315006</text:p>
          </table:table-cell>
          <table:table-cell/>
        </table:table-row>
        <table:table-row table:style-name="ro1">
          <table:table-cell office:value-type="float" office:value="1158" calcext:value-type="float">
            <text:p>1158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15006" calcext:value-type="float">
            <text:p>1502462315006</text:p>
          </table:table-cell>
          <table:table-cell office:value-type="float" office:value="1502462315010" calcext:value-type="float">
            <text:p>1502462315010</text:p>
          </table:table-cell>
          <table:table-cell/>
        </table:table-row>
        <table:table-row table:style-name="ro1">
          <table:table-cell office:value-type="float" office:value="1159" calcext:value-type="float">
            <text:p>1159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15010" calcext:value-type="float">
            <text:p>1502462315010</text:p>
          </table:table-cell>
          <table:table-cell office:value-type="float" office:value="1502462315011" calcext:value-type="float">
            <text:p>1502462315011</text:p>
          </table:table-cell>
          <table:table-cell office:value-type="float" office:value="1502462315014" calcext:value-type="float">
            <text:p>1502462315014</text:p>
          </table:table-cell>
          <table:table-cell/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15014" calcext:value-type="float">
            <text:p>1502462315014</text:p>
          </table:table-cell>
          <table:table-cell office:value-type="float" office:value="1502462315015" calcext:value-type="float">
            <text:p>1502462315015</text:p>
          </table:table-cell>
          <table:table-cell office:value-type="float" office:value="1502462315019" calcext:value-type="float">
            <text:p>1502462315019</text:p>
          </table:table-cell>
          <table:table-cell/>
        </table:table-row>
        <table:table-row table:style-name="ro1">
          <table:table-cell office:value-type="float" office:value="1161" calcext:value-type="float">
            <text:p>1161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15019" calcext:value-type="float">
            <text:p>1502462315019</text:p>
          </table:table-cell>
          <table:table-cell office:value-type="float" office:value="1502462315450" calcext:value-type="float">
            <text:p>1502462315450</text:p>
          </table:table-cell>
          <table:table-cell/>
        </table:table-row>
        <table:table-row table:style-name="ro1">
          <table:table-cell office:value-type="float" office:value="1162" calcext:value-type="float">
            <text:p>1162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15450" calcext:value-type="float">
            <text:p>1502462315450</text:p>
          </table:table-cell>
          <table:table-cell office:value-type="float" office:value="1502462315453" calcext:value-type="float">
            <text:p>1502462315453</text:p>
          </table:table-cell>
          <table:table-cell/>
        </table:table-row>
        <table:table-row table:style-name="ro1">
          <table:table-cell office:value-type="float" office:value="1163" calcext:value-type="float">
            <text:p>1163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15453" calcext:value-type="float">
            <text:p>1502462315453</text:p>
          </table:table-cell>
          <table:table-cell office:value-type="float" office:value="1502462315669" calcext:value-type="float">
            <text:p>1502462315669</text:p>
          </table:table-cell>
          <table:table-cell/>
        </table:table-row>
        <table:table-row table:style-name="ro1">
          <table:table-cell office:value-type="float" office:value="1164" calcext:value-type="float">
            <text:p>1164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15669" calcext:value-type="float">
            <text:p>1502462315669</text:p>
          </table:table-cell>
          <table:table-cell office:value-type="float" office:value="1502462315672" calcext:value-type="float">
            <text:p>1502462315672</text:p>
          </table:table-cell>
          <table:table-cell/>
        </table:table-row>
        <table:table-row table:style-name="ro1">
          <table:table-cell office:value-type="float" office:value="1165" calcext:value-type="float">
            <text:p>1165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15672" calcext:value-type="float">
            <text:p>1502462315672</text:p>
          </table:table-cell>
          <table:table-cell office:value-type="float" office:value="1502462315675" calcext:value-type="float">
            <text:p>1502462315675</text:p>
          </table:table-cell>
          <table:table-cell/>
        </table:table-row>
        <table:table-row table:style-name="ro1">
          <table:table-cell office:value-type="float" office:value="1166" calcext:value-type="float">
            <text:p>1166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15675" calcext:value-type="float">
            <text:p>1502462315675</text:p>
          </table:table-cell>
          <table:table-cell office:value-type="float" office:value="1502462315678" calcext:value-type="float">
            <text:p>1502462315678</text:p>
          </table:table-cell>
          <table:table-cell/>
        </table:table-row>
        <table:table-row table:style-name="ro1">
          <table:table-cell office:value-type="float" office:value="1167" calcext:value-type="float">
            <text:p>1167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15678" calcext:value-type="float">
            <text:p>1502462315678</text:p>
          </table:table-cell>
          <table:table-cell office:value-type="float" office:value="1502462315681" calcext:value-type="float">
            <text:p>1502462315681</text:p>
          </table:table-cell>
          <table:table-cell/>
        </table:table-row>
        <table:table-row table:style-name="ro1">
          <table:table-cell office:value-type="float" office:value="1168" calcext:value-type="float">
            <text:p>1168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15681" calcext:value-type="float">
            <text:p>1502462315681</text:p>
          </table:table-cell>
          <table:table-cell office:value-type="float" office:value="1502462315684" calcext:value-type="float">
            <text:p>1502462315684</text:p>
          </table:table-cell>
          <table:table-cell/>
        </table:table-row>
        <table:table-row table:style-name="ro1">
          <table:table-cell office:value-type="float" office:value="1169" calcext:value-type="float">
            <text:p>1169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15684" calcext:value-type="float">
            <text:p>1502462315684</text:p>
          </table:table-cell>
          <table:table-cell office:value-type="float" office:value="1502462315687" calcext:value-type="float">
            <text:p>1502462315687</text:p>
          </table:table-cell>
          <table:table-cell/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15687" calcext:value-type="float">
            <text:p>1502462315687</text:p>
          </table:table-cell>
          <table:table-cell office:value-type="float" office:value="1502462315690" calcext:value-type="float">
            <text:p>1502462315690</text:p>
          </table:table-cell>
          <table:table-cell/>
        </table:table-row>
        <table:table-row table:style-name="ro1">
          <table:table-cell office:value-type="float" office:value="1171" calcext:value-type="float">
            <text:p>1171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15690" calcext:value-type="float">
            <text:p>1502462315690</text:p>
          </table:table-cell>
          <table:table-cell office:value-type="float" office:value="1502462315693" calcext:value-type="float">
            <text:p>1502462315693</text:p>
          </table:table-cell>
          <table:table-cell/>
        </table:table-row>
        <table:table-row table:style-name="ro1">
          <table:table-cell office:value-type="float" office:value="1172" calcext:value-type="float">
            <text:p>1172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15693" calcext:value-type="float">
            <text:p>1502462315693</text:p>
          </table:table-cell>
          <table:table-cell office:value-type="float" office:value="1502462315696" calcext:value-type="float">
            <text:p>1502462315696</text:p>
          </table:table-cell>
          <table:table-cell/>
        </table:table-row>
        <table:table-row table:style-name="ro1">
          <table:table-cell office:value-type="float" office:value="1173" calcext:value-type="float">
            <text:p>1173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15696" calcext:value-type="float">
            <text:p>1502462315696</text:p>
          </table:table-cell>
          <table:table-cell office:value-type="float" office:value="1502462315699" calcext:value-type="float">
            <text:p>1502462315699</text:p>
          </table:table-cell>
          <table:table-cell/>
        </table:table-row>
        <table:table-row table:style-name="ro1">
          <table:table-cell office:value-type="float" office:value="1174" calcext:value-type="float">
            <text:p>1174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15699" calcext:value-type="float">
            <text:p>1502462315699</text:p>
          </table:table-cell>
          <table:table-cell office:value-type="float" office:value="1502462315702" calcext:value-type="float">
            <text:p>1502462315702</text:p>
          </table:table-cell>
          <table:table-cell/>
        </table:table-row>
        <table:table-row table:style-name="ro1">
          <table:table-cell office:value-type="float" office:value="1175" calcext:value-type="float">
            <text:p>1175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15702" calcext:value-type="float">
            <text:p>1502462315702</text:p>
          </table:table-cell>
          <table:table-cell office:value-type="float" office:value="1502462315705" calcext:value-type="float">
            <text:p>1502462315705</text:p>
          </table:table-cell>
          <table:table-cell/>
        </table:table-row>
        <table:table-row table:style-name="ro1">
          <table:table-cell office:value-type="float" office:value="1176" calcext:value-type="float">
            <text:p>1176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15705" calcext:value-type="float">
            <text:p>1502462315705</text:p>
          </table:table-cell>
          <table:table-cell office:value-type="float" office:value="1502462315708" calcext:value-type="float">
            <text:p>1502462315708</text:p>
          </table:table-cell>
          <table:table-cell/>
        </table:table-row>
        <table:table-row table:style-name="ro1">
          <table:table-cell office:value-type="float" office:value="1177" calcext:value-type="float">
            <text:p>1177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15708" calcext:value-type="float">
            <text:p>1502462315708</text:p>
          </table:table-cell>
          <table:table-cell office:value-type="float" office:value="1502462315711" calcext:value-type="float">
            <text:p>1502462315711</text:p>
          </table:table-cell>
          <table:table-cell/>
        </table:table-row>
        <table:table-row table:style-name="ro1">
          <table:table-cell office:value-type="float" office:value="1178" calcext:value-type="float">
            <text:p>1178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15711" calcext:value-type="float">
            <text:p>1502462315711</text:p>
          </table:table-cell>
          <table:table-cell office:value-type="float" office:value="1502462315714" calcext:value-type="float">
            <text:p>1502462315714</text:p>
          </table:table-cell>
          <table:table-cell/>
        </table:table-row>
        <table:table-row table:style-name="ro1">
          <table:table-cell office:value-type="float" office:value="1179" calcext:value-type="float">
            <text:p>1179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15714" calcext:value-type="float">
            <text:p>1502462315714</text:p>
          </table:table-cell>
          <table:table-cell office:value-type="float" office:value="1502462315717" calcext:value-type="float">
            <text:p>1502462315717</text:p>
          </table:table-cell>
          <table:table-cell/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15717" calcext:value-type="float">
            <text:p>1502462315717</text:p>
          </table:table-cell>
          <table:table-cell office:value-type="float" office:value="1502462315720" calcext:value-type="float">
            <text:p>1502462315720</text:p>
          </table:table-cell>
          <table:table-cell/>
        </table:table-row>
        <table:table-row table:style-name="ro1">
          <table:table-cell office:value-type="float" office:value="1181" calcext:value-type="float">
            <text:p>1181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15720" calcext:value-type="float">
            <text:p>1502462315720</text:p>
          </table:table-cell>
          <table:table-cell office:value-type="float" office:value="1502462315937" calcext:value-type="float">
            <text:p>1502462315937</text:p>
          </table:table-cell>
          <table:table-cell/>
        </table:table-row>
        <table:table-row table:style-name="ro1">
          <table:table-cell office:value-type="float" office:value="1182" calcext:value-type="float">
            <text:p>1182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15937" calcext:value-type="float">
            <text:p>1502462315937</text:p>
          </table:table-cell>
          <table:table-cell office:value-type="float" office:value="1502462315938" calcext:value-type="float">
            <text:p>1502462315938</text:p>
          </table:table-cell>
          <table:table-cell office:value-type="float" office:value="1502462315941" calcext:value-type="float">
            <text:p>1502462315941</text:p>
          </table:table-cell>
          <table:table-cell/>
        </table:table-row>
        <table:table-row table:style-name="ro1">
          <table:table-cell office:value-type="float" office:value="1183" calcext:value-type="float">
            <text:p>1183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15941" calcext:value-type="float">
            <text:p>1502462315941</text:p>
          </table:table-cell>
          <table:table-cell office:value-type="float" office:value="1502462315944" calcext:value-type="float">
            <text:p>1502462315944</text:p>
          </table:table-cell>
          <table:table-cell/>
        </table:table-row>
        <table:table-row table:style-name="ro1">
          <table:table-cell office:value-type="float" office:value="1184" calcext:value-type="float">
            <text:p>1184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15944" calcext:value-type="float">
            <text:p>1502462315944</text:p>
          </table:table-cell>
          <table:table-cell office:value-type="float" office:value="1502462315947" calcext:value-type="float">
            <text:p>1502462315947</text:p>
          </table:table-cell>
          <table:table-cell/>
        </table:table-row>
        <table:table-row table:style-name="ro1">
          <table:table-cell office:value-type="float" office:value="1185" calcext:value-type="float">
            <text:p>1185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15947" calcext:value-type="float">
            <text:p>1502462315947</text:p>
          </table:table-cell>
          <table:table-cell office:value-type="float" office:value="1502462315950" calcext:value-type="float">
            <text:p>1502462315950</text:p>
          </table:table-cell>
          <table:table-cell/>
        </table:table-row>
        <table:table-row table:style-name="ro1">
          <table:table-cell office:value-type="float" office:value="1186" calcext:value-type="float">
            <text:p>1186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15950" calcext:value-type="float">
            <text:p>1502462315950</text:p>
          </table:table-cell>
          <table:table-cell office:value-type="float" office:value="1502462315953" calcext:value-type="float">
            <text:p>1502462315953</text:p>
          </table:table-cell>
          <table:table-cell/>
        </table:table-row>
        <table:table-row table:style-name="ro1">
          <table:table-cell office:value-type="float" office:value="1187" calcext:value-type="float">
            <text:p>1187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15953" calcext:value-type="float">
            <text:p>1502462315953</text:p>
          </table:table-cell>
          <table:table-cell office:value-type="float" office:value="1502462315956" calcext:value-type="float">
            <text:p>1502462315956</text:p>
          </table:table-cell>
          <table:table-cell/>
        </table:table-row>
        <table:table-row table:style-name="ro1">
          <table:table-cell office:value-type="float" office:value="1188" calcext:value-type="float">
            <text:p>1188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15956" calcext:value-type="float">
            <text:p>1502462315956</text:p>
          </table:table-cell>
          <table:table-cell office:value-type="float" office:value="1502462315959" calcext:value-type="float">
            <text:p>1502462315959</text:p>
          </table:table-cell>
          <table:table-cell/>
        </table:table-row>
        <table:table-row table:style-name="ro1">
          <table:table-cell office:value-type="float" office:value="1189" calcext:value-type="float">
            <text:p>1189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15959" calcext:value-type="float">
            <text:p>1502462315959</text:p>
          </table:table-cell>
          <table:table-cell office:value-type="float" office:value="1502462315962" calcext:value-type="float">
            <text:p>1502462315962</text:p>
          </table:table-cell>
          <table:table-cell/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15962" calcext:value-type="float">
            <text:p>1502462315962</text:p>
          </table:table-cell>
          <table:table-cell office:value-type="float" office:value="1502462315965" calcext:value-type="float">
            <text:p>1502462315965</text:p>
          </table:table-cell>
          <table:table-cell/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15965" calcext:value-type="float">
            <text:p>1502462315965</text:p>
          </table:table-cell>
          <table:table-cell office:value-type="float" office:value="1502462315968" calcext:value-type="float">
            <text:p>1502462315968</text:p>
          </table:table-cell>
          <table:table-cell/>
        </table:table-row>
        <table:table-row table:style-name="ro1">
          <table:table-cell office:value-type="float" office:value="1192" calcext:value-type="float">
            <text:p>1192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15968" calcext:value-type="float">
            <text:p>1502462315968</text:p>
          </table:table-cell>
          <table:table-cell office:value-type="float" office:value="1502462315969" calcext:value-type="float">
            <text:p>1502462315969</text:p>
          </table:table-cell>
          <table:table-cell office:value-type="float" office:value="1502462315973" calcext:value-type="float">
            <text:p>1502462315973</text:p>
          </table:table-cell>
          <table:table-cell/>
        </table:table-row>
        <table:table-row table:style-name="ro1">
          <table:table-cell office:value-type="float" office:value="1193" calcext:value-type="float">
            <text:p>1193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15973" calcext:value-type="float">
            <text:p>1502462315973</text:p>
          </table:table-cell>
          <table:table-cell office:value-type="float" office:value="1502462315977" calcext:value-type="float">
            <text:p>1502462315977</text:p>
          </table:table-cell>
          <table:table-cell/>
        </table:table-row>
        <table:table-row table:style-name="ro1">
          <table:table-cell office:value-type="float" office:value="1194" calcext:value-type="float">
            <text:p>1194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15977" calcext:value-type="float">
            <text:p>1502462315977</text:p>
          </table:table-cell>
          <table:table-cell office:value-type="float" office:value="1502462315981" calcext:value-type="float">
            <text:p>1502462315981</text:p>
          </table:table-cell>
          <table:table-cell/>
        </table:table-row>
        <table:table-row table:style-name="ro1">
          <table:table-cell office:value-type="float" office:value="1195" calcext:value-type="float">
            <text:p>1195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15981" calcext:value-type="float">
            <text:p>1502462315981</text:p>
          </table:table-cell>
          <table:table-cell office:value-type="float" office:value="1502462315982" calcext:value-type="float">
            <text:p>1502462315982</text:p>
          </table:table-cell>
          <table:table-cell office:value-type="float" office:value="1502462315985" calcext:value-type="float">
            <text:p>1502462315985</text:p>
          </table:table-cell>
          <table:table-cell/>
        </table:table-row>
        <table:table-row table:style-name="ro1">
          <table:table-cell office:value-type="float" office:value="1196" calcext:value-type="float">
            <text:p>1196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15985" calcext:value-type="float">
            <text:p>1502462315985</text:p>
          </table:table-cell>
          <table:table-cell office:value-type="float" office:value="1502462315986" calcext:value-type="float">
            <text:p>1502462315986</text:p>
          </table:table-cell>
          <table:table-cell office:value-type="float" office:value="1502462316418" calcext:value-type="float">
            <text:p>1502462316418</text:p>
          </table:table-cell>
          <table:table-cell/>
        </table:table-row>
        <table:table-row table:style-name="ro1">
          <table:table-cell office:value-type="float" office:value="1197" calcext:value-type="float">
            <text:p>1197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16418" calcext:value-type="float">
            <text:p>1502462316418</text:p>
          </table:table-cell>
          <table:table-cell office:value-type="float" office:value="1502462316422" calcext:value-type="float">
            <text:p>1502462316422</text:p>
          </table:table-cell>
          <table:table-cell/>
        </table:table-row>
        <table:table-row table:style-name="ro1">
          <table:table-cell office:value-type="float" office:value="1198" calcext:value-type="float">
            <text:p>1198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16423" calcext:value-type="float">
            <text:p>1502462316423</text:p>
          </table:table-cell>
          <table:table-cell office:value-type="float" office:value="1502462316427" calcext:value-type="float">
            <text:p>1502462316427</text:p>
          </table:table-cell>
          <table:table-cell/>
        </table:table-row>
        <table:table-row table:style-name="ro1">
          <table:table-cell office:value-type="float" office:value="1199" calcext:value-type="float">
            <text:p>1199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16427" calcext:value-type="float">
            <text:p>1502462316427</text:p>
          </table:table-cell>
          <table:table-cell office:value-type="float" office:value="1502462316431" calcext:value-type="float">
            <text:p>1502462316431</text:p>
          </table:table-cell>
          <table:table-cell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16431" calcext:value-type="float">
            <text:p>1502462316431</text:p>
          </table:table-cell>
          <table:table-cell office:value-type="float" office:value="1502462316435" calcext:value-type="float">
            <text:p>1502462316435</text:p>
          </table:table-cell>
          <table:table-cell/>
        </table:table-row>
        <table:table-row table:style-name="ro1">
          <table:table-cell office:value-type="float" office:value="1201" calcext:value-type="float">
            <text:p>1201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16435" calcext:value-type="float">
            <text:p>1502462316435</text:p>
          </table:table-cell>
          <table:table-cell office:value-type="float" office:value="1502462316436" calcext:value-type="float">
            <text:p>1502462316436</text:p>
          </table:table-cell>
          <table:table-cell office:value-type="float" office:value="1502462316440" calcext:value-type="float">
            <text:p>1502462316440</text:p>
          </table:table-cell>
          <table:table-cell/>
        </table:table-row>
        <table:table-row table:style-name="ro1">
          <table:table-cell office:value-type="float" office:value="1202" calcext:value-type="float">
            <text:p>1202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16440" calcext:value-type="float">
            <text:p>1502462316440</text:p>
          </table:table-cell>
          <table:table-cell office:value-type="float" office:value="1502462316441" calcext:value-type="float">
            <text:p>1502462316441</text:p>
          </table:table-cell>
          <table:table-cell office:value-type="float" office:value="1502462316444" calcext:value-type="float">
            <text:p>1502462316444</text:p>
          </table:table-cell>
          <table:table-cell/>
        </table:table-row>
        <table:table-row table:style-name="ro1">
          <table:table-cell office:value-type="float" office:value="1203" calcext:value-type="float">
            <text:p>1203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16444" calcext:value-type="float">
            <text:p>1502462316444</text:p>
          </table:table-cell>
          <table:table-cell office:value-type="float" office:value="1502462316445" calcext:value-type="float">
            <text:p>1502462316445</text:p>
          </table:table-cell>
          <table:table-cell office:value-type="float" office:value="1502462316449" calcext:value-type="float">
            <text:p>1502462316449</text:p>
          </table:table-cell>
          <table:table-cell/>
        </table:table-row>
        <table:table-row table:style-name="ro1">
          <table:table-cell office:value-type="float" office:value="1204" calcext:value-type="float">
            <text:p>1204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16449" calcext:value-type="float">
            <text:p>1502462316449</text:p>
          </table:table-cell>
          <table:table-cell office:value-type="float" office:value="1502462316453" calcext:value-type="float">
            <text:p>1502462316453</text:p>
          </table:table-cell>
          <table:table-cell/>
        </table:table-row>
        <table:table-row table:style-name="ro1">
          <table:table-cell office:value-type="float" office:value="1205" calcext:value-type="float">
            <text:p>1205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16453" calcext:value-type="float">
            <text:p>1502462316453</text:p>
          </table:table-cell>
          <table:table-cell office:value-type="float" office:value="1502462316457" calcext:value-type="float">
            <text:p>1502462316457</text:p>
          </table:table-cell>
          <table:table-cell/>
        </table:table-row>
        <table:table-row table:style-name="ro1">
          <table:table-cell office:value-type="float" office:value="1206" calcext:value-type="float">
            <text:p>1206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16457" calcext:value-type="float">
            <text:p>1502462316457</text:p>
          </table:table-cell>
          <table:table-cell office:value-type="float" office:value="1502462316461" calcext:value-type="float">
            <text:p>1502462316461</text:p>
          </table:table-cell>
          <table:table-cell/>
        </table:table-row>
        <table:table-row table:style-name="ro1">
          <table:table-cell office:value-type="float" office:value="1207" calcext:value-type="float">
            <text:p>1207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16461" calcext:value-type="float">
            <text:p>1502462316461</text:p>
          </table:table-cell>
          <table:table-cell office:value-type="float" office:value="1502462316462" calcext:value-type="float">
            <text:p>1502462316462</text:p>
          </table:table-cell>
          <table:table-cell office:value-type="float" office:value="1502462316465" calcext:value-type="float">
            <text:p>1502462316465</text:p>
          </table:table-cell>
          <table:table-cell/>
        </table:table-row>
        <table:table-row table:style-name="ro1">
          <table:table-cell office:value-type="float" office:value="1208" calcext:value-type="float">
            <text:p>1208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16465" calcext:value-type="float">
            <text:p>1502462316465</text:p>
          </table:table-cell>
          <table:table-cell office:value-type="float" office:value="1502462316466" calcext:value-type="float">
            <text:p>1502462316466</text:p>
          </table:table-cell>
          <table:table-cell office:value-type="float" office:value="1502462316470" calcext:value-type="float">
            <text:p>1502462316470</text:p>
          </table:table-cell>
          <table:table-cell/>
        </table:table-row>
        <table:table-row table:style-name="ro1">
          <table:table-cell office:value-type="float" office:value="1209" calcext:value-type="float">
            <text:p>1209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16470" calcext:value-type="float">
            <text:p>1502462316470</text:p>
          </table:table-cell>
          <table:table-cell office:value-type="float" office:value="1502462316474" calcext:value-type="float">
            <text:p>1502462316474</text:p>
          </table:table-cell>
          <table:table-cell/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16474" calcext:value-type="float">
            <text:p>1502462316474</text:p>
          </table:table-cell>
          <table:table-cell office:value-type="float" office:value="1502462316475" calcext:value-type="float">
            <text:p>1502462316475</text:p>
          </table:table-cell>
          <table:table-cell office:value-type="float" office:value="1502462316478" calcext:value-type="float">
            <text:p>1502462316478</text:p>
          </table:table-cell>
          <table:table-cell/>
        </table:table-row>
        <table:table-row table:style-name="ro1">
          <table:table-cell office:value-type="float" office:value="1211" calcext:value-type="float">
            <text:p>1211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16478" calcext:value-type="float">
            <text:p>1502462316478</text:p>
          </table:table-cell>
          <table:table-cell office:value-type="float" office:value="1502462316479" calcext:value-type="float">
            <text:p>1502462316479</text:p>
          </table:table-cell>
          <table:table-cell office:value-type="float" office:value="1502462316483" calcext:value-type="float">
            <text:p>1502462316483</text:p>
          </table:table-cell>
          <table:table-cell/>
        </table:table-row>
        <table:table-row table:style-name="ro1">
          <table:table-cell office:value-type="float" office:value="1212" calcext:value-type="float">
            <text:p>1212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16483" calcext:value-type="float">
            <text:p>1502462316483</text:p>
          </table:table-cell>
          <table:table-cell office:value-type="float" office:value="1502462316484" calcext:value-type="float">
            <text:p>1502462316484</text:p>
          </table:table-cell>
          <table:table-cell office:value-type="float" office:value="1502462316699" calcext:value-type="float">
            <text:p>1502462316699</text:p>
          </table:table-cell>
          <table:table-cell/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16699" calcext:value-type="float">
            <text:p>1502462316699</text:p>
          </table:table-cell>
          <table:table-cell office:value-type="float" office:value="1502462316700" calcext:value-type="float">
            <text:p>1502462316700</text:p>
          </table:table-cell>
          <table:table-cell office:value-type="float" office:value="1502462316702" calcext:value-type="float">
            <text:p>1502462316702</text:p>
          </table:table-cell>
          <table:table-cell/>
        </table:table-row>
        <table:table-row table:style-name="ro1">
          <table:table-cell office:value-type="float" office:value="1214" calcext:value-type="float">
            <text:p>1214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16702" calcext:value-type="float">
            <text:p>1502462316702</text:p>
          </table:table-cell>
          <table:table-cell office:value-type="float" office:value="1502462316703" calcext:value-type="float">
            <text:p>1502462316703</text:p>
          </table:table-cell>
          <table:table-cell office:value-type="float" office:value="1502462316705" calcext:value-type="float">
            <text:p>1502462316705</text:p>
          </table:table-cell>
          <table:table-cell/>
        </table:table-row>
        <table:table-row table:style-name="ro1">
          <table:table-cell office:value-type="float" office:value="1215" calcext:value-type="float">
            <text:p>1215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16705" calcext:value-type="float">
            <text:p>1502462316705</text:p>
          </table:table-cell>
          <table:table-cell office:value-type="float" office:value="1502462316706" calcext:value-type="float">
            <text:p>1502462316706</text:p>
          </table:table-cell>
          <table:table-cell office:value-type="float" office:value="1502462316709" calcext:value-type="float">
            <text:p>1502462316709</text:p>
          </table:table-cell>
          <table:table-cell/>
        </table:table-row>
        <table:table-row table:style-name="ro1">
          <table:table-cell office:value-type="float" office:value="1216" calcext:value-type="float">
            <text:p>1216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16709" calcext:value-type="float">
            <text:p>1502462316709</text:p>
          </table:table-cell>
          <table:table-cell office:value-type="float" office:value="1502462316712" calcext:value-type="float">
            <text:p>1502462316712</text:p>
          </table:table-cell>
          <table:table-cell/>
        </table:table-row>
        <table:table-row table:style-name="ro1">
          <table:table-cell office:value-type="float" office:value="1217" calcext:value-type="float">
            <text:p>1217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16712" calcext:value-type="float">
            <text:p>1502462316712</text:p>
          </table:table-cell>
          <table:table-cell office:value-type="float" office:value="1502462316715" calcext:value-type="float">
            <text:p>1502462316715</text:p>
          </table:table-cell>
          <table:table-cell/>
        </table:table-row>
        <table:table-row table:style-name="ro1">
          <table:table-cell office:value-type="float" office:value="1218" calcext:value-type="float">
            <text:p>1218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16715" calcext:value-type="float">
            <text:p>1502462316715</text:p>
          </table:table-cell>
          <table:table-cell office:value-type="float" office:value="1502462317148" calcext:value-type="float">
            <text:p>1502462317148</text:p>
          </table:table-cell>
          <table:table-cell/>
        </table:table-row>
        <table:table-row table:style-name="ro1">
          <table:table-cell office:value-type="float" office:value="1219" calcext:value-type="float">
            <text:p>1219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17148" calcext:value-type="float">
            <text:p>1502462317148</text:p>
          </table:table-cell>
          <table:table-cell office:value-type="float" office:value="1502462318018" calcext:value-type="float">
            <text:p>1502462318018</text:p>
          </table:table-cell>
          <table:table-cell/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18018" calcext:value-type="float">
            <text:p>1502462318018</text:p>
          </table:table-cell>
          <table:table-cell office:value-type="float" office:value="1502462318019" calcext:value-type="float">
            <text:p>1502462318019</text:p>
          </table:table-cell>
          <table:table-cell office:value-type="float" office:value="1502462318023" calcext:value-type="float">
            <text:p>1502462318023</text:p>
          </table:table-cell>
          <table:table-cell/>
        </table:table-row>
        <table:table-row table:style-name="ro1">
          <table:table-cell office:value-type="float" office:value="1221" calcext:value-type="float">
            <text:p>1221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18023" calcext:value-type="float">
            <text:p>1502462318023</text:p>
          </table:table-cell>
          <table:table-cell office:value-type="float" office:value="1502462318024" calcext:value-type="float">
            <text:p>1502462318024</text:p>
          </table:table-cell>
          <table:table-cell office:value-type="float" office:value="1502462318028" calcext:value-type="float">
            <text:p>1502462318028</text:p>
          </table:table-cell>
          <table:table-cell/>
        </table:table-row>
        <table:table-row table:style-name="ro1">
          <table:table-cell office:value-type="float" office:value="1222" calcext:value-type="float">
            <text:p>1222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18028" calcext:value-type="float">
            <text:p>1502462318028</text:p>
          </table:table-cell>
          <table:table-cell office:value-type="float" office:value="1502462318032" calcext:value-type="float">
            <text:p>1502462318032</text:p>
          </table:table-cell>
          <table:table-cell/>
        </table:table-row>
        <table:table-row table:style-name="ro1">
          <table:table-cell office:value-type="float" office:value="1223" calcext:value-type="float">
            <text:p>1223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18032" calcext:value-type="float">
            <text:p>1502462318032</text:p>
          </table:table-cell>
          <table:table-cell office:value-type="float" office:value="1502462318037" calcext:value-type="float">
            <text:p>1502462318037</text:p>
          </table:table-cell>
          <table:table-cell/>
        </table:table-row>
        <table:table-row table:style-name="ro1">
          <table:table-cell office:value-type="float" office:value="1224" calcext:value-type="float">
            <text:p>1224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18037" calcext:value-type="float">
            <text:p>1502462318037</text:p>
          </table:table-cell>
          <table:table-cell office:value-type="float" office:value="1502462318041" calcext:value-type="float">
            <text:p>1502462318041</text:p>
          </table:table-cell>
          <table:table-cell/>
        </table:table-row>
        <table:table-row table:style-name="ro1">
          <table:table-cell office:value-type="float" office:value="1225" calcext:value-type="float">
            <text:p>1225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18041" calcext:value-type="float">
            <text:p>1502462318041</text:p>
          </table:table-cell>
          <table:table-cell office:value-type="float" office:value="1502462318042" calcext:value-type="float">
            <text:p>1502462318042</text:p>
          </table:table-cell>
          <table:table-cell office:value-type="float" office:value="1502462318046" calcext:value-type="float">
            <text:p>1502462318046</text:p>
          </table:table-cell>
          <table:table-cell/>
        </table:table-row>
        <table:table-row table:style-name="ro1">
          <table:table-cell office:value-type="float" office:value="1226" calcext:value-type="float">
            <text:p>1226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18046" calcext:value-type="float">
            <text:p>1502462318046</text:p>
          </table:table-cell>
          <table:table-cell office:value-type="float" office:value="1502462318050" calcext:value-type="float">
            <text:p>1502462318050</text:p>
          </table:table-cell>
          <table:table-cell/>
        </table:table-row>
        <table:table-row table:style-name="ro1">
          <table:table-cell office:value-type="float" office:value="1227" calcext:value-type="float">
            <text:p>1227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18050" calcext:value-type="float">
            <text:p>1502462318050</text:p>
          </table:table-cell>
          <table:table-cell office:value-type="float" office:value="1502462318055" calcext:value-type="float">
            <text:p>1502462318055</text:p>
          </table:table-cell>
          <table:table-cell/>
        </table:table-row>
        <table:table-row table:style-name="ro1">
          <table:table-cell office:value-type="float" office:value="1228" calcext:value-type="float">
            <text:p>1228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18055" calcext:value-type="float">
            <text:p>1502462318055</text:p>
          </table:table-cell>
          <table:table-cell office:value-type="float" office:value="1502462318059" calcext:value-type="float">
            <text:p>1502462318059</text:p>
          </table:table-cell>
          <table:table-cell/>
        </table:table-row>
        <table:table-row table:style-name="ro1">
          <table:table-cell office:value-type="float" office:value="1229" calcext:value-type="float">
            <text:p>1229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18059" calcext:value-type="float">
            <text:p>1502462318059</text:p>
          </table:table-cell>
          <table:table-cell office:value-type="float" office:value="1502462318060" calcext:value-type="float">
            <text:p>1502462318060</text:p>
          </table:table-cell>
          <table:table-cell office:value-type="float" office:value="1502462318063" calcext:value-type="float">
            <text:p>1502462318063</text:p>
          </table:table-cell>
          <table:table-cell/>
        </table:table-row>
        <table:table-row table:style-name="ro1">
          <table:table-cell office:value-type="float" office:value="1230" calcext:value-type="float">
            <text:p>1230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18063" calcext:value-type="float">
            <text:p>1502462318063</text:p>
          </table:table-cell>
          <table:table-cell office:value-type="float" office:value="1502462318064" calcext:value-type="float">
            <text:p>1502462318064</text:p>
          </table:table-cell>
          <table:table-cell office:value-type="float" office:value="1502462318280" calcext:value-type="float">
            <text:p>1502462318280</text:p>
          </table:table-cell>
          <table:table-cell/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18280" calcext:value-type="float">
            <text:p>1502462318280</text:p>
          </table:table-cell>
          <table:table-cell office:value-type="float" office:value="1502462318281" calcext:value-type="float">
            <text:p>1502462318281</text:p>
          </table:table-cell>
          <table:table-cell office:value-type="float" office:value="1502462318285" calcext:value-type="float">
            <text:p>1502462318285</text:p>
          </table:table-cell>
          <table:table-cell/>
        </table:table-row>
        <table:table-row table:style-name="ro1">
          <table:table-cell office:value-type="float" office:value="1232" calcext:value-type="float">
            <text:p>1232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18285" calcext:value-type="float">
            <text:p>1502462318285</text:p>
          </table:table-cell>
          <table:table-cell office:value-type="float" office:value="1502462318289" calcext:value-type="float">
            <text:p>1502462318289</text:p>
          </table:table-cell>
          <table:table-cell/>
        </table:table-row>
        <table:table-row table:style-name="ro1">
          <table:table-cell office:value-type="float" office:value="1233" calcext:value-type="float">
            <text:p>1233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18289" calcext:value-type="float">
            <text:p>1502462318289</text:p>
          </table:table-cell>
          <table:table-cell office:value-type="float" office:value="1502462318290" calcext:value-type="float">
            <text:p>1502462318290</text:p>
          </table:table-cell>
          <table:table-cell office:value-type="float" office:value="1502462318293" calcext:value-type="float">
            <text:p>1502462318293</text:p>
          </table:table-cell>
          <table:table-cell/>
        </table:table-row>
        <table:table-row table:style-name="ro1">
          <table:table-cell office:value-type="float" office:value="1234" calcext:value-type="float">
            <text:p>1234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18293" calcext:value-type="float">
            <text:p>1502462318293</text:p>
          </table:table-cell>
          <table:table-cell office:value-type="float" office:value="1502462318294" calcext:value-type="float">
            <text:p>1502462318294</text:p>
          </table:table-cell>
          <table:table-cell office:value-type="float" office:value="1502462318298" calcext:value-type="float">
            <text:p>1502462318298</text:p>
          </table:table-cell>
          <table:table-cell/>
        </table:table-row>
        <table:table-row table:style-name="ro1">
          <table:table-cell office:value-type="float" office:value="1235" calcext:value-type="float">
            <text:p>1235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18298" calcext:value-type="float">
            <text:p>1502462318298</text:p>
          </table:table-cell>
          <table:table-cell office:value-type="float" office:value="1502462318299" calcext:value-type="float">
            <text:p>1502462318299</text:p>
          </table:table-cell>
          <table:table-cell office:value-type="float" office:value="1502462318520" calcext:value-type="float">
            <text:p>1502462318520</text:p>
          </table:table-cell>
          <table:table-cell/>
        </table:table-row>
        <table:table-row table:style-name="ro1">
          <table:table-cell office:value-type="float" office:value="1236" calcext:value-type="float">
            <text:p>1236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18520" calcext:value-type="float">
            <text:p>1502462318520</text:p>
          </table:table-cell>
          <table:table-cell office:value-type="float" office:value="1502462318521" calcext:value-type="float">
            <text:p>1502462318521</text:p>
          </table:table-cell>
          <table:table-cell office:value-type="float" office:value="1502462318525" calcext:value-type="float">
            <text:p>1502462318525</text:p>
          </table:table-cell>
          <table:table-cell/>
        </table:table-row>
        <table:table-row table:style-name="ro1">
          <table:table-cell office:value-type="float" office:value="1237" calcext:value-type="float">
            <text:p>1237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18525" calcext:value-type="float">
            <text:p>1502462318525</text:p>
          </table:table-cell>
          <table:table-cell office:value-type="float" office:value="1502462318529" calcext:value-type="float">
            <text:p>1502462318529</text:p>
          </table:table-cell>
          <table:table-cell/>
        </table:table-row>
        <table:table-row table:style-name="ro1">
          <table:table-cell office:value-type="float" office:value="1238" calcext:value-type="float">
            <text:p>1238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18529" calcext:value-type="float">
            <text:p>1502462318529</text:p>
          </table:table-cell>
          <table:table-cell office:value-type="float" office:value="1502462318533" calcext:value-type="float">
            <text:p>1502462318533</text:p>
          </table:table-cell>
          <table:table-cell/>
        </table:table-row>
        <table:table-row table:style-name="ro1">
          <table:table-cell office:value-type="float" office:value="1239" calcext:value-type="float">
            <text:p>1239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18533" calcext:value-type="float">
            <text:p>1502462318533</text:p>
          </table:table-cell>
          <table:table-cell office:value-type="float" office:value="1502462318534" calcext:value-type="float">
            <text:p>1502462318534</text:p>
          </table:table-cell>
          <table:table-cell office:value-type="float" office:value="1502462318537" calcext:value-type="float">
            <text:p>1502462318537</text:p>
          </table:table-cell>
          <table:table-cell/>
        </table:table-row>
        <table:table-row table:style-name="ro1">
          <table:table-cell office:value-type="float" office:value="1240" calcext:value-type="float">
            <text:p>1240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18537" calcext:value-type="float">
            <text:p>1502462318537</text:p>
          </table:table-cell>
          <table:table-cell office:value-type="float" office:value="1502462318538" calcext:value-type="float">
            <text:p>1502462318538</text:p>
          </table:table-cell>
          <table:table-cell office:value-type="float" office:value="1502462318758" calcext:value-type="float">
            <text:p>1502462318758</text:p>
          </table:table-cell>
          <table:table-cell/>
        </table:table-row>
        <table:table-row table:style-name="ro1">
          <table:table-cell office:value-type="float" office:value="1241" calcext:value-type="float">
            <text:p>1241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18758" calcext:value-type="float">
            <text:p>1502462318758</text:p>
          </table:table-cell>
          <table:table-cell office:value-type="float" office:value="1502462318762" calcext:value-type="float">
            <text:p>1502462318762</text:p>
          </table:table-cell>
          <table:table-cell/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18762" calcext:value-type="float">
            <text:p>1502462318762</text:p>
          </table:table-cell>
          <table:table-cell office:value-type="float" office:value="1502462318763" calcext:value-type="float">
            <text:p>1502462318763</text:p>
          </table:table-cell>
          <table:table-cell office:value-type="float" office:value="1502462318767" calcext:value-type="float">
            <text:p>1502462318767</text:p>
          </table:table-cell>
          <table:table-cell/>
        </table:table-row>
        <table:table-row table:style-name="ro1">
          <table:table-cell office:value-type="float" office:value="1243" calcext:value-type="float">
            <text:p>1243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18767" calcext:value-type="float">
            <text:p>1502462318767</text:p>
          </table:table-cell>
          <table:table-cell office:value-type="float" office:value="1502462318771" calcext:value-type="float">
            <text:p>1502462318771</text:p>
          </table:table-cell>
          <table:table-cell/>
        </table:table-row>
        <table:table-row table:style-name="ro1">
          <table:table-cell office:value-type="float" office:value="1244" calcext:value-type="float">
            <text:p>1244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18771" calcext:value-type="float">
            <text:p>1502462318771</text:p>
          </table:table-cell>
          <table:table-cell office:value-type="float" office:value="1502462318990" calcext:value-type="float">
            <text:p>1502462318990</text:p>
          </table:table-cell>
          <table:table-cell/>
        </table:table-row>
        <table:table-row table:style-name="ro1">
          <table:table-cell office:value-type="float" office:value="1245" calcext:value-type="float">
            <text:p>1245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18990" calcext:value-type="float">
            <text:p>1502462318990</text:p>
          </table:table-cell>
          <table:table-cell office:value-type="float" office:value="1502462318994" calcext:value-type="float">
            <text:p>1502462318994</text:p>
          </table:table-cell>
          <table:table-cell/>
        </table:table-row>
        <table:table-row table:style-name="ro1">
          <table:table-cell office:value-type="float" office:value="1246" calcext:value-type="float">
            <text:p>1246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18994" calcext:value-type="float">
            <text:p>1502462318994</text:p>
          </table:table-cell>
          <table:table-cell office:value-type="float" office:value="1502462318995" calcext:value-type="float">
            <text:p>1502462318995</text:p>
          </table:table-cell>
          <table:table-cell office:value-type="float" office:value="1502462319658" calcext:value-type="float">
            <text:p>1502462319658</text:p>
          </table:table-cell>
          <table:table-cell/>
        </table:table-row>
        <table:table-row table:style-name="ro1">
          <table:table-cell office:value-type="float" office:value="1247" calcext:value-type="float">
            <text:p>1247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19658" calcext:value-type="float">
            <text:p>1502462319658</text:p>
          </table:table-cell>
          <table:table-cell office:value-type="float" office:value="1502462319878" calcext:value-type="float">
            <text:p>1502462319878</text:p>
          </table:table-cell>
          <table:table-cell/>
        </table:table-row>
        <table:table-row table:style-name="ro1">
          <table:table-cell office:value-type="float" office:value="1248" calcext:value-type="float">
            <text:p>1248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19878" calcext:value-type="float">
            <text:p>1502462319878</text:p>
          </table:table-cell>
          <table:table-cell office:value-type="float" office:value="1502462320100" calcext:value-type="float">
            <text:p>1502462320100</text:p>
          </table:table-cell>
          <table:table-cell/>
        </table:table-row>
        <table:table-row table:style-name="ro1">
          <table:table-cell office:value-type="float" office:value="1249" calcext:value-type="float">
            <text:p>1249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20100" calcext:value-type="float">
            <text:p>1502462320100</text:p>
          </table:table-cell>
          <table:table-cell office:value-type="float" office:value="1502462320101" calcext:value-type="float">
            <text:p>1502462320101</text:p>
          </table:table-cell>
          <table:table-cell office:value-type="float" office:value="1502462320105" calcext:value-type="float">
            <text:p>1502462320105</text:p>
          </table:table-cell>
          <table:table-cell/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20105" calcext:value-type="float">
            <text:p>1502462320105</text:p>
          </table:table-cell>
          <table:table-cell office:value-type="float" office:value="1502462320110" calcext:value-type="float">
            <text:p>1502462320110</text:p>
          </table:table-cell>
          <table:table-cell/>
        </table:table-row>
        <table:table-row table:style-name="ro1">
          <table:table-cell office:value-type="float" office:value="1251" calcext:value-type="float">
            <text:p>1251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20110" calcext:value-type="float">
            <text:p>1502462320110</text:p>
          </table:table-cell>
          <table:table-cell office:value-type="float" office:value="1502462320114" calcext:value-type="float">
            <text:p>1502462320114</text:p>
          </table:table-cell>
          <table:table-cell/>
        </table:table-row>
        <table:table-row table:style-name="ro1">
          <table:table-cell office:value-type="float" office:value="1252" calcext:value-type="float">
            <text:p>1252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20114" calcext:value-type="float">
            <text:p>1502462320114</text:p>
          </table:table-cell>
          <table:table-cell office:value-type="float" office:value="1502462320115" calcext:value-type="float">
            <text:p>1502462320115</text:p>
          </table:table-cell>
          <table:table-cell office:value-type="float" office:value="1502462320119" calcext:value-type="float">
            <text:p>1502462320119</text:p>
          </table:table-cell>
          <table:table-cell/>
        </table:table-row>
        <table:table-row table:style-name="ro1">
          <table:table-cell office:value-type="float" office:value="1253" calcext:value-type="float">
            <text:p>1253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20119" calcext:value-type="float">
            <text:p>1502462320119</text:p>
          </table:table-cell>
          <table:table-cell office:value-type="float" office:value="1502462320123" calcext:value-type="float">
            <text:p>1502462320123</text:p>
          </table:table-cell>
          <table:table-cell/>
        </table:table-row>
        <table:table-row table:style-name="ro1">
          <table:table-cell office:value-type="float" office:value="1254" calcext:value-type="float">
            <text:p>1254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20123" calcext:value-type="float">
            <text:p>1502462320123</text:p>
          </table:table-cell>
          <table:table-cell office:value-type="float" office:value="1502462320124" calcext:value-type="float">
            <text:p>1502462320124</text:p>
          </table:table-cell>
          <table:table-cell office:value-type="float" office:value="1502462320127" calcext:value-type="float">
            <text:p>1502462320127</text:p>
          </table:table-cell>
          <table:table-cell/>
        </table:table-row>
        <table:table-row table:style-name="ro1">
          <table:table-cell office:value-type="float" office:value="1255" calcext:value-type="float">
            <text:p>1255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20127" calcext:value-type="float">
            <text:p>1502462320127</text:p>
          </table:table-cell>
          <table:table-cell office:value-type="float" office:value="1502462320128" calcext:value-type="float">
            <text:p>1502462320128</text:p>
          </table:table-cell>
          <table:table-cell office:value-type="float" office:value="1502462320131" calcext:value-type="float">
            <text:p>1502462320131</text:p>
          </table:table-cell>
          <table:table-cell/>
        </table:table-row>
        <table:table-row table:style-name="ro1">
          <table:table-cell office:value-type="float" office:value="1256" calcext:value-type="float">
            <text:p>1256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20131" calcext:value-type="float">
            <text:p>1502462320131</text:p>
          </table:table-cell>
          <table:table-cell office:value-type="float" office:value="1502462320132" calcext:value-type="float">
            <text:p>1502462320132</text:p>
          </table:table-cell>
          <table:table-cell office:value-type="float" office:value="1502462320136" calcext:value-type="float">
            <text:p>1502462320136</text:p>
          </table:table-cell>
          <table:table-cell/>
        </table:table-row>
        <table:table-row table:style-name="ro1">
          <table:table-cell office:value-type="float" office:value="1257" calcext:value-type="float">
            <text:p>1257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20136" calcext:value-type="float">
            <text:p>1502462320136</text:p>
          </table:table-cell>
          <table:table-cell office:value-type="float" office:value="1502462320140" calcext:value-type="float">
            <text:p>1502462320140</text:p>
          </table:table-cell>
          <table:table-cell/>
        </table:table-row>
        <table:table-row table:style-name="ro1">
          <table:table-cell office:value-type="float" office:value="1258" calcext:value-type="float">
            <text:p>1258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20140" calcext:value-type="float">
            <text:p>1502462320140</text:p>
          </table:table-cell>
          <table:table-cell office:value-type="float" office:value="1502462320141" calcext:value-type="float">
            <text:p>1502462320141</text:p>
          </table:table-cell>
          <table:table-cell office:value-type="float" office:value="1502462320144" calcext:value-type="float">
            <text:p>1502462320144</text:p>
          </table:table-cell>
          <table:table-cell/>
        </table:table-row>
        <table:table-row table:style-name="ro1">
          <table:table-cell office:value-type="float" office:value="1259" calcext:value-type="float">
            <text:p>1259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20144" calcext:value-type="float">
            <text:p>1502462320144</text:p>
          </table:table-cell>
          <table:table-cell office:value-type="float" office:value="1502462320145" calcext:value-type="float">
            <text:p>1502462320145</text:p>
          </table:table-cell>
          <table:table-cell office:value-type="float" office:value="1502462320149" calcext:value-type="float">
            <text:p>1502462320149</text:p>
          </table:table-cell>
          <table:table-cell/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20149" calcext:value-type="float">
            <text:p>1502462320149</text:p>
          </table:table-cell>
          <table:table-cell office:value-type="float" office:value="1502462320153" calcext:value-type="float">
            <text:p>1502462320153</text:p>
          </table:table-cell>
          <table:table-cell/>
        </table:table-row>
        <table:table-row table:style-name="ro1">
          <table:table-cell office:value-type="float" office:value="1261" calcext:value-type="float">
            <text:p>1261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20153" calcext:value-type="float">
            <text:p>1502462320153</text:p>
          </table:table-cell>
          <table:table-cell office:value-type="float" office:value="1502462320157" calcext:value-type="float">
            <text:p>1502462320157</text:p>
          </table:table-cell>
          <table:table-cell/>
        </table:table-row>
        <table:table-row table:style-name="ro1">
          <table:table-cell office:value-type="float" office:value="1262" calcext:value-type="float">
            <text:p>1262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20157" calcext:value-type="float">
            <text:p>1502462320157</text:p>
          </table:table-cell>
          <table:table-cell office:value-type="float" office:value="1502462320158" calcext:value-type="float">
            <text:p>1502462320158</text:p>
          </table:table-cell>
          <table:table-cell office:value-type="float" office:value="1502462320161" calcext:value-type="float">
            <text:p>1502462320161</text:p>
          </table:table-cell>
          <table:table-cell/>
        </table:table-row>
        <table:table-row table:style-name="ro1">
          <table:table-cell office:value-type="float" office:value="1263" calcext:value-type="float">
            <text:p>1263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20162" calcext:value-type="float">
            <text:p>1502462320162</text:p>
          </table:table-cell>
          <table:table-cell office:value-type="float" office:value="1502462320166" calcext:value-type="float">
            <text:p>1502462320166</text:p>
          </table:table-cell>
          <table:table-cell/>
        </table:table-row>
        <table:table-row table:style-name="ro1">
          <table:table-cell office:value-type="float" office:value="1264" calcext:value-type="float">
            <text:p>1264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20166" calcext:value-type="float">
            <text:p>1502462320166</text:p>
          </table:table-cell>
          <table:table-cell office:value-type="float" office:value="1502462320598" calcext:value-type="float">
            <text:p>1502462320598</text:p>
          </table:table-cell>
          <table:table-cell/>
        </table:table-row>
        <table:table-row table:style-name="ro1">
          <table:table-cell office:value-type="float" office:value="1265" calcext:value-type="float">
            <text:p>1265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20598" calcext:value-type="float">
            <text:p>1502462320598</text:p>
          </table:table-cell>
          <table:table-cell office:value-type="float" office:value="1502462320602" calcext:value-type="float">
            <text:p>1502462320602</text:p>
          </table:table-cell>
          <table:table-cell/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20602" calcext:value-type="float">
            <text:p>1502462320602</text:p>
          </table:table-cell>
          <table:table-cell office:value-type="float" office:value="1502462320819" calcext:value-type="float">
            <text:p>1502462320819</text:p>
          </table:table-cell>
          <table:table-cell/>
        </table:table-row>
        <table:table-row table:style-name="ro1">
          <table:table-cell office:value-type="float" office:value="1267" calcext:value-type="float">
            <text:p>1267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20819" calcext:value-type="float">
            <text:p>1502462320819</text:p>
          </table:table-cell>
          <table:table-cell office:value-type="float" office:value="1502462320820" calcext:value-type="float">
            <text:p>1502462320820</text:p>
          </table:table-cell>
          <table:table-cell office:value-type="float" office:value="1502462321038" calcext:value-type="float">
            <text:p>1502462321038</text:p>
          </table:table-cell>
          <table:table-cell/>
        </table:table-row>
        <table:table-row table:style-name="ro1">
          <table:table-cell office:value-type="float" office:value="1268" calcext:value-type="float">
            <text:p>1268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21038" calcext:value-type="float">
            <text:p>1502462321038</text:p>
          </table:table-cell>
          <table:table-cell office:value-type="float" office:value="1502462321042" calcext:value-type="float">
            <text:p>1502462321042</text:p>
          </table:table-cell>
          <table:table-cell/>
        </table:table-row>
        <table:table-row table:style-name="ro1">
          <table:table-cell office:value-type="float" office:value="1269" calcext:value-type="float">
            <text:p>1269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21042" calcext:value-type="float">
            <text:p>1502462321042</text:p>
          </table:table-cell>
          <table:table-cell office:value-type="float" office:value="1502462321045" calcext:value-type="float">
            <text:p>1502462321045</text:p>
          </table:table-cell>
          <table:table-cell/>
        </table:table-row>
        <table:table-row table:style-name="ro1">
          <table:table-cell office:value-type="float" office:value="1270" calcext:value-type="float">
            <text:p>1270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21046" calcext:value-type="float">
            <text:p>1502462321046</text:p>
          </table:table-cell>
          <table:table-cell office:value-type="float" office:value="1502462321049" calcext:value-type="float">
            <text:p>1502462321049</text:p>
          </table:table-cell>
          <table:table-cell/>
        </table:table-row>
        <table:table-row table:style-name="ro1">
          <table:table-cell office:value-type="float" office:value="1271" calcext:value-type="float">
            <text:p>1271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21050" calcext:value-type="float">
            <text:p>1502462321050</text:p>
          </table:table-cell>
          <table:table-cell office:value-type="float" office:value="1502462321054" calcext:value-type="float">
            <text:p>1502462321054</text:p>
          </table:table-cell>
          <table:table-cell/>
        </table:table-row>
        <table:table-row table:style-name="ro1">
          <table:table-cell office:value-type="float" office:value="1272" calcext:value-type="float">
            <text:p>1272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21054" calcext:value-type="float">
            <text:p>1502462321054</text:p>
          </table:table-cell>
          <table:table-cell office:value-type="float" office:value="1502462321058" calcext:value-type="float">
            <text:p>1502462321058</text:p>
          </table:table-cell>
          <table:table-cell/>
        </table:table-row>
        <table:table-row table:style-name="ro1">
          <table:table-cell office:value-type="float" office:value="1273" calcext:value-type="float">
            <text:p>1273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21058" calcext:value-type="float">
            <text:p>1502462321058</text:p>
          </table:table-cell>
          <table:table-cell office:value-type="float" office:value="1502462321062" calcext:value-type="float">
            <text:p>1502462321062</text:p>
          </table:table-cell>
          <table:table-cell/>
        </table:table-row>
        <table:table-row table:style-name="ro1">
          <table:table-cell office:value-type="float" office:value="1274" calcext:value-type="float">
            <text:p>1274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21062" calcext:value-type="float">
            <text:p>1502462321062</text:p>
          </table:table-cell>
          <table:table-cell office:value-type="float" office:value="1502462321066" calcext:value-type="float">
            <text:p>1502462321066</text:p>
          </table:table-cell>
          <table:table-cell/>
        </table:table-row>
        <table:table-row table:style-name="ro1">
          <table:table-cell office:value-type="float" office:value="1275" calcext:value-type="float">
            <text:p>1275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21066" calcext:value-type="float">
            <text:p>1502462321066</text:p>
          </table:table-cell>
          <table:table-cell office:value-type="float" office:value="1502462321069" calcext:value-type="float">
            <text:p>1502462321069</text:p>
          </table:table-cell>
          <table:table-cell/>
        </table:table-row>
        <table:table-row table:style-name="ro1">
          <table:table-cell office:value-type="float" office:value="1276" calcext:value-type="float">
            <text:p>1276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21069" calcext:value-type="float">
            <text:p>1502462321069</text:p>
          </table:table-cell>
          <table:table-cell office:value-type="float" office:value="1502462321072" calcext:value-type="float">
            <text:p>1502462321072</text:p>
          </table:table-cell>
          <table:table-cell/>
        </table:table-row>
        <table:table-row table:style-name="ro1">
          <table:table-cell office:value-type="float" office:value="1277" calcext:value-type="float">
            <text:p>1277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21072" calcext:value-type="float">
            <text:p>1502462321072</text:p>
          </table:table-cell>
          <table:table-cell office:value-type="float" office:value="1502462321075" calcext:value-type="float">
            <text:p>1502462321075</text:p>
          </table:table-cell>
          <table:table-cell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21075" calcext:value-type="float">
            <text:p>1502462321075</text:p>
          </table:table-cell>
          <table:table-cell office:value-type="float" office:value="1502462321078" calcext:value-type="float">
            <text:p>1502462321078</text:p>
          </table:table-cell>
          <table:table-cell/>
        </table:table-row>
        <table:table-row table:style-name="ro1">
          <table:table-cell office:value-type="float" office:value="1279" calcext:value-type="float">
            <text:p>1279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21078" calcext:value-type="float">
            <text:p>1502462321078</text:p>
          </table:table-cell>
          <table:table-cell office:value-type="float" office:value="1502462321081" calcext:value-type="float">
            <text:p>1502462321081</text:p>
          </table:table-cell>
          <table:table-cell/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21081" calcext:value-type="float">
            <text:p>1502462321081</text:p>
          </table:table-cell>
          <table:table-cell office:value-type="float" office:value="1502462321084" calcext:value-type="float">
            <text:p>1502462321084</text:p>
          </table:table-cell>
          <table:table-cell/>
        </table:table-row>
        <table:table-row table:style-name="ro1">
          <table:table-cell office:value-type="float" office:value="1281" calcext:value-type="float">
            <text:p>1281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21084" calcext:value-type="float">
            <text:p>1502462321084</text:p>
          </table:table-cell>
          <table:table-cell office:value-type="float" office:value="1502462321088" calcext:value-type="float">
            <text:p>1502462321088</text:p>
          </table:table-cell>
          <table:table-cell/>
        </table:table-row>
        <table:table-row table:style-name="ro1">
          <table:table-cell office:value-type="float" office:value="1282" calcext:value-type="float">
            <text:p>1282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21088" calcext:value-type="float">
            <text:p>1502462321088</text:p>
          </table:table-cell>
          <table:table-cell office:value-type="float" office:value="1502462321308" calcext:value-type="float">
            <text:p>1502462321308</text:p>
          </table:table-cell>
          <table:table-cell/>
        </table:table-row>
        <table:table-row table:style-name="ro1">
          <table:table-cell office:value-type="float" office:value="1283" calcext:value-type="float">
            <text:p>1283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21308" calcext:value-type="float">
            <text:p>1502462321308</text:p>
          </table:table-cell>
          <table:table-cell office:value-type="float" office:value="1502462321740" calcext:value-type="float">
            <text:p>1502462321740</text:p>
          </table:table-cell>
          <table:table-cell/>
        </table:table-row>
        <table:table-row table:style-name="ro1">
          <table:table-cell office:value-type="float" office:value="1284" calcext:value-type="float">
            <text:p>1284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21740" calcext:value-type="float">
            <text:p>1502462321740</text:p>
          </table:table-cell>
          <table:table-cell office:value-type="float" office:value="1502462321741" calcext:value-type="float">
            <text:p>1502462321741</text:p>
          </table:table-cell>
          <table:table-cell office:value-type="float" office:value="1502462321745" calcext:value-type="float">
            <text:p>1502462321745</text:p>
          </table:table-cell>
          <table:table-cell/>
        </table:table-row>
        <table:table-row table:style-name="ro1">
          <table:table-cell office:value-type="float" office:value="1285" calcext:value-type="float">
            <text:p>1285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21745" calcext:value-type="float">
            <text:p>1502462321745</text:p>
          </table:table-cell>
          <table:table-cell office:value-type="float" office:value="1502462321749" calcext:value-type="float">
            <text:p>1502462321749</text:p>
          </table:table-cell>
          <table:table-cell/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21749" calcext:value-type="float">
            <text:p>1502462321749</text:p>
          </table:table-cell>
          <table:table-cell office:value-type="float" office:value="1502462321750" calcext:value-type="float">
            <text:p>1502462321750</text:p>
          </table:table-cell>
          <table:table-cell office:value-type="float" office:value="1502462321754" calcext:value-type="float">
            <text:p>1502462321754</text:p>
          </table:table-cell>
          <table:table-cell/>
        </table:table-row>
        <table:table-row table:style-name="ro1">
          <table:table-cell office:value-type="float" office:value="1287" calcext:value-type="float">
            <text:p>1287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21754" calcext:value-type="float">
            <text:p>1502462321754</text:p>
          </table:table-cell>
          <table:table-cell office:value-type="float" office:value="1502462321758" calcext:value-type="float">
            <text:p>1502462321758</text:p>
          </table:table-cell>
          <table:table-cell/>
        </table:table-row>
        <table:table-row table:style-name="ro1">
          <table:table-cell office:value-type="float" office:value="1288" calcext:value-type="float">
            <text:p>1288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21758" calcext:value-type="float">
            <text:p>1502462321758</text:p>
          </table:table-cell>
          <table:table-cell office:value-type="float" office:value="1502462321759" calcext:value-type="float">
            <text:p>1502462321759</text:p>
          </table:table-cell>
          <table:table-cell office:value-type="float" office:value="1502462321762" calcext:value-type="float">
            <text:p>1502462321762</text:p>
          </table:table-cell>
          <table:table-cell/>
        </table:table-row>
        <table:table-row table:style-name="ro1">
          <table:table-cell office:value-type="float" office:value="1289" calcext:value-type="float">
            <text:p>1289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21762" calcext:value-type="float">
            <text:p>1502462321762</text:p>
          </table:table-cell>
          <table:table-cell office:value-type="float" office:value="1502462321763" calcext:value-type="float">
            <text:p>1502462321763</text:p>
          </table:table-cell>
          <table:table-cell office:value-type="float" office:value="1502462321767" calcext:value-type="float">
            <text:p>1502462321767</text:p>
          </table:table-cell>
          <table:table-cell/>
        </table:table-row>
        <table:table-row table:style-name="ro1">
          <table:table-cell office:value-type="float" office:value="1290" calcext:value-type="float">
            <text:p>1290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21767" calcext:value-type="float">
            <text:p>1502462321767</text:p>
          </table:table-cell>
          <table:table-cell office:value-type="float" office:value="1502462321771" calcext:value-type="float">
            <text:p>1502462321771</text:p>
          </table:table-cell>
          <table:table-cell/>
        </table:table-row>
        <table:table-row table:style-name="ro1">
          <table:table-cell office:value-type="float" office:value="1291" calcext:value-type="float">
            <text:p>1291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21771" calcext:value-type="float">
            <text:p>1502462321771</text:p>
          </table:table-cell>
          <table:table-cell office:value-type="float" office:value="1502462321775" calcext:value-type="float">
            <text:p>1502462321775</text:p>
          </table:table-cell>
          <table:table-cell/>
        </table:table-row>
        <table:table-row table:style-name="ro1">
          <table:table-cell office:value-type="float" office:value="1292" calcext:value-type="float">
            <text:p>1292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21775" calcext:value-type="float">
            <text:p>1502462321775</text:p>
          </table:table-cell>
          <table:table-cell office:value-type="float" office:value="1502462321776" calcext:value-type="float">
            <text:p>1502462321776</text:p>
          </table:table-cell>
          <table:table-cell office:value-type="float" office:value="1502462321779" calcext:value-type="float">
            <text:p>1502462321779</text:p>
          </table:table-cell>
          <table:table-cell/>
        </table:table-row>
        <table:table-row table:style-name="ro1">
          <table:table-cell office:value-type="float" office:value="1293" calcext:value-type="float">
            <text:p>1293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21779" calcext:value-type="float">
            <text:p>1502462321779</text:p>
          </table:table-cell>
          <table:table-cell office:value-type="float" office:value="1502462321780" calcext:value-type="float">
            <text:p>1502462321780</text:p>
          </table:table-cell>
          <table:table-cell office:value-type="float" office:value="1502462321783" calcext:value-type="float">
            <text:p>1502462321783</text:p>
          </table:table-cell>
          <table:table-cell/>
        </table:table-row>
        <table:table-row table:style-name="ro1">
          <table:table-cell office:value-type="float" office:value="1294" calcext:value-type="float">
            <text:p>1294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21784" calcext:value-type="float">
            <text:p>1502462321784</text:p>
          </table:table-cell>
          <table:table-cell office:value-type="float" office:value="1502462321788" calcext:value-type="float">
            <text:p>1502462321788</text:p>
          </table:table-cell>
          <table:table-cell/>
        </table:table-row>
        <table:table-row table:style-name="ro1">
          <table:table-cell office:value-type="float" office:value="1295" calcext:value-type="float">
            <text:p>1295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21788" calcext:value-type="float">
            <text:p>1502462321788</text:p>
          </table:table-cell>
          <table:table-cell office:value-type="float" office:value="1502462321792" calcext:value-type="float">
            <text:p>1502462321792</text:p>
          </table:table-cell>
          <table:table-cell/>
        </table:table-row>
        <table:table-row table:style-name="ro1">
          <table:table-cell office:value-type="float" office:value="1296" calcext:value-type="float">
            <text:p>1296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21792" calcext:value-type="float">
            <text:p>1502462321792</text:p>
          </table:table-cell>
          <table:table-cell office:value-type="float" office:value="1502462321796" calcext:value-type="float">
            <text:p>1502462321796</text:p>
          </table:table-cell>
          <table:table-cell/>
        </table:table-row>
        <table:table-row table:style-name="ro1">
          <table:table-cell office:value-type="float" office:value="1297" calcext:value-type="float">
            <text:p>1297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21796" calcext:value-type="float">
            <text:p>1502462321796</text:p>
          </table:table-cell>
          <table:table-cell office:value-type="float" office:value="1502462321797" calcext:value-type="float">
            <text:p>1502462321797</text:p>
          </table:table-cell>
          <table:table-cell office:value-type="float" office:value="1502462321801" calcext:value-type="float">
            <text:p>1502462321801</text:p>
          </table:table-cell>
          <table:table-cell/>
        </table:table-row>
        <table:table-row table:style-name="ro1">
          <table:table-cell office:value-type="float" office:value="1298" calcext:value-type="float">
            <text:p>1298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21801" calcext:value-type="float">
            <text:p>1502462321801</text:p>
          </table:table-cell>
          <table:table-cell office:value-type="float" office:value="1502462321805" calcext:value-type="float">
            <text:p>1502462321805</text:p>
          </table:table-cell>
          <table:table-cell/>
        </table:table-row>
        <table:table-row table:style-name="ro1">
          <table:table-cell office:value-type="float" office:value="1299" calcext:value-type="float">
            <text:p>1299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21805" calcext:value-type="float">
            <text:p>1502462321805</text:p>
          </table:table-cell>
          <table:table-cell office:value-type="float" office:value="1502462321809" calcext:value-type="float">
            <text:p>1502462321809</text:p>
          </table:table-cell>
          <table:table-cell/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21809" calcext:value-type="float">
            <text:p>1502462321809</text:p>
          </table:table-cell>
          <table:table-cell office:value-type="float" office:value="1502462321813" calcext:value-type="float">
            <text:p>1502462321813</text:p>
          </table:table-cell>
          <table:table-cell/>
        </table:table-row>
        <table:table-row table:style-name="ro1">
          <table:table-cell office:value-type="float" office:value="1301" calcext:value-type="float">
            <text:p>1301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21813" calcext:value-type="float">
            <text:p>1502462321813</text:p>
          </table:table-cell>
          <table:table-cell office:value-type="float" office:value="1502462321814" calcext:value-type="float">
            <text:p>1502462321814</text:p>
          </table:table-cell>
          <table:table-cell office:value-type="float" office:value="1502462321817" calcext:value-type="float">
            <text:p>1502462321817</text:p>
          </table:table-cell>
          <table:table-cell/>
        </table:table-row>
        <table:table-row table:style-name="ro1">
          <table:table-cell office:value-type="float" office:value="1302" calcext:value-type="float">
            <text:p>1302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21818" calcext:value-type="float">
            <text:p>1502462321818</text:p>
          </table:table-cell>
          <table:table-cell office:value-type="float" office:value="1502462321822" calcext:value-type="float">
            <text:p>1502462321822</text:p>
          </table:table-cell>
          <table:table-cell/>
        </table:table-row>
        <table:table-row table:style-name="ro1">
          <table:table-cell office:value-type="float" office:value="1303" calcext:value-type="float">
            <text:p>1303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21822" calcext:value-type="float">
            <text:p>1502462321822</text:p>
          </table:table-cell>
          <table:table-cell office:value-type="float" office:value="1502462322037" calcext:value-type="float">
            <text:p>1502462322037</text:p>
          </table:table-cell>
          <table:table-cell/>
        </table:table-row>
        <table:table-row table:style-name="ro1">
          <table:table-cell office:value-type="float" office:value="1304" calcext:value-type="float">
            <text:p>1304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22038" calcext:value-type="float">
            <text:p>1502462322038</text:p>
          </table:table-cell>
          <table:table-cell office:value-type="float" office:value="1502462322041" calcext:value-type="float">
            <text:p>1502462322041</text:p>
          </table:table-cell>
          <table:table-cell/>
        </table:table-row>
        <table:table-row table:style-name="ro1">
          <table:table-cell office:value-type="float" office:value="1305" calcext:value-type="float">
            <text:p>1305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22041" calcext:value-type="float">
            <text:p>1502462322041</text:p>
          </table:table-cell>
          <table:table-cell office:value-type="float" office:value="1502462322044" calcext:value-type="float">
            <text:p>1502462322044</text:p>
          </table:table-cell>
          <table:table-cell/>
        </table:table-row>
        <table:table-row table:style-name="ro1">
          <table:table-cell office:value-type="float" office:value="1306" calcext:value-type="float">
            <text:p>1306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22044" calcext:value-type="float">
            <text:p>1502462322044</text:p>
          </table:table-cell>
          <table:table-cell office:value-type="float" office:value="1502462322047" calcext:value-type="float">
            <text:p>1502462322047</text:p>
          </table:table-cell>
          <table:table-cell/>
        </table:table-row>
        <table:table-row table:style-name="ro1">
          <table:table-cell office:value-type="float" office:value="1307" calcext:value-type="float">
            <text:p>1307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22047" calcext:value-type="float">
            <text:p>1502462322047</text:p>
          </table:table-cell>
          <table:table-cell office:value-type="float" office:value="1502462322050" calcext:value-type="float">
            <text:p>1502462322050</text:p>
          </table:table-cell>
          <table:table-cell/>
        </table:table-row>
        <table:table-row table:style-name="ro1">
          <table:table-cell office:value-type="float" office:value="1308" calcext:value-type="float">
            <text:p>1308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22050" calcext:value-type="float">
            <text:p>1502462322050</text:p>
          </table:table-cell>
          <table:table-cell office:value-type="float" office:value="1502462322053" calcext:value-type="float">
            <text:p>1502462322053</text:p>
          </table:table-cell>
          <table:table-cell/>
        </table:table-row>
        <table:table-row table:style-name="ro1">
          <table:table-cell office:value-type="float" office:value="1309" calcext:value-type="float">
            <text:p>1309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22053" calcext:value-type="float">
            <text:p>1502462322053</text:p>
          </table:table-cell>
          <table:table-cell office:value-type="float" office:value="1502462322056" calcext:value-type="float">
            <text:p>1502462322056</text:p>
          </table:table-cell>
          <table:table-cell/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22056" calcext:value-type="float">
            <text:p>1502462322056</text:p>
          </table:table-cell>
          <table:table-cell office:value-type="float" office:value="1502462322059" calcext:value-type="float">
            <text:p>1502462322059</text:p>
          </table:table-cell>
          <table:table-cell/>
        </table:table-row>
        <table:table-row table:style-name="ro1">
          <table:table-cell office:value-type="float" office:value="1311" calcext:value-type="float">
            <text:p>1311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22059" calcext:value-type="float">
            <text:p>1502462322059</text:p>
          </table:table-cell>
          <table:table-cell office:value-type="float" office:value="1502462322061" calcext:value-type="float">
            <text:p>1502462322061</text:p>
          </table:table-cell>
          <table:table-cell/>
        </table:table-row>
        <table:table-row table:style-name="ro1">
          <table:table-cell office:value-type="float" office:value="1312" calcext:value-type="float">
            <text:p>1312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22062" calcext:value-type="float">
            <text:p>1502462322062</text:p>
          </table:table-cell>
          <table:table-cell office:value-type="float" office:value="1502462322064" calcext:value-type="float">
            <text:p>1502462322064</text:p>
          </table:table-cell>
          <table:table-cell/>
        </table:table-row>
        <table:table-row table:style-name="ro1">
          <table:table-cell office:value-type="float" office:value="1313" calcext:value-type="float">
            <text:p>1313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22065" calcext:value-type="float">
            <text:p>1502462322065</text:p>
          </table:table-cell>
          <table:table-cell office:value-type="float" office:value="1502462322068" calcext:value-type="float">
            <text:p>1502462322068</text:p>
          </table:table-cell>
          <table:table-cell/>
        </table:table-row>
        <table:table-row table:style-name="ro1">
          <table:table-cell office:value-type="float" office:value="1314" calcext:value-type="float">
            <text:p>1314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22068" calcext:value-type="float">
            <text:p>1502462322068</text:p>
          </table:table-cell>
          <table:table-cell office:value-type="float" office:value="1502462322071" calcext:value-type="float">
            <text:p>1502462322071</text:p>
          </table:table-cell>
          <table:table-cell/>
        </table:table-row>
        <table:table-row table:style-name="ro1">
          <table:table-cell office:value-type="float" office:value="1315" calcext:value-type="float">
            <text:p>1315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22071" calcext:value-type="float">
            <text:p>1502462322071</text:p>
          </table:table-cell>
          <table:table-cell office:value-type="float" office:value="1502462322074" calcext:value-type="float">
            <text:p>1502462322074</text:p>
          </table:table-cell>
          <table:table-cell/>
        </table:table-row>
        <table:table-row table:style-name="ro1">
          <table:table-cell office:value-type="float" office:value="1316" calcext:value-type="float">
            <text:p>1316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22074" calcext:value-type="float">
            <text:p>1502462322074</text:p>
          </table:table-cell>
          <table:table-cell office:value-type="float" office:value="1502462322077" calcext:value-type="float">
            <text:p>1502462322077</text:p>
          </table:table-cell>
          <table:table-cell/>
        </table:table-row>
        <table:table-row table:style-name="ro1">
          <table:table-cell office:value-type="float" office:value="1317" calcext:value-type="float">
            <text:p>1317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22077" calcext:value-type="float">
            <text:p>1502462322077</text:p>
          </table:table-cell>
          <table:table-cell office:value-type="float" office:value="1502462322080" calcext:value-type="float">
            <text:p>1502462322080</text:p>
          </table:table-cell>
          <table:table-cell/>
        </table:table-row>
        <table:table-row table:style-name="ro1">
          <table:table-cell office:value-type="float" office:value="1318" calcext:value-type="float">
            <text:p>1318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22080" calcext:value-type="float">
            <text:p>1502462322080</text:p>
          </table:table-cell>
          <table:table-cell office:value-type="float" office:value="1502462322083" calcext:value-type="float">
            <text:p>1502462322083</text:p>
          </table:table-cell>
          <table:table-cell/>
        </table:table-row>
        <table:table-row table:style-name="ro1">
          <table:table-cell office:value-type="float" office:value="1319" calcext:value-type="float">
            <text:p>1319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22083" calcext:value-type="float">
            <text:p>1502462322083</text:p>
          </table:table-cell>
          <table:table-cell office:value-type="float" office:value="1502462322086" calcext:value-type="float">
            <text:p>1502462322086</text:p>
          </table:table-cell>
          <table:table-cell/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22086" calcext:value-type="float">
            <text:p>1502462322086</text:p>
          </table:table-cell>
          <table:table-cell office:value-type="float" office:value="1502462322089" calcext:value-type="float">
            <text:p>1502462322089</text:p>
          </table:table-cell>
          <table:table-cell/>
        </table:table-row>
        <table:table-row table:style-name="ro1">
          <table:table-cell office:value-type="float" office:value="1321" calcext:value-type="float">
            <text:p>1321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22089" calcext:value-type="float">
            <text:p>1502462322089</text:p>
          </table:table-cell>
          <table:table-cell office:value-type="float" office:value="1502462322092" calcext:value-type="float">
            <text:p>1502462322092</text:p>
          </table:table-cell>
          <table:table-cell/>
        </table:table-row>
        <table:table-row table:style-name="ro1">
          <table:table-cell office:value-type="float" office:value="1322" calcext:value-type="float">
            <text:p>1322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22092" calcext:value-type="float">
            <text:p>1502462322092</text:p>
          </table:table-cell>
          <table:table-cell office:value-type="float" office:value="1502462322095" calcext:value-type="float">
            <text:p>1502462322095</text:p>
          </table:table-cell>
          <table:table-cell/>
        </table:table-row>
        <table:table-row table:style-name="ro1">
          <table:table-cell office:value-type="float" office:value="1323" calcext:value-type="float">
            <text:p>1323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22095" calcext:value-type="float">
            <text:p>1502462322095</text:p>
          </table:table-cell>
          <table:table-cell office:value-type="float" office:value="1502462322098" calcext:value-type="float">
            <text:p>1502462322098</text:p>
          </table:table-cell>
          <table:table-cell/>
        </table:table-row>
        <table:table-row table:style-name="ro1">
          <table:table-cell office:value-type="float" office:value="1324" calcext:value-type="float">
            <text:p>1324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22098" calcext:value-type="float">
            <text:p>1502462322098</text:p>
          </table:table-cell>
          <table:table-cell office:value-type="float" office:value="1502462322101" calcext:value-type="float">
            <text:p>1502462322101</text:p>
          </table:table-cell>
          <table:table-cell/>
        </table:table-row>
        <table:table-row table:style-name="ro1">
          <table:table-cell office:value-type="float" office:value="1325" calcext:value-type="float">
            <text:p>1325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22101" calcext:value-type="float">
            <text:p>1502462322101</text:p>
          </table:table-cell>
          <table:table-cell office:value-type="float" office:value="1502462322104" calcext:value-type="float">
            <text:p>1502462322104</text:p>
          </table:table-cell>
          <table:table-cell/>
        </table:table-row>
        <table:table-row table:style-name="ro1">
          <table:table-cell office:value-type="float" office:value="1326" calcext:value-type="float">
            <text:p>1326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22104" calcext:value-type="float">
            <text:p>1502462322104</text:p>
          </table:table-cell>
          <table:table-cell office:value-type="float" office:value="1502462322107" calcext:value-type="float">
            <text:p>1502462322107</text:p>
          </table:table-cell>
          <table:table-cell/>
        </table:table-row>
        <table:table-row table:style-name="ro1">
          <table:table-cell office:value-type="float" office:value="1327" calcext:value-type="float">
            <text:p>1327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22107" calcext:value-type="float">
            <text:p>1502462322107</text:p>
          </table:table-cell>
          <table:table-cell office:value-type="float" office:value="1502462322108" calcext:value-type="float">
            <text:p>1502462322108</text:p>
          </table:table-cell>
          <table:table-cell office:value-type="float" office:value="1502462322110" calcext:value-type="float">
            <text:p>1502462322110</text:p>
          </table:table-cell>
          <table:table-cell/>
        </table:table-row>
        <table:table-row table:style-name="ro1">
          <table:table-cell office:value-type="float" office:value="1328" calcext:value-type="float">
            <text:p>1328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22110" calcext:value-type="float">
            <text:p>1502462322110</text:p>
          </table:table-cell>
          <table:table-cell office:value-type="float" office:value="1502462322113" calcext:value-type="float">
            <text:p>1502462322113</text:p>
          </table:table-cell>
          <table:table-cell/>
        </table:table-row>
        <table:table-row table:style-name="ro1">
          <table:table-cell office:value-type="float" office:value="1329" calcext:value-type="float">
            <text:p>1329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22113" calcext:value-type="float">
            <text:p>1502462322113</text:p>
          </table:table-cell>
          <table:table-cell office:value-type="float" office:value="1502462322116" calcext:value-type="float">
            <text:p>1502462322116</text:p>
          </table:table-cell>
          <table:table-cell/>
        </table:table-row>
        <table:table-row table:style-name="ro1">
          <table:table-cell office:value-type="float" office:value="1330" calcext:value-type="float">
            <text:p>1330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22116" calcext:value-type="float">
            <text:p>1502462322116</text:p>
          </table:table-cell>
          <table:table-cell office:value-type="float" office:value="1502462322117" calcext:value-type="float">
            <text:p>1502462322117</text:p>
          </table:table-cell>
          <table:table-cell office:value-type="float" office:value="1502462322548" calcext:value-type="float">
            <text:p>1502462322548</text:p>
          </table:table-cell>
          <table:table-cell/>
        </table:table-row>
        <table:table-row table:style-name="ro1">
          <table:table-cell office:value-type="float" office:value="1331" calcext:value-type="float">
            <text:p>1331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22548" calcext:value-type="float">
            <text:p>1502462322548</text:p>
          </table:table-cell>
          <table:table-cell office:value-type="float" office:value="1502462322552" calcext:value-type="float">
            <text:p>1502462322552</text:p>
          </table:table-cell>
          <table:table-cell/>
        </table:table-row>
        <table:table-row table:style-name="ro1">
          <table:table-cell office:value-type="float" office:value="1332" calcext:value-type="float">
            <text:p>1332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22552" calcext:value-type="float">
            <text:p>1502462322552</text:p>
          </table:table-cell>
          <table:table-cell office:value-type="float" office:value="1502462322553" calcext:value-type="float">
            <text:p>1502462322553</text:p>
          </table:table-cell>
          <table:table-cell office:value-type="float" office:value="1502462322557" calcext:value-type="float">
            <text:p>1502462322557</text:p>
          </table:table-cell>
          <table:table-cell/>
        </table:table-row>
        <table:table-row table:style-name="ro1">
          <table:table-cell office:value-type="float" office:value="1333" calcext:value-type="float">
            <text:p>1333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22557" calcext:value-type="float">
            <text:p>1502462322557</text:p>
          </table:table-cell>
          <table:table-cell office:value-type="float" office:value="1502462322561" calcext:value-type="float">
            <text:p>1502462322561</text:p>
          </table:table-cell>
          <table:table-cell/>
        </table:table-row>
        <table:table-row table:style-name="ro1">
          <table:table-cell office:value-type="float" office:value="1334" calcext:value-type="float">
            <text:p>1334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22561" calcext:value-type="float">
            <text:p>1502462322561</text:p>
          </table:table-cell>
          <table:table-cell office:value-type="float" office:value="1502462322565" calcext:value-type="float">
            <text:p>1502462322565</text:p>
          </table:table-cell>
          <table:table-cell/>
        </table:table-row>
        <table:table-row table:style-name="ro1">
          <table:table-cell office:value-type="float" office:value="1335" calcext:value-type="float">
            <text:p>1335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22565" calcext:value-type="float">
            <text:p>1502462322565</text:p>
          </table:table-cell>
          <table:table-cell office:value-type="float" office:value="1502462322566" calcext:value-type="float">
            <text:p>1502462322566</text:p>
          </table:table-cell>
          <table:table-cell office:value-type="float" office:value="1502462322569" calcext:value-type="float">
            <text:p>1502462322569</text:p>
          </table:table-cell>
          <table:table-cell/>
        </table:table-row>
        <table:table-row table:style-name="ro1">
          <table:table-cell office:value-type="float" office:value="1336" calcext:value-type="float">
            <text:p>1336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22569" calcext:value-type="float">
            <text:p>1502462322569</text:p>
          </table:table-cell>
          <table:table-cell office:value-type="float" office:value="1502462322570" calcext:value-type="float">
            <text:p>1502462322570</text:p>
          </table:table-cell>
          <table:table-cell office:value-type="float" office:value="1502462322788" calcext:value-type="float">
            <text:p>1502462322788</text:p>
          </table:table-cell>
          <table:table-cell/>
        </table:table-row>
        <table:table-row table:style-name="ro1">
          <table:table-cell office:value-type="float" office:value="1337" calcext:value-type="float">
            <text:p>1337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22788" calcext:value-type="float">
            <text:p>1502462322788</text:p>
          </table:table-cell>
          <table:table-cell office:value-type="float" office:value="1502462322789" calcext:value-type="float">
            <text:p>1502462322789</text:p>
          </table:table-cell>
          <table:table-cell office:value-type="float" office:value="1502462322793" calcext:value-type="float">
            <text:p>1502462322793</text:p>
          </table:table-cell>
          <table:table-cell/>
        </table:table-row>
        <table:table-row table:style-name="ro1">
          <table:table-cell office:value-type="float" office:value="1338" calcext:value-type="float">
            <text:p>1338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22793" calcext:value-type="float">
            <text:p>1502462322793</text:p>
          </table:table-cell>
          <table:table-cell office:value-type="float" office:value="1502462322797" calcext:value-type="float">
            <text:p>1502462322797</text:p>
          </table:table-cell>
          <table:table-cell/>
        </table:table-row>
        <table:table-row table:style-name="ro1">
          <table:table-cell office:value-type="float" office:value="1339" calcext:value-type="float">
            <text:p>1339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22797" calcext:value-type="float">
            <text:p>1502462322797</text:p>
          </table:table-cell>
          <table:table-cell office:value-type="float" office:value="1502462322798" calcext:value-type="float">
            <text:p>1502462322798</text:p>
          </table:table-cell>
          <table:table-cell office:value-type="float" office:value="1502462322802" calcext:value-type="float">
            <text:p>1502462322802</text:p>
          </table:table-cell>
          <table:table-cell/>
        </table:table-row>
        <table:table-row table:style-name="ro1">
          <table:table-cell office:value-type="float" office:value="1340" calcext:value-type="float">
            <text:p>1340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22802" calcext:value-type="float">
            <text:p>1502462322802</text:p>
          </table:table-cell>
          <table:table-cell office:value-type="float" office:value="1502462322803" calcext:value-type="float">
            <text:p>1502462322803</text:p>
          </table:table-cell>
          <table:table-cell office:value-type="float" office:value="1502462323020" calcext:value-type="float">
            <text:p>1502462323020</text:p>
          </table:table-cell>
          <table:table-cell/>
        </table:table-row>
        <table:table-row table:style-name="ro1">
          <table:table-cell office:value-type="float" office:value="1341" calcext:value-type="float">
            <text:p>1341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23020" calcext:value-type="float">
            <text:p>1502462323020</text:p>
          </table:table-cell>
          <table:table-cell office:value-type="float" office:value="1502462323021" calcext:value-type="float">
            <text:p>1502462323021</text:p>
          </table:table-cell>
          <table:table-cell office:value-type="float" office:value="1502462323025" calcext:value-type="float">
            <text:p>1502462323025</text:p>
          </table:table-cell>
          <table:table-cell/>
        </table:table-row>
        <table:table-row table:style-name="ro1">
          <table:table-cell office:value-type="float" office:value="1342" calcext:value-type="float">
            <text:p>1342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23025" calcext:value-type="float">
            <text:p>1502462323025</text:p>
          </table:table-cell>
          <table:table-cell office:value-type="float" office:value="1502462323029" calcext:value-type="float">
            <text:p>1502462323029</text:p>
          </table:table-cell>
          <table:table-cell/>
        </table:table-row>
        <table:table-row table:style-name="ro1">
          <table:table-cell office:value-type="float" office:value="1343" calcext:value-type="float">
            <text:p>1343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23029" calcext:value-type="float">
            <text:p>1502462323029</text:p>
          </table:table-cell>
          <table:table-cell office:value-type="float" office:value="1502462323030" calcext:value-type="float">
            <text:p>1502462323030</text:p>
          </table:table-cell>
          <table:table-cell office:value-type="float" office:value="1502462323034" calcext:value-type="float">
            <text:p>1502462323034</text:p>
          </table:table-cell>
          <table:table-cell/>
        </table:table-row>
        <table:table-row table:style-name="ro1">
          <table:table-cell office:value-type="float" office:value="1344" calcext:value-type="float">
            <text:p>1344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23034" calcext:value-type="float">
            <text:p>1502462323034</text:p>
          </table:table-cell>
          <table:table-cell office:value-type="float" office:value="1502462323038" calcext:value-type="float">
            <text:p>1502462323038</text:p>
          </table:table-cell>
          <table:table-cell/>
        </table:table-row>
        <table:table-row table:style-name="ro1">
          <table:table-cell office:value-type="float" office:value="1345" calcext:value-type="float">
            <text:p>1345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23038" calcext:value-type="float">
            <text:p>1502462323038</text:p>
          </table:table-cell>
          <table:table-cell office:value-type="float" office:value="1502462323039" calcext:value-type="float">
            <text:p>1502462323039</text:p>
          </table:table-cell>
          <table:table-cell office:value-type="float" office:value="1502462323258" calcext:value-type="float">
            <text:p>1502462323258</text:p>
          </table:table-cell>
          <table:table-cell/>
        </table:table-row>
        <table:table-row table:style-name="ro1">
          <table:table-cell office:value-type="float" office:value="1346" calcext:value-type="float">
            <text:p>1346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23258" calcext:value-type="float">
            <text:p>1502462323258</text:p>
          </table:table-cell>
          <table:table-cell office:value-type="float" office:value="1502462323259" calcext:value-type="float">
            <text:p>1502462323259</text:p>
          </table:table-cell>
          <table:table-cell office:value-type="float" office:value="1502462323262" calcext:value-type="float">
            <text:p>1502462323262</text:p>
          </table:table-cell>
          <table:table-cell/>
        </table:table-row>
        <table:table-row table:style-name="ro1">
          <table:table-cell office:value-type="float" office:value="1347" calcext:value-type="float">
            <text:p>1347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23262" calcext:value-type="float">
            <text:p>1502462323262</text:p>
          </table:table-cell>
          <table:table-cell office:value-type="float" office:value="1502462323263" calcext:value-type="float">
            <text:p>1502462323263</text:p>
          </table:table-cell>
          <table:table-cell office:value-type="float" office:value="1502462323267" calcext:value-type="float">
            <text:p>1502462323267</text:p>
          </table:table-cell>
          <table:table-cell/>
        </table:table-row>
        <table:table-row table:style-name="ro1">
          <table:table-cell office:value-type="float" office:value="1348" calcext:value-type="float">
            <text:p>1348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23267" calcext:value-type="float">
            <text:p>1502462323267</text:p>
          </table:table-cell>
          <table:table-cell office:value-type="float" office:value="1502462323271" calcext:value-type="float">
            <text:p>1502462323271</text:p>
          </table:table-cell>
          <table:table-cell/>
        </table:table-row>
        <table:table-row table:style-name="ro1">
          <table:table-cell office:value-type="float" office:value="1349" calcext:value-type="float">
            <text:p>1349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23271" calcext:value-type="float">
            <text:p>1502462323271</text:p>
          </table:table-cell>
          <table:table-cell office:value-type="float" office:value="1502462323275" calcext:value-type="float">
            <text:p>1502462323275</text:p>
          </table:table-cell>
          <table:table-cell/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23275" calcext:value-type="float">
            <text:p>1502462323275</text:p>
          </table:table-cell>
          <table:table-cell office:value-type="float" office:value="1502462323276" calcext:value-type="float">
            <text:p>1502462323276</text:p>
          </table:table-cell>
          <table:table-cell office:value-type="float" office:value="1502462323279" calcext:value-type="float">
            <text:p>1502462323279</text:p>
          </table:table-cell>
          <table:table-cell/>
        </table:table-row>
        <table:table-row table:style-name="ro1">
          <table:table-cell office:value-type="float" office:value="1351" calcext:value-type="float">
            <text:p>1351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23279" calcext:value-type="float">
            <text:p>1502462323279</text:p>
          </table:table-cell>
          <table:table-cell office:value-type="float" office:value="1502462323280" calcext:value-type="float">
            <text:p>1502462323280</text:p>
          </table:table-cell>
          <table:table-cell office:value-type="float" office:value="1502462323284" calcext:value-type="float">
            <text:p>1502462323284</text:p>
          </table:table-cell>
          <table:table-cell/>
        </table:table-row>
        <table:table-row table:style-name="ro1">
          <table:table-cell office:value-type="float" office:value="1352" calcext:value-type="float">
            <text:p>1352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23284" calcext:value-type="float">
            <text:p>1502462323284</text:p>
          </table:table-cell>
          <table:table-cell office:value-type="float" office:value="1502462323288" calcext:value-type="float">
            <text:p>1502462323288</text:p>
          </table:table-cell>
          <table:table-cell/>
        </table:table-row>
        <table:table-row table:style-name="ro1">
          <table:table-cell office:value-type="float" office:value="1353" calcext:value-type="float">
            <text:p>1353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23288" calcext:value-type="float">
            <text:p>1502462323288</text:p>
          </table:table-cell>
          <table:table-cell office:value-type="float" office:value="1502462323292" calcext:value-type="float">
            <text:p>1502462323292</text:p>
          </table:table-cell>
          <table:table-cell/>
        </table:table-row>
        <table:table-row table:style-name="ro1">
          <table:table-cell office:value-type="float" office:value="1354" calcext:value-type="float">
            <text:p>1354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23292" calcext:value-type="float">
            <text:p>1502462323292</text:p>
          </table:table-cell>
          <table:table-cell office:value-type="float" office:value="1502462323293" calcext:value-type="float">
            <text:p>1502462323293</text:p>
          </table:table-cell>
          <table:table-cell office:value-type="float" office:value="1502462323296" calcext:value-type="float">
            <text:p>1502462323296</text:p>
          </table:table-cell>
          <table:table-cell/>
        </table:table-row>
        <table:table-row table:style-name="ro1">
          <table:table-cell office:value-type="float" office:value="1355" calcext:value-type="float">
            <text:p>1355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23296" calcext:value-type="float">
            <text:p>1502462323296</text:p>
          </table:table-cell>
          <table:table-cell office:value-type="float" office:value="1502462323297" calcext:value-type="float">
            <text:p>1502462323297</text:p>
          </table:table-cell>
          <table:table-cell office:value-type="float" office:value="1502462323301" calcext:value-type="float">
            <text:p>1502462323301</text:p>
          </table:table-cell>
          <table:table-cell/>
        </table:table-row>
        <table:table-row table:style-name="ro1">
          <table:table-cell office:value-type="float" office:value="1356" calcext:value-type="float">
            <text:p>1356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23301" calcext:value-type="float">
            <text:p>1502462323301</text:p>
          </table:table-cell>
          <table:table-cell office:value-type="float" office:value="1502462323518" calcext:value-type="float">
            <text:p>1502462323518</text:p>
          </table:table-cell>
          <table:table-cell/>
        </table:table-row>
        <table:table-row table:style-name="ro1">
          <table:table-cell office:value-type="float" office:value="1357" calcext:value-type="float">
            <text:p>1357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23518" calcext:value-type="float">
            <text:p>1502462323518</text:p>
          </table:table-cell>
          <table:table-cell office:value-type="float" office:value="1502462323522" calcext:value-type="float">
            <text:p>1502462323522</text:p>
          </table:table-cell>
          <table:table-cell/>
        </table:table-row>
        <table:table-row table:style-name="ro1">
          <table:table-cell office:value-type="float" office:value="1358" calcext:value-type="float">
            <text:p>1358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23522" calcext:value-type="float">
            <text:p>1502462323522</text:p>
          </table:table-cell>
          <table:table-cell office:value-type="float" office:value="1502462323523" calcext:value-type="float">
            <text:p>1502462323523</text:p>
          </table:table-cell>
          <table:table-cell office:value-type="float" office:value="1502462323740" calcext:value-type="float">
            <text:p>1502462323740</text:p>
          </table:table-cell>
          <table:table-cell/>
        </table:table-row>
        <table:table-row table:style-name="ro1">
          <table:table-cell office:value-type="float" office:value="1359" calcext:value-type="float">
            <text:p>1359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23740" calcext:value-type="float">
            <text:p>1502462323740</text:p>
          </table:table-cell>
          <table:table-cell office:value-type="float" office:value="1502462323741" calcext:value-type="float">
            <text:p>1502462323741</text:p>
          </table:table-cell>
          <table:table-cell office:value-type="float" office:value="1502462323744" calcext:value-type="float">
            <text:p>1502462323744</text:p>
          </table:table-cell>
          <table:table-cell/>
        </table:table-row>
        <table:table-row table:style-name="ro1">
          <table:table-cell office:value-type="float" office:value="1360" calcext:value-type="float">
            <text:p>1360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23744" calcext:value-type="float">
            <text:p>1502462323744</text:p>
          </table:table-cell>
          <table:table-cell office:value-type="float" office:value="1502462323745" calcext:value-type="float">
            <text:p>1502462323745</text:p>
          </table:table-cell>
          <table:table-cell office:value-type="float" office:value="1502462324400" calcext:value-type="float">
            <text:p>1502462324400</text:p>
          </table:table-cell>
          <table:table-cell/>
        </table:table-row>
        <table:table-row table:style-name="ro1">
          <table:table-cell office:value-type="float" office:value="1361" calcext:value-type="float">
            <text:p>1361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24400" calcext:value-type="float">
            <text:p>1502462324400</text:p>
          </table:table-cell>
          <table:table-cell office:value-type="float" office:value="1502462324401" calcext:value-type="float">
            <text:p>1502462324401</text:p>
          </table:table-cell>
          <table:table-cell office:value-type="float" office:value="1502462324405" calcext:value-type="float">
            <text:p>1502462324405</text:p>
          </table:table-cell>
          <table:table-cell/>
        </table:table-row>
        <table:table-row table:style-name="ro1">
          <table:table-cell office:value-type="float" office:value="1362" calcext:value-type="float">
            <text:p>1362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24405" calcext:value-type="float">
            <text:p>1502462324405</text:p>
          </table:table-cell>
          <table:table-cell office:value-type="float" office:value="1502462324406" calcext:value-type="float">
            <text:p>1502462324406</text:p>
          </table:table-cell>
          <table:table-cell office:value-type="float" office:value="1502462325070" calcext:value-type="float">
            <text:p>1502462325070</text:p>
          </table:table-cell>
          <table:table-cell/>
        </table:table-row>
        <table:table-row table:style-name="ro1">
          <table:table-cell office:value-type="float" office:value="1363" calcext:value-type="float">
            <text:p>1363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25070" calcext:value-type="float">
            <text:p>1502462325070</text:p>
          </table:table-cell>
          <table:table-cell office:value-type="float" office:value="1502462325071" calcext:value-type="float">
            <text:p>1502462325071</text:p>
          </table:table-cell>
          <table:table-cell office:value-type="float" office:value="1502462325298" calcext:value-type="float">
            <text:p>1502462325298</text:p>
          </table:table-cell>
          <table:table-cell/>
        </table:table-row>
        <table:table-row table:style-name="ro1">
          <table:table-cell office:value-type="float" office:value="1364" calcext:value-type="float">
            <text:p>1364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25298" calcext:value-type="float">
            <text:p>1502462325298</text:p>
          </table:table-cell>
          <table:table-cell office:value-type="float" office:value="1502462325303" calcext:value-type="float">
            <text:p>1502462325303</text:p>
          </table:table-cell>
          <table:table-cell/>
        </table:table-row>
        <table:table-row table:style-name="ro1">
          <table:table-cell office:value-type="float" office:value="1365" calcext:value-type="float">
            <text:p>1365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25303" calcext:value-type="float">
            <text:p>1502462325303</text:p>
          </table:table-cell>
          <table:table-cell office:value-type="float" office:value="1502462325520" calcext:value-type="float">
            <text:p>1502462325520</text:p>
          </table:table-cell>
          <table:table-cell/>
        </table:table-row>
        <table:table-row table:style-name="ro1">
          <table:table-cell office:value-type="float" office:value="1366" calcext:value-type="float">
            <text:p>1366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25520" calcext:value-type="float">
            <text:p>1502462325520</text:p>
          </table:table-cell>
          <table:table-cell office:value-type="float" office:value="1502462325521" calcext:value-type="float">
            <text:p>1502462325521</text:p>
          </table:table-cell>
          <table:table-cell office:value-type="float" office:value="1502462325525" calcext:value-type="float">
            <text:p>1502462325525</text:p>
          </table:table-cell>
          <table:table-cell/>
        </table:table-row>
        <table:table-row table:style-name="ro1">
          <table:table-cell office:value-type="float" office:value="1367" calcext:value-type="float">
            <text:p>1367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25525" calcext:value-type="float">
            <text:p>1502462325525</text:p>
          </table:table-cell>
          <table:table-cell office:value-type="float" office:value="1502462325529" calcext:value-type="float">
            <text:p>1502462325529</text:p>
          </table:table-cell>
          <table:table-cell/>
        </table:table-row>
        <table:table-row table:style-name="ro1">
          <table:table-cell office:value-type="float" office:value="1368" calcext:value-type="float">
            <text:p>1368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25529" calcext:value-type="float">
            <text:p>1502462325529</text:p>
          </table:table-cell>
          <table:table-cell office:value-type="float" office:value="1502462325533" calcext:value-type="float">
            <text:p>1502462325533</text:p>
          </table:table-cell>
          <table:table-cell/>
        </table:table-row>
        <table:table-row table:style-name="ro1">
          <table:table-cell office:value-type="float" office:value="1369" calcext:value-type="float">
            <text:p>1369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25533" calcext:value-type="float">
            <text:p>1502462325533</text:p>
          </table:table-cell>
          <table:table-cell office:value-type="float" office:value="1502462325751" calcext:value-type="float">
            <text:p>1502462325751</text:p>
          </table:table-cell>
          <table:table-cell/>
        </table:table-row>
        <table:table-row table:style-name="ro1">
          <table:table-cell office:value-type="float" office:value="1370" calcext:value-type="float">
            <text:p>1370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25751" calcext:value-type="float">
            <text:p>1502462325751</text:p>
          </table:table-cell>
          <table:table-cell office:value-type="float" office:value="1502462325756" calcext:value-type="float">
            <text:p>1502462325756</text:p>
          </table:table-cell>
          <table:table-cell/>
        </table:table-row>
        <table:table-row table:style-name="ro1">
          <table:table-cell office:value-type="float" office:value="1371" calcext:value-type="float">
            <text:p>1371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25756" calcext:value-type="float">
            <text:p>1502462325756</text:p>
          </table:table-cell>
          <table:table-cell office:value-type="float" office:value="1502462325757" calcext:value-type="float">
            <text:p>1502462325757</text:p>
          </table:table-cell>
          <table:table-cell office:value-type="float" office:value="1502462325761" calcext:value-type="float">
            <text:p>1502462325761</text:p>
          </table:table-cell>
          <table:table-cell/>
        </table:table-row>
        <table:table-row table:style-name="ro1">
          <table:table-cell office:value-type="float" office:value="1372" calcext:value-type="float">
            <text:p>1372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25761" calcext:value-type="float">
            <text:p>1502462325761</text:p>
          </table:table-cell>
          <table:table-cell office:value-type="float" office:value="1502462325765" calcext:value-type="float">
            <text:p>1502462325765</text:p>
          </table:table-cell>
          <table:table-cell/>
        </table:table-row>
        <table:table-row table:style-name="ro1">
          <table:table-cell office:value-type="float" office:value="1373" calcext:value-type="float">
            <text:p>1373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25765" calcext:value-type="float">
            <text:p>1502462325765</text:p>
          </table:table-cell>
          <table:table-cell office:value-type="float" office:value="1502462325766" calcext:value-type="float">
            <text:p>1502462325766</text:p>
          </table:table-cell>
          <table:table-cell office:value-type="float" office:value="1502462325771" calcext:value-type="float">
            <text:p>1502462325771</text:p>
          </table:table-cell>
          <table:table-cell/>
        </table:table-row>
        <table:table-row table:style-name="ro1">
          <table:table-cell office:value-type="float" office:value="1374" calcext:value-type="float">
            <text:p>1374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25771" calcext:value-type="float">
            <text:p>1502462325771</text:p>
          </table:table-cell>
          <table:table-cell office:value-type="float" office:value="1502462325772" calcext:value-type="float">
            <text:p>1502462325772</text:p>
          </table:table-cell>
          <table:table-cell office:value-type="float" office:value="1502462326218" calcext:value-type="float">
            <text:p>1502462326218</text:p>
          </table:table-cell>
          <table:table-cell/>
        </table:table-row>
        <table:table-row table:style-name="ro1">
          <table:table-cell office:value-type="float" office:value="1375" calcext:value-type="float">
            <text:p>1375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26218" calcext:value-type="float">
            <text:p>1502462326218</text:p>
          </table:table-cell>
          <table:table-cell office:value-type="float" office:value="1502462326219" calcext:value-type="float">
            <text:p>1502462326219</text:p>
          </table:table-cell>
          <table:table-cell office:value-type="float" office:value="1502462326222" calcext:value-type="float">
            <text:p>1502462326222</text:p>
          </table:table-cell>
          <table:table-cell/>
        </table:table-row>
        <table:table-row table:style-name="ro1">
          <table:table-cell office:value-type="float" office:value="1376" calcext:value-type="float">
            <text:p>1376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26223" calcext:value-type="float">
            <text:p>1502462326223</text:p>
          </table:table-cell>
          <table:table-cell office:value-type="float" office:value="1502462326227" calcext:value-type="float">
            <text:p>1502462326227</text:p>
          </table:table-cell>
          <table:table-cell/>
        </table:table-row>
        <table:table-row table:style-name="ro1">
          <table:table-cell office:value-type="float" office:value="1377" calcext:value-type="float">
            <text:p>1377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26227" calcext:value-type="float">
            <text:p>1502462326227</text:p>
          </table:table-cell>
          <table:table-cell office:value-type="float" office:value="1502462326458" calcext:value-type="float">
            <text:p>1502462326458</text:p>
          </table:table-cell>
          <table:table-cell/>
        </table:table-row>
        <table:table-row table:style-name="ro1">
          <table:table-cell office:value-type="float" office:value="1378" calcext:value-type="float">
            <text:p>1378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26458" calcext:value-type="float">
            <text:p>1502462326458</text:p>
          </table:table-cell>
          <table:table-cell office:value-type="float" office:value="1502462327118" calcext:value-type="float">
            <text:p>1502462327118</text:p>
          </table:table-cell>
          <table:table-cell/>
        </table:table-row>
        <table:table-row table:style-name="ro1">
          <table:table-cell office:value-type="float" office:value="1379" calcext:value-type="float">
            <text:p>1379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27118" calcext:value-type="float">
            <text:p>1502462327118</text:p>
          </table:table-cell>
          <table:table-cell office:value-type="float" office:value="1502462327121" calcext:value-type="float">
            <text:p>1502462327121</text:p>
          </table:table-cell>
          <table:table-cell/>
        </table:table-row>
        <table:table-row table:style-name="ro1">
          <table:table-cell office:value-type="float" office:value="1380" calcext:value-type="float">
            <text:p>1380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27121" calcext:value-type="float">
            <text:p>1502462327121</text:p>
          </table:table-cell>
          <table:table-cell office:value-type="float" office:value="1502462327124" calcext:value-type="float">
            <text:p>1502462327124</text:p>
          </table:table-cell>
          <table:table-cell/>
        </table:table-row>
        <table:table-row table:style-name="ro1">
          <table:table-cell office:value-type="float" office:value="1381" calcext:value-type="float">
            <text:p>1381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27124" calcext:value-type="float">
            <text:p>1502462327124</text:p>
          </table:table-cell>
          <table:table-cell office:value-type="float" office:value="1502462327125" calcext:value-type="float">
            <text:p>1502462327125</text:p>
          </table:table-cell>
          <table:table-cell office:value-type="float" office:value="1502462327128" calcext:value-type="float">
            <text:p>1502462327128</text:p>
          </table:table-cell>
          <table:table-cell/>
        </table:table-row>
        <table:table-row table:style-name="ro1">
          <table:table-cell office:value-type="float" office:value="1382" calcext:value-type="float">
            <text:p>1382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27128" calcext:value-type="float">
            <text:p>1502462327128</text:p>
          </table:table-cell>
          <table:table-cell office:value-type="float" office:value="1502462327348" calcext:value-type="float">
            <text:p>1502462327348</text:p>
          </table:table-cell>
          <table:table-cell/>
        </table:table-row>
        <table:table-row table:style-name="ro1">
          <table:table-cell office:value-type="float" office:value="1383" calcext:value-type="float">
            <text:p>1383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27348" calcext:value-type="float">
            <text:p>1502462327348</text:p>
          </table:table-cell>
          <table:table-cell office:value-type="float" office:value="1502462327351" calcext:value-type="float">
            <text:p>1502462327351</text:p>
          </table:table-cell>
          <table:table-cell/>
        </table:table-row>
        <table:table-row table:style-name="ro1">
          <table:table-cell office:value-type="float" office:value="1384" calcext:value-type="float">
            <text:p>1384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27351" calcext:value-type="float">
            <text:p>1502462327351</text:p>
          </table:table-cell>
          <table:table-cell office:value-type="float" office:value="1502462327354" calcext:value-type="float">
            <text:p>1502462327354</text:p>
          </table:table-cell>
          <table:table-cell/>
        </table:table-row>
        <table:table-row table:style-name="ro1">
          <table:table-cell office:value-type="float" office:value="1385" calcext:value-type="float">
            <text:p>1385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27354" calcext:value-type="float">
            <text:p>1502462327354</text:p>
          </table:table-cell>
          <table:table-cell office:value-type="float" office:value="1502462327357" calcext:value-type="float">
            <text:p>1502462327357</text:p>
          </table:table-cell>
          <table:table-cell/>
        </table:table-row>
        <table:table-row table:style-name="ro1">
          <table:table-cell office:value-type="float" office:value="1386" calcext:value-type="float">
            <text:p>1386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27357" calcext:value-type="float">
            <text:p>1502462327357</text:p>
          </table:table-cell>
          <table:table-cell office:value-type="float" office:value="1502462327360" calcext:value-type="float">
            <text:p>1502462327360</text:p>
          </table:table-cell>
          <table:table-cell/>
        </table:table-row>
        <table:table-row table:style-name="ro1">
          <table:table-cell office:value-type="float" office:value="1387" calcext:value-type="float">
            <text:p>1387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27360" calcext:value-type="float">
            <text:p>1502462327360</text:p>
          </table:table-cell>
          <table:table-cell office:value-type="float" office:value="1502462327577" calcext:value-type="float">
            <text:p>1502462327577</text:p>
          </table:table-cell>
          <table:table-cell/>
        </table:table-row>
        <table:table-row table:style-name="ro1">
          <table:table-cell office:value-type="float" office:value="1388" calcext:value-type="float">
            <text:p>1388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27578" calcext:value-type="float">
            <text:p>1502462327578</text:p>
          </table:table-cell>
          <table:table-cell office:value-type="float" office:value="1502462327581" calcext:value-type="float">
            <text:p>1502462327581</text:p>
          </table:table-cell>
          <table:table-cell/>
        </table:table-row>
        <table:table-row table:style-name="ro1">
          <table:table-cell office:value-type="float" office:value="1389" calcext:value-type="float">
            <text:p>1389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27581" calcext:value-type="float">
            <text:p>1502462327581</text:p>
          </table:table-cell>
          <table:table-cell office:value-type="float" office:value="1502462327584" calcext:value-type="float">
            <text:p>1502462327584</text:p>
          </table:table-cell>
          <table:table-cell/>
        </table:table-row>
        <table:table-row table:style-name="ro1">
          <table:table-cell office:value-type="float" office:value="1390" calcext:value-type="float">
            <text:p>1390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27584" calcext:value-type="float">
            <text:p>1502462327584</text:p>
          </table:table-cell>
          <table:table-cell office:value-type="float" office:value="1502462327798" calcext:value-type="float">
            <text:p>1502462327798</text:p>
          </table:table-cell>
          <table:table-cell/>
        </table:table-row>
        <table:table-row table:style-name="ro1">
          <table:table-cell office:value-type="float" office:value="1391" calcext:value-type="float">
            <text:p>1391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27798" calcext:value-type="float">
            <text:p>1502462327798</text:p>
          </table:table-cell>
          <table:table-cell office:value-type="float" office:value="1502462327799" calcext:value-type="float">
            <text:p>1502462327799</text:p>
          </table:table-cell>
          <table:table-cell office:value-type="float" office:value="1502462327803" calcext:value-type="float">
            <text:p>1502462327803</text:p>
          </table:table-cell>
          <table:table-cell/>
        </table:table-row>
        <table:table-row table:style-name="ro1">
          <table:table-cell office:value-type="float" office:value="1392" calcext:value-type="float">
            <text:p>1392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27803" calcext:value-type="float">
            <text:p>1502462327803</text:p>
          </table:table-cell>
          <table:table-cell office:value-type="float" office:value="1502462327807" calcext:value-type="float">
            <text:p>1502462327807</text:p>
          </table:table-cell>
          <table:table-cell/>
        </table:table-row>
        <table:table-row table:style-name="ro1">
          <table:table-cell office:value-type="float" office:value="1393" calcext:value-type="float">
            <text:p>1393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27807" calcext:value-type="float">
            <text:p>1502462327807</text:p>
          </table:table-cell>
          <table:table-cell office:value-type="float" office:value="1502462327808" calcext:value-type="float">
            <text:p>1502462327808</text:p>
          </table:table-cell>
          <table:table-cell office:value-type="float" office:value="1502462327812" calcext:value-type="float">
            <text:p>1502462327812</text:p>
          </table:table-cell>
          <table:table-cell/>
        </table:table-row>
        <table:table-row table:style-name="ro1">
          <table:table-cell office:value-type="float" office:value="1394" calcext:value-type="float">
            <text:p>1394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27812" calcext:value-type="float">
            <text:p>1502462327812</text:p>
          </table:table-cell>
          <table:table-cell office:value-type="float" office:value="1502462327816" calcext:value-type="float">
            <text:p>1502462327816</text:p>
          </table:table-cell>
          <table:table-cell/>
        </table:table-row>
        <table:table-row table:style-name="ro1">
          <table:table-cell office:value-type="float" office:value="1395" calcext:value-type="float">
            <text:p>1395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27816" calcext:value-type="float">
            <text:p>1502462327816</text:p>
          </table:table-cell>
          <table:table-cell office:value-type="float" office:value="1502462327817" calcext:value-type="float">
            <text:p>1502462327817</text:p>
          </table:table-cell>
          <table:table-cell office:value-type="float" office:value="1502462327821" calcext:value-type="float">
            <text:p>1502462327821</text:p>
          </table:table-cell>
          <table:table-cell/>
        </table:table-row>
        <table:table-row table:style-name="ro1">
          <table:table-cell office:value-type="float" office:value="1396" calcext:value-type="float">
            <text:p>1396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27821" calcext:value-type="float">
            <text:p>1502462327821</text:p>
          </table:table-cell>
          <table:table-cell office:value-type="float" office:value="1502462327825" calcext:value-type="float">
            <text:p>1502462327825</text:p>
          </table:table-cell>
          <table:table-cell/>
        </table:table-row>
        <table:table-row table:style-name="ro1">
          <table:table-cell office:value-type="float" office:value="1397" calcext:value-type="float">
            <text:p>1397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27825" calcext:value-type="float">
            <text:p>1502462327825</text:p>
          </table:table-cell>
          <table:table-cell office:value-type="float" office:value="1502462327826" calcext:value-type="float">
            <text:p>1502462327826</text:p>
          </table:table-cell>
          <table:table-cell office:value-type="float" office:value="1502462327830" calcext:value-type="float">
            <text:p>1502462327830</text:p>
          </table:table-cell>
          <table:table-cell/>
        </table:table-row>
        <table:table-row table:style-name="ro1">
          <table:table-cell office:value-type="float" office:value="1398" calcext:value-type="float">
            <text:p>1398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27830" calcext:value-type="float">
            <text:p>1502462327830</text:p>
          </table:table-cell>
          <table:table-cell office:value-type="float" office:value="1502462327834" calcext:value-type="float">
            <text:p>1502462327834</text:p>
          </table:table-cell>
          <table:table-cell/>
        </table:table-row>
        <table:table-row table:style-name="ro1">
          <table:table-cell office:value-type="float" office:value="1399" calcext:value-type="float">
            <text:p>1399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27834" calcext:value-type="float">
            <text:p>1502462327834</text:p>
          </table:table-cell>
          <table:table-cell office:value-type="float" office:value="1502462327835" calcext:value-type="float">
            <text:p>1502462327835</text:p>
          </table:table-cell>
          <table:table-cell office:value-type="float" office:value="1502462327839" calcext:value-type="float">
            <text:p>1502462327839</text:p>
          </table:table-cell>
          <table:table-cell/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27839" calcext:value-type="float">
            <text:p>1502462327839</text:p>
          </table:table-cell>
          <table:table-cell office:value-type="float" office:value="1502462327843" calcext:value-type="float">
            <text:p>1502462327843</text:p>
          </table:table-cell>
          <table:table-cell/>
        </table:table-row>
        <table:table-row table:style-name="ro1">
          <table:table-cell office:value-type="float" office:value="1401" calcext:value-type="float">
            <text:p>1401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27843" calcext:value-type="float">
            <text:p>1502462327843</text:p>
          </table:table-cell>
          <table:table-cell office:value-type="float" office:value="1502462327844" calcext:value-type="float">
            <text:p>1502462327844</text:p>
          </table:table-cell>
          <table:table-cell office:value-type="float" office:value="1502462327848" calcext:value-type="float">
            <text:p>1502462327848</text:p>
          </table:table-cell>
          <table:table-cell/>
        </table:table-row>
        <table:table-row table:style-name="ro1">
          <table:table-cell office:value-type="float" office:value="1402" calcext:value-type="float">
            <text:p>1402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27848" calcext:value-type="float">
            <text:p>1502462327848</text:p>
          </table:table-cell>
          <table:table-cell office:value-type="float" office:value="1502462327852" calcext:value-type="float">
            <text:p>1502462327852</text:p>
          </table:table-cell>
          <table:table-cell/>
        </table:table-row>
        <table:table-row table:style-name="ro1">
          <table:table-cell office:value-type="float" office:value="1403" calcext:value-type="float">
            <text:p>1403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27852" calcext:value-type="float">
            <text:p>1502462327852</text:p>
          </table:table-cell>
          <table:table-cell office:value-type="float" office:value="1502462327853" calcext:value-type="float">
            <text:p>1502462327853</text:p>
          </table:table-cell>
          <table:table-cell office:value-type="float" office:value="1502462327858" calcext:value-type="float">
            <text:p>1502462327858</text:p>
          </table:table-cell>
          <table:table-cell/>
        </table:table-row>
        <table:table-row table:style-name="ro1">
          <table:table-cell office:value-type="float" office:value="1404" calcext:value-type="float">
            <text:p>1404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27858" calcext:value-type="float">
            <text:p>1502462327858</text:p>
          </table:table-cell>
          <table:table-cell office:value-type="float" office:value="1502462328290" calcext:value-type="float">
            <text:p>1502462328290</text:p>
          </table:table-cell>
          <table:table-cell/>
        </table:table-row>
        <table:table-row table:style-name="ro1">
          <table:table-cell office:value-type="float" office:value="1405" calcext:value-type="float">
            <text:p>1405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28290" calcext:value-type="float">
            <text:p>1502462328290</text:p>
          </table:table-cell>
          <table:table-cell office:value-type="float" office:value="1502462328291" calcext:value-type="float">
            <text:p>1502462328291</text:p>
          </table:table-cell>
          <table:table-cell office:value-type="float" office:value="1502462328295" calcext:value-type="float">
            <text:p>1502462328295</text:p>
          </table:table-cell>
          <table:table-cell/>
        </table:table-row>
        <table:table-row table:style-name="ro1">
          <table:table-cell office:value-type="float" office:value="1406" calcext:value-type="float">
            <text:p>1406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28295" calcext:value-type="float">
            <text:p>1502462328295</text:p>
          </table:table-cell>
          <table:table-cell office:value-type="float" office:value="1502462328299" calcext:value-type="float">
            <text:p>1502462328299</text:p>
          </table:table-cell>
          <table:table-cell/>
        </table:table-row>
        <table:table-row table:style-name="ro1">
          <table:table-cell office:value-type="float" office:value="1407" calcext:value-type="float">
            <text:p>1407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28299" calcext:value-type="float">
            <text:p>1502462328299</text:p>
          </table:table-cell>
          <table:table-cell office:value-type="float" office:value="1502462328300" calcext:value-type="float">
            <text:p>1502462328300</text:p>
          </table:table-cell>
          <table:table-cell office:value-type="float" office:value="1502462328303" calcext:value-type="float">
            <text:p>1502462328303</text:p>
          </table:table-cell>
          <table:table-cell/>
        </table:table-row>
        <table:table-row table:style-name="ro1">
          <table:table-cell office:value-type="float" office:value="1408" calcext:value-type="float">
            <text:p>1408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28303" calcext:value-type="float">
            <text:p>1502462328303</text:p>
          </table:table-cell>
          <table:table-cell office:value-type="float" office:value="1502462328304" calcext:value-type="float">
            <text:p>1502462328304</text:p>
          </table:table-cell>
          <table:table-cell office:value-type="float" office:value="1502462328738" calcext:value-type="float">
            <text:p>1502462328738</text:p>
          </table:table-cell>
          <table:table-cell/>
        </table:table-row>
        <table:table-row table:style-name="ro1">
          <table:table-cell office:value-type="float" office:value="1409" calcext:value-type="float">
            <text:p>1409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28738" calcext:value-type="float">
            <text:p>1502462328738</text:p>
          </table:table-cell>
          <table:table-cell office:value-type="float" office:value="1502462328739" calcext:value-type="float">
            <text:p>1502462328739</text:p>
          </table:table-cell>
          <table:table-cell office:value-type="float" office:value="1502462328743" calcext:value-type="float">
            <text:p>1502462328743</text:p>
          </table:table-cell>
          <table:table-cell/>
        </table:table-row>
        <table:table-row table:style-name="ro1">
          <table:table-cell office:value-type="float" office:value="1410" calcext:value-type="float">
            <text:p>1410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28743" calcext:value-type="float">
            <text:p>1502462328743</text:p>
          </table:table-cell>
          <table:table-cell office:value-type="float" office:value="1502462328744" calcext:value-type="float">
            <text:p>1502462328744</text:p>
          </table:table-cell>
          <table:table-cell office:value-type="float" office:value="1502462328748" calcext:value-type="float">
            <text:p>1502462328748</text:p>
          </table:table-cell>
          <table:table-cell/>
        </table:table-row>
        <table:table-row table:style-name="ro1">
          <table:table-cell office:value-type="float" office:value="1411" calcext:value-type="float">
            <text:p>1411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28748" calcext:value-type="float">
            <text:p>1502462328748</text:p>
          </table:table-cell>
          <table:table-cell office:value-type="float" office:value="1502462328752" calcext:value-type="float">
            <text:p>1502462328752</text:p>
          </table:table-cell>
          <table:table-cell/>
        </table:table-row>
        <table:table-row table:style-name="ro1">
          <table:table-cell office:value-type="float" office:value="1412" calcext:value-type="float">
            <text:p>1412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28752" calcext:value-type="float">
            <text:p>1502462328752</text:p>
          </table:table-cell>
          <table:table-cell office:value-type="float" office:value="1502462328753" calcext:value-type="float">
            <text:p>1502462328753</text:p>
          </table:table-cell>
          <table:table-cell office:value-type="float" office:value="1502462328757" calcext:value-type="float">
            <text:p>1502462328757</text:p>
          </table:table-cell>
          <table:table-cell/>
        </table:table-row>
        <table:table-row table:style-name="ro1">
          <table:table-cell office:value-type="float" office:value="1413" calcext:value-type="float">
            <text:p>1413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28757" calcext:value-type="float">
            <text:p>1502462328757</text:p>
          </table:table-cell>
          <table:table-cell office:value-type="float" office:value="1502462328761" calcext:value-type="float">
            <text:p>1502462328761</text:p>
          </table:table-cell>
          <table:table-cell/>
        </table:table-row>
        <table:table-row table:style-name="ro1">
          <table:table-cell office:value-type="float" office:value="1414" calcext:value-type="float">
            <text:p>1414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28761" calcext:value-type="float">
            <text:p>1502462328761</text:p>
          </table:table-cell>
          <table:table-cell office:value-type="float" office:value="1502462328765" calcext:value-type="float">
            <text:p>1502462328765</text:p>
          </table:table-cell>
          <table:table-cell/>
        </table:table-row>
        <table:table-row table:style-name="ro1">
          <table:table-cell office:value-type="float" office:value="1415" calcext:value-type="float">
            <text:p>1415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28765" calcext:value-type="float">
            <text:p>1502462328765</text:p>
          </table:table-cell>
          <table:table-cell office:value-type="float" office:value="1502462328766" calcext:value-type="float">
            <text:p>1502462328766</text:p>
          </table:table-cell>
          <table:table-cell office:value-type="float" office:value="1502462328980" calcext:value-type="float">
            <text:p>1502462328980</text:p>
          </table:table-cell>
          <table:table-cell/>
        </table:table-row>
        <table:table-row table:style-name="ro1">
          <table:table-cell office:value-type="float" office:value="1416" calcext:value-type="float">
            <text:p>1416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28980" calcext:value-type="float">
            <text:p>1502462328980</text:p>
          </table:table-cell>
          <table:table-cell office:value-type="float" office:value="1502462328981" calcext:value-type="float">
            <text:p>1502462328981</text:p>
          </table:table-cell>
          <table:table-cell office:value-type="float" office:value="1502462328984" calcext:value-type="float">
            <text:p>1502462328984</text:p>
          </table:table-cell>
          <table:table-cell/>
        </table:table-row>
        <table:table-row table:style-name="ro1">
          <table:table-cell office:value-type="float" office:value="1417" calcext:value-type="float">
            <text:p>1417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28985" calcext:value-type="float">
            <text:p>1502462328985</text:p>
          </table:table-cell>
          <table:table-cell office:value-type="float" office:value="1502462328989" calcext:value-type="float">
            <text:p>1502462328989</text:p>
          </table:table-cell>
          <table:table-cell/>
        </table:table-row>
        <table:table-row table:style-name="ro1">
          <table:table-cell office:value-type="float" office:value="1418" calcext:value-type="float">
            <text:p>1418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28989" calcext:value-type="float">
            <text:p>1502462328989</text:p>
          </table:table-cell>
          <table:table-cell office:value-type="float" office:value="1502462328994" calcext:value-type="float">
            <text:p>1502462328994</text:p>
          </table:table-cell>
          <table:table-cell/>
        </table:table-row>
        <table:table-row table:style-name="ro1">
          <table:table-cell office:value-type="float" office:value="1419" calcext:value-type="float">
            <text:p>1419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28994" calcext:value-type="float">
            <text:p>1502462328994</text:p>
          </table:table-cell>
          <table:table-cell office:value-type="float" office:value="1502462328998" calcext:value-type="float">
            <text:p>1502462328998</text:p>
          </table:table-cell>
          <table:table-cell/>
        </table:table-row>
        <table:table-row table:style-name="ro1">
          <table:table-cell office:value-type="float" office:value="1420" calcext:value-type="float">
            <text:p>1420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28998" calcext:value-type="float">
            <text:p>1502462328998</text:p>
          </table:table-cell>
          <table:table-cell office:value-type="float" office:value="1502462328999" calcext:value-type="float">
            <text:p>1502462328999</text:p>
          </table:table-cell>
          <table:table-cell office:value-type="float" office:value="1502462329218" calcext:value-type="float">
            <text:p>1502462329218</text:p>
          </table:table-cell>
          <table:table-cell/>
        </table:table-row>
        <table:table-row table:style-name="ro1">
          <table:table-cell office:value-type="float" office:value="1421" calcext:value-type="float">
            <text:p>1421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29218" calcext:value-type="float">
            <text:p>1502462329218</text:p>
          </table:table-cell>
          <table:table-cell office:value-type="float" office:value="1502462329222" calcext:value-type="float">
            <text:p>1502462329222</text:p>
          </table:table-cell>
          <table:table-cell/>
        </table:table-row>
        <table:table-row table:style-name="ro1">
          <table:table-cell office:value-type="float" office:value="1422" calcext:value-type="float">
            <text:p>1422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29223" calcext:value-type="float">
            <text:p>1502462329223</text:p>
          </table:table-cell>
          <table:table-cell office:value-type="float" office:value="1502462329438" calcext:value-type="float">
            <text:p>1502462329438</text:p>
          </table:table-cell>
          <table:table-cell/>
        </table:table-row>
        <table:table-row table:style-name="ro1">
          <table:table-cell office:value-type="float" office:value="1423" calcext:value-type="float">
            <text:p>1423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29438" calcext:value-type="float">
            <text:p>1502462329438</text:p>
          </table:table-cell>
          <table:table-cell office:value-type="float" office:value="1502462329442" calcext:value-type="float">
            <text:p>1502462329442</text:p>
          </table:table-cell>
          <table:table-cell/>
        </table:table-row>
        <table:table-row table:style-name="ro1">
          <table:table-cell office:value-type="float" office:value="1424" calcext:value-type="float">
            <text:p>1424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29442" calcext:value-type="float">
            <text:p>1502462329442</text:p>
          </table:table-cell>
          <table:table-cell office:value-type="float" office:value="1502462329443" calcext:value-type="float">
            <text:p>1502462329443</text:p>
          </table:table-cell>
          <table:table-cell office:value-type="float" office:value="1502462329446" calcext:value-type="float">
            <text:p>1502462329446</text:p>
          </table:table-cell>
          <table:table-cell/>
        </table:table-row>
        <table:table-row table:style-name="ro1">
          <table:table-cell office:value-type="float" office:value="1425" calcext:value-type="float">
            <text:p>1425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29447" calcext:value-type="float">
            <text:p>1502462329447</text:p>
          </table:table-cell>
          <table:table-cell office:value-type="float" office:value="1502462329451" calcext:value-type="float">
            <text:p>1502462329451</text:p>
          </table:table-cell>
          <table:table-cell/>
        </table:table-row>
        <table:table-row table:style-name="ro1">
          <table:table-cell office:value-type="float" office:value="1426" calcext:value-type="float">
            <text:p>1426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29451" calcext:value-type="float">
            <text:p>1502462329451</text:p>
          </table:table-cell>
          <table:table-cell office:value-type="float" office:value="1502462329455" calcext:value-type="float">
            <text:p>1502462329455</text:p>
          </table:table-cell>
          <table:table-cell/>
        </table:table-row>
        <table:table-row table:style-name="ro1">
          <table:table-cell office:value-type="float" office:value="1427" calcext:value-type="float">
            <text:p>1427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29455" calcext:value-type="float">
            <text:p>1502462329455</text:p>
          </table:table-cell>
          <table:table-cell office:value-type="float" office:value="1502462329456" calcext:value-type="float">
            <text:p>1502462329456</text:p>
          </table:table-cell>
          <table:table-cell office:value-type="float" office:value="1502462329460" calcext:value-type="float">
            <text:p>1502462329460</text:p>
          </table:table-cell>
          <table:table-cell/>
        </table:table-row>
        <table:table-row table:style-name="ro1">
          <table:table-cell office:value-type="float" office:value="1428" calcext:value-type="float">
            <text:p>1428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29460" calcext:value-type="float">
            <text:p>1502462329460</text:p>
          </table:table-cell>
          <table:table-cell office:value-type="float" office:value="1502462329464" calcext:value-type="float">
            <text:p>1502462329464</text:p>
          </table:table-cell>
          <table:table-cell/>
        </table:table-row>
        <table:table-row table:style-name="ro1">
          <table:table-cell office:value-type="float" office:value="1429" calcext:value-type="float">
            <text:p>1429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29464" calcext:value-type="float">
            <text:p>1502462329464</text:p>
          </table:table-cell>
          <table:table-cell office:value-type="float" office:value="1502462329469" calcext:value-type="float">
            <text:p>1502462329469</text:p>
          </table:table-cell>
          <table:table-cell/>
        </table:table-row>
        <table:table-row table:style-name="ro1">
          <table:table-cell office:value-type="float" office:value="1430" calcext:value-type="float">
            <text:p>1430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29469" calcext:value-type="float">
            <text:p>1502462329469</text:p>
          </table:table-cell>
          <table:table-cell office:value-type="float" office:value="1502462329473" calcext:value-type="float">
            <text:p>1502462329473</text:p>
          </table:table-cell>
          <table:table-cell/>
        </table:table-row>
        <table:table-row table:style-name="ro1">
          <table:table-cell office:value-type="float" office:value="1431" calcext:value-type="float">
            <text:p>1431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29473" calcext:value-type="float">
            <text:p>1502462329473</text:p>
          </table:table-cell>
          <table:table-cell office:value-type="float" office:value="1502462329477" calcext:value-type="float">
            <text:p>1502462329477</text:p>
          </table:table-cell>
          <table:table-cell/>
        </table:table-row>
        <table:table-row table:style-name="ro1">
          <table:table-cell office:value-type="float" office:value="1432" calcext:value-type="float">
            <text:p>1432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29477" calcext:value-type="float">
            <text:p>1502462329477</text:p>
          </table:table-cell>
          <table:table-cell office:value-type="float" office:value="1502462329481" calcext:value-type="float">
            <text:p>1502462329481</text:p>
          </table:table-cell>
          <table:table-cell/>
        </table:table-row>
        <table:table-row table:style-name="ro1">
          <table:table-cell office:value-type="float" office:value="1433" calcext:value-type="float">
            <text:p>1433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29481" calcext:value-type="float">
            <text:p>1502462329481</text:p>
          </table:table-cell>
          <table:table-cell office:value-type="float" office:value="1502462329482" calcext:value-type="float">
            <text:p>1502462329482</text:p>
          </table:table-cell>
          <table:table-cell office:value-type="float" office:value="1502462329486" calcext:value-type="float">
            <text:p>1502462329486</text:p>
          </table:table-cell>
          <table:table-cell/>
        </table:table-row>
        <table:table-row table:style-name="ro1">
          <table:table-cell office:value-type="float" office:value="1434" calcext:value-type="float">
            <text:p>1434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29486" calcext:value-type="float">
            <text:p>1502462329486</text:p>
          </table:table-cell>
          <table:table-cell office:value-type="float" office:value="1502462329490" calcext:value-type="float">
            <text:p>1502462329490</text:p>
          </table:table-cell>
          <table:table-cell/>
        </table:table-row>
        <table:table-row table:style-name="ro1">
          <table:table-cell office:value-type="float" office:value="1435" calcext:value-type="float">
            <text:p>1435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29490" calcext:value-type="float">
            <text:p>1502462329490</text:p>
          </table:table-cell>
          <table:table-cell office:value-type="float" office:value="1502462329494" calcext:value-type="float">
            <text:p>1502462329494</text:p>
          </table:table-cell>
          <table:table-cell/>
        </table:table-row>
        <table:table-row table:style-name="ro1">
          <table:table-cell office:value-type="float" office:value="1436" calcext:value-type="float">
            <text:p>1436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29494" calcext:value-type="float">
            <text:p>1502462329494</text:p>
          </table:table-cell>
          <table:table-cell office:value-type="float" office:value="1502462329495" calcext:value-type="float">
            <text:p>1502462329495</text:p>
          </table:table-cell>
          <table:table-cell office:value-type="float" office:value="1502462329499" calcext:value-type="float">
            <text:p>1502462329499</text:p>
          </table:table-cell>
          <table:table-cell/>
        </table:table-row>
        <table:table-row table:style-name="ro1">
          <table:table-cell office:value-type="float" office:value="1437" calcext:value-type="float">
            <text:p>1437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29499" calcext:value-type="float">
            <text:p>1502462329499</text:p>
          </table:table-cell>
          <table:table-cell office:value-type="float" office:value="1502462329503" calcext:value-type="float">
            <text:p>1502462329503</text:p>
          </table:table-cell>
          <table:table-cell/>
        </table:table-row>
        <table:table-row table:style-name="ro1">
          <table:table-cell office:value-type="float" office:value="1438" calcext:value-type="float">
            <text:p>1438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29503" calcext:value-type="float">
            <text:p>1502462329503</text:p>
          </table:table-cell>
          <table:table-cell office:value-type="float" office:value="1502462329507" calcext:value-type="float">
            <text:p>1502462329507</text:p>
          </table:table-cell>
          <table:table-cell/>
        </table:table-row>
        <table:table-row table:style-name="ro1">
          <table:table-cell office:value-type="float" office:value="1439" calcext:value-type="float">
            <text:p>1439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29507" calcext:value-type="float">
            <text:p>1502462329507</text:p>
          </table:table-cell>
          <table:table-cell office:value-type="float" office:value="1502462329508" calcext:value-type="float">
            <text:p>1502462329508</text:p>
          </table:table-cell>
          <table:table-cell office:value-type="float" office:value="1502462329511" calcext:value-type="float">
            <text:p>1502462329511</text:p>
          </table:table-cell>
          <table:table-cell/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29511" calcext:value-type="float">
            <text:p>1502462329511</text:p>
          </table:table-cell>
          <table:table-cell office:value-type="float" office:value="1502462329512" calcext:value-type="float">
            <text:p>1502462329512</text:p>
          </table:table-cell>
          <table:table-cell office:value-type="float" office:value="1502462329515" calcext:value-type="float">
            <text:p>1502462329515</text:p>
          </table:table-cell>
          <table:table-cell/>
        </table:table-row>
        <table:table-row table:style-name="ro1">
          <table:table-cell office:value-type="float" office:value="1441" calcext:value-type="float">
            <text:p>1441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29515" calcext:value-type="float">
            <text:p>1502462329515</text:p>
          </table:table-cell>
          <table:table-cell office:value-type="float" office:value="1502462329516" calcext:value-type="float">
            <text:p>1502462329516</text:p>
          </table:table-cell>
          <table:table-cell office:value-type="float" office:value="1502462329520" calcext:value-type="float">
            <text:p>1502462329520</text:p>
          </table:table-cell>
          <table:table-cell/>
        </table:table-row>
        <table:table-row table:style-name="ro1">
          <table:table-cell office:value-type="float" office:value="1442" calcext:value-type="float">
            <text:p>1442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29520" calcext:value-type="float">
            <text:p>1502462329520</text:p>
          </table:table-cell>
          <table:table-cell office:value-type="float" office:value="1502462329524" calcext:value-type="float">
            <text:p>1502462329524</text:p>
          </table:table-cell>
          <table:table-cell/>
        </table:table-row>
        <table:table-row table:style-name="ro1">
          <table:table-cell office:value-type="float" office:value="1443" calcext:value-type="float">
            <text:p>1443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29524" calcext:value-type="float">
            <text:p>1502462329524</text:p>
          </table:table-cell>
          <table:table-cell office:value-type="float" office:value="1502462329528" calcext:value-type="float">
            <text:p>1502462329528</text:p>
          </table:table-cell>
          <table:table-cell/>
        </table:table-row>
        <table:table-row table:style-name="ro1">
          <table:table-cell office:value-type="float" office:value="1444" calcext:value-type="float">
            <text:p>1444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29528" calcext:value-type="float">
            <text:p>1502462329528</text:p>
          </table:table-cell>
          <table:table-cell office:value-type="float" office:value="1502462329529" calcext:value-type="float">
            <text:p>1502462329529</text:p>
          </table:table-cell>
          <table:table-cell office:value-type="float" office:value="1502462329532" calcext:value-type="float">
            <text:p>1502462329532</text:p>
          </table:table-cell>
          <table:table-cell/>
        </table:table-row>
        <table:table-row table:style-name="ro1">
          <table:table-cell office:value-type="float" office:value="1445" calcext:value-type="float">
            <text:p>1445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29532" calcext:value-type="float">
            <text:p>1502462329532</text:p>
          </table:table-cell>
          <table:table-cell office:value-type="float" office:value="1502462329533" calcext:value-type="float">
            <text:p>1502462329533</text:p>
          </table:table-cell>
          <table:table-cell office:value-type="float" office:value="1502462329537" calcext:value-type="float">
            <text:p>1502462329537</text:p>
          </table:table-cell>
          <table:table-cell/>
        </table:table-row>
        <table:table-row table:style-name="ro1">
          <table:table-cell office:value-type="float" office:value="1446" calcext:value-type="float">
            <text:p>1446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29537" calcext:value-type="float">
            <text:p>1502462329537</text:p>
          </table:table-cell>
          <table:table-cell office:value-type="float" office:value="1502462329541" calcext:value-type="float">
            <text:p>1502462329541</text:p>
          </table:table-cell>
          <table:table-cell/>
        </table:table-row>
        <table:table-row table:style-name="ro1">
          <table:table-cell office:value-type="float" office:value="1447" calcext:value-type="float">
            <text:p>1447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29541" calcext:value-type="float">
            <text:p>1502462329541</text:p>
          </table:table-cell>
          <table:table-cell office:value-type="float" office:value="1502462329542" calcext:value-type="float">
            <text:p>1502462329542</text:p>
          </table:table-cell>
          <table:table-cell office:value-type="float" office:value="1502462329545" calcext:value-type="float">
            <text:p>1502462329545</text:p>
          </table:table-cell>
          <table:table-cell/>
        </table:table-row>
        <table:table-row table:style-name="ro1">
          <table:table-cell office:value-type="float" office:value="1448" calcext:value-type="float">
            <text:p>1448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29545" calcext:value-type="float">
            <text:p>1502462329545</text:p>
          </table:table-cell>
          <table:table-cell office:value-type="float" office:value="1502462329546" calcext:value-type="float">
            <text:p>1502462329546</text:p>
          </table:table-cell>
          <table:table-cell office:value-type="float" office:value="1502462329550" calcext:value-type="float">
            <text:p>1502462329550</text:p>
          </table:table-cell>
          <table:table-cell/>
        </table:table-row>
        <table:table-row table:style-name="ro1">
          <table:table-cell office:value-type="float" office:value="1449" calcext:value-type="float">
            <text:p>1449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29550" calcext:value-type="float">
            <text:p>1502462329550</text:p>
          </table:table-cell>
          <table:table-cell office:value-type="float" office:value="1502462329554" calcext:value-type="float">
            <text:p>1502462329554</text:p>
          </table:table-cell>
          <table:table-cell/>
        </table:table-row>
        <table:table-row table:style-name="ro1">
          <table:table-cell office:value-type="float" office:value="1450" calcext:value-type="float">
            <text:p>1450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29554" calcext:value-type="float">
            <text:p>1502462329554</text:p>
          </table:table-cell>
          <table:table-cell office:value-type="float" office:value="1502462329558" calcext:value-type="float">
            <text:p>1502462329558</text:p>
          </table:table-cell>
          <table:table-cell/>
        </table:table-row>
        <table:table-row table:style-name="ro1">
          <table:table-cell office:value-type="float" office:value="1451" calcext:value-type="float">
            <text:p>1451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29559" calcext:value-type="float">
            <text:p>1502462329559</text:p>
          </table:table-cell>
          <table:table-cell office:value-type="float" office:value="1502462329563" calcext:value-type="float">
            <text:p>1502462329563</text:p>
          </table:table-cell>
          <table:table-cell/>
        </table:table-row>
        <table:table-row table:style-name="ro1">
          <table:table-cell office:value-type="float" office:value="1452" calcext:value-type="float">
            <text:p>1452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29563" calcext:value-type="float">
            <text:p>1502462329563</text:p>
          </table:table-cell>
          <table:table-cell office:value-type="float" office:value="1502462329567" calcext:value-type="float">
            <text:p>1502462329567</text:p>
          </table:table-cell>
          <table:table-cell/>
        </table:table-row>
        <table:table-row table:style-name="ro1">
          <table:table-cell office:value-type="float" office:value="1453" calcext:value-type="float">
            <text:p>1453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29567" calcext:value-type="float">
            <text:p>1502462329567</text:p>
          </table:table-cell>
          <table:table-cell office:value-type="float" office:value="1502462329571" calcext:value-type="float">
            <text:p>1502462329571</text:p>
          </table:table-cell>
          <table:table-cell/>
        </table:table-row>
        <table:table-row table:style-name="ro1">
          <table:table-cell office:value-type="float" office:value="1454" calcext:value-type="float">
            <text:p>1454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29571" calcext:value-type="float">
            <text:p>1502462329571</text:p>
          </table:table-cell>
          <table:table-cell office:value-type="float" office:value="1502462329572" calcext:value-type="float">
            <text:p>1502462329572</text:p>
          </table:table-cell>
          <table:table-cell office:value-type="float" office:value="1502462329576" calcext:value-type="float">
            <text:p>1502462329576</text:p>
          </table:table-cell>
          <table:table-cell/>
        </table:table-row>
        <table:table-row table:style-name="ro1">
          <table:table-cell office:value-type="float" office:value="1455" calcext:value-type="float">
            <text:p>1455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29576" calcext:value-type="float">
            <text:p>1502462329576</text:p>
          </table:table-cell>
          <table:table-cell office:value-type="float" office:value="1502462329580" calcext:value-type="float">
            <text:p>1502462329580</text:p>
          </table:table-cell>
          <table:table-cell/>
        </table:table-row>
        <table:table-row table:style-name="ro1">
          <table:table-cell office:value-type="float" office:value="1456" calcext:value-type="float">
            <text:p>1456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29580" calcext:value-type="float">
            <text:p>1502462329580</text:p>
          </table:table-cell>
          <table:table-cell office:value-type="float" office:value="1502462329798" calcext:value-type="float">
            <text:p>1502462329798</text:p>
          </table:table-cell>
          <table:table-cell/>
        </table:table-row>
        <table:table-row table:style-name="ro1">
          <table:table-cell office:value-type="float" office:value="1457" calcext:value-type="float">
            <text:p>1457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29798" calcext:value-type="float">
            <text:p>1502462329798</text:p>
          </table:table-cell>
          <table:table-cell office:value-type="float" office:value="1502462329802" calcext:value-type="float">
            <text:p>1502462329802</text:p>
          </table:table-cell>
          <table:table-cell/>
        </table:table-row>
        <table:table-row table:style-name="ro1">
          <table:table-cell office:value-type="float" office:value="1458" calcext:value-type="float">
            <text:p>1458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29802" calcext:value-type="float">
            <text:p>1502462329802</text:p>
          </table:table-cell>
          <table:table-cell office:value-type="float" office:value="1502462329803" calcext:value-type="float">
            <text:p>1502462329803</text:p>
          </table:table-cell>
          <table:table-cell office:value-type="float" office:value="1502462329807" calcext:value-type="float">
            <text:p>1502462329807</text:p>
          </table:table-cell>
          <table:table-cell/>
        </table:table-row>
        <table:table-row table:style-name="ro1">
          <table:table-cell office:value-type="float" office:value="1459" calcext:value-type="float">
            <text:p>1459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29807" calcext:value-type="float">
            <text:p>1502462329807</text:p>
          </table:table-cell>
          <table:table-cell office:value-type="float" office:value="1502462329811" calcext:value-type="float">
            <text:p>1502462329811</text:p>
          </table:table-cell>
          <table:table-cell/>
        </table:table-row>
        <table:table-row table:style-name="ro1">
          <table:table-cell office:value-type="float" office:value="1460" calcext:value-type="float">
            <text:p>1460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29811" calcext:value-type="float">
            <text:p>1502462329811</text:p>
          </table:table-cell>
          <table:table-cell office:value-type="float" office:value="1502462330028" calcext:value-type="float">
            <text:p>1502462330028</text:p>
          </table:table-cell>
          <table:table-cell/>
        </table:table-row>
        <table:table-row table:style-name="ro1">
          <table:table-cell office:value-type="float" office:value="1461" calcext:value-type="float">
            <text:p>1461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30028" calcext:value-type="float">
            <text:p>1502462330028</text:p>
          </table:table-cell>
          <table:table-cell office:value-type="float" office:value="1502462330688" calcext:value-type="float">
            <text:p>1502462330688</text:p>
          </table:table-cell>
          <table:table-cell/>
        </table:table-row>
        <table:table-row table:style-name="ro1">
          <table:table-cell office:value-type="float" office:value="1462" calcext:value-type="float">
            <text:p>1462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30688" calcext:value-type="float">
            <text:p>1502462330688</text:p>
          </table:table-cell>
          <table:table-cell office:value-type="float" office:value="1502462330689" calcext:value-type="float">
            <text:p>1502462330689</text:p>
          </table:table-cell>
          <table:table-cell office:value-type="float" office:value="1502462330693" calcext:value-type="float">
            <text:p>1502462330693</text:p>
          </table:table-cell>
          <table:table-cell/>
        </table:table-row>
        <table:table-row table:style-name="ro1">
          <table:table-cell office:value-type="float" office:value="1463" calcext:value-type="float">
            <text:p>1463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30693" calcext:value-type="float">
            <text:p>1502462330693</text:p>
          </table:table-cell>
          <table:table-cell office:value-type="float" office:value="1502462331128" calcext:value-type="float">
            <text:p>1502462331128</text:p>
          </table:table-cell>
          <table:table-cell/>
        </table:table-row>
        <table:table-row table:style-name="ro1">
          <table:table-cell office:value-type="float" office:value="1464" calcext:value-type="float">
            <text:p>1464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31128" calcext:value-type="float">
            <text:p>1502462331128</text:p>
          </table:table-cell>
          <table:table-cell office:value-type="float" office:value="1502462331132" calcext:value-type="float">
            <text:p>1502462331132</text:p>
          </table:table-cell>
          <table:table-cell/>
        </table:table-row>
        <table:table-row table:style-name="ro1">
          <table:table-cell office:value-type="float" office:value="1465" calcext:value-type="float">
            <text:p>1465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31132" calcext:value-type="float">
            <text:p>1502462331132</text:p>
          </table:table-cell>
          <table:table-cell office:value-type="float" office:value="1502462331133" calcext:value-type="float">
            <text:p>1502462331133</text:p>
          </table:table-cell>
          <table:table-cell office:value-type="float" office:value="1502462331137" calcext:value-type="float">
            <text:p>1502462331137</text:p>
          </table:table-cell>
          <table:table-cell/>
        </table:table-row>
        <table:table-row table:style-name="ro1">
          <table:table-cell office:value-type="float" office:value="1466" calcext:value-type="float">
            <text:p>1466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31137" calcext:value-type="float">
            <text:p>1502462331137</text:p>
          </table:table-cell>
          <table:table-cell office:value-type="float" office:value="1502462331141" calcext:value-type="float">
            <text:p>1502462331141</text:p>
          </table:table-cell>
          <table:table-cell/>
        </table:table-row>
        <table:table-row table:style-name="ro1">
          <table:table-cell office:value-type="float" office:value="1467" calcext:value-type="float">
            <text:p>1467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31141" calcext:value-type="float">
            <text:p>1502462331141</text:p>
          </table:table-cell>
          <table:table-cell office:value-type="float" office:value="1502462331142" calcext:value-type="float">
            <text:p>1502462331142</text:p>
          </table:table-cell>
          <table:table-cell office:value-type="float" office:value="1502462331146" calcext:value-type="float">
            <text:p>1502462331146</text:p>
          </table:table-cell>
          <table:table-cell/>
        </table:table-row>
        <table:table-row table:style-name="ro1">
          <table:table-cell office:value-type="float" office:value="1468" calcext:value-type="float">
            <text:p>1468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31146" calcext:value-type="float">
            <text:p>1502462331146</text:p>
          </table:table-cell>
          <table:table-cell office:value-type="float" office:value="1502462331147" calcext:value-type="float">
            <text:p>1502462331147</text:p>
          </table:table-cell>
          <table:table-cell office:value-type="float" office:value="1502462331150" calcext:value-type="float">
            <text:p>1502462331150</text:p>
          </table:table-cell>
          <table:table-cell/>
        </table:table-row>
        <table:table-row table:style-name="ro1">
          <table:table-cell office:value-type="float" office:value="1469" calcext:value-type="float">
            <text:p>1469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31151" calcext:value-type="float">
            <text:p>1502462331151</text:p>
          </table:table-cell>
          <table:table-cell office:value-type="float" office:value="1502462331155" calcext:value-type="float">
            <text:p>1502462331155</text:p>
          </table:table-cell>
          <table:table-cell/>
        </table:table-row>
        <table:table-row table:style-name="ro1">
          <table:table-cell office:value-type="float" office:value="1470" calcext:value-type="float">
            <text:p>1470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31155" calcext:value-type="float">
            <text:p>1502462331155</text:p>
          </table:table-cell>
          <table:table-cell office:value-type="float" office:value="1502462331159" calcext:value-type="float">
            <text:p>1502462331159</text:p>
          </table:table-cell>
          <table:table-cell/>
        </table:table-row>
        <table:table-row table:style-name="ro1">
          <table:table-cell office:value-type="float" office:value="1471" calcext:value-type="float">
            <text:p>1471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31159" calcext:value-type="float">
            <text:p>1502462331159</text:p>
          </table:table-cell>
          <table:table-cell office:value-type="float" office:value="1502462331160" calcext:value-type="float">
            <text:p>1502462331160</text:p>
          </table:table-cell>
          <table:table-cell office:value-type="float" office:value="1502462331163" calcext:value-type="float">
            <text:p>1502462331163</text:p>
          </table:table-cell>
          <table:table-cell/>
        </table:table-row>
        <table:table-row table:style-name="ro1">
          <table:table-cell office:value-type="float" office:value="1472" calcext:value-type="float">
            <text:p>1472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31163" calcext:value-type="float">
            <text:p>1502462331163</text:p>
          </table:table-cell>
          <table:table-cell office:value-type="float" office:value="1502462331164" calcext:value-type="float">
            <text:p>1502462331164</text:p>
          </table:table-cell>
          <table:table-cell office:value-type="float" office:value="1502462331167" calcext:value-type="float">
            <text:p>1502462331167</text:p>
          </table:table-cell>
          <table:table-cell/>
        </table:table-row>
        <table:table-row table:style-name="ro1">
          <table:table-cell office:value-type="float" office:value="1473" calcext:value-type="float">
            <text:p>1473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31167" calcext:value-type="float">
            <text:p>1502462331167</text:p>
          </table:table-cell>
          <table:table-cell office:value-type="float" office:value="1502462331168" calcext:value-type="float">
            <text:p>1502462331168</text:p>
          </table:table-cell>
          <table:table-cell office:value-type="float" office:value="1502462331171" calcext:value-type="float">
            <text:p>1502462331171</text:p>
          </table:table-cell>
          <table:table-cell/>
        </table:table-row>
        <table:table-row table:style-name="ro1">
          <table:table-cell office:value-type="float" office:value="1474" calcext:value-type="float">
            <text:p>1474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31171" calcext:value-type="float">
            <text:p>1502462331171</text:p>
          </table:table-cell>
          <table:table-cell office:value-type="float" office:value="1502462331172" calcext:value-type="float">
            <text:p>1502462331172</text:p>
          </table:table-cell>
          <table:table-cell office:value-type="float" office:value="1502462331175" calcext:value-type="float">
            <text:p>1502462331175</text:p>
          </table:table-cell>
          <table:table-cell/>
        </table:table-row>
        <table:table-row table:style-name="ro1">
          <table:table-cell office:value-type="float" office:value="1475" calcext:value-type="float">
            <text:p>1475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31176" calcext:value-type="float">
            <text:p>1502462331176</text:p>
          </table:table-cell>
          <table:table-cell office:value-type="float" office:value="1502462331180" calcext:value-type="float">
            <text:p>1502462331180</text:p>
          </table:table-cell>
          <table:table-cell/>
        </table:table-row>
        <table:table-row table:style-name="ro1">
          <table:table-cell office:value-type="float" office:value="1476" calcext:value-type="float">
            <text:p>1476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31180" calcext:value-type="float">
            <text:p>1502462331180</text:p>
          </table:table-cell>
          <table:table-cell office:value-type="float" office:value="1502462331184" calcext:value-type="float">
            <text:p>1502462331184</text:p>
          </table:table-cell>
          <table:table-cell/>
        </table:table-row>
        <table:table-row table:style-name="ro1">
          <table:table-cell office:value-type="float" office:value="1477" calcext:value-type="float">
            <text:p>1477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31184" calcext:value-type="float">
            <text:p>1502462331184</text:p>
          </table:table-cell>
          <table:table-cell office:value-type="float" office:value="1502462331185" calcext:value-type="float">
            <text:p>1502462331185</text:p>
          </table:table-cell>
          <table:table-cell office:value-type="float" office:value="1502462331188" calcext:value-type="float">
            <text:p>1502462331188</text:p>
          </table:table-cell>
          <table:table-cell/>
        </table:table-row>
        <table:table-row table:style-name="ro1">
          <table:table-cell office:value-type="float" office:value="1478" calcext:value-type="float">
            <text:p>1478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31188" calcext:value-type="float">
            <text:p>1502462331188</text:p>
          </table:table-cell>
          <table:table-cell office:value-type="float" office:value="1502462331189" calcext:value-type="float">
            <text:p>1502462331189</text:p>
          </table:table-cell>
          <table:table-cell office:value-type="float" office:value="1502462331620" calcext:value-type="float">
            <text:p>1502462331620</text:p>
          </table:table-cell>
          <table:table-cell/>
        </table:table-row>
        <table:table-row table:style-name="ro1">
          <table:table-cell office:value-type="float" office:value="1479" calcext:value-type="float">
            <text:p>1479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31620" calcext:value-type="float">
            <text:p>1502462331620</text:p>
          </table:table-cell>
          <table:table-cell office:value-type="float" office:value="1502462331621" calcext:value-type="float">
            <text:p>1502462331621</text:p>
          </table:table-cell>
          <table:table-cell office:value-type="float" office:value="1502462331624" calcext:value-type="float">
            <text:p>1502462331624</text:p>
          </table:table-cell>
          <table:table-cell/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31625" calcext:value-type="float">
            <text:p>1502462331625</text:p>
          </table:table-cell>
          <table:table-cell office:value-type="float" office:value="1502462331629" calcext:value-type="float">
            <text:p>1502462331629</text:p>
          </table:table-cell>
          <table:table-cell/>
        </table:table-row>
        <table:table-row table:style-name="ro1">
          <table:table-cell office:value-type="float" office:value="1481" calcext:value-type="float">
            <text:p>1481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31629" calcext:value-type="float">
            <text:p>1502462331629</text:p>
          </table:table-cell>
          <table:table-cell office:value-type="float" office:value="1502462331633" calcext:value-type="float">
            <text:p>1502462331633</text:p>
          </table:table-cell>
          <table:table-cell/>
        </table:table-row>
        <table:table-row table:style-name="ro1">
          <table:table-cell office:value-type="float" office:value="1482" calcext:value-type="float">
            <text:p>1482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31633" calcext:value-type="float">
            <text:p>1502462331633</text:p>
          </table:table-cell>
          <table:table-cell office:value-type="float" office:value="1502462331637" calcext:value-type="float">
            <text:p>1502462331637</text:p>
          </table:table-cell>
          <table:table-cell/>
        </table:table-row>
        <table:table-row table:style-name="ro1">
          <table:table-cell office:value-type="float" office:value="1483" calcext:value-type="float">
            <text:p>1483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31637" calcext:value-type="float">
            <text:p>1502462331637</text:p>
          </table:table-cell>
          <table:table-cell office:value-type="float" office:value="1502462331638" calcext:value-type="float">
            <text:p>1502462331638</text:p>
          </table:table-cell>
          <table:table-cell office:value-type="float" office:value="1502462331641" calcext:value-type="float">
            <text:p>1502462331641</text:p>
          </table:table-cell>
          <table:table-cell/>
        </table:table-row>
        <table:table-row table:style-name="ro1">
          <table:table-cell office:value-type="float" office:value="1484" calcext:value-type="float">
            <text:p>1484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31641" calcext:value-type="float">
            <text:p>1502462331641</text:p>
          </table:table-cell>
          <table:table-cell office:value-type="float" office:value="1502462331642" calcext:value-type="float">
            <text:p>1502462331642</text:p>
          </table:table-cell>
          <table:table-cell office:value-type="float" office:value="1502462331645" calcext:value-type="float">
            <text:p>1502462331645</text:p>
          </table:table-cell>
          <table:table-cell/>
        </table:table-row>
        <table:table-row table:style-name="ro1">
          <table:table-cell office:value-type="float" office:value="1485" calcext:value-type="float">
            <text:p>1485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31645" calcext:value-type="float">
            <text:p>1502462331645</text:p>
          </table:table-cell>
          <table:table-cell office:value-type="float" office:value="1502462331646" calcext:value-type="float">
            <text:p>1502462331646</text:p>
          </table:table-cell>
          <table:table-cell office:value-type="float" office:value="1502462331650" calcext:value-type="float">
            <text:p>1502462331650</text:p>
          </table:table-cell>
          <table:table-cell/>
        </table:table-row>
        <table:table-row table:style-name="ro1">
          <table:table-cell office:value-type="float" office:value="1486" calcext:value-type="float">
            <text:p>1486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31650" calcext:value-type="float">
            <text:p>1502462331650</text:p>
          </table:table-cell>
          <table:table-cell office:value-type="float" office:value="1502462331654" calcext:value-type="float">
            <text:p>1502462331654</text:p>
          </table:table-cell>
          <table:table-cell/>
        </table:table-row>
        <table:table-row table:style-name="ro1">
          <table:table-cell office:value-type="float" office:value="1487" calcext:value-type="float">
            <text:p>1487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31654" calcext:value-type="float">
            <text:p>1502462331654</text:p>
          </table:table-cell>
          <table:table-cell office:value-type="float" office:value="1502462331870" calcext:value-type="float">
            <text:p>1502462331870</text:p>
          </table:table-cell>
          <table:table-cell/>
        </table:table-row>
        <table:table-row table:style-name="ro1">
          <table:table-cell office:value-type="float" office:value="1488" calcext:value-type="float">
            <text:p>1488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31870" calcext:value-type="float">
            <text:p>1502462331870</text:p>
          </table:table-cell>
          <table:table-cell office:value-type="float" office:value="1502462331871" calcext:value-type="float">
            <text:p>1502462331871</text:p>
          </table:table-cell>
          <table:table-cell office:value-type="float" office:value="1502462331874" calcext:value-type="float">
            <text:p>1502462331874</text:p>
          </table:table-cell>
          <table:table-cell/>
        </table:table-row>
        <table:table-row table:style-name="ro1">
          <table:table-cell office:value-type="float" office:value="1489" calcext:value-type="float">
            <text:p>1489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31874" calcext:value-type="float">
            <text:p>1502462331874</text:p>
          </table:table-cell>
          <table:table-cell office:value-type="float" office:value="1502462331875" calcext:value-type="float">
            <text:p>1502462331875</text:p>
          </table:table-cell>
          <table:table-cell office:value-type="float" office:value="1502462331879" calcext:value-type="float">
            <text:p>1502462331879</text:p>
          </table:table-cell>
          <table:table-cell/>
        </table:table-row>
        <table:table-row table:style-name="ro1">
          <table:table-cell office:value-type="float" office:value="1490" calcext:value-type="float">
            <text:p>1490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31879" calcext:value-type="float">
            <text:p>1502462331879</text:p>
          </table:table-cell>
          <table:table-cell office:value-type="float" office:value="1502462331883" calcext:value-type="float">
            <text:p>1502462331883</text:p>
          </table:table-cell>
          <table:table-cell/>
        </table:table-row>
        <table:table-row table:style-name="ro1">
          <table:table-cell office:value-type="float" office:value="1491" calcext:value-type="float">
            <text:p>1491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31883" calcext:value-type="float">
            <text:p>1502462331883</text:p>
          </table:table-cell>
          <table:table-cell office:value-type="float" office:value="1502462331887" calcext:value-type="float">
            <text:p>1502462331887</text:p>
          </table:table-cell>
          <table:table-cell/>
        </table:table-row>
        <table:table-row table:style-name="ro1">
          <table:table-cell office:value-type="float" office:value="1492" calcext:value-type="float">
            <text:p>1492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31887" calcext:value-type="float">
            <text:p>1502462331887</text:p>
          </table:table-cell>
          <table:table-cell office:value-type="float" office:value="1502462332110" calcext:value-type="float">
            <text:p>1502462332110</text:p>
          </table:table-cell>
          <table:table-cell/>
        </table:table-row>
        <table:table-row table:style-name="ro1">
          <table:table-cell office:value-type="float" office:value="1493" calcext:value-type="float">
            <text:p>1493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32110" calcext:value-type="float">
            <text:p>1502462332110</text:p>
          </table:table-cell>
          <table:table-cell office:value-type="float" office:value="1502462332111" calcext:value-type="float">
            <text:p>1502462332111</text:p>
          </table:table-cell>
          <table:table-cell office:value-type="float" office:value="1502462332114" calcext:value-type="float">
            <text:p>1502462332114</text:p>
          </table:table-cell>
          <table:table-cell/>
        </table:table-row>
        <table:table-row table:style-name="ro1">
          <table:table-cell office:value-type="float" office:value="1494" calcext:value-type="float">
            <text:p>1494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32114" calcext:value-type="float">
            <text:p>1502462332114</text:p>
          </table:table-cell>
          <table:table-cell office:value-type="float" office:value="1502462332115" calcext:value-type="float">
            <text:p>1502462332115</text:p>
          </table:table-cell>
          <table:table-cell office:value-type="float" office:value="1502462332118" calcext:value-type="float">
            <text:p>1502462332118</text:p>
          </table:table-cell>
          <table:table-cell/>
        </table:table-row>
        <table:table-row table:style-name="ro1">
          <table:table-cell office:value-type="float" office:value="1495" calcext:value-type="float">
            <text:p>1495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32119" calcext:value-type="float">
            <text:p>1502462332119</text:p>
          </table:table-cell>
          <table:table-cell office:value-type="float" office:value="1502462332123" calcext:value-type="float">
            <text:p>1502462332123</text:p>
          </table:table-cell>
          <table:table-cell/>
        </table:table-row>
        <table:table-row table:style-name="ro1">
          <table:table-cell office:value-type="float" office:value="1496" calcext:value-type="float">
            <text:p>1496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32123" calcext:value-type="float">
            <text:p>1502462332123</text:p>
          </table:table-cell>
          <table:table-cell office:value-type="float" office:value="1502462332129" calcext:value-type="float">
            <text:p>1502462332129</text:p>
          </table:table-cell>
          <table:table-cell/>
        </table:table-row>
        <table:table-row table:style-name="ro1">
          <table:table-cell office:value-type="float" office:value="1497" calcext:value-type="float">
            <text:p>1497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32129" calcext:value-type="float">
            <text:p>1502462332129</text:p>
          </table:table-cell>
          <table:table-cell office:value-type="float" office:value="1502462332133" calcext:value-type="float">
            <text:p>1502462332133</text:p>
          </table:table-cell>
          <table:table-cell/>
        </table:table-row>
        <table:table-row table:style-name="ro1">
          <table:table-cell office:value-type="float" office:value="1498" calcext:value-type="float">
            <text:p>1498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32133" calcext:value-type="float">
            <text:p>1502462332133</text:p>
          </table:table-cell>
          <table:table-cell office:value-type="float" office:value="1502462332137" calcext:value-type="float">
            <text:p>1502462332137</text:p>
          </table:table-cell>
          <table:table-cell/>
        </table:table-row>
        <table:table-row table:style-name="ro1">
          <table:table-cell office:value-type="float" office:value="1499" calcext:value-type="float">
            <text:p>1499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32137" calcext:value-type="float">
            <text:p>1502462332137</text:p>
          </table:table-cell>
          <table:table-cell office:value-type="float" office:value="1502462332138" calcext:value-type="float">
            <text:p>1502462332138</text:p>
          </table:table-cell>
          <table:table-cell office:value-type="float" office:value="1502462332142" calcext:value-type="float">
            <text:p>1502462332142</text:p>
          </table:table-cell>
          <table:table-cell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32142" calcext:value-type="float">
            <text:p>1502462332142</text:p>
          </table:table-cell>
          <table:table-cell office:value-type="float" office:value="1502462332146" calcext:value-type="float">
            <text:p>1502462332146</text:p>
          </table:table-cell>
          <table:table-cell/>
        </table:table-row>
        <table:table-row table:style-name="ro1">
          <table:table-cell office:value-type="float" office:value="1501" calcext:value-type="float">
            <text:p>1501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32146" calcext:value-type="float">
            <text:p>1502462332146</text:p>
          </table:table-cell>
          <table:table-cell office:value-type="float" office:value="1502462332147" calcext:value-type="float">
            <text:p>1502462332147</text:p>
          </table:table-cell>
          <table:table-cell office:value-type="float" office:value="1502462332151" calcext:value-type="float">
            <text:p>1502462332151</text:p>
          </table:table-cell>
          <table:table-cell/>
        </table:table-row>
        <table:table-row table:style-name="ro1">
          <table:table-cell office:value-type="float" office:value="1502" calcext:value-type="float">
            <text:p>1502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32151" calcext:value-type="float">
            <text:p>1502462332151</text:p>
          </table:table-cell>
          <table:table-cell office:value-type="float" office:value="1502462332155" calcext:value-type="float">
            <text:p>1502462332155</text:p>
          </table:table-cell>
          <table:table-cell/>
        </table:table-row>
        <table:table-row table:style-name="ro1">
          <table:table-cell office:value-type="float" office:value="1503" calcext:value-type="float">
            <text:p>1503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32155" calcext:value-type="float">
            <text:p>1502462332155</text:p>
          </table:table-cell>
          <table:table-cell office:value-type="float" office:value="1502462332588" calcext:value-type="float">
            <text:p>1502462332588</text:p>
          </table:table-cell>
          <table:table-cell/>
        </table:table-row>
        <table:table-row table:style-name="ro1">
          <table:table-cell office:value-type="float" office:value="1504" calcext:value-type="float">
            <text:p>1504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32588" calcext:value-type="float">
            <text:p>1502462332588</text:p>
          </table:table-cell>
          <table:table-cell office:value-type="float" office:value="1502462332592" calcext:value-type="float">
            <text:p>1502462332592</text:p>
          </table:table-cell>
          <table:table-cell/>
        </table:table-row>
        <table:table-row table:style-name="ro1">
          <table:table-cell office:value-type="float" office:value="1505" calcext:value-type="float">
            <text:p>1505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32592" calcext:value-type="float">
            <text:p>1502462332592</text:p>
          </table:table-cell>
          <table:table-cell office:value-type="float" office:value="1502462332593" calcext:value-type="float">
            <text:p>1502462332593</text:p>
          </table:table-cell>
          <table:table-cell office:value-type="float" office:value="1502462332810" calcext:value-type="float">
            <text:p>1502462332810</text:p>
          </table:table-cell>
          <table:table-cell/>
        </table:table-row>
        <table:table-row table:style-name="ro1">
          <table:table-cell office:value-type="float" office:value="1506" calcext:value-type="float">
            <text:p>1506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32810" calcext:value-type="float">
            <text:p>1502462332810</text:p>
          </table:table-cell>
          <table:table-cell office:value-type="float" office:value="1502462332814" calcext:value-type="float">
            <text:p>1502462332814</text:p>
          </table:table-cell>
          <table:table-cell/>
        </table:table-row>
        <table:table-row table:style-name="ro1">
          <table:table-cell office:value-type="float" office:value="1507" calcext:value-type="float">
            <text:p>1507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32814" calcext:value-type="float">
            <text:p>1502462332814</text:p>
          </table:table-cell>
          <table:table-cell office:value-type="float" office:value="1502462332815" calcext:value-type="float">
            <text:p>1502462332815</text:p>
          </table:table-cell>
          <table:table-cell office:value-type="float" office:value="1502462332819" calcext:value-type="float">
            <text:p>1502462332819</text:p>
          </table:table-cell>
          <table:table-cell/>
        </table:table-row>
        <table:table-row table:style-name="ro1">
          <table:table-cell office:value-type="float" office:value="1508" calcext:value-type="float">
            <text:p>1508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32819" calcext:value-type="float">
            <text:p>1502462332819</text:p>
          </table:table-cell>
          <table:table-cell office:value-type="float" office:value="1502462332823" calcext:value-type="float">
            <text:p>1502462332823</text:p>
          </table:table-cell>
          <table:table-cell/>
        </table:table-row>
        <table:table-row table:style-name="ro1">
          <table:table-cell office:value-type="float" office:value="1509" calcext:value-type="float">
            <text:p>1509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32823" calcext:value-type="float">
            <text:p>1502462332823</text:p>
          </table:table-cell>
          <table:table-cell office:value-type="float" office:value="1502462332824" calcext:value-type="float">
            <text:p>1502462332824</text:p>
          </table:table-cell>
          <table:table-cell office:value-type="float" office:value="1502462332827" calcext:value-type="float">
            <text:p>1502462332827</text:p>
          </table:table-cell>
          <table:table-cell/>
        </table:table-row>
        <table:table-row table:style-name="ro1">
          <table:table-cell office:value-type="float" office:value="1510" calcext:value-type="float">
            <text:p>1510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32827" calcext:value-type="float">
            <text:p>1502462332827</text:p>
          </table:table-cell>
          <table:table-cell office:value-type="float" office:value="1502462332828" calcext:value-type="float">
            <text:p>1502462332828</text:p>
          </table:table-cell>
          <table:table-cell office:value-type="float" office:value="1502462332831" calcext:value-type="float">
            <text:p>1502462332831</text:p>
          </table:table-cell>
          <table:table-cell/>
        </table:table-row>
        <table:table-row table:style-name="ro1">
          <table:table-cell office:value-type="float" office:value="1511" calcext:value-type="float">
            <text:p>1511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32832" calcext:value-type="float">
            <text:p>1502462332832</text:p>
          </table:table-cell>
          <table:table-cell office:value-type="float" office:value="1502462332836" calcext:value-type="float">
            <text:p>1502462332836</text:p>
          </table:table-cell>
          <table:table-cell/>
        </table:table-row>
        <table:table-row table:style-name="ro1">
          <table:table-cell office:value-type="float" office:value="1512" calcext:value-type="float">
            <text:p>1512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32836" calcext:value-type="float">
            <text:p>1502462332836</text:p>
          </table:table-cell>
          <table:table-cell office:value-type="float" office:value="1502462332837" calcext:value-type="float">
            <text:p>1502462332837</text:p>
          </table:table-cell>
          <table:table-cell office:value-type="float" office:value="1502462332840" calcext:value-type="float">
            <text:p>1502462332840</text:p>
          </table:table-cell>
          <table:table-cell/>
        </table:table-row>
        <table:table-row table:style-name="ro1">
          <table:table-cell office:value-type="float" office:value="1513" calcext:value-type="float">
            <text:p>1513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32840" calcext:value-type="float">
            <text:p>1502462332840</text:p>
          </table:table-cell>
          <table:table-cell office:value-type="float" office:value="1502462332841" calcext:value-type="float">
            <text:p>1502462332841</text:p>
          </table:table-cell>
          <table:table-cell office:value-type="float" office:value="1502462332845" calcext:value-type="float">
            <text:p>1502462332845</text:p>
          </table:table-cell>
          <table:table-cell/>
        </table:table-row>
        <table:table-row table:style-name="ro1">
          <table:table-cell office:value-type="float" office:value="1514" calcext:value-type="float">
            <text:p>1514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32845" calcext:value-type="float">
            <text:p>1502462332845</text:p>
          </table:table-cell>
          <table:table-cell office:value-type="float" office:value="1502462332849" calcext:value-type="float">
            <text:p>1502462332849</text:p>
          </table:table-cell>
          <table:table-cell/>
        </table:table-row>
        <table:table-row table:style-name="ro1">
          <table:table-cell office:value-type="float" office:value="1515" calcext:value-type="float">
            <text:p>1515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32849" calcext:value-type="float">
            <text:p>1502462332849</text:p>
          </table:table-cell>
          <table:table-cell office:value-type="float" office:value="1502462332850" calcext:value-type="float">
            <text:p>1502462332850</text:p>
          </table:table-cell>
          <table:table-cell office:value-type="float" office:value="1502462332853" calcext:value-type="float">
            <text:p>1502462332853</text:p>
          </table:table-cell>
          <table:table-cell/>
        </table:table-row>
        <table:table-row table:style-name="ro1">
          <table:table-cell office:value-type="float" office:value="1516" calcext:value-type="float">
            <text:p>1516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32853" calcext:value-type="float">
            <text:p>1502462332853</text:p>
          </table:table-cell>
          <table:table-cell office:value-type="float" office:value="1502462332854" calcext:value-type="float">
            <text:p>1502462332854</text:p>
          </table:table-cell>
          <table:table-cell office:value-type="float" office:value="1502462332857" calcext:value-type="float">
            <text:p>1502462332857</text:p>
          </table:table-cell>
          <table:table-cell/>
        </table:table-row>
        <table:table-row table:style-name="ro1">
          <table:table-cell office:value-type="float" office:value="1517" calcext:value-type="float">
            <text:p>1517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32857" calcext:value-type="float">
            <text:p>1502462332857</text:p>
          </table:table-cell>
          <table:table-cell office:value-type="float" office:value="1502462332858" calcext:value-type="float">
            <text:p>1502462332858</text:p>
          </table:table-cell>
          <table:table-cell office:value-type="float" office:value="1502462332862" calcext:value-type="float">
            <text:p>1502462332862</text:p>
          </table:table-cell>
          <table:table-cell/>
        </table:table-row>
        <table:table-row table:style-name="ro1">
          <table:table-cell office:value-type="float" office:value="1518" calcext:value-type="float">
            <text:p>1518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32862" calcext:value-type="float">
            <text:p>1502462332862</text:p>
          </table:table-cell>
          <table:table-cell office:value-type="float" office:value="1502462332866" calcext:value-type="float">
            <text:p>1502462332866</text:p>
          </table:table-cell>
          <table:table-cell/>
        </table:table-row>
        <table:table-row table:style-name="ro1">
          <table:table-cell office:value-type="float" office:value="1519" calcext:value-type="float">
            <text:p>1519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32866" calcext:value-type="float">
            <text:p>1502462332866</text:p>
          </table:table-cell>
          <table:table-cell office:value-type="float" office:value="1502462332870" calcext:value-type="float">
            <text:p>1502462332870</text:p>
          </table:table-cell>
          <table:table-cell/>
        </table:table-row>
        <table:table-row table:style-name="ro1">
          <table:table-cell office:value-type="float" office:value="1520" calcext:value-type="float">
            <text:p>1520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32870" calcext:value-type="float">
            <text:p>1502462332870</text:p>
          </table:table-cell>
          <table:table-cell office:value-type="float" office:value="1502462332871" calcext:value-type="float">
            <text:p>1502462332871</text:p>
          </table:table-cell>
          <table:table-cell office:value-type="float" office:value="1502462332875" calcext:value-type="float">
            <text:p>1502462332875</text:p>
          </table:table-cell>
          <table:table-cell/>
        </table:table-row>
        <table:table-row table:style-name="ro1">
          <table:table-cell office:value-type="float" office:value="1521" calcext:value-type="float">
            <text:p>1521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32875" calcext:value-type="float">
            <text:p>1502462332875</text:p>
          </table:table-cell>
          <table:table-cell office:value-type="float" office:value="1502462332879" calcext:value-type="float">
            <text:p>1502462332879</text:p>
          </table:table-cell>
          <table:table-cell/>
        </table:table-row>
        <table:table-row table:style-name="ro1">
          <table:table-cell office:value-type="float" office:value="1522" calcext:value-type="float">
            <text:p>1522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32879" calcext:value-type="float">
            <text:p>1502462332879</text:p>
          </table:table-cell>
          <table:table-cell office:value-type="float" office:value="1502462332883" calcext:value-type="float">
            <text:p>1502462332883</text:p>
          </table:table-cell>
          <table:table-cell/>
        </table:table-row>
        <table:table-row table:style-name="ro1">
          <table:table-cell office:value-type="float" office:value="1523" calcext:value-type="float">
            <text:p>1523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32883" calcext:value-type="float">
            <text:p>1502462332883</text:p>
          </table:table-cell>
          <table:table-cell office:value-type="float" office:value="1502462332887" calcext:value-type="float">
            <text:p>1502462332887</text:p>
          </table:table-cell>
          <table:table-cell/>
        </table:table-row>
        <table:table-row table:style-name="ro1">
          <table:table-cell office:value-type="float" office:value="1524" calcext:value-type="float">
            <text:p>1524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32887" calcext:value-type="float">
            <text:p>1502462332887</text:p>
          </table:table-cell>
          <table:table-cell office:value-type="float" office:value="1502462332888" calcext:value-type="float">
            <text:p>1502462332888</text:p>
          </table:table-cell>
          <table:table-cell office:value-type="float" office:value="1502462332891" calcext:value-type="float">
            <text:p>1502462332891</text:p>
          </table:table-cell>
          <table:table-cell/>
        </table:table-row>
        <table:table-row table:style-name="ro1">
          <table:table-cell office:value-type="float" office:value="1525" calcext:value-type="float">
            <text:p>1525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32891" calcext:value-type="float">
            <text:p>1502462332891</text:p>
          </table:table-cell>
          <table:table-cell office:value-type="float" office:value="1502462332892" calcext:value-type="float">
            <text:p>1502462332892</text:p>
          </table:table-cell>
          <table:table-cell office:value-type="float" office:value="1502462332895" calcext:value-type="float">
            <text:p>1502462332895</text:p>
          </table:table-cell>
          <table:table-cell/>
        </table:table-row>
        <table:table-row table:style-name="ro1">
          <table:table-cell office:value-type="float" office:value="1526" calcext:value-type="float">
            <text:p>1526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32896" calcext:value-type="float">
            <text:p>1502462332896</text:p>
          </table:table-cell>
          <table:table-cell office:value-type="float" office:value="1502462332900" calcext:value-type="float">
            <text:p>1502462332900</text:p>
          </table:table-cell>
          <table:table-cell/>
        </table:table-row>
        <table:table-row table:style-name="ro1">
          <table:table-cell office:value-type="float" office:value="1527" calcext:value-type="float">
            <text:p>1527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32900" calcext:value-type="float">
            <text:p>1502462332900</text:p>
          </table:table-cell>
          <table:table-cell office:value-type="float" office:value="1502462332901" calcext:value-type="float">
            <text:p>1502462332901</text:p>
          </table:table-cell>
          <table:table-cell office:value-type="float" office:value="1502462332905" calcext:value-type="float">
            <text:p>1502462332905</text:p>
          </table:table-cell>
          <table:table-cell/>
        </table:table-row>
        <table:table-row table:style-name="ro1">
          <table:table-cell office:value-type="float" office:value="1528" calcext:value-type="float">
            <text:p>1528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32905" calcext:value-type="float">
            <text:p>1502462332905</text:p>
          </table:table-cell>
          <table:table-cell office:value-type="float" office:value="1502462332910" calcext:value-type="float">
            <text:p>1502462332910</text:p>
          </table:table-cell>
          <table:table-cell/>
        </table:table-row>
        <table:table-row table:style-name="ro1">
          <table:table-cell office:value-type="float" office:value="1529" calcext:value-type="float">
            <text:p>1529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32910" calcext:value-type="float">
            <text:p>1502462332910</text:p>
          </table:table-cell>
          <table:table-cell office:value-type="float" office:value="1502462332914" calcext:value-type="float">
            <text:p>1502462332914</text:p>
          </table:table-cell>
          <table:table-cell/>
        </table:table-row>
        <table:table-row table:style-name="ro1">
          <table:table-cell office:value-type="float" office:value="1530" calcext:value-type="float">
            <text:p>1530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32914" calcext:value-type="float">
            <text:p>1502462332914</text:p>
          </table:table-cell>
          <table:table-cell office:value-type="float" office:value="1502462332919" calcext:value-type="float">
            <text:p>1502462332919</text:p>
          </table:table-cell>
          <table:table-cell/>
        </table:table-row>
        <table:table-row table:style-name="ro1">
          <table:table-cell office:value-type="float" office:value="1531" calcext:value-type="float">
            <text:p>1531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32919" calcext:value-type="float">
            <text:p>1502462332919</text:p>
          </table:table-cell>
          <table:table-cell office:value-type="float" office:value="1502462332923" calcext:value-type="float">
            <text:p>1502462332923</text:p>
          </table:table-cell>
          <table:table-cell/>
        </table:table-row>
        <table:table-row table:style-name="ro1">
          <table:table-cell office:value-type="float" office:value="1532" calcext:value-type="float">
            <text:p>1532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32923" calcext:value-type="float">
            <text:p>1502462332923</text:p>
          </table:table-cell>
          <table:table-cell office:value-type="float" office:value="1502462332924" calcext:value-type="float">
            <text:p>1502462332924</text:p>
          </table:table-cell>
          <table:table-cell office:value-type="float" office:value="1502462332928" calcext:value-type="float">
            <text:p>1502462332928</text:p>
          </table:table-cell>
          <table:table-cell/>
        </table:table-row>
        <table:table-row table:style-name="ro1">
          <table:table-cell office:value-type="float" office:value="1533" calcext:value-type="float">
            <text:p>1533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32928" calcext:value-type="float">
            <text:p>1502462332928</text:p>
          </table:table-cell>
          <table:table-cell office:value-type="float" office:value="1502462332932" calcext:value-type="float">
            <text:p>1502462332932</text:p>
          </table:table-cell>
          <table:table-cell/>
        </table:table-row>
        <table:table-row table:style-name="ro1">
          <table:table-cell office:value-type="float" office:value="1534" calcext:value-type="float">
            <text:p>1534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32932" calcext:value-type="float">
            <text:p>1502462332932</text:p>
          </table:table-cell>
          <table:table-cell office:value-type="float" office:value="1502462332933" calcext:value-type="float">
            <text:p>1502462332933</text:p>
          </table:table-cell>
          <table:table-cell office:value-type="float" office:value="1502462333148" calcext:value-type="float">
            <text:p>1502462333148</text:p>
          </table:table-cell>
          <table:table-cell/>
        </table:table-row>
        <table:table-row table:style-name="ro1">
          <table:table-cell office:value-type="float" office:value="1535" calcext:value-type="float">
            <text:p>1535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33148" calcext:value-type="float">
            <text:p>1502462333148</text:p>
          </table:table-cell>
          <table:table-cell office:value-type="float" office:value="1502462333149" calcext:value-type="float">
            <text:p>1502462333149</text:p>
          </table:table-cell>
          <table:table-cell office:value-type="float" office:value="1502462333580" calcext:value-type="float">
            <text:p>1502462333580</text:p>
          </table:table-cell>
          <table:table-cell/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33581" calcext:value-type="float">
            <text:p>1502462333581</text:p>
          </table:table-cell>
          <table:table-cell office:value-type="float" office:value="1502462333585" calcext:value-type="float">
            <text:p>1502462333585</text:p>
          </table:table-cell>
          <table:table-cell/>
        </table:table-row>
        <table:table-row table:style-name="ro1">
          <table:table-cell office:value-type="float" office:value="1537" calcext:value-type="float">
            <text:p>1537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33585" calcext:value-type="float">
            <text:p>1502462333585</text:p>
          </table:table-cell>
          <table:table-cell office:value-type="float" office:value="1502462333586" calcext:value-type="float">
            <text:p>1502462333586</text:p>
          </table:table-cell>
          <table:table-cell office:value-type="float" office:value="1502462333590" calcext:value-type="float">
            <text:p>1502462333590</text:p>
          </table:table-cell>
          <table:table-cell/>
        </table:table-row>
        <table:table-row table:style-name="ro1">
          <table:table-cell office:value-type="float" office:value="1538" calcext:value-type="float">
            <text:p>1538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33590" calcext:value-type="float">
            <text:p>1502462333590</text:p>
          </table:table-cell>
          <table:table-cell office:value-type="float" office:value="1502462333594" calcext:value-type="float">
            <text:p>1502462333594</text:p>
          </table:table-cell>
          <table:table-cell/>
        </table:table-row>
        <table:table-row table:style-name="ro1">
          <table:table-cell office:value-type="float" office:value="1539" calcext:value-type="float">
            <text:p>1539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33595" calcext:value-type="float">
            <text:p>1502462333595</text:p>
          </table:table-cell>
          <table:table-cell office:value-type="float" office:value="1502462333599" calcext:value-type="float">
            <text:p>1502462333599</text:p>
          </table:table-cell>
          <table:table-cell/>
        </table:table-row>
        <table:table-row table:style-name="ro1">
          <table:table-cell office:value-type="float" office:value="1540" calcext:value-type="float">
            <text:p>1540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33599" calcext:value-type="float">
            <text:p>1502462333599</text:p>
          </table:table-cell>
          <table:table-cell office:value-type="float" office:value="1502462333600" calcext:value-type="float">
            <text:p>1502462333600</text:p>
          </table:table-cell>
          <table:table-cell office:value-type="float" office:value="1502462333818" calcext:value-type="float">
            <text:p>1502462333818</text:p>
          </table:table-cell>
          <table:table-cell/>
        </table:table-row>
        <table:table-row table:style-name="ro1">
          <table:table-cell office:value-type="float" office:value="1541" calcext:value-type="float">
            <text:p>1541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33818" calcext:value-type="float">
            <text:p>1502462333818</text:p>
          </table:table-cell>
          <table:table-cell office:value-type="float" office:value="1502462333819" calcext:value-type="float">
            <text:p>1502462333819</text:p>
          </table:table-cell>
          <table:table-cell office:value-type="float" office:value="1502462333823" calcext:value-type="float">
            <text:p>1502462333823</text:p>
          </table:table-cell>
          <table:table-cell/>
        </table:table-row>
        <table:table-row table:style-name="ro1">
          <table:table-cell office:value-type="float" office:value="1542" calcext:value-type="float">
            <text:p>1542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33823" calcext:value-type="float">
            <text:p>1502462333823</text:p>
          </table:table-cell>
          <table:table-cell office:value-type="float" office:value="1502462333827" calcext:value-type="float">
            <text:p>1502462333827</text:p>
          </table:table-cell>
          <table:table-cell/>
        </table:table-row>
        <table:table-row table:style-name="ro1">
          <table:table-cell office:value-type="float" office:value="1543" calcext:value-type="float">
            <text:p>1543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33827" calcext:value-type="float">
            <text:p>1502462333827</text:p>
          </table:table-cell>
          <table:table-cell office:value-type="float" office:value="1502462333828" calcext:value-type="float">
            <text:p>1502462333828</text:p>
          </table:table-cell>
          <table:table-cell office:value-type="float" office:value="1502462333832" calcext:value-type="float">
            <text:p>1502462333832</text:p>
          </table:table-cell>
          <table:table-cell/>
        </table:table-row>
        <table:table-row table:style-name="ro1">
          <table:table-cell office:value-type="float" office:value="1544" calcext:value-type="float">
            <text:p>1544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33832" calcext:value-type="float">
            <text:p>1502462333832</text:p>
          </table:table-cell>
          <table:table-cell office:value-type="float" office:value="1502462333836" calcext:value-type="float">
            <text:p>1502462333836</text:p>
          </table:table-cell>
          <table:table-cell/>
        </table:table-row>
        <table:table-row table:style-name="ro1">
          <table:table-cell office:value-type="float" office:value="1545" calcext:value-type="float">
            <text:p>1545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33836" calcext:value-type="float">
            <text:p>1502462333836</text:p>
          </table:table-cell>
          <table:table-cell office:value-type="float" office:value="1502462333837" calcext:value-type="float">
            <text:p>1502462333837</text:p>
          </table:table-cell>
          <table:table-cell office:value-type="float" office:value="1502462333841" calcext:value-type="float">
            <text:p>1502462333841</text:p>
          </table:table-cell>
          <table:table-cell/>
        </table:table-row>
        <table:table-row table:style-name="ro1">
          <table:table-cell office:value-type="float" office:value="1546" calcext:value-type="float">
            <text:p>1546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33841" calcext:value-type="float">
            <text:p>1502462333841</text:p>
          </table:table-cell>
          <table:table-cell office:value-type="float" office:value="1502462333845" calcext:value-type="float">
            <text:p>1502462333845</text:p>
          </table:table-cell>
          <table:table-cell/>
        </table:table-row>
        <table:table-row table:style-name="ro1">
          <table:table-cell office:value-type="float" office:value="1547" calcext:value-type="float">
            <text:p>1547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33845" calcext:value-type="float">
            <text:p>1502462333845</text:p>
          </table:table-cell>
          <table:table-cell office:value-type="float" office:value="1502462333850" calcext:value-type="float">
            <text:p>1502462333850</text:p>
          </table:table-cell>
          <table:table-cell/>
        </table:table-row>
        <table:table-row table:style-name="ro1">
          <table:table-cell office:value-type="float" office:value="1548" calcext:value-type="float">
            <text:p>1548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33850" calcext:value-type="float">
            <text:p>1502462333850</text:p>
          </table:table-cell>
          <table:table-cell office:value-type="float" office:value="1502462333854" calcext:value-type="float">
            <text:p>1502462333854</text:p>
          </table:table-cell>
          <table:table-cell/>
        </table:table-row>
        <table:table-row table:style-name="ro1">
          <table:table-cell office:value-type="float" office:value="1549" calcext:value-type="float">
            <text:p>1549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33854" calcext:value-type="float">
            <text:p>1502462333854</text:p>
          </table:table-cell>
          <table:table-cell office:value-type="float" office:value="1502462333855" calcext:value-type="float">
            <text:p>1502462333855</text:p>
          </table:table-cell>
          <table:table-cell office:value-type="float" office:value="1502462333859" calcext:value-type="float">
            <text:p>1502462333859</text:p>
          </table:table-cell>
          <table:table-cell/>
        </table:table-row>
        <table:table-row table:style-name="ro1">
          <table:table-cell office:value-type="float" office:value="1550" calcext:value-type="float">
            <text:p>1550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33859" calcext:value-type="float">
            <text:p>1502462333859</text:p>
          </table:table-cell>
          <table:table-cell office:value-type="float" office:value="1502462333863" calcext:value-type="float">
            <text:p>1502462333863</text:p>
          </table:table-cell>
          <table:table-cell/>
        </table:table-row>
        <table:table-row table:style-name="ro1">
          <table:table-cell office:value-type="float" office:value="1551" calcext:value-type="float">
            <text:p>1551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33863" calcext:value-type="float">
            <text:p>1502462333863</text:p>
          </table:table-cell>
          <table:table-cell office:value-type="float" office:value="1502462333864" calcext:value-type="float">
            <text:p>1502462333864</text:p>
          </table:table-cell>
          <table:table-cell office:value-type="float" office:value="1502462333868" calcext:value-type="float">
            <text:p>1502462333868</text:p>
          </table:table-cell>
          <table:table-cell/>
        </table:table-row>
        <table:table-row table:style-name="ro1">
          <table:table-cell office:value-type="float" office:value="1552" calcext:value-type="float">
            <text:p>1552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33868" calcext:value-type="float">
            <text:p>1502462333868</text:p>
          </table:table-cell>
          <table:table-cell office:value-type="float" office:value="1502462333872" calcext:value-type="float">
            <text:p>1502462333872</text:p>
          </table:table-cell>
          <table:table-cell/>
        </table:table-row>
        <table:table-row table:style-name="ro1">
          <table:table-cell office:value-type="float" office:value="1553" calcext:value-type="float">
            <text:p>1553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33872" calcext:value-type="float">
            <text:p>1502462333872</text:p>
          </table:table-cell>
          <table:table-cell office:value-type="float" office:value="1502462333873" calcext:value-type="float">
            <text:p>1502462333873</text:p>
          </table:table-cell>
          <table:table-cell office:value-type="float" office:value="1502462333877" calcext:value-type="float">
            <text:p>1502462333877</text:p>
          </table:table-cell>
          <table:table-cell/>
        </table:table-row>
        <table:table-row table:style-name="ro1">
          <table:table-cell office:value-type="float" office:value="1554" calcext:value-type="float">
            <text:p>1554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33877" calcext:value-type="float">
            <text:p>1502462333877</text:p>
          </table:table-cell>
          <table:table-cell office:value-type="float" office:value="1502462333881" calcext:value-type="float">
            <text:p>1502462333881</text:p>
          </table:table-cell>
          <table:table-cell/>
        </table:table-row>
        <table:table-row table:style-name="ro1">
          <table:table-cell office:value-type="float" office:value="1555" calcext:value-type="float">
            <text:p>1555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33881" calcext:value-type="float">
            <text:p>1502462333881</text:p>
          </table:table-cell>
          <table:table-cell office:value-type="float" office:value="1502462334099" calcext:value-type="float">
            <text:p>1502462334099</text:p>
          </table:table-cell>
          <table:table-cell/>
        </table:table-row>
        <table:table-row table:style-name="ro1">
          <table:table-cell office:value-type="float" office:value="1556" calcext:value-type="float">
            <text:p>1556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34099" calcext:value-type="float">
            <text:p>1502462334099</text:p>
          </table:table-cell>
          <table:table-cell office:value-type="float" office:value="1502462334100" calcext:value-type="float">
            <text:p>1502462334100</text:p>
          </table:table-cell>
          <table:table-cell office:value-type="float" office:value="1502462334103" calcext:value-type="float">
            <text:p>1502462334103</text:p>
          </table:table-cell>
          <table:table-cell/>
        </table:table-row>
        <table:table-row table:style-name="ro1">
          <table:table-cell office:value-type="float" office:value="1557" calcext:value-type="float">
            <text:p>1557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34103" calcext:value-type="float">
            <text:p>1502462334103</text:p>
          </table:table-cell>
          <table:table-cell office:value-type="float" office:value="1502462334104" calcext:value-type="float">
            <text:p>1502462334104</text:p>
          </table:table-cell>
          <table:table-cell office:value-type="float" office:value="1502462334107" calcext:value-type="float">
            <text:p>1502462334107</text:p>
          </table:table-cell>
          <table:table-cell/>
        </table:table-row>
        <table:table-row table:style-name="ro1">
          <table:table-cell office:value-type="float" office:value="1558" calcext:value-type="float">
            <text:p>1558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34107" calcext:value-type="float">
            <text:p>1502462334107</text:p>
          </table:table-cell>
          <table:table-cell office:value-type="float" office:value="1502462334110" calcext:value-type="float">
            <text:p>1502462334110</text:p>
          </table:table-cell>
          <table:table-cell/>
        </table:table-row>
        <table:table-row table:style-name="ro1">
          <table:table-cell office:value-type="float" office:value="1559" calcext:value-type="float">
            <text:p>1559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34110" calcext:value-type="float">
            <text:p>1502462334110</text:p>
          </table:table-cell>
          <table:table-cell office:value-type="float" office:value="1502462334111" calcext:value-type="float">
            <text:p>1502462334111</text:p>
          </table:table-cell>
          <table:table-cell office:value-type="float" office:value="1502462334114" calcext:value-type="float">
            <text:p>1502462334114</text:p>
          </table:table-cell>
          <table:table-cell/>
        </table:table-row>
        <table:table-row table:style-name="ro1">
          <table:table-cell office:value-type="float" office:value="1560" calcext:value-type="float">
            <text:p>1560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34114" calcext:value-type="float">
            <text:p>1502462334114</text:p>
          </table:table-cell>
          <table:table-cell office:value-type="float" office:value="1502462334117" calcext:value-type="float">
            <text:p>1502462334117</text:p>
          </table:table-cell>
          <table:table-cell/>
        </table:table-row>
        <table:table-row table:style-name="ro1">
          <table:table-cell office:value-type="float" office:value="1561" calcext:value-type="float">
            <text:p>1561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34117" calcext:value-type="float">
            <text:p>1502462334117</text:p>
          </table:table-cell>
          <table:table-cell office:value-type="float" office:value="1502462334548" calcext:value-type="float">
            <text:p>1502462334548</text:p>
          </table:table-cell>
          <table:table-cell/>
        </table:table-row>
        <table:table-row table:style-name="ro1">
          <table:table-cell office:value-type="float" office:value="1562" calcext:value-type="float">
            <text:p>1562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34548" calcext:value-type="float">
            <text:p>1502462334548</text:p>
          </table:table-cell>
          <table:table-cell office:value-type="float" office:value="1502462334551" calcext:value-type="float">
            <text:p>1502462334551</text:p>
          </table:table-cell>
          <table:table-cell/>
        </table:table-row>
        <table:table-row table:style-name="ro1">
          <table:table-cell office:value-type="float" office:value="1563" calcext:value-type="float">
            <text:p>1563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34551" calcext:value-type="float">
            <text:p>1502462334551</text:p>
          </table:table-cell>
          <table:table-cell office:value-type="float" office:value="1502462334552" calcext:value-type="float">
            <text:p>1502462334552</text:p>
          </table:table-cell>
          <table:table-cell office:value-type="float" office:value="1502462334555" calcext:value-type="float">
            <text:p>1502462334555</text:p>
          </table:table-cell>
          <table:table-cell/>
        </table:table-row>
        <table:table-row table:style-name="ro1">
          <table:table-cell office:value-type="float" office:value="1564" calcext:value-type="float">
            <text:p>1564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34555" calcext:value-type="float">
            <text:p>1502462334555</text:p>
          </table:table-cell>
          <table:table-cell office:value-type="float" office:value="1502462334559" calcext:value-type="float">
            <text:p>1502462334559</text:p>
          </table:table-cell>
          <table:table-cell/>
        </table:table-row>
        <table:table-row table:style-name="ro1">
          <table:table-cell office:value-type="float" office:value="1565" calcext:value-type="float">
            <text:p>1565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34559" calcext:value-type="float">
            <text:p>1502462334559</text:p>
          </table:table-cell>
          <table:table-cell office:value-type="float" office:value="1502462334562" calcext:value-type="float">
            <text:p>1502462334562</text:p>
          </table:table-cell>
          <table:table-cell/>
        </table:table-row>
        <table:table-row table:style-name="ro1">
          <table:table-cell office:value-type="float" office:value="1566" calcext:value-type="float">
            <text:p>1566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34562" calcext:value-type="float">
            <text:p>1502462334562</text:p>
          </table:table-cell>
          <table:table-cell office:value-type="float" office:value="1502462334563" calcext:value-type="float">
            <text:p>1502462334563</text:p>
          </table:table-cell>
          <table:table-cell office:value-type="float" office:value="1502462334566" calcext:value-type="float">
            <text:p>1502462334566</text:p>
          </table:table-cell>
          <table:table-cell/>
        </table:table-row>
        <table:table-row table:style-name="ro1">
          <table:table-cell office:value-type="float" office:value="1567" calcext:value-type="float">
            <text:p>1567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34566" calcext:value-type="float">
            <text:p>1502462334566</text:p>
          </table:table-cell>
          <table:table-cell office:value-type="float" office:value="1502462334570" calcext:value-type="float">
            <text:p>1502462334570</text:p>
          </table:table-cell>
          <table:table-cell/>
        </table:table-row>
        <table:table-row table:style-name="ro1">
          <table:table-cell office:value-type="float" office:value="1568" calcext:value-type="float">
            <text:p>1568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34570" calcext:value-type="float">
            <text:p>1502462334570</text:p>
          </table:table-cell>
          <table:table-cell office:value-type="float" office:value="1502462334573" calcext:value-type="float">
            <text:p>1502462334573</text:p>
          </table:table-cell>
          <table:table-cell/>
        </table:table-row>
        <table:table-row table:style-name="ro1">
          <table:table-cell office:value-type="float" office:value="1569" calcext:value-type="float">
            <text:p>1569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34573" calcext:value-type="float">
            <text:p>1502462334573</text:p>
          </table:table-cell>
          <table:table-cell office:value-type="float" office:value="1502462334574" calcext:value-type="float">
            <text:p>1502462334574</text:p>
          </table:table-cell>
          <table:table-cell office:value-type="float" office:value="1502462334577" calcext:value-type="float">
            <text:p>1502462334577</text:p>
          </table:table-cell>
          <table:table-cell/>
        </table:table-row>
        <table:table-row table:style-name="ro1">
          <table:table-cell office:value-type="float" office:value="1570" calcext:value-type="float">
            <text:p>1570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34577" calcext:value-type="float">
            <text:p>1502462334577</text:p>
          </table:table-cell>
          <table:table-cell office:value-type="float" office:value="1502462335009" calcext:value-type="float">
            <text:p>1502462335009</text:p>
          </table:table-cell>
          <table:table-cell/>
        </table:table-row>
        <table:table-row table:style-name="ro1">
          <table:table-cell office:value-type="float" office:value="1571" calcext:value-type="float">
            <text:p>1571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35009" calcext:value-type="float">
            <text:p>1502462335009</text:p>
          </table:table-cell>
          <table:table-cell office:value-type="float" office:value="1502462335010" calcext:value-type="float">
            <text:p>1502462335010</text:p>
          </table:table-cell>
          <table:table-cell office:value-type="float" office:value="1502462335013" calcext:value-type="float">
            <text:p>1502462335013</text:p>
          </table:table-cell>
          <table:table-cell/>
        </table:table-row>
        <table:table-row table:style-name="ro1">
          <table:table-cell office:value-type="float" office:value="1572" calcext:value-type="float">
            <text:p>1572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35013" calcext:value-type="float">
            <text:p>1502462335013</text:p>
          </table:table-cell>
          <table:table-cell office:value-type="float" office:value="1502462335016" calcext:value-type="float">
            <text:p>1502462335016</text:p>
          </table:table-cell>
          <table:table-cell/>
        </table:table-row>
        <table:table-row table:style-name="ro1">
          <table:table-cell office:value-type="float" office:value="1573" calcext:value-type="float">
            <text:p>1573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35016" calcext:value-type="float">
            <text:p>1502462335016</text:p>
          </table:table-cell>
          <table:table-cell office:value-type="float" office:value="1502462335017" calcext:value-type="float">
            <text:p>1502462335017</text:p>
          </table:table-cell>
          <table:table-cell office:value-type="float" office:value="1502462335028" calcext:value-type="float">
            <text:p>1502462335028</text:p>
          </table:table-cell>
          <table:table-cell/>
        </table:table-row>
        <table:table-row table:style-name="ro1">
          <table:table-cell office:value-type="float" office:value="1574" calcext:value-type="float">
            <text:p>1574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35029" calcext:value-type="float">
            <text:p>1502462335029</text:p>
          </table:table-cell>
          <table:table-cell office:value-type="float" office:value="1502462335248" calcext:value-type="float">
            <text:p>1502462335248</text:p>
          </table:table-cell>
          <table:table-cell/>
        </table:table-row>
        <table:table-row table:style-name="ro1">
          <table:table-cell office:value-type="float" office:value="1575" calcext:value-type="float">
            <text:p>1575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35248" calcext:value-type="float">
            <text:p>1502462335248</text:p>
          </table:table-cell>
          <table:table-cell office:value-type="float" office:value="1502462335251" calcext:value-type="float">
            <text:p>1502462335251</text:p>
          </table:table-cell>
          <table:table-cell/>
        </table:table-row>
        <table:table-row table:style-name="ro1">
          <table:table-cell office:value-type="float" office:value="1576" calcext:value-type="float">
            <text:p>1576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35251" calcext:value-type="float">
            <text:p>1502462335251</text:p>
          </table:table-cell>
          <table:table-cell office:value-type="float" office:value="1502462335470" calcext:value-type="float">
            <text:p>1502462335470</text:p>
          </table:table-cell>
          <table:table-cell/>
        </table:table-row>
        <table:table-row table:style-name="ro1">
          <table:table-cell office:value-type="float" office:value="1577" calcext:value-type="float">
            <text:p>1577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35470" calcext:value-type="float">
            <text:p>1502462335470</text:p>
          </table:table-cell>
          <table:table-cell office:value-type="float" office:value="1502462335473" calcext:value-type="float">
            <text:p>1502462335473</text:p>
          </table:table-cell>
          <table:table-cell/>
        </table:table-row>
        <table:table-row table:style-name="ro1">
          <table:table-cell office:value-type="float" office:value="1578" calcext:value-type="float">
            <text:p>1578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35473" calcext:value-type="float">
            <text:p>1502462335473</text:p>
          </table:table-cell>
          <table:table-cell office:value-type="float" office:value="1502462335476" calcext:value-type="float">
            <text:p>1502462335476</text:p>
          </table:table-cell>
          <table:table-cell/>
        </table:table-row>
        <table:table-row table:style-name="ro1">
          <table:table-cell office:value-type="float" office:value="1579" calcext:value-type="float">
            <text:p>1579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35476" calcext:value-type="float">
            <text:p>1502462335476</text:p>
          </table:table-cell>
          <table:table-cell office:value-type="float" office:value="1502462335479" calcext:value-type="float">
            <text:p>1502462335479</text:p>
          </table:table-cell>
          <table:table-cell/>
        </table:table-row>
        <table:table-row table:style-name="ro1">
          <table:table-cell office:value-type="float" office:value="1580" calcext:value-type="float">
            <text:p>1580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35479" calcext:value-type="float">
            <text:p>1502462335479</text:p>
          </table:table-cell>
          <table:table-cell office:value-type="float" office:value="1502462335482" calcext:value-type="float">
            <text:p>1502462335482</text:p>
          </table:table-cell>
          <table:table-cell/>
        </table:table-row>
        <table:table-row table:style-name="ro1">
          <table:table-cell office:value-type="float" office:value="1581" calcext:value-type="float">
            <text:p>1581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35482" calcext:value-type="float">
            <text:p>1502462335482</text:p>
          </table:table-cell>
          <table:table-cell office:value-type="float" office:value="1502462335483" calcext:value-type="float">
            <text:p>1502462335483</text:p>
          </table:table-cell>
          <table:table-cell office:value-type="float" office:value="1502462335486" calcext:value-type="float">
            <text:p>1502462335486</text:p>
          </table:table-cell>
          <table:table-cell/>
        </table:table-row>
        <table:table-row table:style-name="ro1">
          <table:table-cell office:value-type="float" office:value="1582" calcext:value-type="float">
            <text:p>1582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35486" calcext:value-type="float">
            <text:p>1502462335486</text:p>
          </table:table-cell>
          <table:table-cell office:value-type="float" office:value="1502462335489" calcext:value-type="float">
            <text:p>1502462335489</text:p>
          </table:table-cell>
          <table:table-cell/>
        </table:table-row>
        <table:table-row table:style-name="ro1">
          <table:table-cell office:value-type="float" office:value="1583" calcext:value-type="float">
            <text:p>1583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35489" calcext:value-type="float">
            <text:p>1502462335489</text:p>
          </table:table-cell>
          <table:table-cell office:value-type="float" office:value="1502462335492" calcext:value-type="float">
            <text:p>1502462335492</text:p>
          </table:table-cell>
          <table:table-cell/>
        </table:table-row>
        <table:table-row table:style-name="ro1">
          <table:table-cell office:value-type="float" office:value="1584" calcext:value-type="float">
            <text:p>1584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35492" calcext:value-type="float">
            <text:p>1502462335492</text:p>
          </table:table-cell>
          <table:table-cell office:value-type="float" office:value="1502462335495" calcext:value-type="float">
            <text:p>1502462335495</text:p>
          </table:table-cell>
          <table:table-cell/>
        </table:table-row>
        <table:table-row table:style-name="ro1">
          <table:table-cell office:value-type="float" office:value="1585" calcext:value-type="float">
            <text:p>1585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35495" calcext:value-type="float">
            <text:p>1502462335495</text:p>
          </table:table-cell>
          <table:table-cell office:value-type="float" office:value="1502462335498" calcext:value-type="float">
            <text:p>1502462335498</text:p>
          </table:table-cell>
          <table:table-cell/>
        </table:table-row>
        <table:table-row table:style-name="ro1">
          <table:table-cell office:value-type="float" office:value="1586" calcext:value-type="float">
            <text:p>1586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35498" calcext:value-type="float">
            <text:p>1502462335498</text:p>
          </table:table-cell>
          <table:table-cell office:value-type="float" office:value="1502462335499" calcext:value-type="float">
            <text:p>1502462335499</text:p>
          </table:table-cell>
          <table:table-cell office:value-type="float" office:value="1502462335502" calcext:value-type="float">
            <text:p>1502462335502</text:p>
          </table:table-cell>
          <table:table-cell/>
        </table:table-row>
        <table:table-row table:style-name="ro1">
          <table:table-cell office:value-type="float" office:value="1587" calcext:value-type="float">
            <text:p>1587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35502" calcext:value-type="float">
            <text:p>1502462335502</text:p>
          </table:table-cell>
          <table:table-cell office:value-type="float" office:value="1502462335504" calcext:value-type="float">
            <text:p>1502462335504</text:p>
          </table:table-cell>
          <table:table-cell/>
        </table:table-row>
        <table:table-row table:style-name="ro1">
          <table:table-cell office:value-type="float" office:value="1588" calcext:value-type="float">
            <text:p>1588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35505" calcext:value-type="float">
            <text:p>1502462335505</text:p>
          </table:table-cell>
          <table:table-cell office:value-type="float" office:value="1502462335508" calcext:value-type="float">
            <text:p>1502462335508</text:p>
          </table:table-cell>
          <table:table-cell/>
        </table:table-row>
        <table:table-row table:style-name="ro1">
          <table:table-cell office:value-type="float" office:value="1589" calcext:value-type="float">
            <text:p>1589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35508" calcext:value-type="float">
            <text:p>1502462335508</text:p>
          </table:table-cell>
          <table:table-cell office:value-type="float" office:value="1502462335509" calcext:value-type="float">
            <text:p>1502462335509</text:p>
          </table:table-cell>
          <table:table-cell office:value-type="float" office:value="1502462335939" calcext:value-type="float">
            <text:p>1502462335939</text:p>
          </table:table-cell>
          <table:table-cell/>
        </table:table-row>
        <table:table-row table:style-name="ro1">
          <table:table-cell office:value-type="float" office:value="1590" calcext:value-type="float">
            <text:p>1590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35939" calcext:value-type="float">
            <text:p>1502462335939</text:p>
          </table:table-cell>
          <table:table-cell office:value-type="float" office:value="1502462335940" calcext:value-type="float">
            <text:p>1502462335940</text:p>
          </table:table-cell>
          <table:table-cell office:value-type="float" office:value="1502462335942" calcext:value-type="float">
            <text:p>1502462335942</text:p>
          </table:table-cell>
          <table:table-cell/>
        </table:table-row>
        <table:table-row table:style-name="ro1">
          <table:table-cell office:value-type="float" office:value="1591" calcext:value-type="float">
            <text:p>1591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35942" calcext:value-type="float">
            <text:p>1502462335942</text:p>
          </table:table-cell>
          <table:table-cell office:value-type="float" office:value="1502462335943" calcext:value-type="float">
            <text:p>1502462335943</text:p>
          </table:table-cell>
          <table:table-cell office:value-type="float" office:value="1502462335945" calcext:value-type="float">
            <text:p>1502462335945</text:p>
          </table:table-cell>
          <table:table-cell/>
        </table:table-row>
        <table:table-row table:style-name="ro1">
          <table:table-cell office:value-type="float" office:value="1592" calcext:value-type="float">
            <text:p>1592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35946" calcext:value-type="float">
            <text:p>1502462335946</text:p>
          </table:table-cell>
          <table:table-cell office:value-type="float" office:value="1502462335949" calcext:value-type="float">
            <text:p>1502462335949</text:p>
          </table:table-cell>
          <table:table-cell/>
        </table:table-row>
        <table:table-row table:style-name="ro1">
          <table:table-cell office:value-type="float" office:value="1593" calcext:value-type="float">
            <text:p>1593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35949" calcext:value-type="float">
            <text:p>1502462335949</text:p>
          </table:table-cell>
          <table:table-cell office:value-type="float" office:value="1502462335952" calcext:value-type="float">
            <text:p>1502462335952</text:p>
          </table:table-cell>
          <table:table-cell/>
        </table:table-row>
        <table:table-row table:style-name="ro1">
          <table:table-cell office:value-type="float" office:value="1594" calcext:value-type="float">
            <text:p>1594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35952" calcext:value-type="float">
            <text:p>1502462335952</text:p>
          </table:table-cell>
          <table:table-cell office:value-type="float" office:value="1502462335955" calcext:value-type="float">
            <text:p>1502462335955</text:p>
          </table:table-cell>
          <table:table-cell/>
        </table:table-row>
        <table:table-row table:style-name="ro1">
          <table:table-cell office:value-type="float" office:value="1595" calcext:value-type="float">
            <text:p>1595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35955" calcext:value-type="float">
            <text:p>1502462335955</text:p>
          </table:table-cell>
          <table:table-cell office:value-type="float" office:value="1502462335958" calcext:value-type="float">
            <text:p>1502462335958</text:p>
          </table:table-cell>
          <table:table-cell/>
        </table:table-row>
        <table:table-row table:style-name="ro1">
          <table:table-cell office:value-type="float" office:value="1596" calcext:value-type="float">
            <text:p>1596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35958" calcext:value-type="float">
            <text:p>1502462335958</text:p>
          </table:table-cell>
          <table:table-cell office:value-type="float" office:value="1502462335959" calcext:value-type="float">
            <text:p>1502462335959</text:p>
          </table:table-cell>
          <table:table-cell office:value-type="float" office:value="1502462335961" calcext:value-type="float">
            <text:p>1502462335961</text:p>
          </table:table-cell>
          <table:table-cell/>
        </table:table-row>
        <table:table-row table:style-name="ro1">
          <table:table-cell office:value-type="float" office:value="1597" calcext:value-type="float">
            <text:p>1597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35961" calcext:value-type="float">
            <text:p>1502462335961</text:p>
          </table:table-cell>
          <table:table-cell office:value-type="float" office:value="1502462335962" calcext:value-type="float">
            <text:p>1502462335962</text:p>
          </table:table-cell>
          <table:table-cell office:value-type="float" office:value="1502462335964" calcext:value-type="float">
            <text:p>1502462335964</text:p>
          </table:table-cell>
          <table:table-cell/>
        </table:table-row>
        <table:table-row table:style-name="ro1">
          <table:table-cell office:value-type="float" office:value="1598" calcext:value-type="float">
            <text:p>1598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35964" calcext:value-type="float">
            <text:p>1502462335964</text:p>
          </table:table-cell>
          <table:table-cell office:value-type="float" office:value="1502462335965" calcext:value-type="float">
            <text:p>1502462335965</text:p>
          </table:table-cell>
          <table:table-cell office:value-type="float" office:value="1502462336179" calcext:value-type="float">
            <text:p>1502462336179</text:p>
          </table:table-cell>
          <table:table-cell/>
        </table:table-row>
        <table:table-row table:style-name="ro1">
          <table:table-cell office:value-type="float" office:value="1599" calcext:value-type="float">
            <text:p>1599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36179" calcext:value-type="float">
            <text:p>1502462336179</text:p>
          </table:table-cell>
          <table:table-cell office:value-type="float" office:value="1502462336839" calcext:value-type="float">
            <text:p>1502462336839</text:p>
          </table:table-cell>
          <table:table-cell/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36839" calcext:value-type="float">
            <text:p>1502462336839</text:p>
          </table:table-cell>
          <table:table-cell office:value-type="float" office:value="1502462336840" calcext:value-type="float">
            <text:p>1502462336840</text:p>
          </table:table-cell>
          <table:table-cell office:value-type="float" office:value="1502462336842" calcext:value-type="float">
            <text:p>1502462336842</text:p>
          </table:table-cell>
          <table:table-cell/>
        </table:table-row>
        <table:table-row table:style-name="ro1">
          <table:table-cell office:value-type="float" office:value="1601" calcext:value-type="float">
            <text:p>1601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36842" calcext:value-type="float">
            <text:p>1502462336842</text:p>
          </table:table-cell>
          <table:table-cell office:value-type="float" office:value="1502462336843" calcext:value-type="float">
            <text:p>1502462336843</text:p>
          </table:table-cell>
          <table:table-cell office:value-type="float" office:value="1502462336845" calcext:value-type="float">
            <text:p>1502462336845</text:p>
          </table:table-cell>
          <table:table-cell/>
        </table:table-row>
        <table:table-row table:style-name="ro1">
          <table:table-cell office:value-type="float" office:value="1602" calcext:value-type="float">
            <text:p>1602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36846" calcext:value-type="float">
            <text:p>1502462336846</text:p>
          </table:table-cell>
          <table:table-cell office:value-type="float" office:value="1502462336849" calcext:value-type="float">
            <text:p>1502462336849</text:p>
          </table:table-cell>
          <table:table-cell/>
        </table:table-row>
        <table:table-row table:style-name="ro1">
          <table:table-cell office:value-type="float" office:value="1603" calcext:value-type="float">
            <text:p>1603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36849" calcext:value-type="float">
            <text:p>1502462336849</text:p>
          </table:table-cell>
          <table:table-cell office:value-type="float" office:value="1502462336852" calcext:value-type="float">
            <text:p>1502462336852</text:p>
          </table:table-cell>
          <table:table-cell/>
        </table:table-row>
        <table:table-row table:style-name="ro1">
          <table:table-cell office:value-type="float" office:value="1604" calcext:value-type="float">
            <text:p>1604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36852" calcext:value-type="float">
            <text:p>1502462336852</text:p>
          </table:table-cell>
          <table:table-cell office:value-type="float" office:value="1502462337508" calcext:value-type="float">
            <text:p>1502462337508</text:p>
          </table:table-cell>
          <table:table-cell/>
        </table:table-row>
        <table:table-row table:style-name="ro1">
          <table:table-cell office:value-type="float" office:value="1605" calcext:value-type="float">
            <text:p>1605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37508" calcext:value-type="float">
            <text:p>1502462337508</text:p>
          </table:table-cell>
          <table:table-cell office:value-type="float" office:value="1502462337511" calcext:value-type="float">
            <text:p>1502462337511</text:p>
          </table:table-cell>
          <table:table-cell/>
        </table:table-row>
        <table:table-row table:style-name="ro1">
          <table:table-cell office:value-type="float" office:value="1606" calcext:value-type="float">
            <text:p>1606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37511" calcext:value-type="float">
            <text:p>1502462337511</text:p>
          </table:table-cell>
          <table:table-cell office:value-type="float" office:value="1502462337514" calcext:value-type="float">
            <text:p>1502462337514</text:p>
          </table:table-cell>
          <table:table-cell/>
        </table:table-row>
        <table:table-row table:style-name="ro1">
          <table:table-cell office:value-type="float" office:value="1607" calcext:value-type="float">
            <text:p>1607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37514" calcext:value-type="float">
            <text:p>1502462337514</text:p>
          </table:table-cell>
          <table:table-cell office:value-type="float" office:value="1502462337515" calcext:value-type="float">
            <text:p>1502462337515</text:p>
          </table:table-cell>
          <table:table-cell office:value-type="float" office:value="1502462337518" calcext:value-type="float">
            <text:p>1502462337518</text:p>
          </table:table-cell>
          <table:table-cell/>
        </table:table-row>
        <table:table-row table:style-name="ro1">
          <table:table-cell office:value-type="float" office:value="1608" calcext:value-type="float">
            <text:p>1608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37518" calcext:value-type="float">
            <text:p>1502462337518</text:p>
          </table:table-cell>
          <table:table-cell office:value-type="float" office:value="1502462337521" calcext:value-type="float">
            <text:p>1502462337521</text:p>
          </table:table-cell>
          <table:table-cell/>
        </table:table-row>
        <table:table-row table:style-name="ro1">
          <table:table-cell office:value-type="float" office:value="1609" calcext:value-type="float">
            <text:p>1609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37521" calcext:value-type="float">
            <text:p>1502462337521</text:p>
          </table:table-cell>
          <table:table-cell office:value-type="float" office:value="1502462337524" calcext:value-type="float">
            <text:p>1502462337524</text:p>
          </table:table-cell>
          <table:table-cell/>
        </table:table-row>
        <table:table-row table:style-name="ro1">
          <table:table-cell office:value-type="float" office:value="1610" calcext:value-type="float">
            <text:p>1610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37524" calcext:value-type="float">
            <text:p>1502462337524</text:p>
          </table:table-cell>
          <table:table-cell office:value-type="float" office:value="1502462337527" calcext:value-type="float">
            <text:p>1502462337527</text:p>
          </table:table-cell>
          <table:table-cell/>
        </table:table-row>
        <table:table-row table:style-name="ro1">
          <table:table-cell office:value-type="float" office:value="1611" calcext:value-type="float">
            <text:p>1611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37527" calcext:value-type="float">
            <text:p>1502462337527</text:p>
          </table:table-cell>
          <table:table-cell office:value-type="float" office:value="1502462337528" calcext:value-type="float">
            <text:p>1502462337528</text:p>
          </table:table-cell>
          <table:table-cell office:value-type="float" office:value="1502462337531" calcext:value-type="float">
            <text:p>1502462337531</text:p>
          </table:table-cell>
          <table:table-cell/>
        </table:table-row>
        <table:table-row table:style-name="ro1">
          <table:table-cell office:value-type="float" office:value="1612" calcext:value-type="float">
            <text:p>1612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37531" calcext:value-type="float">
            <text:p>1502462337531</text:p>
          </table:table-cell>
          <table:table-cell office:value-type="float" office:value="1502462337534" calcext:value-type="float">
            <text:p>1502462337534</text:p>
          </table:table-cell>
          <table:table-cell/>
        </table:table-row>
        <table:table-row table:style-name="ro1">
          <table:table-cell office:value-type="float" office:value="1613" calcext:value-type="float">
            <text:p>1613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37534" calcext:value-type="float">
            <text:p>1502462337534</text:p>
          </table:table-cell>
          <table:table-cell office:value-type="float" office:value="1502462337537" calcext:value-type="float">
            <text:p>1502462337537</text:p>
          </table:table-cell>
          <table:table-cell/>
        </table:table-row>
        <table:table-row table:style-name="ro1">
          <table:table-cell office:value-type="float" office:value="1614" calcext:value-type="float">
            <text:p>1614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37537" calcext:value-type="float">
            <text:p>1502462337537</text:p>
          </table:table-cell>
          <table:table-cell office:value-type="float" office:value="1502462337969" calcext:value-type="float">
            <text:p>1502462337969</text:p>
          </table:table-cell>
          <table:table-cell/>
        </table:table-row>
        <table:table-row table:style-name="ro1">
          <table:table-cell office:value-type="float" office:value="1615" calcext:value-type="float">
            <text:p>1615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37969" calcext:value-type="float">
            <text:p>1502462337969</text:p>
          </table:table-cell>
          <table:table-cell office:value-type="float" office:value="1502462337970" calcext:value-type="float">
            <text:p>1502462337970</text:p>
          </table:table-cell>
          <table:table-cell office:value-type="float" office:value="1502462337972" calcext:value-type="float">
            <text:p>1502462337972</text:p>
          </table:table-cell>
          <table:table-cell/>
        </table:table-row>
        <table:table-row table:style-name="ro1">
          <table:table-cell office:value-type="float" office:value="1616" calcext:value-type="float">
            <text:p>1616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37973" calcext:value-type="float">
            <text:p>1502462337973</text:p>
          </table:table-cell>
          <table:table-cell office:value-type="float" office:value="1502462337976" calcext:value-type="float">
            <text:p>1502462337976</text:p>
          </table:table-cell>
          <table:table-cell/>
        </table:table-row>
        <table:table-row table:style-name="ro1">
          <table:table-cell office:value-type="float" office:value="1617" calcext:value-type="float">
            <text:p>1617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37976" calcext:value-type="float">
            <text:p>1502462337976</text:p>
          </table:table-cell>
          <table:table-cell office:value-type="float" office:value="1502462337979" calcext:value-type="float">
            <text:p>1502462337979</text:p>
          </table:table-cell>
          <table:table-cell/>
        </table:table-row>
        <table:table-row table:style-name="ro1">
          <table:table-cell office:value-type="float" office:value="1618" calcext:value-type="float">
            <text:p>1618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37980" calcext:value-type="float">
            <text:p>1502462337980</text:p>
          </table:table-cell>
          <table:table-cell office:value-type="float" office:value="1502462337983" calcext:value-type="float">
            <text:p>1502462337983</text:p>
          </table:table-cell>
          <table:table-cell/>
        </table:table-row>
        <table:table-row table:style-name="ro1">
          <table:table-cell office:value-type="float" office:value="1619" calcext:value-type="float">
            <text:p>1619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37983" calcext:value-type="float">
            <text:p>1502462337983</text:p>
          </table:table-cell>
          <table:table-cell office:value-type="float" office:value="1502462337987" calcext:value-type="float">
            <text:p>1502462337987</text:p>
          </table:table-cell>
          <table:table-cell/>
        </table:table-row>
        <table:table-row table:style-name="ro1">
          <table:table-cell office:value-type="float" office:value="1620" calcext:value-type="float">
            <text:p>1620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37987" calcext:value-type="float">
            <text:p>1502462337987</text:p>
          </table:table-cell>
          <table:table-cell office:value-type="float" office:value="1502462337990" calcext:value-type="float">
            <text:p>1502462337990</text:p>
          </table:table-cell>
          <table:table-cell/>
        </table:table-row>
        <table:table-row table:style-name="ro1">
          <table:table-cell office:value-type="float" office:value="1621" calcext:value-type="float">
            <text:p>1621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37991" calcext:value-type="float">
            <text:p>1502462337991</text:p>
          </table:table-cell>
          <table:table-cell office:value-type="float" office:value="1502462337994" calcext:value-type="float">
            <text:p>1502462337994</text:p>
          </table:table-cell>
          <table:table-cell/>
        </table:table-row>
        <table:table-row table:style-name="ro1">
          <table:table-cell office:value-type="float" office:value="1622" calcext:value-type="float">
            <text:p>1622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37994" calcext:value-type="float">
            <text:p>1502462337994</text:p>
          </table:table-cell>
          <table:table-cell office:value-type="float" office:value="1502462337995" calcext:value-type="float">
            <text:p>1502462337995</text:p>
          </table:table-cell>
          <table:table-cell office:value-type="float" office:value="1502462338209" calcext:value-type="float">
            <text:p>1502462338209</text:p>
          </table:table-cell>
          <table:table-cell/>
        </table:table-row>
        <table:table-row table:style-name="ro1">
          <table:table-cell office:value-type="float" office:value="1623" calcext:value-type="float">
            <text:p>1623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38209" calcext:value-type="float">
            <text:p>1502462338209</text:p>
          </table:table-cell>
          <table:table-cell office:value-type="float" office:value="1502462338210" calcext:value-type="float">
            <text:p>1502462338210</text:p>
          </table:table-cell>
          <table:table-cell office:value-type="float" office:value="1502462338212" calcext:value-type="float">
            <text:p>1502462338212</text:p>
          </table:table-cell>
          <table:table-cell/>
        </table:table-row>
        <table:table-row table:style-name="ro1">
          <table:table-cell office:value-type="float" office:value="1624" calcext:value-type="float">
            <text:p>1624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38212" calcext:value-type="float">
            <text:p>1502462338212</text:p>
          </table:table-cell>
          <table:table-cell office:value-type="float" office:value="1502462338213" calcext:value-type="float">
            <text:p>1502462338213</text:p>
          </table:table-cell>
          <table:table-cell office:value-type="float" office:value="1502462338216" calcext:value-type="float">
            <text:p>1502462338216</text:p>
          </table:table-cell>
          <table:table-cell/>
        </table:table-row>
        <table:table-row table:style-name="ro1">
          <table:table-cell office:value-type="float" office:value="1625" calcext:value-type="float">
            <text:p>1625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38216" calcext:value-type="float">
            <text:p>1502462338216</text:p>
          </table:table-cell>
          <table:table-cell office:value-type="float" office:value="1502462338219" calcext:value-type="float">
            <text:p>1502462338219</text:p>
          </table:table-cell>
          <table:table-cell/>
        </table:table-row>
        <table:table-row table:style-name="ro1">
          <table:table-cell office:value-type="float" office:value="1626" calcext:value-type="float">
            <text:p>1626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38219" calcext:value-type="float">
            <text:p>1502462338219</text:p>
          </table:table-cell>
          <table:table-cell office:value-type="float" office:value="1502462338222" calcext:value-type="float">
            <text:p>1502462338222</text:p>
          </table:table-cell>
          <table:table-cell/>
        </table:table-row>
        <table:table-row table:style-name="ro1">
          <table:table-cell office:value-type="float" office:value="1627" calcext:value-type="float">
            <text:p>1627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38222" calcext:value-type="float">
            <text:p>1502462338222</text:p>
          </table:table-cell>
          <table:table-cell office:value-type="float" office:value="1502462338225" calcext:value-type="float">
            <text:p>1502462338225</text:p>
          </table:table-cell>
          <table:table-cell/>
        </table:table-row>
        <table:table-row table:style-name="ro1">
          <table:table-cell office:value-type="float" office:value="1628" calcext:value-type="float">
            <text:p>1628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38225" calcext:value-type="float">
            <text:p>1502462338225</text:p>
          </table:table-cell>
          <table:table-cell office:value-type="float" office:value="1502462338657" calcext:value-type="float">
            <text:p>1502462338657</text:p>
          </table:table-cell>
          <table:table-cell/>
        </table:table-row>
        <table:table-row table:style-name="ro1">
          <table:table-cell office:value-type="float" office:value="1629" calcext:value-type="float">
            <text:p>1629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38658" calcext:value-type="float">
            <text:p>1502462338658</text:p>
          </table:table-cell>
          <table:table-cell office:value-type="float" office:value="1502462338661" calcext:value-type="float">
            <text:p>1502462338661</text:p>
          </table:table-cell>
          <table:table-cell/>
        </table:table-row>
        <table:table-row table:style-name="ro1">
          <table:table-cell office:value-type="float" office:value="1630" calcext:value-type="float">
            <text:p>1630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38661" calcext:value-type="float">
            <text:p>1502462338661</text:p>
          </table:table-cell>
          <table:table-cell office:value-type="float" office:value="1502462338664" calcext:value-type="float">
            <text:p>1502462338664</text:p>
          </table:table-cell>
          <table:table-cell/>
        </table:table-row>
        <table:table-row table:style-name="ro1">
          <table:table-cell office:value-type="float" office:value="1631" calcext:value-type="float">
            <text:p>1631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38664" calcext:value-type="float">
            <text:p>1502462338664</text:p>
          </table:table-cell>
          <table:table-cell office:value-type="float" office:value="1502462338667" calcext:value-type="float">
            <text:p>1502462338667</text:p>
          </table:table-cell>
          <table:table-cell/>
        </table:table-row>
        <table:table-row table:style-name="ro1">
          <table:table-cell office:value-type="float" office:value="1632" calcext:value-type="float">
            <text:p>1632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38667" calcext:value-type="float">
            <text:p>1502462338667</text:p>
          </table:table-cell>
          <table:table-cell office:value-type="float" office:value="1502462338670" calcext:value-type="float">
            <text:p>1502462338670</text:p>
          </table:table-cell>
          <table:table-cell/>
        </table:table-row>
        <table:table-row table:style-name="ro1">
          <table:table-cell office:value-type="float" office:value="1633" calcext:value-type="float">
            <text:p>1633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38670" calcext:value-type="float">
            <text:p>1502462338670</text:p>
          </table:table-cell>
          <table:table-cell office:value-type="float" office:value="1502462338673" calcext:value-type="float">
            <text:p>1502462338673</text:p>
          </table:table-cell>
          <table:table-cell/>
        </table:table-row>
        <table:table-row table:style-name="ro1">
          <table:table-cell office:value-type="float" office:value="1634" calcext:value-type="float">
            <text:p>1634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38673" calcext:value-type="float">
            <text:p>1502462338673</text:p>
          </table:table-cell>
          <table:table-cell office:value-type="float" office:value="1502462338674" calcext:value-type="float">
            <text:p>1502462338674</text:p>
          </table:table-cell>
          <table:table-cell office:value-type="float" office:value="1502462338676" calcext:value-type="float">
            <text:p>1502462338676</text:p>
          </table:table-cell>
          <table:table-cell/>
        </table:table-row>
        <table:table-row table:style-name="ro1">
          <table:table-cell office:value-type="float" office:value="1635" calcext:value-type="float">
            <text:p>1635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38676" calcext:value-type="float">
            <text:p>1502462338676</text:p>
          </table:table-cell>
          <table:table-cell office:value-type="float" office:value="1502462338677" calcext:value-type="float">
            <text:p>1502462338677</text:p>
          </table:table-cell>
          <table:table-cell office:value-type="float" office:value="1502462338680" calcext:value-type="float">
            <text:p>1502462338680</text:p>
          </table:table-cell>
          <table:table-cell/>
        </table:table-row>
        <table:table-row table:style-name="ro1">
          <table:table-cell office:value-type="float" office:value="1636" calcext:value-type="float">
            <text:p>1636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38680" calcext:value-type="float">
            <text:p>1502462338680</text:p>
          </table:table-cell>
          <table:table-cell office:value-type="float" office:value="1502462338683" calcext:value-type="float">
            <text:p>1502462338683</text:p>
          </table:table-cell>
          <table:table-cell/>
        </table:table-row>
        <table:table-row table:style-name="ro1">
          <table:table-cell office:value-type="float" office:value="1637" calcext:value-type="float">
            <text:p>1637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38683" calcext:value-type="float">
            <text:p>1502462338683</text:p>
          </table:table-cell>
          <table:table-cell office:value-type="float" office:value="1502462338684" calcext:value-type="float">
            <text:p>1502462338684</text:p>
          </table:table-cell>
          <table:table-cell office:value-type="float" office:value="1502462338687" calcext:value-type="float">
            <text:p>1502462338687</text:p>
          </table:table-cell>
          <table:table-cell/>
        </table:table-row>
        <table:table-row table:style-name="ro1">
          <table:table-cell office:value-type="float" office:value="1638" calcext:value-type="float">
            <text:p>1638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38687" calcext:value-type="float">
            <text:p>1502462338687</text:p>
          </table:table-cell>
          <table:table-cell office:value-type="float" office:value="1502462339120" calcext:value-type="float">
            <text:p>1502462339120</text:p>
          </table:table-cell>
          <table:table-cell/>
        </table:table-row>
        <table:table-row table:style-name="ro1">
          <table:table-cell office:value-type="float" office:value="1639" calcext:value-type="float">
            <text:p>1639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39120" calcext:value-type="float">
            <text:p>1502462339120</text:p>
          </table:table-cell>
          <table:table-cell office:value-type="float" office:value="1502462339121" calcext:value-type="float">
            <text:p>1502462339121</text:p>
          </table:table-cell>
          <table:table-cell office:value-type="float" office:value="1502462339125" calcext:value-type="float">
            <text:p>1502462339125</text:p>
          </table:table-cell>
          <table:table-cell/>
        </table:table-row>
        <table:table-row table:style-name="ro1">
          <table:table-cell office:value-type="float" office:value="1640" calcext:value-type="float">
            <text:p>1640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39125" calcext:value-type="float">
            <text:p>1502462339125</text:p>
          </table:table-cell>
          <table:table-cell office:value-type="float" office:value="1502462339129" calcext:value-type="float">
            <text:p>1502462339129</text:p>
          </table:table-cell>
          <table:table-cell/>
        </table:table-row>
        <table:table-row table:style-name="ro1">
          <table:table-cell office:value-type="float" office:value="1641" calcext:value-type="float">
            <text:p>1641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39129" calcext:value-type="float">
            <text:p>1502462339129</text:p>
          </table:table-cell>
          <table:table-cell office:value-type="float" office:value="1502462339133" calcext:value-type="float">
            <text:p>1502462339133</text:p>
          </table:table-cell>
          <table:table-cell/>
        </table:table-row>
        <table:table-row table:style-name="ro1">
          <table:table-cell office:value-type="float" office:value="1642" calcext:value-type="float">
            <text:p>1642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39133" calcext:value-type="float">
            <text:p>1502462339133</text:p>
          </table:table-cell>
          <table:table-cell office:value-type="float" office:value="1502462339134" calcext:value-type="float">
            <text:p>1502462339134</text:p>
          </table:table-cell>
          <table:table-cell office:value-type="float" office:value="1502462339137" calcext:value-type="float">
            <text:p>1502462339137</text:p>
          </table:table-cell>
          <table:table-cell/>
        </table:table-row>
        <table:table-row table:style-name="ro1">
          <table:table-cell office:value-type="float" office:value="1643" calcext:value-type="float">
            <text:p>1643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39137" calcext:value-type="float">
            <text:p>1502462339137</text:p>
          </table:table-cell>
          <table:table-cell office:value-type="float" office:value="1502462339138" calcext:value-type="float">
            <text:p>1502462339138</text:p>
          </table:table-cell>
          <table:table-cell office:value-type="float" office:value="1502462339142" calcext:value-type="float">
            <text:p>1502462339142</text:p>
          </table:table-cell>
          <table:table-cell/>
        </table:table-row>
        <table:table-row table:style-name="ro1">
          <table:table-cell office:value-type="float" office:value="1644" calcext:value-type="float">
            <text:p>1644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39142" calcext:value-type="float">
            <text:p>1502462339142</text:p>
          </table:table-cell>
          <table:table-cell office:value-type="float" office:value="1502462339358" calcext:value-type="float">
            <text:p>1502462339358</text:p>
          </table:table-cell>
          <table:table-cell/>
        </table:table-row>
        <table:table-row table:style-name="ro1">
          <table:table-cell office:value-type="float" office:value="1645" calcext:value-type="float">
            <text:p>1645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39358" calcext:value-type="float">
            <text:p>1502462339358</text:p>
          </table:table-cell>
          <table:table-cell office:value-type="float" office:value="1502462339362" calcext:value-type="float">
            <text:p>1502462339362</text:p>
          </table:table-cell>
          <table:table-cell/>
        </table:table-row>
        <table:table-row table:style-name="ro1">
          <table:table-cell office:value-type="float" office:value="1646" calcext:value-type="float">
            <text:p>1646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39362" calcext:value-type="float">
            <text:p>1502462339362</text:p>
          </table:table-cell>
          <table:table-cell office:value-type="float" office:value="1502462339363" calcext:value-type="float">
            <text:p>1502462339363</text:p>
          </table:table-cell>
          <table:table-cell office:value-type="float" office:value="1502462339367" calcext:value-type="float">
            <text:p>1502462339367</text:p>
          </table:table-cell>
          <table:table-cell/>
        </table:table-row>
        <table:table-row table:style-name="ro1">
          <table:table-cell office:value-type="float" office:value="1647" calcext:value-type="float">
            <text:p>1647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39367" calcext:value-type="float">
            <text:p>1502462339367</text:p>
          </table:table-cell>
          <table:table-cell office:value-type="float" office:value="1502462339371" calcext:value-type="float">
            <text:p>1502462339371</text:p>
          </table:table-cell>
          <table:table-cell/>
        </table:table-row>
        <table:table-row table:style-name="ro1">
          <table:table-cell office:value-type="float" office:value="1648" calcext:value-type="float">
            <text:p>1648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39371" calcext:value-type="float">
            <text:p>1502462339371</text:p>
          </table:table-cell>
          <table:table-cell office:value-type="float" office:value="1502462339375" calcext:value-type="float">
            <text:p>1502462339375</text:p>
          </table:table-cell>
          <table:table-cell/>
        </table:table-row>
        <table:table-row table:style-name="ro1">
          <table:table-cell office:value-type="float" office:value="1649" calcext:value-type="float">
            <text:p>1649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39375" calcext:value-type="float">
            <text:p>1502462339375</text:p>
          </table:table-cell>
          <table:table-cell office:value-type="float" office:value="1502462339379" calcext:value-type="float">
            <text:p>1502462339379</text:p>
          </table:table-cell>
          <table:table-cell/>
        </table:table-row>
        <table:table-row table:style-name="ro1">
          <table:table-cell office:value-type="float" office:value="1650" calcext:value-type="float">
            <text:p>1650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39379" calcext:value-type="float">
            <text:p>1502462339379</text:p>
          </table:table-cell>
          <table:table-cell office:value-type="float" office:value="1502462339380" calcext:value-type="float">
            <text:p>1502462339380</text:p>
          </table:table-cell>
          <table:table-cell office:value-type="float" office:value="1502462339383" calcext:value-type="float">
            <text:p>1502462339383</text:p>
          </table:table-cell>
          <table:table-cell/>
        </table:table-row>
        <table:table-row table:style-name="ro1">
          <table:table-cell office:value-type="float" office:value="1651" calcext:value-type="float">
            <text:p>1651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39383" calcext:value-type="float">
            <text:p>1502462339383</text:p>
          </table:table-cell>
          <table:table-cell office:value-type="float" office:value="1502462339384" calcext:value-type="float">
            <text:p>1502462339384</text:p>
          </table:table-cell>
          <table:table-cell office:value-type="float" office:value="1502462339388" calcext:value-type="float">
            <text:p>1502462339388</text:p>
          </table:table-cell>
          <table:table-cell/>
        </table:table-row>
        <table:table-row table:style-name="ro1">
          <table:table-cell office:value-type="float" office:value="1652" calcext:value-type="float">
            <text:p>1652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39388" calcext:value-type="float">
            <text:p>1502462339388</text:p>
          </table:table-cell>
          <table:table-cell office:value-type="float" office:value="1502462339392" calcext:value-type="float">
            <text:p>1502462339392</text:p>
          </table:table-cell>
          <table:table-cell/>
        </table:table-row>
        <table:table-row table:style-name="ro1">
          <table:table-cell office:value-type="float" office:value="1653" calcext:value-type="float">
            <text:p>1653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39392" calcext:value-type="float">
            <text:p>1502462339392</text:p>
          </table:table-cell>
          <table:table-cell office:value-type="float" office:value="1502462339393" calcext:value-type="float">
            <text:p>1502462339393</text:p>
          </table:table-cell>
          <table:table-cell office:value-type="float" office:value="1502462339397" calcext:value-type="float">
            <text:p>1502462339397</text:p>
          </table:table-cell>
          <table:table-cell/>
        </table:table-row>
        <table:table-row table:style-name="ro1">
          <table:table-cell office:value-type="float" office:value="1654" calcext:value-type="float">
            <text:p>1654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39397" calcext:value-type="float">
            <text:p>1502462339397</text:p>
          </table:table-cell>
          <table:table-cell office:value-type="float" office:value="1502462339401" calcext:value-type="float">
            <text:p>1502462339401</text:p>
          </table:table-cell>
          <table:table-cell/>
        </table:table-row>
        <table:table-row table:style-name="ro1">
          <table:table-cell office:value-type="float" office:value="1655" calcext:value-type="float">
            <text:p>1655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39401" calcext:value-type="float">
            <text:p>1502462339401</text:p>
          </table:table-cell>
          <table:table-cell office:value-type="float" office:value="1502462339402" calcext:value-type="float">
            <text:p>1502462339402</text:p>
          </table:table-cell>
          <table:table-cell office:value-type="float" office:value="1502462339405" calcext:value-type="float">
            <text:p>1502462339405</text:p>
          </table:table-cell>
          <table:table-cell/>
        </table:table-row>
        <table:table-row table:style-name="ro1">
          <table:table-cell office:value-type="float" office:value="1656" calcext:value-type="float">
            <text:p>1656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39405" calcext:value-type="float">
            <text:p>1502462339405</text:p>
          </table:table-cell>
          <table:table-cell office:value-type="float" office:value="1502462339406" calcext:value-type="float">
            <text:p>1502462339406</text:p>
          </table:table-cell>
          <table:table-cell office:value-type="float" office:value="1502462339410" calcext:value-type="float">
            <text:p>1502462339410</text:p>
          </table:table-cell>
          <table:table-cell/>
        </table:table-row>
        <table:table-row table:style-name="ro1">
          <table:table-cell office:value-type="float" office:value="1657" calcext:value-type="float">
            <text:p>1657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39410" calcext:value-type="float">
            <text:p>1502462339410</text:p>
          </table:table-cell>
          <table:table-cell office:value-type="float" office:value="1502462339414" calcext:value-type="float">
            <text:p>1502462339414</text:p>
          </table:table-cell>
          <table:table-cell/>
        </table:table-row>
        <table:table-row table:style-name="ro1">
          <table:table-cell office:value-type="float" office:value="1658" calcext:value-type="float">
            <text:p>1658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39414" calcext:value-type="float">
            <text:p>1502462339414</text:p>
          </table:table-cell>
          <table:table-cell office:value-type="float" office:value="1502462339418" calcext:value-type="float">
            <text:p>1502462339418</text:p>
          </table:table-cell>
          <table:table-cell/>
        </table:table-row>
        <table:table-row table:style-name="ro1">
          <table:table-cell office:value-type="float" office:value="1659" calcext:value-type="float">
            <text:p>1659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39418" calcext:value-type="float">
            <text:p>1502462339418</text:p>
          </table:table-cell>
          <table:table-cell office:value-type="float" office:value="1502462339419" calcext:value-type="float">
            <text:p>1502462339419</text:p>
          </table:table-cell>
          <table:table-cell office:value-type="float" office:value="1502462339422" calcext:value-type="float">
            <text:p>1502462339422</text:p>
          </table:table-cell>
          <table:table-cell/>
        </table:table-row>
        <table:table-row table:style-name="ro1">
          <table:table-cell office:value-type="float" office:value="1660" calcext:value-type="float">
            <text:p>1660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39423" calcext:value-type="float">
            <text:p>1502462339423</text:p>
          </table:table-cell>
          <table:table-cell office:value-type="float" office:value="1502462339427" calcext:value-type="float">
            <text:p>1502462339427</text:p>
          </table:table-cell>
          <table:table-cell/>
        </table:table-row>
        <table:table-row table:style-name="ro1">
          <table:table-cell office:value-type="float" office:value="1661" calcext:value-type="float">
            <text:p>1661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39427" calcext:value-type="float">
            <text:p>1502462339427</text:p>
          </table:table-cell>
          <table:table-cell office:value-type="float" office:value="1502462339431" calcext:value-type="float">
            <text:p>1502462339431</text:p>
          </table:table-cell>
          <table:table-cell/>
        </table:table-row>
        <table:table-row table:style-name="ro1">
          <table:table-cell office:value-type="float" office:value="1662" calcext:value-type="float">
            <text:p>1662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39431" calcext:value-type="float">
            <text:p>1502462339431</text:p>
          </table:table-cell>
          <table:table-cell office:value-type="float" office:value="1502462339435" calcext:value-type="float">
            <text:p>1502462339435</text:p>
          </table:table-cell>
          <table:table-cell/>
        </table:table-row>
        <table:table-row table:style-name="ro1">
          <table:table-cell office:value-type="float" office:value="1663" calcext:value-type="float">
            <text:p>1663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39435" calcext:value-type="float">
            <text:p>1502462339435</text:p>
          </table:table-cell>
          <table:table-cell office:value-type="float" office:value="1502462339436" calcext:value-type="float">
            <text:p>1502462339436</text:p>
          </table:table-cell>
          <table:table-cell office:value-type="float" office:value="1502462339650" calcext:value-type="float">
            <text:p>1502462339650</text:p>
          </table:table-cell>
          <table:table-cell/>
        </table:table-row>
        <table:table-row table:style-name="ro1">
          <table:table-cell office:value-type="float" office:value="1664" calcext:value-type="float">
            <text:p>1664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39651" calcext:value-type="float">
            <text:p>1502462339651</text:p>
          </table:table-cell>
          <table:table-cell office:value-type="float" office:value="1502462339655" calcext:value-type="float">
            <text:p>1502462339655</text:p>
          </table:table-cell>
          <table:table-cell/>
        </table:table-row>
        <table:table-row table:style-name="ro1">
          <table:table-cell office:value-type="float" office:value="1665" calcext:value-type="float">
            <text:p>1665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39655" calcext:value-type="float">
            <text:p>1502462339655</text:p>
          </table:table-cell>
          <table:table-cell office:value-type="float" office:value="1502462339656" calcext:value-type="float">
            <text:p>1502462339656</text:p>
          </table:table-cell>
          <table:table-cell office:value-type="float" office:value="1502462339659" calcext:value-type="float">
            <text:p>1502462339659</text:p>
          </table:table-cell>
          <table:table-cell/>
        </table:table-row>
        <table:table-row table:style-name="ro1">
          <table:table-cell office:value-type="float" office:value="1666" calcext:value-type="float">
            <text:p>1666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39659" calcext:value-type="float">
            <text:p>1502462339659</text:p>
          </table:table-cell>
          <table:table-cell office:value-type="float" office:value="1502462339660" calcext:value-type="float">
            <text:p>1502462339660</text:p>
          </table:table-cell>
          <table:table-cell office:value-type="float" office:value="1502462339663" calcext:value-type="float">
            <text:p>1502462339663</text:p>
          </table:table-cell>
          <table:table-cell/>
        </table:table-row>
        <table:table-row table:style-name="ro1">
          <table:table-cell office:value-type="float" office:value="1667" calcext:value-type="float">
            <text:p>1667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39664" calcext:value-type="float">
            <text:p>1502462339664</text:p>
          </table:table-cell>
          <table:table-cell office:value-type="float" office:value="1502462339668" calcext:value-type="float">
            <text:p>1502462339668</text:p>
          </table:table-cell>
          <table:table-cell/>
        </table:table-row>
        <table:table-row table:style-name="ro1">
          <table:table-cell office:value-type="float" office:value="1668" calcext:value-type="float">
            <text:p>1668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39668" calcext:value-type="float">
            <text:p>1502462339668</text:p>
          </table:table-cell>
          <table:table-cell office:value-type="float" office:value="1502462339672" calcext:value-type="float">
            <text:p>1502462339672</text:p>
          </table:table-cell>
          <table:table-cell/>
        </table:table-row>
        <table:table-row table:style-name="ro1">
          <table:table-cell office:value-type="float" office:value="1669" calcext:value-type="float">
            <text:p>1669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39672" calcext:value-type="float">
            <text:p>1502462339672</text:p>
          </table:table-cell>
          <table:table-cell office:value-type="float" office:value="1502462339673" calcext:value-type="float">
            <text:p>1502462339673</text:p>
          </table:table-cell>
          <table:table-cell office:value-type="float" office:value="1502462339677" calcext:value-type="float">
            <text:p>1502462339677</text:p>
          </table:table-cell>
          <table:table-cell/>
        </table:table-row>
        <table:table-row table:style-name="ro1">
          <table:table-cell office:value-type="float" office:value="1670" calcext:value-type="float">
            <text:p>1670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39677" calcext:value-type="float">
            <text:p>1502462339677</text:p>
          </table:table-cell>
          <table:table-cell office:value-type="float" office:value="1502462340108" calcext:value-type="float">
            <text:p>1502462340108</text:p>
          </table:table-cell>
          <table:table-cell/>
        </table:table-row>
        <table:table-row table:style-name="ro1">
          <table:table-cell office:value-type="float" office:value="1671" calcext:value-type="float">
            <text:p>1671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40108" calcext:value-type="float">
            <text:p>1502462340108</text:p>
          </table:table-cell>
          <table:table-cell office:value-type="float" office:value="1502462340548" calcext:value-type="float">
            <text:p>1502462340548</text:p>
          </table:table-cell>
          <table:table-cell/>
        </table:table-row>
        <table:table-row table:style-name="ro1">
          <table:table-cell office:value-type="float" office:value="1672" calcext:value-type="float">
            <text:p>1672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40548" calcext:value-type="float">
            <text:p>1502462340548</text:p>
          </table:table-cell>
          <table:table-cell office:value-type="float" office:value="1502462340551" calcext:value-type="float">
            <text:p>1502462340551</text:p>
          </table:table-cell>
          <table:table-cell/>
        </table:table-row>
        <table:table-row table:style-name="ro1">
          <table:table-cell office:value-type="float" office:value="1673" calcext:value-type="float">
            <text:p>1673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40551" calcext:value-type="float">
            <text:p>1502462340551</text:p>
          </table:table-cell>
          <table:table-cell office:value-type="float" office:value="1502462340554" calcext:value-type="float">
            <text:p>1502462340554</text:p>
          </table:table-cell>
          <table:table-cell/>
        </table:table-row>
        <table:table-row table:style-name="ro1">
          <table:table-cell office:value-type="float" office:value="1674" calcext:value-type="float">
            <text:p>1674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40554" calcext:value-type="float">
            <text:p>1502462340554</text:p>
          </table:table-cell>
          <table:table-cell office:value-type="float" office:value="1502462340555" calcext:value-type="float">
            <text:p>1502462340555</text:p>
          </table:table-cell>
          <table:table-cell office:value-type="float" office:value="1502462340558" calcext:value-type="float">
            <text:p>1502462340558</text:p>
          </table:table-cell>
          <table:table-cell/>
        </table:table-row>
        <table:table-row table:style-name="ro1">
          <table:table-cell office:value-type="float" office:value="1675" calcext:value-type="float">
            <text:p>1675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40558" calcext:value-type="float">
            <text:p>1502462340558</text:p>
          </table:table-cell>
          <table:table-cell office:value-type="float" office:value="1502462340561" calcext:value-type="float">
            <text:p>1502462340561</text:p>
          </table:table-cell>
          <table:table-cell/>
        </table:table-row>
        <table:table-row table:style-name="ro1">
          <table:table-cell office:value-type="float" office:value="1676" calcext:value-type="float">
            <text:p>1676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40561" calcext:value-type="float">
            <text:p>1502462340561</text:p>
          </table:table-cell>
          <table:table-cell office:value-type="float" office:value="1502462340564" calcext:value-type="float">
            <text:p>1502462340564</text:p>
          </table:table-cell>
          <table:table-cell/>
        </table:table-row>
        <table:table-row table:style-name="ro1">
          <table:table-cell office:value-type="float" office:value="1677" calcext:value-type="float">
            <text:p>1677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40564" calcext:value-type="float">
            <text:p>1502462340564</text:p>
          </table:table-cell>
          <table:table-cell office:value-type="float" office:value="1502462340567" calcext:value-type="float">
            <text:p>1502462340567</text:p>
          </table:table-cell>
          <table:table-cell/>
        </table:table-row>
        <table:table-row table:style-name="ro1">
          <table:table-cell office:value-type="float" office:value="1678" calcext:value-type="float">
            <text:p>1678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40567" calcext:value-type="float">
            <text:p>1502462340567</text:p>
          </table:table-cell>
          <table:table-cell office:value-type="float" office:value="1502462340568" calcext:value-type="float">
            <text:p>1502462340568</text:p>
          </table:table-cell>
          <table:table-cell office:value-type="float" office:value="1502462340571" calcext:value-type="float">
            <text:p>1502462340571</text:p>
          </table:table-cell>
          <table:table-cell/>
        </table:table-row>
        <table:table-row table:style-name="ro1">
          <table:table-cell office:value-type="float" office:value="1679" calcext:value-type="float">
            <text:p>1679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40571" calcext:value-type="float">
            <text:p>1502462340571</text:p>
          </table:table-cell>
          <table:table-cell office:value-type="float" office:value="1502462340788" calcext:value-type="float">
            <text:p>1502462340788</text:p>
          </table:table-cell>
          <table:table-cell/>
        </table:table-row>
        <table:table-row table:style-name="ro1">
          <table:table-cell office:value-type="float" office:value="1680" calcext:value-type="float">
            <text:p>1680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40788" calcext:value-type="float">
            <text:p>1502462340788</text:p>
          </table:table-cell>
          <table:table-cell office:value-type="float" office:value="1502462340791" calcext:value-type="float">
            <text:p>1502462340791</text:p>
          </table:table-cell>
          <table:table-cell/>
        </table:table-row>
        <table:table-row table:style-name="ro1">
          <table:table-cell office:value-type="float" office:value="1681" calcext:value-type="float">
            <text:p>1681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40791" calcext:value-type="float">
            <text:p>1502462340791</text:p>
          </table:table-cell>
          <table:table-cell office:value-type="float" office:value="1502462340792" calcext:value-type="float">
            <text:p>1502462340792</text:p>
          </table:table-cell>
          <table:table-cell office:value-type="float" office:value="1502462340795" calcext:value-type="float">
            <text:p>1502462340795</text:p>
          </table:table-cell>
          <table:table-cell/>
        </table:table-row>
        <table:table-row table:style-name="ro1">
          <table:table-cell office:value-type="float" office:value="1682" calcext:value-type="float">
            <text:p>1682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40795" calcext:value-type="float">
            <text:p>1502462340795</text:p>
          </table:table-cell>
          <table:table-cell office:value-type="float" office:value="1502462340798" calcext:value-type="float">
            <text:p>1502462340798</text:p>
          </table:table-cell>
          <table:table-cell/>
        </table:table-row>
        <table:table-row table:style-name="ro1">
          <table:table-cell office:value-type="float" office:value="1683" calcext:value-type="float">
            <text:p>1683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40798" calcext:value-type="float">
            <text:p>1502462340798</text:p>
          </table:table-cell>
          <table:table-cell office:value-type="float" office:value="1502462340799" calcext:value-type="float">
            <text:p>1502462340799</text:p>
          </table:table-cell>
          <table:table-cell office:value-type="float" office:value="1502462340802" calcext:value-type="float">
            <text:p>1502462340802</text:p>
          </table:table-cell>
          <table:table-cell/>
        </table:table-row>
        <table:table-row table:style-name="ro1">
          <table:table-cell office:value-type="float" office:value="1684" calcext:value-type="float">
            <text:p>1684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40802" calcext:value-type="float">
            <text:p>1502462340802</text:p>
          </table:table-cell>
          <table:table-cell office:value-type="float" office:value="1502462340805" calcext:value-type="float">
            <text:p>1502462340805</text:p>
          </table:table-cell>
          <table:table-cell/>
        </table:table-row>
        <table:table-row table:style-name="ro1">
          <table:table-cell office:value-type="float" office:value="1685" calcext:value-type="float">
            <text:p>1685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40805" calcext:value-type="float">
            <text:p>1502462340805</text:p>
          </table:table-cell>
          <table:table-cell office:value-type="float" office:value="1502462340806" calcext:value-type="float">
            <text:p>1502462340806</text:p>
          </table:table-cell>
          <table:table-cell office:value-type="float" office:value="1502462340809" calcext:value-type="float">
            <text:p>1502462340809</text:p>
          </table:table-cell>
          <table:table-cell/>
        </table:table-row>
        <table:table-row table:style-name="ro1">
          <table:table-cell office:value-type="float" office:value="1686" calcext:value-type="float">
            <text:p>1686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40809" calcext:value-type="float">
            <text:p>1502462340809</text:p>
          </table:table-cell>
          <table:table-cell office:value-type="float" office:value="1502462340812" calcext:value-type="float">
            <text:p>1502462340812</text:p>
          </table:table-cell>
          <table:table-cell/>
        </table:table-row>
        <table:table-row table:style-name="ro1">
          <table:table-cell office:value-type="float" office:value="1687" calcext:value-type="float">
            <text:p>1687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40812" calcext:value-type="float">
            <text:p>1502462340812</text:p>
          </table:table-cell>
          <table:table-cell office:value-type="float" office:value="1502462340813" calcext:value-type="float">
            <text:p>1502462340813</text:p>
          </table:table-cell>
          <table:table-cell office:value-type="float" office:value="1502462340816" calcext:value-type="float">
            <text:p>1502462340816</text:p>
          </table:table-cell>
          <table:table-cell/>
        </table:table-row>
        <table:table-row table:style-name="ro1">
          <table:table-cell office:value-type="float" office:value="1688" calcext:value-type="float">
            <text:p>1688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40816" calcext:value-type="float">
            <text:p>1502462340816</text:p>
          </table:table-cell>
          <table:table-cell office:value-type="float" office:value="1502462340819" calcext:value-type="float">
            <text:p>1502462340819</text:p>
          </table:table-cell>
          <table:table-cell/>
        </table:table-row>
        <table:table-row table:style-name="ro1">
          <table:table-cell office:value-type="float" office:value="1689" calcext:value-type="float">
            <text:p>1689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40820" calcext:value-type="float">
            <text:p>1502462340820</text:p>
          </table:table-cell>
          <table:table-cell office:value-type="float" office:value="1502462340823" calcext:value-type="float">
            <text:p>1502462340823</text:p>
          </table:table-cell>
          <table:table-cell/>
        </table:table-row>
        <table:table-row table:style-name="ro1">
          <table:table-cell office:value-type="float" office:value="1690" calcext:value-type="float">
            <text:p>1690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40823" calcext:value-type="float">
            <text:p>1502462340823</text:p>
          </table:table-cell>
          <table:table-cell office:value-type="float" office:value="1502462340827" calcext:value-type="float">
            <text:p>1502462340827</text:p>
          </table:table-cell>
          <table:table-cell/>
        </table:table-row>
        <table:table-row table:style-name="ro1">
          <table:table-cell office:value-type="float" office:value="1691" calcext:value-type="float">
            <text:p>1691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40827" calcext:value-type="float">
            <text:p>1502462340827</text:p>
          </table:table-cell>
          <table:table-cell office:value-type="float" office:value="1502462340830" calcext:value-type="float">
            <text:p>1502462340830</text:p>
          </table:table-cell>
          <table:table-cell/>
        </table:table-row>
        <table:table-row table:style-name="ro1">
          <table:table-cell office:value-type="float" office:value="1692" calcext:value-type="float">
            <text:p>1692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40830" calcext:value-type="float">
            <text:p>1502462340830</text:p>
          </table:table-cell>
          <table:table-cell office:value-type="float" office:value="1502462340831" calcext:value-type="float">
            <text:p>1502462340831</text:p>
          </table:table-cell>
          <table:table-cell office:value-type="float" office:value="1502462341048" calcext:value-type="float">
            <text:p>1502462341048</text:p>
          </table:table-cell>
          <table:table-cell/>
        </table:table-row>
        <table:table-row table:style-name="ro1">
          <table:table-cell office:value-type="float" office:value="1693" calcext:value-type="float">
            <text:p>1693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41048" calcext:value-type="float">
            <text:p>1502462341048</text:p>
          </table:table-cell>
          <table:table-cell office:value-type="float" office:value="1502462341051" calcext:value-type="float">
            <text:p>1502462341051</text:p>
          </table:table-cell>
          <table:table-cell/>
        </table:table-row>
        <table:table-row table:style-name="ro1">
          <table:table-cell office:value-type="float" office:value="1694" calcext:value-type="float">
            <text:p>1694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41051" calcext:value-type="float">
            <text:p>1502462341051</text:p>
          </table:table-cell>
          <table:table-cell office:value-type="float" office:value="1502462341052" calcext:value-type="float">
            <text:p>1502462341052</text:p>
          </table:table-cell>
          <table:table-cell office:value-type="float" office:value="1502462341055" calcext:value-type="float">
            <text:p>1502462341055</text:p>
          </table:table-cell>
          <table:table-cell/>
        </table:table-row>
        <table:table-row table:style-name="ro1">
          <table:table-cell office:value-type="float" office:value="1695" calcext:value-type="float">
            <text:p>1695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41055" calcext:value-type="float">
            <text:p>1502462341055</text:p>
          </table:table-cell>
          <table:table-cell office:value-type="float" office:value="1502462341058" calcext:value-type="float">
            <text:p>1502462341058</text:p>
          </table:table-cell>
          <table:table-cell/>
        </table:table-row>
        <table:table-row table:style-name="ro1">
          <table:table-cell office:value-type="float" office:value="1696" calcext:value-type="float">
            <text:p>1696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41058" calcext:value-type="float">
            <text:p>1502462341058</text:p>
          </table:table-cell>
          <table:table-cell office:value-type="float" office:value="1502462341061" calcext:value-type="float">
            <text:p>1502462341061</text:p>
          </table:table-cell>
          <table:table-cell/>
        </table:table-row>
        <table:table-row table:style-name="ro1">
          <table:table-cell office:value-type="float" office:value="1697" calcext:value-type="float">
            <text:p>1697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41061" calcext:value-type="float">
            <text:p>1502462341061</text:p>
          </table:table-cell>
          <table:table-cell office:value-type="float" office:value="1502462341062" calcext:value-type="float">
            <text:p>1502462341062</text:p>
          </table:table-cell>
          <table:table-cell office:value-type="float" office:value="1502462341065" calcext:value-type="float">
            <text:p>1502462341065</text:p>
          </table:table-cell>
          <table:table-cell/>
        </table:table-row>
        <table:table-row table:style-name="ro1">
          <table:table-cell office:value-type="float" office:value="1698" calcext:value-type="float">
            <text:p>1698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41065" calcext:value-type="float">
            <text:p>1502462341065</text:p>
          </table:table-cell>
          <table:table-cell office:value-type="float" office:value="1502462341068" calcext:value-type="float">
            <text:p>1502462341068</text:p>
          </table:table-cell>
          <table:table-cell/>
        </table:table-row>
        <table:table-row table:style-name="ro1">
          <table:table-cell office:value-type="float" office:value="1699" calcext:value-type="float">
            <text:p>1699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41068" calcext:value-type="float">
            <text:p>1502462341068</text:p>
          </table:table-cell>
          <table:table-cell office:value-type="float" office:value="1502462341069" calcext:value-type="float">
            <text:p>1502462341069</text:p>
          </table:table-cell>
          <table:table-cell office:value-type="float" office:value="1502462341072" calcext:value-type="float">
            <text:p>1502462341072</text:p>
          </table:table-cell>
          <table:table-cell/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41072" calcext:value-type="float">
            <text:p>1502462341072</text:p>
          </table:table-cell>
          <table:table-cell office:value-type="float" office:value="1502462341075" calcext:value-type="float">
            <text:p>1502462341075</text:p>
          </table:table-cell>
          <table:table-cell/>
        </table:table-row>
        <table:table-row table:style-name="ro1">
          <table:table-cell office:value-type="float" office:value="1701" calcext:value-type="float">
            <text:p>1701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41075" calcext:value-type="float">
            <text:p>1502462341075</text:p>
          </table:table-cell>
          <table:table-cell office:value-type="float" office:value="1502462341078" calcext:value-type="float">
            <text:p>1502462341078</text:p>
          </table:table-cell>
          <table:table-cell/>
        </table:table-row>
        <table:table-row table:style-name="ro1">
          <table:table-cell office:value-type="float" office:value="1702" calcext:value-type="float">
            <text:p>1702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41078" calcext:value-type="float">
            <text:p>1502462341078</text:p>
          </table:table-cell>
          <table:table-cell office:value-type="float" office:value="1502462341079" calcext:value-type="float">
            <text:p>1502462341079</text:p>
          </table:table-cell>
          <table:table-cell office:value-type="float" office:value="1502462341298" calcext:value-type="float">
            <text:p>1502462341298</text:p>
          </table:table-cell>
          <table:table-cell/>
        </table:table-row>
        <table:table-row table:style-name="ro1">
          <table:table-cell office:value-type="float" office:value="1703" calcext:value-type="float">
            <text:p>1703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41298" calcext:value-type="float">
            <text:p>1502462341298</text:p>
          </table:table-cell>
          <table:table-cell office:value-type="float" office:value="1502462341301" calcext:value-type="float">
            <text:p>1502462341301</text:p>
          </table:table-cell>
          <table:table-cell/>
        </table:table-row>
        <table:table-row table:style-name="ro1">
          <table:table-cell office:value-type="float" office:value="1704" calcext:value-type="float">
            <text:p>1704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41301" calcext:value-type="float">
            <text:p>1502462341301</text:p>
          </table:table-cell>
          <table:table-cell office:value-type="float" office:value="1502462341304" calcext:value-type="float">
            <text:p>1502462341304</text:p>
          </table:table-cell>
          <table:table-cell/>
        </table:table-row>
        <table:table-row table:style-name="ro1">
          <table:table-cell office:value-type="float" office:value="1705" calcext:value-type="float">
            <text:p>1705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41304" calcext:value-type="float">
            <text:p>1502462341304</text:p>
          </table:table-cell>
          <table:table-cell office:value-type="float" office:value="1502462341307" calcext:value-type="float">
            <text:p>1502462341307</text:p>
          </table:table-cell>
          <table:table-cell/>
        </table:table-row>
        <table:table-row table:style-name="ro1">
          <table:table-cell office:value-type="float" office:value="1706" calcext:value-type="float">
            <text:p>1706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41307" calcext:value-type="float">
            <text:p>1502462341307</text:p>
          </table:table-cell>
          <table:table-cell office:value-type="float" office:value="1502462341308" calcext:value-type="float">
            <text:p>1502462341308</text:p>
          </table:table-cell>
          <table:table-cell office:value-type="float" office:value="1502462341311" calcext:value-type="float">
            <text:p>1502462341311</text:p>
          </table:table-cell>
          <table:table-cell/>
        </table:table-row>
        <table:table-row table:style-name="ro1">
          <table:table-cell office:value-type="float" office:value="1707" calcext:value-type="float">
            <text:p>1707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41311" calcext:value-type="float">
            <text:p>1502462341311</text:p>
          </table:table-cell>
          <table:table-cell office:value-type="float" office:value="1502462341314" calcext:value-type="float">
            <text:p>1502462341314</text:p>
          </table:table-cell>
          <table:table-cell/>
        </table:table-row>
        <table:table-row table:style-name="ro1">
          <table:table-cell office:value-type="float" office:value="1708" calcext:value-type="float">
            <text:p>1708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41314" calcext:value-type="float">
            <text:p>1502462341314</text:p>
          </table:table-cell>
          <table:table-cell office:value-type="float" office:value="1502462341317" calcext:value-type="float">
            <text:p>1502462341317</text:p>
          </table:table-cell>
          <table:table-cell/>
        </table:table-row>
        <table:table-row table:style-name="ro1">
          <table:table-cell office:value-type="float" office:value="1709" calcext:value-type="float">
            <text:p>1709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41317" calcext:value-type="float">
            <text:p>1502462341317</text:p>
          </table:table-cell>
          <table:table-cell office:value-type="float" office:value="1502462341321" calcext:value-type="float">
            <text:p>1502462341321</text:p>
          </table:table-cell>
          <table:table-cell/>
        </table:table-row>
        <table:table-row table:style-name="ro1">
          <table:table-cell office:value-type="float" office:value="1710" calcext:value-type="float">
            <text:p>1710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41321" calcext:value-type="float">
            <text:p>1502462341321</text:p>
          </table:table-cell>
          <table:table-cell office:value-type="float" office:value="1502462341539" calcext:value-type="float">
            <text:p>1502462341539</text:p>
          </table:table-cell>
          <table:table-cell/>
        </table:table-row>
        <table:table-row table:style-name="ro1">
          <table:table-cell office:value-type="float" office:value="1711" calcext:value-type="float">
            <text:p>1711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41539" calcext:value-type="float">
            <text:p>1502462341539</text:p>
          </table:table-cell>
          <table:table-cell office:value-type="float" office:value="1502462341540" calcext:value-type="float">
            <text:p>1502462341540</text:p>
          </table:table-cell>
          <table:table-cell office:value-type="float" office:value="1502462341542" calcext:value-type="float">
            <text:p>1502462341542</text:p>
          </table:table-cell>
          <table:table-cell/>
        </table:table-row>
        <table:table-row table:style-name="ro1">
          <table:table-cell office:value-type="float" office:value="1712" calcext:value-type="float">
            <text:p>1712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41542" calcext:value-type="float">
            <text:p>1502462341542</text:p>
          </table:table-cell>
          <table:table-cell office:value-type="float" office:value="1502462341543" calcext:value-type="float">
            <text:p>1502462341543</text:p>
          </table:table-cell>
          <table:table-cell office:value-type="float" office:value="1502462341545" calcext:value-type="float">
            <text:p>1502462341545</text:p>
          </table:table-cell>
          <table:table-cell/>
        </table:table-row>
        <table:table-row table:style-name="ro1">
          <table:table-cell office:value-type="float" office:value="1713" calcext:value-type="float">
            <text:p>1713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41545" calcext:value-type="float">
            <text:p>1502462341545</text:p>
          </table:table-cell>
          <table:table-cell office:value-type="float" office:value="1502462341546" calcext:value-type="float">
            <text:p>1502462341546</text:p>
          </table:table-cell>
          <table:table-cell office:value-type="float" office:value="1502462341549" calcext:value-type="float">
            <text:p>1502462341549</text:p>
          </table:table-cell>
          <table:table-cell/>
        </table:table-row>
        <table:table-row table:style-name="ro1">
          <table:table-cell office:value-type="float" office:value="1714" calcext:value-type="float">
            <text:p>1714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41549" calcext:value-type="float">
            <text:p>1502462341549</text:p>
          </table:table-cell>
          <table:table-cell office:value-type="float" office:value="1502462341552" calcext:value-type="float">
            <text:p>1502462341552</text:p>
          </table:table-cell>
          <table:table-cell/>
        </table:table-row>
        <table:table-row table:style-name="ro1">
          <table:table-cell office:value-type="float" office:value="1715" calcext:value-type="float">
            <text:p>1715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41552" calcext:value-type="float">
            <text:p>1502462341552</text:p>
          </table:table-cell>
          <table:table-cell office:value-type="float" office:value="1502462341555" calcext:value-type="float">
            <text:p>1502462341555</text:p>
          </table:table-cell>
          <table:table-cell/>
        </table:table-row>
        <table:table-row table:style-name="ro1">
          <table:table-cell office:value-type="float" office:value="1716" calcext:value-type="float">
            <text:p>1716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41555" calcext:value-type="float">
            <text:p>1502462341555</text:p>
          </table:table-cell>
          <table:table-cell office:value-type="float" office:value="1502462341558" calcext:value-type="float">
            <text:p>1502462341558</text:p>
          </table:table-cell>
          <table:table-cell/>
        </table:table-row>
        <table:table-row table:style-name="ro1">
          <table:table-cell office:value-type="float" office:value="1717" calcext:value-type="float">
            <text:p>1717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41558" calcext:value-type="float">
            <text:p>1502462341558</text:p>
          </table:table-cell>
          <table:table-cell office:value-type="float" office:value="1502462341562" calcext:value-type="float">
            <text:p>1502462341562</text:p>
          </table:table-cell>
          <table:table-cell/>
        </table:table-row>
        <table:table-row table:style-name="ro1">
          <table:table-cell office:value-type="float" office:value="1718" calcext:value-type="float">
            <text:p>1718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41562" calcext:value-type="float">
            <text:p>1502462341562</text:p>
          </table:table-cell>
          <table:table-cell office:value-type="float" office:value="1502462341566" calcext:value-type="float">
            <text:p>1502462341566</text:p>
          </table:table-cell>
          <table:table-cell/>
        </table:table-row>
        <table:table-row table:style-name="ro1">
          <table:table-cell office:value-type="float" office:value="1719" calcext:value-type="float">
            <text:p>1719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41566" calcext:value-type="float">
            <text:p>1502462341566</text:p>
          </table:table-cell>
          <table:table-cell office:value-type="float" office:value="1502462341569" calcext:value-type="float">
            <text:p>1502462341569</text:p>
          </table:table-cell>
          <table:table-cell/>
        </table:table-row>
        <table:table-row table:style-name="ro1">
          <table:table-cell office:value-type="float" office:value="1720" calcext:value-type="float">
            <text:p>1720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41569" calcext:value-type="float">
            <text:p>1502462341569</text:p>
          </table:table-cell>
          <table:table-cell office:value-type="float" office:value="1502462341572" calcext:value-type="float">
            <text:p>1502462341572</text:p>
          </table:table-cell>
          <table:table-cell/>
        </table:table-row>
        <table:table-row table:style-name="ro1">
          <table:table-cell office:value-type="float" office:value="1721" calcext:value-type="float">
            <text:p>1721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41572" calcext:value-type="float">
            <text:p>1502462341572</text:p>
          </table:table-cell>
          <table:table-cell office:value-type="float" office:value="1502462341575" calcext:value-type="float">
            <text:p>1502462341575</text:p>
          </table:table-cell>
          <table:table-cell/>
        </table:table-row>
        <table:table-row table:style-name="ro1">
          <table:table-cell office:value-type="float" office:value="1722" calcext:value-type="float">
            <text:p>1722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41575" calcext:value-type="float">
            <text:p>1502462341575</text:p>
          </table:table-cell>
          <table:table-cell office:value-type="float" office:value="1502462341790" calcext:value-type="float">
            <text:p>1502462341790</text:p>
          </table:table-cell>
          <table:table-cell/>
        </table:table-row>
        <table:table-row table:style-name="ro1">
          <table:table-cell office:value-type="float" office:value="1723" calcext:value-type="float">
            <text:p>1723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41790" calcext:value-type="float">
            <text:p>1502462341790</text:p>
          </table:table-cell>
          <table:table-cell office:value-type="float" office:value="1502462341794" calcext:value-type="float">
            <text:p>1502462341794</text:p>
          </table:table-cell>
          <table:table-cell/>
        </table:table-row>
        <table:table-row table:style-name="ro1">
          <table:table-cell office:value-type="float" office:value="1724" calcext:value-type="float">
            <text:p>1724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41794" calcext:value-type="float">
            <text:p>1502462341794</text:p>
          </table:table-cell>
          <table:table-cell office:value-type="float" office:value="1502462341795" calcext:value-type="float">
            <text:p>1502462341795</text:p>
          </table:table-cell>
          <table:table-cell office:value-type="float" office:value="1502462341799" calcext:value-type="float">
            <text:p>1502462341799</text:p>
          </table:table-cell>
          <table:table-cell/>
        </table:table-row>
        <table:table-row table:style-name="ro1">
          <table:table-cell office:value-type="float" office:value="1725" calcext:value-type="float">
            <text:p>1725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41799" calcext:value-type="float">
            <text:p>1502462341799</text:p>
          </table:table-cell>
          <table:table-cell office:value-type="float" office:value="1502462341803" calcext:value-type="float">
            <text:p>1502462341803</text:p>
          </table:table-cell>
          <table:table-cell/>
        </table:table-row>
        <table:table-row table:style-name="ro1">
          <table:table-cell office:value-type="float" office:value="1726" calcext:value-type="float">
            <text:p>1726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41803" calcext:value-type="float">
            <text:p>1502462341803</text:p>
          </table:table-cell>
          <table:table-cell office:value-type="float" office:value="1502462341807" calcext:value-type="float">
            <text:p>1502462341807</text:p>
          </table:table-cell>
          <table:table-cell/>
        </table:table-row>
        <table:table-row table:style-name="ro1">
          <table:table-cell office:value-type="float" office:value="1727" calcext:value-type="float">
            <text:p>1727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41807" calcext:value-type="float">
            <text:p>1502462341807</text:p>
          </table:table-cell>
          <table:table-cell office:value-type="float" office:value="1502462341811" calcext:value-type="float">
            <text:p>1502462341811</text:p>
          </table:table-cell>
          <table:table-cell/>
        </table:table-row>
        <table:table-row table:style-name="ro1">
          <table:table-cell office:value-type="float" office:value="1728" calcext:value-type="float">
            <text:p>1728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41811" calcext:value-type="float">
            <text:p>1502462341811</text:p>
          </table:table-cell>
          <table:table-cell office:value-type="float" office:value="1502462341815" calcext:value-type="float">
            <text:p>1502462341815</text:p>
          </table:table-cell>
          <table:table-cell/>
        </table:table-row>
        <table:table-row table:style-name="ro1">
          <table:table-cell office:value-type="float" office:value="1729" calcext:value-type="float">
            <text:p>1729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41815" calcext:value-type="float">
            <text:p>1502462341815</text:p>
          </table:table-cell>
          <table:table-cell office:value-type="float" office:value="1502462341819" calcext:value-type="float">
            <text:p>1502462341819</text:p>
          </table:table-cell>
          <table:table-cell/>
        </table:table-row>
        <table:table-row table:style-name="ro1">
          <table:table-cell office:value-type="float" office:value="1730" calcext:value-type="float">
            <text:p>1730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41819" calcext:value-type="float">
            <text:p>1502462341819</text:p>
          </table:table-cell>
          <table:table-cell office:value-type="float" office:value="1502462341823" calcext:value-type="float">
            <text:p>1502462341823</text:p>
          </table:table-cell>
          <table:table-cell/>
        </table:table-row>
        <table:table-row table:style-name="ro1">
          <table:table-cell office:value-type="float" office:value="1731" calcext:value-type="float">
            <text:p>1731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41823" calcext:value-type="float">
            <text:p>1502462341823</text:p>
          </table:table-cell>
          <table:table-cell office:value-type="float" office:value="1502462341827" calcext:value-type="float">
            <text:p>1502462341827</text:p>
          </table:table-cell>
          <table:table-cell/>
        </table:table-row>
        <table:table-row table:style-name="ro1">
          <table:table-cell office:value-type="float" office:value="1732" calcext:value-type="float">
            <text:p>1732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41827" calcext:value-type="float">
            <text:p>1502462341827</text:p>
          </table:table-cell>
          <table:table-cell office:value-type="float" office:value="1502462341831" calcext:value-type="float">
            <text:p>1502462341831</text:p>
          </table:table-cell>
          <table:table-cell/>
        </table:table-row>
        <table:table-row table:style-name="ro1">
          <table:table-cell office:value-type="float" office:value="1733" calcext:value-type="float">
            <text:p>1733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41831" calcext:value-type="float">
            <text:p>1502462341831</text:p>
          </table:table-cell>
          <table:table-cell office:value-type="float" office:value="1502462341835" calcext:value-type="float">
            <text:p>1502462341835</text:p>
          </table:table-cell>
          <table:table-cell/>
        </table:table-row>
        <table:table-row table:style-name="ro1">
          <table:table-cell office:value-type="float" office:value="1734" calcext:value-type="float">
            <text:p>1734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41835" calcext:value-type="float">
            <text:p>1502462341835</text:p>
          </table:table-cell>
          <table:table-cell office:value-type="float" office:value="1502462341838" calcext:value-type="float">
            <text:p>1502462341838</text:p>
          </table:table-cell>
          <table:table-cell/>
        </table:table-row>
        <table:table-row table:style-name="ro1">
          <table:table-cell office:value-type="float" office:value="1735" calcext:value-type="float">
            <text:p>1735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41838" calcext:value-type="float">
            <text:p>1502462341838</text:p>
          </table:table-cell>
          <table:table-cell office:value-type="float" office:value="1502462341839" calcext:value-type="float">
            <text:p>1502462341839</text:p>
          </table:table-cell>
          <table:table-cell office:value-type="float" office:value="1502462341841" calcext:value-type="float">
            <text:p>1502462341841</text:p>
          </table:table-cell>
          <table:table-cell/>
        </table:table-row>
        <table:table-row table:style-name="ro1">
          <table:table-cell office:value-type="float" office:value="1736" calcext:value-type="float">
            <text:p>1736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41841" calcext:value-type="float">
            <text:p>1502462341841</text:p>
          </table:table-cell>
          <table:table-cell office:value-type="float" office:value="1502462341842" calcext:value-type="float">
            <text:p>1502462341842</text:p>
          </table:table-cell>
          <table:table-cell office:value-type="float" office:value="1502462341845" calcext:value-type="float">
            <text:p>1502462341845</text:p>
          </table:table-cell>
          <table:table-cell/>
        </table:table-row>
        <table:table-row table:style-name="ro1">
          <table:table-cell office:value-type="float" office:value="1737" calcext:value-type="float">
            <text:p>1737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41845" calcext:value-type="float">
            <text:p>1502462341845</text:p>
          </table:table-cell>
          <table:table-cell office:value-type="float" office:value="1502462341848" calcext:value-type="float">
            <text:p>1502462341848</text:p>
          </table:table-cell>
          <table:table-cell/>
        </table:table-row>
        <table:table-row table:style-name="ro1">
          <table:table-cell office:value-type="float" office:value="1738" calcext:value-type="float">
            <text:p>1738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41848" calcext:value-type="float">
            <text:p>1502462341848</text:p>
          </table:table-cell>
          <table:table-cell office:value-type="float" office:value="1502462341851" calcext:value-type="float">
            <text:p>1502462341851</text:p>
          </table:table-cell>
          <table:table-cell/>
        </table:table-row>
        <table:table-row table:style-name="ro1">
          <table:table-cell office:value-type="float" office:value="1739" calcext:value-type="float">
            <text:p>1739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41852" calcext:value-type="float">
            <text:p>1502462341852</text:p>
          </table:table-cell>
          <table:table-cell office:value-type="float" office:value="1502462341855" calcext:value-type="float">
            <text:p>1502462341855</text:p>
          </table:table-cell>
          <table:table-cell/>
        </table:table-row>
        <table:table-row table:style-name="ro1">
          <table:table-cell office:value-type="float" office:value="1740" calcext:value-type="float">
            <text:p>1740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41855" calcext:value-type="float">
            <text:p>1502462341855</text:p>
          </table:table-cell>
          <table:table-cell office:value-type="float" office:value="1502462341858" calcext:value-type="float">
            <text:p>1502462341858</text:p>
          </table:table-cell>
          <table:table-cell/>
        </table:table-row>
        <table:table-row table:style-name="ro1">
          <table:table-cell office:value-type="float" office:value="1741" calcext:value-type="float">
            <text:p>1741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41858" calcext:value-type="float">
            <text:p>1502462341858</text:p>
          </table:table-cell>
          <table:table-cell office:value-type="float" office:value="1502462341861" calcext:value-type="float">
            <text:p>1502462341861</text:p>
          </table:table-cell>
          <table:table-cell/>
        </table:table-row>
        <table:table-row table:style-name="ro1">
          <table:table-cell office:value-type="float" office:value="1742" calcext:value-type="float">
            <text:p>1742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41861" calcext:value-type="float">
            <text:p>1502462341861</text:p>
          </table:table-cell>
          <table:table-cell office:value-type="float" office:value="1502462341862" calcext:value-type="float">
            <text:p>1502462341862</text:p>
          </table:table-cell>
          <table:table-cell office:value-type="float" office:value="1502462341864" calcext:value-type="float">
            <text:p>1502462341864</text:p>
          </table:table-cell>
          <table:table-cell/>
        </table:table-row>
        <table:table-row table:style-name="ro1">
          <table:table-cell office:value-type="float" office:value="1743" calcext:value-type="float">
            <text:p>1743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41864" calcext:value-type="float">
            <text:p>1502462341864</text:p>
          </table:table-cell>
          <table:table-cell office:value-type="float" office:value="1502462341865" calcext:value-type="float">
            <text:p>1502462341865</text:p>
          </table:table-cell>
          <table:table-cell office:value-type="float" office:value="1502462341868" calcext:value-type="float">
            <text:p>1502462341868</text:p>
          </table:table-cell>
          <table:table-cell/>
        </table:table-row>
        <table:table-row table:style-name="ro1">
          <table:table-cell office:value-type="float" office:value="1744" calcext:value-type="float">
            <text:p>1744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41868" calcext:value-type="float">
            <text:p>1502462341868</text:p>
          </table:table-cell>
          <table:table-cell office:value-type="float" office:value="1502462341871" calcext:value-type="float">
            <text:p>1502462341871</text:p>
          </table:table-cell>
          <table:table-cell/>
        </table:table-row>
        <table:table-row table:style-name="ro1">
          <table:table-cell office:value-type="float" office:value="1745" calcext:value-type="float">
            <text:p>1745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41871" calcext:value-type="float">
            <text:p>1502462341871</text:p>
          </table:table-cell>
          <table:table-cell office:value-type="float" office:value="1502462341874" calcext:value-type="float">
            <text:p>1502462341874</text:p>
          </table:table-cell>
          <table:table-cell/>
        </table:table-row>
        <table:table-row table:style-name="ro1">
          <table:table-cell office:value-type="float" office:value="1746" calcext:value-type="float">
            <text:p>1746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41874" calcext:value-type="float">
            <text:p>1502462341874</text:p>
          </table:table-cell>
          <table:table-cell office:value-type="float" office:value="1502462341879" calcext:value-type="float">
            <text:p>1502462341879</text:p>
          </table:table-cell>
          <table:table-cell/>
        </table:table-row>
        <table:table-row table:style-name="ro1">
          <table:table-cell office:value-type="float" office:value="1747" calcext:value-type="float">
            <text:p>1747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41879" calcext:value-type="float">
            <text:p>1502462341879</text:p>
          </table:table-cell>
          <table:table-cell office:value-type="float" office:value="1502462341883" calcext:value-type="float">
            <text:p>1502462341883</text:p>
          </table:table-cell>
          <table:table-cell/>
        </table:table-row>
        <table:table-row table:style-name="ro1">
          <table:table-cell office:value-type="float" office:value="1748" calcext:value-type="float">
            <text:p>1748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41883" calcext:value-type="float">
            <text:p>1502462341883</text:p>
          </table:table-cell>
          <table:table-cell office:value-type="float" office:value="1502462341886" calcext:value-type="float">
            <text:p>1502462341886</text:p>
          </table:table-cell>
          <table:table-cell/>
        </table:table-row>
        <table:table-row table:style-name="ro1">
          <table:table-cell office:value-type="float" office:value="1749" calcext:value-type="float">
            <text:p>1749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41886" calcext:value-type="float">
            <text:p>1502462341886</text:p>
          </table:table-cell>
          <table:table-cell office:value-type="float" office:value="1502462342320" calcext:value-type="float">
            <text:p>1502462342320</text:p>
          </table:table-cell>
          <table:table-cell/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42321" calcext:value-type="float">
            <text:p>1502462342321</text:p>
          </table:table-cell>
          <table:table-cell office:value-type="float" office:value="1502462342325" calcext:value-type="float">
            <text:p>1502462342325</text:p>
          </table:table-cell>
          <table:table-cell/>
        </table:table-row>
        <table:table-row table:style-name="ro1">
          <table:table-cell office:value-type="float" office:value="1751" calcext:value-type="float">
            <text:p>1751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42325" calcext:value-type="float">
            <text:p>1502462342325</text:p>
          </table:table-cell>
          <table:table-cell office:value-type="float" office:value="1502462342326" calcext:value-type="float">
            <text:p>1502462342326</text:p>
          </table:table-cell>
          <table:table-cell office:value-type="float" office:value="1502462342331" calcext:value-type="float">
            <text:p>1502462342331</text:p>
          </table:table-cell>
          <table:table-cell/>
        </table:table-row>
        <table:table-row table:style-name="ro1">
          <table:table-cell office:value-type="float" office:value="1752" calcext:value-type="float">
            <text:p>1752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42331" calcext:value-type="float">
            <text:p>1502462342331</text:p>
          </table:table-cell>
          <table:table-cell office:value-type="float" office:value="1502462342336" calcext:value-type="float">
            <text:p>1502462342336</text:p>
          </table:table-cell>
          <table:table-cell/>
        </table:table-row>
        <table:table-row table:style-name="ro1">
          <table:table-cell office:value-type="float" office:value="1753" calcext:value-type="float">
            <text:p>1753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42336" calcext:value-type="float">
            <text:p>1502462342336</text:p>
          </table:table-cell>
          <table:table-cell office:value-type="float" office:value="1502462342341" calcext:value-type="float">
            <text:p>1502462342341</text:p>
          </table:table-cell>
          <table:table-cell/>
        </table:table-row>
        <table:table-row table:style-name="ro1">
          <table:table-cell office:value-type="float" office:value="1754" calcext:value-type="float">
            <text:p>1754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42341" calcext:value-type="float">
            <text:p>1502462342341</text:p>
          </table:table-cell>
          <table:table-cell office:value-type="float" office:value="1502462342346" calcext:value-type="float">
            <text:p>1502462342346</text:p>
          </table:table-cell>
          <table:table-cell/>
        </table:table-row>
        <table:table-row table:style-name="ro1">
          <table:table-cell office:value-type="float" office:value="1755" calcext:value-type="float">
            <text:p>1755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42346" calcext:value-type="float">
            <text:p>1502462342346</text:p>
          </table:table-cell>
          <table:table-cell office:value-type="float" office:value="1502462342351" calcext:value-type="float">
            <text:p>1502462342351</text:p>
          </table:table-cell>
          <table:table-cell/>
        </table:table-row>
        <table:table-row table:style-name="ro1">
          <table:table-cell office:value-type="float" office:value="1756" calcext:value-type="float">
            <text:p>1756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42351" calcext:value-type="float">
            <text:p>1502462342351</text:p>
          </table:table-cell>
          <table:table-cell office:value-type="float" office:value="1502462342355" calcext:value-type="float">
            <text:p>1502462342355</text:p>
          </table:table-cell>
          <table:table-cell/>
        </table:table-row>
        <table:table-row table:style-name="ro1">
          <table:table-cell office:value-type="float" office:value="1757" calcext:value-type="float">
            <text:p>1757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42355" calcext:value-type="float">
            <text:p>1502462342355</text:p>
          </table:table-cell>
          <table:table-cell office:value-type="float" office:value="1502462342356" calcext:value-type="float">
            <text:p>1502462342356</text:p>
          </table:table-cell>
          <table:table-cell office:value-type="float" office:value="1502462342789" calcext:value-type="float">
            <text:p>1502462342789</text:p>
          </table:table-cell>
          <table:table-cell/>
        </table:table-row>
        <table:table-row table:style-name="ro1">
          <table:table-cell office:value-type="float" office:value="1758" calcext:value-type="float">
            <text:p>1758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42790" calcext:value-type="float">
            <text:p>1502462342790</text:p>
          </table:table-cell>
          <table:table-cell office:value-type="float" office:value="1502462342793" calcext:value-type="float">
            <text:p>1502462342793</text:p>
          </table:table-cell>
          <table:table-cell/>
        </table:table-row>
        <table:table-row table:style-name="ro1">
          <table:table-cell office:value-type="float" office:value="1759" calcext:value-type="float">
            <text:p>1759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42793" calcext:value-type="float">
            <text:p>1502462342793</text:p>
          </table:table-cell>
          <table:table-cell office:value-type="float" office:value="1502462342796" calcext:value-type="float">
            <text:p>1502462342796</text:p>
          </table:table-cell>
          <table:table-cell/>
        </table:table-row>
        <table:table-row table:style-name="ro1">
          <table:table-cell office:value-type="float" office:value="1760" calcext:value-type="float">
            <text:p>1760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42796" calcext:value-type="float">
            <text:p>1502462342796</text:p>
          </table:table-cell>
          <table:table-cell office:value-type="float" office:value="1502462342799" calcext:value-type="float">
            <text:p>1502462342799</text:p>
          </table:table-cell>
          <table:table-cell/>
        </table:table-row>
        <table:table-row table:style-name="ro1">
          <table:table-cell office:value-type="float" office:value="1761" calcext:value-type="float">
            <text:p>1761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42799" calcext:value-type="float">
            <text:p>1502462342799</text:p>
          </table:table-cell>
          <table:table-cell office:value-type="float" office:value="1502462342802" calcext:value-type="float">
            <text:p>1502462342802</text:p>
          </table:table-cell>
          <table:table-cell/>
        </table:table-row>
        <table:table-row table:style-name="ro1">
          <table:table-cell office:value-type="float" office:value="1762" calcext:value-type="float">
            <text:p>1762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42802" calcext:value-type="float">
            <text:p>1502462342802</text:p>
          </table:table-cell>
          <table:table-cell office:value-type="float" office:value="1502462342805" calcext:value-type="float">
            <text:p>1502462342805</text:p>
          </table:table-cell>
          <table:table-cell/>
        </table:table-row>
        <table:table-row table:style-name="ro1">
          <table:table-cell office:value-type="float" office:value="1763" calcext:value-type="float">
            <text:p>1763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42805" calcext:value-type="float">
            <text:p>1502462342805</text:p>
          </table:table-cell>
          <table:table-cell office:value-type="float" office:value="1502462342806" calcext:value-type="float">
            <text:p>1502462342806</text:p>
          </table:table-cell>
          <table:table-cell office:value-type="float" office:value="1502462342808" calcext:value-type="float">
            <text:p>1502462342808</text:p>
          </table:table-cell>
          <table:table-cell/>
        </table:table-row>
        <table:table-row table:style-name="ro1">
          <table:table-cell office:value-type="float" office:value="1764" calcext:value-type="float">
            <text:p>1764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42808" calcext:value-type="float">
            <text:p>1502462342808</text:p>
          </table:table-cell>
          <table:table-cell office:value-type="float" office:value="1502462342809" calcext:value-type="float">
            <text:p>1502462342809</text:p>
          </table:table-cell>
          <table:table-cell office:value-type="float" office:value="1502462342811" calcext:value-type="float">
            <text:p>1502462342811</text:p>
          </table:table-cell>
          <table:table-cell/>
        </table:table-row>
        <table:table-row table:style-name="ro1">
          <table:table-cell office:value-type="float" office:value="1765" calcext:value-type="float">
            <text:p>1765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42811" calcext:value-type="float">
            <text:p>1502462342811</text:p>
          </table:table-cell>
          <table:table-cell office:value-type="float" office:value="1502462342812" calcext:value-type="float">
            <text:p>1502462342812</text:p>
          </table:table-cell>
          <table:table-cell office:value-type="float" office:value="1502462342814" calcext:value-type="float">
            <text:p>1502462342814</text:p>
          </table:table-cell>
          <table:table-cell/>
        </table:table-row>
        <table:table-row table:style-name="ro1">
          <table:table-cell office:value-type="float" office:value="1766" calcext:value-type="float">
            <text:p>1766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42814" calcext:value-type="float">
            <text:p>1502462342814</text:p>
          </table:table-cell>
          <table:table-cell office:value-type="float" office:value="1502462342815" calcext:value-type="float">
            <text:p>1502462342815</text:p>
          </table:table-cell>
          <table:table-cell office:value-type="float" office:value="1502462342818" calcext:value-type="float">
            <text:p>1502462342818</text:p>
          </table:table-cell>
          <table:table-cell/>
        </table:table-row>
        <table:table-row table:style-name="ro1">
          <table:table-cell office:value-type="float" office:value="1767" calcext:value-type="float">
            <text:p>1767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42818" calcext:value-type="float">
            <text:p>1502462342818</text:p>
          </table:table-cell>
          <table:table-cell office:value-type="float" office:value="1502462342821" calcext:value-type="float">
            <text:p>1502462342821</text:p>
          </table:table-cell>
          <table:table-cell/>
        </table:table-row>
        <table:table-row table:style-name="ro1">
          <table:table-cell office:value-type="float" office:value="1768" calcext:value-type="float">
            <text:p>1768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42821" calcext:value-type="float">
            <text:p>1502462342821</text:p>
          </table:table-cell>
          <table:table-cell office:value-type="float" office:value="1502462342824" calcext:value-type="float">
            <text:p>1502462342824</text:p>
          </table:table-cell>
          <table:table-cell/>
        </table:table-row>
        <table:table-row table:style-name="ro1">
          <table:table-cell office:value-type="float" office:value="1769" calcext:value-type="float">
            <text:p>1769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42824" calcext:value-type="float">
            <text:p>1502462342824</text:p>
          </table:table-cell>
          <table:table-cell office:value-type="float" office:value="1502462343039" calcext:value-type="float">
            <text:p>1502462343039</text:p>
          </table:table-cell>
          <table:table-cell/>
        </table:table-row>
        <table:table-row table:style-name="ro1">
          <table:table-cell office:value-type="float" office:value="1770" calcext:value-type="float">
            <text:p>1770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43039" calcext:value-type="float">
            <text:p>1502462343039</text:p>
          </table:table-cell>
          <table:table-cell office:value-type="float" office:value="1502462343040" calcext:value-type="float">
            <text:p>1502462343040</text:p>
          </table:table-cell>
          <table:table-cell office:value-type="float" office:value="1502462343042" calcext:value-type="float">
            <text:p>1502462343042</text:p>
          </table:table-cell>
          <table:table-cell/>
        </table:table-row>
        <table:table-row table:style-name="ro1">
          <table:table-cell office:value-type="float" office:value="1771" calcext:value-type="float">
            <text:p>1771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43042" calcext:value-type="float">
            <text:p>1502462343042</text:p>
          </table:table-cell>
          <table:table-cell office:value-type="float" office:value="1502462343043" calcext:value-type="float">
            <text:p>1502462343043</text:p>
          </table:table-cell>
          <table:table-cell office:value-type="float" office:value="1502462343045" calcext:value-type="float">
            <text:p>1502462343045</text:p>
          </table:table-cell>
          <table:table-cell/>
        </table:table-row>
        <table:table-row table:style-name="ro1">
          <table:table-cell office:value-type="float" office:value="1772" calcext:value-type="float">
            <text:p>1772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43045" calcext:value-type="float">
            <text:p>1502462343045</text:p>
          </table:table-cell>
          <table:table-cell office:value-type="float" office:value="1502462343046" calcext:value-type="float">
            <text:p>1502462343046</text:p>
          </table:table-cell>
          <table:table-cell office:value-type="float" office:value="1502462343478" calcext:value-type="float">
            <text:p>1502462343478</text:p>
          </table:table-cell>
          <table:table-cell/>
        </table:table-row>
        <table:table-row table:style-name="ro1">
          <table:table-cell office:value-type="float" office:value="1773" calcext:value-type="float">
            <text:p>1773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43478" calcext:value-type="float">
            <text:p>1502462343478</text:p>
          </table:table-cell>
          <table:table-cell office:value-type="float" office:value="1502462343481" calcext:value-type="float">
            <text:p>1502462343481</text:p>
          </table:table-cell>
          <table:table-cell/>
        </table:table-row>
        <table:table-row table:style-name="ro1">
          <table:table-cell office:value-type="float" office:value="1774" calcext:value-type="float">
            <text:p>1774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43481" calcext:value-type="float">
            <text:p>1502462343481</text:p>
          </table:table-cell>
          <table:table-cell office:value-type="float" office:value="1502462343484" calcext:value-type="float">
            <text:p>1502462343484</text:p>
          </table:table-cell>
          <table:table-cell/>
        </table:table-row>
        <table:table-row table:style-name="ro1">
          <table:table-cell office:value-type="float" office:value="1775" calcext:value-type="float">
            <text:p>1775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43485" calcext:value-type="float">
            <text:p>1502462343485</text:p>
          </table:table-cell>
          <table:table-cell office:value-type="float" office:value="1502462343488" calcext:value-type="float">
            <text:p>1502462343488</text:p>
          </table:table-cell>
          <table:table-cell/>
        </table:table-row>
        <table:table-row table:style-name="ro1">
          <table:table-cell office:value-type="float" office:value="1776" calcext:value-type="float">
            <text:p>1776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43488" calcext:value-type="float">
            <text:p>1502462343488</text:p>
          </table:table-cell>
          <table:table-cell office:value-type="float" office:value="1502462344148" calcext:value-type="float">
            <text:p>1502462344148</text:p>
          </table:table-cell>
          <table:table-cell/>
        </table:table-row>
        <table:table-row table:style-name="ro1">
          <table:table-cell office:value-type="float" office:value="1777" calcext:value-type="float">
            <text:p>1777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44148" calcext:value-type="float">
            <text:p>1502462344148</text:p>
          </table:table-cell>
          <table:table-cell office:value-type="float" office:value="1502462344151" calcext:value-type="float">
            <text:p>1502462344151</text:p>
          </table:table-cell>
          <table:table-cell/>
        </table:table-row>
        <table:table-row table:style-name="ro1">
          <table:table-cell office:value-type="float" office:value="1778" calcext:value-type="float">
            <text:p>1778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44151" calcext:value-type="float">
            <text:p>1502462344151</text:p>
          </table:table-cell>
          <table:table-cell office:value-type="float" office:value="1502462344154" calcext:value-type="float">
            <text:p>1502462344154</text:p>
          </table:table-cell>
          <table:table-cell/>
        </table:table-row>
        <table:table-row table:style-name="ro1">
          <table:table-cell office:value-type="float" office:value="1779" calcext:value-type="float">
            <text:p>1779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44154" calcext:value-type="float">
            <text:p>1502462344154</text:p>
          </table:table-cell>
          <table:table-cell office:value-type="float" office:value="1502462344157" calcext:value-type="float">
            <text:p>1502462344157</text:p>
          </table:table-cell>
          <table:table-cell/>
        </table:table-row>
        <table:table-row table:style-name="ro1">
          <table:table-cell office:value-type="float" office:value="1780" calcext:value-type="float">
            <text:p>1780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44157" calcext:value-type="float">
            <text:p>1502462344157</text:p>
          </table:table-cell>
          <table:table-cell office:value-type="float" office:value="1502462344158" calcext:value-type="float">
            <text:p>1502462344158</text:p>
          </table:table-cell>
          <table:table-cell office:value-type="float" office:value="1502462344161" calcext:value-type="float">
            <text:p>1502462344161</text:p>
          </table:table-cell>
          <table:table-cell/>
        </table:table-row>
        <table:table-row table:style-name="ro1">
          <table:table-cell office:value-type="float" office:value="1781" calcext:value-type="float">
            <text:p>1781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44161" calcext:value-type="float">
            <text:p>1502462344161</text:p>
          </table:table-cell>
          <table:table-cell office:value-type="float" office:value="1502462344378" calcext:value-type="float">
            <text:p>1502462344378</text:p>
          </table:table-cell>
          <table:table-cell/>
        </table:table-row>
        <table:table-row table:style-name="ro1">
          <table:table-cell office:value-type="float" office:value="1782" calcext:value-type="float">
            <text:p>1782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44378" calcext:value-type="float">
            <text:p>1502462344378</text:p>
          </table:table-cell>
          <table:table-cell office:value-type="float" office:value="1502462344381" calcext:value-type="float">
            <text:p>1502462344381</text:p>
          </table:table-cell>
          <table:table-cell/>
        </table:table-row>
        <table:table-row table:style-name="ro1">
          <table:table-cell office:value-type="float" office:value="1783" calcext:value-type="float">
            <text:p>1783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44381" calcext:value-type="float">
            <text:p>1502462344381</text:p>
          </table:table-cell>
          <table:table-cell office:value-type="float" office:value="1502462344384" calcext:value-type="float">
            <text:p>1502462344384</text:p>
          </table:table-cell>
          <table:table-cell/>
        </table:table-row>
        <table:table-row table:style-name="ro1">
          <table:table-cell office:value-type="float" office:value="1784" calcext:value-type="float">
            <text:p>1784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44384" calcext:value-type="float">
            <text:p>1502462344384</text:p>
          </table:table-cell>
          <table:table-cell office:value-type="float" office:value="1502462344385" calcext:value-type="float">
            <text:p>1502462344385</text:p>
          </table:table-cell>
          <table:table-cell office:value-type="float" office:value="1502462344388" calcext:value-type="float">
            <text:p>1502462344388</text:p>
          </table:table-cell>
          <table:table-cell/>
        </table:table-row>
        <table:table-row table:style-name="ro1">
          <table:table-cell office:value-type="float" office:value="1785" calcext:value-type="float">
            <text:p>1785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44388" calcext:value-type="float">
            <text:p>1502462344388</text:p>
          </table:table-cell>
          <table:table-cell office:value-type="float" office:value="1502462344391" calcext:value-type="float">
            <text:p>1502462344391</text:p>
          </table:table-cell>
          <table:table-cell/>
        </table:table-row>
        <table:table-row table:style-name="ro1">
          <table:table-cell office:value-type="float" office:value="1786" calcext:value-type="float">
            <text:p>1786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44391" calcext:value-type="float">
            <text:p>1502462344391</text:p>
          </table:table-cell>
          <table:table-cell office:value-type="float" office:value="1502462344394" calcext:value-type="float">
            <text:p>1502462344394</text:p>
          </table:table-cell>
          <table:table-cell/>
        </table:table-row>
        <table:table-row table:style-name="ro1">
          <table:table-cell office:value-type="float" office:value="1787" calcext:value-type="float">
            <text:p>1787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44394" calcext:value-type="float">
            <text:p>1502462344394</text:p>
          </table:table-cell>
          <table:table-cell office:value-type="float" office:value="1502462344395" calcext:value-type="float">
            <text:p>1502462344395</text:p>
          </table:table-cell>
          <table:table-cell office:value-type="float" office:value="1502462344398" calcext:value-type="float">
            <text:p>1502462344398</text:p>
          </table:table-cell>
          <table:table-cell/>
        </table:table-row>
        <table:table-row table:style-name="ro1">
          <table:table-cell office:value-type="float" office:value="1788" calcext:value-type="float">
            <text:p>1788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44398" calcext:value-type="float">
            <text:p>1502462344398</text:p>
          </table:table-cell>
          <table:table-cell office:value-type="float" office:value="1502462344401" calcext:value-type="float">
            <text:p>1502462344401</text:p>
          </table:table-cell>
          <table:table-cell/>
        </table:table-row>
        <table:table-row table:style-name="ro1">
          <table:table-cell office:value-type="float" office:value="1789" calcext:value-type="float">
            <text:p>1789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44401" calcext:value-type="float">
            <text:p>1502462344401</text:p>
          </table:table-cell>
          <table:table-cell office:value-type="float" office:value="1502462344404" calcext:value-type="float">
            <text:p>1502462344404</text:p>
          </table:table-cell>
          <table:table-cell/>
        </table:table-row>
        <table:table-row table:style-name="ro1">
          <table:table-cell office:value-type="float" office:value="1790" calcext:value-type="float">
            <text:p>1790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44404" calcext:value-type="float">
            <text:p>1502462344404</text:p>
          </table:table-cell>
          <table:table-cell office:value-type="float" office:value="1502462344405" calcext:value-type="float">
            <text:p>1502462344405</text:p>
          </table:table-cell>
          <table:table-cell office:value-type="float" office:value="1502462344408" calcext:value-type="float">
            <text:p>1502462344408</text:p>
          </table:table-cell>
          <table:table-cell/>
        </table:table-row>
        <table:table-row table:style-name="ro1">
          <table:table-cell office:value-type="float" office:value="1791" calcext:value-type="float">
            <text:p>1791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44408" calcext:value-type="float">
            <text:p>1502462344408</text:p>
          </table:table-cell>
          <table:table-cell office:value-type="float" office:value="1502462344411" calcext:value-type="float">
            <text:p>1502462344411</text:p>
          </table:table-cell>
          <table:table-cell/>
        </table:table-row>
        <table:table-row table:style-name="ro1">
          <table:table-cell office:value-type="float" office:value="1792" calcext:value-type="float">
            <text:p>1792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44411" calcext:value-type="float">
            <text:p>1502462344411</text:p>
          </table:table-cell>
          <table:table-cell office:value-type="float" office:value="1502462344414" calcext:value-type="float">
            <text:p>1502462344414</text:p>
          </table:table-cell>
          <table:table-cell/>
        </table:table-row>
        <table:table-row table:style-name="ro1">
          <table:table-cell office:value-type="float" office:value="1793" calcext:value-type="float">
            <text:p>1793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44414" calcext:value-type="float">
            <text:p>1502462344414</text:p>
          </table:table-cell>
          <table:table-cell office:value-type="float" office:value="1502462344415" calcext:value-type="float">
            <text:p>1502462344415</text:p>
          </table:table-cell>
          <table:table-cell office:value-type="float" office:value="1502462344418" calcext:value-type="float">
            <text:p>1502462344418</text:p>
          </table:table-cell>
          <table:table-cell/>
        </table:table-row>
        <table:table-row table:style-name="ro1">
          <table:table-cell office:value-type="float" office:value="1794" calcext:value-type="float">
            <text:p>1794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44418" calcext:value-type="float">
            <text:p>1502462344418</text:p>
          </table:table-cell>
          <table:table-cell office:value-type="float" office:value="1502462344419" calcext:value-type="float">
            <text:p>1502462344419</text:p>
          </table:table-cell>
          <table:table-cell office:value-type="float" office:value="1502462344422" calcext:value-type="float">
            <text:p>1502462344422</text:p>
          </table:table-cell>
          <table:table-cell/>
        </table:table-row>
        <table:table-row table:style-name="ro1">
          <table:table-cell office:value-type="float" office:value="1795" calcext:value-type="float">
            <text:p>1795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44422" calcext:value-type="float">
            <text:p>1502462344422</text:p>
          </table:table-cell>
          <table:table-cell office:value-type="float" office:value="1502462344423" calcext:value-type="float">
            <text:p>1502462344423</text:p>
          </table:table-cell>
          <table:table-cell office:value-type="float" office:value="1502462344639" calcext:value-type="float">
            <text:p>1502462344639</text:p>
          </table:table-cell>
          <table:table-cell/>
        </table:table-row>
        <table:table-row table:style-name="ro1">
          <table:table-cell office:value-type="float" office:value="1796" calcext:value-type="float">
            <text:p>1796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44639" calcext:value-type="float">
            <text:p>1502462344639</text:p>
          </table:table-cell>
          <table:table-cell office:value-type="float" office:value="1502462344640" calcext:value-type="float">
            <text:p>1502462344640</text:p>
          </table:table-cell>
          <table:table-cell office:value-type="float" office:value="1502462344642" calcext:value-type="float">
            <text:p>1502462344642</text:p>
          </table:table-cell>
          <table:table-cell/>
        </table:table-row>
        <table:table-row table:style-name="ro1">
          <table:table-cell office:value-type="float" office:value="1797" calcext:value-type="float">
            <text:p>1797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44642" calcext:value-type="float">
            <text:p>1502462344642</text:p>
          </table:table-cell>
          <table:table-cell office:value-type="float" office:value="1502462344643" calcext:value-type="float">
            <text:p>1502462344643</text:p>
          </table:table-cell>
          <table:table-cell office:value-type="float" office:value="1502462344645" calcext:value-type="float">
            <text:p>1502462344645</text:p>
          </table:table-cell>
          <table:table-cell/>
        </table:table-row>
        <table:table-row table:style-name="ro1">
          <table:table-cell office:value-type="float" office:value="1798" calcext:value-type="float">
            <text:p>1798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44645" calcext:value-type="float">
            <text:p>1502462344645</text:p>
          </table:table-cell>
          <table:table-cell office:value-type="float" office:value="1502462344646" calcext:value-type="float">
            <text:p>1502462344646</text:p>
          </table:table-cell>
          <table:table-cell office:value-type="float" office:value="1502462344649" calcext:value-type="float">
            <text:p>1502462344649</text:p>
          </table:table-cell>
          <table:table-cell/>
        </table:table-row>
        <table:table-row table:style-name="ro1">
          <table:table-cell office:value-type="float" office:value="1799" calcext:value-type="float">
            <text:p>1799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44649" calcext:value-type="float">
            <text:p>1502462344649</text:p>
          </table:table-cell>
          <table:table-cell office:value-type="float" office:value="1502462344652" calcext:value-type="float">
            <text:p>1502462344652</text:p>
          </table:table-cell>
          <table:table-cell/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44652" calcext:value-type="float">
            <text:p>1502462344652</text:p>
          </table:table-cell>
          <table:table-cell office:value-type="float" office:value="1502462344656" calcext:value-type="float">
            <text:p>1502462344656</text:p>
          </table:table-cell>
          <table:table-cell/>
        </table:table-row>
        <table:table-row table:style-name="ro1">
          <table:table-cell office:value-type="float" office:value="1801" calcext:value-type="float">
            <text:p>1801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44656" calcext:value-type="float">
            <text:p>1502462344656</text:p>
          </table:table-cell>
          <table:table-cell office:value-type="float" office:value="1502462344660" calcext:value-type="float">
            <text:p>1502462344660</text:p>
          </table:table-cell>
          <table:table-cell/>
        </table:table-row>
        <table:table-row table:style-name="ro1">
          <table:table-cell office:value-type="float" office:value="1802" calcext:value-type="float">
            <text:p>1802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44660" calcext:value-type="float">
            <text:p>1502462344660</text:p>
          </table:table-cell>
          <table:table-cell office:value-type="float" office:value="1502462344661" calcext:value-type="float">
            <text:p>1502462344661</text:p>
          </table:table-cell>
          <table:table-cell office:value-type="float" office:value="1502462344665" calcext:value-type="float">
            <text:p>1502462344665</text:p>
          </table:table-cell>
          <table:table-cell/>
        </table:table-row>
        <table:table-row table:style-name="ro1">
          <table:table-cell office:value-type="float" office:value="1803" calcext:value-type="float">
            <text:p>1803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44665" calcext:value-type="float">
            <text:p>1502462344665</text:p>
          </table:table-cell>
          <table:table-cell office:value-type="float" office:value="1502462344669" calcext:value-type="float">
            <text:p>1502462344669</text:p>
          </table:table-cell>
          <table:table-cell/>
        </table:table-row>
        <table:table-row table:style-name="ro1">
          <table:table-cell office:value-type="float" office:value="1804" calcext:value-type="float">
            <text:p>1804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44669" calcext:value-type="float">
            <text:p>1502462344669</text:p>
          </table:table-cell>
          <table:table-cell office:value-type="float" office:value="1502462344891" calcext:value-type="float">
            <text:p>1502462344891</text:p>
          </table:table-cell>
          <table:table-cell/>
        </table:table-row>
        <table:table-row table:style-name="ro1">
          <table:table-cell office:value-type="float" office:value="1805" calcext:value-type="float">
            <text:p>1805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44891" calcext:value-type="float">
            <text:p>1502462344891</text:p>
          </table:table-cell>
          <table:table-cell office:value-type="float" office:value="1502462344896" calcext:value-type="float">
            <text:p>1502462344896</text:p>
          </table:table-cell>
          <table:table-cell/>
        </table:table-row>
        <table:table-row table:style-name="ro1">
          <table:table-cell office:value-type="float" office:value="1806" calcext:value-type="float">
            <text:p>1806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44896" calcext:value-type="float">
            <text:p>1502462344896</text:p>
          </table:table-cell>
          <table:table-cell office:value-type="float" office:value="1502462344901" calcext:value-type="float">
            <text:p>1502462344901</text:p>
          </table:table-cell>
          <table:table-cell/>
        </table:table-row>
        <table:table-row table:style-name="ro1">
          <table:table-cell office:value-type="float" office:value="1807" calcext:value-type="float">
            <text:p>1807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44901" calcext:value-type="float">
            <text:p>1502462344901</text:p>
          </table:table-cell>
          <table:table-cell office:value-type="float" office:value="1502462344905" calcext:value-type="float">
            <text:p>1502462344905</text:p>
          </table:table-cell>
          <table:table-cell/>
        </table:table-row>
        <table:table-row table:style-name="ro1">
          <table:table-cell office:value-type="float" office:value="1808" calcext:value-type="float">
            <text:p>1808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44905" calcext:value-type="float">
            <text:p>1502462344905</text:p>
          </table:table-cell>
          <table:table-cell office:value-type="float" office:value="1502462344910" calcext:value-type="float">
            <text:p>1502462344910</text:p>
          </table:table-cell>
          <table:table-cell/>
        </table:table-row>
        <table:table-row table:style-name="ro1">
          <table:table-cell office:value-type="float" office:value="1809" calcext:value-type="float">
            <text:p>1809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44910" calcext:value-type="float">
            <text:p>1502462344910</text:p>
          </table:table-cell>
          <table:table-cell office:value-type="float" office:value="1502462344916" calcext:value-type="float">
            <text:p>1502462344916</text:p>
          </table:table-cell>
          <table:table-cell/>
        </table:table-row>
        <table:table-row table:style-name="ro1">
          <table:table-cell office:value-type="float" office:value="1810" calcext:value-type="float">
            <text:p>1810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44916" calcext:value-type="float">
            <text:p>1502462344916</text:p>
          </table:table-cell>
          <table:table-cell office:value-type="float" office:value="1502462344917" calcext:value-type="float">
            <text:p>1502462344917</text:p>
          </table:table-cell>
          <table:table-cell office:value-type="float" office:value="1502462344921" calcext:value-type="float">
            <text:p>1502462344921</text:p>
          </table:table-cell>
          <table:table-cell/>
        </table:table-row>
        <table:table-row table:style-name="ro1">
          <table:table-cell office:value-type="float" office:value="1811" calcext:value-type="float">
            <text:p>1811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44921" calcext:value-type="float">
            <text:p>1502462344921</text:p>
          </table:table-cell>
          <table:table-cell office:value-type="float" office:value="1502462344922" calcext:value-type="float">
            <text:p>1502462344922</text:p>
          </table:table-cell>
          <table:table-cell office:value-type="float" office:value="1502462344926" calcext:value-type="float">
            <text:p>1502462344926</text:p>
          </table:table-cell>
          <table:table-cell/>
        </table:table-row>
        <table:table-row table:style-name="ro1">
          <table:table-cell office:value-type="float" office:value="1812" calcext:value-type="float">
            <text:p>1812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44926" calcext:value-type="float">
            <text:p>1502462344926</text:p>
          </table:table-cell>
          <table:table-cell office:value-type="float" office:value="1502462344927" calcext:value-type="float">
            <text:p>1502462344927</text:p>
          </table:table-cell>
          <table:table-cell office:value-type="float" office:value="1502462344931" calcext:value-type="float">
            <text:p>1502462344931</text:p>
          </table:table-cell>
          <table:table-cell/>
        </table:table-row>
        <table:table-row table:style-name="ro1">
          <table:table-cell office:value-type="float" office:value="1813" calcext:value-type="float">
            <text:p>1813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44931" calcext:value-type="float">
            <text:p>1502462344931</text:p>
          </table:table-cell>
          <table:table-cell office:value-type="float" office:value="1502462344932" calcext:value-type="float">
            <text:p>1502462344932</text:p>
          </table:table-cell>
          <table:table-cell office:value-type="float" office:value="1502462344937" calcext:value-type="float">
            <text:p>1502462344937</text:p>
          </table:table-cell>
          <table:table-cell/>
        </table:table-row>
        <table:table-row table:style-name="ro1">
          <table:table-cell office:value-type="float" office:value="1814" calcext:value-type="float">
            <text:p>1814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44937" calcext:value-type="float">
            <text:p>1502462344937</text:p>
          </table:table-cell>
          <table:table-cell office:value-type="float" office:value="1502462345367" calcext:value-type="float">
            <text:p>1502462345367</text:p>
          </table:table-cell>
          <table:table-cell/>
        </table:table-row>
        <table:table-row table:style-name="ro1">
          <table:table-cell office:value-type="float" office:value="1815" calcext:value-type="float">
            <text:p>1815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45368" calcext:value-type="float">
            <text:p>1502462345368</text:p>
          </table:table-cell>
          <table:table-cell office:value-type="float" office:value="1502462345371" calcext:value-type="float">
            <text:p>1502462345371</text:p>
          </table:table-cell>
          <table:table-cell/>
        </table:table-row>
        <table:table-row table:style-name="ro1">
          <table:table-cell office:value-type="float" office:value="1816" calcext:value-type="float">
            <text:p>1816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45371" calcext:value-type="float">
            <text:p>1502462345371</text:p>
          </table:table-cell>
          <table:table-cell office:value-type="float" office:value="1502462345374" calcext:value-type="float">
            <text:p>1502462345374</text:p>
          </table:table-cell>
          <table:table-cell/>
        </table:table-row>
        <table:table-row table:style-name="ro1">
          <table:table-cell office:value-type="float" office:value="1817" calcext:value-type="float">
            <text:p>1817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45374" calcext:value-type="float">
            <text:p>1502462345374</text:p>
          </table:table-cell>
          <table:table-cell office:value-type="float" office:value="1502462345377" calcext:value-type="float">
            <text:p>1502462345377</text:p>
          </table:table-cell>
          <table:table-cell/>
        </table:table-row>
        <table:table-row table:style-name="ro1">
          <table:table-cell office:value-type="float" office:value="1818" calcext:value-type="float">
            <text:p>1818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45377" calcext:value-type="float">
            <text:p>1502462345377</text:p>
          </table:table-cell>
          <table:table-cell office:value-type="float" office:value="1502462345380" calcext:value-type="float">
            <text:p>1502462345380</text:p>
          </table:table-cell>
          <table:table-cell/>
        </table:table-row>
        <table:table-row table:style-name="ro1">
          <table:table-cell office:value-type="float" office:value="1819" calcext:value-type="float">
            <text:p>1819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45380" calcext:value-type="float">
            <text:p>1502462345380</text:p>
          </table:table-cell>
          <table:table-cell office:value-type="float" office:value="1502462345383" calcext:value-type="float">
            <text:p>1502462345383</text:p>
          </table:table-cell>
          <table:table-cell/>
        </table:table-row>
        <table:table-row table:style-name="ro1">
          <table:table-cell office:value-type="float" office:value="1820" calcext:value-type="float">
            <text:p>1820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45383" calcext:value-type="float">
            <text:p>1502462345383</text:p>
          </table:table-cell>
          <table:table-cell office:value-type="float" office:value="1502462345386" calcext:value-type="float">
            <text:p>1502462345386</text:p>
          </table:table-cell>
          <table:table-cell/>
        </table:table-row>
        <table:table-row table:style-name="ro1">
          <table:table-cell office:value-type="float" office:value="1821" calcext:value-type="float">
            <text:p>1821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45386" calcext:value-type="float">
            <text:p>1502462345386</text:p>
          </table:table-cell>
          <table:table-cell office:value-type="float" office:value="1502462345389" calcext:value-type="float">
            <text:p>1502462345389</text:p>
          </table:table-cell>
          <table:table-cell/>
        </table:table-row>
        <table:table-row table:style-name="ro1">
          <table:table-cell office:value-type="float" office:value="1822" calcext:value-type="float">
            <text:p>1822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45389" calcext:value-type="float">
            <text:p>1502462345389</text:p>
          </table:table-cell>
          <table:table-cell office:value-type="float" office:value="1502462345392" calcext:value-type="float">
            <text:p>1502462345392</text:p>
          </table:table-cell>
          <table:table-cell/>
        </table:table-row>
        <table:table-row table:style-name="ro1">
          <table:table-cell office:value-type="float" office:value="1823" calcext:value-type="float">
            <text:p>1823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45392" calcext:value-type="float">
            <text:p>1502462345392</text:p>
          </table:table-cell>
          <table:table-cell office:value-type="float" office:value="1502462345395" calcext:value-type="float">
            <text:p>1502462345395</text:p>
          </table:table-cell>
          <table:table-cell/>
        </table:table-row>
        <table:table-row table:style-name="ro1">
          <table:table-cell office:value-type="float" office:value="1824" calcext:value-type="float">
            <text:p>1824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45395" calcext:value-type="float">
            <text:p>1502462345395</text:p>
          </table:table-cell>
          <table:table-cell office:value-type="float" office:value="1502462345398" calcext:value-type="float">
            <text:p>1502462345398</text:p>
          </table:table-cell>
          <table:table-cell/>
        </table:table-row>
        <table:table-row table:style-name="ro1">
          <table:table-cell office:value-type="float" office:value="1825" calcext:value-type="float">
            <text:p>1825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45398" calcext:value-type="float">
            <text:p>1502462345398</text:p>
          </table:table-cell>
          <table:table-cell office:value-type="float" office:value="1502462345401" calcext:value-type="float">
            <text:p>1502462345401</text:p>
          </table:table-cell>
          <table:table-cell/>
        </table:table-row>
        <table:table-row table:style-name="ro1">
          <table:table-cell office:value-type="float" office:value="1826" calcext:value-type="float">
            <text:p>1826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45401" calcext:value-type="float">
            <text:p>1502462345401</text:p>
          </table:table-cell>
          <table:table-cell office:value-type="float" office:value="1502462345404" calcext:value-type="float">
            <text:p>1502462345404</text:p>
          </table:table-cell>
          <table:table-cell/>
        </table:table-row>
        <table:table-row table:style-name="ro1">
          <table:table-cell office:value-type="float" office:value="1827" calcext:value-type="float">
            <text:p>1827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45404" calcext:value-type="float">
            <text:p>1502462345404</text:p>
          </table:table-cell>
          <table:table-cell office:value-type="float" office:value="1502462345407" calcext:value-type="float">
            <text:p>1502462345407</text:p>
          </table:table-cell>
          <table:table-cell/>
        </table:table-row>
        <table:table-row table:style-name="ro1">
          <table:table-cell office:value-type="float" office:value="1828" calcext:value-type="float">
            <text:p>1828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45407" calcext:value-type="float">
            <text:p>1502462345407</text:p>
          </table:table-cell>
          <table:table-cell office:value-type="float" office:value="1502462345410" calcext:value-type="float">
            <text:p>1502462345410</text:p>
          </table:table-cell>
          <table:table-cell/>
        </table:table-row>
        <table:table-row table:style-name="ro1">
          <table:table-cell office:value-type="float" office:value="1829" calcext:value-type="float">
            <text:p>1829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45410" calcext:value-type="float">
            <text:p>1502462345410</text:p>
          </table:table-cell>
          <table:table-cell office:value-type="float" office:value="1502462345413" calcext:value-type="float">
            <text:p>1502462345413</text:p>
          </table:table-cell>
          <table:table-cell/>
        </table:table-row>
        <table:table-row table:style-name="ro1">
          <table:table-cell office:value-type="float" office:value="1830" calcext:value-type="float">
            <text:p>1830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45413" calcext:value-type="float">
            <text:p>1502462345413</text:p>
          </table:table-cell>
          <table:table-cell office:value-type="float" office:value="1502462345416" calcext:value-type="float">
            <text:p>1502462345416</text:p>
          </table:table-cell>
          <table:table-cell/>
        </table:table-row>
        <table:table-row table:style-name="ro1">
          <table:table-cell office:value-type="float" office:value="1831" calcext:value-type="float">
            <text:p>1831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45416" calcext:value-type="float">
            <text:p>1502462345416</text:p>
          </table:table-cell>
          <table:table-cell office:value-type="float" office:value="1502462345419" calcext:value-type="float">
            <text:p>1502462345419</text:p>
          </table:table-cell>
          <table:table-cell/>
        </table:table-row>
        <table:table-row table:style-name="ro1">
          <table:table-cell office:value-type="float" office:value="1832" calcext:value-type="float">
            <text:p>1832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45419" calcext:value-type="float">
            <text:p>1502462345419</text:p>
          </table:table-cell>
          <table:table-cell office:value-type="float" office:value="1502462345420" calcext:value-type="float">
            <text:p>1502462345420</text:p>
          </table:table-cell>
          <table:table-cell office:value-type="float" office:value="1502462345423" calcext:value-type="float">
            <text:p>1502462345423</text:p>
          </table:table-cell>
          <table:table-cell/>
        </table:table-row>
        <table:table-row table:style-name="ro1">
          <table:table-cell office:value-type="float" office:value="1833" calcext:value-type="float">
            <text:p>1833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45423" calcext:value-type="float">
            <text:p>1502462345423</text:p>
          </table:table-cell>
          <table:table-cell office:value-type="float" office:value="1502462345639" calcext:value-type="float">
            <text:p>1502462345639</text:p>
          </table:table-cell>
          <table:table-cell/>
        </table:table-row>
        <table:table-row table:style-name="ro1">
          <table:table-cell office:value-type="float" office:value="1834" calcext:value-type="float">
            <text:p>1834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45639" calcext:value-type="float">
            <text:p>1502462345639</text:p>
          </table:table-cell>
          <table:table-cell office:value-type="float" office:value="1502462345640" calcext:value-type="float">
            <text:p>1502462345640</text:p>
          </table:table-cell>
          <table:table-cell office:value-type="float" office:value="1502462345642" calcext:value-type="float">
            <text:p>1502462345642</text:p>
          </table:table-cell>
          <table:table-cell/>
        </table:table-row>
        <table:table-row table:style-name="ro1">
          <table:table-cell office:value-type="float" office:value="1835" calcext:value-type="float">
            <text:p>1835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45642" calcext:value-type="float">
            <text:p>1502462345642</text:p>
          </table:table-cell>
          <table:table-cell office:value-type="float" office:value="1502462345858" calcext:value-type="float">
            <text:p>1502462345858</text:p>
          </table:table-cell>
          <table:table-cell/>
        </table:table-row>
        <table:table-row table:style-name="ro1">
          <table:table-cell office:value-type="float" office:value="1836" calcext:value-type="float">
            <text:p>1836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45858" calcext:value-type="float">
            <text:p>1502462345858</text:p>
          </table:table-cell>
          <table:table-cell office:value-type="float" office:value="1502462345862" calcext:value-type="float">
            <text:p>1502462345862</text:p>
          </table:table-cell>
          <table:table-cell/>
        </table:table-row>
        <table:table-row table:style-name="ro1">
          <table:table-cell office:value-type="float" office:value="1837" calcext:value-type="float">
            <text:p>1837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45862" calcext:value-type="float">
            <text:p>1502462345862</text:p>
          </table:table-cell>
          <table:table-cell office:value-type="float" office:value="1502462345863" calcext:value-type="float">
            <text:p>1502462345863</text:p>
          </table:table-cell>
          <table:table-cell office:value-type="float" office:value="1502462345867" calcext:value-type="float">
            <text:p>1502462345867</text:p>
          </table:table-cell>
          <table:table-cell/>
        </table:table-row>
        <table:table-row table:style-name="ro1">
          <table:table-cell office:value-type="float" office:value="1838" calcext:value-type="float">
            <text:p>1838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45867" calcext:value-type="float">
            <text:p>1502462345867</text:p>
          </table:table-cell>
          <table:table-cell office:value-type="float" office:value="1502462345871" calcext:value-type="float">
            <text:p>1502462345871</text:p>
          </table:table-cell>
          <table:table-cell/>
        </table:table-row>
        <table:table-row table:style-name="ro1">
          <table:table-cell office:value-type="float" office:value="1839" calcext:value-type="float">
            <text:p>1839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45871" calcext:value-type="float">
            <text:p>1502462345871</text:p>
          </table:table-cell>
          <table:table-cell office:value-type="float" office:value="1502462345875" calcext:value-type="float">
            <text:p>1502462345875</text:p>
          </table:table-cell>
          <table:table-cell/>
        </table:table-row>
        <table:table-row table:style-name="ro1">
          <table:table-cell office:value-type="float" office:value="1840" calcext:value-type="float">
            <text:p>1840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45875" calcext:value-type="float">
            <text:p>1502462345875</text:p>
          </table:table-cell>
          <table:table-cell office:value-type="float" office:value="1502462345876" calcext:value-type="float">
            <text:p>1502462345876</text:p>
          </table:table-cell>
          <table:table-cell office:value-type="float" office:value="1502462345879" calcext:value-type="float">
            <text:p>1502462345879</text:p>
          </table:table-cell>
          <table:table-cell/>
        </table:table-row>
        <table:table-row table:style-name="ro1">
          <table:table-cell office:value-type="float" office:value="1841" calcext:value-type="float">
            <text:p>1841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45879" calcext:value-type="float">
            <text:p>1502462345879</text:p>
          </table:table-cell>
          <table:table-cell office:value-type="float" office:value="1502462345880" calcext:value-type="float">
            <text:p>1502462345880</text:p>
          </table:table-cell>
          <table:table-cell office:value-type="float" office:value="1502462345884" calcext:value-type="float">
            <text:p>1502462345884</text:p>
          </table:table-cell>
          <table:table-cell/>
        </table:table-row>
        <table:table-row table:style-name="ro1">
          <table:table-cell office:value-type="float" office:value="1842" calcext:value-type="float">
            <text:p>1842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45884" calcext:value-type="float">
            <text:p>1502462345884</text:p>
          </table:table-cell>
          <table:table-cell office:value-type="float" office:value="1502462345888" calcext:value-type="float">
            <text:p>1502462345888</text:p>
          </table:table-cell>
          <table:table-cell/>
        </table:table-row>
        <table:table-row table:style-name="ro1">
          <table:table-cell office:value-type="float" office:value="1843" calcext:value-type="float">
            <text:p>1843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45888" calcext:value-type="float">
            <text:p>1502462345888</text:p>
          </table:table-cell>
          <table:table-cell office:value-type="float" office:value="1502462345892" calcext:value-type="float">
            <text:p>1502462345892</text:p>
          </table:table-cell>
          <table:table-cell/>
        </table:table-row>
        <table:table-row table:style-name="ro1">
          <table:table-cell office:value-type="float" office:value="1844" calcext:value-type="float">
            <text:p>1844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45892" calcext:value-type="float">
            <text:p>1502462345892</text:p>
          </table:table-cell>
          <table:table-cell office:value-type="float" office:value="1502462345893" calcext:value-type="float">
            <text:p>1502462345893</text:p>
          </table:table-cell>
          <table:table-cell office:value-type="float" office:value="1502462345897" calcext:value-type="float">
            <text:p>1502462345897</text:p>
          </table:table-cell>
          <table:table-cell/>
        </table:table-row>
        <table:table-row table:style-name="ro1">
          <table:table-cell office:value-type="float" office:value="1845" calcext:value-type="float">
            <text:p>1845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45897" calcext:value-type="float">
            <text:p>1502462345897</text:p>
          </table:table-cell>
          <table:table-cell office:value-type="float" office:value="1502462345901" calcext:value-type="float">
            <text:p>1502462345901</text:p>
          </table:table-cell>
          <table:table-cell/>
        </table:table-row>
        <table:table-row table:style-name="ro1">
          <table:table-cell office:value-type="float" office:value="1846" calcext:value-type="float">
            <text:p>1846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45901" calcext:value-type="float">
            <text:p>1502462345901</text:p>
          </table:table-cell>
          <table:table-cell office:value-type="float" office:value="1502462346118" calcext:value-type="float">
            <text:p>1502462346118</text:p>
          </table:table-cell>
          <table:table-cell/>
        </table:table-row>
        <table:table-row table:style-name="ro1">
          <table:table-cell office:value-type="float" office:value="1847" calcext:value-type="float">
            <text:p>1847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46118" calcext:value-type="float">
            <text:p>1502462346118</text:p>
          </table:table-cell>
          <table:table-cell office:value-type="float" office:value="1502462346122" calcext:value-type="float">
            <text:p>1502462346122</text:p>
          </table:table-cell>
          <table:table-cell/>
        </table:table-row>
        <table:table-row table:style-name="ro1">
          <table:table-cell office:value-type="float" office:value="1848" calcext:value-type="float">
            <text:p>1848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46122" calcext:value-type="float">
            <text:p>1502462346122</text:p>
          </table:table-cell>
          <table:table-cell office:value-type="float" office:value="1502462346123" calcext:value-type="float">
            <text:p>1502462346123</text:p>
          </table:table-cell>
          <table:table-cell office:value-type="float" office:value="1502462346127" calcext:value-type="float">
            <text:p>1502462346127</text:p>
          </table:table-cell>
          <table:table-cell/>
        </table:table-row>
        <table:table-row table:style-name="ro1">
          <table:table-cell office:value-type="float" office:value="1849" calcext:value-type="float">
            <text:p>1849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46127" calcext:value-type="float">
            <text:p>1502462346127</text:p>
          </table:table-cell>
          <table:table-cell office:value-type="float" office:value="1502462346560" calcext:value-type="float">
            <text:p>1502462346560</text:p>
          </table:table-cell>
          <table:table-cell/>
        </table:table-row>
        <table:table-row table:style-name="ro1">
          <table:table-cell office:value-type="float" office:value="1850" calcext:value-type="float">
            <text:p>1850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46560" calcext:value-type="float">
            <text:p>1502462346560</text:p>
          </table:table-cell>
          <table:table-cell office:value-type="float" office:value="1502462346561" calcext:value-type="float">
            <text:p>1502462346561</text:p>
          </table:table-cell>
          <table:table-cell office:value-type="float" office:value="1502462346565" calcext:value-type="float">
            <text:p>1502462346565</text:p>
          </table:table-cell>
          <table:table-cell/>
        </table:table-row>
        <table:table-row table:style-name="ro1">
          <table:table-cell office:value-type="float" office:value="1851" calcext:value-type="float">
            <text:p>1851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46565" calcext:value-type="float">
            <text:p>1502462346565</text:p>
          </table:table-cell>
          <table:table-cell office:value-type="float" office:value="1502462346566" calcext:value-type="float">
            <text:p>1502462346566</text:p>
          </table:table-cell>
          <table:table-cell office:value-type="float" office:value="1502462346571" calcext:value-type="float">
            <text:p>1502462346571</text:p>
          </table:table-cell>
          <table:table-cell/>
        </table:table-row>
        <table:table-row table:style-name="ro1">
          <table:table-cell office:value-type="float" office:value="1852" calcext:value-type="float">
            <text:p>1852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46571" calcext:value-type="float">
            <text:p>1502462346571</text:p>
          </table:table-cell>
          <table:table-cell office:value-type="float" office:value="1502462346575" calcext:value-type="float">
            <text:p>1502462346575</text:p>
          </table:table-cell>
          <table:table-cell/>
        </table:table-row>
        <table:table-row table:style-name="ro1">
          <table:table-cell office:value-type="float" office:value="1853" calcext:value-type="float">
            <text:p>1853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46575" calcext:value-type="float">
            <text:p>1502462346575</text:p>
          </table:table-cell>
          <table:table-cell office:value-type="float" office:value="1502462346576" calcext:value-type="float">
            <text:p>1502462346576</text:p>
          </table:table-cell>
          <table:table-cell office:value-type="float" office:value="1502462346579" calcext:value-type="float">
            <text:p>1502462346579</text:p>
          </table:table-cell>
          <table:table-cell/>
        </table:table-row>
        <table:table-row table:style-name="ro1">
          <table:table-cell office:value-type="float" office:value="1854" calcext:value-type="float">
            <text:p>1854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46579" calcext:value-type="float">
            <text:p>1502462346579</text:p>
          </table:table-cell>
          <table:table-cell office:value-type="float" office:value="1502462346580" calcext:value-type="float">
            <text:p>1502462346580</text:p>
          </table:table-cell>
          <table:table-cell office:value-type="float" office:value="1502462346584" calcext:value-type="float">
            <text:p>1502462346584</text:p>
          </table:table-cell>
          <table:table-cell/>
        </table:table-row>
        <table:table-row table:style-name="ro1">
          <table:table-cell office:value-type="float" office:value="1855" calcext:value-type="float">
            <text:p>1855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46585" calcext:value-type="float">
            <text:p>1502462346585</text:p>
          </table:table-cell>
          <table:table-cell office:value-type="float" office:value="1502462346589" calcext:value-type="float">
            <text:p>1502462346589</text:p>
          </table:table-cell>
          <table:table-cell/>
        </table:table-row>
        <table:table-row table:style-name="ro1">
          <table:table-cell office:value-type="float" office:value="1856" calcext:value-type="float">
            <text:p>1856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46589" calcext:value-type="float">
            <text:p>1502462346589</text:p>
          </table:table-cell>
          <table:table-cell office:value-type="float" office:value="1502462346593" calcext:value-type="float">
            <text:p>1502462346593</text:p>
          </table:table-cell>
          <table:table-cell/>
        </table:table-row>
        <table:table-row table:style-name="ro1">
          <table:table-cell office:value-type="float" office:value="1857" calcext:value-type="float">
            <text:p>1857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46593" calcext:value-type="float">
            <text:p>1502462346593</text:p>
          </table:table-cell>
          <table:table-cell office:value-type="float" office:value="1502462346597" calcext:value-type="float">
            <text:p>1502462346597</text:p>
          </table:table-cell>
          <table:table-cell/>
        </table:table-row>
        <table:table-row table:style-name="ro1">
          <table:table-cell office:value-type="float" office:value="1858" calcext:value-type="float">
            <text:p>1858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46597" calcext:value-type="float">
            <text:p>1502462346597</text:p>
          </table:table-cell>
          <table:table-cell office:value-type="float" office:value="1502462346598" calcext:value-type="float">
            <text:p>1502462346598</text:p>
          </table:table-cell>
          <table:table-cell office:value-type="float" office:value="1502462346602" calcext:value-type="float">
            <text:p>1502462346602</text:p>
          </table:table-cell>
          <table:table-cell/>
        </table:table-row>
        <table:table-row table:style-name="ro1">
          <table:table-cell office:value-type="float" office:value="1859" calcext:value-type="float">
            <text:p>1859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46602" calcext:value-type="float">
            <text:p>1502462346602</text:p>
          </table:table-cell>
          <table:table-cell office:value-type="float" office:value="1502462346603" calcext:value-type="float">
            <text:p>1502462346603</text:p>
          </table:table-cell>
          <table:table-cell office:value-type="float" office:value="1502462346820" calcext:value-type="float">
            <text:p>1502462346820</text:p>
          </table:table-cell>
          <table:table-cell/>
        </table:table-row>
        <table:table-row table:style-name="ro1">
          <table:table-cell office:value-type="float" office:value="1860" calcext:value-type="float">
            <text:p>1860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46820" calcext:value-type="float">
            <text:p>1502462346820</text:p>
          </table:table-cell>
          <table:table-cell office:value-type="float" office:value="1502462346821" calcext:value-type="float">
            <text:p>1502462346821</text:p>
          </table:table-cell>
          <table:table-cell office:value-type="float" office:value="1502462346825" calcext:value-type="float">
            <text:p>1502462346825</text:p>
          </table:table-cell>
          <table:table-cell/>
        </table:table-row>
        <table:table-row table:style-name="ro1">
          <table:table-cell office:value-type="float" office:value="1861" calcext:value-type="float">
            <text:p>1861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46825" calcext:value-type="float">
            <text:p>1502462346825</text:p>
          </table:table-cell>
          <table:table-cell office:value-type="float" office:value="1502462346829" calcext:value-type="float">
            <text:p>1502462346829</text:p>
          </table:table-cell>
          <table:table-cell/>
        </table:table-row>
        <table:table-row table:style-name="ro1">
          <table:table-cell office:value-type="float" office:value="1862" calcext:value-type="float">
            <text:p>1862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46830" calcext:value-type="float">
            <text:p>1502462346830</text:p>
          </table:table-cell>
          <table:table-cell office:value-type="float" office:value="1502462346835" calcext:value-type="float">
            <text:p>1502462346835</text:p>
          </table:table-cell>
          <table:table-cell/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46835" calcext:value-type="float">
            <text:p>1502462346835</text:p>
          </table:table-cell>
          <table:table-cell office:value-type="float" office:value="1502462346839" calcext:value-type="float">
            <text:p>1502462346839</text:p>
          </table:table-cell>
          <table:table-cell/>
        </table:table-row>
        <table:table-row table:style-name="ro1">
          <table:table-cell office:value-type="float" office:value="1864" calcext:value-type="float">
            <text:p>1864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46839" calcext:value-type="float">
            <text:p>1502462346839</text:p>
          </table:table-cell>
          <table:table-cell office:value-type="float" office:value="1502462346843" calcext:value-type="float">
            <text:p>1502462346843</text:p>
          </table:table-cell>
          <table:table-cell/>
        </table:table-row>
        <table:table-row table:style-name="ro1">
          <table:table-cell office:value-type="float" office:value="1865" calcext:value-type="float">
            <text:p>1865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46843" calcext:value-type="float">
            <text:p>1502462346843</text:p>
          </table:table-cell>
          <table:table-cell office:value-type="float" office:value="1502462346844" calcext:value-type="float">
            <text:p>1502462346844</text:p>
          </table:table-cell>
          <table:table-cell office:value-type="float" office:value="1502462347058" calcext:value-type="float">
            <text:p>1502462347058</text:p>
          </table:table-cell>
          <table:table-cell/>
        </table:table-row>
        <table:table-row table:style-name="ro1">
          <table:table-cell office:value-type="float" office:value="1866" calcext:value-type="float">
            <text:p>1866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47058" calcext:value-type="float">
            <text:p>1502462347058</text:p>
          </table:table-cell>
          <table:table-cell office:value-type="float" office:value="1502462347059" calcext:value-type="float">
            <text:p>1502462347059</text:p>
          </table:table-cell>
          <table:table-cell office:value-type="float" office:value="1502462347064" calcext:value-type="float">
            <text:p>1502462347064</text:p>
          </table:table-cell>
          <table:table-cell/>
        </table:table-row>
        <table:table-row table:style-name="ro1">
          <table:table-cell office:value-type="float" office:value="1867" calcext:value-type="float">
            <text:p>1867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47064" calcext:value-type="float">
            <text:p>1502462347064</text:p>
          </table:table-cell>
          <table:table-cell office:value-type="float" office:value="1502462347068" calcext:value-type="float">
            <text:p>1502462347068</text:p>
          </table:table-cell>
          <table:table-cell/>
        </table:table-row>
        <table:table-row table:style-name="ro1">
          <table:table-cell office:value-type="float" office:value="1868" calcext:value-type="float">
            <text:p>1868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47068" calcext:value-type="float">
            <text:p>1502462347068</text:p>
          </table:table-cell>
          <table:table-cell office:value-type="float" office:value="1502462347069" calcext:value-type="float">
            <text:p>1502462347069</text:p>
          </table:table-cell>
          <table:table-cell office:value-type="float" office:value="1502462347288" calcext:value-type="float">
            <text:p>1502462347288</text:p>
          </table:table-cell>
          <table:table-cell/>
        </table:table-row>
        <table:table-row table:style-name="ro1">
          <table:table-cell office:value-type="float" office:value="1869" calcext:value-type="float">
            <text:p>1869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47288" calcext:value-type="float">
            <text:p>1502462347288</text:p>
          </table:table-cell>
          <table:table-cell office:value-type="float" office:value="1502462347289" calcext:value-type="float">
            <text:p>1502462347289</text:p>
          </table:table-cell>
          <table:table-cell office:value-type="float" office:value="1502462347292" calcext:value-type="float">
            <text:p>1502462347292</text:p>
          </table:table-cell>
          <table:table-cell/>
        </table:table-row>
        <table:table-row table:style-name="ro1">
          <table:table-cell office:value-type="float" office:value="1870" calcext:value-type="float">
            <text:p>1870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47293" calcext:value-type="float">
            <text:p>1502462347293</text:p>
          </table:table-cell>
          <table:table-cell office:value-type="float" office:value="1502462347297" calcext:value-type="float">
            <text:p>1502462347297</text:p>
          </table:table-cell>
          <table:table-cell/>
        </table:table-row>
        <table:table-row table:style-name="ro1">
          <table:table-cell office:value-type="float" office:value="1871" calcext:value-type="float">
            <text:p>1871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47297" calcext:value-type="float">
            <text:p>1502462347297</text:p>
          </table:table-cell>
          <table:table-cell office:value-type="float" office:value="1502462347301" calcext:value-type="float">
            <text:p>1502462347301</text:p>
          </table:table-cell>
          <table:table-cell/>
        </table:table-row>
        <table:table-row table:style-name="ro1">
          <table:table-cell office:value-type="float" office:value="1872" calcext:value-type="float">
            <text:p>1872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47301" calcext:value-type="float">
            <text:p>1502462347301</text:p>
          </table:table-cell>
          <table:table-cell office:value-type="float" office:value="1502462347305" calcext:value-type="float">
            <text:p>1502462347305</text:p>
          </table:table-cell>
          <table:table-cell/>
        </table:table-row>
        <table:table-row table:style-name="ro1">
          <table:table-cell office:value-type="float" office:value="1873" calcext:value-type="float">
            <text:p>1873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47305" calcext:value-type="float">
            <text:p>1502462347305</text:p>
          </table:table-cell>
          <table:table-cell office:value-type="float" office:value="1502462347306" calcext:value-type="float">
            <text:p>1502462347306</text:p>
          </table:table-cell>
          <table:table-cell office:value-type="float" office:value="1502462347309" calcext:value-type="float">
            <text:p>1502462347309</text:p>
          </table:table-cell>
          <table:table-cell/>
        </table:table-row>
        <table:table-row table:style-name="ro1">
          <table:table-cell office:value-type="float" office:value="1874" calcext:value-type="float">
            <text:p>1874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47309" calcext:value-type="float">
            <text:p>1502462347309</text:p>
          </table:table-cell>
          <table:table-cell office:value-type="float" office:value="1502462347310" calcext:value-type="float">
            <text:p>1502462347310</text:p>
          </table:table-cell>
          <table:table-cell office:value-type="float" office:value="1502462347313" calcext:value-type="float">
            <text:p>1502462347313</text:p>
          </table:table-cell>
          <table:table-cell/>
        </table:table-row>
        <table:table-row table:style-name="ro1">
          <table:table-cell office:value-type="float" office:value="1875" calcext:value-type="float">
            <text:p>1875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47313" calcext:value-type="float">
            <text:p>1502462347313</text:p>
          </table:table-cell>
          <table:table-cell office:value-type="float" office:value="1502462347314" calcext:value-type="float">
            <text:p>1502462347314</text:p>
          </table:table-cell>
          <table:table-cell office:value-type="float" office:value="1502462347318" calcext:value-type="float">
            <text:p>1502462347318</text:p>
          </table:table-cell>
          <table:table-cell/>
        </table:table-row>
        <table:table-row table:style-name="ro1">
          <table:table-cell office:value-type="float" office:value="1876" calcext:value-type="float">
            <text:p>1876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47318" calcext:value-type="float">
            <text:p>1502462347318</text:p>
          </table:table-cell>
          <table:table-cell office:value-type="float" office:value="1502462347322" calcext:value-type="float">
            <text:p>1502462347322</text:p>
          </table:table-cell>
          <table:table-cell/>
        </table:table-row>
        <table:table-row table:style-name="ro1">
          <table:table-cell office:value-type="float" office:value="1877" calcext:value-type="float">
            <text:p>1877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47322" calcext:value-type="float">
            <text:p>1502462347322</text:p>
          </table:table-cell>
          <table:table-cell office:value-type="float" office:value="1502462347323" calcext:value-type="float">
            <text:p>1502462347323</text:p>
          </table:table-cell>
          <table:table-cell office:value-type="float" office:value="1502462347326" calcext:value-type="float">
            <text:p>1502462347326</text:p>
          </table:table-cell>
          <table:table-cell/>
        </table:table-row>
        <table:table-row table:style-name="ro1">
          <table:table-cell office:value-type="float" office:value="1878" calcext:value-type="float">
            <text:p>1878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47326" calcext:value-type="float">
            <text:p>1502462347326</text:p>
          </table:table-cell>
          <table:table-cell office:value-type="float" office:value="1502462347327" calcext:value-type="float">
            <text:p>1502462347327</text:p>
          </table:table-cell>
          <table:table-cell office:value-type="float" office:value="1502462347331" calcext:value-type="float">
            <text:p>1502462347331</text:p>
          </table:table-cell>
          <table:table-cell/>
        </table:table-row>
        <table:table-row table:style-name="ro1">
          <table:table-cell office:value-type="float" office:value="1879" calcext:value-type="float">
            <text:p>1879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47331" calcext:value-type="float">
            <text:p>1502462347331</text:p>
          </table:table-cell>
          <table:table-cell office:value-type="float" office:value="1502462347335" calcext:value-type="float">
            <text:p>1502462347335</text:p>
          </table:table-cell>
          <table:table-cell/>
        </table:table-row>
        <table:table-row table:style-name="ro1">
          <table:table-cell office:value-type="float" office:value="1880" calcext:value-type="float">
            <text:p>1880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47335" calcext:value-type="float">
            <text:p>1502462347335</text:p>
          </table:table-cell>
          <table:table-cell office:value-type="float" office:value="1502462347550" calcext:value-type="float">
            <text:p>1502462347550</text:p>
          </table:table-cell>
          <table:table-cell/>
        </table:table-row>
        <table:table-row table:style-name="ro1">
          <table:table-cell office:value-type="float" office:value="1881" calcext:value-type="float">
            <text:p>1881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47550" calcext:value-type="float">
            <text:p>1502462347550</text:p>
          </table:table-cell>
          <table:table-cell office:value-type="float" office:value="1502462347551" calcext:value-type="float">
            <text:p>1502462347551</text:p>
          </table:table-cell>
          <table:table-cell office:value-type="float" office:value="1502462347554" calcext:value-type="float">
            <text:p>1502462347554</text:p>
          </table:table-cell>
          <table:table-cell/>
        </table:table-row>
        <table:table-row table:style-name="ro1">
          <table:table-cell office:value-type="float" office:value="1882" calcext:value-type="float">
            <text:p>1882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47554" calcext:value-type="float">
            <text:p>1502462347554</text:p>
          </table:table-cell>
          <table:table-cell office:value-type="float" office:value="1502462347555" calcext:value-type="float">
            <text:p>1502462347555</text:p>
          </table:table-cell>
          <table:table-cell office:value-type="float" office:value="1502462347559" calcext:value-type="float">
            <text:p>1502462347559</text:p>
          </table:table-cell>
          <table:table-cell/>
        </table:table-row>
        <table:table-row table:style-name="ro1">
          <table:table-cell office:value-type="float" office:value="1883" calcext:value-type="float">
            <text:p>1883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47559" calcext:value-type="float">
            <text:p>1502462347559</text:p>
          </table:table-cell>
          <table:table-cell office:value-type="float" office:value="1502462347563" calcext:value-type="float">
            <text:p>1502462347563</text:p>
          </table:table-cell>
          <table:table-cell/>
        </table:table-row>
        <table:table-row table:style-name="ro1">
          <table:table-cell office:value-type="float" office:value="1884" calcext:value-type="float">
            <text:p>1884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47563" calcext:value-type="float">
            <text:p>1502462347563</text:p>
          </table:table-cell>
          <table:table-cell office:value-type="float" office:value="1502462347567" calcext:value-type="float">
            <text:p>1502462347567</text:p>
          </table:table-cell>
          <table:table-cell/>
        </table:table-row>
        <table:table-row table:style-name="ro1">
          <table:table-cell office:value-type="float" office:value="1885" calcext:value-type="float">
            <text:p>1885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47567" calcext:value-type="float">
            <text:p>1502462347567</text:p>
          </table:table-cell>
          <table:table-cell office:value-type="float" office:value="1502462347568" calcext:value-type="float">
            <text:p>1502462347568</text:p>
          </table:table-cell>
          <table:table-cell office:value-type="float" office:value="1502462347571" calcext:value-type="float">
            <text:p>1502462347571</text:p>
          </table:table-cell>
          <table:table-cell/>
        </table:table-row>
        <table:table-row table:style-name="ro1">
          <table:table-cell office:value-type="float" office:value="1886" calcext:value-type="float">
            <text:p>1886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47571" calcext:value-type="float">
            <text:p>1502462347571</text:p>
          </table:table-cell>
          <table:table-cell office:value-type="float" office:value="1502462347572" calcext:value-type="float">
            <text:p>1502462347572</text:p>
          </table:table-cell>
          <table:table-cell office:value-type="float" office:value="1502462347576" calcext:value-type="float">
            <text:p>1502462347576</text:p>
          </table:table-cell>
          <table:table-cell/>
        </table:table-row>
        <table:table-row table:style-name="ro1">
          <table:table-cell office:value-type="float" office:value="1887" calcext:value-type="float">
            <text:p>1887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47576" calcext:value-type="float">
            <text:p>1502462347576</text:p>
          </table:table-cell>
          <table:table-cell office:value-type="float" office:value="1502462347580" calcext:value-type="float">
            <text:p>1502462347580</text:p>
          </table:table-cell>
          <table:table-cell/>
        </table:table-row>
        <table:table-row table:style-name="ro1">
          <table:table-cell office:value-type="float" office:value="1888" calcext:value-type="float">
            <text:p>1888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47580" calcext:value-type="float">
            <text:p>1502462347580</text:p>
          </table:table-cell>
          <table:table-cell office:value-type="float" office:value="1502462347584" calcext:value-type="float">
            <text:p>1502462347584</text:p>
          </table:table-cell>
          <table:table-cell/>
        </table:table-row>
        <table:table-row table:style-name="ro1">
          <table:table-cell office:value-type="float" office:value="1889" calcext:value-type="float">
            <text:p>1889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47584" calcext:value-type="float">
            <text:p>1502462347584</text:p>
          </table:table-cell>
          <table:table-cell office:value-type="float" office:value="1502462347585" calcext:value-type="float">
            <text:p>1502462347585</text:p>
          </table:table-cell>
          <table:table-cell office:value-type="float" office:value="1502462347588" calcext:value-type="float">
            <text:p>1502462347588</text:p>
          </table:table-cell>
          <table:table-cell/>
        </table:table-row>
        <table:table-row table:style-name="ro1">
          <table:table-cell office:value-type="float" office:value="1890" calcext:value-type="float">
            <text:p>1890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47589" calcext:value-type="float">
            <text:p>1502462347589</text:p>
          </table:table-cell>
          <table:table-cell office:value-type="float" office:value="1502462347593" calcext:value-type="float">
            <text:p>1502462347593</text:p>
          </table:table-cell>
          <table:table-cell/>
        </table:table-row>
        <table:table-row table:style-name="ro1">
          <table:table-cell office:value-type="float" office:value="1891" calcext:value-type="float">
            <text:p>1891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47593" calcext:value-type="float">
            <text:p>1502462347593</text:p>
          </table:table-cell>
          <table:table-cell office:value-type="float" office:value="1502462347597" calcext:value-type="float">
            <text:p>1502462347597</text:p>
          </table:table-cell>
          <table:table-cell/>
        </table:table-row>
        <table:table-row table:style-name="ro1">
          <table:table-cell office:value-type="float" office:value="1892" calcext:value-type="float">
            <text:p>1892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47597" calcext:value-type="float">
            <text:p>1502462347597</text:p>
          </table:table-cell>
          <table:table-cell office:value-type="float" office:value="1502462347601" calcext:value-type="float">
            <text:p>1502462347601</text:p>
          </table:table-cell>
          <table:table-cell/>
        </table:table-row>
        <table:table-row table:style-name="ro1">
          <table:table-cell office:value-type="float" office:value="1893" calcext:value-type="float">
            <text:p>1893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47601" calcext:value-type="float">
            <text:p>1502462347601</text:p>
          </table:table-cell>
          <table:table-cell office:value-type="float" office:value="1502462347605" calcext:value-type="float">
            <text:p>1502462347605</text:p>
          </table:table-cell>
          <table:table-cell/>
        </table:table-row>
        <table:table-row table:style-name="ro1">
          <table:table-cell office:value-type="float" office:value="1894" calcext:value-type="float">
            <text:p>1894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47605" calcext:value-type="float">
            <text:p>1502462347605</text:p>
          </table:table-cell>
          <table:table-cell office:value-type="float" office:value="1502462347606" calcext:value-type="float">
            <text:p>1502462347606</text:p>
          </table:table-cell>
          <table:table-cell office:value-type="float" office:value="1502462347609" calcext:value-type="float">
            <text:p>1502462347609</text:p>
          </table:table-cell>
          <table:table-cell/>
        </table:table-row>
        <table:table-row table:style-name="ro1">
          <table:table-cell office:value-type="float" office:value="1895" calcext:value-type="float">
            <text:p>1895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47609" calcext:value-type="float">
            <text:p>1502462347609</text:p>
          </table:table-cell>
          <table:table-cell office:value-type="float" office:value="1502462347610" calcext:value-type="float">
            <text:p>1502462347610</text:p>
          </table:table-cell>
          <table:table-cell office:value-type="float" office:value="1502462347614" calcext:value-type="float">
            <text:p>1502462347614</text:p>
          </table:table-cell>
          <table:table-cell/>
        </table:table-row>
        <table:table-row table:style-name="ro1">
          <table:table-cell office:value-type="float" office:value="1896" calcext:value-type="float">
            <text:p>1896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47614" calcext:value-type="float">
            <text:p>1502462347614</text:p>
          </table:table-cell>
          <table:table-cell office:value-type="float" office:value="1502462347618" calcext:value-type="float">
            <text:p>1502462347618</text:p>
          </table:table-cell>
          <table:table-cell/>
        </table:table-row>
        <table:table-row table:style-name="ro1">
          <table:table-cell office:value-type="float" office:value="1897" calcext:value-type="float">
            <text:p>1897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47618" calcext:value-type="float">
            <text:p>1502462347618</text:p>
          </table:table-cell>
          <table:table-cell office:value-type="float" office:value="1502462347622" calcext:value-type="float">
            <text:p>1502462347622</text:p>
          </table:table-cell>
          <table:table-cell/>
        </table:table-row>
        <table:table-row table:style-name="ro1">
          <table:table-cell office:value-type="float" office:value="1898" calcext:value-type="float">
            <text:p>1898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47622" calcext:value-type="float">
            <text:p>1502462347622</text:p>
          </table:table-cell>
          <table:table-cell office:value-type="float" office:value="1502462347623" calcext:value-type="float">
            <text:p>1502462347623</text:p>
          </table:table-cell>
          <table:table-cell office:value-type="float" office:value="1502462347626" calcext:value-type="float">
            <text:p>1502462347626</text:p>
          </table:table-cell>
          <table:table-cell/>
        </table:table-row>
        <table:table-row table:style-name="ro1">
          <table:table-cell office:value-type="float" office:value="1899" calcext:value-type="float">
            <text:p>1899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47627" calcext:value-type="float">
            <text:p>1502462347627</text:p>
          </table:table-cell>
          <table:table-cell office:value-type="float" office:value="1502462347631" calcext:value-type="float">
            <text:p>1502462347631</text:p>
          </table:table-cell>
          <table:table-cell/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47631" calcext:value-type="float">
            <text:p>1502462347631</text:p>
          </table:table-cell>
          <table:table-cell office:value-type="float" office:value="1502462347635" calcext:value-type="float">
            <text:p>1502462347635</text:p>
          </table:table-cell>
          <table:table-cell/>
        </table:table-row>
        <table:table-row table:style-name="ro1">
          <table:table-cell office:value-type="float" office:value="1901" calcext:value-type="float">
            <text:p>1901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47635" calcext:value-type="float">
            <text:p>1502462347635</text:p>
          </table:table-cell>
          <table:table-cell office:value-type="float" office:value="1502462347639" calcext:value-type="float">
            <text:p>1502462347639</text:p>
          </table:table-cell>
          <table:table-cell/>
        </table:table-row>
        <table:table-row table:style-name="ro1">
          <table:table-cell office:value-type="float" office:value="1902" calcext:value-type="float">
            <text:p>1902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47639" calcext:value-type="float">
            <text:p>1502462347639</text:p>
          </table:table-cell>
          <table:table-cell office:value-type="float" office:value="1502462347640" calcext:value-type="float">
            <text:p>1502462347640</text:p>
          </table:table-cell>
          <table:table-cell office:value-type="float" office:value="1502462347643" calcext:value-type="float">
            <text:p>1502462347643</text:p>
          </table:table-cell>
          <table:table-cell/>
        </table:table-row>
        <table:table-row table:style-name="ro1">
          <table:table-cell office:value-type="float" office:value="1903" calcext:value-type="float">
            <text:p>1903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47643" calcext:value-type="float">
            <text:p>1502462347643</text:p>
          </table:table-cell>
          <table:table-cell office:value-type="float" office:value="1502462347644" calcext:value-type="float">
            <text:p>1502462347644</text:p>
          </table:table-cell>
          <table:table-cell office:value-type="float" office:value="1502462347648" calcext:value-type="float">
            <text:p>1502462347648</text:p>
          </table:table-cell>
          <table:table-cell/>
        </table:table-row>
        <table:table-row table:style-name="ro1">
          <table:table-cell office:value-type="float" office:value="1904" calcext:value-type="float">
            <text:p>1904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47648" calcext:value-type="float">
            <text:p>1502462347648</text:p>
          </table:table-cell>
          <table:table-cell office:value-type="float" office:value="1502462347652" calcext:value-type="float">
            <text:p>1502462347652</text:p>
          </table:table-cell>
          <table:table-cell/>
        </table:table-row>
        <table:table-row table:style-name="ro1">
          <table:table-cell office:value-type="float" office:value="1905" calcext:value-type="float">
            <text:p>1905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47652" calcext:value-type="float">
            <text:p>1502462347652</text:p>
          </table:table-cell>
          <table:table-cell office:value-type="float" office:value="1502462347656" calcext:value-type="float">
            <text:p>1502462347656</text:p>
          </table:table-cell>
          <table:table-cell/>
        </table:table-row>
        <table:table-row table:style-name="ro1">
          <table:table-cell office:value-type="float" office:value="1906" calcext:value-type="float">
            <text:p>1906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47656" calcext:value-type="float">
            <text:p>1502462347656</text:p>
          </table:table-cell>
          <table:table-cell office:value-type="float" office:value="1502462347657" calcext:value-type="float">
            <text:p>1502462347657</text:p>
          </table:table-cell>
          <table:table-cell office:value-type="float" office:value="1502462347660" calcext:value-type="float">
            <text:p>1502462347660</text:p>
          </table:table-cell>
          <table:table-cell/>
        </table:table-row>
        <table:table-row table:style-name="ro1">
          <table:table-cell office:value-type="float" office:value="1907" calcext:value-type="float">
            <text:p>1907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47661" calcext:value-type="float">
            <text:p>1502462347661</text:p>
          </table:table-cell>
          <table:table-cell office:value-type="float" office:value="1502462347665" calcext:value-type="float">
            <text:p>1502462347665</text:p>
          </table:table-cell>
          <table:table-cell/>
        </table:table-row>
        <table:table-row table:style-name="ro1">
          <table:table-cell office:value-type="float" office:value="1908" calcext:value-type="float">
            <text:p>1908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47665" calcext:value-type="float">
            <text:p>1502462347665</text:p>
          </table:table-cell>
          <table:table-cell office:value-type="float" office:value="1502462347669" calcext:value-type="float">
            <text:p>1502462347669</text:p>
          </table:table-cell>
          <table:table-cell/>
        </table:table-row>
        <table:table-row table:style-name="ro1">
          <table:table-cell office:value-type="float" office:value="1909" calcext:value-type="float">
            <text:p>1909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47669" calcext:value-type="float">
            <text:p>1502462347669</text:p>
          </table:table-cell>
          <table:table-cell office:value-type="float" office:value="1502462347673" calcext:value-type="float">
            <text:p>1502462347673</text:p>
          </table:table-cell>
          <table:table-cell/>
        </table:table-row>
        <table:table-row table:style-name="ro1">
          <table:table-cell office:value-type="float" office:value="1910" calcext:value-type="float">
            <text:p>1910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47673" calcext:value-type="float">
            <text:p>1502462347673</text:p>
          </table:table-cell>
          <table:table-cell office:value-type="float" office:value="1502462347674" calcext:value-type="float">
            <text:p>1502462347674</text:p>
          </table:table-cell>
          <table:table-cell office:value-type="float" office:value="1502462347677" calcext:value-type="float">
            <text:p>1502462347677</text:p>
          </table:table-cell>
          <table:table-cell/>
        </table:table-row>
        <table:table-row table:style-name="ro1">
          <table:table-cell office:value-type="float" office:value="1911" calcext:value-type="float">
            <text:p>1911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47677" calcext:value-type="float">
            <text:p>1502462347677</text:p>
          </table:table-cell>
          <table:table-cell office:value-type="float" office:value="1502462347678" calcext:value-type="float">
            <text:p>1502462347678</text:p>
          </table:table-cell>
          <table:table-cell office:value-type="float" office:value="1502462347681" calcext:value-type="float">
            <text:p>1502462347681</text:p>
          </table:table-cell>
          <table:table-cell/>
        </table:table-row>
        <table:table-row table:style-name="ro1">
          <table:table-cell office:value-type="float" office:value="1912" calcext:value-type="float">
            <text:p>1912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47682" calcext:value-type="float">
            <text:p>1502462347682</text:p>
          </table:table-cell>
          <table:table-cell office:value-type="float" office:value="1502462347686" calcext:value-type="float">
            <text:p>1502462347686</text:p>
          </table:table-cell>
          <table:table-cell/>
        </table:table-row>
        <table:table-row table:style-name="ro1">
          <table:table-cell office:value-type="float" office:value="1913" calcext:value-type="float">
            <text:p>1913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47686" calcext:value-type="float">
            <text:p>1502462347686</text:p>
          </table:table-cell>
          <table:table-cell office:value-type="float" office:value="1502462347690" calcext:value-type="float">
            <text:p>1502462347690</text:p>
          </table:table-cell>
          <table:table-cell/>
        </table:table-row>
        <table:table-row table:style-name="ro1">
          <table:table-cell office:value-type="float" office:value="1914" calcext:value-type="float">
            <text:p>1914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47690" calcext:value-type="float">
            <text:p>1502462347690</text:p>
          </table:table-cell>
          <table:table-cell office:value-type="float" office:value="1502462347691" calcext:value-type="float">
            <text:p>1502462347691</text:p>
          </table:table-cell>
          <table:table-cell office:value-type="float" office:value="1502462347694" calcext:value-type="float">
            <text:p>1502462347694</text:p>
          </table:table-cell>
          <table:table-cell/>
        </table:table-row>
        <table:table-row table:style-name="ro1">
          <table:table-cell office:value-type="float" office:value="1915" calcext:value-type="float">
            <text:p>1915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47694" calcext:value-type="float">
            <text:p>1502462347694</text:p>
          </table:table-cell>
          <table:table-cell office:value-type="float" office:value="1502462347695" calcext:value-type="float">
            <text:p>1502462347695</text:p>
          </table:table-cell>
          <table:table-cell office:value-type="float" office:value="1502462347699" calcext:value-type="float">
            <text:p>1502462347699</text:p>
          </table:table-cell>
          <table:table-cell/>
        </table:table-row>
        <table:table-row table:style-name="ro1">
          <table:table-cell office:value-type="float" office:value="1916" calcext:value-type="float">
            <text:p>1916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47699" calcext:value-type="float">
            <text:p>1502462347699</text:p>
          </table:table-cell>
          <table:table-cell office:value-type="float" office:value="1502462347703" calcext:value-type="float">
            <text:p>1502462347703</text:p>
          </table:table-cell>
          <table:table-cell/>
        </table:table-row>
        <table:table-row table:style-name="ro1">
          <table:table-cell office:value-type="float" office:value="1917" calcext:value-type="float">
            <text:p>1917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47703" calcext:value-type="float">
            <text:p>1502462347703</text:p>
          </table:table-cell>
          <table:table-cell office:value-type="float" office:value="1502462347706" calcext:value-type="float">
            <text:p>1502462347706</text:p>
          </table:table-cell>
          <table:table-cell/>
        </table:table-row>
        <table:table-row table:style-name="ro1">
          <table:table-cell office:value-type="float" office:value="1918" calcext:value-type="float">
            <text:p>1918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47706" calcext:value-type="float">
            <text:p>1502462347706</text:p>
          </table:table-cell>
          <table:table-cell office:value-type="float" office:value="1502462347709" calcext:value-type="float">
            <text:p>1502462347709</text:p>
          </table:table-cell>
          <table:table-cell/>
        </table:table-row>
        <table:table-row table:style-name="ro1">
          <table:table-cell office:value-type="float" office:value="1919" calcext:value-type="float">
            <text:p>1919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47709" calcext:value-type="float">
            <text:p>1502462347709</text:p>
          </table:table-cell>
          <table:table-cell office:value-type="float" office:value="1502462347929" calcext:value-type="float">
            <text:p>1502462347929</text:p>
          </table:table-cell>
          <table:table-cell/>
        </table:table-row>
        <table:table-row table:style-name="ro1">
          <table:table-cell office:value-type="float" office:value="1920" calcext:value-type="float">
            <text:p>1920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47929" calcext:value-type="float">
            <text:p>1502462347929</text:p>
          </table:table-cell>
          <table:table-cell office:value-type="float" office:value="1502462347932" calcext:value-type="float">
            <text:p>1502462347932</text:p>
          </table:table-cell>
          <table:table-cell/>
        </table:table-row>
        <table:table-row table:style-name="ro1">
          <table:table-cell office:value-type="float" office:value="1921" calcext:value-type="float">
            <text:p>1921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47932" calcext:value-type="float">
            <text:p>1502462347932</text:p>
          </table:table-cell>
          <table:table-cell office:value-type="float" office:value="1502462347935" calcext:value-type="float">
            <text:p>1502462347935</text:p>
          </table:table-cell>
          <table:table-cell/>
        </table:table-row>
        <table:table-row table:style-name="ro1">
          <table:table-cell office:value-type="float" office:value="1922" calcext:value-type="float">
            <text:p>1922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47935" calcext:value-type="float">
            <text:p>1502462347935</text:p>
          </table:table-cell>
          <table:table-cell office:value-type="float" office:value="1502462347938" calcext:value-type="float">
            <text:p>1502462347938</text:p>
          </table:table-cell>
          <table:table-cell/>
        </table:table-row>
        <table:table-row table:style-name="ro1">
          <table:table-cell office:value-type="float" office:value="1923" calcext:value-type="float">
            <text:p>1923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47938" calcext:value-type="float">
            <text:p>1502462347938</text:p>
          </table:table-cell>
          <table:table-cell office:value-type="float" office:value="1502462347941" calcext:value-type="float">
            <text:p>1502462347941</text:p>
          </table:table-cell>
          <table:table-cell/>
        </table:table-row>
        <table:table-row table:style-name="ro1">
          <table:table-cell office:value-type="float" office:value="1924" calcext:value-type="float">
            <text:p>1924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47941" calcext:value-type="float">
            <text:p>1502462347941</text:p>
          </table:table-cell>
          <table:table-cell office:value-type="float" office:value="1502462347944" calcext:value-type="float">
            <text:p>1502462347944</text:p>
          </table:table-cell>
          <table:table-cell/>
        </table:table-row>
        <table:table-row table:style-name="ro1">
          <table:table-cell office:value-type="float" office:value="1925" calcext:value-type="float">
            <text:p>1925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47944" calcext:value-type="float">
            <text:p>1502462347944</text:p>
          </table:table-cell>
          <table:table-cell office:value-type="float" office:value="1502462347947" calcext:value-type="float">
            <text:p>1502462347947</text:p>
          </table:table-cell>
          <table:table-cell/>
        </table:table-row>
        <table:table-row table:style-name="ro1">
          <table:table-cell office:value-type="float" office:value="1926" calcext:value-type="float">
            <text:p>1926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47947" calcext:value-type="float">
            <text:p>1502462347947</text:p>
          </table:table-cell>
          <table:table-cell office:value-type="float" office:value="1502462347950" calcext:value-type="float">
            <text:p>1502462347950</text:p>
          </table:table-cell>
          <table:table-cell/>
        </table:table-row>
        <table:table-row table:style-name="ro1">
          <table:table-cell office:value-type="float" office:value="1927" calcext:value-type="float">
            <text:p>1927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47950" calcext:value-type="float">
            <text:p>1502462347950</text:p>
          </table:table-cell>
          <table:table-cell office:value-type="float" office:value="1502462347953" calcext:value-type="float">
            <text:p>1502462347953</text:p>
          </table:table-cell>
          <table:table-cell/>
        </table:table-row>
        <table:table-row table:style-name="ro1">
          <table:table-cell office:value-type="float" office:value="1928" calcext:value-type="float">
            <text:p>1928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47953" calcext:value-type="float">
            <text:p>1502462347953</text:p>
          </table:table-cell>
          <table:table-cell office:value-type="float" office:value="1502462347956" calcext:value-type="float">
            <text:p>1502462347956</text:p>
          </table:table-cell>
          <table:table-cell/>
        </table:table-row>
        <table:table-row table:style-name="ro1">
          <table:table-cell office:value-type="float" office:value="1929" calcext:value-type="float">
            <text:p>1929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47956" calcext:value-type="float">
            <text:p>1502462347956</text:p>
          </table:table-cell>
          <table:table-cell office:value-type="float" office:value="1502462347959" calcext:value-type="float">
            <text:p>1502462347959</text:p>
          </table:table-cell>
          <table:table-cell/>
        </table:table-row>
        <table:table-row table:style-name="ro1">
          <table:table-cell office:value-type="float" office:value="1930" calcext:value-type="float">
            <text:p>1930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47959" calcext:value-type="float">
            <text:p>1502462347959</text:p>
          </table:table-cell>
          <table:table-cell office:value-type="float" office:value="1502462347962" calcext:value-type="float">
            <text:p>1502462347962</text:p>
          </table:table-cell>
          <table:table-cell/>
        </table:table-row>
        <table:table-row table:style-name="ro1">
          <table:table-cell office:value-type="float" office:value="1931" calcext:value-type="float">
            <text:p>1931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47962" calcext:value-type="float">
            <text:p>1502462347962</text:p>
          </table:table-cell>
          <table:table-cell office:value-type="float" office:value="1502462347965" calcext:value-type="float">
            <text:p>1502462347965</text:p>
          </table:table-cell>
          <table:table-cell/>
        </table:table-row>
        <table:table-row table:style-name="ro1">
          <table:table-cell office:value-type="float" office:value="1932" calcext:value-type="float">
            <text:p>1932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47965" calcext:value-type="float">
            <text:p>1502462347965</text:p>
          </table:table-cell>
          <table:table-cell office:value-type="float" office:value="1502462347968" calcext:value-type="float">
            <text:p>1502462347968</text:p>
          </table:table-cell>
          <table:table-cell/>
        </table:table-row>
        <table:table-row table:style-name="ro1">
          <table:table-cell office:value-type="float" office:value="1933" calcext:value-type="float">
            <text:p>1933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47968" calcext:value-type="float">
            <text:p>1502462347968</text:p>
          </table:table-cell>
          <table:table-cell office:value-type="float" office:value="1502462348399" calcext:value-type="float">
            <text:p>1502462348399</text:p>
          </table:table-cell>
          <table:table-cell/>
        </table:table-row>
        <table:table-row table:style-name="ro1">
          <table:table-cell office:value-type="float" office:value="1934" calcext:value-type="float">
            <text:p>1934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48399" calcext:value-type="float">
            <text:p>1502462348399</text:p>
          </table:table-cell>
          <table:table-cell office:value-type="float" office:value="1502462348400" calcext:value-type="float">
            <text:p>1502462348400</text:p>
          </table:table-cell>
          <table:table-cell office:value-type="float" office:value="1502462348402" calcext:value-type="float">
            <text:p>1502462348402</text:p>
          </table:table-cell>
          <table:table-cell/>
        </table:table-row>
        <table:table-row table:style-name="ro1">
          <table:table-cell office:value-type="float" office:value="1935" calcext:value-type="float">
            <text:p>1935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48402" calcext:value-type="float">
            <text:p>1502462348402</text:p>
          </table:table-cell>
          <table:table-cell office:value-type="float" office:value="1502462348403" calcext:value-type="float">
            <text:p>1502462348403</text:p>
          </table:table-cell>
          <table:table-cell office:value-type="float" office:value="1502462348405" calcext:value-type="float">
            <text:p>1502462348405</text:p>
          </table:table-cell>
          <table:table-cell/>
        </table:table-row>
        <table:table-row table:style-name="ro1">
          <table:table-cell office:value-type="float" office:value="1936" calcext:value-type="float">
            <text:p>1936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48405" calcext:value-type="float">
            <text:p>1502462348405</text:p>
          </table:table-cell>
          <table:table-cell office:value-type="float" office:value="1502462348406" calcext:value-type="float">
            <text:p>1502462348406</text:p>
          </table:table-cell>
          <table:table-cell office:value-type="float" office:value="1502462348409" calcext:value-type="float">
            <text:p>1502462348409</text:p>
          </table:table-cell>
          <table:table-cell/>
        </table:table-row>
        <table:table-row table:style-name="ro1">
          <table:table-cell office:value-type="float" office:value="1937" calcext:value-type="float">
            <text:p>1937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48409" calcext:value-type="float">
            <text:p>1502462348409</text:p>
          </table:table-cell>
          <table:table-cell office:value-type="float" office:value="1502462348410" calcext:value-type="float">
            <text:p>1502462348410</text:p>
          </table:table-cell>
          <table:table-cell office:value-type="float" office:value="1502462348413" calcext:value-type="float">
            <text:p>1502462348413</text:p>
          </table:table-cell>
          <table:table-cell/>
        </table:table-row>
        <table:table-row table:style-name="ro1">
          <table:table-cell office:value-type="float" office:value="1938" calcext:value-type="float">
            <text:p>1938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48413" calcext:value-type="float">
            <text:p>1502462348413</text:p>
          </table:table-cell>
          <table:table-cell office:value-type="float" office:value="1502462348414" calcext:value-type="float">
            <text:p>1502462348414</text:p>
          </table:table-cell>
          <table:table-cell office:value-type="float" office:value="1502462348417" calcext:value-type="float">
            <text:p>1502462348417</text:p>
          </table:table-cell>
          <table:table-cell/>
        </table:table-row>
        <table:table-row table:style-name="ro1">
          <table:table-cell office:value-type="float" office:value="1939" calcext:value-type="float">
            <text:p>1939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48418" calcext:value-type="float">
            <text:p>1502462348418</text:p>
          </table:table-cell>
          <table:table-cell office:value-type="float" office:value="1502462348422" calcext:value-type="float">
            <text:p>1502462348422</text:p>
          </table:table-cell>
          <table:table-cell/>
        </table:table-row>
        <table:table-row table:style-name="ro1">
          <table:table-cell office:value-type="float" office:value="1940" calcext:value-type="float">
            <text:p>1940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48422" calcext:value-type="float">
            <text:p>1502462348422</text:p>
          </table:table-cell>
          <table:table-cell office:value-type="float" office:value="1502462348640" calcext:value-type="float">
            <text:p>1502462348640</text:p>
          </table:table-cell>
          <table:table-cell/>
        </table:table-row>
        <table:table-row table:style-name="ro1">
          <table:table-cell office:value-type="float" office:value="1941" calcext:value-type="float">
            <text:p>1941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48640" calcext:value-type="float">
            <text:p>1502462348640</text:p>
          </table:table-cell>
          <table:table-cell office:value-type="float" office:value="1502462348643" calcext:value-type="float">
            <text:p>1502462348643</text:p>
          </table:table-cell>
          <table:table-cell/>
        </table:table-row>
        <table:table-row table:style-name="ro1">
          <table:table-cell office:value-type="float" office:value="1942" calcext:value-type="float">
            <text:p>1942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48643" calcext:value-type="float">
            <text:p>1502462348643</text:p>
          </table:table-cell>
          <table:table-cell office:value-type="float" office:value="1502462348644" calcext:value-type="float">
            <text:p>1502462348644</text:p>
          </table:table-cell>
          <table:table-cell office:value-type="float" office:value="1502462348647" calcext:value-type="float">
            <text:p>1502462348647</text:p>
          </table:table-cell>
          <table:table-cell/>
        </table:table-row>
        <table:table-row table:style-name="ro1">
          <table:table-cell office:value-type="float" office:value="1943" calcext:value-type="float">
            <text:p>1943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48647" calcext:value-type="float">
            <text:p>1502462348647</text:p>
          </table:table-cell>
          <table:table-cell office:value-type="float" office:value="1502462348650" calcext:value-type="float">
            <text:p>1502462348650</text:p>
          </table:table-cell>
          <table:table-cell/>
        </table:table-row>
        <table:table-row table:style-name="ro1">
          <table:table-cell office:value-type="float" office:value="1944" calcext:value-type="float">
            <text:p>1944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48650" calcext:value-type="float">
            <text:p>1502462348650</text:p>
          </table:table-cell>
          <table:table-cell office:value-type="float" office:value="1502462348653" calcext:value-type="float">
            <text:p>1502462348653</text:p>
          </table:table-cell>
          <table:table-cell/>
        </table:table-row>
        <table:table-row table:style-name="ro1">
          <table:table-cell office:value-type="float" office:value="1945" calcext:value-type="float">
            <text:p>1945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48653" calcext:value-type="float">
            <text:p>1502462348653</text:p>
          </table:table-cell>
          <table:table-cell office:value-type="float" office:value="1502462348654" calcext:value-type="float">
            <text:p>1502462348654</text:p>
          </table:table-cell>
          <table:table-cell office:value-type="float" office:value="1502462348657" calcext:value-type="float">
            <text:p>1502462348657</text:p>
          </table:table-cell>
          <table:table-cell/>
        </table:table-row>
        <table:table-row table:style-name="ro1">
          <table:table-cell office:value-type="float" office:value="1946" calcext:value-type="float">
            <text:p>1946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48657" calcext:value-type="float">
            <text:p>1502462348657</text:p>
          </table:table-cell>
          <table:table-cell office:value-type="float" office:value="1502462348878" calcext:value-type="float">
            <text:p>1502462348878</text:p>
          </table:table-cell>
          <table:table-cell/>
        </table:table-row>
        <table:table-row table:style-name="ro1">
          <table:table-cell office:value-type="float" office:value="1947" calcext:value-type="float">
            <text:p>1947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48878" calcext:value-type="float">
            <text:p>1502462348878</text:p>
          </table:table-cell>
          <table:table-cell office:value-type="float" office:value="1502462348881" calcext:value-type="float">
            <text:p>1502462348881</text:p>
          </table:table-cell>
          <table:table-cell/>
        </table:table-row>
        <table:table-row table:style-name="ro1">
          <table:table-cell office:value-type="float" office:value="1948" calcext:value-type="float">
            <text:p>1948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48881" calcext:value-type="float">
            <text:p>1502462348881</text:p>
          </table:table-cell>
          <table:table-cell office:value-type="float" office:value="1502462348885" calcext:value-type="float">
            <text:p>1502462348885</text:p>
          </table:table-cell>
          <table:table-cell/>
        </table:table-row>
        <table:table-row table:style-name="ro1">
          <table:table-cell office:value-type="float" office:value="1949" calcext:value-type="float">
            <text:p>1949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48885" calcext:value-type="float">
            <text:p>1502462348885</text:p>
          </table:table-cell>
          <table:table-cell office:value-type="float" office:value="1502462348888" calcext:value-type="float">
            <text:p>1502462348888</text:p>
          </table:table-cell>
          <table:table-cell/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48888" calcext:value-type="float">
            <text:p>1502462348888</text:p>
          </table:table-cell>
          <table:table-cell office:value-type="float" office:value="1502462348891" calcext:value-type="float">
            <text:p>1502462348891</text:p>
          </table:table-cell>
          <table:table-cell/>
        </table:table-row>
        <table:table-row table:style-name="ro1">
          <table:table-cell office:value-type="float" office:value="1951" calcext:value-type="float">
            <text:p>1951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48892" calcext:value-type="float">
            <text:p>1502462348892</text:p>
          </table:table-cell>
          <table:table-cell office:value-type="float" office:value="1502462348895" calcext:value-type="float">
            <text:p>1502462348895</text:p>
          </table:table-cell>
          <table:table-cell/>
        </table:table-row>
        <table:table-row table:style-name="ro1">
          <table:table-cell office:value-type="float" office:value="1952" calcext:value-type="float">
            <text:p>1952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48895" calcext:value-type="float">
            <text:p>1502462348895</text:p>
          </table:table-cell>
          <table:table-cell office:value-type="float" office:value="1502462348898" calcext:value-type="float">
            <text:p>1502462348898</text:p>
          </table:table-cell>
          <table:table-cell/>
        </table:table-row>
        <table:table-row table:style-name="ro1">
          <table:table-cell office:value-type="float" office:value="1953" calcext:value-type="float">
            <text:p>1953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48898" calcext:value-type="float">
            <text:p>1502462348898</text:p>
          </table:table-cell>
          <table:table-cell office:value-type="float" office:value="1502462348899" calcext:value-type="float">
            <text:p>1502462348899</text:p>
          </table:table-cell>
          <table:table-cell office:value-type="float" office:value="1502462348902" calcext:value-type="float">
            <text:p>1502462348902</text:p>
          </table:table-cell>
          <table:table-cell/>
        </table:table-row>
        <table:table-row table:style-name="ro1">
          <table:table-cell office:value-type="float" office:value="1954" calcext:value-type="float">
            <text:p>1954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48902" calcext:value-type="float">
            <text:p>1502462348902</text:p>
          </table:table-cell>
          <table:table-cell office:value-type="float" office:value="1502462348905" calcext:value-type="float">
            <text:p>1502462348905</text:p>
          </table:table-cell>
          <table:table-cell/>
        </table:table-row>
        <table:table-row table:style-name="ro1">
          <table:table-cell office:value-type="float" office:value="1955" calcext:value-type="float">
            <text:p>1955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48905" calcext:value-type="float">
            <text:p>1502462348905</text:p>
          </table:table-cell>
          <table:table-cell office:value-type="float" office:value="1502462348908" calcext:value-type="float">
            <text:p>1502462348908</text:p>
          </table:table-cell>
          <table:table-cell/>
        </table:table-row>
        <table:table-row table:style-name="ro1">
          <table:table-cell office:value-type="float" office:value="1956" calcext:value-type="float">
            <text:p>1956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48908" calcext:value-type="float">
            <text:p>1502462348908</text:p>
          </table:table-cell>
          <table:table-cell office:value-type="float" office:value="1502462348911" calcext:value-type="float">
            <text:p>1502462348911</text:p>
          </table:table-cell>
          <table:table-cell/>
        </table:table-row>
        <table:table-row table:style-name="ro1">
          <table:table-cell office:value-type="float" office:value="1957" calcext:value-type="float">
            <text:p>1957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48911" calcext:value-type="float">
            <text:p>1502462348911</text:p>
          </table:table-cell>
          <table:table-cell office:value-type="float" office:value="1502462348914" calcext:value-type="float">
            <text:p>1502462348914</text:p>
          </table:table-cell>
          <table:table-cell/>
        </table:table-row>
        <table:table-row table:style-name="ro1">
          <table:table-cell office:value-type="float" office:value="1958" calcext:value-type="float">
            <text:p>1958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48914" calcext:value-type="float">
            <text:p>1502462348914</text:p>
          </table:table-cell>
          <table:table-cell office:value-type="float" office:value="1502462348917" calcext:value-type="float">
            <text:p>1502462348917</text:p>
          </table:table-cell>
          <table:table-cell/>
        </table:table-row>
        <table:table-row table:style-name="ro1">
          <table:table-cell office:value-type="float" office:value="1959" calcext:value-type="float">
            <text:p>1959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48917" calcext:value-type="float">
            <text:p>1502462348917</text:p>
          </table:table-cell>
          <table:table-cell office:value-type="float" office:value="1502462348920" calcext:value-type="float">
            <text:p>1502462348920</text:p>
          </table:table-cell>
          <table:table-cell/>
        </table:table-row>
        <table:table-row table:style-name="ro1">
          <table:table-cell office:value-type="float" office:value="1960" calcext:value-type="float">
            <text:p>1960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48920" calcext:value-type="float">
            <text:p>1502462348920</text:p>
          </table:table-cell>
          <table:table-cell office:value-type="float" office:value="1502462348923" calcext:value-type="float">
            <text:p>1502462348923</text:p>
          </table:table-cell>
          <table:table-cell/>
        </table:table-row>
        <table:table-row table:style-name="ro1">
          <table:table-cell office:value-type="float" office:value="1961" calcext:value-type="float">
            <text:p>1961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48923" calcext:value-type="float">
            <text:p>1502462348923</text:p>
          </table:table-cell>
          <table:table-cell office:value-type="float" office:value="1502462349141" calcext:value-type="float">
            <text:p>1502462349141</text:p>
          </table:table-cell>
          <table:table-cell/>
        </table:table-row>
        <table:table-row table:style-name="ro1">
          <table:table-cell office:value-type="float" office:value="1962" calcext:value-type="float">
            <text:p>1962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49141" calcext:value-type="float">
            <text:p>1502462349141</text:p>
          </table:table-cell>
          <table:table-cell office:value-type="float" office:value="1502462349144" calcext:value-type="float">
            <text:p>1502462349144</text:p>
          </table:table-cell>
          <table:table-cell/>
        </table:table-row>
        <table:table-row table:style-name="ro1">
          <table:table-cell office:value-type="float" office:value="1963" calcext:value-type="float">
            <text:p>1963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49145" calcext:value-type="float">
            <text:p>1502462349145</text:p>
          </table:table-cell>
          <table:table-cell office:value-type="float" office:value="1502462349149" calcext:value-type="float">
            <text:p>1502462349149</text:p>
          </table:table-cell>
          <table:table-cell/>
        </table:table-row>
        <table:table-row table:style-name="ro1">
          <table:table-cell office:value-type="float" office:value="1964" calcext:value-type="float">
            <text:p>1964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49149" calcext:value-type="float">
            <text:p>1502462349149</text:p>
          </table:table-cell>
          <table:table-cell office:value-type="float" office:value="1502462349153" calcext:value-type="float">
            <text:p>1502462349153</text:p>
          </table:table-cell>
          <table:table-cell/>
        </table:table-row>
        <table:table-row table:style-name="ro1">
          <table:table-cell office:value-type="float" office:value="1965" calcext:value-type="float">
            <text:p>1965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49153" calcext:value-type="float">
            <text:p>1502462349153</text:p>
          </table:table-cell>
          <table:table-cell office:value-type="float" office:value="1502462349157" calcext:value-type="float">
            <text:p>1502462349157</text:p>
          </table:table-cell>
          <table:table-cell/>
        </table:table-row>
        <table:table-row table:style-name="ro1">
          <table:table-cell office:value-type="float" office:value="1966" calcext:value-type="float">
            <text:p>1966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49157" calcext:value-type="float">
            <text:p>1502462349157</text:p>
          </table:table-cell>
          <table:table-cell office:value-type="float" office:value="1502462349160" calcext:value-type="float">
            <text:p>1502462349160</text:p>
          </table:table-cell>
          <table:table-cell/>
        </table:table-row>
        <table:table-row table:style-name="ro1">
          <table:table-cell office:value-type="float" office:value="1967" calcext:value-type="float">
            <text:p>1967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49160" calcext:value-type="float">
            <text:p>1502462349160</text:p>
          </table:table-cell>
          <table:table-cell office:value-type="float" office:value="1502462349161" calcext:value-type="float">
            <text:p>1502462349161</text:p>
          </table:table-cell>
          <table:table-cell office:value-type="float" office:value="1502462349164" calcext:value-type="float">
            <text:p>1502462349164</text:p>
          </table:table-cell>
          <table:table-cell/>
        </table:table-row>
        <table:table-row table:style-name="ro1">
          <table:table-cell office:value-type="float" office:value="1968" calcext:value-type="float">
            <text:p>1968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49164" calcext:value-type="float">
            <text:p>1502462349164</text:p>
          </table:table-cell>
          <table:table-cell office:value-type="float" office:value="1502462349165" calcext:value-type="float">
            <text:p>1502462349165</text:p>
          </table:table-cell>
          <table:table-cell office:value-type="float" office:value="1502462349168" calcext:value-type="float">
            <text:p>1502462349168</text:p>
          </table:table-cell>
          <table:table-cell/>
        </table:table-row>
        <table:table-row table:style-name="ro1">
          <table:table-cell office:value-type="float" office:value="1969" calcext:value-type="float">
            <text:p>1969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49168" calcext:value-type="float">
            <text:p>1502462349168</text:p>
          </table:table-cell>
          <table:table-cell office:value-type="float" office:value="1502462349171" calcext:value-type="float">
            <text:p>1502462349171</text:p>
          </table:table-cell>
          <table:table-cell/>
        </table:table-row>
        <table:table-row table:style-name="ro1">
          <table:table-cell office:value-type="float" office:value="1970" calcext:value-type="float">
            <text:p>1970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49172" calcext:value-type="float">
            <text:p>1502462349172</text:p>
          </table:table-cell>
          <table:table-cell office:value-type="float" office:value="1502462349175" calcext:value-type="float">
            <text:p>1502462349175</text:p>
          </table:table-cell>
          <table:table-cell/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49175" calcext:value-type="float">
            <text:p>1502462349175</text:p>
          </table:table-cell>
          <table:table-cell office:value-type="float" office:value="1502462349178" calcext:value-type="float">
            <text:p>1502462349178</text:p>
          </table:table-cell>
          <table:table-cell/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49178" calcext:value-type="float">
            <text:p>1502462349178</text:p>
          </table:table-cell>
          <table:table-cell office:value-type="float" office:value="1502462349182" calcext:value-type="float">
            <text:p>1502462349182</text:p>
          </table:table-cell>
          <table:table-cell/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49182" calcext:value-type="float">
            <text:p>1502462349182</text:p>
          </table:table-cell>
          <table:table-cell office:value-type="float" office:value="1502462349185" calcext:value-type="float">
            <text:p>1502462349185</text:p>
          </table:table-cell>
          <table:table-cell/>
        </table:table-row>
        <table:table-row table:style-name="ro1">
          <table:table-cell office:value-type="float" office:value="1974" calcext:value-type="float">
            <text:p>1974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49185" calcext:value-type="float">
            <text:p>1502462349185</text:p>
          </table:table-cell>
          <table:table-cell office:value-type="float" office:value="1502462349188" calcext:value-type="float">
            <text:p>1502462349188</text:p>
          </table:table-cell>
          <table:table-cell/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49188" calcext:value-type="float">
            <text:p>1502462349188</text:p>
          </table:table-cell>
          <table:table-cell office:value-type="float" office:value="1502462349189" calcext:value-type="float">
            <text:p>1502462349189</text:p>
          </table:table-cell>
          <table:table-cell office:value-type="float" office:value="1502462349192" calcext:value-type="float">
            <text:p>1502462349192</text:p>
          </table:table-cell>
          <table:table-cell/>
        </table:table-row>
        <table:table-row table:style-name="ro1">
          <table:table-cell office:value-type="float" office:value="1976" calcext:value-type="float">
            <text:p>1976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49192" calcext:value-type="float">
            <text:p>1502462349192</text:p>
          </table:table-cell>
          <table:table-cell office:value-type="float" office:value="1502462349195" calcext:value-type="float">
            <text:p>1502462349195</text:p>
          </table:table-cell>
          <table:table-cell/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49195" calcext:value-type="float">
            <text:p>1502462349195</text:p>
          </table:table-cell>
          <table:table-cell office:value-type="float" office:value="1502462349198" calcext:value-type="float">
            <text:p>1502462349198</text:p>
          </table:table-cell>
          <table:table-cell/>
        </table:table-row>
        <table:table-row table:style-name="ro1">
          <table:table-cell office:value-type="float" office:value="1978" calcext:value-type="float">
            <text:p>1978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49198" calcext:value-type="float">
            <text:p>1502462349198</text:p>
          </table:table-cell>
          <table:table-cell office:value-type="float" office:value="1502462349202" calcext:value-type="float">
            <text:p>1502462349202</text:p>
          </table:table-cell>
          <table:table-cell/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49202" calcext:value-type="float">
            <text:p>1502462349202</text:p>
          </table:table-cell>
          <table:table-cell office:value-type="float" office:value="1502462349205" calcext:value-type="float">
            <text:p>1502462349205</text:p>
          </table:table-cell>
          <table:table-cell/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49205" calcext:value-type="float">
            <text:p>1502462349205</text:p>
          </table:table-cell>
          <table:table-cell office:value-type="float" office:value="1502462349206" calcext:value-type="float">
            <text:p>1502462349206</text:p>
          </table:table-cell>
          <table:table-cell office:value-type="float" office:value="1502462349209" calcext:value-type="float">
            <text:p>1502462349209</text:p>
          </table:table-cell>
          <table:table-cell/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49209" calcext:value-type="float">
            <text:p>1502462349209</text:p>
          </table:table-cell>
          <table:table-cell office:value-type="float" office:value="1502462349430" calcext:value-type="float">
            <text:p>1502462349430</text:p>
          </table:table-cell>
          <table:table-cell/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49430" calcext:value-type="float">
            <text:p>1502462349430</text:p>
          </table:table-cell>
          <table:table-cell office:value-type="float" office:value="1502462349433" calcext:value-type="float">
            <text:p>1502462349433</text:p>
          </table:table-cell>
          <table:table-cell/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49433" calcext:value-type="float">
            <text:p>1502462349433</text:p>
          </table:table-cell>
          <table:table-cell office:value-type="float" office:value="1502462349434" calcext:value-type="float">
            <text:p>1502462349434</text:p>
          </table:table-cell>
          <table:table-cell office:value-type="float" office:value="1502462349437" calcext:value-type="float">
            <text:p>1502462349437</text:p>
          </table:table-cell>
          <table:table-cell/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49437" calcext:value-type="float">
            <text:p>1502462349437</text:p>
          </table:table-cell>
          <table:table-cell office:value-type="float" office:value="1502462349438" calcext:value-type="float">
            <text:p>1502462349438</text:p>
          </table:table-cell>
          <table:table-cell office:value-type="float" office:value="1502462349441" calcext:value-type="float">
            <text:p>1502462349441</text:p>
          </table:table-cell>
          <table:table-cell/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49442" calcext:value-type="float">
            <text:p>1502462349442</text:p>
          </table:table-cell>
          <table:table-cell office:value-type="float" office:value="1502462349445" calcext:value-type="float">
            <text:p>1502462349445</text:p>
          </table:table-cell>
          <table:table-cell/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49445" calcext:value-type="float">
            <text:p>1502462349445</text:p>
          </table:table-cell>
          <table:table-cell office:value-type="float" office:value="1502462349446" calcext:value-type="float">
            <text:p>1502462349446</text:p>
          </table:table-cell>
          <table:table-cell office:value-type="float" office:value="1502462349449" calcext:value-type="float">
            <text:p>1502462349449</text:p>
          </table:table-cell>
          <table:table-cell/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49449" calcext:value-type="float">
            <text:p>1502462349449</text:p>
          </table:table-cell>
          <table:table-cell office:value-type="float" office:value="1502462349453" calcext:value-type="float">
            <text:p>1502462349453</text:p>
          </table:table-cell>
          <table:table-cell/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49453" calcext:value-type="float">
            <text:p>1502462349453</text:p>
          </table:table-cell>
          <table:table-cell office:value-type="float" office:value="1502462349457" calcext:value-type="float">
            <text:p>1502462349457</text:p>
          </table:table-cell>
          <table:table-cell/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49457" calcext:value-type="float">
            <text:p>1502462349457</text:p>
          </table:table-cell>
          <table:table-cell office:value-type="float" office:value="1502462349460" calcext:value-type="float">
            <text:p>1502462349460</text:p>
          </table:table-cell>
          <table:table-cell/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49460" calcext:value-type="float">
            <text:p>1502462349460</text:p>
          </table:table-cell>
          <table:table-cell office:value-type="float" office:value="1502462349461" calcext:value-type="float">
            <text:p>1502462349461</text:p>
          </table:table-cell>
          <table:table-cell office:value-type="float" office:value="1502462349464" calcext:value-type="float">
            <text:p>1502462349464</text:p>
          </table:table-cell>
          <table:table-cell/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49464" calcext:value-type="float">
            <text:p>1502462349464</text:p>
          </table:table-cell>
          <table:table-cell office:value-type="float" office:value="1502462349465" calcext:value-type="float">
            <text:p>1502462349465</text:p>
          </table:table-cell>
          <table:table-cell office:value-type="float" office:value="1502462349468" calcext:value-type="float">
            <text:p>1502462349468</text:p>
          </table:table-cell>
          <table:table-cell/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49468" calcext:value-type="float">
            <text:p>1502462349468</text:p>
          </table:table-cell>
          <table:table-cell office:value-type="float" office:value="1502462349472" calcext:value-type="float">
            <text:p>1502462349472</text:p>
          </table:table-cell>
          <table:table-cell/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49472" calcext:value-type="float">
            <text:p>1502462349472</text:p>
          </table:table-cell>
          <table:table-cell office:value-type="float" office:value="1502462349475" calcext:value-type="float">
            <text:p>1502462349475</text:p>
          </table:table-cell>
          <table:table-cell/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49475" calcext:value-type="float">
            <text:p>1502462349475</text:p>
          </table:table-cell>
          <table:table-cell office:value-type="float" office:value="1502462349479" calcext:value-type="float">
            <text:p>1502462349479</text:p>
          </table:table-cell>
          <table:table-cell/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49479" calcext:value-type="float">
            <text:p>1502462349479</text:p>
          </table:table-cell>
          <table:table-cell office:value-type="float" office:value="1502462349483" calcext:value-type="float">
            <text:p>1502462349483</text:p>
          </table:table-cell>
          <table:table-cell/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49483" calcext:value-type="float">
            <text:p>1502462349483</text:p>
          </table:table-cell>
          <table:table-cell office:value-type="float" office:value="1502462349487" calcext:value-type="float">
            <text:p>1502462349487</text:p>
          </table:table-cell>
          <table:table-cell/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49487" calcext:value-type="float">
            <text:p>1502462349487</text:p>
          </table:table-cell>
          <table:table-cell office:value-type="float" office:value="1502462349490" calcext:value-type="float">
            <text:p>1502462349490</text:p>
          </table:table-cell>
          <table:table-cell/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49490" calcext:value-type="float">
            <text:p>1502462349490</text:p>
          </table:table-cell>
          <table:table-cell office:value-type="float" office:value="1502462349494" calcext:value-type="float">
            <text:p>1502462349494</text:p>
          </table:table-cell>
          <table:table-cell/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49494" calcext:value-type="float">
            <text:p>1502462349494</text:p>
          </table:table-cell>
          <table:table-cell office:value-type="float" office:value="1502462349497" calcext:value-type="float">
            <text:p>1502462349497</text:p>
          </table:table-cell>
          <table:table-cell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49497" calcext:value-type="float">
            <text:p>1502462349497</text:p>
          </table:table-cell>
          <table:table-cell office:value-type="float" office:value="1502462349498" calcext:value-type="float">
            <text:p>1502462349498</text:p>
          </table:table-cell>
          <table:table-cell office:value-type="float" office:value="1502462349501" calcext:value-type="float">
            <text:p>1502462349501</text:p>
          </table:table-cell>
          <table:table-cell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49501" calcext:value-type="float">
            <text:p>1502462349501</text:p>
          </table:table-cell>
          <table:table-cell office:value-type="float" office:value="1502462349502" calcext:value-type="float">
            <text:p>1502462349502</text:p>
          </table:table-cell>
          <table:table-cell office:value-type="float" office:value="1502462349505" calcext:value-type="float">
            <text:p>1502462349505</text:p>
          </table:table-cell>
          <table:table-cell/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49505" calcext:value-type="float">
            <text:p>1502462349505</text:p>
          </table:table-cell>
          <table:table-cell office:value-type="float" office:value="1502462349509" calcext:value-type="float">
            <text:p>1502462349509</text:p>
          </table:table-cell>
          <table:table-cell/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49509" calcext:value-type="float">
            <text:p>1502462349509</text:p>
          </table:table-cell>
          <table:table-cell office:value-type="float" office:value="1502462349513" calcext:value-type="float">
            <text:p>1502462349513</text:p>
          </table:table-cell>
          <table:table-cell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49513" calcext:value-type="float">
            <text:p>1502462349513</text:p>
          </table:table-cell>
          <table:table-cell office:value-type="float" office:value="1502462349516" calcext:value-type="float">
            <text:p>1502462349516</text:p>
          </table:table-cell>
          <table:table-cell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49517" calcext:value-type="float">
            <text:p>1502462349517</text:p>
          </table:table-cell>
          <table:table-cell office:value-type="float" office:value="1502462349948" calcext:value-type="float">
            <text:p>1502462349948</text:p>
          </table:table-cell>
          <table:table-cell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49948" calcext:value-type="float">
            <text:p>1502462349948</text:p>
          </table:table-cell>
          <table:table-cell office:value-type="float" office:value="1502462349951" calcext:value-type="float">
            <text:p>1502462349951</text:p>
          </table:table-cell>
          <table:table-cell/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49951" calcext:value-type="float">
            <text:p>1502462349951</text:p>
          </table:table-cell>
          <table:table-cell office:value-type="float" office:value="1502462349952" calcext:value-type="float">
            <text:p>1502462349952</text:p>
          </table:table-cell>
          <table:table-cell office:value-type="float" office:value="1502462350168" calcext:value-type="float">
            <text:p>1502462350168</text:p>
          </table:table-cell>
          <table:table-cell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50168" calcext:value-type="float">
            <text:p>1502462350168</text:p>
          </table:table-cell>
          <table:table-cell office:value-type="float" office:value="1502462350171" calcext:value-type="float">
            <text:p>1502462350171</text:p>
          </table:table-cell>
          <table:table-cell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50171" calcext:value-type="float">
            <text:p>1502462350171</text:p>
          </table:table-cell>
          <table:table-cell office:value-type="float" office:value="1502462350839" calcext:value-type="float">
            <text:p>1502462350839</text:p>
          </table:table-cell>
          <table:table-cell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50839" calcext:value-type="float">
            <text:p>1502462350839</text:p>
          </table:table-cell>
          <table:table-cell office:value-type="float" office:value="1502462350840" calcext:value-type="float">
            <text:p>1502462350840</text:p>
          </table:table-cell>
          <table:table-cell office:value-type="float" office:value="1502462350843" calcext:value-type="float">
            <text:p>1502462350843</text:p>
          </table:table-cell>
          <table:table-cell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50843" calcext:value-type="float">
            <text:p>1502462350843</text:p>
          </table:table-cell>
          <table:table-cell office:value-type="float" office:value="1502462350846" calcext:value-type="float">
            <text:p>1502462350846</text:p>
          </table:table-cell>
          <table:table-cell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50846" calcext:value-type="float">
            <text:p>1502462350846</text:p>
          </table:table-cell>
          <table:table-cell office:value-type="float" office:value="1502462350849" calcext:value-type="float">
            <text:p>1502462350849</text:p>
          </table:table-cell>
          <table:table-cell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50849" calcext:value-type="float">
            <text:p>1502462350849</text:p>
          </table:table-cell>
          <table:table-cell office:value-type="float" office:value="1502462350852" calcext:value-type="float">
            <text:p>1502462350852</text:p>
          </table:table-cell>
          <table:table-cell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50852" calcext:value-type="float">
            <text:p>1502462350852</text:p>
          </table:table-cell>
          <table:table-cell office:value-type="float" office:value="1502462350853" calcext:value-type="float">
            <text:p>1502462350853</text:p>
          </table:table-cell>
          <table:table-cell office:value-type="float" office:value="1502462350856" calcext:value-type="float">
            <text:p>1502462350856</text:p>
          </table:table-cell>
          <table:table-cell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50856" calcext:value-type="float">
            <text:p>1502462350856</text:p>
          </table:table-cell>
          <table:table-cell office:value-type="float" office:value="1502462350860" calcext:value-type="float">
            <text:p>1502462350860</text:p>
          </table:table-cell>
          <table:table-cell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50860" calcext:value-type="float">
            <text:p>1502462350860</text:p>
          </table:table-cell>
          <table:table-cell office:value-type="float" office:value="1502462351079" calcext:value-type="float">
            <text:p>1502462351079</text:p>
          </table:table-cell>
          <table:table-cell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51079" calcext:value-type="float">
            <text:p>1502462351079</text:p>
          </table:table-cell>
          <table:table-cell office:value-type="float" office:value="1502462351082" calcext:value-type="float">
            <text:p>1502462351082</text:p>
          </table:table-cell>
          <table:table-cell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51082" calcext:value-type="float">
            <text:p>1502462351082</text:p>
          </table:table-cell>
          <table:table-cell office:value-type="float" office:value="1502462351083" calcext:value-type="float">
            <text:p>1502462351083</text:p>
          </table:table-cell>
          <table:table-cell office:value-type="float" office:value="1502462351085" calcext:value-type="float">
            <text:p>1502462351085</text:p>
          </table:table-cell>
          <table:table-cell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51085" calcext:value-type="float">
            <text:p>1502462351085</text:p>
          </table:table-cell>
          <table:table-cell office:value-type="float" office:value="1502462351086" calcext:value-type="float">
            <text:p>1502462351086</text:p>
          </table:table-cell>
          <table:table-cell office:value-type="float" office:value="1502462351089" calcext:value-type="float">
            <text:p>1502462351089</text:p>
          </table:table-cell>
          <table:table-cell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51089" calcext:value-type="float">
            <text:p>1502462351089</text:p>
          </table:table-cell>
          <table:table-cell office:value-type="float" office:value="1502462351092" calcext:value-type="float">
            <text:p>1502462351092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51092" calcext:value-type="float">
            <text:p>1502462351092</text:p>
          </table:table-cell>
          <table:table-cell office:value-type="float" office:value="1502462351096" calcext:value-type="float">
            <text:p>1502462351096</text:p>
          </table:table-cell>
          <table:table-cell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51096" calcext:value-type="float">
            <text:p>1502462351096</text:p>
          </table:table-cell>
          <table:table-cell office:value-type="float" office:value="1502462351097" calcext:value-type="float">
            <text:p>1502462351097</text:p>
          </table:table-cell>
          <table:table-cell office:value-type="float" office:value="1502462351100" calcext:value-type="float">
            <text:p>1502462351100</text:p>
          </table:table-cell>
          <table:table-cell/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51101" calcext:value-type="float">
            <text:p>1502462351101</text:p>
          </table:table-cell>
          <table:table-cell office:value-type="float" office:value="1502462351105" calcext:value-type="float">
            <text:p>1502462351105</text:p>
          </table:table-cell>
          <table:table-cell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51105" calcext:value-type="float">
            <text:p>1502462351105</text:p>
          </table:table-cell>
          <table:table-cell office:value-type="float" office:value="1502462351319" calcext:value-type="float">
            <text:p>1502462351319</text:p>
          </table:table-cell>
          <table:table-cell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51319" calcext:value-type="float">
            <text:p>1502462351319</text:p>
          </table:table-cell>
          <table:table-cell office:value-type="float" office:value="1502462351322" calcext:value-type="float">
            <text:p>1502462351322</text:p>
          </table:table-cell>
          <table:table-cell/>
        </table:table-row>
        <table:table-row table:style-name="ro1">
          <table:table-cell office:value-type="float" office:value="2026" calcext:value-type="float">
            <text:p>2026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51322" calcext:value-type="float">
            <text:p>1502462351322</text:p>
          </table:table-cell>
          <table:table-cell office:value-type="float" office:value="1502462351325" calcext:value-type="float">
            <text:p>1502462351325</text:p>
          </table:table-cell>
          <table:table-cell/>
        </table:table-row>
        <table:table-row table:style-name="ro1">
          <table:table-cell office:value-type="float" office:value="2027" calcext:value-type="float">
            <text:p>2027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51325" calcext:value-type="float">
            <text:p>1502462351325</text:p>
          </table:table-cell>
          <table:table-cell office:value-type="float" office:value="1502462351540" calcext:value-type="float">
            <text:p>1502462351540</text:p>
          </table:table-cell>
          <table:table-cell/>
        </table:table-row>
        <table:table-row table:style-name="ro1">
          <table:table-cell office:value-type="float" office:value="2028" calcext:value-type="float">
            <text:p>2028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51540" calcext:value-type="float">
            <text:p>1502462351540</text:p>
          </table:table-cell>
          <table:table-cell office:value-type="float" office:value="1502462351541" calcext:value-type="float">
            <text:p>1502462351541</text:p>
          </table:table-cell>
          <table:table-cell office:value-type="float" office:value="1502462351545" calcext:value-type="float">
            <text:p>1502462351545</text:p>
          </table:table-cell>
          <table:table-cell/>
        </table:table-row>
        <table:table-row table:style-name="ro1">
          <table:table-cell office:value-type="float" office:value="2029" calcext:value-type="float">
            <text:p>2029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51545" calcext:value-type="float">
            <text:p>1502462351545</text:p>
          </table:table-cell>
          <table:table-cell office:value-type="float" office:value="1502462351546" calcext:value-type="float">
            <text:p>1502462351546</text:p>
          </table:table-cell>
          <table:table-cell office:value-type="float" office:value="1502462351778" calcext:value-type="float">
            <text:p>1502462351778</text:p>
          </table:table-cell>
          <table:table-cell/>
        </table:table-row>
        <table:table-row table:style-name="ro1">
          <table:table-cell office:value-type="float" office:value="2030" calcext:value-type="float">
            <text:p>2030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51778" calcext:value-type="float">
            <text:p>1502462351778</text:p>
          </table:table-cell>
          <table:table-cell office:value-type="float" office:value="1502462351783" calcext:value-type="float">
            <text:p>1502462351783</text:p>
          </table:table-cell>
          <table:table-cell/>
        </table:table-row>
        <table:table-row table:style-name="ro1">
          <table:table-cell office:value-type="float" office:value="2031" calcext:value-type="float">
            <text:p>2031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51783" calcext:value-type="float">
            <text:p>1502462351783</text:p>
          </table:table-cell>
          <table:table-cell office:value-type="float" office:value="1502462351787" calcext:value-type="float">
            <text:p>1502462351787</text:p>
          </table:table-cell>
          <table:table-cell/>
        </table:table-row>
        <table:table-row table:style-name="ro1">
          <table:table-cell office:value-type="float" office:value="2032" calcext:value-type="float">
            <text:p>2032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51787" calcext:value-type="float">
            <text:p>1502462351787</text:p>
          </table:table-cell>
          <table:table-cell office:value-type="float" office:value="1502462351791" calcext:value-type="float">
            <text:p>1502462351791</text:p>
          </table:table-cell>
          <table:table-cell/>
        </table:table-row>
        <table:table-row table:style-name="ro1">
          <table:table-cell office:value-type="float" office:value="2033" calcext:value-type="float">
            <text:p>2033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51791" calcext:value-type="float">
            <text:p>1502462351791</text:p>
          </table:table-cell>
          <table:table-cell office:value-type="float" office:value="1502462351792" calcext:value-type="float">
            <text:p>1502462351792</text:p>
          </table:table-cell>
          <table:table-cell office:value-type="float" office:value="1502462351795" calcext:value-type="float">
            <text:p>1502462351795</text:p>
          </table:table-cell>
          <table:table-cell/>
        </table:table-row>
        <table:table-row table:style-name="ro1">
          <table:table-cell office:value-type="float" office:value="2034" calcext:value-type="float">
            <text:p>2034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51795" calcext:value-type="float">
            <text:p>1502462351795</text:p>
          </table:table-cell>
          <table:table-cell office:value-type="float" office:value="1502462351796" calcext:value-type="float">
            <text:p>1502462351796</text:p>
          </table:table-cell>
          <table:table-cell office:value-type="float" office:value="1502462351800" calcext:value-type="float">
            <text:p>1502462351800</text:p>
          </table:table-cell>
          <table:table-cell/>
        </table:table-row>
        <table:table-row table:style-name="ro1">
          <table:table-cell office:value-type="float" office:value="2035" calcext:value-type="float">
            <text:p>2035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51800" calcext:value-type="float">
            <text:p>1502462351800</text:p>
          </table:table-cell>
          <table:table-cell office:value-type="float" office:value="1502462351804" calcext:value-type="float">
            <text:p>1502462351804</text:p>
          </table:table-cell>
          <table:table-cell/>
        </table:table-row>
        <table:table-row table:style-name="ro1">
          <table:table-cell office:value-type="float" office:value="2036" calcext:value-type="float">
            <text:p>2036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51804" calcext:value-type="float">
            <text:p>1502462351804</text:p>
          </table:table-cell>
          <table:table-cell office:value-type="float" office:value="1502462351808" calcext:value-type="float">
            <text:p>1502462351808</text:p>
          </table:table-cell>
          <table:table-cell/>
        </table:table-row>
        <table:table-row table:style-name="ro1">
          <table:table-cell office:value-type="float" office:value="2037" calcext:value-type="float">
            <text:p>2037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51808" calcext:value-type="float">
            <text:p>1502462351808</text:p>
          </table:table-cell>
          <table:table-cell office:value-type="float" office:value="1502462351809" calcext:value-type="float">
            <text:p>1502462351809</text:p>
          </table:table-cell>
          <table:table-cell office:value-type="float" office:value="1502462351813" calcext:value-type="float">
            <text:p>1502462351813</text:p>
          </table:table-cell>
          <table:table-cell/>
        </table:table-row>
        <table:table-row table:style-name="ro1">
          <table:table-cell office:value-type="float" office:value="2038" calcext:value-type="float">
            <text:p>2038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51813" calcext:value-type="float">
            <text:p>1502462351813</text:p>
          </table:table-cell>
          <table:table-cell office:value-type="float" office:value="1502462351818" calcext:value-type="float">
            <text:p>1502462351818</text:p>
          </table:table-cell>
          <table:table-cell/>
        </table:table-row>
        <table:table-row table:style-name="ro1">
          <table:table-cell office:value-type="float" office:value="2039" calcext:value-type="float">
            <text:p>2039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51818" calcext:value-type="float">
            <text:p>1502462351818</text:p>
          </table:table-cell>
          <table:table-cell office:value-type="float" office:value="1502462351823" calcext:value-type="float">
            <text:p>1502462351823</text:p>
          </table:table-cell>
          <table:table-cell/>
        </table:table-row>
        <table:table-row table:style-name="ro1">
          <table:table-cell office:value-type="float" office:value="2040" calcext:value-type="float">
            <text:p>2040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51823" calcext:value-type="float">
            <text:p>1502462351823</text:p>
          </table:table-cell>
          <table:table-cell office:value-type="float" office:value="1502462351827" calcext:value-type="float">
            <text:p>1502462351827</text:p>
          </table:table-cell>
          <table:table-cell/>
        </table:table-row>
        <table:table-row table:style-name="ro1">
          <table:table-cell office:value-type="float" office:value="2041" calcext:value-type="float">
            <text:p>2041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51828" calcext:value-type="float">
            <text:p>1502462351828</text:p>
          </table:table-cell>
          <table:table-cell office:value-type="float" office:value="1502462351832" calcext:value-type="float">
            <text:p>1502462351832</text:p>
          </table:table-cell>
          <table:table-cell/>
        </table:table-row>
        <table:table-row table:style-name="ro1">
          <table:table-cell office:value-type="float" office:value="2042" calcext:value-type="float">
            <text:p>2042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51832" calcext:value-type="float">
            <text:p>1502462351832</text:p>
          </table:table-cell>
          <table:table-cell office:value-type="float" office:value="1502462351833" calcext:value-type="float">
            <text:p>1502462351833</text:p>
          </table:table-cell>
          <table:table-cell office:value-type="float" office:value="1502462351837" calcext:value-type="float">
            <text:p>1502462351837</text:p>
          </table:table-cell>
          <table:table-cell/>
        </table:table-row>
        <table:table-row table:style-name="ro1">
          <table:table-cell office:value-type="float" office:value="2043" calcext:value-type="float">
            <text:p>2043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51837" calcext:value-type="float">
            <text:p>1502462351837</text:p>
          </table:table-cell>
          <table:table-cell office:value-type="float" office:value="1502462351838" calcext:value-type="float">
            <text:p>1502462351838</text:p>
          </table:table-cell>
          <table:table-cell office:value-type="float" office:value="1502462351842" calcext:value-type="float">
            <text:p>1502462351842</text:p>
          </table:table-cell>
          <table:table-cell/>
        </table:table-row>
        <table:table-row table:style-name="ro1">
          <table:table-cell office:value-type="float" office:value="2044" calcext:value-type="float">
            <text:p>2044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51842" calcext:value-type="float">
            <text:p>1502462351842</text:p>
          </table:table-cell>
          <table:table-cell office:value-type="float" office:value="1502462351847" calcext:value-type="float">
            <text:p>1502462351847</text:p>
          </table:table-cell>
          <table:table-cell/>
        </table:table-row>
        <table:table-row table:style-name="ro1">
          <table:table-cell office:value-type="float" office:value="2045" calcext:value-type="float">
            <text:p>2045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51847" calcext:value-type="float">
            <text:p>1502462351847</text:p>
          </table:table-cell>
          <table:table-cell office:value-type="float" office:value="1502462351852" calcext:value-type="float">
            <text:p>1502462351852</text:p>
          </table:table-cell>
          <table:table-cell/>
        </table:table-row>
        <table:table-row table:style-name="ro1">
          <table:table-cell office:value-type="float" office:value="2046" calcext:value-type="float">
            <text:p>2046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51852" calcext:value-type="float">
            <text:p>1502462351852</text:p>
          </table:table-cell>
          <table:table-cell office:value-type="float" office:value="1502462351855" calcext:value-type="float">
            <text:p>1502462351855</text:p>
          </table:table-cell>
          <table:table-cell/>
        </table:table-row>
        <table:table-row table:style-name="ro1">
          <table:table-cell office:value-type="float" office:value="2047" calcext:value-type="float">
            <text:p>2047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51855" calcext:value-type="float">
            <text:p>1502462351855</text:p>
          </table:table-cell>
          <table:table-cell office:value-type="float" office:value="1502462351858" calcext:value-type="float">
            <text:p>1502462351858</text:p>
          </table:table-cell>
          <table:table-cell/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51858" calcext:value-type="float">
            <text:p>1502462351858</text:p>
          </table:table-cell>
          <table:table-cell office:value-type="float" office:value="1502462351861" calcext:value-type="float">
            <text:p>1502462351861</text:p>
          </table:table-cell>
          <table:table-cell/>
        </table:table-row>
        <table:table-row table:style-name="ro1">
          <table:table-cell office:value-type="float" office:value="2049" calcext:value-type="float">
            <text:p>2049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51861" calcext:value-type="float">
            <text:p>1502462351861</text:p>
          </table:table-cell>
          <table:table-cell office:value-type="float" office:value="1502462351864" calcext:value-type="float">
            <text:p>1502462351864</text:p>
          </table:table-cell>
          <table:table-cell/>
        </table:table-row>
        <table:table-row table:style-name="ro1">
          <table:table-cell office:value-type="float" office:value="2050" calcext:value-type="float">
            <text:p>2050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51864" calcext:value-type="float">
            <text:p>1502462351864</text:p>
          </table:table-cell>
          <table:table-cell office:value-type="float" office:value="1502462351867" calcext:value-type="float">
            <text:p>1502462351867</text:p>
          </table:table-cell>
          <table:table-cell/>
        </table:table-row>
        <table:table-row table:style-name="ro1">
          <table:table-cell office:value-type="float" office:value="2051" calcext:value-type="float">
            <text:p>2051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51867" calcext:value-type="float">
            <text:p>1502462351867</text:p>
          </table:table-cell>
          <table:table-cell office:value-type="float" office:value="1502462351870" calcext:value-type="float">
            <text:p>1502462351870</text:p>
          </table:table-cell>
          <table:table-cell/>
        </table:table-row>
        <table:table-row table:style-name="ro1">
          <table:table-cell office:value-type="float" office:value="2052" calcext:value-type="float">
            <text:p>2052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51870" calcext:value-type="float">
            <text:p>1502462351870</text:p>
          </table:table-cell>
          <table:table-cell office:value-type="float" office:value="1502462351873" calcext:value-type="float">
            <text:p>1502462351873</text:p>
          </table:table-cell>
          <table:table-cell/>
        </table:table-row>
        <table:table-row table:style-name="ro1">
          <table:table-cell office:value-type="float" office:value="2053" calcext:value-type="float">
            <text:p>2053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51873" calcext:value-type="float">
            <text:p>1502462351873</text:p>
          </table:table-cell>
          <table:table-cell office:value-type="float" office:value="1502462351876" calcext:value-type="float">
            <text:p>1502462351876</text:p>
          </table:table-cell>
          <table:table-cell/>
        </table:table-row>
        <table:table-row table:style-name="ro1">
          <table:table-cell office:value-type="float" office:value="2054" calcext:value-type="float">
            <text:p>2054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51876" calcext:value-type="float">
            <text:p>1502462351876</text:p>
          </table:table-cell>
          <table:table-cell office:value-type="float" office:value="1502462351877" calcext:value-type="float">
            <text:p>1502462351877</text:p>
          </table:table-cell>
          <table:table-cell office:value-type="float" office:value="1502462351879" calcext:value-type="float">
            <text:p>1502462351879</text:p>
          </table:table-cell>
          <table:table-cell/>
        </table:table-row>
        <table:table-row table:style-name="ro1">
          <table:table-cell office:value-type="float" office:value="2055" calcext:value-type="float">
            <text:p>2055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51879" calcext:value-type="float">
            <text:p>1502462351879</text:p>
          </table:table-cell>
          <table:table-cell office:value-type="float" office:value="1502462351880" calcext:value-type="float">
            <text:p>1502462351880</text:p>
          </table:table-cell>
          <table:table-cell office:value-type="float" office:value="1502462351882" calcext:value-type="float">
            <text:p>1502462351882</text:p>
          </table:table-cell>
          <table:table-cell/>
        </table:table-row>
        <table:table-row table:style-name="ro1">
          <table:table-cell office:value-type="float" office:value="2056" calcext:value-type="float">
            <text:p>2056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51882" calcext:value-type="float">
            <text:p>1502462351882</text:p>
          </table:table-cell>
          <table:table-cell office:value-type="float" office:value="1502462351883" calcext:value-type="float">
            <text:p>1502462351883</text:p>
          </table:table-cell>
          <table:table-cell office:value-type="float" office:value="1502462351885" calcext:value-type="float">
            <text:p>1502462351885</text:p>
          </table:table-cell>
          <table:table-cell/>
        </table:table-row>
        <table:table-row table:style-name="ro1">
          <table:table-cell office:value-type="float" office:value="2057" calcext:value-type="float">
            <text:p>2057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51885" calcext:value-type="float">
            <text:p>1502462351885</text:p>
          </table:table-cell>
          <table:table-cell office:value-type="float" office:value="1502462351886" calcext:value-type="float">
            <text:p>1502462351886</text:p>
          </table:table-cell>
          <table:table-cell office:value-type="float" office:value="1502462352099" calcext:value-type="float">
            <text:p>1502462352099</text:p>
          </table:table-cell>
          <table:table-cell/>
        </table:table-row>
        <table:table-row table:style-name="ro1">
          <table:table-cell office:value-type="float" office:value="2058" calcext:value-type="float">
            <text:p>2058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52099" calcext:value-type="float">
            <text:p>1502462352099</text:p>
          </table:table-cell>
          <table:table-cell office:value-type="float" office:value="1502462352103" calcext:value-type="float">
            <text:p>1502462352103</text:p>
          </table:table-cell>
          <table:table-cell/>
        </table:table-row>
        <table:table-row table:style-name="ro1">
          <table:table-cell office:value-type="float" office:value="2059" calcext:value-type="float">
            <text:p>2059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52103" calcext:value-type="float">
            <text:p>1502462352103</text:p>
          </table:table-cell>
          <table:table-cell office:value-type="float" office:value="1502462352106" calcext:value-type="float">
            <text:p>1502462352106</text:p>
          </table:table-cell>
          <table:table-cell/>
        </table:table-row>
        <table:table-row table:style-name="ro1">
          <table:table-cell office:value-type="float" office:value="2060" calcext:value-type="float">
            <text:p>2060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52106" calcext:value-type="float">
            <text:p>1502462352106</text:p>
          </table:table-cell>
          <table:table-cell office:value-type="float" office:value="1502462352109" calcext:value-type="float">
            <text:p>1502462352109</text:p>
          </table:table-cell>
          <table:table-cell/>
        </table:table-row>
        <table:table-row table:style-name="ro1">
          <table:table-cell office:value-type="float" office:value="2061" calcext:value-type="float">
            <text:p>2061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52109" calcext:value-type="float">
            <text:p>1502462352109</text:p>
          </table:table-cell>
          <table:table-cell office:value-type="float" office:value="1502462352112" calcext:value-type="float">
            <text:p>1502462352112</text:p>
          </table:table-cell>
          <table:table-cell/>
        </table:table-row>
        <table:table-row table:style-name="ro1">
          <table:table-cell office:value-type="float" office:value="2062" calcext:value-type="float">
            <text:p>2062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52112" calcext:value-type="float">
            <text:p>1502462352112</text:p>
          </table:table-cell>
          <table:table-cell office:value-type="float" office:value="1502462352115" calcext:value-type="float">
            <text:p>1502462352115</text:p>
          </table:table-cell>
          <table:table-cell/>
        </table:table-row>
        <table:table-row table:style-name="ro1">
          <table:table-cell office:value-type="float" office:value="2063" calcext:value-type="float">
            <text:p>2063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52115" calcext:value-type="float">
            <text:p>1502462352115</text:p>
          </table:table-cell>
          <table:table-cell office:value-type="float" office:value="1502462352118" calcext:value-type="float">
            <text:p>1502462352118</text:p>
          </table:table-cell>
          <table:table-cell/>
        </table:table-row>
        <table:table-row table:style-name="ro1">
          <table:table-cell office:value-type="float" office:value="2064" calcext:value-type="float">
            <text:p>2064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52118" calcext:value-type="float">
            <text:p>1502462352118</text:p>
          </table:table-cell>
          <table:table-cell office:value-type="float" office:value="1502462352119" calcext:value-type="float">
            <text:p>1502462352119</text:p>
          </table:table-cell>
          <table:table-cell office:value-type="float" office:value="1502462352121" calcext:value-type="float">
            <text:p>1502462352121</text:p>
          </table:table-cell>
          <table:table-cell/>
        </table:table-row>
        <table:table-row table:style-name="ro1">
          <table:table-cell office:value-type="float" office:value="2065" calcext:value-type="float">
            <text:p>2065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52121" calcext:value-type="float">
            <text:p>1502462352121</text:p>
          </table:table-cell>
          <table:table-cell office:value-type="float" office:value="1502462352122" calcext:value-type="float">
            <text:p>1502462352122</text:p>
          </table:table-cell>
          <table:table-cell office:value-type="float" office:value="1502462352124" calcext:value-type="float">
            <text:p>1502462352124</text:p>
          </table:table-cell>
          <table:table-cell/>
        </table:table-row>
        <table:table-row table:style-name="ro1">
          <table:table-cell office:value-type="float" office:value="2066" calcext:value-type="float">
            <text:p>2066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52124" calcext:value-type="float">
            <text:p>1502462352124</text:p>
          </table:table-cell>
          <table:table-cell office:value-type="float" office:value="1502462352125" calcext:value-type="float">
            <text:p>1502462352125</text:p>
          </table:table-cell>
          <table:table-cell office:value-type="float" office:value="1502462352127" calcext:value-type="float">
            <text:p>1502462352127</text:p>
          </table:table-cell>
          <table:table-cell/>
        </table:table-row>
        <table:table-row table:style-name="ro1">
          <table:table-cell office:value-type="float" office:value="2067" calcext:value-type="float">
            <text:p>2067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52127" calcext:value-type="float">
            <text:p>1502462352127</text:p>
          </table:table-cell>
          <table:table-cell office:value-type="float" office:value="1502462352128" calcext:value-type="float">
            <text:p>1502462352128</text:p>
          </table:table-cell>
          <table:table-cell office:value-type="float" office:value="1502462352130" calcext:value-type="float">
            <text:p>1502462352130</text:p>
          </table:table-cell>
          <table:table-cell/>
        </table:table-row>
        <table:table-row table:style-name="ro1">
          <table:table-cell office:value-type="float" office:value="2068" calcext:value-type="float">
            <text:p>2068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52130" calcext:value-type="float">
            <text:p>1502462352130</text:p>
          </table:table-cell>
          <table:table-cell office:value-type="float" office:value="1502462352131" calcext:value-type="float">
            <text:p>1502462352131</text:p>
          </table:table-cell>
          <table:table-cell office:value-type="float" office:value="1502462352134" calcext:value-type="float">
            <text:p>1502462352134</text:p>
          </table:table-cell>
          <table:table-cell/>
        </table:table-row>
        <table:table-row table:style-name="ro1">
          <table:table-cell office:value-type="float" office:value="2069" calcext:value-type="float">
            <text:p>2069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52134" calcext:value-type="float">
            <text:p>1502462352134</text:p>
          </table:table-cell>
          <table:table-cell office:value-type="float" office:value="1502462352137" calcext:value-type="float">
            <text:p>1502462352137</text:p>
          </table:table-cell>
          <table:table-cell/>
        </table:table-row>
        <table:table-row table:style-name="ro1">
          <table:table-cell office:value-type="float" office:value="2070" calcext:value-type="float">
            <text:p>2070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52137" calcext:value-type="float">
            <text:p>1502462352137</text:p>
          </table:table-cell>
          <table:table-cell office:value-type="float" office:value="1502462352140" calcext:value-type="float">
            <text:p>1502462352140</text:p>
          </table:table-cell>
          <table:table-cell/>
        </table:table-row>
        <table:table-row table:style-name="ro1">
          <table:table-cell office:value-type="float" office:value="2071" calcext:value-type="float">
            <text:p>2071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52140" calcext:value-type="float">
            <text:p>1502462352140</text:p>
          </table:table-cell>
          <table:table-cell office:value-type="float" office:value="1502462352143" calcext:value-type="float">
            <text:p>1502462352143</text:p>
          </table:table-cell>
          <table:table-cell/>
        </table:table-row>
        <table:table-row table:style-name="ro1">
          <table:table-cell office:value-type="float" office:value="2072" calcext:value-type="float">
            <text:p>2072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52143" calcext:value-type="float">
            <text:p>1502462352143</text:p>
          </table:table-cell>
          <table:table-cell office:value-type="float" office:value="1502462352146" calcext:value-type="float">
            <text:p>1502462352146</text:p>
          </table:table-cell>
          <table:table-cell/>
        </table:table-row>
        <table:table-row table:style-name="ro1">
          <table:table-cell office:value-type="float" office:value="2073" calcext:value-type="float">
            <text:p>2073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52146" calcext:value-type="float">
            <text:p>1502462352146</text:p>
          </table:table-cell>
          <table:table-cell office:value-type="float" office:value="1502462352150" calcext:value-type="float">
            <text:p>1502462352150</text:p>
          </table:table-cell>
          <table:table-cell/>
        </table:table-row>
        <table:table-row table:style-name="ro1">
          <table:table-cell office:value-type="float" office:value="2074" calcext:value-type="float">
            <text:p>2074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52150" calcext:value-type="float">
            <text:p>1502462352150</text:p>
          </table:table-cell>
          <table:table-cell office:value-type="float" office:value="1502462352153" calcext:value-type="float">
            <text:p>1502462352153</text:p>
          </table:table-cell>
          <table:table-cell/>
        </table:table-row>
        <table:table-row table:style-name="ro1">
          <table:table-cell office:value-type="float" office:value="2075" calcext:value-type="float">
            <text:p>2075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52153" calcext:value-type="float">
            <text:p>1502462352153</text:p>
          </table:table-cell>
          <table:table-cell office:value-type="float" office:value="1502462352156" calcext:value-type="float">
            <text:p>1502462352156</text:p>
          </table:table-cell>
          <table:table-cell/>
        </table:table-row>
        <table:table-row table:style-name="ro1">
          <table:table-cell office:value-type="float" office:value="2076" calcext:value-type="float">
            <text:p>2076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52156" calcext:value-type="float">
            <text:p>1502462352156</text:p>
          </table:table-cell>
          <table:table-cell office:value-type="float" office:value="1502462352159" calcext:value-type="float">
            <text:p>1502462352159</text:p>
          </table:table-cell>
          <table:table-cell/>
        </table:table-row>
        <table:table-row table:style-name="ro1">
          <table:table-cell office:value-type="float" office:value="2077" calcext:value-type="float">
            <text:p>2077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52159" calcext:value-type="float">
            <text:p>1502462352159</text:p>
          </table:table-cell>
          <table:table-cell office:value-type="float" office:value="1502462352162" calcext:value-type="float">
            <text:p>1502462352162</text:p>
          </table:table-cell>
          <table:table-cell/>
        </table:table-row>
        <table:table-row table:style-name="ro1">
          <table:table-cell office:value-type="float" office:value="2078" calcext:value-type="float">
            <text:p>2078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52162" calcext:value-type="float">
            <text:p>1502462352162</text:p>
          </table:table-cell>
          <table:table-cell office:value-type="float" office:value="1502462352165" calcext:value-type="float">
            <text:p>1502462352165</text:p>
          </table:table-cell>
          <table:table-cell/>
        </table:table-row>
        <table:table-row table:style-name="ro1">
          <table:table-cell office:value-type="float" office:value="2079" calcext:value-type="float">
            <text:p>2079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52165" calcext:value-type="float">
            <text:p>1502462352165</text:p>
          </table:table-cell>
          <table:table-cell office:value-type="float" office:value="1502462352168" calcext:value-type="float">
            <text:p>1502462352168</text:p>
          </table:table-cell>
          <table:table-cell/>
        </table:table-row>
        <table:table-row table:style-name="ro1">
          <table:table-cell office:value-type="float" office:value="2080" calcext:value-type="float">
            <text:p>2080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52168" calcext:value-type="float">
            <text:p>1502462352168</text:p>
          </table:table-cell>
          <table:table-cell office:value-type="float" office:value="1502462352171" calcext:value-type="float">
            <text:p>1502462352171</text:p>
          </table:table-cell>
          <table:table-cell/>
        </table:table-row>
        <table:table-row table:style-name="ro1">
          <table:table-cell office:value-type="float" office:value="2081" calcext:value-type="float">
            <text:p>2081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52171" calcext:value-type="float">
            <text:p>1502462352171</text:p>
          </table:table-cell>
          <table:table-cell office:value-type="float" office:value="1502462352389" calcext:value-type="float">
            <text:p>1502462352389</text:p>
          </table:table-cell>
          <table:table-cell/>
        </table:table-row>
        <table:table-row table:style-name="ro1">
          <table:table-cell office:value-type="float" office:value="2082" calcext:value-type="float">
            <text:p>2082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52389" calcext:value-type="float">
            <text:p>1502462352389</text:p>
          </table:table-cell>
          <table:table-cell office:value-type="float" office:value="1502462352392" calcext:value-type="float">
            <text:p>1502462352392</text:p>
          </table:table-cell>
          <table:table-cell/>
        </table:table-row>
        <table:table-row table:style-name="ro1">
          <table:table-cell office:value-type="float" office:value="2083" calcext:value-type="float">
            <text:p>2083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52392" calcext:value-type="float">
            <text:p>1502462352392</text:p>
          </table:table-cell>
          <table:table-cell office:value-type="float" office:value="1502462352395" calcext:value-type="float">
            <text:p>1502462352395</text:p>
          </table:table-cell>
          <table:table-cell/>
        </table:table-row>
        <table:table-row table:style-name="ro1">
          <table:table-cell office:value-type="float" office:value="2084" calcext:value-type="float">
            <text:p>2084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52395" calcext:value-type="float">
            <text:p>1502462352395</text:p>
          </table:table-cell>
          <table:table-cell office:value-type="float" office:value="1502462352398" calcext:value-type="float">
            <text:p>1502462352398</text:p>
          </table:table-cell>
          <table:table-cell/>
        </table:table-row>
        <table:table-row table:style-name="ro1">
          <table:table-cell office:value-type="float" office:value="2085" calcext:value-type="float">
            <text:p>2085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52398" calcext:value-type="float">
            <text:p>1502462352398</text:p>
          </table:table-cell>
          <table:table-cell office:value-type="float" office:value="1502462352401" calcext:value-type="float">
            <text:p>1502462352401</text:p>
          </table:table-cell>
          <table:table-cell/>
        </table:table-row>
        <table:table-row table:style-name="ro1">
          <table:table-cell office:value-type="float" office:value="2086" calcext:value-type="float">
            <text:p>2086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52401" calcext:value-type="float">
            <text:p>1502462352401</text:p>
          </table:table-cell>
          <table:table-cell office:value-type="float" office:value="1502462352404" calcext:value-type="float">
            <text:p>1502462352404</text:p>
          </table:table-cell>
          <table:table-cell/>
        </table:table-row>
        <table:table-row table:style-name="ro1">
          <table:table-cell office:value-type="float" office:value="2087" calcext:value-type="float">
            <text:p>2087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52404" calcext:value-type="float">
            <text:p>1502462352404</text:p>
          </table:table-cell>
          <table:table-cell office:value-type="float" office:value="1502462352407" calcext:value-type="float">
            <text:p>1502462352407</text:p>
          </table:table-cell>
          <table:table-cell/>
        </table:table-row>
        <table:table-row table:style-name="ro1">
          <table:table-cell office:value-type="float" office:value="2088" calcext:value-type="float">
            <text:p>2088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52407" calcext:value-type="float">
            <text:p>1502462352407</text:p>
          </table:table-cell>
          <table:table-cell office:value-type="float" office:value="1502462352410" calcext:value-type="float">
            <text:p>1502462352410</text:p>
          </table:table-cell>
          <table:table-cell/>
        </table:table-row>
        <table:table-row table:style-name="ro1">
          <table:table-cell office:value-type="float" office:value="2089" calcext:value-type="float">
            <text:p>2089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52410" calcext:value-type="float">
            <text:p>1502462352410</text:p>
          </table:table-cell>
          <table:table-cell office:value-type="float" office:value="1502462352413" calcext:value-type="float">
            <text:p>1502462352413</text:p>
          </table:table-cell>
          <table:table-cell/>
        </table:table-row>
        <table:table-row table:style-name="ro1">
          <table:table-cell office:value-type="float" office:value="2090" calcext:value-type="float">
            <text:p>2090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52413" calcext:value-type="float">
            <text:p>1502462352413</text:p>
          </table:table-cell>
          <table:table-cell office:value-type="float" office:value="1502462352416" calcext:value-type="float">
            <text:p>1502462352416</text:p>
          </table:table-cell>
          <table:table-cell/>
        </table:table-row>
        <table:table-row table:style-name="ro1">
          <table:table-cell office:value-type="float" office:value="2091" calcext:value-type="float">
            <text:p>2091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52416" calcext:value-type="float">
            <text:p>1502462352416</text:p>
          </table:table-cell>
          <table:table-cell office:value-type="float" office:value="1502462352419" calcext:value-type="float">
            <text:p>1502462352419</text:p>
          </table:table-cell>
          <table:table-cell/>
        </table:table-row>
        <table:table-row table:style-name="ro1">
          <table:table-cell office:value-type="float" office:value="2092" calcext:value-type="float">
            <text:p>2092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52419" calcext:value-type="float">
            <text:p>1502462352419</text:p>
          </table:table-cell>
          <table:table-cell office:value-type="float" office:value="1502462352422" calcext:value-type="float">
            <text:p>1502462352422</text:p>
          </table:table-cell>
          <table:table-cell/>
        </table:table-row>
        <table:table-row table:style-name="ro1">
          <table:table-cell office:value-type="float" office:value="2093" calcext:value-type="float">
            <text:p>2093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52422" calcext:value-type="float">
            <text:p>1502462352422</text:p>
          </table:table-cell>
          <table:table-cell office:value-type="float" office:value="1502462352425" calcext:value-type="float">
            <text:p>1502462352425</text:p>
          </table:table-cell>
          <table:table-cell/>
        </table:table-row>
        <table:table-row table:style-name="ro1">
          <table:table-cell office:value-type="float" office:value="2094" calcext:value-type="float">
            <text:p>2094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52425" calcext:value-type="float">
            <text:p>1502462352425</text:p>
          </table:table-cell>
          <table:table-cell office:value-type="float" office:value="1502462352428" calcext:value-type="float">
            <text:p>1502462352428</text:p>
          </table:table-cell>
          <table:table-cell/>
        </table:table-row>
        <table:table-row table:style-name="ro1">
          <table:table-cell office:value-type="float" office:value="2095" calcext:value-type="float">
            <text:p>2095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52428" calcext:value-type="float">
            <text:p>1502462352428</text:p>
          </table:table-cell>
          <table:table-cell office:value-type="float" office:value="1502462352648" calcext:value-type="float">
            <text:p>1502462352648</text:p>
          </table:table-cell>
          <table:table-cell/>
        </table:table-row>
        <table:table-row table:style-name="ro1">
          <table:table-cell office:value-type="float" office:value="2096" calcext:value-type="float">
            <text:p>2096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52648" calcext:value-type="float">
            <text:p>1502462352648</text:p>
          </table:table-cell>
          <table:table-cell office:value-type="float" office:value="1502462352652" calcext:value-type="float">
            <text:p>1502462352652</text:p>
          </table:table-cell>
          <table:table-cell/>
        </table:table-row>
        <table:table-row table:style-name="ro1">
          <table:table-cell office:value-type="float" office:value="2097" calcext:value-type="float">
            <text:p>2097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52652" calcext:value-type="float">
            <text:p>1502462352652</text:p>
          </table:table-cell>
          <table:table-cell office:value-type="float" office:value="1502462352653" calcext:value-type="float">
            <text:p>1502462352653</text:p>
          </table:table-cell>
          <table:table-cell office:value-type="float" office:value="1502462352657" calcext:value-type="float">
            <text:p>1502462352657</text:p>
          </table:table-cell>
          <table:table-cell/>
        </table:table-row>
        <table:table-row table:style-name="ro1">
          <table:table-cell office:value-type="float" office:value="2098" calcext:value-type="float">
            <text:p>2098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52657" calcext:value-type="float">
            <text:p>1502462352657</text:p>
          </table:table-cell>
          <table:table-cell office:value-type="float" office:value="1502462352661" calcext:value-type="float">
            <text:p>1502462352661</text:p>
          </table:table-cell>
          <table:table-cell/>
        </table:table-row>
        <table:table-row table:style-name="ro1">
          <table:table-cell office:value-type="float" office:value="2099" calcext:value-type="float">
            <text:p>2099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52661" calcext:value-type="float">
            <text:p>1502462352661</text:p>
          </table:table-cell>
          <table:table-cell office:value-type="float" office:value="1502462352662" calcext:value-type="float">
            <text:p>1502462352662</text:p>
          </table:table-cell>
          <table:table-cell office:value-type="float" office:value="1502462352666" calcext:value-type="float">
            <text:p>1502462352666</text:p>
          </table:table-cell>
          <table:table-cell/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52666" calcext:value-type="float">
            <text:p>1502462352666</text:p>
          </table:table-cell>
          <table:table-cell office:value-type="float" office:value="1502462352670" calcext:value-type="float">
            <text:p>1502462352670</text:p>
          </table:table-cell>
          <table:table-cell/>
        </table:table-row>
        <table:table-row table:style-name="ro1">
          <table:table-cell office:value-type="float" office:value="2101" calcext:value-type="float">
            <text:p>2101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52670" calcext:value-type="float">
            <text:p>1502462352670</text:p>
          </table:table-cell>
          <table:table-cell office:value-type="float" office:value="1502462352671" calcext:value-type="float">
            <text:p>1502462352671</text:p>
          </table:table-cell>
          <table:table-cell office:value-type="float" office:value="1502462352674" calcext:value-type="float">
            <text:p>1502462352674</text:p>
          </table:table-cell>
          <table:table-cell/>
        </table:table-row>
        <table:table-row table:style-name="ro1">
          <table:table-cell office:value-type="float" office:value="2102" calcext:value-type="float">
            <text:p>2102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52675" calcext:value-type="float">
            <text:p>1502462352675</text:p>
          </table:table-cell>
          <table:table-cell office:value-type="float" office:value="1502462352679" calcext:value-type="float">
            <text:p>1502462352679</text:p>
          </table:table-cell>
          <table:table-cell/>
        </table:table-row>
        <table:table-row table:style-name="ro1">
          <table:table-cell office:value-type="float" office:value="2103" calcext:value-type="float">
            <text:p>2103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52680" calcext:value-type="float">
            <text:p>1502462352680</text:p>
          </table:table-cell>
          <table:table-cell office:value-type="float" office:value="1502462352684" calcext:value-type="float">
            <text:p>1502462352684</text:p>
          </table:table-cell>
          <table:table-cell/>
        </table:table-row>
        <table:table-row table:style-name="ro1">
          <table:table-cell office:value-type="float" office:value="2104" calcext:value-type="float">
            <text:p>2104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52684" calcext:value-type="float">
            <text:p>1502462352684</text:p>
          </table:table-cell>
          <table:table-cell office:value-type="float" office:value="1502462352688" calcext:value-type="float">
            <text:p>1502462352688</text:p>
          </table:table-cell>
          <table:table-cell/>
        </table:table-row>
        <table:table-row table:style-name="ro1">
          <table:table-cell office:value-type="float" office:value="2105" calcext:value-type="float">
            <text:p>2105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52688" calcext:value-type="float">
            <text:p>1502462352688</text:p>
          </table:table-cell>
          <table:table-cell office:value-type="float" office:value="1502462352689" calcext:value-type="float">
            <text:p>1502462352689</text:p>
          </table:table-cell>
          <table:table-cell office:value-type="float" office:value="1502462352693" calcext:value-type="float">
            <text:p>1502462352693</text:p>
          </table:table-cell>
          <table:table-cell/>
        </table:table-row>
        <table:table-row table:style-name="ro1">
          <table:table-cell office:value-type="float" office:value="2106" calcext:value-type="float">
            <text:p>2106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52693" calcext:value-type="float">
            <text:p>1502462352693</text:p>
          </table:table-cell>
          <table:table-cell office:value-type="float" office:value="1502462352697" calcext:value-type="float">
            <text:p>1502462352697</text:p>
          </table:table-cell>
          <table:table-cell/>
        </table:table-row>
        <table:table-row table:style-name="ro1">
          <table:table-cell office:value-type="float" office:value="2107" calcext:value-type="float">
            <text:p>2107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52697" calcext:value-type="float">
            <text:p>1502462352697</text:p>
          </table:table-cell>
          <table:table-cell office:value-type="float" office:value="1502462352698" calcext:value-type="float">
            <text:p>1502462352698</text:p>
          </table:table-cell>
          <table:table-cell office:value-type="float" office:value="1502462352703" calcext:value-type="float">
            <text:p>1502462352703</text:p>
          </table:table-cell>
          <table:table-cell/>
        </table:table-row>
        <table:table-row table:style-name="ro1">
          <table:table-cell office:value-type="float" office:value="2108" calcext:value-type="float">
            <text:p>2108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52703" calcext:value-type="float">
            <text:p>1502462352703</text:p>
          </table:table-cell>
          <table:table-cell office:value-type="float" office:value="1502462352707" calcext:value-type="float">
            <text:p>1502462352707</text:p>
          </table:table-cell>
          <table:table-cell/>
        </table:table-row>
        <table:table-row table:style-name="ro1">
          <table:table-cell office:value-type="float" office:value="2109" calcext:value-type="float">
            <text:p>2109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52707" calcext:value-type="float">
            <text:p>1502462352707</text:p>
          </table:table-cell>
          <table:table-cell office:value-type="float" office:value="1502462352708" calcext:value-type="float">
            <text:p>1502462352708</text:p>
          </table:table-cell>
          <table:table-cell office:value-type="float" office:value="1502462352712" calcext:value-type="float">
            <text:p>1502462352712</text:p>
          </table:table-cell>
          <table:table-cell/>
        </table:table-row>
        <table:table-row table:style-name="ro1">
          <table:table-cell office:value-type="float" office:value="2110" calcext:value-type="float">
            <text:p>2110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52712" calcext:value-type="float">
            <text:p>1502462352712</text:p>
          </table:table-cell>
          <table:table-cell office:value-type="float" office:value="1502462352713" calcext:value-type="float">
            <text:p>1502462352713</text:p>
          </table:table-cell>
          <table:table-cell office:value-type="float" office:value="1502462352930" calcext:value-type="float">
            <text:p>1502462352930</text:p>
          </table:table-cell>
          <table:table-cell/>
        </table:table-row>
        <table:table-row table:style-name="ro1">
          <table:table-cell office:value-type="float" office:value="2111" calcext:value-type="float">
            <text:p>2111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52930" calcext:value-type="float">
            <text:p>1502462352930</text:p>
          </table:table-cell>
          <table:table-cell office:value-type="float" office:value="1502462352931" calcext:value-type="float">
            <text:p>1502462352931</text:p>
          </table:table-cell>
          <table:table-cell office:value-type="float" office:value="1502462352935" calcext:value-type="float">
            <text:p>1502462352935</text:p>
          </table:table-cell>
          <table:table-cell/>
        </table:table-row>
        <table:table-row table:style-name="ro1">
          <table:table-cell office:value-type="float" office:value="2112" calcext:value-type="float">
            <text:p>2112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52935" calcext:value-type="float">
            <text:p>1502462352935</text:p>
          </table:table-cell>
          <table:table-cell office:value-type="float" office:value="1502462352939" calcext:value-type="float">
            <text:p>1502462352939</text:p>
          </table:table-cell>
          <table:table-cell/>
        </table:table-row>
        <table:table-row table:style-name="ro1">
          <table:table-cell office:value-type="float" office:value="2113" calcext:value-type="float">
            <text:p>2113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52939" calcext:value-type="float">
            <text:p>1502462352939</text:p>
          </table:table-cell>
          <table:table-cell office:value-type="float" office:value="1502462352943" calcext:value-type="float">
            <text:p>1502462352943</text:p>
          </table:table-cell>
          <table:table-cell/>
        </table:table-row>
        <table:table-row table:style-name="ro1">
          <table:table-cell office:value-type="float" office:value="2114" calcext:value-type="float">
            <text:p>2114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52943" calcext:value-type="float">
            <text:p>1502462352943</text:p>
          </table:table-cell>
          <table:table-cell office:value-type="float" office:value="1502462352947" calcext:value-type="float">
            <text:p>1502462352947</text:p>
          </table:table-cell>
          <table:table-cell/>
        </table:table-row>
        <table:table-row table:style-name="ro1">
          <table:table-cell office:value-type="float" office:value="2115" calcext:value-type="float">
            <text:p>2115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52947" calcext:value-type="float">
            <text:p>1502462352947</text:p>
          </table:table-cell>
          <table:table-cell office:value-type="float" office:value="1502462352948" calcext:value-type="float">
            <text:p>1502462352948</text:p>
          </table:table-cell>
          <table:table-cell office:value-type="float" office:value="1502462352951" calcext:value-type="float">
            <text:p>1502462352951</text:p>
          </table:table-cell>
          <table:table-cell/>
        </table:table-row>
        <table:table-row table:style-name="ro1">
          <table:table-cell office:value-type="float" office:value="2116" calcext:value-type="float">
            <text:p>2116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52951" calcext:value-type="float">
            <text:p>1502462352951</text:p>
          </table:table-cell>
          <table:table-cell office:value-type="float" office:value="1502462352952" calcext:value-type="float">
            <text:p>1502462352952</text:p>
          </table:table-cell>
          <table:table-cell office:value-type="float" office:value="1502462353170" calcext:value-type="float">
            <text:p>1502462353170</text:p>
          </table:table-cell>
          <table:table-cell/>
        </table:table-row>
        <table:table-row table:style-name="ro1">
          <table:table-cell office:value-type="float" office:value="2117" calcext:value-type="float">
            <text:p>2117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53170" calcext:value-type="float">
            <text:p>1502462353170</text:p>
          </table:table-cell>
          <table:table-cell office:value-type="float" office:value="1502462353174" calcext:value-type="float">
            <text:p>1502462353174</text:p>
          </table:table-cell>
          <table:table-cell/>
        </table:table-row>
        <table:table-row table:style-name="ro1">
          <table:table-cell office:value-type="float" office:value="2118" calcext:value-type="float">
            <text:p>2118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53174" calcext:value-type="float">
            <text:p>1502462353174</text:p>
          </table:table-cell>
          <table:table-cell office:value-type="float" office:value="1502462353175" calcext:value-type="float">
            <text:p>1502462353175</text:p>
          </table:table-cell>
          <table:table-cell office:value-type="float" office:value="1502462353179" calcext:value-type="float">
            <text:p>1502462353179</text:p>
          </table:table-cell>
          <table:table-cell/>
        </table:table-row>
        <table:table-row table:style-name="ro1">
          <table:table-cell office:value-type="float" office:value="2119" calcext:value-type="float">
            <text:p>2119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53179" calcext:value-type="float">
            <text:p>1502462353179</text:p>
          </table:table-cell>
          <table:table-cell office:value-type="float" office:value="1502462353183" calcext:value-type="float">
            <text:p>1502462353183</text:p>
          </table:table-cell>
          <table:table-cell/>
        </table:table-row>
        <table:table-row table:style-name="ro1">
          <table:table-cell office:value-type="float" office:value="2120" calcext:value-type="float">
            <text:p>2120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53183" calcext:value-type="float">
            <text:p>1502462353183</text:p>
          </table:table-cell>
          <table:table-cell office:value-type="float" office:value="1502462353187" calcext:value-type="float">
            <text:p>1502462353187</text:p>
          </table:table-cell>
          <table:table-cell/>
        </table:table-row>
        <table:table-row table:style-name="ro1">
          <table:table-cell office:value-type="float" office:value="2121" calcext:value-type="float">
            <text:p>2121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53187" calcext:value-type="float">
            <text:p>1502462353187</text:p>
          </table:table-cell>
          <table:table-cell office:value-type="float" office:value="1502462353191" calcext:value-type="float">
            <text:p>1502462353191</text:p>
          </table:table-cell>
          <table:table-cell/>
        </table:table-row>
        <table:table-row table:style-name="ro1">
          <table:table-cell office:value-type="float" office:value="2122" calcext:value-type="float">
            <text:p>2122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53191" calcext:value-type="float">
            <text:p>1502462353191</text:p>
          </table:table-cell>
          <table:table-cell office:value-type="float" office:value="1502462353192" calcext:value-type="float">
            <text:p>1502462353192</text:p>
          </table:table-cell>
          <table:table-cell office:value-type="float" office:value="1502462353195" calcext:value-type="float">
            <text:p>1502462353195</text:p>
          </table:table-cell>
          <table:table-cell/>
        </table:table-row>
        <table:table-row table:style-name="ro1">
          <table:table-cell office:value-type="float" office:value="2123" calcext:value-type="float">
            <text:p>2123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53195" calcext:value-type="float">
            <text:p>1502462353195</text:p>
          </table:table-cell>
          <table:table-cell office:value-type="float" office:value="1502462353196" calcext:value-type="float">
            <text:p>1502462353196</text:p>
          </table:table-cell>
          <table:table-cell office:value-type="float" office:value="1502462353420" calcext:value-type="float">
            <text:p>1502462353420</text:p>
          </table:table-cell>
          <table:table-cell/>
        </table:table-row>
        <table:table-row table:style-name="ro1">
          <table:table-cell office:value-type="float" office:value="2124" calcext:value-type="float">
            <text:p>2124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53420" calcext:value-type="float">
            <text:p>1502462353420</text:p>
          </table:table-cell>
          <table:table-cell office:value-type="float" office:value="1502462353423" calcext:value-type="float">
            <text:p>1502462353423</text:p>
          </table:table-cell>
          <table:table-cell/>
        </table:table-row>
        <table:table-row table:style-name="ro1">
          <table:table-cell office:value-type="float" office:value="2125" calcext:value-type="float">
            <text:p>2125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53423" calcext:value-type="float">
            <text:p>1502462353423</text:p>
          </table:table-cell>
          <table:table-cell office:value-type="float" office:value="1502462353424" calcext:value-type="float">
            <text:p>1502462353424</text:p>
          </table:table-cell>
          <table:table-cell office:value-type="float" office:value="1502462353427" calcext:value-type="float">
            <text:p>1502462353427</text:p>
          </table:table-cell>
          <table:table-cell/>
        </table:table-row>
        <table:table-row table:style-name="ro1">
          <table:table-cell office:value-type="float" office:value="2126" calcext:value-type="float">
            <text:p>2126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53427" calcext:value-type="float">
            <text:p>1502462353427</text:p>
          </table:table-cell>
          <table:table-cell office:value-type="float" office:value="1502462353428" calcext:value-type="float">
            <text:p>1502462353428</text:p>
          </table:table-cell>
          <table:table-cell office:value-type="float" office:value="1502462353432" calcext:value-type="float">
            <text:p>1502462353432</text:p>
          </table:table-cell>
          <table:table-cell/>
        </table:table-row>
        <table:table-row table:style-name="ro1">
          <table:table-cell office:value-type="float" office:value="2127" calcext:value-type="float">
            <text:p>2127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53432" calcext:value-type="float">
            <text:p>1502462353432</text:p>
          </table:table-cell>
          <table:table-cell office:value-type="float" office:value="1502462353433" calcext:value-type="float">
            <text:p>1502462353433</text:p>
          </table:table-cell>
          <table:table-cell office:value-type="float" office:value="1502462353437" calcext:value-type="float">
            <text:p>1502462353437</text:p>
          </table:table-cell>
          <table:table-cell/>
        </table:table-row>
        <table:table-row table:style-name="ro1">
          <table:table-cell office:value-type="float" office:value="2128" calcext:value-type="float">
            <text:p>2128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53437" calcext:value-type="float">
            <text:p>1502462353437</text:p>
          </table:table-cell>
          <table:table-cell office:value-type="float" office:value="1502462353441" calcext:value-type="float">
            <text:p>1502462353441</text:p>
          </table:table-cell>
          <table:table-cell/>
        </table:table-row>
        <table:table-row table:style-name="ro1">
          <table:table-cell office:value-type="float" office:value="2129" calcext:value-type="float">
            <text:p>2129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53441" calcext:value-type="float">
            <text:p>1502462353441</text:p>
          </table:table-cell>
          <table:table-cell office:value-type="float" office:value="1502462353445" calcext:value-type="float">
            <text:p>1502462353445</text:p>
          </table:table-cell>
          <table:table-cell/>
        </table:table-row>
        <table:table-row table:style-name="ro1">
          <table:table-cell office:value-type="float" office:value="2130" calcext:value-type="float">
            <text:p>2130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53445" calcext:value-type="float">
            <text:p>1502462353445</text:p>
          </table:table-cell>
          <table:table-cell office:value-type="float" office:value="1502462353449" calcext:value-type="float">
            <text:p>1502462353449</text:p>
          </table:table-cell>
          <table:table-cell/>
        </table:table-row>
        <table:table-row table:style-name="ro1">
          <table:table-cell office:value-type="float" office:value="2131" calcext:value-type="float">
            <text:p>2131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53449" calcext:value-type="float">
            <text:p>1502462353449</text:p>
          </table:table-cell>
          <table:table-cell office:value-type="float" office:value="1502462353450" calcext:value-type="float">
            <text:p>1502462353450</text:p>
          </table:table-cell>
          <table:table-cell office:value-type="float" office:value="1502462353453" calcext:value-type="float">
            <text:p>1502462353453</text:p>
          </table:table-cell>
          <table:table-cell/>
        </table:table-row>
        <table:table-row table:style-name="ro1">
          <table:table-cell office:value-type="float" office:value="2132" calcext:value-type="float">
            <text:p>2132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53453" calcext:value-type="float">
            <text:p>1502462353453</text:p>
          </table:table-cell>
          <table:table-cell office:value-type="float" office:value="1502462353669" calcext:value-type="float">
            <text:p>1502462353669</text:p>
          </table:table-cell>
          <table:table-cell/>
        </table:table-row>
        <table:table-row table:style-name="ro1">
          <table:table-cell office:value-type="float" office:value="2133" calcext:value-type="float">
            <text:p>2133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53669" calcext:value-type="float">
            <text:p>1502462353669</text:p>
          </table:table-cell>
          <table:table-cell office:value-type="float" office:value="1502462353672" calcext:value-type="float">
            <text:p>1502462353672</text:p>
          </table:table-cell>
          <table:table-cell/>
        </table:table-row>
        <table:table-row table:style-name="ro1">
          <table:table-cell office:value-type="float" office:value="2134" calcext:value-type="float">
            <text:p>2134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53672" calcext:value-type="float">
            <text:p>1502462353672</text:p>
          </table:table-cell>
          <table:table-cell office:value-type="float" office:value="1502462353675" calcext:value-type="float">
            <text:p>1502462353675</text:p>
          </table:table-cell>
          <table:table-cell/>
        </table:table-row>
        <table:table-row table:style-name="ro1">
          <table:table-cell office:value-type="float" office:value="2135" calcext:value-type="float">
            <text:p>2135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53675" calcext:value-type="float">
            <text:p>1502462353675</text:p>
          </table:table-cell>
          <table:table-cell office:value-type="float" office:value="1502462353678" calcext:value-type="float">
            <text:p>1502462353678</text:p>
          </table:table-cell>
          <table:table-cell/>
        </table:table-row>
        <table:table-row table:style-name="ro1">
          <table:table-cell office:value-type="float" office:value="2136" calcext:value-type="float">
            <text:p>2136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53678" calcext:value-type="float">
            <text:p>1502462353678</text:p>
          </table:table-cell>
          <table:table-cell office:value-type="float" office:value="1502462353681" calcext:value-type="float">
            <text:p>1502462353681</text:p>
          </table:table-cell>
          <table:table-cell/>
        </table:table-row>
        <table:table-row table:style-name="ro1">
          <table:table-cell office:value-type="float" office:value="2137" calcext:value-type="float">
            <text:p>2137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53681" calcext:value-type="float">
            <text:p>1502462353681</text:p>
          </table:table-cell>
          <table:table-cell office:value-type="float" office:value="1502462353684" calcext:value-type="float">
            <text:p>1502462353684</text:p>
          </table:table-cell>
          <table:table-cell/>
        </table:table-row>
        <table:table-row table:style-name="ro1">
          <table:table-cell office:value-type="float" office:value="2138" calcext:value-type="float">
            <text:p>2138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53684" calcext:value-type="float">
            <text:p>1502462353684</text:p>
          </table:table-cell>
          <table:table-cell office:value-type="float" office:value="1502462353687" calcext:value-type="float">
            <text:p>1502462353687</text:p>
          </table:table-cell>
          <table:table-cell/>
        </table:table-row>
        <table:table-row table:style-name="ro1">
          <table:table-cell office:value-type="float" office:value="2139" calcext:value-type="float">
            <text:p>2139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53687" calcext:value-type="float">
            <text:p>1502462353687</text:p>
          </table:table-cell>
          <table:table-cell office:value-type="float" office:value="1502462353690" calcext:value-type="float">
            <text:p>1502462353690</text:p>
          </table:table-cell>
          <table:table-cell/>
        </table:table-row>
        <table:table-row table:style-name="ro1">
          <table:table-cell office:value-type="float" office:value="2140" calcext:value-type="float">
            <text:p>2140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53690" calcext:value-type="float">
            <text:p>1502462353690</text:p>
          </table:table-cell>
          <table:table-cell office:value-type="float" office:value="1502462353693" calcext:value-type="float">
            <text:p>1502462353693</text:p>
          </table:table-cell>
          <table:table-cell/>
        </table:table-row>
        <table:table-row table:style-name="ro1">
          <table:table-cell office:value-type="float" office:value="2141" calcext:value-type="float">
            <text:p>2141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53693" calcext:value-type="float">
            <text:p>1502462353693</text:p>
          </table:table-cell>
          <table:table-cell office:value-type="float" office:value="1502462353696" calcext:value-type="float">
            <text:p>1502462353696</text:p>
          </table:table-cell>
          <table:table-cell/>
        </table:table-row>
        <table:table-row table:style-name="ro1">
          <table:table-cell office:value-type="float" office:value="2142" calcext:value-type="float">
            <text:p>2142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53696" calcext:value-type="float">
            <text:p>1502462353696</text:p>
          </table:table-cell>
          <table:table-cell office:value-type="float" office:value="1502462353699" calcext:value-type="float">
            <text:p>1502462353699</text:p>
          </table:table-cell>
          <table:table-cell/>
        </table:table-row>
        <table:table-row table:style-name="ro1">
          <table:table-cell office:value-type="float" office:value="2143" calcext:value-type="float">
            <text:p>2143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53699" calcext:value-type="float">
            <text:p>1502462353699</text:p>
          </table:table-cell>
          <table:table-cell office:value-type="float" office:value="1502462353702" calcext:value-type="float">
            <text:p>1502462353702</text:p>
          </table:table-cell>
          <table:table-cell/>
        </table:table-row>
        <table:table-row table:style-name="ro1">
          <table:table-cell office:value-type="float" office:value="2144" calcext:value-type="float">
            <text:p>2144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53702" calcext:value-type="float">
            <text:p>1502462353702</text:p>
          </table:table-cell>
          <table:table-cell office:value-type="float" office:value="1502462353705" calcext:value-type="float">
            <text:p>1502462353705</text:p>
          </table:table-cell>
          <table:table-cell/>
        </table:table-row>
        <table:table-row table:style-name="ro1">
          <table:table-cell office:value-type="float" office:value="2145" calcext:value-type="float">
            <text:p>2145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53705" calcext:value-type="float">
            <text:p>1502462353705</text:p>
          </table:table-cell>
          <table:table-cell office:value-type="float" office:value="1502462353708" calcext:value-type="float">
            <text:p>1502462353708</text:p>
          </table:table-cell>
          <table:table-cell/>
        </table:table-row>
        <table:table-row table:style-name="ro1">
          <table:table-cell office:value-type="float" office:value="2146" calcext:value-type="float">
            <text:p>2146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53708" calcext:value-type="float">
            <text:p>1502462353708</text:p>
          </table:table-cell>
          <table:table-cell office:value-type="float" office:value="1502462353711" calcext:value-type="float">
            <text:p>1502462353711</text:p>
          </table:table-cell>
          <table:table-cell/>
        </table:table-row>
        <table:table-row table:style-name="ro1">
          <table:table-cell office:value-type="float" office:value="2147" calcext:value-type="float">
            <text:p>2147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53711" calcext:value-type="float">
            <text:p>1502462353711</text:p>
          </table:table-cell>
          <table:table-cell office:value-type="float" office:value="1502462353714" calcext:value-type="float">
            <text:p>1502462353714</text:p>
          </table:table-cell>
          <table:table-cell/>
        </table:table-row>
        <table:table-row table:style-name="ro1">
          <table:table-cell office:value-type="float" office:value="2148" calcext:value-type="float">
            <text:p>2148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53714" calcext:value-type="float">
            <text:p>1502462353714</text:p>
          </table:table-cell>
          <table:table-cell office:value-type="float" office:value="1502462353717" calcext:value-type="float">
            <text:p>1502462353717</text:p>
          </table:table-cell>
          <table:table-cell/>
        </table:table-row>
        <table:table-row table:style-name="ro1">
          <table:table-cell office:value-type="float" office:value="2149" calcext:value-type="float">
            <text:p>2149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53717" calcext:value-type="float">
            <text:p>1502462353717</text:p>
          </table:table-cell>
          <table:table-cell office:value-type="float" office:value="1502462353720" calcext:value-type="float">
            <text:p>1502462353720</text:p>
          </table:table-cell>
          <table:table-cell/>
        </table:table-row>
        <table:table-row table:style-name="ro1">
          <table:table-cell office:value-type="float" office:value="2150" calcext:value-type="float">
            <text:p>2150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53720" calcext:value-type="float">
            <text:p>1502462353720</text:p>
          </table:table-cell>
          <table:table-cell office:value-type="float" office:value="1502462353724" calcext:value-type="float">
            <text:p>1502462353724</text:p>
          </table:table-cell>
          <table:table-cell/>
        </table:table-row>
        <table:table-row table:style-name="ro1">
          <table:table-cell office:value-type="float" office:value="2151" calcext:value-type="float">
            <text:p>2151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53724" calcext:value-type="float">
            <text:p>1502462353724</text:p>
          </table:table-cell>
          <table:table-cell office:value-type="float" office:value="1502462353727" calcext:value-type="float">
            <text:p>1502462353727</text:p>
          </table:table-cell>
          <table:table-cell/>
        </table:table-row>
        <table:table-row table:style-name="ro1">
          <table:table-cell office:value-type="float" office:value="2152" calcext:value-type="float">
            <text:p>2152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53727" calcext:value-type="float">
            <text:p>1502462353727</text:p>
          </table:table-cell>
          <table:table-cell office:value-type="float" office:value="1502462353730" calcext:value-type="float">
            <text:p>1502462353730</text:p>
          </table:table-cell>
          <table:table-cell/>
        </table:table-row>
        <table:table-row table:style-name="ro1">
          <table:table-cell office:value-type="float" office:value="2153" calcext:value-type="float">
            <text:p>2153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53730" calcext:value-type="float">
            <text:p>1502462353730</text:p>
          </table:table-cell>
          <table:table-cell office:value-type="float" office:value="1502462353733" calcext:value-type="float">
            <text:p>1502462353733</text:p>
          </table:table-cell>
          <table:table-cell/>
        </table:table-row>
        <table:table-row table:style-name="ro1">
          <table:table-cell office:value-type="float" office:value="2154" calcext:value-type="float">
            <text:p>2154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53733" calcext:value-type="float">
            <text:p>1502462353733</text:p>
          </table:table-cell>
          <table:table-cell office:value-type="float" office:value="1502462353736" calcext:value-type="float">
            <text:p>1502462353736</text:p>
          </table:table-cell>
          <table:table-cell/>
        </table:table-row>
        <table:table-row table:style-name="ro1">
          <table:table-cell office:value-type="float" office:value="2155" calcext:value-type="float">
            <text:p>2155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53736" calcext:value-type="float">
            <text:p>1502462353736</text:p>
          </table:table-cell>
          <table:table-cell office:value-type="float" office:value="1502462353739" calcext:value-type="float">
            <text:p>1502462353739</text:p>
          </table:table-cell>
          <table:table-cell/>
        </table:table-row>
        <table:table-row table:style-name="ro1">
          <table:table-cell office:value-type="float" office:value="2156" calcext:value-type="float">
            <text:p>2156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53739" calcext:value-type="float">
            <text:p>1502462353739</text:p>
          </table:table-cell>
          <table:table-cell office:value-type="float" office:value="1502462353742" calcext:value-type="float">
            <text:p>1502462353742</text:p>
          </table:table-cell>
          <table:table-cell/>
        </table:table-row>
        <table:table-row table:style-name="ro1">
          <table:table-cell office:value-type="float" office:value="2157" calcext:value-type="float">
            <text:p>2157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53742" calcext:value-type="float">
            <text:p>1502462353742</text:p>
          </table:table-cell>
          <table:table-cell office:value-type="float" office:value="1502462353745" calcext:value-type="float">
            <text:p>1502462353745</text:p>
          </table:table-cell>
          <table:table-cell/>
        </table:table-row>
        <table:table-row table:style-name="ro1">
          <table:table-cell office:value-type="float" office:value="2158" calcext:value-type="float">
            <text:p>2158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53745" calcext:value-type="float">
            <text:p>1502462353745</text:p>
          </table:table-cell>
          <table:table-cell office:value-type="float" office:value="1502462353748" calcext:value-type="float">
            <text:p>1502462353748</text:p>
          </table:table-cell>
          <table:table-cell/>
        </table:table-row>
        <table:table-row table:style-name="ro1">
          <table:table-cell office:value-type="float" office:value="2159" calcext:value-type="float">
            <text:p>2159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53748" calcext:value-type="float">
            <text:p>1502462353748</text:p>
          </table:table-cell>
          <table:table-cell office:value-type="float" office:value="1502462354608" calcext:value-type="float">
            <text:p>1502462354608</text:p>
          </table:table-cell>
          <table:table-cell/>
        </table:table-row>
        <table:table-row table:style-name="ro1">
          <table:table-cell office:value-type="float" office:value="2160" calcext:value-type="float">
            <text:p>2160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54608" calcext:value-type="float">
            <text:p>1502462354608</text:p>
          </table:table-cell>
          <table:table-cell office:value-type="float" office:value="1502462355050" calcext:value-type="float">
            <text:p>1502462355050</text:p>
          </table:table-cell>
          <table:table-cell/>
        </table:table-row>
        <table:table-row table:style-name="ro1">
          <table:table-cell office:value-type="float" office:value="2161" calcext:value-type="float">
            <text:p>2161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55050" calcext:value-type="float">
            <text:p>1502462355050</text:p>
          </table:table-cell>
          <table:table-cell office:value-type="float" office:value="1502462355051" calcext:value-type="float">
            <text:p>1502462355051</text:p>
          </table:table-cell>
          <table:table-cell office:value-type="float" office:value="1502462355054" calcext:value-type="float">
            <text:p>1502462355054</text:p>
          </table:table-cell>
          <table:table-cell/>
        </table:table-row>
        <table:table-row table:style-name="ro1">
          <table:table-cell office:value-type="float" office:value="2162" calcext:value-type="float">
            <text:p>2162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55055" calcext:value-type="float">
            <text:p>1502462355055</text:p>
          </table:table-cell>
          <table:table-cell office:value-type="float" office:value="1502462355059" calcext:value-type="float">
            <text:p>1502462355059</text:p>
          </table:table-cell>
          <table:table-cell/>
        </table:table-row>
        <table:table-row table:style-name="ro1">
          <table:table-cell office:value-type="float" office:value="2163" calcext:value-type="float">
            <text:p>2163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55059" calcext:value-type="float">
            <text:p>1502462355059</text:p>
          </table:table-cell>
          <table:table-cell office:value-type="float" office:value="1502462355063" calcext:value-type="float">
            <text:p>1502462355063</text:p>
          </table:table-cell>
          <table:table-cell/>
        </table:table-row>
        <table:table-row table:style-name="ro1">
          <table:table-cell office:value-type="float" office:value="2164" calcext:value-type="float">
            <text:p>2164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55063" calcext:value-type="float">
            <text:p>1502462355063</text:p>
          </table:table-cell>
          <table:table-cell office:value-type="float" office:value="1502462355067" calcext:value-type="float">
            <text:p>1502462355067</text:p>
          </table:table-cell>
          <table:table-cell/>
        </table:table-row>
        <table:table-row table:style-name="ro1">
          <table:table-cell office:value-type="float" office:value="2165" calcext:value-type="float">
            <text:p>2165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55067" calcext:value-type="float">
            <text:p>1502462355067</text:p>
          </table:table-cell>
          <table:table-cell office:value-type="float" office:value="1502462355068" calcext:value-type="float">
            <text:p>1502462355068</text:p>
          </table:table-cell>
          <table:table-cell office:value-type="float" office:value="1502462355071" calcext:value-type="float">
            <text:p>1502462355071</text:p>
          </table:table-cell>
          <table:table-cell/>
        </table:table-row>
        <table:table-row table:style-name="ro1">
          <table:table-cell office:value-type="float" office:value="2166" calcext:value-type="float">
            <text:p>2166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55071" calcext:value-type="float">
            <text:p>1502462355071</text:p>
          </table:table-cell>
          <table:table-cell office:value-type="float" office:value="1502462355072" calcext:value-type="float">
            <text:p>1502462355072</text:p>
          </table:table-cell>
          <table:table-cell office:value-type="float" office:value="1502462355076" calcext:value-type="float">
            <text:p>1502462355076</text:p>
          </table:table-cell>
          <table:table-cell/>
        </table:table-row>
        <table:table-row table:style-name="ro1">
          <table:table-cell office:value-type="float" office:value="2167" calcext:value-type="float">
            <text:p>2167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55076" calcext:value-type="float">
            <text:p>1502462355076</text:p>
          </table:table-cell>
          <table:table-cell office:value-type="float" office:value="1502462355510" calcext:value-type="float">
            <text:p>1502462355510</text:p>
          </table:table-cell>
          <table:table-cell/>
        </table:table-row>
        <table:table-row table:style-name="ro1">
          <table:table-cell office:value-type="float" office:value="2168" calcext:value-type="float">
            <text:p>2168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55510" calcext:value-type="float">
            <text:p>1502462355510</text:p>
          </table:table-cell>
          <table:table-cell office:value-type="float" office:value="1502462355515" calcext:value-type="float">
            <text:p>1502462355515</text:p>
          </table:table-cell>
          <table:table-cell/>
        </table:table-row>
        <table:table-row table:style-name="ro1">
          <table:table-cell office:value-type="float" office:value="2169" calcext:value-type="float">
            <text:p>2169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55515" calcext:value-type="float">
            <text:p>1502462355515</text:p>
          </table:table-cell>
          <table:table-cell office:value-type="float" office:value="1502462355516" calcext:value-type="float">
            <text:p>1502462355516</text:p>
          </table:table-cell>
          <table:table-cell office:value-type="float" office:value="1502462355519" calcext:value-type="float">
            <text:p>1502462355519</text:p>
          </table:table-cell>
          <table:table-cell/>
        </table:table-row>
        <table:table-row table:style-name="ro1">
          <table:table-cell office:value-type="float" office:value="2170" calcext:value-type="float">
            <text:p>2170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55519" calcext:value-type="float">
            <text:p>1502462355519</text:p>
          </table:table-cell>
          <table:table-cell office:value-type="float" office:value="1502462355520" calcext:value-type="float">
            <text:p>1502462355520</text:p>
          </table:table-cell>
          <table:table-cell office:value-type="float" office:value="1502462355524" calcext:value-type="float">
            <text:p>1502462355524</text:p>
          </table:table-cell>
          <table:table-cell/>
        </table:table-row>
        <table:table-row table:style-name="ro1">
          <table:table-cell office:value-type="float" office:value="2171" calcext:value-type="float">
            <text:p>2171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55524" calcext:value-type="float">
            <text:p>1502462355524</text:p>
          </table:table-cell>
          <table:table-cell office:value-type="float" office:value="1502462355528" calcext:value-type="float">
            <text:p>1502462355528</text:p>
          </table:table-cell>
          <table:table-cell/>
        </table:table-row>
        <table:table-row table:style-name="ro1">
          <table:table-cell office:value-type="float" office:value="2172" calcext:value-type="float">
            <text:p>2172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55528" calcext:value-type="float">
            <text:p>1502462355528</text:p>
          </table:table-cell>
          <table:table-cell office:value-type="float" office:value="1502462355532" calcext:value-type="float">
            <text:p>1502462355532</text:p>
          </table:table-cell>
          <table:table-cell/>
        </table:table-row>
        <table:table-row table:style-name="ro1">
          <table:table-cell office:value-type="float" office:value="2173" calcext:value-type="float">
            <text:p>2173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55532" calcext:value-type="float">
            <text:p>1502462355532</text:p>
          </table:table-cell>
          <table:table-cell office:value-type="float" office:value="1502462355533" calcext:value-type="float">
            <text:p>1502462355533</text:p>
          </table:table-cell>
          <table:table-cell office:value-type="float" office:value="1502462355536" calcext:value-type="float">
            <text:p>1502462355536</text:p>
          </table:table-cell>
          <table:table-cell/>
        </table:table-row>
        <table:table-row table:style-name="ro1">
          <table:table-cell office:value-type="float" office:value="2174" calcext:value-type="float">
            <text:p>2174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55536" calcext:value-type="float">
            <text:p>1502462355536</text:p>
          </table:table-cell>
          <table:table-cell office:value-type="float" office:value="1502462355537" calcext:value-type="float">
            <text:p>1502462355537</text:p>
          </table:table-cell>
          <table:table-cell office:value-type="float" office:value="1502462355541" calcext:value-type="float">
            <text:p>1502462355541</text:p>
          </table:table-cell>
          <table:table-cell/>
        </table:table-row>
        <table:table-row table:style-name="ro1">
          <table:table-cell office:value-type="float" office:value="2175" calcext:value-type="float">
            <text:p>2175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55541" calcext:value-type="float">
            <text:p>1502462355541</text:p>
          </table:table-cell>
          <table:table-cell office:value-type="float" office:value="1502462355545" calcext:value-type="float">
            <text:p>1502462355545</text:p>
          </table:table-cell>
          <table:table-cell/>
        </table:table-row>
        <table:table-row table:style-name="ro1">
          <table:table-cell office:value-type="float" office:value="2176" calcext:value-type="float">
            <text:p>2176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55545" calcext:value-type="float">
            <text:p>1502462355545</text:p>
          </table:table-cell>
          <table:table-cell office:value-type="float" office:value="1502462355549" calcext:value-type="float">
            <text:p>1502462355549</text:p>
          </table:table-cell>
          <table:table-cell/>
        </table:table-row>
        <table:table-row table:style-name="ro1">
          <table:table-cell office:value-type="float" office:value="2177" calcext:value-type="float">
            <text:p>2177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55549" calcext:value-type="float">
            <text:p>1502462355549</text:p>
          </table:table-cell>
          <table:table-cell office:value-type="float" office:value="1502462355553" calcext:value-type="float">
            <text:p>1502462355553</text:p>
          </table:table-cell>
          <table:table-cell/>
        </table:table-row>
        <table:table-row table:style-name="ro1">
          <table:table-cell office:value-type="float" office:value="2178" calcext:value-type="float">
            <text:p>2178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55553" calcext:value-type="float">
            <text:p>1502462355553</text:p>
          </table:table-cell>
          <table:table-cell office:value-type="float" office:value="1502462355554" calcext:value-type="float">
            <text:p>1502462355554</text:p>
          </table:table-cell>
          <table:table-cell office:value-type="float" office:value="1502462355558" calcext:value-type="float">
            <text:p>1502462355558</text:p>
          </table:table-cell>
          <table:table-cell/>
        </table:table-row>
        <table:table-row table:style-name="ro1">
          <table:table-cell office:value-type="float" office:value="2179" calcext:value-type="float">
            <text:p>2179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55558" calcext:value-type="float">
            <text:p>1502462355558</text:p>
          </table:table-cell>
          <table:table-cell office:value-type="float" office:value="1502462355562" calcext:value-type="float">
            <text:p>1502462355562</text:p>
          </table:table-cell>
          <table:table-cell/>
        </table:table-row>
        <table:table-row table:style-name="ro1">
          <table:table-cell office:value-type="float" office:value="2180" calcext:value-type="float">
            <text:p>2180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55562" calcext:value-type="float">
            <text:p>1502462355562</text:p>
          </table:table-cell>
          <table:table-cell office:value-type="float" office:value="1502462355566" calcext:value-type="float">
            <text:p>1502462355566</text:p>
          </table:table-cell>
          <table:table-cell/>
        </table:table-row>
        <table:table-row table:style-name="ro1">
          <table:table-cell office:value-type="float" office:value="2181" calcext:value-type="float">
            <text:p>2181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55566" calcext:value-type="float">
            <text:p>1502462355566</text:p>
          </table:table-cell>
          <table:table-cell office:value-type="float" office:value="1502462355567" calcext:value-type="float">
            <text:p>1502462355567</text:p>
          </table:table-cell>
          <table:table-cell office:value-type="float" office:value="1502462355570" calcext:value-type="float">
            <text:p>1502462355570</text:p>
          </table:table-cell>
          <table:table-cell/>
        </table:table-row>
        <table:table-row table:style-name="ro1">
          <table:table-cell office:value-type="float" office:value="2182" calcext:value-type="float">
            <text:p>2182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55570" calcext:value-type="float">
            <text:p>1502462355570</text:p>
          </table:table-cell>
          <table:table-cell office:value-type="float" office:value="1502462355571" calcext:value-type="float">
            <text:p>1502462355571</text:p>
          </table:table-cell>
          <table:table-cell office:value-type="float" office:value="1502462355575" calcext:value-type="float">
            <text:p>1502462355575</text:p>
          </table:table-cell>
          <table:table-cell/>
        </table:table-row>
        <table:table-row table:style-name="ro1">
          <table:table-cell office:value-type="float" office:value="2183" calcext:value-type="float">
            <text:p>2183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55575" calcext:value-type="float">
            <text:p>1502462355575</text:p>
          </table:table-cell>
          <table:table-cell office:value-type="float" office:value="1502462355579" calcext:value-type="float">
            <text:p>1502462355579</text:p>
          </table:table-cell>
          <table:table-cell/>
        </table:table-row>
        <table:table-row table:style-name="ro1">
          <table:table-cell office:value-type="float" office:value="2184" calcext:value-type="float">
            <text:p>2184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55579" calcext:value-type="float">
            <text:p>1502462355579</text:p>
          </table:table-cell>
          <table:table-cell office:value-type="float" office:value="1502462355583" calcext:value-type="float">
            <text:p>1502462355583</text:p>
          </table:table-cell>
          <table:table-cell/>
        </table:table-row>
        <table:table-row table:style-name="ro1">
          <table:table-cell office:value-type="float" office:value="2185" calcext:value-type="float">
            <text:p>2185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55583" calcext:value-type="float">
            <text:p>1502462355583</text:p>
          </table:table-cell>
          <table:table-cell office:value-type="float" office:value="1502462355587" calcext:value-type="float">
            <text:p>1502462355587</text:p>
          </table:table-cell>
          <table:table-cell/>
        </table:table-row>
        <table:table-row table:style-name="ro1">
          <table:table-cell office:value-type="float" office:value="2186" calcext:value-type="float">
            <text:p>2186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55587" calcext:value-type="float">
            <text:p>1502462355587</text:p>
          </table:table-cell>
          <table:table-cell office:value-type="float" office:value="1502462355588" calcext:value-type="float">
            <text:p>1502462355588</text:p>
          </table:table-cell>
          <table:table-cell office:value-type="float" office:value="1502462355591" calcext:value-type="float">
            <text:p>1502462355591</text:p>
          </table:table-cell>
          <table:table-cell/>
        </table:table-row>
        <table:table-row table:style-name="ro1">
          <table:table-cell office:value-type="float" office:value="2187" calcext:value-type="float">
            <text:p>2187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55591" calcext:value-type="float">
            <text:p>1502462355591</text:p>
          </table:table-cell>
          <table:table-cell office:value-type="float" office:value="1502462355592" calcext:value-type="float">
            <text:p>1502462355592</text:p>
          </table:table-cell>
          <table:table-cell office:value-type="float" office:value="1502462355595" calcext:value-type="float">
            <text:p>1502462355595</text:p>
          </table:table-cell>
          <table:table-cell/>
        </table:table-row>
        <table:table-row table:style-name="ro1">
          <table:table-cell office:value-type="float" office:value="2188" calcext:value-type="float">
            <text:p>2188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55596" calcext:value-type="float">
            <text:p>1502462355596</text:p>
          </table:table-cell>
          <table:table-cell office:value-type="float" office:value="1502462355600" calcext:value-type="float">
            <text:p>1502462355600</text:p>
          </table:table-cell>
          <table:table-cell/>
        </table:table-row>
        <table:table-row table:style-name="ro1">
          <table:table-cell office:value-type="float" office:value="2189" calcext:value-type="float">
            <text:p>2189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55600" calcext:value-type="float">
            <text:p>1502462355600</text:p>
          </table:table-cell>
          <table:table-cell office:value-type="float" office:value="1502462355604" calcext:value-type="float">
            <text:p>1502462355604</text:p>
          </table:table-cell>
          <table:table-cell/>
        </table:table-row>
        <table:table-row table:style-name="ro1">
          <table:table-cell office:value-type="float" office:value="2190" calcext:value-type="float">
            <text:p>2190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55604" calcext:value-type="float">
            <text:p>1502462355604</text:p>
          </table:table-cell>
          <table:table-cell office:value-type="float" office:value="1502462355605" calcext:value-type="float">
            <text:p>1502462355605</text:p>
          </table:table-cell>
          <table:table-cell office:value-type="float" office:value="1502462355608" calcext:value-type="float">
            <text:p>1502462355608</text:p>
          </table:table-cell>
          <table:table-cell/>
        </table:table-row>
        <table:table-row table:style-name="ro1">
          <table:table-cell office:value-type="float" office:value="2191" calcext:value-type="float">
            <text:p>2191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55609" calcext:value-type="float">
            <text:p>1502462355609</text:p>
          </table:table-cell>
          <table:table-cell office:value-type="float" office:value="1502462355613" calcext:value-type="float">
            <text:p>1502462355613</text:p>
          </table:table-cell>
          <table:table-cell/>
        </table:table-row>
        <table:table-row table:style-name="ro1">
          <table:table-cell office:value-type="float" office:value="2192" calcext:value-type="float">
            <text:p>2192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55613" calcext:value-type="float">
            <text:p>1502462355613</text:p>
          </table:table-cell>
          <table:table-cell office:value-type="float" office:value="1502462355617" calcext:value-type="float">
            <text:p>1502462355617</text:p>
          </table:table-cell>
          <table:table-cell/>
        </table:table-row>
        <table:table-row table:style-name="ro1">
          <table:table-cell office:value-type="float" office:value="2193" calcext:value-type="float">
            <text:p>2193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55617" calcext:value-type="float">
            <text:p>1502462355617</text:p>
          </table:table-cell>
          <table:table-cell office:value-type="float" office:value="1502462355621" calcext:value-type="float">
            <text:p>1502462355621</text:p>
          </table:table-cell>
          <table:table-cell/>
        </table:table-row>
        <table:table-row table:style-name="ro1">
          <table:table-cell office:value-type="float" office:value="2194" calcext:value-type="float">
            <text:p>2194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55621" calcext:value-type="float">
            <text:p>1502462355621</text:p>
          </table:table-cell>
          <table:table-cell office:value-type="float" office:value="1502462355625" calcext:value-type="float">
            <text:p>1502462355625</text:p>
          </table:table-cell>
          <table:table-cell/>
        </table:table-row>
        <table:table-row table:style-name="ro1">
          <table:table-cell office:value-type="float" office:value="2195" calcext:value-type="float">
            <text:p>2195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55625" calcext:value-type="float">
            <text:p>1502462355625</text:p>
          </table:table-cell>
          <table:table-cell office:value-type="float" office:value="1502462355626" calcext:value-type="float">
            <text:p>1502462355626</text:p>
          </table:table-cell>
          <table:table-cell office:value-type="float" office:value="1502462355630" calcext:value-type="float">
            <text:p>1502462355630</text:p>
          </table:table-cell>
          <table:table-cell/>
        </table:table-row>
        <table:table-row table:style-name="ro1">
          <table:table-cell office:value-type="float" office:value="2196" calcext:value-type="float">
            <text:p>2196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55630" calcext:value-type="float">
            <text:p>1502462355630</text:p>
          </table:table-cell>
          <table:table-cell office:value-type="float" office:value="1502462355634" calcext:value-type="float">
            <text:p>1502462355634</text:p>
          </table:table-cell>
          <table:table-cell/>
        </table:table-row>
        <table:table-row table:style-name="ro1">
          <table:table-cell office:value-type="float" office:value="2197" calcext:value-type="float">
            <text:p>2197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55634" calcext:value-type="float">
            <text:p>1502462355634</text:p>
          </table:table-cell>
          <table:table-cell office:value-type="float" office:value="1502462355638" calcext:value-type="float">
            <text:p>1502462355638</text:p>
          </table:table-cell>
          <table:table-cell/>
        </table:table-row>
        <table:table-row table:style-name="ro1">
          <table:table-cell office:value-type="float" office:value="2198" calcext:value-type="float">
            <text:p>2198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55638" calcext:value-type="float">
            <text:p>1502462355638</text:p>
          </table:table-cell>
          <table:table-cell office:value-type="float" office:value="1502462355639" calcext:value-type="float">
            <text:p>1502462355639</text:p>
          </table:table-cell>
          <table:table-cell office:value-type="float" office:value="1502462355642" calcext:value-type="float">
            <text:p>1502462355642</text:p>
          </table:table-cell>
          <table:table-cell/>
        </table:table-row>
        <table:table-row table:style-name="ro1">
          <table:table-cell office:value-type="float" office:value="2199" calcext:value-type="float">
            <text:p>2199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55642" calcext:value-type="float">
            <text:p>1502462355642</text:p>
          </table:table-cell>
          <table:table-cell office:value-type="float" office:value="1502462355645" calcext:value-type="float">
            <text:p>1502462355645</text:p>
          </table:table-cell>
          <table:table-cell/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55645" calcext:value-type="float">
            <text:p>1502462355645</text:p>
          </table:table-cell>
          <table:table-cell office:value-type="float" office:value="1502462355648" calcext:value-type="float">
            <text:p>1502462355648</text:p>
          </table:table-cell>
          <table:table-cell/>
        </table:table-row>
        <table:table-row table:style-name="ro1">
          <table:table-cell office:value-type="float" office:value="2201" calcext:value-type="float">
            <text:p>2201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55648" calcext:value-type="float">
            <text:p>1502462355648</text:p>
          </table:table-cell>
          <table:table-cell office:value-type="float" office:value="1502462356079" calcext:value-type="float">
            <text:p>1502462356079</text:p>
          </table:table-cell>
          <table:table-cell/>
        </table:table-row>
        <table:table-row table:style-name="ro1">
          <table:table-cell office:value-type="float" office:value="2202" calcext:value-type="float">
            <text:p>2202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56079" calcext:value-type="float">
            <text:p>1502462356079</text:p>
          </table:table-cell>
          <table:table-cell office:value-type="float" office:value="1502462356080" calcext:value-type="float">
            <text:p>1502462356080</text:p>
          </table:table-cell>
          <table:table-cell office:value-type="float" office:value="1502462356082" calcext:value-type="float">
            <text:p>1502462356082</text:p>
          </table:table-cell>
          <table:table-cell/>
        </table:table-row>
        <table:table-row table:style-name="ro1">
          <table:table-cell office:value-type="float" office:value="2203" calcext:value-type="float">
            <text:p>2203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56082" calcext:value-type="float">
            <text:p>1502462356082</text:p>
          </table:table-cell>
          <table:table-cell office:value-type="float" office:value="1502462356083" calcext:value-type="float">
            <text:p>1502462356083</text:p>
          </table:table-cell>
          <table:table-cell office:value-type="float" office:value="1502462356085" calcext:value-type="float">
            <text:p>1502462356085</text:p>
          </table:table-cell>
          <table:table-cell/>
        </table:table-row>
        <table:table-row table:style-name="ro1">
          <table:table-cell office:value-type="float" office:value="2204" calcext:value-type="float">
            <text:p>2204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56085" calcext:value-type="float">
            <text:p>1502462356085</text:p>
          </table:table-cell>
          <table:table-cell office:value-type="float" office:value="1502462356086" calcext:value-type="float">
            <text:p>1502462356086</text:p>
          </table:table-cell>
          <table:table-cell office:value-type="float" office:value="1502462356088" calcext:value-type="float">
            <text:p>1502462356088</text:p>
          </table:table-cell>
          <table:table-cell/>
        </table:table-row>
        <table:table-row table:style-name="ro1">
          <table:table-cell office:value-type="float" office:value="2205" calcext:value-type="float">
            <text:p>2205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56088" calcext:value-type="float">
            <text:p>1502462356088</text:p>
          </table:table-cell>
          <table:table-cell office:value-type="float" office:value="1502462356089" calcext:value-type="float">
            <text:p>1502462356089</text:p>
          </table:table-cell>
          <table:table-cell office:value-type="float" office:value="1502462356091" calcext:value-type="float">
            <text:p>1502462356091</text:p>
          </table:table-cell>
          <table:table-cell/>
        </table:table-row>
        <table:table-row table:style-name="ro1">
          <table:table-cell office:value-type="float" office:value="2206" calcext:value-type="float">
            <text:p>2206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56091" calcext:value-type="float">
            <text:p>1502462356091</text:p>
          </table:table-cell>
          <table:table-cell office:value-type="float" office:value="1502462356092" calcext:value-type="float">
            <text:p>1502462356092</text:p>
          </table:table-cell>
          <table:table-cell office:value-type="float" office:value="1502462356094" calcext:value-type="float">
            <text:p>1502462356094</text:p>
          </table:table-cell>
          <table:table-cell/>
        </table:table-row>
        <table:table-row table:style-name="ro1">
          <table:table-cell office:value-type="float" office:value="2207" calcext:value-type="float">
            <text:p>2207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56094" calcext:value-type="float">
            <text:p>1502462356094</text:p>
          </table:table-cell>
          <table:table-cell office:value-type="float" office:value="1502462356095" calcext:value-type="float">
            <text:p>1502462356095</text:p>
          </table:table-cell>
          <table:table-cell office:value-type="float" office:value="1502462356097" calcext:value-type="float">
            <text:p>1502462356097</text:p>
          </table:table-cell>
          <table:table-cell/>
        </table:table-row>
        <table:table-row table:style-name="ro1">
          <table:table-cell office:value-type="float" office:value="2208" calcext:value-type="float">
            <text:p>2208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56097" calcext:value-type="float">
            <text:p>1502462356097</text:p>
          </table:table-cell>
          <table:table-cell office:value-type="float" office:value="1502462356100" calcext:value-type="float">
            <text:p>1502462356100</text:p>
          </table:table-cell>
          <table:table-cell/>
        </table:table-row>
        <table:table-row table:style-name="ro1">
          <table:table-cell office:value-type="float" office:value="2209" calcext:value-type="float">
            <text:p>2209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56100" calcext:value-type="float">
            <text:p>1502462356100</text:p>
          </table:table-cell>
          <table:table-cell office:value-type="float" office:value="1502462356101" calcext:value-type="float">
            <text:p>1502462356101</text:p>
          </table:table-cell>
          <table:table-cell office:value-type="float" office:value="1502462356103" calcext:value-type="float">
            <text:p>1502462356103</text:p>
          </table:table-cell>
          <table:table-cell/>
        </table:table-row>
        <table:table-row table:style-name="ro1">
          <table:table-cell office:value-type="float" office:value="2210" calcext:value-type="float">
            <text:p>2210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56103" calcext:value-type="float">
            <text:p>1502462356103</text:p>
          </table:table-cell>
          <table:table-cell office:value-type="float" office:value="1502462356104" calcext:value-type="float">
            <text:p>1502462356104</text:p>
          </table:table-cell>
          <table:table-cell office:value-type="float" office:value="1502462356106" calcext:value-type="float">
            <text:p>1502462356106</text:p>
          </table:table-cell>
          <table:table-cell/>
        </table:table-row>
        <table:table-row table:style-name="ro1">
          <table:table-cell office:value-type="float" office:value="2211" calcext:value-type="float">
            <text:p>2211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56106" calcext:value-type="float">
            <text:p>1502462356106</text:p>
          </table:table-cell>
          <table:table-cell office:value-type="float" office:value="1502462356107" calcext:value-type="float">
            <text:p>1502462356107</text:p>
          </table:table-cell>
          <table:table-cell office:value-type="float" office:value="1502462356109" calcext:value-type="float">
            <text:p>1502462356109</text:p>
          </table:table-cell>
          <table:table-cell/>
        </table:table-row>
        <table:table-row table:style-name="ro1">
          <table:table-cell office:value-type="float" office:value="2212" calcext:value-type="float">
            <text:p>2212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56109" calcext:value-type="float">
            <text:p>1502462356109</text:p>
          </table:table-cell>
          <table:table-cell office:value-type="float" office:value="1502462356110" calcext:value-type="float">
            <text:p>1502462356110</text:p>
          </table:table-cell>
          <table:table-cell office:value-type="float" office:value="1502462356328" calcext:value-type="float">
            <text:p>1502462356328</text:p>
          </table:table-cell>
          <table:table-cell/>
        </table:table-row>
        <table:table-row table:style-name="ro1">
          <table:table-cell office:value-type="float" office:value="2213" calcext:value-type="float">
            <text:p>2213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56328" calcext:value-type="float">
            <text:p>1502462356328</text:p>
          </table:table-cell>
          <table:table-cell office:value-type="float" office:value="1502462356331" calcext:value-type="float">
            <text:p>1502462356331</text:p>
          </table:table-cell>
          <table:table-cell/>
        </table:table-row>
        <table:table-row table:style-name="ro1">
          <table:table-cell office:value-type="float" office:value="2214" calcext:value-type="float">
            <text:p>2214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56331" calcext:value-type="float">
            <text:p>1502462356331</text:p>
          </table:table-cell>
          <table:table-cell office:value-type="float" office:value="1502462356334" calcext:value-type="float">
            <text:p>1502462356334</text:p>
          </table:table-cell>
          <table:table-cell/>
        </table:table-row>
        <table:table-row table:style-name="ro1">
          <table:table-cell office:value-type="float" office:value="2215" calcext:value-type="float">
            <text:p>2215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56334" calcext:value-type="float">
            <text:p>1502462356334</text:p>
          </table:table-cell>
          <table:table-cell office:value-type="float" office:value="1502462356548" calcext:value-type="float">
            <text:p>1502462356548</text:p>
          </table:table-cell>
          <table:table-cell/>
        </table:table-row>
        <table:table-row table:style-name="ro1">
          <table:table-cell office:value-type="float" office:value="2216" calcext:value-type="float">
            <text:p>2216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56548" calcext:value-type="float">
            <text:p>1502462356548</text:p>
          </table:table-cell>
          <table:table-cell office:value-type="float" office:value="1502462356780" calcext:value-type="float">
            <text:p>1502462356780</text:p>
          </table:table-cell>
          <table:table-cell/>
        </table:table-row>
        <table:table-row table:style-name="ro1">
          <table:table-cell office:value-type="float" office:value="2217" calcext:value-type="float">
            <text:p>2217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56780" calcext:value-type="float">
            <text:p>1502462356780</text:p>
          </table:table-cell>
          <table:table-cell office:value-type="float" office:value="1502462356781" calcext:value-type="float">
            <text:p>1502462356781</text:p>
          </table:table-cell>
          <table:table-cell office:value-type="float" office:value="1502462356785" calcext:value-type="float">
            <text:p>1502462356785</text:p>
          </table:table-cell>
          <table:table-cell/>
        </table:table-row>
        <table:table-row table:style-name="ro1">
          <table:table-cell office:value-type="float" office:value="2218" calcext:value-type="float">
            <text:p>2218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56785" calcext:value-type="float">
            <text:p>1502462356785</text:p>
          </table:table-cell>
          <table:table-cell office:value-type="float" office:value="1502462356789" calcext:value-type="float">
            <text:p>1502462356789</text:p>
          </table:table-cell>
          <table:table-cell/>
        </table:table-row>
        <table:table-row table:style-name="ro1">
          <table:table-cell office:value-type="float" office:value="2219" calcext:value-type="float">
            <text:p>2219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56789" calcext:value-type="float">
            <text:p>1502462356789</text:p>
          </table:table-cell>
          <table:table-cell office:value-type="float" office:value="1502462357220" calcext:value-type="float">
            <text:p>1502462357220</text:p>
          </table:table-cell>
          <table:table-cell/>
        </table:table-row>
        <table:table-row table:style-name="ro1">
          <table:table-cell office:value-type="float" office:value="2220" calcext:value-type="float">
            <text:p>2220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57220" calcext:value-type="float">
            <text:p>1502462357220</text:p>
          </table:table-cell>
          <table:table-cell office:value-type="float" office:value="1502462357221" calcext:value-type="float">
            <text:p>1502462357221</text:p>
          </table:table-cell>
          <table:table-cell office:value-type="float" office:value="1502462357878" calcext:value-type="float">
            <text:p>1502462357878</text:p>
          </table:table-cell>
          <table:table-cell/>
        </table:table-row>
        <table:table-row table:style-name="ro1">
          <table:table-cell office:value-type="float" office:value="2221" calcext:value-type="float">
            <text:p>2221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57878" calcext:value-type="float">
            <text:p>1502462357878</text:p>
          </table:table-cell>
          <table:table-cell office:value-type="float" office:value="1502462357882" calcext:value-type="float">
            <text:p>1502462357882</text:p>
          </table:table-cell>
          <table:table-cell/>
        </table:table-row>
        <table:table-row table:style-name="ro1">
          <table:table-cell office:value-type="float" office:value="2222" calcext:value-type="float">
            <text:p>2222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57883" calcext:value-type="float">
            <text:p>1502462357883</text:p>
          </table:table-cell>
          <table:table-cell office:value-type="float" office:value="1502462357887" calcext:value-type="float">
            <text:p>1502462357887</text:p>
          </table:table-cell>
          <table:table-cell/>
        </table:table-row>
        <table:table-row table:style-name="ro1">
          <table:table-cell office:value-type="float" office:value="2223" calcext:value-type="float">
            <text:p>2223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57887" calcext:value-type="float">
            <text:p>1502462357887</text:p>
          </table:table-cell>
          <table:table-cell office:value-type="float" office:value="1502462357891" calcext:value-type="float">
            <text:p>1502462357891</text:p>
          </table:table-cell>
          <table:table-cell/>
        </table:table-row>
        <table:table-row table:style-name="ro1">
          <table:table-cell office:value-type="float" office:value="2224" calcext:value-type="float">
            <text:p>2224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57891" calcext:value-type="float">
            <text:p>1502462357891</text:p>
          </table:table-cell>
          <table:table-cell office:value-type="float" office:value="1502462357892" calcext:value-type="float">
            <text:p>1502462357892</text:p>
          </table:table-cell>
          <table:table-cell office:value-type="float" office:value="1502462357895" calcext:value-type="float">
            <text:p>1502462357895</text:p>
          </table:table-cell>
          <table:table-cell/>
        </table:table-row>
        <table:table-row table:style-name="ro1">
          <table:table-cell office:value-type="float" office:value="2225" calcext:value-type="float">
            <text:p>2225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57895" calcext:value-type="float">
            <text:p>1502462357895</text:p>
          </table:table-cell>
          <table:table-cell office:value-type="float" office:value="1502462357896" calcext:value-type="float">
            <text:p>1502462357896</text:p>
          </table:table-cell>
          <table:table-cell office:value-type="float" office:value="1502462357900" calcext:value-type="float">
            <text:p>1502462357900</text:p>
          </table:table-cell>
          <table:table-cell/>
        </table:table-row>
        <table:table-row table:style-name="ro1">
          <table:table-cell office:value-type="float" office:value="2226" calcext:value-type="float">
            <text:p>2226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57900" calcext:value-type="float">
            <text:p>1502462357900</text:p>
          </table:table-cell>
          <table:table-cell office:value-type="float" office:value="1502462357904" calcext:value-type="float">
            <text:p>1502462357904</text:p>
          </table:table-cell>
          <table:table-cell/>
        </table:table-row>
        <table:table-row table:style-name="ro1">
          <table:table-cell office:value-type="float" office:value="2227" calcext:value-type="float">
            <text:p>2227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57904" calcext:value-type="float">
            <text:p>1502462357904</text:p>
          </table:table-cell>
          <table:table-cell office:value-type="float" office:value="1502462357908" calcext:value-type="float">
            <text:p>1502462357908</text:p>
          </table:table-cell>
          <table:table-cell/>
        </table:table-row>
        <table:table-row table:style-name="ro1">
          <table:table-cell office:value-type="float" office:value="2228" calcext:value-type="float">
            <text:p>2228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57908" calcext:value-type="float">
            <text:p>1502462357908</text:p>
          </table:table-cell>
          <table:table-cell office:value-type="float" office:value="1502462357909" calcext:value-type="float">
            <text:p>1502462357909</text:p>
          </table:table-cell>
          <table:table-cell office:value-type="float" office:value="1502462357912" calcext:value-type="float">
            <text:p>1502462357912</text:p>
          </table:table-cell>
          <table:table-cell/>
        </table:table-row>
        <table:table-row table:style-name="ro1">
          <table:table-cell office:value-type="float" office:value="2229" calcext:value-type="float">
            <text:p>2229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57912" calcext:value-type="float">
            <text:p>1502462357912</text:p>
          </table:table-cell>
          <table:table-cell office:value-type="float" office:value="1502462357913" calcext:value-type="float">
            <text:p>1502462357913</text:p>
          </table:table-cell>
          <table:table-cell office:value-type="float" office:value="1502462357917" calcext:value-type="float">
            <text:p>1502462357917</text:p>
          </table:table-cell>
          <table:table-cell/>
        </table:table-row>
        <table:table-row table:style-name="ro1">
          <table:table-cell office:value-type="float" office:value="2230" calcext:value-type="float">
            <text:p>2230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57917" calcext:value-type="float">
            <text:p>1502462357917</text:p>
          </table:table-cell>
          <table:table-cell office:value-type="float" office:value="1502462357921" calcext:value-type="float">
            <text:p>1502462357921</text:p>
          </table:table-cell>
          <table:table-cell/>
        </table:table-row>
        <table:table-row table:style-name="ro1">
          <table:table-cell office:value-type="float" office:value="2231" calcext:value-type="float">
            <text:p>2231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57921" calcext:value-type="float">
            <text:p>1502462357921</text:p>
          </table:table-cell>
          <table:table-cell office:value-type="float" office:value="1502462357925" calcext:value-type="float">
            <text:p>1502462357925</text:p>
          </table:table-cell>
          <table:table-cell/>
        </table:table-row>
        <table:table-row table:style-name="ro1">
          <table:table-cell office:value-type="float" office:value="2232" calcext:value-type="float">
            <text:p>2232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57925" calcext:value-type="float">
            <text:p>1502462357925</text:p>
          </table:table-cell>
          <table:table-cell office:value-type="float" office:value="1502462357926" calcext:value-type="float">
            <text:p>1502462357926</text:p>
          </table:table-cell>
          <table:table-cell office:value-type="float" office:value="1502462357929" calcext:value-type="float">
            <text:p>1502462357929</text:p>
          </table:table-cell>
          <table:table-cell/>
        </table:table-row>
        <table:table-row table:style-name="ro1">
          <table:table-cell office:value-type="float" office:value="2233" calcext:value-type="float">
            <text:p>2233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57929" calcext:value-type="float">
            <text:p>1502462357929</text:p>
          </table:table-cell>
          <table:table-cell office:value-type="float" office:value="1502462357930" calcext:value-type="float">
            <text:p>1502462357930</text:p>
          </table:table-cell>
          <table:table-cell office:value-type="float" office:value="1502462357934" calcext:value-type="float">
            <text:p>1502462357934</text:p>
          </table:table-cell>
          <table:table-cell/>
        </table:table-row>
        <table:table-row table:style-name="ro1">
          <table:table-cell office:value-type="float" office:value="2234" calcext:value-type="float">
            <text:p>2234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57934" calcext:value-type="float">
            <text:p>1502462357934</text:p>
          </table:table-cell>
          <table:table-cell office:value-type="float" office:value="1502462357938" calcext:value-type="float">
            <text:p>1502462357938</text:p>
          </table:table-cell>
          <table:table-cell/>
        </table:table-row>
        <table:table-row table:style-name="ro1">
          <table:table-cell office:value-type="float" office:value="2235" calcext:value-type="float">
            <text:p>2235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57938" calcext:value-type="float">
            <text:p>1502462357938</text:p>
          </table:table-cell>
          <table:table-cell office:value-type="float" office:value="1502462357945" calcext:value-type="float">
            <text:p>1502462357945</text:p>
          </table:table-cell>
          <table:table-cell/>
        </table:table-row>
        <table:table-row table:style-name="ro1">
          <table:table-cell office:value-type="float" office:value="2236" calcext:value-type="float">
            <text:p>2236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57945" calcext:value-type="float">
            <text:p>1502462357945</text:p>
          </table:table-cell>
          <table:table-cell office:value-type="float" office:value="1502462357949" calcext:value-type="float">
            <text:p>1502462357949</text:p>
          </table:table-cell>
          <table:table-cell/>
        </table:table-row>
        <table:table-row table:style-name="ro1">
          <table:table-cell office:value-type="float" office:value="2237" calcext:value-type="float">
            <text:p>2237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57949" calcext:value-type="float">
            <text:p>1502462357949</text:p>
          </table:table-cell>
          <table:table-cell office:value-type="float" office:value="1502462357950" calcext:value-type="float">
            <text:p>1502462357950</text:p>
          </table:table-cell>
          <table:table-cell office:value-type="float" office:value="1502462357954" calcext:value-type="float">
            <text:p>1502462357954</text:p>
          </table:table-cell>
          <table:table-cell/>
        </table:table-row>
        <table:table-row table:style-name="ro1">
          <table:table-cell office:value-type="float" office:value="2238" calcext:value-type="float">
            <text:p>2238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57954" calcext:value-type="float">
            <text:p>1502462357954</text:p>
          </table:table-cell>
          <table:table-cell office:value-type="float" office:value="1502462357958" calcext:value-type="float">
            <text:p>1502462357958</text:p>
          </table:table-cell>
          <table:table-cell/>
        </table:table-row>
        <table:table-row table:style-name="ro1">
          <table:table-cell office:value-type="float" office:value="2239" calcext:value-type="float">
            <text:p>2239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57958" calcext:value-type="float">
            <text:p>1502462357958</text:p>
          </table:table-cell>
          <table:table-cell office:value-type="float" office:value="1502462357962" calcext:value-type="float">
            <text:p>1502462357962</text:p>
          </table:table-cell>
          <table:table-cell/>
        </table:table-row>
        <table:table-row table:style-name="ro1">
          <table:table-cell office:value-type="float" office:value="2240" calcext:value-type="float">
            <text:p>2240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57962" calcext:value-type="float">
            <text:p>1502462357962</text:p>
          </table:table-cell>
          <table:table-cell office:value-type="float" office:value="1502462357963" calcext:value-type="float">
            <text:p>1502462357963</text:p>
          </table:table-cell>
          <table:table-cell office:value-type="float" office:value="1502462357966" calcext:value-type="float">
            <text:p>1502462357966</text:p>
          </table:table-cell>
          <table:table-cell/>
        </table:table-row>
        <table:table-row table:style-name="ro1">
          <table:table-cell office:value-type="float" office:value="2241" calcext:value-type="float">
            <text:p>2241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57966" calcext:value-type="float">
            <text:p>1502462357966</text:p>
          </table:table-cell>
          <table:table-cell office:value-type="float" office:value="1502462357967" calcext:value-type="float">
            <text:p>1502462357967</text:p>
          </table:table-cell>
          <table:table-cell office:value-type="float" office:value="1502462358398" calcext:value-type="float">
            <text:p>1502462358398</text:p>
          </table:table-cell>
          <table:table-cell/>
        </table:table-row>
        <table:table-row table:style-name="ro1">
          <table:table-cell office:value-type="float" office:value="2242" calcext:value-type="float">
            <text:p>2242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58398" calcext:value-type="float">
            <text:p>1502462358398</text:p>
          </table:table-cell>
          <table:table-cell office:value-type="float" office:value="1502462358402" calcext:value-type="float">
            <text:p>1502462358402</text:p>
          </table:table-cell>
          <table:table-cell/>
        </table:table-row>
        <table:table-row table:style-name="ro1">
          <table:table-cell office:value-type="float" office:value="2243" calcext:value-type="float">
            <text:p>2243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58402" calcext:value-type="float">
            <text:p>1502462358402</text:p>
          </table:table-cell>
          <table:table-cell office:value-type="float" office:value="1502462358403" calcext:value-type="float">
            <text:p>1502462358403</text:p>
          </table:table-cell>
          <table:table-cell office:value-type="float" office:value="1502462358620" calcext:value-type="float">
            <text:p>1502462358620</text:p>
          </table:table-cell>
          <table:table-cell/>
        </table:table-row>
        <table:table-row table:style-name="ro1">
          <table:table-cell office:value-type="float" office:value="2244" calcext:value-type="float">
            <text:p>2244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58620" calcext:value-type="float">
            <text:p>1502462358620</text:p>
          </table:table-cell>
          <table:table-cell office:value-type="float" office:value="1502462358621" calcext:value-type="float">
            <text:p>1502462358621</text:p>
          </table:table-cell>
          <table:table-cell office:value-type="float" office:value="1502462358624" calcext:value-type="float">
            <text:p>1502462358624</text:p>
          </table:table-cell>
          <table:table-cell/>
        </table:table-row>
        <table:table-row table:style-name="ro1">
          <table:table-cell office:value-type="float" office:value="2245" calcext:value-type="float">
            <text:p>2245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58624" calcext:value-type="float">
            <text:p>1502462358624</text:p>
          </table:table-cell>
          <table:table-cell office:value-type="float" office:value="1502462358625" calcext:value-type="float">
            <text:p>1502462358625</text:p>
          </table:table-cell>
          <table:table-cell office:value-type="float" office:value="1502462358629" calcext:value-type="float">
            <text:p>1502462358629</text:p>
          </table:table-cell>
          <table:table-cell/>
        </table:table-row>
        <table:table-row table:style-name="ro1">
          <table:table-cell office:value-type="float" office:value="2246" calcext:value-type="float">
            <text:p>2246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58629" calcext:value-type="float">
            <text:p>1502462358629</text:p>
          </table:table-cell>
          <table:table-cell office:value-type="float" office:value="1502462358633" calcext:value-type="float">
            <text:p>1502462358633</text:p>
          </table:table-cell>
          <table:table-cell/>
        </table:table-row>
        <table:table-row table:style-name="ro1">
          <table:table-cell office:value-type="float" office:value="2247" calcext:value-type="float">
            <text:p>2247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58633" calcext:value-type="float">
            <text:p>1502462358633</text:p>
          </table:table-cell>
          <table:table-cell office:value-type="float" office:value="1502462358850" calcext:value-type="float">
            <text:p>1502462358850</text:p>
          </table:table-cell>
          <table:table-cell/>
        </table:table-row>
        <table:table-row table:style-name="ro1">
          <table:table-cell office:value-type="float" office:value="2248" calcext:value-type="float">
            <text:p>2248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58850" calcext:value-type="float">
            <text:p>1502462358850</text:p>
          </table:table-cell>
          <table:table-cell office:value-type="float" office:value="1502462358851" calcext:value-type="float">
            <text:p>1502462358851</text:p>
          </table:table-cell>
          <table:table-cell office:value-type="float" office:value="1502462358855" calcext:value-type="float">
            <text:p>1502462358855</text:p>
          </table:table-cell>
          <table:table-cell/>
        </table:table-row>
        <table:table-row table:style-name="ro1">
          <table:table-cell office:value-type="float" office:value="2249" calcext:value-type="float">
            <text:p>2249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58855" calcext:value-type="float">
            <text:p>1502462358855</text:p>
          </table:table-cell>
          <table:table-cell office:value-type="float" office:value="1502462358859" calcext:value-type="float">
            <text:p>1502462358859</text:p>
          </table:table-cell>
          <table:table-cell/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58859" calcext:value-type="float">
            <text:p>1502462358859</text:p>
          </table:table-cell>
          <table:table-cell office:value-type="float" office:value="1502462358863" calcext:value-type="float">
            <text:p>1502462358863</text:p>
          </table:table-cell>
          <table:table-cell/>
        </table:table-row>
        <table:table-row table:style-name="ro1">
          <table:table-cell office:value-type="float" office:value="2251" calcext:value-type="float">
            <text:p>2251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58863" calcext:value-type="float">
            <text:p>1502462358863</text:p>
          </table:table-cell>
          <table:table-cell office:value-type="float" office:value="1502462358867" calcext:value-type="float">
            <text:p>1502462358867</text:p>
          </table:table-cell>
          <table:table-cell/>
        </table:table-row>
        <table:table-row table:style-name="ro1">
          <table:table-cell office:value-type="float" office:value="2252" calcext:value-type="float">
            <text:p>2252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58867" calcext:value-type="float">
            <text:p>1502462358867</text:p>
          </table:table-cell>
          <table:table-cell office:value-type="float" office:value="1502462358868" calcext:value-type="float">
            <text:p>1502462358868</text:p>
          </table:table-cell>
          <table:table-cell office:value-type="float" office:value="1502462359088" calcext:value-type="float">
            <text:p>1502462359088</text:p>
          </table:table-cell>
          <table:table-cell/>
        </table:table-row>
        <table:table-row table:style-name="ro1">
          <table:table-cell office:value-type="float" office:value="2253" calcext:value-type="float">
            <text:p>2253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59088" calcext:value-type="float">
            <text:p>1502462359088</text:p>
          </table:table-cell>
          <table:table-cell office:value-type="float" office:value="1502462359092" calcext:value-type="float">
            <text:p>1502462359092</text:p>
          </table:table-cell>
          <table:table-cell/>
        </table:table-row>
        <table:table-row table:style-name="ro1">
          <table:table-cell office:value-type="float" office:value="2254" calcext:value-type="float">
            <text:p>2254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59092" calcext:value-type="float">
            <text:p>1502462359092</text:p>
          </table:table-cell>
          <table:table-cell office:value-type="float" office:value="1502462359093" calcext:value-type="float">
            <text:p>1502462359093</text:p>
          </table:table-cell>
          <table:table-cell office:value-type="float" office:value="1502462359096" calcext:value-type="float">
            <text:p>1502462359096</text:p>
          </table:table-cell>
          <table:table-cell/>
        </table:table-row>
        <table:table-row table:style-name="ro1">
          <table:table-cell office:value-type="float" office:value="2255" calcext:value-type="float">
            <text:p>2255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59096" calcext:value-type="float">
            <text:p>1502462359096</text:p>
          </table:table-cell>
          <table:table-cell office:value-type="float" office:value="1502462359097" calcext:value-type="float">
            <text:p>1502462359097</text:p>
          </table:table-cell>
          <table:table-cell office:value-type="float" office:value="1502462359101" calcext:value-type="float">
            <text:p>1502462359101</text:p>
          </table:table-cell>
          <table:table-cell/>
        </table:table-row>
        <table:table-row table:style-name="ro1">
          <table:table-cell office:value-type="float" office:value="2256" calcext:value-type="float">
            <text:p>2256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59101" calcext:value-type="float">
            <text:p>1502462359101</text:p>
          </table:table-cell>
          <table:table-cell office:value-type="float" office:value="1502462359105" calcext:value-type="float">
            <text:p>1502462359105</text:p>
          </table:table-cell>
          <table:table-cell/>
        </table:table-row>
        <table:table-row table:style-name="ro1">
          <table:table-cell office:value-type="float" office:value="2257" calcext:value-type="float">
            <text:p>2257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59105" calcext:value-type="float">
            <text:p>1502462359105</text:p>
          </table:table-cell>
          <table:table-cell office:value-type="float" office:value="1502462359109" calcext:value-type="float">
            <text:p>1502462359109</text:p>
          </table:table-cell>
          <table:table-cell/>
        </table:table-row>
        <table:table-row table:style-name="ro1">
          <table:table-cell office:value-type="float" office:value="2258" calcext:value-type="float">
            <text:p>2258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59109" calcext:value-type="float">
            <text:p>1502462359109</text:p>
          </table:table-cell>
          <table:table-cell office:value-type="float" office:value="1502462359113" calcext:value-type="float">
            <text:p>1502462359113</text:p>
          </table:table-cell>
          <table:table-cell/>
        </table:table-row>
        <table:table-row table:style-name="ro1">
          <table:table-cell office:value-type="float" office:value="2259" calcext:value-type="float">
            <text:p>2259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59113" calcext:value-type="float">
            <text:p>1502462359113</text:p>
          </table:table-cell>
          <table:table-cell office:value-type="float" office:value="1502462359114" calcext:value-type="float">
            <text:p>1502462359114</text:p>
          </table:table-cell>
          <table:table-cell office:value-type="float" office:value="1502462359117" calcext:value-type="float">
            <text:p>1502462359117</text:p>
          </table:table-cell>
          <table:table-cell/>
        </table:table-row>
        <table:table-row table:style-name="ro1">
          <table:table-cell office:value-type="float" office:value="2260" calcext:value-type="float">
            <text:p>2260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59117" calcext:value-type="float">
            <text:p>1502462359117</text:p>
          </table:table-cell>
          <table:table-cell office:value-type="float" office:value="1502462359118" calcext:value-type="float">
            <text:p>1502462359118</text:p>
          </table:table-cell>
          <table:table-cell office:value-type="float" office:value="1502462359122" calcext:value-type="float">
            <text:p>1502462359122</text:p>
          </table:table-cell>
          <table:table-cell/>
        </table:table-row>
        <table:table-row table:style-name="ro1">
          <table:table-cell office:value-type="float" office:value="2261" calcext:value-type="float">
            <text:p>2261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59122" calcext:value-type="float">
            <text:p>1502462359122</text:p>
          </table:table-cell>
          <table:table-cell office:value-type="float" office:value="1502462359126" calcext:value-type="float">
            <text:p>1502462359126</text:p>
          </table:table-cell>
          <table:table-cell/>
        </table:table-row>
        <table:table-row table:style-name="ro1">
          <table:table-cell office:value-type="float" office:value="2262" calcext:value-type="float">
            <text:p>2262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59126" calcext:value-type="float">
            <text:p>1502462359126</text:p>
          </table:table-cell>
          <table:table-cell office:value-type="float" office:value="1502462359348" calcext:value-type="float">
            <text:p>1502462359348</text:p>
          </table:table-cell>
          <table:table-cell/>
        </table:table-row>
        <table:table-row table:style-name="ro1">
          <table:table-cell office:value-type="float" office:value="2263" calcext:value-type="float">
            <text:p>2263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59348" calcext:value-type="float">
            <text:p>1502462359348</text:p>
          </table:table-cell>
          <table:table-cell office:value-type="float" office:value="1502462359349" calcext:value-type="float">
            <text:p>1502462359349</text:p>
          </table:table-cell>
          <table:table-cell office:value-type="float" office:value="1502462360008" calcext:value-type="float">
            <text:p>1502462360008</text:p>
          </table:table-cell>
          <table:table-cell/>
        </table:table-row>
        <table:table-row table:style-name="ro1">
          <table:table-cell office:value-type="float" office:value="2264" calcext:value-type="float">
            <text:p>2264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60008" calcext:value-type="float">
            <text:p>1502462360008</text:p>
          </table:table-cell>
          <table:table-cell office:value-type="float" office:value="1502462360012" calcext:value-type="float">
            <text:p>1502462360012</text:p>
          </table:table-cell>
          <table:table-cell/>
        </table:table-row>
        <table:table-row table:style-name="ro1">
          <table:table-cell office:value-type="float" office:value="2265" calcext:value-type="float">
            <text:p>2265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60012" calcext:value-type="float">
            <text:p>1502462360012</text:p>
          </table:table-cell>
          <table:table-cell office:value-type="float" office:value="1502462360013" calcext:value-type="float">
            <text:p>1502462360013</text:p>
          </table:table-cell>
          <table:table-cell office:value-type="float" office:value="1502462360017" calcext:value-type="float">
            <text:p>1502462360017</text:p>
          </table:table-cell>
          <table:table-cell/>
        </table:table-row>
        <table:table-row table:style-name="ro1">
          <table:table-cell office:value-type="float" office:value="2266" calcext:value-type="float">
            <text:p>2266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60017" calcext:value-type="float">
            <text:p>1502462360017</text:p>
          </table:table-cell>
          <table:table-cell office:value-type="float" office:value="1502462360021" calcext:value-type="float">
            <text:p>1502462360021</text:p>
          </table:table-cell>
          <table:table-cell/>
        </table:table-row>
        <table:table-row table:style-name="ro1">
          <table:table-cell office:value-type="float" office:value="2267" calcext:value-type="float">
            <text:p>2267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60021" calcext:value-type="float">
            <text:p>1502462360021</text:p>
          </table:table-cell>
          <table:table-cell office:value-type="float" office:value="1502462360025" calcext:value-type="float">
            <text:p>1502462360025</text:p>
          </table:table-cell>
          <table:table-cell/>
        </table:table-row>
        <table:table-row table:style-name="ro1">
          <table:table-cell office:value-type="float" office:value="2268" calcext:value-type="float">
            <text:p>2268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60025" calcext:value-type="float">
            <text:p>1502462360025</text:p>
          </table:table-cell>
          <table:table-cell office:value-type="float" office:value="1502462360026" calcext:value-type="float">
            <text:p>1502462360026</text:p>
          </table:table-cell>
          <table:table-cell office:value-type="float" office:value="1502462360029" calcext:value-type="float">
            <text:p>1502462360029</text:p>
          </table:table-cell>
          <table:table-cell/>
        </table:table-row>
        <table:table-row table:style-name="ro1">
          <table:table-cell office:value-type="float" office:value="2269" calcext:value-type="float">
            <text:p>2269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60029" calcext:value-type="float">
            <text:p>1502462360029</text:p>
          </table:table-cell>
          <table:table-cell office:value-type="float" office:value="1502462360030" calcext:value-type="float">
            <text:p>1502462360030</text:p>
          </table:table-cell>
          <table:table-cell office:value-type="float" office:value="1502462360248" calcext:value-type="float">
            <text:p>1502462360248</text:p>
          </table:table-cell>
          <table:table-cell/>
        </table:table-row>
        <table:table-row table:style-name="ro1">
          <table:table-cell office:value-type="float" office:value="2270" calcext:value-type="float">
            <text:p>2270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60248" calcext:value-type="float">
            <text:p>1502462360248</text:p>
          </table:table-cell>
          <table:table-cell office:value-type="float" office:value="1502462360252" calcext:value-type="float">
            <text:p>1502462360252</text:p>
          </table:table-cell>
          <table:table-cell/>
        </table:table-row>
        <table:table-row table:style-name="ro1">
          <table:table-cell office:value-type="float" office:value="2271" calcext:value-type="float">
            <text:p>2271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60252" calcext:value-type="float">
            <text:p>1502462360252</text:p>
          </table:table-cell>
          <table:table-cell office:value-type="float" office:value="1502462360253" calcext:value-type="float">
            <text:p>1502462360253</text:p>
          </table:table-cell>
          <table:table-cell office:value-type="float" office:value="1502462360257" calcext:value-type="float">
            <text:p>1502462360257</text:p>
          </table:table-cell>
          <table:table-cell/>
        </table:table-row>
        <table:table-row table:style-name="ro1">
          <table:table-cell office:value-type="float" office:value="2272" calcext:value-type="float">
            <text:p>2272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60257" calcext:value-type="float">
            <text:p>1502462360257</text:p>
          </table:table-cell>
          <table:table-cell office:value-type="float" office:value="1502462360261" calcext:value-type="float">
            <text:p>1502462360261</text:p>
          </table:table-cell>
          <table:table-cell/>
        </table:table-row>
        <table:table-row table:style-name="ro1">
          <table:table-cell office:value-type="float" office:value="2273" calcext:value-type="float">
            <text:p>2273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60261" calcext:value-type="float">
            <text:p>1502462360261</text:p>
          </table:table-cell>
          <table:table-cell office:value-type="float" office:value="1502462360265" calcext:value-type="float">
            <text:p>1502462360265</text:p>
          </table:table-cell>
          <table:table-cell/>
        </table:table-row>
        <table:table-row table:style-name="ro1">
          <table:table-cell office:value-type="float" office:value="2274" calcext:value-type="float">
            <text:p>2274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60265" calcext:value-type="float">
            <text:p>1502462360265</text:p>
          </table:table-cell>
          <table:table-cell office:value-type="float" office:value="1502462360270" calcext:value-type="float">
            <text:p>1502462360270</text:p>
          </table:table-cell>
          <table:table-cell/>
        </table:table-row>
        <table:table-row table:style-name="ro1">
          <table:table-cell office:value-type="float" office:value="2275" calcext:value-type="float">
            <text:p>2275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60270" calcext:value-type="float">
            <text:p>1502462360270</text:p>
          </table:table-cell>
          <table:table-cell office:value-type="float" office:value="1502462360274" calcext:value-type="float">
            <text:p>1502462360274</text:p>
          </table:table-cell>
          <table:table-cell/>
        </table:table-row>
        <table:table-row table:style-name="ro1">
          <table:table-cell office:value-type="float" office:value="2276" calcext:value-type="float">
            <text:p>2276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60274" calcext:value-type="float">
            <text:p>1502462360274</text:p>
          </table:table-cell>
          <table:table-cell office:value-type="float" office:value="1502462360275" calcext:value-type="float">
            <text:p>1502462360275</text:p>
          </table:table-cell>
          <table:table-cell office:value-type="float" office:value="1502462360279" calcext:value-type="float">
            <text:p>1502462360279</text:p>
          </table:table-cell>
          <table:table-cell/>
        </table:table-row>
        <table:table-row table:style-name="ro1">
          <table:table-cell office:value-type="float" office:value="2277" calcext:value-type="float">
            <text:p>2277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60279" calcext:value-type="float">
            <text:p>1502462360279</text:p>
          </table:table-cell>
          <table:table-cell office:value-type="float" office:value="1502462360283" calcext:value-type="float">
            <text:p>1502462360283</text:p>
          </table:table-cell>
          <table:table-cell/>
        </table:table-row>
        <table:table-row table:style-name="ro1">
          <table:table-cell office:value-type="float" office:value="2278" calcext:value-type="float">
            <text:p>2278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60283" calcext:value-type="float">
            <text:p>1502462360283</text:p>
          </table:table-cell>
          <table:table-cell office:value-type="float" office:value="1502462360287" calcext:value-type="float">
            <text:p>1502462360287</text:p>
          </table:table-cell>
          <table:table-cell/>
        </table:table-row>
        <table:table-row table:style-name="ro1">
          <table:table-cell office:value-type="float" office:value="2279" calcext:value-type="float">
            <text:p>2279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60287" calcext:value-type="float">
            <text:p>1502462360287</text:p>
          </table:table-cell>
          <table:table-cell office:value-type="float" office:value="1502462360288" calcext:value-type="float">
            <text:p>1502462360288</text:p>
          </table:table-cell>
          <table:table-cell office:value-type="float" office:value="1502462360508" calcext:value-type="float">
            <text:p>1502462360508</text:p>
          </table:table-cell>
          <table:table-cell/>
        </table:table-row>
        <table:table-row table:style-name="ro1">
          <table:table-cell office:value-type="float" office:value="2280" calcext:value-type="float">
            <text:p>2280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60508" calcext:value-type="float">
            <text:p>1502462360508</text:p>
          </table:table-cell>
          <table:table-cell office:value-type="float" office:value="1502462360512" calcext:value-type="float">
            <text:p>1502462360512</text:p>
          </table:table-cell>
          <table:table-cell/>
        </table:table-row>
        <table:table-row table:style-name="ro1">
          <table:table-cell office:value-type="float" office:value="2281" calcext:value-type="float">
            <text:p>2281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60512" calcext:value-type="float">
            <text:p>1502462360512</text:p>
          </table:table-cell>
          <table:table-cell office:value-type="float" office:value="1502462360513" calcext:value-type="float">
            <text:p>1502462360513</text:p>
          </table:table-cell>
          <table:table-cell office:value-type="float" office:value="1502462360728" calcext:value-type="float">
            <text:p>1502462360728</text:p>
          </table:table-cell>
          <table:table-cell/>
        </table:table-row>
        <table:table-row table:style-name="ro1">
          <table:table-cell office:value-type="float" office:value="2282" calcext:value-type="float">
            <text:p>2282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60728" calcext:value-type="float">
            <text:p>1502462360728</text:p>
          </table:table-cell>
          <table:table-cell office:value-type="float" office:value="1502462360729" calcext:value-type="float">
            <text:p>1502462360729</text:p>
          </table:table-cell>
          <table:table-cell office:value-type="float" office:value="1502462360733" calcext:value-type="float">
            <text:p>1502462360733</text:p>
          </table:table-cell>
          <table:table-cell/>
        </table:table-row>
        <table:table-row table:style-name="ro1">
          <table:table-cell office:value-type="float" office:value="2283" calcext:value-type="float">
            <text:p>2283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60733" calcext:value-type="float">
            <text:p>1502462360733</text:p>
          </table:table-cell>
          <table:table-cell office:value-type="float" office:value="1502462360737" calcext:value-type="float">
            <text:p>1502462360737</text:p>
          </table:table-cell>
          <table:table-cell/>
        </table:table-row>
        <table:table-row table:style-name="ro1">
          <table:table-cell office:value-type="float" office:value="2284" calcext:value-type="float">
            <text:p>2284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60737" calcext:value-type="float">
            <text:p>1502462360737</text:p>
          </table:table-cell>
          <table:table-cell office:value-type="float" office:value="1502462360958" calcext:value-type="float">
            <text:p>1502462360958</text:p>
          </table:table-cell>
          <table:table-cell/>
        </table:table-row>
        <table:table-row table:style-name="ro1">
          <table:table-cell office:value-type="float" office:value="2285" calcext:value-type="float">
            <text:p>2285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60958" calcext:value-type="float">
            <text:p>1502462360958</text:p>
          </table:table-cell>
          <table:table-cell office:value-type="float" office:value="1502462360962" calcext:value-type="float">
            <text:p>1502462360962</text:p>
          </table:table-cell>
          <table:table-cell/>
        </table:table-row>
        <table:table-row table:style-name="ro1">
          <table:table-cell office:value-type="float" office:value="2286" calcext:value-type="float">
            <text:p>2286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60962" calcext:value-type="float">
            <text:p>1502462360962</text:p>
          </table:table-cell>
          <table:table-cell office:value-type="float" office:value="1502462360963" calcext:value-type="float">
            <text:p>1502462360963</text:p>
          </table:table-cell>
          <table:table-cell office:value-type="float" office:value="1502462360966" calcext:value-type="float">
            <text:p>1502462360966</text:p>
          </table:table-cell>
          <table:table-cell/>
        </table:table-row>
        <table:table-row table:style-name="ro1">
          <table:table-cell office:value-type="float" office:value="2287" calcext:value-type="float">
            <text:p>2287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60967" calcext:value-type="float">
            <text:p>1502462360967</text:p>
          </table:table-cell>
          <table:table-cell office:value-type="float" office:value="1502462360971" calcext:value-type="float">
            <text:p>1502462360971</text:p>
          </table:table-cell>
          <table:table-cell/>
        </table:table-row>
        <table:table-row table:style-name="ro1">
          <table:table-cell office:value-type="float" office:value="2288" calcext:value-type="float">
            <text:p>2288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60971" calcext:value-type="float">
            <text:p>1502462360971</text:p>
          </table:table-cell>
          <table:table-cell office:value-type="float" office:value="1502462360975" calcext:value-type="float">
            <text:p>1502462360975</text:p>
          </table:table-cell>
          <table:table-cell/>
        </table:table-row>
        <table:table-row table:style-name="ro1">
          <table:table-cell office:value-type="float" office:value="2289" calcext:value-type="float">
            <text:p>2289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60975" calcext:value-type="float">
            <text:p>1502462360975</text:p>
          </table:table-cell>
          <table:table-cell office:value-type="float" office:value="1502462360979" calcext:value-type="float">
            <text:p>1502462360979</text:p>
          </table:table-cell>
          <table:table-cell/>
        </table:table-row>
        <table:table-row table:style-name="ro1">
          <table:table-cell office:value-type="float" office:value="2290" calcext:value-type="float">
            <text:p>2290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60979" calcext:value-type="float">
            <text:p>1502462360979</text:p>
          </table:table-cell>
          <table:table-cell office:value-type="float" office:value="1502462361198" calcext:value-type="float">
            <text:p>1502462361198</text:p>
          </table:table-cell>
          <table:table-cell/>
        </table:table-row>
        <table:table-row table:style-name="ro1">
          <table:table-cell office:value-type="float" office:value="2291" calcext:value-type="float">
            <text:p>2291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61198" calcext:value-type="float">
            <text:p>1502462361198</text:p>
          </table:table-cell>
          <table:table-cell office:value-type="float" office:value="1502462361202" calcext:value-type="float">
            <text:p>1502462361202</text:p>
          </table:table-cell>
          <table:table-cell/>
        </table:table-row>
        <table:table-row table:style-name="ro1">
          <table:table-cell office:value-type="float" office:value="2292" calcext:value-type="float">
            <text:p>2292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61202" calcext:value-type="float">
            <text:p>1502462361202</text:p>
          </table:table-cell>
          <table:table-cell office:value-type="float" office:value="1502462361203" calcext:value-type="float">
            <text:p>1502462361203</text:p>
          </table:table-cell>
          <table:table-cell office:value-type="float" office:value="1502462361207" calcext:value-type="float">
            <text:p>1502462361207</text:p>
          </table:table-cell>
          <table:table-cell/>
        </table:table-row>
        <table:table-row table:style-name="ro1">
          <table:table-cell office:value-type="float" office:value="2293" calcext:value-type="float">
            <text:p>2293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61207" calcext:value-type="float">
            <text:p>1502462361207</text:p>
          </table:table-cell>
          <table:table-cell office:value-type="float" office:value="1502462361211" calcext:value-type="float">
            <text:p>1502462361211</text:p>
          </table:table-cell>
          <table:table-cell/>
        </table:table-row>
        <table:table-row table:style-name="ro1">
          <table:table-cell office:value-type="float" office:value="2294" calcext:value-type="float">
            <text:p>2294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61211" calcext:value-type="float">
            <text:p>1502462361211</text:p>
          </table:table-cell>
          <table:table-cell office:value-type="float" office:value="1502462361215" calcext:value-type="float">
            <text:p>1502462361215</text:p>
          </table:table-cell>
          <table:table-cell/>
        </table:table-row>
        <table:table-row table:style-name="ro1">
          <table:table-cell office:value-type="float" office:value="2295" calcext:value-type="float">
            <text:p>2295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61215" calcext:value-type="float">
            <text:p>1502462361215</text:p>
          </table:table-cell>
          <table:table-cell office:value-type="float" office:value="1502462361219" calcext:value-type="float">
            <text:p>1502462361219</text:p>
          </table:table-cell>
          <table:table-cell/>
        </table:table-row>
        <table:table-row table:style-name="ro1">
          <table:table-cell office:value-type="float" office:value="2296" calcext:value-type="float">
            <text:p>2296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61219" calcext:value-type="float">
            <text:p>1502462361219</text:p>
          </table:table-cell>
          <table:table-cell office:value-type="float" office:value="1502462361220" calcext:value-type="float">
            <text:p>1502462361220</text:p>
          </table:table-cell>
          <table:table-cell office:value-type="float" office:value="1502462361224" calcext:value-type="float">
            <text:p>1502462361224</text:p>
          </table:table-cell>
          <table:table-cell/>
        </table:table-row>
        <table:table-row table:style-name="ro1">
          <table:table-cell office:value-type="float" office:value="2297" calcext:value-type="float">
            <text:p>2297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61224" calcext:value-type="float">
            <text:p>1502462361224</text:p>
          </table:table-cell>
          <table:table-cell office:value-type="float" office:value="1502462361228" calcext:value-type="float">
            <text:p>1502462361228</text:p>
          </table:table-cell>
          <table:table-cell/>
        </table:table-row>
        <table:table-row table:style-name="ro1">
          <table:table-cell office:value-type="float" office:value="2298" calcext:value-type="float">
            <text:p>2298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61228" calcext:value-type="float">
            <text:p>1502462361228</text:p>
          </table:table-cell>
          <table:table-cell office:value-type="float" office:value="1502462361232" calcext:value-type="float">
            <text:p>1502462361232</text:p>
          </table:table-cell>
          <table:table-cell/>
        </table:table-row>
        <table:table-row table:style-name="ro1">
          <table:table-cell office:value-type="float" office:value="2299" calcext:value-type="float">
            <text:p>2299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61232" calcext:value-type="float">
            <text:p>1502462361232</text:p>
          </table:table-cell>
          <table:table-cell office:value-type="float" office:value="1502462361233" calcext:value-type="float">
            <text:p>1502462361233</text:p>
          </table:table-cell>
          <table:table-cell office:value-type="float" office:value="1502462361236" calcext:value-type="float">
            <text:p>1502462361236</text:p>
          </table:table-cell>
          <table:table-cell/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61237" calcext:value-type="float">
            <text:p>1502462361237</text:p>
          </table:table-cell>
          <table:table-cell office:value-type="float" office:value="1502462361241" calcext:value-type="float">
            <text:p>1502462361241</text:p>
          </table:table-cell>
          <table:table-cell/>
        </table:table-row>
        <table:table-row table:style-name="ro1">
          <table:table-cell office:value-type="float" office:value="2301" calcext:value-type="float">
            <text:p>2301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61241" calcext:value-type="float">
            <text:p>1502462361241</text:p>
          </table:table-cell>
          <table:table-cell office:value-type="float" office:value="1502462361245" calcext:value-type="float">
            <text:p>1502462361245</text:p>
          </table:table-cell>
          <table:table-cell/>
        </table:table-row>
        <table:table-row table:style-name="ro1">
          <table:table-cell office:value-type="float" office:value="2302" calcext:value-type="float">
            <text:p>2302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61245" calcext:value-type="float">
            <text:p>1502462361245</text:p>
          </table:table-cell>
          <table:table-cell office:value-type="float" office:value="1502462361249" calcext:value-type="float">
            <text:p>1502462361249</text:p>
          </table:table-cell>
          <table:table-cell/>
        </table:table-row>
        <table:table-row table:style-name="ro1">
          <table:table-cell office:value-type="float" office:value="2303" calcext:value-type="float">
            <text:p>2303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61249" calcext:value-type="float">
            <text:p>1502462361249</text:p>
          </table:table-cell>
          <table:table-cell office:value-type="float" office:value="1502462361250" calcext:value-type="float">
            <text:p>1502462361250</text:p>
          </table:table-cell>
          <table:table-cell office:value-type="float" office:value="1502462361254" calcext:value-type="float">
            <text:p>1502462361254</text:p>
          </table:table-cell>
          <table:table-cell/>
        </table:table-row>
        <table:table-row table:style-name="ro1">
          <table:table-cell office:value-type="float" office:value="2304" calcext:value-type="float">
            <text:p>2304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61254" calcext:value-type="float">
            <text:p>1502462361254</text:p>
          </table:table-cell>
          <table:table-cell office:value-type="float" office:value="1502462361258" calcext:value-type="float">
            <text:p>1502462361258</text:p>
          </table:table-cell>
          <table:table-cell/>
        </table:table-row>
        <table:table-row table:style-name="ro1">
          <table:table-cell office:value-type="float" office:value="2305" calcext:value-type="float">
            <text:p>2305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61258" calcext:value-type="float">
            <text:p>1502462361258</text:p>
          </table:table-cell>
          <table:table-cell office:value-type="float" office:value="1502462361478" calcext:value-type="float">
            <text:p>1502462361478</text:p>
          </table:table-cell>
          <table:table-cell/>
        </table:table-row>
        <table:table-row table:style-name="ro1">
          <table:table-cell office:value-type="float" office:value="2306" calcext:value-type="float">
            <text:p>2306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61478" calcext:value-type="float">
            <text:p>1502462361478</text:p>
          </table:table-cell>
          <table:table-cell office:value-type="float" office:value="1502462361482" calcext:value-type="float">
            <text:p>1502462361482</text:p>
          </table:table-cell>
          <table:table-cell/>
        </table:table-row>
        <table:table-row table:style-name="ro1">
          <table:table-cell office:value-type="float" office:value="2307" calcext:value-type="float">
            <text:p>2307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61482" calcext:value-type="float">
            <text:p>1502462361482</text:p>
          </table:table-cell>
          <table:table-cell office:value-type="float" office:value="1502462361483" calcext:value-type="float">
            <text:p>1502462361483</text:p>
          </table:table-cell>
          <table:table-cell office:value-type="float" office:value="1502462361486" calcext:value-type="float">
            <text:p>1502462361486</text:p>
          </table:table-cell>
          <table:table-cell/>
        </table:table-row>
        <table:table-row table:style-name="ro1">
          <table:table-cell office:value-type="float" office:value="2308" calcext:value-type="float">
            <text:p>2308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61487" calcext:value-type="float">
            <text:p>1502462361487</text:p>
          </table:table-cell>
          <table:table-cell office:value-type="float" office:value="1502462361491" calcext:value-type="float">
            <text:p>1502462361491</text:p>
          </table:table-cell>
          <table:table-cell/>
        </table:table-row>
        <table:table-row table:style-name="ro1">
          <table:table-cell office:value-type="float" office:value="2309" calcext:value-type="float">
            <text:p>2309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61491" calcext:value-type="float">
            <text:p>1502462361491</text:p>
          </table:table-cell>
          <table:table-cell office:value-type="float" office:value="1502462361495" calcext:value-type="float">
            <text:p>1502462361495</text:p>
          </table:table-cell>
          <table:table-cell/>
        </table:table-row>
        <table:table-row table:style-name="ro1">
          <table:table-cell office:value-type="float" office:value="2310" calcext:value-type="float">
            <text:p>2310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61495" calcext:value-type="float">
            <text:p>1502462361495</text:p>
          </table:table-cell>
          <table:table-cell office:value-type="float" office:value="1502462361499" calcext:value-type="float">
            <text:p>1502462361499</text:p>
          </table:table-cell>
          <table:table-cell/>
        </table:table-row>
        <table:table-row table:style-name="ro1">
          <table:table-cell office:value-type="float" office:value="2311" calcext:value-type="float">
            <text:p>2311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61499" calcext:value-type="float">
            <text:p>1502462361499</text:p>
          </table:table-cell>
          <table:table-cell office:value-type="float" office:value="1502462361500" calcext:value-type="float">
            <text:p>1502462361500</text:p>
          </table:table-cell>
          <table:table-cell office:value-type="float" office:value="1502462361503" calcext:value-type="float">
            <text:p>1502462361503</text:p>
          </table:table-cell>
          <table:table-cell/>
        </table:table-row>
        <table:table-row table:style-name="ro1">
          <table:table-cell office:value-type="float" office:value="2312" calcext:value-type="float">
            <text:p>2312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61503" calcext:value-type="float">
            <text:p>1502462361503</text:p>
          </table:table-cell>
          <table:table-cell office:value-type="float" office:value="1502462361504" calcext:value-type="float">
            <text:p>1502462361504</text:p>
          </table:table-cell>
          <table:table-cell office:value-type="float" office:value="1502462361508" calcext:value-type="float">
            <text:p>1502462361508</text:p>
          </table:table-cell>
          <table:table-cell/>
        </table:table-row>
        <table:table-row table:style-name="ro1">
          <table:table-cell office:value-type="float" office:value="2313" calcext:value-type="float">
            <text:p>2313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61508" calcext:value-type="float">
            <text:p>1502462361508</text:p>
          </table:table-cell>
          <table:table-cell office:value-type="float" office:value="1502462361512" calcext:value-type="float">
            <text:p>1502462361512</text:p>
          </table:table-cell>
          <table:table-cell/>
        </table:table-row>
        <table:table-row table:style-name="ro1">
          <table:table-cell office:value-type="float" office:value="2314" calcext:value-type="float">
            <text:p>2314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61512" calcext:value-type="float">
            <text:p>1502462361512</text:p>
          </table:table-cell>
          <table:table-cell office:value-type="float" office:value="1502462361516" calcext:value-type="float">
            <text:p>1502462361516</text:p>
          </table:table-cell>
          <table:table-cell/>
        </table:table-row>
        <table:table-row table:style-name="ro1">
          <table:table-cell office:value-type="float" office:value="2315" calcext:value-type="float">
            <text:p>2315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61516" calcext:value-type="float">
            <text:p>1502462361516</text:p>
          </table:table-cell>
          <table:table-cell office:value-type="float" office:value="1502462361517" calcext:value-type="float">
            <text:p>1502462361517</text:p>
          </table:table-cell>
          <table:table-cell office:value-type="float" office:value="1502462361520" calcext:value-type="float">
            <text:p>1502462361520</text:p>
          </table:table-cell>
          <table:table-cell/>
        </table:table-row>
        <table:table-row table:style-name="ro1">
          <table:table-cell office:value-type="float" office:value="2316" calcext:value-type="float">
            <text:p>2316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61521" calcext:value-type="float">
            <text:p>1502462361521</text:p>
          </table:table-cell>
          <table:table-cell office:value-type="float" office:value="1502462361525" calcext:value-type="float">
            <text:p>1502462361525</text:p>
          </table:table-cell>
          <table:table-cell/>
        </table:table-row>
        <table:table-row table:style-name="ro1">
          <table:table-cell office:value-type="float" office:value="2317" calcext:value-type="float">
            <text:p>2317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61525" calcext:value-type="float">
            <text:p>1502462361525</text:p>
          </table:table-cell>
          <table:table-cell office:value-type="float" office:value="1502462361529" calcext:value-type="float">
            <text:p>1502462361529</text:p>
          </table:table-cell>
          <table:table-cell/>
        </table:table-row>
        <table:table-row table:style-name="ro1">
          <table:table-cell office:value-type="float" office:value="2318" calcext:value-type="float">
            <text:p>2318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61529" calcext:value-type="float">
            <text:p>1502462361529</text:p>
          </table:table-cell>
          <table:table-cell office:value-type="float" office:value="1502462361533" calcext:value-type="float">
            <text:p>1502462361533</text:p>
          </table:table-cell>
          <table:table-cell/>
        </table:table-row>
        <table:table-row table:style-name="ro1">
          <table:table-cell office:value-type="float" office:value="2319" calcext:value-type="float">
            <text:p>2319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61533" calcext:value-type="float">
            <text:p>1502462361533</text:p>
          </table:table-cell>
          <table:table-cell office:value-type="float" office:value="1502462361534" calcext:value-type="float">
            <text:p>1502462361534</text:p>
          </table:table-cell>
          <table:table-cell office:value-type="float" office:value="1502462361537" calcext:value-type="float">
            <text:p>1502462361537</text:p>
          </table:table-cell>
          <table:table-cell/>
        </table:table-row>
        <table:table-row table:style-name="ro1">
          <table:table-cell office:value-type="float" office:value="2320" calcext:value-type="float">
            <text:p>2320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61537" calcext:value-type="float">
            <text:p>1502462361537</text:p>
          </table:table-cell>
          <table:table-cell office:value-type="float" office:value="1502462361538" calcext:value-type="float">
            <text:p>1502462361538</text:p>
          </table:table-cell>
          <table:table-cell office:value-type="float" office:value="1502462361542" calcext:value-type="float">
            <text:p>1502462361542</text:p>
          </table:table-cell>
          <table:table-cell/>
        </table:table-row>
        <table:table-row table:style-name="ro1">
          <table:table-cell office:value-type="float" office:value="2321" calcext:value-type="float">
            <text:p>2321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61542" calcext:value-type="float">
            <text:p>1502462361542</text:p>
          </table:table-cell>
          <table:table-cell office:value-type="float" office:value="1502462361547" calcext:value-type="float">
            <text:p>1502462361547</text:p>
          </table:table-cell>
          <table:table-cell/>
        </table:table-row>
        <table:table-row table:style-name="ro1">
          <table:table-cell office:value-type="float" office:value="2322" calcext:value-type="float">
            <text:p>2322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61547" calcext:value-type="float">
            <text:p>1502462361547</text:p>
          </table:table-cell>
          <table:table-cell office:value-type="float" office:value="1502462361979" calcext:value-type="float">
            <text:p>1502462361979</text:p>
          </table:table-cell>
          <table:table-cell/>
        </table:table-row>
        <table:table-row table:style-name="ro1">
          <table:table-cell office:value-type="float" office:value="2323" calcext:value-type="float">
            <text:p>2323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61979" calcext:value-type="float">
            <text:p>1502462361979</text:p>
          </table:table-cell>
          <table:table-cell office:value-type="float" office:value="1502462361980" calcext:value-type="float">
            <text:p>1502462361980</text:p>
          </table:table-cell>
          <table:table-cell office:value-type="float" office:value="1502462361982" calcext:value-type="float">
            <text:p>1502462361982</text:p>
          </table:table-cell>
          <table:table-cell/>
        </table:table-row>
        <table:table-row table:style-name="ro1">
          <table:table-cell office:value-type="float" office:value="2324" calcext:value-type="float">
            <text:p>2324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61982" calcext:value-type="float">
            <text:p>1502462361982</text:p>
          </table:table-cell>
          <table:table-cell office:value-type="float" office:value="1502462361983" calcext:value-type="float">
            <text:p>1502462361983</text:p>
          </table:table-cell>
          <table:table-cell office:value-type="float" office:value="1502462361985" calcext:value-type="float">
            <text:p>1502462361985</text:p>
          </table:table-cell>
          <table:table-cell/>
        </table:table-row>
        <table:table-row table:style-name="ro1">
          <table:table-cell office:value-type="float" office:value="2325" calcext:value-type="float">
            <text:p>2325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61985" calcext:value-type="float">
            <text:p>1502462361985</text:p>
          </table:table-cell>
          <table:table-cell office:value-type="float" office:value="1502462361986" calcext:value-type="float">
            <text:p>1502462361986</text:p>
          </table:table-cell>
          <table:table-cell office:value-type="float" office:value="1502462361988" calcext:value-type="float">
            <text:p>1502462361988</text:p>
          </table:table-cell>
          <table:table-cell/>
        </table:table-row>
        <table:table-row table:style-name="ro1">
          <table:table-cell office:value-type="float" office:value="2326" calcext:value-type="float">
            <text:p>2326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61989" calcext:value-type="float">
            <text:p>1502462361989</text:p>
          </table:table-cell>
          <table:table-cell office:value-type="float" office:value="1502462361991" calcext:value-type="float">
            <text:p>1502462361991</text:p>
          </table:table-cell>
          <table:table-cell/>
        </table:table-row>
        <table:table-row table:style-name="ro1">
          <table:table-cell office:value-type="float" office:value="2327" calcext:value-type="float">
            <text:p>2327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61992" calcext:value-type="float">
            <text:p>1502462361992</text:p>
          </table:table-cell>
          <table:table-cell office:value-type="float" office:value="1502462361994" calcext:value-type="float">
            <text:p>1502462361994</text:p>
          </table:table-cell>
          <table:table-cell/>
        </table:table-row>
        <table:table-row table:style-name="ro1">
          <table:table-cell office:value-type="float" office:value="2328" calcext:value-type="float">
            <text:p>2328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61994" calcext:value-type="float">
            <text:p>1502462361994</text:p>
          </table:table-cell>
          <table:table-cell office:value-type="float" office:value="1502462361995" calcext:value-type="float">
            <text:p>1502462361995</text:p>
          </table:table-cell>
          <table:table-cell office:value-type="float" office:value="1502462361997" calcext:value-type="float">
            <text:p>1502462361997</text:p>
          </table:table-cell>
          <table:table-cell/>
        </table:table-row>
        <table:table-row table:style-name="ro1">
          <table:table-cell office:value-type="float" office:value="2329" calcext:value-type="float">
            <text:p>2329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61997" calcext:value-type="float">
            <text:p>1502462361997</text:p>
          </table:table-cell>
          <table:table-cell office:value-type="float" office:value="1502462361998" calcext:value-type="float">
            <text:p>1502462361998</text:p>
          </table:table-cell>
          <table:table-cell office:value-type="float" office:value="1502462362000" calcext:value-type="float">
            <text:p>1502462362000</text:p>
          </table:table-cell>
          <table:table-cell/>
        </table:table-row>
        <table:table-row table:style-name="ro1">
          <table:table-cell office:value-type="float" office:value="2330" calcext:value-type="float">
            <text:p>2330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62000" calcext:value-type="float">
            <text:p>1502462362000</text:p>
          </table:table-cell>
          <table:table-cell office:value-type="float" office:value="1502462362001" calcext:value-type="float">
            <text:p>1502462362001</text:p>
          </table:table-cell>
          <table:table-cell office:value-type="float" office:value="1502462362003" calcext:value-type="float">
            <text:p>1502462362003</text:p>
          </table:table-cell>
          <table:table-cell/>
        </table:table-row>
        <table:table-row table:style-name="ro1">
          <table:table-cell office:value-type="float" office:value="2331" calcext:value-type="float">
            <text:p>2331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62004" calcext:value-type="float">
            <text:p>1502462362004</text:p>
          </table:table-cell>
          <table:table-cell office:value-type="float" office:value="1502462362006" calcext:value-type="float">
            <text:p>1502462362006</text:p>
          </table:table-cell>
          <table:table-cell/>
        </table:table-row>
        <table:table-row table:style-name="ro1">
          <table:table-cell office:value-type="float" office:value="2332" calcext:value-type="float">
            <text:p>2332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62007" calcext:value-type="float">
            <text:p>1502462362007</text:p>
          </table:table-cell>
          <table:table-cell office:value-type="float" office:value="1502462362440" calcext:value-type="float">
            <text:p>1502462362440</text:p>
          </table:table-cell>
          <table:table-cell/>
        </table:table-row>
        <table:table-row table:style-name="ro1">
          <table:table-cell office:value-type="float" office:value="2333" calcext:value-type="float">
            <text:p>2333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62440" calcext:value-type="float">
            <text:p>1502462362440</text:p>
          </table:table-cell>
          <table:table-cell office:value-type="float" office:value="1502462362441" calcext:value-type="float">
            <text:p>1502462362441</text:p>
          </table:table-cell>
          <table:table-cell office:value-type="float" office:value="1502462362444" calcext:value-type="float">
            <text:p>1502462362444</text:p>
          </table:table-cell>
          <table:table-cell/>
        </table:table-row>
        <table:table-row table:style-name="ro1">
          <table:table-cell office:value-type="float" office:value="2334" calcext:value-type="float">
            <text:p>2334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62444" calcext:value-type="float">
            <text:p>1502462362444</text:p>
          </table:table-cell>
          <table:table-cell office:value-type="float" office:value="1502462362445" calcext:value-type="float">
            <text:p>1502462362445</text:p>
          </table:table-cell>
          <table:table-cell office:value-type="float" office:value="1502462362449" calcext:value-type="float">
            <text:p>1502462362449</text:p>
          </table:table-cell>
          <table:table-cell/>
        </table:table-row>
        <table:table-row table:style-name="ro1">
          <table:table-cell office:value-type="float" office:value="2335" calcext:value-type="float">
            <text:p>2335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62449" calcext:value-type="float">
            <text:p>1502462362449</text:p>
          </table:table-cell>
          <table:table-cell office:value-type="float" office:value="1502462362453" calcext:value-type="float">
            <text:p>1502462362453</text:p>
          </table:table-cell>
          <table:table-cell/>
        </table:table-row>
        <table:table-row table:style-name="ro1">
          <table:table-cell office:value-type="float" office:value="2336" calcext:value-type="float">
            <text:p>2336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62453" calcext:value-type="float">
            <text:p>1502462362453</text:p>
          </table:table-cell>
          <table:table-cell office:value-type="float" office:value="1502462362457" calcext:value-type="float">
            <text:p>1502462362457</text:p>
          </table:table-cell>
          <table:table-cell/>
        </table:table-row>
        <table:table-row table:style-name="ro1">
          <table:table-cell office:value-type="float" office:value="2337" calcext:value-type="float">
            <text:p>2337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62457" calcext:value-type="float">
            <text:p>1502462362457</text:p>
          </table:table-cell>
          <table:table-cell office:value-type="float" office:value="1502462362458" calcext:value-type="float">
            <text:p>1502462362458</text:p>
          </table:table-cell>
          <table:table-cell office:value-type="float" office:value="1502462362461" calcext:value-type="float">
            <text:p>1502462362461</text:p>
          </table:table-cell>
          <table:table-cell/>
        </table:table-row>
        <table:table-row table:style-name="ro1">
          <table:table-cell office:value-type="float" office:value="2338" calcext:value-type="float">
            <text:p>2338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62461" calcext:value-type="float">
            <text:p>1502462362461</text:p>
          </table:table-cell>
          <table:table-cell office:value-type="float" office:value="1502462362462" calcext:value-type="float">
            <text:p>1502462362462</text:p>
          </table:table-cell>
          <table:table-cell office:value-type="float" office:value="1502462362466" calcext:value-type="float">
            <text:p>1502462362466</text:p>
          </table:table-cell>
          <table:table-cell/>
        </table:table-row>
        <table:table-row table:style-name="ro1">
          <table:table-cell office:value-type="float" office:value="2339" calcext:value-type="float">
            <text:p>2339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62466" calcext:value-type="float">
            <text:p>1502462362466</text:p>
          </table:table-cell>
          <table:table-cell office:value-type="float" office:value="1502462362470" calcext:value-type="float">
            <text:p>1502462362470</text:p>
          </table:table-cell>
          <table:table-cell/>
        </table:table-row>
        <table:table-row table:style-name="ro1">
          <table:table-cell office:value-type="float" office:value="2340" calcext:value-type="float">
            <text:p>2340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62470" calcext:value-type="float">
            <text:p>1502462362470</text:p>
          </table:table-cell>
          <table:table-cell office:value-type="float" office:value="1502462362474" calcext:value-type="float">
            <text:p>1502462362474</text:p>
          </table:table-cell>
          <table:table-cell/>
        </table:table-row>
        <table:table-row table:style-name="ro1">
          <table:table-cell office:value-type="float" office:value="2341" calcext:value-type="float">
            <text:p>2341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62474" calcext:value-type="float">
            <text:p>1502462362474</text:p>
          </table:table-cell>
          <table:table-cell office:value-type="float" office:value="1502462362475" calcext:value-type="float">
            <text:p>1502462362475</text:p>
          </table:table-cell>
          <table:table-cell office:value-type="float" office:value="1502462362479" calcext:value-type="float">
            <text:p>1502462362479</text:p>
          </table:table-cell>
          <table:table-cell/>
        </table:table-row>
        <table:table-row table:style-name="ro1">
          <table:table-cell office:value-type="float" office:value="2342" calcext:value-type="float">
            <text:p>2342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62479" calcext:value-type="float">
            <text:p>1502462362479</text:p>
          </table:table-cell>
          <table:table-cell office:value-type="float" office:value="1502462362483" calcext:value-type="float">
            <text:p>1502462362483</text:p>
          </table:table-cell>
          <table:table-cell/>
        </table:table-row>
        <table:table-row table:style-name="ro1">
          <table:table-cell office:value-type="float" office:value="2343" calcext:value-type="float">
            <text:p>2343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62483" calcext:value-type="float">
            <text:p>1502462362483</text:p>
          </table:table-cell>
          <table:table-cell office:value-type="float" office:value="1502462362487" calcext:value-type="float">
            <text:p>1502462362487</text:p>
          </table:table-cell>
          <table:table-cell/>
        </table:table-row>
        <table:table-row table:style-name="ro1">
          <table:table-cell office:value-type="float" office:value="2344" calcext:value-type="float">
            <text:p>2344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62487" calcext:value-type="float">
            <text:p>1502462362487</text:p>
          </table:table-cell>
          <table:table-cell office:value-type="float" office:value="1502462362491" calcext:value-type="float">
            <text:p>1502462362491</text:p>
          </table:table-cell>
          <table:table-cell/>
        </table:table-row>
        <table:table-row table:style-name="ro1">
          <table:table-cell office:value-type="float" office:value="2345" calcext:value-type="float">
            <text:p>2345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62491" calcext:value-type="float">
            <text:p>1502462362491</text:p>
          </table:table-cell>
          <table:table-cell office:value-type="float" office:value="1502462362492" calcext:value-type="float">
            <text:p>1502462362492</text:p>
          </table:table-cell>
          <table:table-cell office:value-type="float" office:value="1502462362495" calcext:value-type="float">
            <text:p>1502462362495</text:p>
          </table:table-cell>
          <table:table-cell/>
        </table:table-row>
        <table:table-row table:style-name="ro1">
          <table:table-cell office:value-type="float" office:value="2346" calcext:value-type="float">
            <text:p>2346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62495" calcext:value-type="float">
            <text:p>1502462362495</text:p>
          </table:table-cell>
          <table:table-cell office:value-type="float" office:value="1502462362496" calcext:value-type="float">
            <text:p>1502462362496</text:p>
          </table:table-cell>
          <table:table-cell office:value-type="float" office:value="1502462362500" calcext:value-type="float">
            <text:p>1502462362500</text:p>
          </table:table-cell>
          <table:table-cell/>
        </table:table-row>
        <table:table-row table:style-name="ro1">
          <table:table-cell office:value-type="float" office:value="2347" calcext:value-type="float">
            <text:p>2347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62500" calcext:value-type="float">
            <text:p>1502462362500</text:p>
          </table:table-cell>
          <table:table-cell office:value-type="float" office:value="1502462362504" calcext:value-type="float">
            <text:p>1502462362504</text:p>
          </table:table-cell>
          <table:table-cell/>
        </table:table-row>
        <table:table-row table:style-name="ro1">
          <table:table-cell office:value-type="float" office:value="2348" calcext:value-type="float">
            <text:p>2348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62504" calcext:value-type="float">
            <text:p>1502462362504</text:p>
          </table:table-cell>
          <table:table-cell office:value-type="float" office:value="1502462362505" calcext:value-type="float">
            <text:p>1502462362505</text:p>
          </table:table-cell>
          <table:table-cell office:value-type="float" office:value="1502462362509" calcext:value-type="float">
            <text:p>1502462362509</text:p>
          </table:table-cell>
          <table:table-cell/>
        </table:table-row>
        <table:table-row table:style-name="ro1">
          <table:table-cell office:value-type="float" office:value="2349" calcext:value-type="float">
            <text:p>2349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62509" calcext:value-type="float">
            <text:p>1502462362509</text:p>
          </table:table-cell>
          <table:table-cell office:value-type="float" office:value="1502462362513" calcext:value-type="float">
            <text:p>1502462362513</text:p>
          </table:table-cell>
          <table:table-cell/>
        </table:table-row>
        <table:table-row table:style-name="ro1">
          <table:table-cell office:value-type="float" office:value="2350" calcext:value-type="float">
            <text:p>2350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62513" calcext:value-type="float">
            <text:p>1502462362513</text:p>
          </table:table-cell>
          <table:table-cell office:value-type="float" office:value="1502462362517" calcext:value-type="float">
            <text:p>1502462362517</text:p>
          </table:table-cell>
          <table:table-cell/>
        </table:table-row>
        <table:table-row table:style-name="ro1">
          <table:table-cell office:value-type="float" office:value="2351" calcext:value-type="float">
            <text:p>2351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62517" calcext:value-type="float">
            <text:p>1502462362517</text:p>
          </table:table-cell>
          <table:table-cell office:value-type="float" office:value="1502462362521" calcext:value-type="float">
            <text:p>1502462362521</text:p>
          </table:table-cell>
          <table:table-cell/>
        </table:table-row>
        <table:table-row table:style-name="ro1">
          <table:table-cell office:value-type="float" office:value="2352" calcext:value-type="float">
            <text:p>2352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62521" calcext:value-type="float">
            <text:p>1502462362521</text:p>
          </table:table-cell>
          <table:table-cell office:value-type="float" office:value="1502462362522" calcext:value-type="float">
            <text:p>1502462362522</text:p>
          </table:table-cell>
          <table:table-cell office:value-type="float" office:value="1502462362525" calcext:value-type="float">
            <text:p>1502462362525</text:p>
          </table:table-cell>
          <table:table-cell/>
        </table:table-row>
        <table:table-row table:style-name="ro1">
          <table:table-cell office:value-type="float" office:value="2353" calcext:value-type="float">
            <text:p>2353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62526" calcext:value-type="float">
            <text:p>1502462362526</text:p>
          </table:table-cell>
          <table:table-cell office:value-type="float" office:value="1502462362960" calcext:value-type="float">
            <text:p>1502462362960</text:p>
          </table:table-cell>
          <table:table-cell/>
        </table:table-row>
        <table:table-row table:style-name="ro1">
          <table:table-cell office:value-type="float" office:value="2354" calcext:value-type="float">
            <text:p>2354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62960" calcext:value-type="float">
            <text:p>1502462362960</text:p>
          </table:table-cell>
          <table:table-cell office:value-type="float" office:value="1502462362964" calcext:value-type="float">
            <text:p>1502462362964</text:p>
          </table:table-cell>
          <table:table-cell/>
        </table:table-row>
        <table:table-row table:style-name="ro1">
          <table:table-cell office:value-type="float" office:value="2355" calcext:value-type="float">
            <text:p>2355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62964" calcext:value-type="float">
            <text:p>1502462362964</text:p>
          </table:table-cell>
          <table:table-cell office:value-type="float" office:value="1502462362965" calcext:value-type="float">
            <text:p>1502462362965</text:p>
          </table:table-cell>
          <table:table-cell office:value-type="float" office:value="1502462362969" calcext:value-type="float">
            <text:p>1502462362969</text:p>
          </table:table-cell>
          <table:table-cell/>
        </table:table-row>
        <table:table-row table:style-name="ro1">
          <table:table-cell office:value-type="float" office:value="2356" calcext:value-type="float">
            <text:p>2356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62969" calcext:value-type="float">
            <text:p>1502462362969</text:p>
          </table:table-cell>
          <table:table-cell office:value-type="float" office:value="1502462362973" calcext:value-type="float">
            <text:p>1502462362973</text:p>
          </table:table-cell>
          <table:table-cell/>
        </table:table-row>
        <table:table-row table:style-name="ro1">
          <table:table-cell office:value-type="float" office:value="2357" calcext:value-type="float">
            <text:p>2357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62973" calcext:value-type="float">
            <text:p>1502462362973</text:p>
          </table:table-cell>
          <table:table-cell office:value-type="float" office:value="1502462362977" calcext:value-type="float">
            <text:p>1502462362977</text:p>
          </table:table-cell>
          <table:table-cell/>
        </table:table-row>
        <table:table-row table:style-name="ro1">
          <table:table-cell office:value-type="float" office:value="2358" calcext:value-type="float">
            <text:p>2358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62977" calcext:value-type="float">
            <text:p>1502462362977</text:p>
          </table:table-cell>
          <table:table-cell office:value-type="float" office:value="1502462362981" calcext:value-type="float">
            <text:p>1502462362981</text:p>
          </table:table-cell>
          <table:table-cell/>
        </table:table-row>
        <table:table-row table:style-name="ro1">
          <table:table-cell office:value-type="float" office:value="2359" calcext:value-type="float">
            <text:p>2359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62981" calcext:value-type="float">
            <text:p>1502462362981</text:p>
          </table:table-cell>
          <table:table-cell office:value-type="float" office:value="1502462362982" calcext:value-type="float">
            <text:p>1502462362982</text:p>
          </table:table-cell>
          <table:table-cell office:value-type="float" office:value="1502462362985" calcext:value-type="float">
            <text:p>1502462362985</text:p>
          </table:table-cell>
          <table:table-cell/>
        </table:table-row>
        <table:table-row table:style-name="ro1">
          <table:table-cell office:value-type="float" office:value="2360" calcext:value-type="float">
            <text:p>2360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62986" calcext:value-type="float">
            <text:p>1502462362986</text:p>
          </table:table-cell>
          <table:table-cell office:value-type="float" office:value="1502462362990" calcext:value-type="float">
            <text:p>1502462362990</text:p>
          </table:table-cell>
          <table:table-cell/>
        </table:table-row>
        <table:table-row table:style-name="ro1">
          <table:table-cell office:value-type="float" office:value="2361" calcext:value-type="float">
            <text:p>2361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62990" calcext:value-type="float">
            <text:p>1502462362990</text:p>
          </table:table-cell>
          <table:table-cell office:value-type="float" office:value="1502462362994" calcext:value-type="float">
            <text:p>1502462362994</text:p>
          </table:table-cell>
          <table:table-cell/>
        </table:table-row>
        <table:table-row table:style-name="ro1">
          <table:table-cell office:value-type="float" office:value="2362" calcext:value-type="float">
            <text:p>2362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62994" calcext:value-type="float">
            <text:p>1502462362994</text:p>
          </table:table-cell>
          <table:table-cell office:value-type="float" office:value="1502462362995" calcext:value-type="float">
            <text:p>1502462362995</text:p>
          </table:table-cell>
          <table:table-cell office:value-type="float" office:value="1502462362998" calcext:value-type="float">
            <text:p>1502462362998</text:p>
          </table:table-cell>
          <table:table-cell/>
        </table:table-row>
        <table:table-row table:style-name="ro1">
          <table:table-cell office:value-type="float" office:value="2363" calcext:value-type="float">
            <text:p>2363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62999" calcext:value-type="float">
            <text:p>1502462362999</text:p>
          </table:table-cell>
          <table:table-cell office:value-type="float" office:value="1502462363004" calcext:value-type="float">
            <text:p>1502462363004</text:p>
          </table:table-cell>
          <table:table-cell/>
        </table:table-row>
        <table:table-row table:style-name="ro1">
          <table:table-cell office:value-type="float" office:value="2364" calcext:value-type="float">
            <text:p>2364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63004" calcext:value-type="float">
            <text:p>1502462363004</text:p>
          </table:table-cell>
          <table:table-cell office:value-type="float" office:value="1502462363008" calcext:value-type="float">
            <text:p>1502462363008</text:p>
          </table:table-cell>
          <table:table-cell/>
        </table:table-row>
        <table:table-row table:style-name="ro1">
          <table:table-cell office:value-type="float" office:value="2365" calcext:value-type="float">
            <text:p>2365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63008" calcext:value-type="float">
            <text:p>1502462363008</text:p>
          </table:table-cell>
          <table:table-cell office:value-type="float" office:value="1502462363009" calcext:value-type="float">
            <text:p>1502462363009</text:p>
          </table:table-cell>
          <table:table-cell office:value-type="float" office:value="1502462363012" calcext:value-type="float">
            <text:p>1502462363012</text:p>
          </table:table-cell>
          <table:table-cell/>
        </table:table-row>
        <table:table-row table:style-name="ro1">
          <table:table-cell office:value-type="float" office:value="2366" calcext:value-type="float">
            <text:p>2366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63012" calcext:value-type="float">
            <text:p>1502462363012</text:p>
          </table:table-cell>
          <table:table-cell office:value-type="float" office:value="1502462363013" calcext:value-type="float">
            <text:p>1502462363013</text:p>
          </table:table-cell>
          <table:table-cell office:value-type="float" office:value="1502462363017" calcext:value-type="float">
            <text:p>1502462363017</text:p>
          </table:table-cell>
          <table:table-cell/>
        </table:table-row>
        <table:table-row table:style-name="ro1">
          <table:table-cell office:value-type="float" office:value="2367" calcext:value-type="float">
            <text:p>2367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63017" calcext:value-type="float">
            <text:p>1502462363017</text:p>
          </table:table-cell>
          <table:table-cell office:value-type="float" office:value="1502462363021" calcext:value-type="float">
            <text:p>1502462363021</text:p>
          </table:table-cell>
          <table:table-cell/>
        </table:table-row>
        <table:table-row table:style-name="ro1">
          <table:table-cell office:value-type="float" office:value="2368" calcext:value-type="float">
            <text:p>2368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63021" calcext:value-type="float">
            <text:p>1502462363021</text:p>
          </table:table-cell>
          <table:table-cell office:value-type="float" office:value="1502462363240" calcext:value-type="float">
            <text:p>1502462363240</text:p>
          </table:table-cell>
          <table:table-cell/>
        </table:table-row>
        <table:table-row table:style-name="ro1">
          <table:table-cell office:value-type="float" office:value="2369" calcext:value-type="float">
            <text:p>2369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63240" calcext:value-type="float">
            <text:p>1502462363240</text:p>
          </table:table-cell>
          <table:table-cell office:value-type="float" office:value="1502462363244" calcext:value-type="float">
            <text:p>1502462363244</text:p>
          </table:table-cell>
          <table:table-cell/>
        </table:table-row>
        <table:table-row table:style-name="ro1">
          <table:table-cell office:value-type="float" office:value="2370" calcext:value-type="float">
            <text:p>2370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63244" calcext:value-type="float">
            <text:p>1502462363244</text:p>
          </table:table-cell>
          <table:table-cell office:value-type="float" office:value="1502462363245" calcext:value-type="float">
            <text:p>1502462363245</text:p>
          </table:table-cell>
          <table:table-cell office:value-type="float" office:value="1502462363248" calcext:value-type="float">
            <text:p>1502462363248</text:p>
          </table:table-cell>
          <table:table-cell/>
        </table:table-row>
        <table:table-row table:style-name="ro1">
          <table:table-cell office:value-type="float" office:value="2371" calcext:value-type="float">
            <text:p>2371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63248" calcext:value-type="float">
            <text:p>1502462363248</text:p>
          </table:table-cell>
          <table:table-cell office:value-type="float" office:value="1502462363249" calcext:value-type="float">
            <text:p>1502462363249</text:p>
          </table:table-cell>
          <table:table-cell office:value-type="float" office:value="1502462363253" calcext:value-type="float">
            <text:p>1502462363253</text:p>
          </table:table-cell>
          <table:table-cell/>
        </table:table-row>
        <table:table-row table:style-name="ro1">
          <table:table-cell office:value-type="float" office:value="2372" calcext:value-type="float">
            <text:p>2372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63253" calcext:value-type="float">
            <text:p>1502462363253</text:p>
          </table:table-cell>
          <table:table-cell office:value-type="float" office:value="1502462363257" calcext:value-type="float">
            <text:p>1502462363257</text:p>
          </table:table-cell>
          <table:table-cell/>
        </table:table-row>
        <table:table-row table:style-name="ro1">
          <table:table-cell office:value-type="float" office:value="2373" calcext:value-type="float">
            <text:p>2373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63257" calcext:value-type="float">
            <text:p>1502462363257</text:p>
          </table:table-cell>
          <table:table-cell office:value-type="float" office:value="1502462363261" calcext:value-type="float">
            <text:p>1502462363261</text:p>
          </table:table-cell>
          <table:table-cell/>
        </table:table-row>
        <table:table-row table:style-name="ro1">
          <table:table-cell office:value-type="float" office:value="2374" calcext:value-type="float">
            <text:p>2374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63261" calcext:value-type="float">
            <text:p>1502462363261</text:p>
          </table:table-cell>
          <table:table-cell office:value-type="float" office:value="1502462363262" calcext:value-type="float">
            <text:p>1502462363262</text:p>
          </table:table-cell>
          <table:table-cell office:value-type="float" office:value="1502462363480" calcext:value-type="float">
            <text:p>1502462363480</text:p>
          </table:table-cell>
          <table:table-cell/>
        </table:table-row>
        <table:table-row table:style-name="ro1">
          <table:table-cell office:value-type="float" office:value="2375" calcext:value-type="float">
            <text:p>2375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63480" calcext:value-type="float">
            <text:p>1502462363480</text:p>
          </table:table-cell>
          <table:table-cell office:value-type="float" office:value="1502462363481" calcext:value-type="float">
            <text:p>1502462363481</text:p>
          </table:table-cell>
          <table:table-cell office:value-type="float" office:value="1502462363485" calcext:value-type="float">
            <text:p>1502462363485</text:p>
          </table:table-cell>
          <table:table-cell/>
        </table:table-row>
        <table:table-row table:style-name="ro1">
          <table:table-cell office:value-type="float" office:value="2376" calcext:value-type="float">
            <text:p>2376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63485" calcext:value-type="float">
            <text:p>1502462363485</text:p>
          </table:table-cell>
          <table:table-cell office:value-type="float" office:value="1502462363489" calcext:value-type="float">
            <text:p>1502462363489</text:p>
          </table:table-cell>
          <table:table-cell/>
        </table:table-row>
        <table:table-row table:style-name="ro1">
          <table:table-cell office:value-type="float" office:value="2377" calcext:value-type="float">
            <text:p>2377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63489" calcext:value-type="float">
            <text:p>1502462363489</text:p>
          </table:table-cell>
          <table:table-cell office:value-type="float" office:value="1502462363490" calcext:value-type="float">
            <text:p>1502462363490</text:p>
          </table:table-cell>
          <table:table-cell office:value-type="float" office:value="1502462363710" calcext:value-type="float">
            <text:p>1502462363710</text:p>
          </table:table-cell>
          <table:table-cell/>
        </table:table-row>
        <table:table-row table:style-name="ro1">
          <table:table-cell office:value-type="float" office:value="2378" calcext:value-type="float">
            <text:p>2378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63710" calcext:value-type="float">
            <text:p>1502462363710</text:p>
          </table:table-cell>
          <table:table-cell office:value-type="float" office:value="1502462363711" calcext:value-type="float">
            <text:p>1502462363711</text:p>
          </table:table-cell>
          <table:table-cell office:value-type="float" office:value="1502462363717" calcext:value-type="float">
            <text:p>1502462363717</text:p>
          </table:table-cell>
          <table:table-cell/>
        </table:table-row>
        <table:table-row table:style-name="ro1">
          <table:table-cell office:value-type="float" office:value="2379" calcext:value-type="float">
            <text:p>2379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63717" calcext:value-type="float">
            <text:p>1502462363717</text:p>
          </table:table-cell>
          <table:table-cell office:value-type="float" office:value="1502462363718" calcext:value-type="float">
            <text:p>1502462363718</text:p>
          </table:table-cell>
          <table:table-cell office:value-type="float" office:value="1502462363722" calcext:value-type="float">
            <text:p>1502462363722</text:p>
          </table:table-cell>
          <table:table-cell/>
        </table:table-row>
        <table:table-row table:style-name="ro1">
          <table:table-cell office:value-type="float" office:value="2380" calcext:value-type="float">
            <text:p>2380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63722" calcext:value-type="float">
            <text:p>1502462363722</text:p>
          </table:table-cell>
          <table:table-cell office:value-type="float" office:value="1502462363723" calcext:value-type="float">
            <text:p>1502462363723</text:p>
          </table:table-cell>
          <table:table-cell office:value-type="float" office:value="1502462363726" calcext:value-type="float">
            <text:p>1502462363726</text:p>
          </table:table-cell>
          <table:table-cell/>
        </table:table-row>
        <table:table-row table:style-name="ro1">
          <table:table-cell office:value-type="float" office:value="2381" calcext:value-type="float">
            <text:p>2381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63726" calcext:value-type="float">
            <text:p>1502462363726</text:p>
          </table:table-cell>
          <table:table-cell office:value-type="float" office:value="1502462363727" calcext:value-type="float">
            <text:p>1502462363727</text:p>
          </table:table-cell>
          <table:table-cell office:value-type="float" office:value="1502462363731" calcext:value-type="float">
            <text:p>1502462363731</text:p>
          </table:table-cell>
          <table:table-cell/>
        </table:table-row>
        <table:table-row table:style-name="ro1">
          <table:table-cell office:value-type="float" office:value="2382" calcext:value-type="float">
            <text:p>2382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63731" calcext:value-type="float">
            <text:p>1502462363731</text:p>
          </table:table-cell>
          <table:table-cell office:value-type="float" office:value="1502462363948" calcext:value-type="float">
            <text:p>1502462363948</text:p>
          </table:table-cell>
          <table:table-cell/>
        </table:table-row>
        <table:table-row table:style-name="ro1">
          <table:table-cell office:value-type="float" office:value="2383" calcext:value-type="float">
            <text:p>2383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63948" calcext:value-type="float">
            <text:p>1502462363948</text:p>
          </table:table-cell>
          <table:table-cell office:value-type="float" office:value="1502462363952" calcext:value-type="float">
            <text:p>1502462363952</text:p>
          </table:table-cell>
          <table:table-cell/>
        </table:table-row>
        <table:table-row table:style-name="ro1">
          <table:table-cell office:value-type="float" office:value="2384" calcext:value-type="float">
            <text:p>2384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63952" calcext:value-type="float">
            <text:p>1502462363952</text:p>
          </table:table-cell>
          <table:table-cell office:value-type="float" office:value="1502462363953" calcext:value-type="float">
            <text:p>1502462363953</text:p>
          </table:table-cell>
          <table:table-cell office:value-type="float" office:value="1502462363957" calcext:value-type="float">
            <text:p>1502462363957</text:p>
          </table:table-cell>
          <table:table-cell/>
        </table:table-row>
        <table:table-row table:style-name="ro1">
          <table:table-cell office:value-type="float" office:value="2385" calcext:value-type="float">
            <text:p>2385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63957" calcext:value-type="float">
            <text:p>1502462363957</text:p>
          </table:table-cell>
          <table:table-cell office:value-type="float" office:value="1502462363961" calcext:value-type="float">
            <text:p>1502462363961</text:p>
          </table:table-cell>
          <table:table-cell/>
        </table:table-row>
        <table:table-row table:style-name="ro1">
          <table:table-cell office:value-type="float" office:value="2386" calcext:value-type="float">
            <text:p>2386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63961" calcext:value-type="float">
            <text:p>1502462363961</text:p>
          </table:table-cell>
          <table:table-cell office:value-type="float" office:value="1502462363962" calcext:value-type="float">
            <text:p>1502462363962</text:p>
          </table:table-cell>
          <table:table-cell office:value-type="float" office:value="1502462363965" calcext:value-type="float">
            <text:p>1502462363965</text:p>
          </table:table-cell>
          <table:table-cell/>
        </table:table-row>
        <table:table-row table:style-name="ro1">
          <table:table-cell office:value-type="float" office:value="2387" calcext:value-type="float">
            <text:p>2387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63965" calcext:value-type="float">
            <text:p>1502462363965</text:p>
          </table:table-cell>
          <table:table-cell office:value-type="float" office:value="1502462363966" calcext:value-type="float">
            <text:p>1502462363966</text:p>
          </table:table-cell>
          <table:table-cell office:value-type="float" office:value="1502462363970" calcext:value-type="float">
            <text:p>1502462363970</text:p>
          </table:table-cell>
          <table:table-cell/>
        </table:table-row>
        <table:table-row table:style-name="ro1">
          <table:table-cell office:value-type="float" office:value="2388" calcext:value-type="float">
            <text:p>2388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63970" calcext:value-type="float">
            <text:p>1502462363970</text:p>
          </table:table-cell>
          <table:table-cell office:value-type="float" office:value="1502462363974" calcext:value-type="float">
            <text:p>1502462363974</text:p>
          </table:table-cell>
          <table:table-cell/>
        </table:table-row>
        <table:table-row table:style-name="ro1">
          <table:table-cell office:value-type="float" office:value="2389" calcext:value-type="float">
            <text:p>2389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63974" calcext:value-type="float">
            <text:p>1502462363974</text:p>
          </table:table-cell>
          <table:table-cell office:value-type="float" office:value="1502462363978" calcext:value-type="float">
            <text:p>1502462363978</text:p>
          </table:table-cell>
          <table:table-cell/>
        </table:table-row>
        <table:table-row table:style-name="ro1">
          <table:table-cell office:value-type="float" office:value="2390" calcext:value-type="float">
            <text:p>2390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63978" calcext:value-type="float">
            <text:p>1502462363978</text:p>
          </table:table-cell>
          <table:table-cell office:value-type="float" office:value="1502462363979" calcext:value-type="float">
            <text:p>1502462363979</text:p>
          </table:table-cell>
          <table:table-cell office:value-type="float" office:value="1502462363982" calcext:value-type="float">
            <text:p>1502462363982</text:p>
          </table:table-cell>
          <table:table-cell/>
        </table:table-row>
        <table:table-row table:style-name="ro1">
          <table:table-cell office:value-type="float" office:value="2391" calcext:value-type="float">
            <text:p>2391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63983" calcext:value-type="float">
            <text:p>1502462363983</text:p>
          </table:table-cell>
          <table:table-cell office:value-type="float" office:value="1502462364200" calcext:value-type="float">
            <text:p>1502462364200</text:p>
          </table:table-cell>
          <table:table-cell/>
        </table:table-row>
        <table:table-row table:style-name="ro1">
          <table:table-cell office:value-type="float" office:value="2392" calcext:value-type="float">
            <text:p>2392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64200" calcext:value-type="float">
            <text:p>1502462364200</text:p>
          </table:table-cell>
          <table:table-cell office:value-type="float" office:value="1502462364201" calcext:value-type="float">
            <text:p>1502462364201</text:p>
          </table:table-cell>
          <table:table-cell office:value-type="float" office:value="1502462364204" calcext:value-type="float">
            <text:p>1502462364204</text:p>
          </table:table-cell>
          <table:table-cell/>
        </table:table-row>
        <table:table-row table:style-name="ro1">
          <table:table-cell office:value-type="float" office:value="2393" calcext:value-type="float">
            <text:p>2393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64205" calcext:value-type="float">
            <text:p>1502462364205</text:p>
          </table:table-cell>
          <table:table-cell office:value-type="float" office:value="1502462364209" calcext:value-type="float">
            <text:p>1502462364209</text:p>
          </table:table-cell>
          <table:table-cell/>
        </table:table-row>
        <table:table-row table:style-name="ro1">
          <table:table-cell office:value-type="float" office:value="2394" calcext:value-type="float">
            <text:p>2394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64209" calcext:value-type="float">
            <text:p>1502462364209</text:p>
          </table:table-cell>
          <table:table-cell office:value-type="float" office:value="1502462364213" calcext:value-type="float">
            <text:p>1502462364213</text:p>
          </table:table-cell>
          <table:table-cell/>
        </table:table-row>
        <table:table-row table:style-name="ro1">
          <table:table-cell office:value-type="float" office:value="2395" calcext:value-type="float">
            <text:p>2395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64213" calcext:value-type="float">
            <text:p>1502462364213</text:p>
          </table:table-cell>
          <table:table-cell office:value-type="float" office:value="1502462364217" calcext:value-type="float">
            <text:p>1502462364217</text:p>
          </table:table-cell>
          <table:table-cell/>
        </table:table-row>
        <table:table-row table:style-name="ro1">
          <table:table-cell office:value-type="float" office:value="2396" calcext:value-type="float">
            <text:p>2396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64217" calcext:value-type="float">
            <text:p>1502462364217</text:p>
          </table:table-cell>
          <table:table-cell office:value-type="float" office:value="1502462364218" calcext:value-type="float">
            <text:p>1502462364218</text:p>
          </table:table-cell>
          <table:table-cell office:value-type="float" office:value="1502462364222" calcext:value-type="float">
            <text:p>1502462364222</text:p>
          </table:table-cell>
          <table:table-cell/>
        </table:table-row>
        <table:table-row table:style-name="ro1">
          <table:table-cell office:value-type="float" office:value="2397" calcext:value-type="float">
            <text:p>2397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64222" calcext:value-type="float">
            <text:p>1502462364222</text:p>
          </table:table-cell>
          <table:table-cell office:value-type="float" office:value="1502462364226" calcext:value-type="float">
            <text:p>1502462364226</text:p>
          </table:table-cell>
          <table:table-cell/>
        </table:table-row>
        <table:table-row table:style-name="ro1">
          <table:table-cell office:value-type="float" office:value="2398" calcext:value-type="float">
            <text:p>2398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64226" calcext:value-type="float">
            <text:p>1502462364226</text:p>
          </table:table-cell>
          <table:table-cell office:value-type="float" office:value="1502462364230" calcext:value-type="float">
            <text:p>1502462364230</text:p>
          </table:table-cell>
          <table:table-cell/>
        </table:table-row>
        <table:table-row table:style-name="ro1">
          <table:table-cell office:value-type="float" office:value="2399" calcext:value-type="float">
            <text:p>2399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64230" calcext:value-type="float">
            <text:p>1502462364230</text:p>
          </table:table-cell>
          <table:table-cell office:value-type="float" office:value="1502462364231" calcext:value-type="float">
            <text:p>1502462364231</text:p>
          </table:table-cell>
          <table:table-cell office:value-type="float" office:value="1502462364448" calcext:value-type="float">
            <text:p>1502462364448</text:p>
          </table:table-cell>
          <table:table-cell/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64448" calcext:value-type="float">
            <text:p>1502462364448</text:p>
          </table:table-cell>
          <table:table-cell office:value-type="float" office:value="1502462364452" calcext:value-type="float">
            <text:p>1502462364452</text:p>
          </table:table-cell>
          <table:table-cell/>
        </table:table-row>
        <table:table-row table:style-name="ro1">
          <table:table-cell office:value-type="float" office:value="2401" calcext:value-type="float">
            <text:p>2401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64453" calcext:value-type="float">
            <text:p>1502462364453</text:p>
          </table:table-cell>
          <table:table-cell office:value-type="float" office:value="1502462364668" calcext:value-type="float">
            <text:p>1502462364668</text:p>
          </table:table-cell>
          <table:table-cell/>
        </table:table-row>
        <table:table-row table:style-name="ro1">
          <table:table-cell office:value-type="float" office:value="2402" calcext:value-type="float">
            <text:p>2402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64668" calcext:value-type="float">
            <text:p>1502462364668</text:p>
          </table:table-cell>
          <table:table-cell office:value-type="float" office:value="1502462364673" calcext:value-type="float">
            <text:p>1502462364673</text:p>
          </table:table-cell>
          <table:table-cell/>
        </table:table-row>
        <table:table-row table:style-name="ro1">
          <table:table-cell office:value-type="float" office:value="2403" calcext:value-type="float">
            <text:p>2403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64673" calcext:value-type="float">
            <text:p>1502462364673</text:p>
          </table:table-cell>
          <table:table-cell office:value-type="float" office:value="1502462364677" calcext:value-type="float">
            <text:p>1502462364677</text:p>
          </table:table-cell>
          <table:table-cell/>
        </table:table-row>
        <table:table-row table:style-name="ro1">
          <table:table-cell office:value-type="float" office:value="2404" calcext:value-type="float">
            <text:p>2404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64677" calcext:value-type="float">
            <text:p>1502462364677</text:p>
          </table:table-cell>
          <table:table-cell office:value-type="float" office:value="1502462364681" calcext:value-type="float">
            <text:p>1502462364681</text:p>
          </table:table-cell>
          <table:table-cell/>
        </table:table-row>
        <table:table-row table:style-name="ro1">
          <table:table-cell office:value-type="float" office:value="2405" calcext:value-type="float">
            <text:p>2405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64681" calcext:value-type="float">
            <text:p>1502462364681</text:p>
          </table:table-cell>
          <table:table-cell office:value-type="float" office:value="1502462364682" calcext:value-type="float">
            <text:p>1502462364682</text:p>
          </table:table-cell>
          <table:table-cell office:value-type="float" office:value="1502462364686" calcext:value-type="float">
            <text:p>1502462364686</text:p>
          </table:table-cell>
          <table:table-cell/>
        </table:table-row>
        <table:table-row table:style-name="ro1">
          <table:table-cell office:value-type="float" office:value="2406" calcext:value-type="float">
            <text:p>2406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64686" calcext:value-type="float">
            <text:p>1502462364686</text:p>
          </table:table-cell>
          <table:table-cell office:value-type="float" office:value="1502462364690" calcext:value-type="float">
            <text:p>1502462364690</text:p>
          </table:table-cell>
          <table:table-cell/>
        </table:table-row>
        <table:table-row table:style-name="ro1">
          <table:table-cell office:value-type="float" office:value="2407" calcext:value-type="float">
            <text:p>2407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64690" calcext:value-type="float">
            <text:p>1502462364690</text:p>
          </table:table-cell>
          <table:table-cell office:value-type="float" office:value="1502462364691" calcext:value-type="float">
            <text:p>1502462364691</text:p>
          </table:table-cell>
          <table:table-cell office:value-type="float" office:value="1502462364694" calcext:value-type="float">
            <text:p>1502462364694</text:p>
          </table:table-cell>
          <table:table-cell/>
        </table:table-row>
        <table:table-row table:style-name="ro1">
          <table:table-cell office:value-type="float" office:value="2408" calcext:value-type="float">
            <text:p>2408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64695" calcext:value-type="float">
            <text:p>1502462364695</text:p>
          </table:table-cell>
          <table:table-cell office:value-type="float" office:value="1502462364699" calcext:value-type="float">
            <text:p>1502462364699</text:p>
          </table:table-cell>
          <table:table-cell/>
        </table:table-row>
        <table:table-row table:style-name="ro1">
          <table:table-cell office:value-type="float" office:value="2409" calcext:value-type="float">
            <text:p>2409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64699" calcext:value-type="float">
            <text:p>1502462364699</text:p>
          </table:table-cell>
          <table:table-cell office:value-type="float" office:value="1502462364703" calcext:value-type="float">
            <text:p>1502462364703</text:p>
          </table:table-cell>
          <table:table-cell/>
        </table:table-row>
        <table:table-row table:style-name="ro1">
          <table:table-cell office:value-type="float" office:value="2410" calcext:value-type="float">
            <text:p>2410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64703" calcext:value-type="float">
            <text:p>1502462364703</text:p>
          </table:table-cell>
          <table:table-cell office:value-type="float" office:value="1502462364704" calcext:value-type="float">
            <text:p>1502462364704</text:p>
          </table:table-cell>
          <table:table-cell office:value-type="float" office:value="1502462364707" calcext:value-type="float">
            <text:p>1502462364707</text:p>
          </table:table-cell>
          <table:table-cell/>
        </table:table-row>
        <table:table-row table:style-name="ro1">
          <table:table-cell office:value-type="float" office:value="2411" calcext:value-type="float">
            <text:p>2411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64707" calcext:value-type="float">
            <text:p>1502462364707</text:p>
          </table:table-cell>
          <table:table-cell office:value-type="float" office:value="1502462364708" calcext:value-type="float">
            <text:p>1502462364708</text:p>
          </table:table-cell>
          <table:table-cell office:value-type="float" office:value="1502462364712" calcext:value-type="float">
            <text:p>1502462364712</text:p>
          </table:table-cell>
          <table:table-cell/>
        </table:table-row>
        <table:table-row table:style-name="ro1">
          <table:table-cell office:value-type="float" office:value="2412" calcext:value-type="float">
            <text:p>2412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64712" calcext:value-type="float">
            <text:p>1502462364712</text:p>
          </table:table-cell>
          <table:table-cell office:value-type="float" office:value="1502462364928" calcext:value-type="float">
            <text:p>1502462364928</text:p>
          </table:table-cell>
          <table:table-cell/>
        </table:table-row>
        <table:table-row table:style-name="ro1">
          <table:table-cell office:value-type="float" office:value="2413" calcext:value-type="float">
            <text:p>2413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64928" calcext:value-type="float">
            <text:p>1502462364928</text:p>
          </table:table-cell>
          <table:table-cell office:value-type="float" office:value="1502462364932" calcext:value-type="float">
            <text:p>1502462364932</text:p>
          </table:table-cell>
          <table:table-cell/>
        </table:table-row>
        <table:table-row table:style-name="ro1">
          <table:table-cell office:value-type="float" office:value="2414" calcext:value-type="float">
            <text:p>2414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64932" calcext:value-type="float">
            <text:p>1502462364932</text:p>
          </table:table-cell>
          <table:table-cell office:value-type="float" office:value="1502462364933" calcext:value-type="float">
            <text:p>1502462364933</text:p>
          </table:table-cell>
          <table:table-cell office:value-type="float" office:value="1502462364937" calcext:value-type="float">
            <text:p>1502462364937</text:p>
          </table:table-cell>
          <table:table-cell/>
        </table:table-row>
        <table:table-row table:style-name="ro1">
          <table:table-cell office:value-type="float" office:value="2415" calcext:value-type="float">
            <text:p>2415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64937" calcext:value-type="float">
            <text:p>1502462364937</text:p>
          </table:table-cell>
          <table:table-cell office:value-type="float" office:value="1502462364941" calcext:value-type="float">
            <text:p>1502462364941</text:p>
          </table:table-cell>
          <table:table-cell/>
        </table:table-row>
        <table:table-row table:style-name="ro1">
          <table:table-cell office:value-type="float" office:value="2416" calcext:value-type="float">
            <text:p>2416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64941" calcext:value-type="float">
            <text:p>1502462364941</text:p>
          </table:table-cell>
          <table:table-cell office:value-type="float" office:value="1502462364942" calcext:value-type="float">
            <text:p>1502462364942</text:p>
          </table:table-cell>
          <table:table-cell office:value-type="float" office:value="1502462364945" calcext:value-type="float">
            <text:p>1502462364945</text:p>
          </table:table-cell>
          <table:table-cell/>
        </table:table-row>
        <table:table-row table:style-name="ro1">
          <table:table-cell office:value-type="float" office:value="2417" calcext:value-type="float">
            <text:p>2417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64945" calcext:value-type="float">
            <text:p>1502462364945</text:p>
          </table:table-cell>
          <table:table-cell office:value-type="float" office:value="1502462364946" calcext:value-type="float">
            <text:p>1502462364946</text:p>
          </table:table-cell>
          <table:table-cell office:value-type="float" office:value="1502462365160" calcext:value-type="float">
            <text:p>1502462365160</text:p>
          </table:table-cell>
          <table:table-cell/>
        </table:table-row>
        <table:table-row table:style-name="ro1">
          <table:table-cell office:value-type="float" office:value="2418" calcext:value-type="float">
            <text:p>2418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65160" calcext:value-type="float">
            <text:p>1502462365160</text:p>
          </table:table-cell>
          <table:table-cell office:value-type="float" office:value="1502462365161" calcext:value-type="float">
            <text:p>1502462365161</text:p>
          </table:table-cell>
          <table:table-cell office:value-type="float" office:value="1502462365165" calcext:value-type="float">
            <text:p>1502462365165</text:p>
          </table:table-cell>
          <table:table-cell/>
        </table:table-row>
        <table:table-row table:style-name="ro1">
          <table:table-cell office:value-type="float" office:value="2419" calcext:value-type="float">
            <text:p>2419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65165" calcext:value-type="float">
            <text:p>1502462365165</text:p>
          </table:table-cell>
          <table:table-cell office:value-type="float" office:value="1502462365169" calcext:value-type="float">
            <text:p>1502462365169</text:p>
          </table:table-cell>
          <table:table-cell/>
        </table:table-row>
        <table:table-row table:style-name="ro1">
          <table:table-cell office:value-type="float" office:value="2420" calcext:value-type="float">
            <text:p>2420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65169" calcext:value-type="float">
            <text:p>1502462365169</text:p>
          </table:table-cell>
          <table:table-cell office:value-type="float" office:value="1502462365173" calcext:value-type="float">
            <text:p>1502462365173</text:p>
          </table:table-cell>
          <table:table-cell/>
        </table:table-row>
        <table:table-row table:style-name="ro1">
          <table:table-cell office:value-type="float" office:value="2421" calcext:value-type="float">
            <text:p>2421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65173" calcext:value-type="float">
            <text:p>1502462365173</text:p>
          </table:table-cell>
          <table:table-cell office:value-type="float" office:value="1502462365174" calcext:value-type="float">
            <text:p>1502462365174</text:p>
          </table:table-cell>
          <table:table-cell office:value-type="float" office:value="1502462365177" calcext:value-type="float">
            <text:p>1502462365177</text:p>
          </table:table-cell>
          <table:table-cell/>
        </table:table-row>
        <table:table-row table:style-name="ro1">
          <table:table-cell office:value-type="float" office:value="2422" calcext:value-type="float">
            <text:p>2422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65177" calcext:value-type="float">
            <text:p>1502462365177</text:p>
          </table:table-cell>
          <table:table-cell office:value-type="float" office:value="1502462365178" calcext:value-type="float">
            <text:p>1502462365178</text:p>
          </table:table-cell>
          <table:table-cell office:value-type="float" office:value="1502462365182" calcext:value-type="float">
            <text:p>1502462365182</text:p>
          </table:table-cell>
          <table:table-cell/>
        </table:table-row>
        <table:table-row table:style-name="ro1">
          <table:table-cell office:value-type="float" office:value="2423" calcext:value-type="float">
            <text:p>2423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65182" calcext:value-type="float">
            <text:p>1502462365182</text:p>
          </table:table-cell>
          <table:table-cell office:value-type="float" office:value="1502462365186" calcext:value-type="float">
            <text:p>1502462365186</text:p>
          </table:table-cell>
          <table:table-cell/>
        </table:table-row>
        <table:table-row table:style-name="ro1">
          <table:table-cell office:value-type="float" office:value="2424" calcext:value-type="float">
            <text:p>2424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65186" calcext:value-type="float">
            <text:p>1502462365186</text:p>
          </table:table-cell>
          <table:table-cell office:value-type="float" office:value="1502462365190" calcext:value-type="float">
            <text:p>1502462365190</text:p>
          </table:table-cell>
          <table:table-cell/>
        </table:table-row>
        <table:table-row table:style-name="ro1">
          <table:table-cell office:value-type="float" office:value="2425" calcext:value-type="float">
            <text:p>2425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65190" calcext:value-type="float">
            <text:p>1502462365190</text:p>
          </table:table-cell>
          <table:table-cell office:value-type="float" office:value="1502462365191" calcext:value-type="float">
            <text:p>1502462365191</text:p>
          </table:table-cell>
          <table:table-cell office:value-type="float" office:value="1502462365194" calcext:value-type="float">
            <text:p>1502462365194</text:p>
          </table:table-cell>
          <table:table-cell/>
        </table:table-row>
        <table:table-row table:style-name="ro1">
          <table:table-cell office:value-type="float" office:value="2426" calcext:value-type="float">
            <text:p>2426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65195" calcext:value-type="float">
            <text:p>1502462365195</text:p>
          </table:table-cell>
          <table:table-cell office:value-type="float" office:value="1502462365199" calcext:value-type="float">
            <text:p>1502462365199</text:p>
          </table:table-cell>
          <table:table-cell/>
        </table:table-row>
        <table:table-row table:style-name="ro1">
          <table:table-cell office:value-type="float" office:value="2427" calcext:value-type="float">
            <text:p>2427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65199" calcext:value-type="float">
            <text:p>1502462365199</text:p>
          </table:table-cell>
          <table:table-cell office:value-type="float" office:value="1502462365203" calcext:value-type="float">
            <text:p>1502462365203</text:p>
          </table:table-cell>
          <table:table-cell/>
        </table:table-row>
        <table:table-row table:style-name="ro1">
          <table:table-cell office:value-type="float" office:value="2428" calcext:value-type="float">
            <text:p>2428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65203" calcext:value-type="float">
            <text:p>1502462365203</text:p>
          </table:table-cell>
          <table:table-cell office:value-type="float" office:value="1502462365204" calcext:value-type="float">
            <text:p>1502462365204</text:p>
          </table:table-cell>
          <table:table-cell office:value-type="float" office:value="1502462365207" calcext:value-type="float">
            <text:p>1502462365207</text:p>
          </table:table-cell>
          <table:table-cell/>
        </table:table-row>
        <table:table-row table:style-name="ro1">
          <table:table-cell office:value-type="float" office:value="2429" calcext:value-type="float">
            <text:p>2429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65207" calcext:value-type="float">
            <text:p>1502462365207</text:p>
          </table:table-cell>
          <table:table-cell office:value-type="float" office:value="1502462365208" calcext:value-type="float">
            <text:p>1502462365208</text:p>
          </table:table-cell>
          <table:table-cell office:value-type="float" office:value="1502462365212" calcext:value-type="float">
            <text:p>1502462365212</text:p>
          </table:table-cell>
          <table:table-cell/>
        </table:table-row>
        <table:table-row table:style-name="ro1">
          <table:table-cell office:value-type="float" office:value="2430" calcext:value-type="float">
            <text:p>2430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65212" calcext:value-type="float">
            <text:p>1502462365212</text:p>
          </table:table-cell>
          <table:table-cell office:value-type="float" office:value="1502462365216" calcext:value-type="float">
            <text:p>1502462365216</text:p>
          </table:table-cell>
          <table:table-cell/>
        </table:table-row>
        <table:table-row table:style-name="ro1">
          <table:table-cell office:value-type="float" office:value="2431" calcext:value-type="float">
            <text:p>2431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65216" calcext:value-type="float">
            <text:p>1502462365216</text:p>
          </table:table-cell>
          <table:table-cell office:value-type="float" office:value="1502462365217" calcext:value-type="float">
            <text:p>1502462365217</text:p>
          </table:table-cell>
          <table:table-cell office:value-type="float" office:value="1502462365220" calcext:value-type="float">
            <text:p>1502462365220</text:p>
          </table:table-cell>
          <table:table-cell/>
        </table:table-row>
        <table:table-row table:style-name="ro1">
          <table:table-cell office:value-type="float" office:value="2432" calcext:value-type="float">
            <text:p>2432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65220" calcext:value-type="float">
            <text:p>1502462365220</text:p>
          </table:table-cell>
          <table:table-cell office:value-type="float" office:value="1502462365221" calcext:value-type="float">
            <text:p>1502462365221</text:p>
          </table:table-cell>
          <table:table-cell office:value-type="float" office:value="1502462365225" calcext:value-type="float">
            <text:p>1502462365225</text:p>
          </table:table-cell>
          <table:table-cell/>
        </table:table-row>
        <table:table-row table:style-name="ro1">
          <table:table-cell office:value-type="float" office:value="2433" calcext:value-type="float">
            <text:p>2433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65225" calcext:value-type="float">
            <text:p>1502462365225</text:p>
          </table:table-cell>
          <table:table-cell office:value-type="float" office:value="1502462365229" calcext:value-type="float">
            <text:p>1502462365229</text:p>
          </table:table-cell>
          <table:table-cell/>
        </table:table-row>
        <table:table-row table:style-name="ro1">
          <table:table-cell office:value-type="float" office:value="2434" calcext:value-type="float">
            <text:p>2434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65229" calcext:value-type="float">
            <text:p>1502462365229</text:p>
          </table:table-cell>
          <table:table-cell office:value-type="float" office:value="1502462365233" calcext:value-type="float">
            <text:p>1502462365233</text:p>
          </table:table-cell>
          <table:table-cell/>
        </table:table-row>
        <table:table-row table:style-name="ro1">
          <table:table-cell office:value-type="float" office:value="2435" calcext:value-type="float">
            <text:p>2435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65233" calcext:value-type="float">
            <text:p>1502462365233</text:p>
          </table:table-cell>
          <table:table-cell office:value-type="float" office:value="1502462365236" calcext:value-type="float">
            <text:p>1502462365236</text:p>
          </table:table-cell>
          <table:table-cell/>
        </table:table-row>
        <table:table-row table:style-name="ro1">
          <table:table-cell office:value-type="float" office:value="2436" calcext:value-type="float">
            <text:p>2436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65236" calcext:value-type="float">
            <text:p>1502462365236</text:p>
          </table:table-cell>
          <table:table-cell office:value-type="float" office:value="1502462365239" calcext:value-type="float">
            <text:p>1502462365239</text:p>
          </table:table-cell>
          <table:table-cell/>
        </table:table-row>
        <table:table-row table:style-name="ro1">
          <table:table-cell office:value-type="float" office:value="2437" calcext:value-type="float">
            <text:p>2437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65239" calcext:value-type="float">
            <text:p>1502462365239</text:p>
          </table:table-cell>
          <table:table-cell office:value-type="float" office:value="1502462365242" calcext:value-type="float">
            <text:p>1502462365242</text:p>
          </table:table-cell>
          <table:table-cell/>
        </table:table-row>
        <table:table-row table:style-name="ro1">
          <table:table-cell office:value-type="float" office:value="2438" calcext:value-type="float">
            <text:p>2438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65242" calcext:value-type="float">
            <text:p>1502462365242</text:p>
          </table:table-cell>
          <table:table-cell office:value-type="float" office:value="1502462365245" calcext:value-type="float">
            <text:p>1502462365245</text:p>
          </table:table-cell>
          <table:table-cell/>
        </table:table-row>
        <table:table-row table:style-name="ro1">
          <table:table-cell office:value-type="float" office:value="2439" calcext:value-type="float">
            <text:p>2439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65245" calcext:value-type="float">
            <text:p>1502462365245</text:p>
          </table:table-cell>
          <table:table-cell office:value-type="float" office:value="1502462365248" calcext:value-type="float">
            <text:p>1502462365248</text:p>
          </table:table-cell>
          <table:table-cell/>
        </table:table-row>
        <table:table-row table:style-name="ro1">
          <table:table-cell office:value-type="float" office:value="2440" calcext:value-type="float">
            <text:p>2440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65248" calcext:value-type="float">
            <text:p>1502462365248</text:p>
          </table:table-cell>
          <table:table-cell office:value-type="float" office:value="1502462365251" calcext:value-type="float">
            <text:p>1502462365251</text:p>
          </table:table-cell>
          <table:table-cell/>
        </table:table-row>
        <table:table-row table:style-name="ro1">
          <table:table-cell office:value-type="float" office:value="2441" calcext:value-type="float">
            <text:p>2441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65251" calcext:value-type="float">
            <text:p>1502462365251</text:p>
          </table:table-cell>
          <table:table-cell office:value-type="float" office:value="1502462365254" calcext:value-type="float">
            <text:p>1502462365254</text:p>
          </table:table-cell>
          <table:table-cell/>
        </table:table-row>
        <table:table-row table:style-name="ro1">
          <table:table-cell office:value-type="float" office:value="2442" calcext:value-type="float">
            <text:p>2442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65254" calcext:value-type="float">
            <text:p>1502462365254</text:p>
          </table:table-cell>
          <table:table-cell office:value-type="float" office:value="1502462365257" calcext:value-type="float">
            <text:p>1502462365257</text:p>
          </table:table-cell>
          <table:table-cell/>
        </table:table-row>
        <table:table-row table:style-name="ro1">
          <table:table-cell office:value-type="float" office:value="2443" calcext:value-type="float">
            <text:p>2443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65257" calcext:value-type="float">
            <text:p>1502462365257</text:p>
          </table:table-cell>
          <table:table-cell office:value-type="float" office:value="1502462365260" calcext:value-type="float">
            <text:p>1502462365260</text:p>
          </table:table-cell>
          <table:table-cell/>
        </table:table-row>
        <table:table-row table:style-name="ro1">
          <table:table-cell office:value-type="float" office:value="2444" calcext:value-type="float">
            <text:p>2444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65260" calcext:value-type="float">
            <text:p>1502462365260</text:p>
          </table:table-cell>
          <table:table-cell office:value-type="float" office:value="1502462365263" calcext:value-type="float">
            <text:p>1502462365263</text:p>
          </table:table-cell>
          <table:table-cell/>
        </table:table-row>
        <table:table-row table:style-name="ro1">
          <table:table-cell office:value-type="float" office:value="2445" calcext:value-type="float">
            <text:p>2445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65263" calcext:value-type="float">
            <text:p>1502462365263</text:p>
          </table:table-cell>
          <table:table-cell office:value-type="float" office:value="1502462365266" calcext:value-type="float">
            <text:p>1502462365266</text:p>
          </table:table-cell>
          <table:table-cell/>
        </table:table-row>
        <table:table-row table:style-name="ro1">
          <table:table-cell office:value-type="float" office:value="2446" calcext:value-type="float">
            <text:p>2446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65266" calcext:value-type="float">
            <text:p>1502462365266</text:p>
          </table:table-cell>
          <table:table-cell office:value-type="float" office:value="1502462365269" calcext:value-type="float">
            <text:p>1502462365269</text:p>
          </table:table-cell>
          <table:table-cell/>
        </table:table-row>
        <table:table-row table:style-name="ro1">
          <table:table-cell office:value-type="float" office:value="2447" calcext:value-type="float">
            <text:p>2447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65269" calcext:value-type="float">
            <text:p>1502462365269</text:p>
          </table:table-cell>
          <table:table-cell office:value-type="float" office:value="1502462365272" calcext:value-type="float">
            <text:p>1502462365272</text:p>
          </table:table-cell>
          <table:table-cell/>
        </table:table-row>
        <table:table-row table:style-name="ro1">
          <table:table-cell office:value-type="float" office:value="2448" calcext:value-type="float">
            <text:p>2448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65272" calcext:value-type="float">
            <text:p>1502462365272</text:p>
          </table:table-cell>
          <table:table-cell office:value-type="float" office:value="1502462365275" calcext:value-type="float">
            <text:p>1502462365275</text:p>
          </table:table-cell>
          <table:table-cell/>
        </table:table-row>
        <table:table-row table:style-name="ro1">
          <table:table-cell office:value-type="float" office:value="2449" calcext:value-type="float">
            <text:p>2449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65275" calcext:value-type="float">
            <text:p>1502462365275</text:p>
          </table:table-cell>
          <table:table-cell office:value-type="float" office:value="1502462365278" calcext:value-type="float">
            <text:p>1502462365278</text:p>
          </table:table-cell>
          <table:table-cell/>
        </table:table-row>
        <table:table-row table:style-name="ro1">
          <table:table-cell office:value-type="float" office:value="2450" calcext:value-type="float">
            <text:p>2450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65278" calcext:value-type="float">
            <text:p>1502462365278</text:p>
          </table:table-cell>
          <table:table-cell office:value-type="float" office:value="1502462365281" calcext:value-type="float">
            <text:p>1502462365281</text:p>
          </table:table-cell>
          <table:table-cell/>
        </table:table-row>
        <table:table-row table:style-name="ro1">
          <table:table-cell office:value-type="float" office:value="2451" calcext:value-type="float">
            <text:p>2451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65281" calcext:value-type="float">
            <text:p>1502462365281</text:p>
          </table:table-cell>
          <table:table-cell office:value-type="float" office:value="1502462365284" calcext:value-type="float">
            <text:p>1502462365284</text:p>
          </table:table-cell>
          <table:table-cell/>
        </table:table-row>
        <table:table-row table:style-name="ro1">
          <table:table-cell office:value-type="float" office:value="2452" calcext:value-type="float">
            <text:p>2452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65284" calcext:value-type="float">
            <text:p>1502462365284</text:p>
          </table:table-cell>
          <table:table-cell office:value-type="float" office:value="1502462365285" calcext:value-type="float">
            <text:p>1502462365285</text:p>
          </table:table-cell>
          <table:table-cell office:value-type="float" office:value="1502462365288" calcext:value-type="float">
            <text:p>1502462365288</text:p>
          </table:table-cell>
          <table:table-cell/>
        </table:table-row>
        <table:table-row table:style-name="ro1">
          <table:table-cell office:value-type="float" office:value="2453" calcext:value-type="float">
            <text:p>2453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65288" calcext:value-type="float">
            <text:p>1502462365288</text:p>
          </table:table-cell>
          <table:table-cell office:value-type="float" office:value="1502462365719" calcext:value-type="float">
            <text:p>1502462365719</text:p>
          </table:table-cell>
          <table:table-cell/>
        </table:table-row>
        <table:table-row table:style-name="ro1">
          <table:table-cell office:value-type="float" office:value="2454" calcext:value-type="float">
            <text:p>2454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65719" calcext:value-type="float">
            <text:p>1502462365719</text:p>
          </table:table-cell>
          <table:table-cell office:value-type="float" office:value="1502462365720" calcext:value-type="float">
            <text:p>1502462365720</text:p>
          </table:table-cell>
          <table:table-cell office:value-type="float" office:value="1502462365722" calcext:value-type="float">
            <text:p>1502462365722</text:p>
          </table:table-cell>
          <table:table-cell/>
        </table:table-row>
        <table:table-row table:style-name="ro1">
          <table:table-cell office:value-type="float" office:value="2455" calcext:value-type="float">
            <text:p>2455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65722" calcext:value-type="float">
            <text:p>1502462365722</text:p>
          </table:table-cell>
          <table:table-cell office:value-type="float" office:value="1502462365723" calcext:value-type="float">
            <text:p>1502462365723</text:p>
          </table:table-cell>
          <table:table-cell office:value-type="float" office:value="1502462365725" calcext:value-type="float">
            <text:p>1502462365725</text:p>
          </table:table-cell>
          <table:table-cell/>
        </table:table-row>
        <table:table-row table:style-name="ro1">
          <table:table-cell office:value-type="float" office:value="2456" calcext:value-type="float">
            <text:p>2456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65725" calcext:value-type="float">
            <text:p>1502462365725</text:p>
          </table:table-cell>
          <table:table-cell office:value-type="float" office:value="1502462365726" calcext:value-type="float">
            <text:p>1502462365726</text:p>
          </table:table-cell>
          <table:table-cell office:value-type="float" office:value="1502462365728" calcext:value-type="float">
            <text:p>1502462365728</text:p>
          </table:table-cell>
          <table:table-cell/>
        </table:table-row>
        <table:table-row table:style-name="ro1">
          <table:table-cell office:value-type="float" office:value="2457" calcext:value-type="float">
            <text:p>2457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65728" calcext:value-type="float">
            <text:p>1502462365728</text:p>
          </table:table-cell>
          <table:table-cell office:value-type="float" office:value="1502462365731" calcext:value-type="float">
            <text:p>1502462365731</text:p>
          </table:table-cell>
          <table:table-cell/>
        </table:table-row>
        <table:table-row table:style-name="ro1">
          <table:table-cell office:value-type="float" office:value="2458" calcext:value-type="float">
            <text:p>2458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65731" calcext:value-type="float">
            <text:p>1502462365731</text:p>
          </table:table-cell>
          <table:table-cell office:value-type="float" office:value="1502462365732" calcext:value-type="float">
            <text:p>1502462365732</text:p>
          </table:table-cell>
          <table:table-cell office:value-type="float" office:value="1502462365734" calcext:value-type="float">
            <text:p>1502462365734</text:p>
          </table:table-cell>
          <table:table-cell/>
        </table:table-row>
        <table:table-row table:style-name="ro1">
          <table:table-cell office:value-type="float" office:value="2459" calcext:value-type="float">
            <text:p>2459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65734" calcext:value-type="float">
            <text:p>1502462365734</text:p>
          </table:table-cell>
          <table:table-cell office:value-type="float" office:value="1502462365735" calcext:value-type="float">
            <text:p>1502462365735</text:p>
          </table:table-cell>
          <table:table-cell office:value-type="float" office:value="1502462365737" calcext:value-type="float">
            <text:p>1502462365737</text:p>
          </table:table-cell>
          <table:table-cell/>
        </table:table-row>
        <table:table-row table:style-name="ro1">
          <table:table-cell office:value-type="float" office:value="2460" calcext:value-type="float">
            <text:p>2460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65737" calcext:value-type="float">
            <text:p>1502462365737</text:p>
          </table:table-cell>
          <table:table-cell office:value-type="float" office:value="1502462365738" calcext:value-type="float">
            <text:p>1502462365738</text:p>
          </table:table-cell>
          <table:table-cell office:value-type="float" office:value="1502462365740" calcext:value-type="float">
            <text:p>1502462365740</text:p>
          </table:table-cell>
          <table:table-cell/>
        </table:table-row>
        <table:table-row table:style-name="ro1">
          <table:table-cell office:value-type="float" office:value="2461" calcext:value-type="float">
            <text:p>2461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65741" calcext:value-type="float">
            <text:p>1502462365741</text:p>
          </table:table-cell>
          <table:table-cell office:value-type="float" office:value="1502462365743" calcext:value-type="float">
            <text:p>1502462365743</text:p>
          </table:table-cell>
          <table:table-cell/>
        </table:table-row>
        <table:table-row table:style-name="ro1">
          <table:table-cell office:value-type="float" office:value="2462" calcext:value-type="float">
            <text:p>2462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65743" calcext:value-type="float">
            <text:p>1502462365743</text:p>
          </table:table-cell>
          <table:table-cell office:value-type="float" office:value="1502462365744" calcext:value-type="float">
            <text:p>1502462365744</text:p>
          </table:table-cell>
          <table:table-cell office:value-type="float" office:value="1502462365746" calcext:value-type="float">
            <text:p>1502462365746</text:p>
          </table:table-cell>
          <table:table-cell/>
        </table:table-row>
        <table:table-row table:style-name="ro1">
          <table:table-cell office:value-type="float" office:value="2463" calcext:value-type="float">
            <text:p>2463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65746" calcext:value-type="float">
            <text:p>1502462365746</text:p>
          </table:table-cell>
          <table:table-cell office:value-type="float" office:value="1502462365747" calcext:value-type="float">
            <text:p>1502462365747</text:p>
          </table:table-cell>
          <table:table-cell office:value-type="float" office:value="1502462365749" calcext:value-type="float">
            <text:p>1502462365749</text:p>
          </table:table-cell>
          <table:table-cell/>
        </table:table-row>
        <table:table-row table:style-name="ro1">
          <table:table-cell office:value-type="float" office:value="2464" calcext:value-type="float">
            <text:p>2464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65749" calcext:value-type="float">
            <text:p>1502462365749</text:p>
          </table:table-cell>
          <table:table-cell office:value-type="float" office:value="1502462365750" calcext:value-type="float">
            <text:p>1502462365750</text:p>
          </table:table-cell>
          <table:table-cell office:value-type="float" office:value="1502462365752" calcext:value-type="float">
            <text:p>1502462365752</text:p>
          </table:table-cell>
          <table:table-cell/>
        </table:table-row>
        <table:table-row table:style-name="ro1">
          <table:table-cell office:value-type="float" office:value="2465" calcext:value-type="float">
            <text:p>2465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65752" calcext:value-type="float">
            <text:p>1502462365752</text:p>
          </table:table-cell>
          <table:table-cell office:value-type="float" office:value="1502462365753" calcext:value-type="float">
            <text:p>1502462365753</text:p>
          </table:table-cell>
          <table:table-cell office:value-type="float" office:value="1502462365755" calcext:value-type="float">
            <text:p>1502462365755</text:p>
          </table:table-cell>
          <table:table-cell/>
        </table:table-row>
        <table:table-row table:style-name="ro1">
          <table:table-cell office:value-type="float" office:value="2466" calcext:value-type="float">
            <text:p>2466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65756" calcext:value-type="float">
            <text:p>1502462365756</text:p>
          </table:table-cell>
          <table:table-cell office:value-type="float" office:value="1502462365758" calcext:value-type="float">
            <text:p>1502462365758</text:p>
          </table:table-cell>
          <table:table-cell/>
        </table:table-row>
        <table:table-row table:style-name="ro1">
          <table:table-cell office:value-type="float" office:value="2467" calcext:value-type="float">
            <text:p>2467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65759" calcext:value-type="float">
            <text:p>1502462365759</text:p>
          </table:table-cell>
          <table:table-cell office:value-type="float" office:value="1502462365761" calcext:value-type="float">
            <text:p>1502462365761</text:p>
          </table:table-cell>
          <table:table-cell/>
        </table:table-row>
        <table:table-row table:style-name="ro1">
          <table:table-cell office:value-type="float" office:value="2468" calcext:value-type="float">
            <text:p>2468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65761" calcext:value-type="float">
            <text:p>1502462365761</text:p>
          </table:table-cell>
          <table:table-cell office:value-type="float" office:value="1502462365762" calcext:value-type="float">
            <text:p>1502462365762</text:p>
          </table:table-cell>
          <table:table-cell office:value-type="float" office:value="1502462365764" calcext:value-type="float">
            <text:p>1502462365764</text:p>
          </table:table-cell>
          <table:table-cell/>
        </table:table-row>
        <table:table-row table:style-name="ro1">
          <table:table-cell office:value-type="float" office:value="2469" calcext:value-type="float">
            <text:p>2469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65764" calcext:value-type="float">
            <text:p>1502462365764</text:p>
          </table:table-cell>
          <table:table-cell office:value-type="float" office:value="1502462365765" calcext:value-type="float">
            <text:p>1502462365765</text:p>
          </table:table-cell>
          <table:table-cell office:value-type="float" office:value="1502462365768" calcext:value-type="float">
            <text:p>1502462365768</text:p>
          </table:table-cell>
          <table:table-cell/>
        </table:table-row>
        <table:table-row table:style-name="ro1">
          <table:table-cell office:value-type="float" office:value="2470" calcext:value-type="float">
            <text:p>2470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65768" calcext:value-type="float">
            <text:p>1502462365768</text:p>
          </table:table-cell>
          <table:table-cell office:value-type="float" office:value="1502462365771" calcext:value-type="float">
            <text:p>1502462365771</text:p>
          </table:table-cell>
          <table:table-cell/>
        </table:table-row>
        <table:table-row table:style-name="ro1">
          <table:table-cell office:value-type="float" office:value="2471" calcext:value-type="float">
            <text:p>2471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65771" calcext:value-type="float">
            <text:p>1502462365771</text:p>
          </table:table-cell>
          <table:table-cell office:value-type="float" office:value="1502462365774" calcext:value-type="float">
            <text:p>1502462365774</text:p>
          </table:table-cell>
          <table:table-cell/>
        </table:table-row>
        <table:table-row table:style-name="ro1">
          <table:table-cell office:value-type="float" office:value="2472" calcext:value-type="float">
            <text:p>2472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65774" calcext:value-type="float">
            <text:p>1502462365774</text:p>
          </table:table-cell>
          <table:table-cell office:value-type="float" office:value="1502462366428" calcext:value-type="float">
            <text:p>1502462366428</text:p>
          </table:table-cell>
          <table:table-cell/>
        </table:table-row>
        <table:table-row table:style-name="ro1">
          <table:table-cell office:value-type="float" office:value="2473" calcext:value-type="float">
            <text:p>2473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66428" calcext:value-type="float">
            <text:p>1502462366428</text:p>
          </table:table-cell>
          <table:table-cell office:value-type="float" office:value="1502462366432" calcext:value-type="float">
            <text:p>1502462366432</text:p>
          </table:table-cell>
          <table:table-cell/>
        </table:table-row>
        <table:table-row table:style-name="ro1">
          <table:table-cell office:value-type="float" office:value="2474" calcext:value-type="float">
            <text:p>2474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66432" calcext:value-type="float">
            <text:p>1502462366432</text:p>
          </table:table-cell>
          <table:table-cell office:value-type="float" office:value="1502462366433" calcext:value-type="float">
            <text:p>1502462366433</text:p>
          </table:table-cell>
          <table:table-cell office:value-type="float" office:value="1502462366438" calcext:value-type="float">
            <text:p>1502462366438</text:p>
          </table:table-cell>
          <table:table-cell/>
        </table:table-row>
        <table:table-row table:style-name="ro1">
          <table:table-cell office:value-type="float" office:value="2475" calcext:value-type="float">
            <text:p>2475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66438" calcext:value-type="float">
            <text:p>1502462366438</text:p>
          </table:table-cell>
          <table:table-cell office:value-type="float" office:value="1502462366439" calcext:value-type="float">
            <text:p>1502462366439</text:p>
          </table:table-cell>
          <table:table-cell office:value-type="float" office:value="1502462366443" calcext:value-type="float">
            <text:p>1502462366443</text:p>
          </table:table-cell>
          <table:table-cell/>
        </table:table-row>
        <table:table-row table:style-name="ro1">
          <table:table-cell office:value-type="float" office:value="2476" calcext:value-type="float">
            <text:p>2476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66443" calcext:value-type="float">
            <text:p>1502462366443</text:p>
          </table:table-cell>
          <table:table-cell office:value-type="float" office:value="1502462366447" calcext:value-type="float">
            <text:p>1502462366447</text:p>
          </table:table-cell>
          <table:table-cell/>
        </table:table-row>
        <table:table-row table:style-name="ro1">
          <table:table-cell office:value-type="float" office:value="2477" calcext:value-type="float">
            <text:p>2477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66447" calcext:value-type="float">
            <text:p>1502462366447</text:p>
          </table:table-cell>
          <table:table-cell office:value-type="float" office:value="1502462366451" calcext:value-type="float">
            <text:p>1502462366451</text:p>
          </table:table-cell>
          <table:table-cell/>
        </table:table-row>
        <table:table-row table:style-name="ro1">
          <table:table-cell office:value-type="float" office:value="2478" calcext:value-type="float">
            <text:p>2478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66451" calcext:value-type="float">
            <text:p>1502462366451</text:p>
          </table:table-cell>
          <table:table-cell office:value-type="float" office:value="1502462366452" calcext:value-type="float">
            <text:p>1502462366452</text:p>
          </table:table-cell>
          <table:table-cell office:value-type="float" office:value="1502462366456" calcext:value-type="float">
            <text:p>1502462366456</text:p>
          </table:table-cell>
          <table:table-cell/>
        </table:table-row>
        <table:table-row table:style-name="ro1">
          <table:table-cell office:value-type="float" office:value="2479" calcext:value-type="float">
            <text:p>2479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66456" calcext:value-type="float">
            <text:p>1502462366456</text:p>
          </table:table-cell>
          <table:table-cell office:value-type="float" office:value="1502462366457" calcext:value-type="float">
            <text:p>1502462366457</text:p>
          </table:table-cell>
          <table:table-cell office:value-type="float" office:value="1502462366460" calcext:value-type="float">
            <text:p>1502462366460</text:p>
          </table:table-cell>
          <table:table-cell/>
        </table:table-row>
        <table:table-row table:style-name="ro1">
          <table:table-cell office:value-type="float" office:value="2480" calcext:value-type="float">
            <text:p>2480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66461" calcext:value-type="float">
            <text:p>1502462366461</text:p>
          </table:table-cell>
          <table:table-cell office:value-type="float" office:value="1502462366465" calcext:value-type="float">
            <text:p>1502462366465</text:p>
          </table:table-cell>
          <table:table-cell/>
        </table:table-row>
        <table:table-row table:style-name="ro1">
          <table:table-cell office:value-type="float" office:value="2481" calcext:value-type="float">
            <text:p>2481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66465" calcext:value-type="float">
            <text:p>1502462366465</text:p>
          </table:table-cell>
          <table:table-cell office:value-type="float" office:value="1502462366469" calcext:value-type="float">
            <text:p>1502462366469</text:p>
          </table:table-cell>
          <table:table-cell/>
        </table:table-row>
        <table:table-row table:style-name="ro1">
          <table:table-cell office:value-type="float" office:value="2482" calcext:value-type="float">
            <text:p>2482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66469" calcext:value-type="float">
            <text:p>1502462366469</text:p>
          </table:table-cell>
          <table:table-cell office:value-type="float" office:value="1502462366470" calcext:value-type="float">
            <text:p>1502462366470</text:p>
          </table:table-cell>
          <table:table-cell office:value-type="float" office:value="1502462366474" calcext:value-type="float">
            <text:p>1502462366474</text:p>
          </table:table-cell>
          <table:table-cell/>
        </table:table-row>
        <table:table-row table:style-name="ro1">
          <table:table-cell office:value-type="float" office:value="2483" calcext:value-type="float">
            <text:p>2483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66474" calcext:value-type="float">
            <text:p>1502462366474</text:p>
          </table:table-cell>
          <table:table-cell office:value-type="float" office:value="1502462366475" calcext:value-type="float">
            <text:p>1502462366475</text:p>
          </table:table-cell>
          <table:table-cell office:value-type="float" office:value="1502462366478" calcext:value-type="float">
            <text:p>1502462366478</text:p>
          </table:table-cell>
          <table:table-cell/>
        </table:table-row>
        <table:table-row table:style-name="ro1">
          <table:table-cell office:value-type="float" office:value="2484" calcext:value-type="float">
            <text:p>2484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66478" calcext:value-type="float">
            <text:p>1502462366478</text:p>
          </table:table-cell>
          <table:table-cell office:value-type="float" office:value="1502462366479" calcext:value-type="float">
            <text:p>1502462366479</text:p>
          </table:table-cell>
          <table:table-cell office:value-type="float" office:value="1502462366483" calcext:value-type="float">
            <text:p>1502462366483</text:p>
          </table:table-cell>
          <table:table-cell/>
        </table:table-row>
        <table:table-row table:style-name="ro1">
          <table:table-cell office:value-type="float" office:value="2485" calcext:value-type="float">
            <text:p>2485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66483" calcext:value-type="float">
            <text:p>1502462366483</text:p>
          </table:table-cell>
          <table:table-cell office:value-type="float" office:value="1502462367128" calcext:value-type="float">
            <text:p>1502462367128</text:p>
          </table:table-cell>
          <table:table-cell/>
        </table:table-row>
        <table:table-row table:style-name="ro1">
          <table:table-cell office:value-type="float" office:value="2486" calcext:value-type="float">
            <text:p>2486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67128" calcext:value-type="float">
            <text:p>1502462367128</text:p>
          </table:table-cell>
          <table:table-cell office:value-type="float" office:value="1502462367133" calcext:value-type="float">
            <text:p>1502462367133</text:p>
          </table:table-cell>
          <table:table-cell/>
        </table:table-row>
        <table:table-row table:style-name="ro1">
          <table:table-cell office:value-type="float" office:value="2487" calcext:value-type="float">
            <text:p>2487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67133" calcext:value-type="float">
            <text:p>1502462367133</text:p>
          </table:table-cell>
          <table:table-cell office:value-type="float" office:value="1502462367137" calcext:value-type="float">
            <text:p>1502462367137</text:p>
          </table:table-cell>
          <table:table-cell/>
        </table:table-row>
        <table:table-row table:style-name="ro1">
          <table:table-cell office:value-type="float" office:value="2488" calcext:value-type="float">
            <text:p>2488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67137" calcext:value-type="float">
            <text:p>1502462367137</text:p>
          </table:table-cell>
          <table:table-cell office:value-type="float" office:value="1502462367141" calcext:value-type="float">
            <text:p>1502462367141</text:p>
          </table:table-cell>
          <table:table-cell/>
        </table:table-row>
        <table:table-row table:style-name="ro1">
          <table:table-cell office:value-type="float" office:value="2489" calcext:value-type="float">
            <text:p>2489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67142" calcext:value-type="float">
            <text:p>1502462367142</text:p>
          </table:table-cell>
          <table:table-cell office:value-type="float" office:value="1502462367358" calcext:value-type="float">
            <text:p>1502462367358</text:p>
          </table:table-cell>
          <table:table-cell/>
        </table:table-row>
        <table:table-row table:style-name="ro1">
          <table:table-cell office:value-type="float" office:value="2490" calcext:value-type="float">
            <text:p>2490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67358" calcext:value-type="float">
            <text:p>1502462367358</text:p>
          </table:table-cell>
          <table:table-cell office:value-type="float" office:value="1502462367362" calcext:value-type="float">
            <text:p>1502462367362</text:p>
          </table:table-cell>
          <table:table-cell/>
        </table:table-row>
        <table:table-row table:style-name="ro1">
          <table:table-cell office:value-type="float" office:value="2491" calcext:value-type="float">
            <text:p>2491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67362" calcext:value-type="float">
            <text:p>1502462367362</text:p>
          </table:table-cell>
          <table:table-cell office:value-type="float" office:value="1502462367363" calcext:value-type="float">
            <text:p>1502462367363</text:p>
          </table:table-cell>
          <table:table-cell office:value-type="float" office:value="1502462367367" calcext:value-type="float">
            <text:p>1502462367367</text:p>
          </table:table-cell>
          <table:table-cell/>
        </table:table-row>
        <table:table-row table:style-name="ro1">
          <table:table-cell office:value-type="float" office:value="2492" calcext:value-type="float">
            <text:p>2492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67368" calcext:value-type="float">
            <text:p>1502462367368</text:p>
          </table:table-cell>
          <table:table-cell office:value-type="float" office:value="1502462367372" calcext:value-type="float">
            <text:p>1502462367372</text:p>
          </table:table-cell>
          <table:table-cell/>
        </table:table-row>
        <table:table-row table:style-name="ro1">
          <table:table-cell office:value-type="float" office:value="2493" calcext:value-type="float">
            <text:p>2493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67372" calcext:value-type="float">
            <text:p>1502462367372</text:p>
          </table:table-cell>
          <table:table-cell office:value-type="float" office:value="1502462367376" calcext:value-type="float">
            <text:p>1502462367376</text:p>
          </table:table-cell>
          <table:table-cell/>
        </table:table-row>
        <table:table-row table:style-name="ro1">
          <table:table-cell office:value-type="float" office:value="2494" calcext:value-type="float">
            <text:p>2494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67376" calcext:value-type="float">
            <text:p>1502462367376</text:p>
          </table:table-cell>
          <table:table-cell office:value-type="float" office:value="1502462367377" calcext:value-type="float">
            <text:p>1502462367377</text:p>
          </table:table-cell>
          <table:table-cell office:value-type="float" office:value="1502462367381" calcext:value-type="float">
            <text:p>1502462367381</text:p>
          </table:table-cell>
          <table:table-cell/>
        </table:table-row>
        <table:table-row table:style-name="ro1">
          <table:table-cell office:value-type="float" office:value="2495" calcext:value-type="float">
            <text:p>2495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67381" calcext:value-type="float">
            <text:p>1502462367381</text:p>
          </table:table-cell>
          <table:table-cell office:value-type="float" office:value="1502462367385" calcext:value-type="float">
            <text:p>1502462367385</text:p>
          </table:table-cell>
          <table:table-cell/>
        </table:table-row>
        <table:table-row table:style-name="ro1">
          <table:table-cell office:value-type="float" office:value="2496" calcext:value-type="float">
            <text:p>2496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67385" calcext:value-type="float">
            <text:p>1502462367385</text:p>
          </table:table-cell>
          <table:table-cell office:value-type="float" office:value="1502462367389" calcext:value-type="float">
            <text:p>1502462367389</text:p>
          </table:table-cell>
          <table:table-cell/>
        </table:table-row>
        <table:table-row table:style-name="ro1">
          <table:table-cell office:value-type="float" office:value="2497" calcext:value-type="float">
            <text:p>2497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67389" calcext:value-type="float">
            <text:p>1502462367389</text:p>
          </table:table-cell>
          <table:table-cell office:value-type="float" office:value="1502462367393" calcext:value-type="float">
            <text:p>1502462367393</text:p>
          </table:table-cell>
          <table:table-cell/>
        </table:table-row>
        <table:table-row table:style-name="ro1">
          <table:table-cell office:value-type="float" office:value="2498" calcext:value-type="float">
            <text:p>2498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67393" calcext:value-type="float">
            <text:p>1502462367393</text:p>
          </table:table-cell>
          <table:table-cell office:value-type="float" office:value="1502462367394" calcext:value-type="float">
            <text:p>1502462367394</text:p>
          </table:table-cell>
          <table:table-cell office:value-type="float" office:value="1502462367397" calcext:value-type="float">
            <text:p>1502462367397</text:p>
          </table:table-cell>
          <table:table-cell/>
        </table:table-row>
        <table:table-row table:style-name="ro1">
          <table:table-cell office:value-type="float" office:value="2499" calcext:value-type="float">
            <text:p>2499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67398" calcext:value-type="float">
            <text:p>1502462367398</text:p>
          </table:table-cell>
          <table:table-cell office:value-type="float" office:value="1502462367402" calcext:value-type="float">
            <text:p>1502462367402</text:p>
          </table:table-cell>
          <table:table-cell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67402" calcext:value-type="float">
            <text:p>1502462367402</text:p>
          </table:table-cell>
          <table:table-cell office:value-type="float" office:value="1502462367406" calcext:value-type="float">
            <text:p>1502462367406</text:p>
          </table:table-cell>
          <table:table-cell/>
        </table:table-row>
        <table:table-row table:style-name="ro1">
          <table:table-cell office:value-type="float" office:value="2501" calcext:value-type="float">
            <text:p>2501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67406" calcext:value-type="float">
            <text:p>1502462367406</text:p>
          </table:table-cell>
          <table:table-cell office:value-type="float" office:value="1502462367407" calcext:value-type="float">
            <text:p>1502462367407</text:p>
          </table:table-cell>
          <table:table-cell office:value-type="float" office:value="1502462367410" calcext:value-type="float">
            <text:p>1502462367410</text:p>
          </table:table-cell>
          <table:table-cell/>
        </table:table-row>
        <table:table-row table:style-name="ro1">
          <table:table-cell office:value-type="float" office:value="2502" calcext:value-type="float">
            <text:p>2502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67410" calcext:value-type="float">
            <text:p>1502462367410</text:p>
          </table:table-cell>
          <table:table-cell office:value-type="float" office:value="1502462367411" calcext:value-type="float">
            <text:p>1502462367411</text:p>
          </table:table-cell>
          <table:table-cell office:value-type="float" office:value="1502462367414" calcext:value-type="float">
            <text:p>1502462367414</text:p>
          </table:table-cell>
          <table:table-cell/>
        </table:table-row>
        <table:table-row table:style-name="ro1">
          <table:table-cell office:value-type="float" office:value="2503" calcext:value-type="float">
            <text:p>2503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67414" calcext:value-type="float">
            <text:p>1502462367414</text:p>
          </table:table-cell>
          <table:table-cell office:value-type="float" office:value="1502462367415" calcext:value-type="float">
            <text:p>1502462367415</text:p>
          </table:table-cell>
          <table:table-cell office:value-type="float" office:value="1502462367419" calcext:value-type="float">
            <text:p>1502462367419</text:p>
          </table:table-cell>
          <table:table-cell/>
        </table:table-row>
        <table:table-row table:style-name="ro1">
          <table:table-cell office:value-type="float" office:value="2504" calcext:value-type="float">
            <text:p>2504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67419" calcext:value-type="float">
            <text:p>1502462367419</text:p>
          </table:table-cell>
          <table:table-cell office:value-type="float" office:value="1502462367423" calcext:value-type="float">
            <text:p>1502462367423</text:p>
          </table:table-cell>
          <table:table-cell/>
        </table:table-row>
        <table:table-row table:style-name="ro1">
          <table:table-cell office:value-type="float" office:value="2505" calcext:value-type="float">
            <text:p>2505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67423" calcext:value-type="float">
            <text:p>1502462367423</text:p>
          </table:table-cell>
          <table:table-cell office:value-type="float" office:value="1502462367427" calcext:value-type="float">
            <text:p>1502462367427</text:p>
          </table:table-cell>
          <table:table-cell/>
        </table:table-row>
        <table:table-row table:style-name="ro1">
          <table:table-cell office:value-type="float" office:value="2506" calcext:value-type="float">
            <text:p>2506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67427" calcext:value-type="float">
            <text:p>1502462367427</text:p>
          </table:table-cell>
          <table:table-cell office:value-type="float" office:value="1502462367428" calcext:value-type="float">
            <text:p>1502462367428</text:p>
          </table:table-cell>
          <table:table-cell office:value-type="float" office:value="1502462367431" calcext:value-type="float">
            <text:p>1502462367431</text:p>
          </table:table-cell>
          <table:table-cell/>
        </table:table-row>
        <table:table-row table:style-name="ro1">
          <table:table-cell office:value-type="float" office:value="2507" calcext:value-type="float">
            <text:p>2507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67431" calcext:value-type="float">
            <text:p>1502462367431</text:p>
          </table:table-cell>
          <table:table-cell office:value-type="float" office:value="1502462367432" calcext:value-type="float">
            <text:p>1502462367432</text:p>
          </table:table-cell>
          <table:table-cell office:value-type="float" office:value="1502462367436" calcext:value-type="float">
            <text:p>1502462367436</text:p>
          </table:table-cell>
          <table:table-cell/>
        </table:table-row>
        <table:table-row table:style-name="ro1">
          <table:table-cell office:value-type="float" office:value="2508" calcext:value-type="float">
            <text:p>2508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67436" calcext:value-type="float">
            <text:p>1502462367436</text:p>
          </table:table-cell>
          <table:table-cell office:value-type="float" office:value="1502462367868" calcext:value-type="float">
            <text:p>1502462367868</text:p>
          </table:table-cell>
          <table:table-cell/>
        </table:table-row>
        <table:table-row table:style-name="ro1">
          <table:table-cell office:value-type="float" office:value="2509" calcext:value-type="float">
            <text:p>2509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67868" calcext:value-type="float">
            <text:p>1502462367868</text:p>
          </table:table-cell>
          <table:table-cell office:value-type="float" office:value="1502462367871" calcext:value-type="float">
            <text:p>1502462367871</text:p>
          </table:table-cell>
          <table:table-cell/>
        </table:table-row>
        <table:table-row table:style-name="ro1">
          <table:table-cell office:value-type="float" office:value="2510" calcext:value-type="float">
            <text:p>2510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67871" calcext:value-type="float">
            <text:p>1502462367871</text:p>
          </table:table-cell>
          <table:table-cell office:value-type="float" office:value="1502462367874" calcext:value-type="float">
            <text:p>1502462367874</text:p>
          </table:table-cell>
          <table:table-cell/>
        </table:table-row>
        <table:table-row table:style-name="ro1">
          <table:table-cell office:value-type="float" office:value="2511" calcext:value-type="float">
            <text:p>2511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67874" calcext:value-type="float">
            <text:p>1502462367874</text:p>
          </table:table-cell>
          <table:table-cell office:value-type="float" office:value="1502462367877" calcext:value-type="float">
            <text:p>1502462367877</text:p>
          </table:table-cell>
          <table:table-cell/>
        </table:table-row>
        <table:table-row table:style-name="ro1">
          <table:table-cell office:value-type="float" office:value="2512" calcext:value-type="float">
            <text:p>2512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67877" calcext:value-type="float">
            <text:p>1502462367877</text:p>
          </table:table-cell>
          <table:table-cell office:value-type="float" office:value="1502462367880" calcext:value-type="float">
            <text:p>1502462367880</text:p>
          </table:table-cell>
          <table:table-cell/>
        </table:table-row>
        <table:table-row table:style-name="ro1">
          <table:table-cell office:value-type="float" office:value="2513" calcext:value-type="float">
            <text:p>2513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67880" calcext:value-type="float">
            <text:p>1502462367880</text:p>
          </table:table-cell>
          <table:table-cell office:value-type="float" office:value="1502462367883" calcext:value-type="float">
            <text:p>1502462367883</text:p>
          </table:table-cell>
          <table:table-cell/>
        </table:table-row>
        <table:table-row table:style-name="ro1">
          <table:table-cell office:value-type="float" office:value="2514" calcext:value-type="float">
            <text:p>2514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67883" calcext:value-type="float">
            <text:p>1502462367883</text:p>
          </table:table-cell>
          <table:table-cell office:value-type="float" office:value="1502462367886" calcext:value-type="float">
            <text:p>1502462367886</text:p>
          </table:table-cell>
          <table:table-cell/>
        </table:table-row>
        <table:table-row table:style-name="ro1">
          <table:table-cell office:value-type="float" office:value="2515" calcext:value-type="float">
            <text:p>2515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67886" calcext:value-type="float">
            <text:p>1502462367886</text:p>
          </table:table-cell>
          <table:table-cell office:value-type="float" office:value="1502462367889" calcext:value-type="float">
            <text:p>1502462367889</text:p>
          </table:table-cell>
          <table:table-cell/>
        </table:table-row>
        <table:table-row table:style-name="ro1">
          <table:table-cell office:value-type="float" office:value="2516" calcext:value-type="float">
            <text:p>2516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67889" calcext:value-type="float">
            <text:p>1502462367889</text:p>
          </table:table-cell>
          <table:table-cell office:value-type="float" office:value="1502462368107" calcext:value-type="float">
            <text:p>1502462368107</text:p>
          </table:table-cell>
          <table:table-cell/>
        </table:table-row>
        <table:table-row table:style-name="ro1">
          <table:table-cell office:value-type="float" office:value="2517" calcext:value-type="float">
            <text:p>2517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68108" calcext:value-type="float">
            <text:p>1502462368108</text:p>
          </table:table-cell>
          <table:table-cell office:value-type="float" office:value="1502462368111" calcext:value-type="float">
            <text:p>1502462368111</text:p>
          </table:table-cell>
          <table:table-cell/>
        </table:table-row>
        <table:table-row table:style-name="ro1">
          <table:table-cell office:value-type="float" office:value="2518" calcext:value-type="float">
            <text:p>2518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68111" calcext:value-type="float">
            <text:p>1502462368111</text:p>
          </table:table-cell>
          <table:table-cell office:value-type="float" office:value="1502462368114" calcext:value-type="float">
            <text:p>1502462368114</text:p>
          </table:table-cell>
          <table:table-cell/>
        </table:table-row>
        <table:table-row table:style-name="ro1">
          <table:table-cell office:value-type="float" office:value="2519" calcext:value-type="float">
            <text:p>2519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68114" calcext:value-type="float">
            <text:p>1502462368114</text:p>
          </table:table-cell>
          <table:table-cell office:value-type="float" office:value="1502462368117" calcext:value-type="float">
            <text:p>1502462368117</text:p>
          </table:table-cell>
          <table:table-cell/>
        </table:table-row>
        <table:table-row table:style-name="ro1">
          <table:table-cell office:value-type="float" office:value="2520" calcext:value-type="float">
            <text:p>2520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68117" calcext:value-type="float">
            <text:p>1502462368117</text:p>
          </table:table-cell>
          <table:table-cell office:value-type="float" office:value="1502462368120" calcext:value-type="float">
            <text:p>1502462368120</text:p>
          </table:table-cell>
          <table:table-cell/>
        </table:table-row>
        <table:table-row table:style-name="ro1">
          <table:table-cell office:value-type="float" office:value="2521" calcext:value-type="float">
            <text:p>2521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68120" calcext:value-type="float">
            <text:p>1502462368120</text:p>
          </table:table-cell>
          <table:table-cell office:value-type="float" office:value="1502462368123" calcext:value-type="float">
            <text:p>1502462368123</text:p>
          </table:table-cell>
          <table:table-cell/>
        </table:table-row>
        <table:table-row table:style-name="ro1">
          <table:table-cell office:value-type="float" office:value="2522" calcext:value-type="float">
            <text:p>2522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68123" calcext:value-type="float">
            <text:p>1502462368123</text:p>
          </table:table-cell>
          <table:table-cell office:value-type="float" office:value="1502462368124" calcext:value-type="float">
            <text:p>1502462368124</text:p>
          </table:table-cell>
          <table:table-cell office:value-type="float" office:value="1502462368126" calcext:value-type="float">
            <text:p>1502462368126</text:p>
          </table:table-cell>
          <table:table-cell/>
        </table:table-row>
        <table:table-row table:style-name="ro1">
          <table:table-cell office:value-type="float" office:value="2523" calcext:value-type="float">
            <text:p>2523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68126" calcext:value-type="float">
            <text:p>1502462368126</text:p>
          </table:table-cell>
          <table:table-cell office:value-type="float" office:value="1502462368129" calcext:value-type="float">
            <text:p>1502462368129</text:p>
          </table:table-cell>
          <table:table-cell/>
        </table:table-row>
        <table:table-row table:style-name="ro1">
          <table:table-cell office:value-type="float" office:value="2524" calcext:value-type="float">
            <text:p>2524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68129" calcext:value-type="float">
            <text:p>1502462368129</text:p>
          </table:table-cell>
          <table:table-cell office:value-type="float" office:value="1502462368130" calcext:value-type="float">
            <text:p>1502462368130</text:p>
          </table:table-cell>
          <table:table-cell office:value-type="float" office:value="1502462368132" calcext:value-type="float">
            <text:p>1502462368132</text:p>
          </table:table-cell>
          <table:table-cell/>
        </table:table-row>
        <table:table-row table:style-name="ro1">
          <table:table-cell office:value-type="float" office:value="2525" calcext:value-type="float">
            <text:p>2525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68132" calcext:value-type="float">
            <text:p>1502462368132</text:p>
          </table:table-cell>
          <table:table-cell office:value-type="float" office:value="1502462368133" calcext:value-type="float">
            <text:p>1502462368133</text:p>
          </table:table-cell>
          <table:table-cell office:value-type="float" office:value="1502462368135" calcext:value-type="float">
            <text:p>1502462368135</text:p>
          </table:table-cell>
          <table:table-cell/>
        </table:table-row>
        <table:table-row table:style-name="ro1">
          <table:table-cell office:value-type="float" office:value="2526" calcext:value-type="float">
            <text:p>2526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68135" calcext:value-type="float">
            <text:p>1502462368135</text:p>
          </table:table-cell>
          <table:table-cell office:value-type="float" office:value="1502462368136" calcext:value-type="float">
            <text:p>1502462368136</text:p>
          </table:table-cell>
          <table:table-cell office:value-type="float" office:value="1502462368138" calcext:value-type="float">
            <text:p>1502462368138</text:p>
          </table:table-cell>
          <table:table-cell/>
        </table:table-row>
        <table:table-row table:style-name="ro1">
          <table:table-cell office:value-type="float" office:value="2527" calcext:value-type="float">
            <text:p>2527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68138" calcext:value-type="float">
            <text:p>1502462368138</text:p>
          </table:table-cell>
          <table:table-cell office:value-type="float" office:value="1502462368139" calcext:value-type="float">
            <text:p>1502462368139</text:p>
          </table:table-cell>
          <table:table-cell office:value-type="float" office:value="1502462368570" calcext:value-type="float">
            <text:p>1502462368570</text:p>
          </table:table-cell>
          <table:table-cell/>
        </table:table-row>
        <table:table-row table:style-name="ro1">
          <table:table-cell office:value-type="float" office:value="2528" calcext:value-type="float">
            <text:p>2528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68570" calcext:value-type="float">
            <text:p>1502462368570</text:p>
          </table:table-cell>
          <table:table-cell office:value-type="float" office:value="1502462368571" calcext:value-type="float">
            <text:p>1502462368571</text:p>
          </table:table-cell>
          <table:table-cell office:value-type="float" office:value="1502462368575" calcext:value-type="float">
            <text:p>1502462368575</text:p>
          </table:table-cell>
          <table:table-cell/>
        </table:table-row>
        <table:table-row table:style-name="ro1">
          <table:table-cell office:value-type="float" office:value="2529" calcext:value-type="float">
            <text:p>2529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68575" calcext:value-type="float">
            <text:p>1502462368575</text:p>
          </table:table-cell>
          <table:table-cell office:value-type="float" office:value="1502462368579" calcext:value-type="float">
            <text:p>1502462368579</text:p>
          </table:table-cell>
          <table:table-cell/>
        </table:table-row>
        <table:table-row table:style-name="ro1">
          <table:table-cell office:value-type="float" office:value="2530" calcext:value-type="float">
            <text:p>2530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68579" calcext:value-type="float">
            <text:p>1502462368579</text:p>
          </table:table-cell>
          <table:table-cell office:value-type="float" office:value="1502462368583" calcext:value-type="float">
            <text:p>1502462368583</text:p>
          </table:table-cell>
          <table:table-cell/>
        </table:table-row>
        <table:table-row table:style-name="ro1">
          <table:table-cell office:value-type="float" office:value="2531" calcext:value-type="float">
            <text:p>2531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68583" calcext:value-type="float">
            <text:p>1502462368583</text:p>
          </table:table-cell>
          <table:table-cell office:value-type="float" office:value="1502462368587" calcext:value-type="float">
            <text:p>1502462368587</text:p>
          </table:table-cell>
          <table:table-cell/>
        </table:table-row>
        <table:table-row table:style-name="ro1">
          <table:table-cell office:value-type="float" office:value="2532" calcext:value-type="float">
            <text:p>2532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68587" calcext:value-type="float">
            <text:p>1502462368587</text:p>
          </table:table-cell>
          <table:table-cell office:value-type="float" office:value="1502462368588" calcext:value-type="float">
            <text:p>1502462368588</text:p>
          </table:table-cell>
          <table:table-cell office:value-type="float" office:value="1502462368592" calcext:value-type="float">
            <text:p>1502462368592</text:p>
          </table:table-cell>
          <table:table-cell/>
        </table:table-row>
        <table:table-row table:style-name="ro1">
          <table:table-cell office:value-type="float" office:value="2533" calcext:value-type="float">
            <text:p>2533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68592" calcext:value-type="float">
            <text:p>1502462368592</text:p>
          </table:table-cell>
          <table:table-cell office:value-type="float" office:value="1502462368596" calcext:value-type="float">
            <text:p>1502462368596</text:p>
          </table:table-cell>
          <table:table-cell/>
        </table:table-row>
        <table:table-row table:style-name="ro1">
          <table:table-cell office:value-type="float" office:value="2534" calcext:value-type="float">
            <text:p>2534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68596" calcext:value-type="float">
            <text:p>1502462368596</text:p>
          </table:table-cell>
          <table:table-cell office:value-type="float" office:value="1502462368600" calcext:value-type="float">
            <text:p>1502462368600</text:p>
          </table:table-cell>
          <table:table-cell/>
        </table:table-row>
        <table:table-row table:style-name="ro1">
          <table:table-cell office:value-type="float" office:value="2535" calcext:value-type="float">
            <text:p>2535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68600" calcext:value-type="float">
            <text:p>1502462368600</text:p>
          </table:table-cell>
          <table:table-cell office:value-type="float" office:value="1502462368601" calcext:value-type="float">
            <text:p>1502462368601</text:p>
          </table:table-cell>
          <table:table-cell office:value-type="float" office:value="1502462368604" calcext:value-type="float">
            <text:p>1502462368604</text:p>
          </table:table-cell>
          <table:table-cell/>
        </table:table-row>
        <table:table-row table:style-name="ro1">
          <table:table-cell office:value-type="float" office:value="2536" calcext:value-type="float">
            <text:p>2536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68605" calcext:value-type="float">
            <text:p>1502462368605</text:p>
          </table:table-cell>
          <table:table-cell office:value-type="float" office:value="1502462368612" calcext:value-type="float">
            <text:p>1502462368612</text:p>
          </table:table-cell>
          <table:table-cell/>
        </table:table-row>
        <table:table-row table:style-name="ro1">
          <table:table-cell office:value-type="float" office:value="2537" calcext:value-type="float">
            <text:p>2537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68612" calcext:value-type="float">
            <text:p>1502462368612</text:p>
          </table:table-cell>
          <table:table-cell office:value-type="float" office:value="1502462368616" calcext:value-type="float">
            <text:p>1502462368616</text:p>
          </table:table-cell>
          <table:table-cell/>
        </table:table-row>
        <table:table-row table:style-name="ro1">
          <table:table-cell office:value-type="float" office:value="2538" calcext:value-type="float">
            <text:p>2538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68616" calcext:value-type="float">
            <text:p>1502462368616</text:p>
          </table:table-cell>
          <table:table-cell office:value-type="float" office:value="1502462368617" calcext:value-type="float">
            <text:p>1502462368617</text:p>
          </table:table-cell>
          <table:table-cell office:value-type="float" office:value="1502462368621" calcext:value-type="float">
            <text:p>1502462368621</text:p>
          </table:table-cell>
          <table:table-cell/>
        </table:table-row>
        <table:table-row table:style-name="ro1">
          <table:table-cell office:value-type="float" office:value="2539" calcext:value-type="float">
            <text:p>2539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68621" calcext:value-type="float">
            <text:p>1502462368621</text:p>
          </table:table-cell>
          <table:table-cell office:value-type="float" office:value="1502462368622" calcext:value-type="float">
            <text:p>1502462368622</text:p>
          </table:table-cell>
          <table:table-cell office:value-type="float" office:value="1502462368625" calcext:value-type="float">
            <text:p>1502462368625</text:p>
          </table:table-cell>
          <table:table-cell/>
        </table:table-row>
        <table:table-row table:style-name="ro1">
          <table:table-cell office:value-type="float" office:value="2540" calcext:value-type="float">
            <text:p>2540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68625" calcext:value-type="float">
            <text:p>1502462368625</text:p>
          </table:table-cell>
          <table:table-cell office:value-type="float" office:value="1502462368626" calcext:value-type="float">
            <text:p>1502462368626</text:p>
          </table:table-cell>
          <table:table-cell office:value-type="float" office:value="1502462368630" calcext:value-type="float">
            <text:p>1502462368630</text:p>
          </table:table-cell>
          <table:table-cell/>
        </table:table-row>
        <table:table-row table:style-name="ro1">
          <table:table-cell office:value-type="float" office:value="2541" calcext:value-type="float">
            <text:p>2541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68630" calcext:value-type="float">
            <text:p>1502462368630</text:p>
          </table:table-cell>
          <table:table-cell office:value-type="float" office:value="1502462368634" calcext:value-type="float">
            <text:p>1502462368634</text:p>
          </table:table-cell>
          <table:table-cell/>
        </table:table-row>
        <table:table-row table:style-name="ro1">
          <table:table-cell office:value-type="float" office:value="2542" calcext:value-type="float">
            <text:p>2542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68634" calcext:value-type="float">
            <text:p>1502462368634</text:p>
          </table:table-cell>
          <table:table-cell office:value-type="float" office:value="1502462368638" calcext:value-type="float">
            <text:p>1502462368638</text:p>
          </table:table-cell>
          <table:table-cell/>
        </table:table-row>
        <table:table-row table:style-name="ro1">
          <table:table-cell office:value-type="float" office:value="2543" calcext:value-type="float">
            <text:p>2543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68638" calcext:value-type="float">
            <text:p>1502462368638</text:p>
          </table:table-cell>
          <table:table-cell office:value-type="float" office:value="1502462368639" calcext:value-type="float">
            <text:p>1502462368639</text:p>
          </table:table-cell>
          <table:table-cell office:value-type="float" office:value="1502462368643" calcext:value-type="float">
            <text:p>1502462368643</text:p>
          </table:table-cell>
          <table:table-cell/>
        </table:table-row>
        <table:table-row table:style-name="ro1">
          <table:table-cell office:value-type="float" office:value="2544" calcext:value-type="float">
            <text:p>2544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68643" calcext:value-type="float">
            <text:p>1502462368643</text:p>
          </table:table-cell>
          <table:table-cell office:value-type="float" office:value="1502462368647" calcext:value-type="float">
            <text:p>1502462368647</text:p>
          </table:table-cell>
          <table:table-cell/>
        </table:table-row>
        <table:table-row table:style-name="ro1">
          <table:table-cell office:value-type="float" office:value="2545" calcext:value-type="float">
            <text:p>2545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68647" calcext:value-type="float">
            <text:p>1502462368647</text:p>
          </table:table-cell>
          <table:table-cell office:value-type="float" office:value="1502462368651" calcext:value-type="float">
            <text:p>1502462368651</text:p>
          </table:table-cell>
          <table:table-cell/>
        </table:table-row>
        <table:table-row table:style-name="ro1">
          <table:table-cell office:value-type="float" office:value="2546" calcext:value-type="float">
            <text:p>2546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68651" calcext:value-type="float">
            <text:p>1502462368651</text:p>
          </table:table-cell>
          <table:table-cell office:value-type="float" office:value="1502462368655" calcext:value-type="float">
            <text:p>1502462368655</text:p>
          </table:table-cell>
          <table:table-cell/>
        </table:table-row>
        <table:table-row table:style-name="ro1">
          <table:table-cell office:value-type="float" office:value="2547" calcext:value-type="float">
            <text:p>2547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68655" calcext:value-type="float">
            <text:p>1502462368655</text:p>
          </table:table-cell>
          <table:table-cell office:value-type="float" office:value="1502462368656" calcext:value-type="float">
            <text:p>1502462368656</text:p>
          </table:table-cell>
          <table:table-cell office:value-type="float" office:value="1502462369310" calcext:value-type="float">
            <text:p>1502462369310</text:p>
          </table:table-cell>
          <table:table-cell/>
        </table:table-row>
        <table:table-row table:style-name="ro1">
          <table:table-cell office:value-type="float" office:value="2548" calcext:value-type="float">
            <text:p>2548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69310" calcext:value-type="float">
            <text:p>1502462369310</text:p>
          </table:table-cell>
          <table:table-cell office:value-type="float" office:value="1502462369311" calcext:value-type="float">
            <text:p>1502462369311</text:p>
          </table:table-cell>
          <table:table-cell office:value-type="float" office:value="1502462369315" calcext:value-type="float">
            <text:p>1502462369315</text:p>
          </table:table-cell>
          <table:table-cell/>
        </table:table-row>
        <table:table-row table:style-name="ro1">
          <table:table-cell office:value-type="float" office:value="2549" calcext:value-type="float">
            <text:p>2549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69315" calcext:value-type="float">
            <text:p>1502462369315</text:p>
          </table:table-cell>
          <table:table-cell office:value-type="float" office:value="1502462369319" calcext:value-type="float">
            <text:p>1502462369319</text:p>
          </table:table-cell>
          <table:table-cell/>
        </table:table-row>
        <table:table-row table:style-name="ro1">
          <table:table-cell office:value-type="float" office:value="2550" calcext:value-type="float">
            <text:p>2550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69319" calcext:value-type="float">
            <text:p>1502462369319</text:p>
          </table:table-cell>
          <table:table-cell office:value-type="float" office:value="1502462369323" calcext:value-type="float">
            <text:p>1502462369323</text:p>
          </table:table-cell>
          <table:table-cell/>
        </table:table-row>
        <table:table-row table:style-name="ro1">
          <table:table-cell office:value-type="float" office:value="2551" calcext:value-type="float">
            <text:p>2551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69323" calcext:value-type="float">
            <text:p>1502462369323</text:p>
          </table:table-cell>
          <table:table-cell office:value-type="float" office:value="1502462369324" calcext:value-type="float">
            <text:p>1502462369324</text:p>
          </table:table-cell>
          <table:table-cell office:value-type="float" office:value="1502462369327" calcext:value-type="float">
            <text:p>1502462369327</text:p>
          </table:table-cell>
          <table:table-cell/>
        </table:table-row>
        <table:table-row table:style-name="ro1">
          <table:table-cell office:value-type="float" office:value="2552" calcext:value-type="float">
            <text:p>2552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69327" calcext:value-type="float">
            <text:p>1502462369327</text:p>
          </table:table-cell>
          <table:table-cell office:value-type="float" office:value="1502462369328" calcext:value-type="float">
            <text:p>1502462369328</text:p>
          </table:table-cell>
          <table:table-cell office:value-type="float" office:value="1502462369332" calcext:value-type="float">
            <text:p>1502462369332</text:p>
          </table:table-cell>
          <table:table-cell/>
        </table:table-row>
        <table:table-row table:style-name="ro1">
          <table:table-cell office:value-type="float" office:value="2553" calcext:value-type="float">
            <text:p>2553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69332" calcext:value-type="float">
            <text:p>1502462369332</text:p>
          </table:table-cell>
          <table:table-cell office:value-type="float" office:value="1502462369336" calcext:value-type="float">
            <text:p>1502462369336</text:p>
          </table:table-cell>
          <table:table-cell/>
        </table:table-row>
        <table:table-row table:style-name="ro1">
          <table:table-cell office:value-type="float" office:value="2554" calcext:value-type="float">
            <text:p>2554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69336" calcext:value-type="float">
            <text:p>1502462369336</text:p>
          </table:table-cell>
          <table:table-cell office:value-type="float" office:value="1502462369337" calcext:value-type="float">
            <text:p>1502462369337</text:p>
          </table:table-cell>
          <table:table-cell office:value-type="float" office:value="1502462369340" calcext:value-type="float">
            <text:p>1502462369340</text:p>
          </table:table-cell>
          <table:table-cell/>
        </table:table-row>
        <table:table-row table:style-name="ro1">
          <table:table-cell office:value-type="float" office:value="2555" calcext:value-type="float">
            <text:p>2555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69341" calcext:value-type="float">
            <text:p>1502462369341</text:p>
          </table:table-cell>
          <table:table-cell office:value-type="float" office:value="1502462369345" calcext:value-type="float">
            <text:p>1502462369345</text:p>
          </table:table-cell>
          <table:table-cell/>
        </table:table-row>
        <table:table-row table:style-name="ro1">
          <table:table-cell office:value-type="float" office:value="2556" calcext:value-type="float">
            <text:p>2556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69345" calcext:value-type="float">
            <text:p>1502462369345</text:p>
          </table:table-cell>
          <table:table-cell office:value-type="float" office:value="1502462369349" calcext:value-type="float">
            <text:p>1502462369349</text:p>
          </table:table-cell>
          <table:table-cell/>
        </table:table-row>
        <table:table-row table:style-name="ro1">
          <table:table-cell office:value-type="float" office:value="2557" calcext:value-type="float">
            <text:p>2557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69349" calcext:value-type="float">
            <text:p>1502462369349</text:p>
          </table:table-cell>
          <table:table-cell office:value-type="float" office:value="1502462369353" calcext:value-type="float">
            <text:p>1502462369353</text:p>
          </table:table-cell>
          <table:table-cell/>
        </table:table-row>
        <table:table-row table:style-name="ro1">
          <table:table-cell office:value-type="float" office:value="2558" calcext:value-type="float">
            <text:p>2558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69353" calcext:value-type="float">
            <text:p>1502462369353</text:p>
          </table:table-cell>
          <table:table-cell office:value-type="float" office:value="1502462369354" calcext:value-type="float">
            <text:p>1502462369354</text:p>
          </table:table-cell>
          <table:table-cell office:value-type="float" office:value="1502462369357" calcext:value-type="float">
            <text:p>1502462369357</text:p>
          </table:table-cell>
          <table:table-cell/>
        </table:table-row>
        <table:table-row table:style-name="ro1">
          <table:table-cell office:value-type="float" office:value="2559" calcext:value-type="float">
            <text:p>2559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69358" calcext:value-type="float">
            <text:p>1502462369358</text:p>
          </table:table-cell>
          <table:table-cell office:value-type="float" office:value="1502462369362" calcext:value-type="float">
            <text:p>1502462369362</text:p>
          </table:table-cell>
          <table:table-cell/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69362" calcext:value-type="float">
            <text:p>1502462369362</text:p>
          </table:table-cell>
          <table:table-cell office:value-type="float" office:value="1502462369367" calcext:value-type="float">
            <text:p>1502462369367</text:p>
          </table:table-cell>
          <table:table-cell/>
        </table:table-row>
        <table:table-row table:style-name="ro1">
          <table:table-cell office:value-type="float" office:value="2561" calcext:value-type="float">
            <text:p>2561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69367" calcext:value-type="float">
            <text:p>1502462369367</text:p>
          </table:table-cell>
          <table:table-cell office:value-type="float" office:value="1502462369372" calcext:value-type="float">
            <text:p>1502462369372</text:p>
          </table:table-cell>
          <table:table-cell/>
        </table:table-row>
        <table:table-row table:style-name="ro1">
          <table:table-cell office:value-type="float" office:value="2562" calcext:value-type="float">
            <text:p>2562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69372" calcext:value-type="float">
            <text:p>1502462369372</text:p>
          </table:table-cell>
          <table:table-cell office:value-type="float" office:value="1502462369373" calcext:value-type="float">
            <text:p>1502462369373</text:p>
          </table:table-cell>
          <table:table-cell office:value-type="float" office:value="1502462369376" calcext:value-type="float">
            <text:p>1502462369376</text:p>
          </table:table-cell>
          <table:table-cell/>
        </table:table-row>
        <table:table-row table:style-name="ro1">
          <table:table-cell office:value-type="float" office:value="2563" calcext:value-type="float">
            <text:p>2563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69376" calcext:value-type="float">
            <text:p>1502462369376</text:p>
          </table:table-cell>
          <table:table-cell office:value-type="float" office:value="1502462369377" calcext:value-type="float">
            <text:p>1502462369377</text:p>
          </table:table-cell>
          <table:table-cell office:value-type="float" office:value="1502462369380" calcext:value-type="float">
            <text:p>1502462369380</text:p>
          </table:table-cell>
          <table:table-cell/>
        </table:table-row>
        <table:table-row table:style-name="ro1">
          <table:table-cell office:value-type="float" office:value="2564" calcext:value-type="float">
            <text:p>2564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69380" calcext:value-type="float">
            <text:p>1502462369380</text:p>
          </table:table-cell>
          <table:table-cell office:value-type="float" office:value="1502462369381" calcext:value-type="float">
            <text:p>1502462369381</text:p>
          </table:table-cell>
          <table:table-cell office:value-type="float" office:value="1502462369383" calcext:value-type="float">
            <text:p>1502462369383</text:p>
          </table:table-cell>
          <table:table-cell/>
        </table:table-row>
        <table:table-row table:style-name="ro1">
          <table:table-cell office:value-type="float" office:value="2565" calcext:value-type="float">
            <text:p>2565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69383" calcext:value-type="float">
            <text:p>1502462369383</text:p>
          </table:table-cell>
          <table:table-cell office:value-type="float" office:value="1502462369384" calcext:value-type="float">
            <text:p>1502462369384</text:p>
          </table:table-cell>
          <table:table-cell office:value-type="float" office:value="1502462369599" calcext:value-type="float">
            <text:p>1502462369599</text:p>
          </table:table-cell>
          <table:table-cell/>
        </table:table-row>
        <table:table-row table:style-name="ro1">
          <table:table-cell office:value-type="float" office:value="2566" calcext:value-type="float">
            <text:p>2566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69599" calcext:value-type="float">
            <text:p>1502462369599</text:p>
          </table:table-cell>
          <table:table-cell office:value-type="float" office:value="1502462369603" calcext:value-type="float">
            <text:p>1502462369603</text:p>
          </table:table-cell>
          <table:table-cell/>
        </table:table-row>
        <table:table-row table:style-name="ro1">
          <table:table-cell office:value-type="float" office:value="2567" calcext:value-type="float">
            <text:p>2567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69603" calcext:value-type="float">
            <text:p>1502462369603</text:p>
          </table:table-cell>
          <table:table-cell office:value-type="float" office:value="1502462369606" calcext:value-type="float">
            <text:p>1502462369606</text:p>
          </table:table-cell>
          <table:table-cell/>
        </table:table-row>
        <table:table-row table:style-name="ro1">
          <table:table-cell office:value-type="float" office:value="2568" calcext:value-type="float">
            <text:p>2568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69606" calcext:value-type="float">
            <text:p>1502462369606</text:p>
          </table:table-cell>
          <table:table-cell office:value-type="float" office:value="1502462369607" calcext:value-type="float">
            <text:p>1502462369607</text:p>
          </table:table-cell>
          <table:table-cell office:value-type="float" office:value="1502462369610" calcext:value-type="float">
            <text:p>1502462369610</text:p>
          </table:table-cell>
          <table:table-cell/>
        </table:table-row>
        <table:table-row table:style-name="ro1">
          <table:table-cell office:value-type="float" office:value="2569" calcext:value-type="float">
            <text:p>2569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69610" calcext:value-type="float">
            <text:p>1502462369610</text:p>
          </table:table-cell>
          <table:table-cell office:value-type="float" office:value="1502462369613" calcext:value-type="float">
            <text:p>1502462369613</text:p>
          </table:table-cell>
          <table:table-cell/>
        </table:table-row>
        <table:table-row table:style-name="ro1">
          <table:table-cell office:value-type="float" office:value="2570" calcext:value-type="float">
            <text:p>2570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69613" calcext:value-type="float">
            <text:p>1502462369613</text:p>
          </table:table-cell>
          <table:table-cell office:value-type="float" office:value="1502462369616" calcext:value-type="float">
            <text:p>1502462369616</text:p>
          </table:table-cell>
          <table:table-cell/>
        </table:table-row>
        <table:table-row table:style-name="ro1">
          <table:table-cell office:value-type="float" office:value="2571" calcext:value-type="float">
            <text:p>2571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69616" calcext:value-type="float">
            <text:p>1502462369616</text:p>
          </table:table-cell>
          <table:table-cell office:value-type="float" office:value="1502462369619" calcext:value-type="float">
            <text:p>1502462369619</text:p>
          </table:table-cell>
          <table:table-cell/>
        </table:table-row>
        <table:table-row table:style-name="ro1">
          <table:table-cell office:value-type="float" office:value="2572" calcext:value-type="float">
            <text:p>2572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69619" calcext:value-type="float">
            <text:p>1502462369619</text:p>
          </table:table-cell>
          <table:table-cell office:value-type="float" office:value="1502462369622" calcext:value-type="float">
            <text:p>1502462369622</text:p>
          </table:table-cell>
          <table:table-cell/>
        </table:table-row>
        <table:table-row table:style-name="ro1">
          <table:table-cell office:value-type="float" office:value="2573" calcext:value-type="float">
            <text:p>2573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69622" calcext:value-type="float">
            <text:p>1502462369622</text:p>
          </table:table-cell>
          <table:table-cell office:value-type="float" office:value="1502462369623" calcext:value-type="float">
            <text:p>1502462369623</text:p>
          </table:table-cell>
          <table:table-cell office:value-type="float" office:value="1502462369626" calcext:value-type="float">
            <text:p>1502462369626</text:p>
          </table:table-cell>
          <table:table-cell/>
        </table:table-row>
        <table:table-row table:style-name="ro1">
          <table:table-cell office:value-type="float" office:value="2574" calcext:value-type="float">
            <text:p>2574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69626" calcext:value-type="float">
            <text:p>1502462369626</text:p>
          </table:table-cell>
          <table:table-cell office:value-type="float" office:value="1502462369630" calcext:value-type="float">
            <text:p>1502462369630</text:p>
          </table:table-cell>
          <table:table-cell/>
        </table:table-row>
        <table:table-row table:style-name="ro1">
          <table:table-cell office:value-type="float" office:value="2575" calcext:value-type="float">
            <text:p>2575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69630" calcext:value-type="float">
            <text:p>1502462369630</text:p>
          </table:table-cell>
          <table:table-cell office:value-type="float" office:value="1502462369633" calcext:value-type="float">
            <text:p>1502462369633</text:p>
          </table:table-cell>
          <table:table-cell/>
        </table:table-row>
        <table:table-row table:style-name="ro1">
          <table:table-cell office:value-type="float" office:value="2576" calcext:value-type="float">
            <text:p>2576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69633" calcext:value-type="float">
            <text:p>1502462369633</text:p>
          </table:table-cell>
          <table:table-cell office:value-type="float" office:value="1502462369636" calcext:value-type="float">
            <text:p>1502462369636</text:p>
          </table:table-cell>
          <table:table-cell/>
        </table:table-row>
        <table:table-row table:style-name="ro1">
          <table:table-cell office:value-type="float" office:value="2577" calcext:value-type="float">
            <text:p>2577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69636" calcext:value-type="float">
            <text:p>1502462369636</text:p>
          </table:table-cell>
          <table:table-cell office:value-type="float" office:value="1502462369640" calcext:value-type="float">
            <text:p>1502462369640</text:p>
          </table:table-cell>
          <table:table-cell/>
        </table:table-row>
        <table:table-row table:style-name="ro1">
          <table:table-cell office:value-type="float" office:value="2578" calcext:value-type="float">
            <text:p>2578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69640" calcext:value-type="float">
            <text:p>1502462369640</text:p>
          </table:table-cell>
          <table:table-cell office:value-type="float" office:value="1502462369643" calcext:value-type="float">
            <text:p>1502462369643</text:p>
          </table:table-cell>
          <table:table-cell/>
        </table:table-row>
        <table:table-row table:style-name="ro1">
          <table:table-cell office:value-type="float" office:value="2579" calcext:value-type="float">
            <text:p>2579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69643" calcext:value-type="float">
            <text:p>1502462369643</text:p>
          </table:table-cell>
          <table:table-cell office:value-type="float" office:value="1502462369646" calcext:value-type="float">
            <text:p>1502462369646</text:p>
          </table:table-cell>
          <table:table-cell/>
        </table:table-row>
        <table:table-row table:style-name="ro1">
          <table:table-cell office:value-type="float" office:value="2580" calcext:value-type="float">
            <text:p>2580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69646" calcext:value-type="float">
            <text:p>1502462369646</text:p>
          </table:table-cell>
          <table:table-cell office:value-type="float" office:value="1502462369649" calcext:value-type="float">
            <text:p>1502462369649</text:p>
          </table:table-cell>
          <table:table-cell/>
        </table:table-row>
        <table:table-row table:style-name="ro1">
          <table:table-cell office:value-type="float" office:value="2581" calcext:value-type="float">
            <text:p>2581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69649" calcext:value-type="float">
            <text:p>1502462369649</text:p>
          </table:table-cell>
          <table:table-cell office:value-type="float" office:value="1502462369652" calcext:value-type="float">
            <text:p>1502462369652</text:p>
          </table:table-cell>
          <table:table-cell/>
        </table:table-row>
        <table:table-row table:style-name="ro1">
          <table:table-cell office:value-type="float" office:value="2582" calcext:value-type="float">
            <text:p>2582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69652" calcext:value-type="float">
            <text:p>1502462369652</text:p>
          </table:table-cell>
          <table:table-cell office:value-type="float" office:value="1502462369655" calcext:value-type="float">
            <text:p>1502462369655</text:p>
          </table:table-cell>
          <table:table-cell/>
        </table:table-row>
        <table:table-row table:style-name="ro1">
          <table:table-cell office:value-type="float" office:value="2583" calcext:value-type="float">
            <text:p>2583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69655" calcext:value-type="float">
            <text:p>1502462369655</text:p>
          </table:table-cell>
          <table:table-cell office:value-type="float" office:value="1502462369656" calcext:value-type="float">
            <text:p>1502462369656</text:p>
          </table:table-cell>
          <table:table-cell office:value-type="float" office:value="1502462369658" calcext:value-type="float">
            <text:p>1502462369658</text:p>
          </table:table-cell>
          <table:table-cell/>
        </table:table-row>
        <table:table-row table:style-name="ro1">
          <table:table-cell office:value-type="float" office:value="2584" calcext:value-type="float">
            <text:p>2584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69658" calcext:value-type="float">
            <text:p>1502462369658</text:p>
          </table:table-cell>
          <table:table-cell office:value-type="float" office:value="1502462369659" calcext:value-type="float">
            <text:p>1502462369659</text:p>
          </table:table-cell>
          <table:table-cell office:value-type="float" office:value="1502462369661" calcext:value-type="float">
            <text:p>1502462369661</text:p>
          </table:table-cell>
          <table:table-cell/>
        </table:table-row>
        <table:table-row table:style-name="ro1">
          <table:table-cell office:value-type="float" office:value="2585" calcext:value-type="float">
            <text:p>2585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69661" calcext:value-type="float">
            <text:p>1502462369661</text:p>
          </table:table-cell>
          <table:table-cell office:value-type="float" office:value="1502462369662" calcext:value-type="float">
            <text:p>1502462369662</text:p>
          </table:table-cell>
          <table:table-cell office:value-type="float" office:value="1502462369664" calcext:value-type="float">
            <text:p>1502462369664</text:p>
          </table:table-cell>
          <table:table-cell/>
        </table:table-row>
        <table:table-row table:style-name="ro1">
          <table:table-cell office:value-type="float" office:value="2586" calcext:value-type="float">
            <text:p>2586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69664" calcext:value-type="float">
            <text:p>1502462369664</text:p>
          </table:table-cell>
          <table:table-cell office:value-type="float" office:value="1502462369665" calcext:value-type="float">
            <text:p>1502462369665</text:p>
          </table:table-cell>
          <table:table-cell office:value-type="float" office:value="1502462369667" calcext:value-type="float">
            <text:p>1502462369667</text:p>
          </table:table-cell>
          <table:table-cell/>
        </table:table-row>
        <table:table-row table:style-name="ro1">
          <table:table-cell office:value-type="float" office:value="2587" calcext:value-type="float">
            <text:p>2587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69668" calcext:value-type="float">
            <text:p>1502462369668</text:p>
          </table:table-cell>
          <table:table-cell office:value-type="float" office:value="1502462369888" calcext:value-type="float">
            <text:p>1502462369888</text:p>
          </table:table-cell>
          <table:table-cell/>
        </table:table-row>
        <table:table-row table:style-name="ro1">
          <table:table-cell office:value-type="float" office:value="2588" calcext:value-type="float">
            <text:p>2588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69888" calcext:value-type="float">
            <text:p>1502462369888</text:p>
          </table:table-cell>
          <table:table-cell office:value-type="float" office:value="1502462369891" calcext:value-type="float">
            <text:p>1502462369891</text:p>
          </table:table-cell>
          <table:table-cell/>
        </table:table-row>
        <table:table-row table:style-name="ro1">
          <table:table-cell office:value-type="float" office:value="2589" calcext:value-type="float">
            <text:p>2589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69891" calcext:value-type="float">
            <text:p>1502462369891</text:p>
          </table:table-cell>
          <table:table-cell office:value-type="float" office:value="1502462369894" calcext:value-type="float">
            <text:p>1502462369894</text:p>
          </table:table-cell>
          <table:table-cell/>
        </table:table-row>
        <table:table-row table:style-name="ro1">
          <table:table-cell office:value-type="float" office:value="2590" calcext:value-type="float">
            <text:p>2590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69894" calcext:value-type="float">
            <text:p>1502462369894</text:p>
          </table:table-cell>
          <table:table-cell office:value-type="float" office:value="1502462369897" calcext:value-type="float">
            <text:p>1502462369897</text:p>
          </table:table-cell>
          <table:table-cell/>
        </table:table-row>
        <table:table-row table:style-name="ro1">
          <table:table-cell office:value-type="float" office:value="2591" calcext:value-type="float">
            <text:p>2591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69897" calcext:value-type="float">
            <text:p>1502462369897</text:p>
          </table:table-cell>
          <table:table-cell office:value-type="float" office:value="1502462369900" calcext:value-type="float">
            <text:p>1502462369900</text:p>
          </table:table-cell>
          <table:table-cell/>
        </table:table-row>
        <table:table-row table:style-name="ro1">
          <table:table-cell office:value-type="float" office:value="2592" calcext:value-type="float">
            <text:p>2592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69900" calcext:value-type="float">
            <text:p>1502462369900</text:p>
          </table:table-cell>
          <table:table-cell office:value-type="float" office:value="1502462369903" calcext:value-type="float">
            <text:p>1502462369903</text:p>
          </table:table-cell>
          <table:table-cell/>
        </table:table-row>
        <table:table-row table:style-name="ro1">
          <table:table-cell office:value-type="float" office:value="2593" calcext:value-type="float">
            <text:p>2593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69903" calcext:value-type="float">
            <text:p>1502462369903</text:p>
          </table:table-cell>
          <table:table-cell office:value-type="float" office:value="1502462370121" calcext:value-type="float">
            <text:p>1502462370121</text:p>
          </table:table-cell>
          <table:table-cell/>
        </table:table-row>
        <table:table-row table:style-name="ro1">
          <table:table-cell office:value-type="float" office:value="2594" calcext:value-type="float">
            <text:p>2594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70121" calcext:value-type="float">
            <text:p>1502462370121</text:p>
          </table:table-cell>
          <table:table-cell office:value-type="float" office:value="1502462370126" calcext:value-type="float">
            <text:p>1502462370126</text:p>
          </table:table-cell>
          <table:table-cell/>
        </table:table-row>
        <table:table-row table:style-name="ro1">
          <table:table-cell office:value-type="float" office:value="2595" calcext:value-type="float">
            <text:p>2595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70126" calcext:value-type="float">
            <text:p>1502462370126</text:p>
          </table:table-cell>
          <table:table-cell office:value-type="float" office:value="1502462370127" calcext:value-type="float">
            <text:p>1502462370127</text:p>
          </table:table-cell>
          <table:table-cell office:value-type="float" office:value="1502462370348" calcext:value-type="float">
            <text:p>1502462370348</text:p>
          </table:table-cell>
          <table:table-cell/>
        </table:table-row>
        <table:table-row table:style-name="ro1">
          <table:table-cell office:value-type="float" office:value="2596" calcext:value-type="float">
            <text:p>2596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70348" calcext:value-type="float">
            <text:p>1502462370348</text:p>
          </table:table-cell>
          <table:table-cell office:value-type="float" office:value="1502462370351" calcext:value-type="float">
            <text:p>1502462370351</text:p>
          </table:table-cell>
          <table:table-cell/>
        </table:table-row>
        <table:table-row table:style-name="ro1">
          <table:table-cell office:value-type="float" office:value="2597" calcext:value-type="float">
            <text:p>2597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70351" calcext:value-type="float">
            <text:p>1502462370351</text:p>
          </table:table-cell>
          <table:table-cell office:value-type="float" office:value="1502462370354" calcext:value-type="float">
            <text:p>1502462370354</text:p>
          </table:table-cell>
          <table:table-cell/>
        </table:table-row>
        <table:table-row table:style-name="ro1">
          <table:table-cell office:value-type="float" office:value="2598" calcext:value-type="float">
            <text:p>2598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70354" calcext:value-type="float">
            <text:p>1502462370354</text:p>
          </table:table-cell>
          <table:table-cell office:value-type="float" office:value="1502462370357" calcext:value-type="float">
            <text:p>1502462370357</text:p>
          </table:table-cell>
          <table:table-cell/>
        </table:table-row>
        <table:table-row table:style-name="ro1">
          <table:table-cell office:value-type="float" office:value="2599" calcext:value-type="float">
            <text:p>2599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70357" calcext:value-type="float">
            <text:p>1502462370357</text:p>
          </table:table-cell>
          <table:table-cell office:value-type="float" office:value="1502462370360" calcext:value-type="float">
            <text:p>1502462370360</text:p>
          </table:table-cell>
          <table:table-cell/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70360" calcext:value-type="float">
            <text:p>1502462370360</text:p>
          </table:table-cell>
          <table:table-cell office:value-type="float" office:value="1502462370363" calcext:value-type="float">
            <text:p>1502462370363</text:p>
          </table:table-cell>
          <table:table-cell/>
        </table:table-row>
        <table:table-row table:style-name="ro1">
          <table:table-cell office:value-type="float" office:value="2601" calcext:value-type="float">
            <text:p>2601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70363" calcext:value-type="float">
            <text:p>1502462370363</text:p>
          </table:table-cell>
          <table:table-cell office:value-type="float" office:value="1502462370366" calcext:value-type="float">
            <text:p>1502462370366</text:p>
          </table:table-cell>
          <table:table-cell/>
        </table:table-row>
        <table:table-row table:style-name="ro1">
          <table:table-cell office:value-type="float" office:value="2602" calcext:value-type="float">
            <text:p>2602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70366" calcext:value-type="float">
            <text:p>1502462370366</text:p>
          </table:table-cell>
          <table:table-cell office:value-type="float" office:value="1502462370369" calcext:value-type="float">
            <text:p>1502462370369</text:p>
          </table:table-cell>
          <table:table-cell/>
        </table:table-row>
        <table:table-row table:style-name="ro1">
          <table:table-cell office:value-type="float" office:value="2603" calcext:value-type="float">
            <text:p>2603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70369" calcext:value-type="float">
            <text:p>1502462370369</text:p>
          </table:table-cell>
          <table:table-cell office:value-type="float" office:value="1502462370370" calcext:value-type="float">
            <text:p>1502462370370</text:p>
          </table:table-cell>
          <table:table-cell office:value-type="float" office:value="1502462370373" calcext:value-type="float">
            <text:p>1502462370373</text:p>
          </table:table-cell>
          <table:table-cell/>
        </table:table-row>
        <table:table-row table:style-name="ro1">
          <table:table-cell office:value-type="float" office:value="2604" calcext:value-type="float">
            <text:p>2604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70373" calcext:value-type="float">
            <text:p>1502462370373</text:p>
          </table:table-cell>
          <table:table-cell office:value-type="float" office:value="1502462370374" calcext:value-type="float">
            <text:p>1502462370374</text:p>
          </table:table-cell>
          <table:table-cell office:value-type="float" office:value="1502462370377" calcext:value-type="float">
            <text:p>1502462370377</text:p>
          </table:table-cell>
          <table:table-cell/>
        </table:table-row>
        <table:table-row table:style-name="ro1">
          <table:table-cell office:value-type="float" office:value="2605" calcext:value-type="float">
            <text:p>2605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70377" calcext:value-type="float">
            <text:p>1502462370377</text:p>
          </table:table-cell>
          <table:table-cell office:value-type="float" office:value="1502462370378" calcext:value-type="float">
            <text:p>1502462370378</text:p>
          </table:table-cell>
          <table:table-cell office:value-type="float" office:value="1502462370598" calcext:value-type="float">
            <text:p>1502462370598</text:p>
          </table:table-cell>
          <table:table-cell/>
        </table:table-row>
        <table:table-row table:style-name="ro1">
          <table:table-cell office:value-type="float" office:value="2606" calcext:value-type="float">
            <text:p>2606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70598" calcext:value-type="float">
            <text:p>1502462370598</text:p>
          </table:table-cell>
          <table:table-cell office:value-type="float" office:value="1502462370601" calcext:value-type="float">
            <text:p>1502462370601</text:p>
          </table:table-cell>
          <table:table-cell/>
        </table:table-row>
        <table:table-row table:style-name="ro1">
          <table:table-cell office:value-type="float" office:value="2607" calcext:value-type="float">
            <text:p>2607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70601" calcext:value-type="float">
            <text:p>1502462370601</text:p>
          </table:table-cell>
          <table:table-cell office:value-type="float" office:value="1502462370604" calcext:value-type="float">
            <text:p>1502462370604</text:p>
          </table:table-cell>
          <table:table-cell/>
        </table:table-row>
        <table:table-row table:style-name="ro1">
          <table:table-cell office:value-type="float" office:value="2608" calcext:value-type="float">
            <text:p>2608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70604" calcext:value-type="float">
            <text:p>1502462370604</text:p>
          </table:table-cell>
          <table:table-cell office:value-type="float" office:value="1502462370607" calcext:value-type="float">
            <text:p>1502462370607</text:p>
          </table:table-cell>
          <table:table-cell/>
        </table:table-row>
        <table:table-row table:style-name="ro1">
          <table:table-cell office:value-type="float" office:value="2609" calcext:value-type="float">
            <text:p>2609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70607" calcext:value-type="float">
            <text:p>1502462370607</text:p>
          </table:table-cell>
          <table:table-cell office:value-type="float" office:value="1502462370610" calcext:value-type="float">
            <text:p>1502462370610</text:p>
          </table:table-cell>
          <table:table-cell/>
        </table:table-row>
        <table:table-row table:style-name="ro1">
          <table:table-cell office:value-type="float" office:value="2610" calcext:value-type="float">
            <text:p>2610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70610" calcext:value-type="float">
            <text:p>1502462370610</text:p>
          </table:table-cell>
          <table:table-cell office:value-type="float" office:value="1502462370613" calcext:value-type="float">
            <text:p>1502462370613</text:p>
          </table:table-cell>
          <table:table-cell/>
        </table:table-row>
        <table:table-row table:style-name="ro1">
          <table:table-cell office:value-type="float" office:value="2611" calcext:value-type="float">
            <text:p>2611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70613" calcext:value-type="float">
            <text:p>1502462370613</text:p>
          </table:table-cell>
          <table:table-cell office:value-type="float" office:value="1502462370616" calcext:value-type="float">
            <text:p>1502462370616</text:p>
          </table:table-cell>
          <table:table-cell/>
        </table:table-row>
        <table:table-row table:style-name="ro1">
          <table:table-cell office:value-type="float" office:value="2612" calcext:value-type="float">
            <text:p>2612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70616" calcext:value-type="float">
            <text:p>1502462370616</text:p>
          </table:table-cell>
          <table:table-cell office:value-type="float" office:value="1502462370619" calcext:value-type="float">
            <text:p>1502462370619</text:p>
          </table:table-cell>
          <table:table-cell/>
        </table:table-row>
        <table:table-row table:style-name="ro1">
          <table:table-cell office:value-type="float" office:value="2613" calcext:value-type="float">
            <text:p>2613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70619" calcext:value-type="float">
            <text:p>1502462370619</text:p>
          </table:table-cell>
          <table:table-cell office:value-type="float" office:value="1502462370622" calcext:value-type="float">
            <text:p>1502462370622</text:p>
          </table:table-cell>
          <table:table-cell/>
        </table:table-row>
        <table:table-row table:style-name="ro1">
          <table:table-cell office:value-type="float" office:value="2614" calcext:value-type="float">
            <text:p>2614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70622" calcext:value-type="float">
            <text:p>1502462370622</text:p>
          </table:table-cell>
          <table:table-cell office:value-type="float" office:value="1502462370625" calcext:value-type="float">
            <text:p>1502462370625</text:p>
          </table:table-cell>
          <table:table-cell/>
        </table:table-row>
        <table:table-row table:style-name="ro1">
          <table:table-cell office:value-type="float" office:value="2615" calcext:value-type="float">
            <text:p>2615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70625" calcext:value-type="float">
            <text:p>1502462370625</text:p>
          </table:table-cell>
          <table:table-cell office:value-type="float" office:value="1502462370628" calcext:value-type="float">
            <text:p>1502462370628</text:p>
          </table:table-cell>
          <table:table-cell/>
        </table:table-row>
        <table:table-row table:style-name="ro1">
          <table:table-cell office:value-type="float" office:value="2616" calcext:value-type="float">
            <text:p>2616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70628" calcext:value-type="float">
            <text:p>1502462370628</text:p>
          </table:table-cell>
          <table:table-cell office:value-type="float" office:value="1502462371288" calcext:value-type="float">
            <text:p>1502462371288</text:p>
          </table:table-cell>
          <table:table-cell/>
        </table:table-row>
        <table:table-row table:style-name="ro1">
          <table:table-cell office:value-type="float" office:value="2617" calcext:value-type="float">
            <text:p>2617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71288" calcext:value-type="float">
            <text:p>1502462371288</text:p>
          </table:table-cell>
          <table:table-cell office:value-type="float" office:value="1502462371292" calcext:value-type="float">
            <text:p>1502462371292</text:p>
          </table:table-cell>
          <table:table-cell/>
        </table:table-row>
        <table:table-row table:style-name="ro1">
          <table:table-cell office:value-type="float" office:value="2618" calcext:value-type="float">
            <text:p>2618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71292" calcext:value-type="float">
            <text:p>1502462371292</text:p>
          </table:table-cell>
          <table:table-cell office:value-type="float" office:value="1502462371293" calcext:value-type="float">
            <text:p>1502462371293</text:p>
          </table:table-cell>
          <table:table-cell office:value-type="float" office:value="1502462371297" calcext:value-type="float">
            <text:p>1502462371297</text:p>
          </table:table-cell>
          <table:table-cell/>
        </table:table-row>
        <table:table-row table:style-name="ro1">
          <table:table-cell office:value-type="float" office:value="2619" calcext:value-type="float">
            <text:p>2619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71297" calcext:value-type="float">
            <text:p>1502462371297</text:p>
          </table:table-cell>
          <table:table-cell office:value-type="float" office:value="1502462371302" calcext:value-type="float">
            <text:p>1502462371302</text:p>
          </table:table-cell>
          <table:table-cell/>
        </table:table-row>
        <table:table-row table:style-name="ro1">
          <table:table-cell office:value-type="float" office:value="2620" calcext:value-type="float">
            <text:p>2620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71302" calcext:value-type="float">
            <text:p>1502462371302</text:p>
          </table:table-cell>
          <table:table-cell office:value-type="float" office:value="1502462371306" calcext:value-type="float">
            <text:p>1502462371306</text:p>
          </table:table-cell>
          <table:table-cell/>
        </table:table-row>
        <table:table-row table:style-name="ro1">
          <table:table-cell office:value-type="float" office:value="2621" calcext:value-type="float">
            <text:p>2621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71307" calcext:value-type="float">
            <text:p>1502462371307</text:p>
          </table:table-cell>
          <table:table-cell office:value-type="float" office:value="1502462371311" calcext:value-type="float">
            <text:p>1502462371311</text:p>
          </table:table-cell>
          <table:table-cell/>
        </table:table-row>
        <table:table-row table:style-name="ro1">
          <table:table-cell office:value-type="float" office:value="2622" calcext:value-type="float">
            <text:p>2622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71311" calcext:value-type="float">
            <text:p>1502462371311</text:p>
          </table:table-cell>
          <table:table-cell office:value-type="float" office:value="1502462371530" calcext:value-type="float">
            <text:p>1502462371530</text:p>
          </table:table-cell>
          <table:table-cell/>
        </table:table-row>
        <table:table-row table:style-name="ro1">
          <table:table-cell office:value-type="float" office:value="2623" calcext:value-type="float">
            <text:p>2623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71530" calcext:value-type="float">
            <text:p>1502462371530</text:p>
          </table:table-cell>
          <table:table-cell office:value-type="float" office:value="1502462371534" calcext:value-type="float">
            <text:p>1502462371534</text:p>
          </table:table-cell>
          <table:table-cell/>
        </table:table-row>
        <table:table-row table:style-name="ro1">
          <table:table-cell office:value-type="float" office:value="2624" calcext:value-type="float">
            <text:p>2624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71534" calcext:value-type="float">
            <text:p>1502462371534</text:p>
          </table:table-cell>
          <table:table-cell office:value-type="float" office:value="1502462371535" calcext:value-type="float">
            <text:p>1502462371535</text:p>
          </table:table-cell>
          <table:table-cell office:value-type="float" office:value="1502462372410" calcext:value-type="float">
            <text:p>1502462372410</text:p>
          </table:table-cell>
          <table:table-cell/>
        </table:table-row>
        <table:table-row table:style-name="ro1">
          <table:table-cell office:value-type="float" office:value="2625" calcext:value-type="float">
            <text:p>2625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72410" calcext:value-type="float">
            <text:p>1502462372410</text:p>
          </table:table-cell>
          <table:table-cell office:value-type="float" office:value="1502462372411" calcext:value-type="float">
            <text:p>1502462372411</text:p>
          </table:table-cell>
          <table:table-cell office:value-type="float" office:value="1502462372415" calcext:value-type="float">
            <text:p>1502462372415</text:p>
          </table:table-cell>
          <table:table-cell/>
        </table:table-row>
        <table:table-row table:style-name="ro1">
          <table:table-cell office:value-type="float" office:value="2626" calcext:value-type="float">
            <text:p>2626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72415" calcext:value-type="float">
            <text:p>1502462372415</text:p>
          </table:table-cell>
          <table:table-cell office:value-type="float" office:value="1502462372419" calcext:value-type="float">
            <text:p>1502462372419</text:p>
          </table:table-cell>
          <table:table-cell/>
        </table:table-row>
        <table:table-row table:style-name="ro1">
          <table:table-cell office:value-type="float" office:value="2627" calcext:value-type="float">
            <text:p>2627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72419" calcext:value-type="float">
            <text:p>1502462372419</text:p>
          </table:table-cell>
          <table:table-cell office:value-type="float" office:value="1502462372424" calcext:value-type="float">
            <text:p>1502462372424</text:p>
          </table:table-cell>
          <table:table-cell/>
        </table:table-row>
        <table:table-row table:style-name="ro1">
          <table:table-cell office:value-type="float" office:value="2628" calcext:value-type="float">
            <text:p>2628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72424" calcext:value-type="float">
            <text:p>1502462372424</text:p>
          </table:table-cell>
          <table:table-cell office:value-type="float" office:value="1502462372425" calcext:value-type="float">
            <text:p>1502462372425</text:p>
          </table:table-cell>
          <table:table-cell office:value-type="float" office:value="1502462372428" calcext:value-type="float">
            <text:p>1502462372428</text:p>
          </table:table-cell>
          <table:table-cell/>
        </table:table-row>
        <table:table-row table:style-name="ro1">
          <table:table-cell office:value-type="float" office:value="2629" calcext:value-type="float">
            <text:p>2629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72428" calcext:value-type="float">
            <text:p>1502462372428</text:p>
          </table:table-cell>
          <table:table-cell office:value-type="float" office:value="1502462372429" calcext:value-type="float">
            <text:p>1502462372429</text:p>
          </table:table-cell>
          <table:table-cell office:value-type="float" office:value="1502462372650" calcext:value-type="float">
            <text:p>1502462372650</text:p>
          </table:table-cell>
          <table:table-cell/>
        </table:table-row>
        <table:table-row table:style-name="ro1">
          <table:table-cell office:value-type="float" office:value="2630" calcext:value-type="float">
            <text:p>2630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72650" calcext:value-type="float">
            <text:p>1502462372650</text:p>
          </table:table-cell>
          <table:table-cell office:value-type="float" office:value="1502462372651" calcext:value-type="float">
            <text:p>1502462372651</text:p>
          </table:table-cell>
          <table:table-cell office:value-type="float" office:value="1502462372654" calcext:value-type="float">
            <text:p>1502462372654</text:p>
          </table:table-cell>
          <table:table-cell/>
        </table:table-row>
        <table:table-row table:style-name="ro1">
          <table:table-cell office:value-type="float" office:value="2631" calcext:value-type="float">
            <text:p>2631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72654" calcext:value-type="float">
            <text:p>1502462372654</text:p>
          </table:table-cell>
          <table:table-cell office:value-type="float" office:value="1502462372655" calcext:value-type="float">
            <text:p>1502462372655</text:p>
          </table:table-cell>
          <table:table-cell office:value-type="float" office:value="1502462372659" calcext:value-type="float">
            <text:p>1502462372659</text:p>
          </table:table-cell>
          <table:table-cell/>
        </table:table-row>
        <table:table-row table:style-name="ro1">
          <table:table-cell office:value-type="float" office:value="2632" calcext:value-type="float">
            <text:p>2632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72659" calcext:value-type="float">
            <text:p>1502462372659</text:p>
          </table:table-cell>
          <table:table-cell office:value-type="float" office:value="1502462372663" calcext:value-type="float">
            <text:p>1502462372663</text:p>
          </table:table-cell>
          <table:table-cell/>
        </table:table-row>
        <table:table-row table:style-name="ro1">
          <table:table-cell office:value-type="float" office:value="2633" calcext:value-type="float">
            <text:p>2633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72663" calcext:value-type="float">
            <text:p>1502462372663</text:p>
          </table:table-cell>
          <table:table-cell office:value-type="float" office:value="1502462372667" calcext:value-type="float">
            <text:p>1502462372667</text:p>
          </table:table-cell>
          <table:table-cell/>
        </table:table-row>
        <table:table-row table:style-name="ro1">
          <table:table-cell office:value-type="float" office:value="2634" calcext:value-type="float">
            <text:p>2634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72667" calcext:value-type="float">
            <text:p>1502462372667</text:p>
          </table:table-cell>
          <table:table-cell office:value-type="float" office:value="1502462372668" calcext:value-type="float">
            <text:p>1502462372668</text:p>
          </table:table-cell>
          <table:table-cell office:value-type="float" office:value="1502462372671" calcext:value-type="float">
            <text:p>1502462372671</text:p>
          </table:table-cell>
          <table:table-cell/>
        </table:table-row>
        <table:table-row table:style-name="ro1">
          <table:table-cell office:value-type="float" office:value="2635" calcext:value-type="float">
            <text:p>2635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72671" calcext:value-type="float">
            <text:p>1502462372671</text:p>
          </table:table-cell>
          <table:table-cell office:value-type="float" office:value="1502462372672" calcext:value-type="float">
            <text:p>1502462372672</text:p>
          </table:table-cell>
          <table:table-cell office:value-type="float" office:value="1502462372676" calcext:value-type="float">
            <text:p>1502462372676</text:p>
          </table:table-cell>
          <table:table-cell/>
        </table:table-row>
        <table:table-row table:style-name="ro1">
          <table:table-cell office:value-type="float" office:value="2636" calcext:value-type="float">
            <text:p>2636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72676" calcext:value-type="float">
            <text:p>1502462372676</text:p>
          </table:table-cell>
          <table:table-cell office:value-type="float" office:value="1502462372680" calcext:value-type="float">
            <text:p>1502462372680</text:p>
          </table:table-cell>
          <table:table-cell/>
        </table:table-row>
        <table:table-row table:style-name="ro1">
          <table:table-cell office:value-type="float" office:value="2637" calcext:value-type="float">
            <text:p>2637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72680" calcext:value-type="float">
            <text:p>1502462372680</text:p>
          </table:table-cell>
          <table:table-cell office:value-type="float" office:value="1502462372684" calcext:value-type="float">
            <text:p>1502462372684</text:p>
          </table:table-cell>
          <table:table-cell/>
        </table:table-row>
        <table:table-row table:style-name="ro1">
          <table:table-cell office:value-type="float" office:value="2638" calcext:value-type="float">
            <text:p>2638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72684" calcext:value-type="float">
            <text:p>1502462372684</text:p>
          </table:table-cell>
          <table:table-cell office:value-type="float" office:value="1502462372685" calcext:value-type="float">
            <text:p>1502462372685</text:p>
          </table:table-cell>
          <table:table-cell office:value-type="float" office:value="1502462372689" calcext:value-type="float">
            <text:p>1502462372689</text:p>
          </table:table-cell>
          <table:table-cell/>
        </table:table-row>
        <table:table-row table:style-name="ro1">
          <table:table-cell office:value-type="float" office:value="2639" calcext:value-type="float">
            <text:p>2639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72689" calcext:value-type="float">
            <text:p>1502462372689</text:p>
          </table:table-cell>
          <table:table-cell office:value-type="float" office:value="1502462372693" calcext:value-type="float">
            <text:p>1502462372693</text:p>
          </table:table-cell>
          <table:table-cell/>
        </table:table-row>
        <table:table-row table:style-name="ro1">
          <table:table-cell office:value-type="float" office:value="2640" calcext:value-type="float">
            <text:p>2640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72693" calcext:value-type="float">
            <text:p>1502462372693</text:p>
          </table:table-cell>
          <table:table-cell office:value-type="float" office:value="1502462372697" calcext:value-type="float">
            <text:p>1502462372697</text:p>
          </table:table-cell>
          <table:table-cell/>
        </table:table-row>
        <table:table-row table:style-name="ro1">
          <table:table-cell office:value-type="float" office:value="2641" calcext:value-type="float">
            <text:p>2641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72697" calcext:value-type="float">
            <text:p>1502462372697</text:p>
          </table:table-cell>
          <table:table-cell office:value-type="float" office:value="1502462372701" calcext:value-type="float">
            <text:p>1502462372701</text:p>
          </table:table-cell>
          <table:table-cell/>
        </table:table-row>
        <table:table-row table:style-name="ro1">
          <table:table-cell office:value-type="float" office:value="2642" calcext:value-type="float">
            <text:p>2642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72701" calcext:value-type="float">
            <text:p>1502462372701</text:p>
          </table:table-cell>
          <table:table-cell office:value-type="float" office:value="1502462372702" calcext:value-type="float">
            <text:p>1502462372702</text:p>
          </table:table-cell>
          <table:table-cell office:value-type="float" office:value="1502462372705" calcext:value-type="float">
            <text:p>1502462372705</text:p>
          </table:table-cell>
          <table:table-cell/>
        </table:table-row>
        <table:table-row table:style-name="ro1">
          <table:table-cell office:value-type="float" office:value="2643" calcext:value-type="float">
            <text:p>2643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72705" calcext:value-type="float">
            <text:p>1502462372705</text:p>
          </table:table-cell>
          <table:table-cell office:value-type="float" office:value="1502462372706" calcext:value-type="float">
            <text:p>1502462372706</text:p>
          </table:table-cell>
          <table:table-cell office:value-type="float" office:value="1502462372710" calcext:value-type="float">
            <text:p>1502462372710</text:p>
          </table:table-cell>
          <table:table-cell/>
        </table:table-row>
        <table:table-row table:style-name="ro1">
          <table:table-cell office:value-type="float" office:value="2644" calcext:value-type="float">
            <text:p>2644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72710" calcext:value-type="float">
            <text:p>1502462372710</text:p>
          </table:table-cell>
          <table:table-cell office:value-type="float" office:value="1502462372714" calcext:value-type="float">
            <text:p>1502462372714</text:p>
          </table:table-cell>
          <table:table-cell/>
        </table:table-row>
        <table:table-row table:style-name="ro1">
          <table:table-cell office:value-type="float" office:value="2645" calcext:value-type="float">
            <text:p>2645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72714" calcext:value-type="float">
            <text:p>1502462372714</text:p>
          </table:table-cell>
          <table:table-cell office:value-type="float" office:value="1502462372715" calcext:value-type="float">
            <text:p>1502462372715</text:p>
          </table:table-cell>
          <table:table-cell office:value-type="float" office:value="1502462372718" calcext:value-type="float">
            <text:p>1502462372718</text:p>
          </table:table-cell>
          <table:table-cell/>
        </table:table-row>
        <table:table-row table:style-name="ro1">
          <table:table-cell office:value-type="float" office:value="2646" calcext:value-type="float">
            <text:p>2646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72718" calcext:value-type="float">
            <text:p>1502462372718</text:p>
          </table:table-cell>
          <table:table-cell office:value-type="float" office:value="1502462372719" calcext:value-type="float">
            <text:p>1502462372719</text:p>
          </table:table-cell>
          <table:table-cell office:value-type="float" office:value="1502462372723" calcext:value-type="float">
            <text:p>1502462372723</text:p>
          </table:table-cell>
          <table:table-cell/>
        </table:table-row>
        <table:table-row table:style-name="ro1">
          <table:table-cell office:value-type="float" office:value="2647" calcext:value-type="float">
            <text:p>2647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72723" calcext:value-type="float">
            <text:p>1502462372723</text:p>
          </table:table-cell>
          <table:table-cell office:value-type="float" office:value="1502462372727" calcext:value-type="float">
            <text:p>1502462372727</text:p>
          </table:table-cell>
          <table:table-cell/>
        </table:table-row>
        <table:table-row table:style-name="ro1">
          <table:table-cell office:value-type="float" office:value="2648" calcext:value-type="float">
            <text:p>2648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72727" calcext:value-type="float">
            <text:p>1502462372727</text:p>
          </table:table-cell>
          <table:table-cell office:value-type="float" office:value="1502462372731" calcext:value-type="float">
            <text:p>1502462372731</text:p>
          </table:table-cell>
          <table:table-cell/>
        </table:table-row>
        <table:table-row table:style-name="ro1">
          <table:table-cell office:value-type="float" office:value="2649" calcext:value-type="float">
            <text:p>2649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72731" calcext:value-type="float">
            <text:p>1502462372731</text:p>
          </table:table-cell>
          <table:table-cell office:value-type="float" office:value="1502462372732" calcext:value-type="float">
            <text:p>1502462372732</text:p>
          </table:table-cell>
          <table:table-cell office:value-type="float" office:value="1502462372735" calcext:value-type="float">
            <text:p>1502462372735</text:p>
          </table:table-cell>
          <table:table-cell/>
        </table:table-row>
        <table:table-row table:style-name="ro1">
          <table:table-cell office:value-type="float" office:value="2650" calcext:value-type="float">
            <text:p>2650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72735" calcext:value-type="float">
            <text:p>1502462372735</text:p>
          </table:table-cell>
          <table:table-cell office:value-type="float" office:value="1502462372736" calcext:value-type="float">
            <text:p>1502462372736</text:p>
          </table:table-cell>
          <table:table-cell office:value-type="float" office:value="1502462372740" calcext:value-type="float">
            <text:p>1502462372740</text:p>
          </table:table-cell>
          <table:table-cell/>
        </table:table-row>
        <table:table-row table:style-name="ro1">
          <table:table-cell office:value-type="float" office:value="2651" calcext:value-type="float">
            <text:p>2651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72740" calcext:value-type="float">
            <text:p>1502462372740</text:p>
          </table:table-cell>
          <table:table-cell office:value-type="float" office:value="1502462372744" calcext:value-type="float">
            <text:p>1502462372744</text:p>
          </table:table-cell>
          <table:table-cell/>
        </table:table-row>
        <table:table-row table:style-name="ro1">
          <table:table-cell office:value-type="float" office:value="2652" calcext:value-type="float">
            <text:p>2652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72744" calcext:value-type="float">
            <text:p>1502462372744</text:p>
          </table:table-cell>
          <table:table-cell office:value-type="float" office:value="1502462372748" calcext:value-type="float">
            <text:p>1502462372748</text:p>
          </table:table-cell>
          <table:table-cell/>
        </table:table-row>
        <table:table-row table:style-name="ro1">
          <table:table-cell office:value-type="float" office:value="2653" calcext:value-type="float">
            <text:p>2653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72748" calcext:value-type="float">
            <text:p>1502462372748</text:p>
          </table:table-cell>
          <table:table-cell office:value-type="float" office:value="1502462372749" calcext:value-type="float">
            <text:p>1502462372749</text:p>
          </table:table-cell>
          <table:table-cell office:value-type="float" office:value="1502462372752" calcext:value-type="float">
            <text:p>1502462372752</text:p>
          </table:table-cell>
          <table:table-cell/>
        </table:table-row>
        <table:table-row table:style-name="ro1">
          <table:table-cell office:value-type="float" office:value="2654" calcext:value-type="float">
            <text:p>2654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72752" calcext:value-type="float">
            <text:p>1502462372752</text:p>
          </table:table-cell>
          <table:table-cell office:value-type="float" office:value="1502462372755" calcext:value-type="float">
            <text:p>1502462372755</text:p>
          </table:table-cell>
          <table:table-cell/>
        </table:table-row>
        <table:table-row table:style-name="ro1">
          <table:table-cell office:value-type="float" office:value="2655" calcext:value-type="float">
            <text:p>2655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72755" calcext:value-type="float">
            <text:p>1502462372755</text:p>
          </table:table-cell>
          <table:table-cell office:value-type="float" office:value="1502462372758" calcext:value-type="float">
            <text:p>1502462372758</text:p>
          </table:table-cell>
          <table:table-cell/>
        </table:table-row>
        <table:table-row table:style-name="ro1">
          <table:table-cell office:value-type="float" office:value="2656" calcext:value-type="float">
            <text:p>2656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72758" calcext:value-type="float">
            <text:p>1502462372758</text:p>
          </table:table-cell>
          <table:table-cell office:value-type="float" office:value="1502462372761" calcext:value-type="float">
            <text:p>1502462372761</text:p>
          </table:table-cell>
          <table:table-cell/>
        </table:table-row>
        <table:table-row table:style-name="ro1">
          <table:table-cell office:value-type="float" office:value="2657" calcext:value-type="float">
            <text:p>2657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72761" calcext:value-type="float">
            <text:p>1502462372761</text:p>
          </table:table-cell>
          <table:table-cell office:value-type="float" office:value="1502462372764" calcext:value-type="float">
            <text:p>1502462372764</text:p>
          </table:table-cell>
          <table:table-cell/>
        </table:table-row>
        <table:table-row table:style-name="ro1">
          <table:table-cell office:value-type="float" office:value="2658" calcext:value-type="float">
            <text:p>2658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72764" calcext:value-type="float">
            <text:p>1502462372764</text:p>
          </table:table-cell>
          <table:table-cell office:value-type="float" office:value="1502462372767" calcext:value-type="float">
            <text:p>1502462372767</text:p>
          </table:table-cell>
          <table:table-cell/>
        </table:table-row>
        <table:table-row table:style-name="ro1">
          <table:table-cell office:value-type="float" office:value="2659" calcext:value-type="float">
            <text:p>2659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72767" calcext:value-type="float">
            <text:p>1502462372767</text:p>
          </table:table-cell>
          <table:table-cell office:value-type="float" office:value="1502462372770" calcext:value-type="float">
            <text:p>1502462372770</text:p>
          </table:table-cell>
          <table:table-cell/>
        </table:table-row>
        <table:table-row table:style-name="ro1">
          <table:table-cell office:value-type="float" office:value="2660" calcext:value-type="float">
            <text:p>2660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72770" calcext:value-type="float">
            <text:p>1502462372770</text:p>
          </table:table-cell>
          <table:table-cell office:value-type="float" office:value="1502462372773" calcext:value-type="float">
            <text:p>1502462372773</text:p>
          </table:table-cell>
          <table:table-cell/>
        </table:table-row>
        <table:table-row table:style-name="ro1">
          <table:table-cell office:value-type="float" office:value="2661" calcext:value-type="float">
            <text:p>2661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72773" calcext:value-type="float">
            <text:p>1502462372773</text:p>
          </table:table-cell>
          <table:table-cell office:value-type="float" office:value="1502462372776" calcext:value-type="float">
            <text:p>1502462372776</text:p>
          </table:table-cell>
          <table:table-cell/>
        </table:table-row>
        <table:table-row table:style-name="ro1">
          <table:table-cell office:value-type="float" office:value="2662" calcext:value-type="float">
            <text:p>2662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72776" calcext:value-type="float">
            <text:p>1502462372776</text:p>
          </table:table-cell>
          <table:table-cell office:value-type="float" office:value="1502462372779" calcext:value-type="float">
            <text:p>1502462372779</text:p>
          </table:table-cell>
          <table:table-cell/>
        </table:table-row>
        <table:table-row table:style-name="ro1">
          <table:table-cell office:value-type="float" office:value="2663" calcext:value-type="float">
            <text:p>2663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72779" calcext:value-type="float">
            <text:p>1502462372779</text:p>
          </table:table-cell>
          <table:table-cell office:value-type="float" office:value="1502462372782" calcext:value-type="float">
            <text:p>1502462372782</text:p>
          </table:table-cell>
          <table:table-cell/>
        </table:table-row>
        <table:table-row table:style-name="ro1">
          <table:table-cell office:value-type="float" office:value="2664" calcext:value-type="float">
            <text:p>2664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72782" calcext:value-type="float">
            <text:p>1502462372782</text:p>
          </table:table-cell>
          <table:table-cell office:value-type="float" office:value="1502462372785" calcext:value-type="float">
            <text:p>1502462372785</text:p>
          </table:table-cell>
          <table:table-cell/>
        </table:table-row>
        <table:table-row table:style-name="ro1">
          <table:table-cell office:value-type="float" office:value="2665" calcext:value-type="float">
            <text:p>2665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72785" calcext:value-type="float">
            <text:p>1502462372785</text:p>
          </table:table-cell>
          <table:table-cell office:value-type="float" office:value="1502462372999" calcext:value-type="float">
            <text:p>1502462372999</text:p>
          </table:table-cell>
          <table:table-cell/>
        </table:table-row>
        <table:table-row table:style-name="ro1">
          <table:table-cell office:value-type="float" office:value="2666" calcext:value-type="float">
            <text:p>2666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72999" calcext:value-type="float">
            <text:p>1502462372999</text:p>
          </table:table-cell>
          <table:table-cell office:value-type="float" office:value="1502462373217" calcext:value-type="float">
            <text:p>1502462373217</text:p>
          </table:table-cell>
          <table:table-cell/>
        </table:table-row>
        <table:table-row table:style-name="ro1">
          <table:table-cell office:value-type="float" office:value="2667" calcext:value-type="float">
            <text:p>2667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73217" calcext:value-type="float">
            <text:p>1502462373217</text:p>
          </table:table-cell>
          <table:table-cell office:value-type="float" office:value="1502462373218" calcext:value-type="float">
            <text:p>1502462373218</text:p>
          </table:table-cell>
          <table:table-cell office:value-type="float" office:value="1502462373221" calcext:value-type="float">
            <text:p>1502462373221</text:p>
          </table:table-cell>
          <table:table-cell/>
        </table:table-row>
        <table:table-row table:style-name="ro1">
          <table:table-cell office:value-type="float" office:value="2668" calcext:value-type="float">
            <text:p>2668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73221" calcext:value-type="float">
            <text:p>1502462373221</text:p>
          </table:table-cell>
          <table:table-cell office:value-type="float" office:value="1502462373224" calcext:value-type="float">
            <text:p>1502462373224</text:p>
          </table:table-cell>
          <table:table-cell/>
        </table:table-row>
        <table:table-row table:style-name="ro1">
          <table:table-cell office:value-type="float" office:value="2669" calcext:value-type="float">
            <text:p>2669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73224" calcext:value-type="float">
            <text:p>1502462373224</text:p>
          </table:table-cell>
          <table:table-cell office:value-type="float" office:value="1502462373226" calcext:value-type="float">
            <text:p>1502462373226</text:p>
          </table:table-cell>
          <table:table-cell/>
        </table:table-row>
        <table:table-row table:style-name="ro1">
          <table:table-cell office:value-type="float" office:value="2670" calcext:value-type="float">
            <text:p>2670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73226" calcext:value-type="float">
            <text:p>1502462373226</text:p>
          </table:table-cell>
          <table:table-cell office:value-type="float" office:value="1502462373227" calcext:value-type="float">
            <text:p>1502462373227</text:p>
          </table:table-cell>
          <table:table-cell office:value-type="float" office:value="1502462373229" calcext:value-type="float">
            <text:p>1502462373229</text:p>
          </table:table-cell>
          <table:table-cell/>
        </table:table-row>
        <table:table-row table:style-name="ro1">
          <table:table-cell office:value-type="float" office:value="2671" calcext:value-type="float">
            <text:p>2671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73230" calcext:value-type="float">
            <text:p>1502462373230</text:p>
          </table:table-cell>
          <table:table-cell office:value-type="float" office:value="1502462373232" calcext:value-type="float">
            <text:p>1502462373232</text:p>
          </table:table-cell>
          <table:table-cell/>
        </table:table-row>
        <table:table-row table:style-name="ro1">
          <table:table-cell office:value-type="float" office:value="2672" calcext:value-type="float">
            <text:p>2672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73232" calcext:value-type="float">
            <text:p>1502462373232</text:p>
          </table:table-cell>
          <table:table-cell office:value-type="float" office:value="1502462373233" calcext:value-type="float">
            <text:p>1502462373233</text:p>
          </table:table-cell>
          <table:table-cell office:value-type="float" office:value="1502462373235" calcext:value-type="float">
            <text:p>1502462373235</text:p>
          </table:table-cell>
          <table:table-cell/>
        </table:table-row>
        <table:table-row table:style-name="ro1">
          <table:table-cell office:value-type="float" office:value="2673" calcext:value-type="float">
            <text:p>2673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73236" calcext:value-type="float">
            <text:p>1502462373236</text:p>
          </table:table-cell>
          <table:table-cell office:value-type="float" office:value="1502462373458" calcext:value-type="float">
            <text:p>1502462373458</text:p>
          </table:table-cell>
          <table:table-cell/>
        </table:table-row>
        <table:table-row table:style-name="ro1">
          <table:table-cell office:value-type="float" office:value="2674" calcext:value-type="float">
            <text:p>2674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73458" calcext:value-type="float">
            <text:p>1502462373458</text:p>
          </table:table-cell>
          <table:table-cell office:value-type="float" office:value="1502462373463" calcext:value-type="float">
            <text:p>1502462373463</text:p>
          </table:table-cell>
          <table:table-cell/>
        </table:table-row>
        <table:table-row table:style-name="ro1">
          <table:table-cell office:value-type="float" office:value="2675" calcext:value-type="float">
            <text:p>2675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73463" calcext:value-type="float">
            <text:p>1502462373463</text:p>
          </table:table-cell>
          <table:table-cell office:value-type="float" office:value="1502462373464" calcext:value-type="float">
            <text:p>1502462373464</text:p>
          </table:table-cell>
          <table:table-cell office:value-type="float" office:value="1502462373468" calcext:value-type="float">
            <text:p>1502462373468</text:p>
          </table:table-cell>
          <table:table-cell/>
        </table:table-row>
        <table:table-row table:style-name="ro1">
          <table:table-cell office:value-type="float" office:value="2676" calcext:value-type="float">
            <text:p>2676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73468" calcext:value-type="float">
            <text:p>1502462373468</text:p>
          </table:table-cell>
          <table:table-cell office:value-type="float" office:value="1502462373472" calcext:value-type="float">
            <text:p>1502462373472</text:p>
          </table:table-cell>
          <table:table-cell/>
        </table:table-row>
        <table:table-row table:style-name="ro1">
          <table:table-cell office:value-type="float" office:value="2677" calcext:value-type="float">
            <text:p>2677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73472" calcext:value-type="float">
            <text:p>1502462373472</text:p>
          </table:table-cell>
          <table:table-cell office:value-type="float" office:value="1502462373476" calcext:value-type="float">
            <text:p>1502462373476</text:p>
          </table:table-cell>
          <table:table-cell/>
        </table:table-row>
        <table:table-row table:style-name="ro1">
          <table:table-cell office:value-type="float" office:value="2678" calcext:value-type="float">
            <text:p>2678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73476" calcext:value-type="float">
            <text:p>1502462373476</text:p>
          </table:table-cell>
          <table:table-cell office:value-type="float" office:value="1502462373477" calcext:value-type="float">
            <text:p>1502462373477</text:p>
          </table:table-cell>
          <table:table-cell office:value-type="float" office:value="1502462373481" calcext:value-type="float">
            <text:p>1502462373481</text:p>
          </table:table-cell>
          <table:table-cell/>
        </table:table-row>
        <table:table-row table:style-name="ro1">
          <table:table-cell office:value-type="float" office:value="2679" calcext:value-type="float">
            <text:p>2679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73481" calcext:value-type="float">
            <text:p>1502462373481</text:p>
          </table:table-cell>
          <table:table-cell office:value-type="float" office:value="1502462373482" calcext:value-type="float">
            <text:p>1502462373482</text:p>
          </table:table-cell>
          <table:table-cell office:value-type="float" office:value="1502462373486" calcext:value-type="float">
            <text:p>1502462373486</text:p>
          </table:table-cell>
          <table:table-cell/>
        </table:table-row>
        <table:table-row table:style-name="ro1">
          <table:table-cell office:value-type="float" office:value="2680" calcext:value-type="float">
            <text:p>2680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73486" calcext:value-type="float">
            <text:p>1502462373486</text:p>
          </table:table-cell>
          <table:table-cell office:value-type="float" office:value="1502462373490" calcext:value-type="float">
            <text:p>1502462373490</text:p>
          </table:table-cell>
          <table:table-cell/>
        </table:table-row>
        <table:table-row table:style-name="ro1">
          <table:table-cell office:value-type="float" office:value="2681" calcext:value-type="float">
            <text:p>2681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73490" calcext:value-type="float">
            <text:p>1502462373490</text:p>
          </table:table-cell>
          <table:table-cell office:value-type="float" office:value="1502462373495" calcext:value-type="float">
            <text:p>1502462373495</text:p>
          </table:table-cell>
          <table:table-cell/>
        </table:table-row>
        <table:table-row table:style-name="ro1">
          <table:table-cell office:value-type="float" office:value="2682" calcext:value-type="float">
            <text:p>2682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73495" calcext:value-type="float">
            <text:p>1502462373495</text:p>
          </table:table-cell>
          <table:table-cell office:value-type="float" office:value="1502462373499" calcext:value-type="float">
            <text:p>1502462373499</text:p>
          </table:table-cell>
          <table:table-cell/>
        </table:table-row>
        <table:table-row table:style-name="ro1">
          <table:table-cell office:value-type="float" office:value="2683" calcext:value-type="float">
            <text:p>2683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73499" calcext:value-type="float">
            <text:p>1502462373499</text:p>
          </table:table-cell>
          <table:table-cell office:value-type="float" office:value="1502462373500" calcext:value-type="float">
            <text:p>1502462373500</text:p>
          </table:table-cell>
          <table:table-cell office:value-type="float" office:value="1502462373721" calcext:value-type="float">
            <text:p>1502462373721</text:p>
          </table:table-cell>
          <table:table-cell/>
        </table:table-row>
        <table:table-row table:style-name="ro1">
          <table:table-cell office:value-type="float" office:value="2684" calcext:value-type="float">
            <text:p>2684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73721" calcext:value-type="float">
            <text:p>1502462373721</text:p>
          </table:table-cell>
          <table:table-cell office:value-type="float" office:value="1502462373726" calcext:value-type="float">
            <text:p>1502462373726</text:p>
          </table:table-cell>
          <table:table-cell/>
        </table:table-row>
        <table:table-row table:style-name="ro1">
          <table:table-cell office:value-type="float" office:value="2685" calcext:value-type="float">
            <text:p>2685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73726" calcext:value-type="float">
            <text:p>1502462373726</text:p>
          </table:table-cell>
          <table:table-cell office:value-type="float" office:value="1502462373730" calcext:value-type="float">
            <text:p>1502462373730</text:p>
          </table:table-cell>
          <table:table-cell/>
        </table:table-row>
        <table:table-row table:style-name="ro1">
          <table:table-cell office:value-type="float" office:value="2686" calcext:value-type="float">
            <text:p>2686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73730" calcext:value-type="float">
            <text:p>1502462373730</text:p>
          </table:table-cell>
          <table:table-cell office:value-type="float" office:value="1502462373734" calcext:value-type="float">
            <text:p>1502462373734</text:p>
          </table:table-cell>
          <table:table-cell/>
        </table:table-row>
        <table:table-row table:style-name="ro1">
          <table:table-cell office:value-type="float" office:value="2687" calcext:value-type="float">
            <text:p>2687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73734" calcext:value-type="float">
            <text:p>1502462373734</text:p>
          </table:table-cell>
          <table:table-cell office:value-type="float" office:value="1502462373735" calcext:value-type="float">
            <text:p>1502462373735</text:p>
          </table:table-cell>
          <table:table-cell office:value-type="float" office:value="1502462373739" calcext:value-type="float">
            <text:p>1502462373739</text:p>
          </table:table-cell>
          <table:table-cell/>
        </table:table-row>
        <table:table-row table:style-name="ro1">
          <table:table-cell office:value-type="float" office:value="2688" calcext:value-type="float">
            <text:p>2688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73739" calcext:value-type="float">
            <text:p>1502462373739</text:p>
          </table:table-cell>
          <table:table-cell office:value-type="float" office:value="1502462373743" calcext:value-type="float">
            <text:p>1502462373743</text:p>
          </table:table-cell>
          <table:table-cell/>
        </table:table-row>
        <table:table-row table:style-name="ro1">
          <table:table-cell office:value-type="float" office:value="2689" calcext:value-type="float">
            <text:p>2689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73743" calcext:value-type="float">
            <text:p>1502462373743</text:p>
          </table:table-cell>
          <table:table-cell office:value-type="float" office:value="1502462373747" calcext:value-type="float">
            <text:p>1502462373747</text:p>
          </table:table-cell>
          <table:table-cell/>
        </table:table-row>
        <table:table-row table:style-name="ro1">
          <table:table-cell office:value-type="float" office:value="2690" calcext:value-type="float">
            <text:p>2690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73747" calcext:value-type="float">
            <text:p>1502462373747</text:p>
          </table:table-cell>
          <table:table-cell office:value-type="float" office:value="1502462373751" calcext:value-type="float">
            <text:p>1502462373751</text:p>
          </table:table-cell>
          <table:table-cell/>
        </table:table-row>
        <table:table-row table:style-name="ro1">
          <table:table-cell office:value-type="float" office:value="2691" calcext:value-type="float">
            <text:p>2691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73751" calcext:value-type="float">
            <text:p>1502462373751</text:p>
          </table:table-cell>
          <table:table-cell office:value-type="float" office:value="1502462373752" calcext:value-type="float">
            <text:p>1502462373752</text:p>
          </table:table-cell>
          <table:table-cell office:value-type="float" office:value="1502462373755" calcext:value-type="float">
            <text:p>1502462373755</text:p>
          </table:table-cell>
          <table:table-cell/>
        </table:table-row>
        <table:table-row table:style-name="ro1">
          <table:table-cell office:value-type="float" office:value="2692" calcext:value-type="float">
            <text:p>2692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73755" calcext:value-type="float">
            <text:p>1502462373755</text:p>
          </table:table-cell>
          <table:table-cell office:value-type="float" office:value="1502462373756" calcext:value-type="float">
            <text:p>1502462373756</text:p>
          </table:table-cell>
          <table:table-cell office:value-type="float" office:value="1502462373760" calcext:value-type="float">
            <text:p>1502462373760</text:p>
          </table:table-cell>
          <table:table-cell/>
        </table:table-row>
        <table:table-row table:style-name="ro1">
          <table:table-cell office:value-type="float" office:value="2693" calcext:value-type="float">
            <text:p>2693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73760" calcext:value-type="float">
            <text:p>1502462373760</text:p>
          </table:table-cell>
          <table:table-cell office:value-type="float" office:value="1502462373979" calcext:value-type="float">
            <text:p>1502462373979</text:p>
          </table:table-cell>
          <table:table-cell/>
        </table:table-row>
        <table:table-row table:style-name="ro1">
          <table:table-cell office:value-type="float" office:value="2694" calcext:value-type="float">
            <text:p>2694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73979" calcext:value-type="float">
            <text:p>1502462373979</text:p>
          </table:table-cell>
          <table:table-cell office:value-type="float" office:value="1502462373982" calcext:value-type="float">
            <text:p>1502462373982</text:p>
          </table:table-cell>
          <table:table-cell/>
        </table:table-row>
        <table:table-row table:style-name="ro1">
          <table:table-cell office:value-type="float" office:value="2695" calcext:value-type="float">
            <text:p>2695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73982" calcext:value-type="float">
            <text:p>1502462373982</text:p>
          </table:table-cell>
          <table:table-cell office:value-type="float" office:value="1502462373985" calcext:value-type="float">
            <text:p>1502462373985</text:p>
          </table:table-cell>
          <table:table-cell/>
        </table:table-row>
        <table:table-row table:style-name="ro1">
          <table:table-cell office:value-type="float" office:value="2696" calcext:value-type="float">
            <text:p>2696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73985" calcext:value-type="float">
            <text:p>1502462373985</text:p>
          </table:table-cell>
          <table:table-cell office:value-type="float" office:value="1502462373988" calcext:value-type="float">
            <text:p>1502462373988</text:p>
          </table:table-cell>
          <table:table-cell/>
        </table:table-row>
        <table:table-row table:style-name="ro1">
          <table:table-cell office:value-type="float" office:value="2697" calcext:value-type="float">
            <text:p>2697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73988" calcext:value-type="float">
            <text:p>1502462373988</text:p>
          </table:table-cell>
          <table:table-cell office:value-type="float" office:value="1502462373989" calcext:value-type="float">
            <text:p>1502462373989</text:p>
          </table:table-cell>
          <table:table-cell office:value-type="float" office:value="1502462373991" calcext:value-type="float">
            <text:p>1502462373991</text:p>
          </table:table-cell>
          <table:table-cell/>
        </table:table-row>
        <table:table-row table:style-name="ro1">
          <table:table-cell office:value-type="float" office:value="2698" calcext:value-type="float">
            <text:p>2698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73991" calcext:value-type="float">
            <text:p>1502462373991</text:p>
          </table:table-cell>
          <table:table-cell office:value-type="float" office:value="1502462373992" calcext:value-type="float">
            <text:p>1502462373992</text:p>
          </table:table-cell>
          <table:table-cell office:value-type="float" office:value="1502462373994" calcext:value-type="float">
            <text:p>1502462373994</text:p>
          </table:table-cell>
          <table:table-cell/>
        </table:table-row>
        <table:table-row table:style-name="ro1">
          <table:table-cell office:value-type="float" office:value="2699" calcext:value-type="float">
            <text:p>2699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73994" calcext:value-type="float">
            <text:p>1502462373994</text:p>
          </table:table-cell>
          <table:table-cell office:value-type="float" office:value="1502462373997" calcext:value-type="float">
            <text:p>1502462373997</text:p>
          </table:table-cell>
          <table:table-cell/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73997" calcext:value-type="float">
            <text:p>1502462373997</text:p>
          </table:table-cell>
          <table:table-cell office:value-type="float" office:value="1502462374000" calcext:value-type="float">
            <text:p>1502462374000</text:p>
          </table:table-cell>
          <table:table-cell/>
        </table:table-row>
        <table:table-row table:style-name="ro1">
          <table:table-cell office:value-type="float" office:value="2701" calcext:value-type="float">
            <text:p>2701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74000" calcext:value-type="float">
            <text:p>1502462374000</text:p>
          </table:table-cell>
          <table:table-cell office:value-type="float" office:value="1502462374001" calcext:value-type="float">
            <text:p>1502462374001</text:p>
          </table:table-cell>
          <table:table-cell office:value-type="float" office:value="1502462374003" calcext:value-type="float">
            <text:p>1502462374003</text:p>
          </table:table-cell>
          <table:table-cell/>
        </table:table-row>
        <table:table-row table:style-name="ro1">
          <table:table-cell office:value-type="float" office:value="2702" calcext:value-type="float">
            <text:p>2702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74003" calcext:value-type="float">
            <text:p>1502462374003</text:p>
          </table:table-cell>
          <table:table-cell office:value-type="float" office:value="1502462374004" calcext:value-type="float">
            <text:p>1502462374004</text:p>
          </table:table-cell>
          <table:table-cell office:value-type="float" office:value="1502462374006" calcext:value-type="float">
            <text:p>1502462374006</text:p>
          </table:table-cell>
          <table:table-cell/>
        </table:table-row>
        <table:table-row table:style-name="ro1">
          <table:table-cell office:value-type="float" office:value="2703" calcext:value-type="float">
            <text:p>2703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74006" calcext:value-type="float">
            <text:p>1502462374006</text:p>
          </table:table-cell>
          <table:table-cell office:value-type="float" office:value="1502462374007" calcext:value-type="float">
            <text:p>1502462374007</text:p>
          </table:table-cell>
          <table:table-cell office:value-type="float" office:value="1502462374230" calcext:value-type="float">
            <text:p>1502462374230</text:p>
          </table:table-cell>
          <table:table-cell/>
        </table:table-row>
        <table:table-row table:style-name="ro1">
          <table:table-cell office:value-type="float" office:value="2704" calcext:value-type="float">
            <text:p>2704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74230" calcext:value-type="float">
            <text:p>1502462374230</text:p>
          </table:table-cell>
          <table:table-cell office:value-type="float" office:value="1502462374233" calcext:value-type="float">
            <text:p>1502462374233</text:p>
          </table:table-cell>
          <table:table-cell/>
        </table:table-row>
        <table:table-row table:style-name="ro1">
          <table:table-cell office:value-type="float" office:value="2705" calcext:value-type="float">
            <text:p>2705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74233" calcext:value-type="float">
            <text:p>1502462374233</text:p>
          </table:table-cell>
          <table:table-cell office:value-type="float" office:value="1502462374236" calcext:value-type="float">
            <text:p>1502462374236</text:p>
          </table:table-cell>
          <table:table-cell/>
        </table:table-row>
        <table:table-row table:style-name="ro1">
          <table:table-cell office:value-type="float" office:value="2706" calcext:value-type="float">
            <text:p>2706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74236" calcext:value-type="float">
            <text:p>1502462374236</text:p>
          </table:table-cell>
          <table:table-cell office:value-type="float" office:value="1502462374239" calcext:value-type="float">
            <text:p>1502462374239</text:p>
          </table:table-cell>
          <table:table-cell/>
        </table:table-row>
        <table:table-row table:style-name="ro1">
          <table:table-cell office:value-type="float" office:value="2707" calcext:value-type="float">
            <text:p>2707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74239" calcext:value-type="float">
            <text:p>1502462374239</text:p>
          </table:table-cell>
          <table:table-cell office:value-type="float" office:value="1502462374242" calcext:value-type="float">
            <text:p>1502462374242</text:p>
          </table:table-cell>
          <table:table-cell/>
        </table:table-row>
        <table:table-row table:style-name="ro1">
          <table:table-cell office:value-type="float" office:value="2708" calcext:value-type="float">
            <text:p>2708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74242" calcext:value-type="float">
            <text:p>1502462374242</text:p>
          </table:table-cell>
          <table:table-cell office:value-type="float" office:value="1502462374245" calcext:value-type="float">
            <text:p>1502462374245</text:p>
          </table:table-cell>
          <table:table-cell/>
        </table:table-row>
        <table:table-row table:style-name="ro1">
          <table:table-cell office:value-type="float" office:value="2709" calcext:value-type="float">
            <text:p>2709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74245" calcext:value-type="float">
            <text:p>1502462374245</text:p>
          </table:table-cell>
          <table:table-cell office:value-type="float" office:value="1502462374246" calcext:value-type="float">
            <text:p>1502462374246</text:p>
          </table:table-cell>
          <table:table-cell office:value-type="float" office:value="1502462374249" calcext:value-type="float">
            <text:p>1502462374249</text:p>
          </table:table-cell>
          <table:table-cell/>
        </table:table-row>
        <table:table-row table:style-name="ro1">
          <table:table-cell office:value-type="float" office:value="2710" calcext:value-type="float">
            <text:p>2710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74249" calcext:value-type="float">
            <text:p>1502462374249</text:p>
          </table:table-cell>
          <table:table-cell office:value-type="float" office:value="1502462374252" calcext:value-type="float">
            <text:p>1502462374252</text:p>
          </table:table-cell>
          <table:table-cell/>
        </table:table-row>
        <table:table-row table:style-name="ro1">
          <table:table-cell office:value-type="float" office:value="2711" calcext:value-type="float">
            <text:p>2711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74252" calcext:value-type="float">
            <text:p>1502462374252</text:p>
          </table:table-cell>
          <table:table-cell office:value-type="float" office:value="1502462374255" calcext:value-type="float">
            <text:p>1502462374255</text:p>
          </table:table-cell>
          <table:table-cell/>
        </table:table-row>
        <table:table-row table:style-name="ro1">
          <table:table-cell office:value-type="float" office:value="2712" calcext:value-type="float">
            <text:p>2712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74255" calcext:value-type="float">
            <text:p>1502462374255</text:p>
          </table:table-cell>
          <table:table-cell office:value-type="float" office:value="1502462374258" calcext:value-type="float">
            <text:p>1502462374258</text:p>
          </table:table-cell>
          <table:table-cell/>
        </table:table-row>
        <table:table-row table:style-name="ro1">
          <table:table-cell office:value-type="float" office:value="2713" calcext:value-type="float">
            <text:p>2713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74258" calcext:value-type="float">
            <text:p>1502462374258</text:p>
          </table:table-cell>
          <table:table-cell office:value-type="float" office:value="1502462374261" calcext:value-type="float">
            <text:p>1502462374261</text:p>
          </table:table-cell>
          <table:table-cell/>
        </table:table-row>
        <table:table-row table:style-name="ro1">
          <table:table-cell office:value-type="float" office:value="2714" calcext:value-type="float">
            <text:p>2714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74261" calcext:value-type="float">
            <text:p>1502462374261</text:p>
          </table:table-cell>
          <table:table-cell office:value-type="float" office:value="1502462374265" calcext:value-type="float">
            <text:p>1502462374265</text:p>
          </table:table-cell>
          <table:table-cell/>
        </table:table-row>
        <table:table-row table:style-name="ro1">
          <table:table-cell office:value-type="float" office:value="2715" calcext:value-type="float">
            <text:p>2715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74265" calcext:value-type="float">
            <text:p>1502462374265</text:p>
          </table:table-cell>
          <table:table-cell office:value-type="float" office:value="1502462374269" calcext:value-type="float">
            <text:p>1502462374269</text:p>
          </table:table-cell>
          <table:table-cell/>
        </table:table-row>
        <table:table-row table:style-name="ro1">
          <table:table-cell office:value-type="float" office:value="2716" calcext:value-type="float">
            <text:p>2716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74269" calcext:value-type="float">
            <text:p>1502462374269</text:p>
          </table:table-cell>
          <table:table-cell office:value-type="float" office:value="1502462374272" calcext:value-type="float">
            <text:p>1502462374272</text:p>
          </table:table-cell>
          <table:table-cell/>
        </table:table-row>
        <table:table-row table:style-name="ro1">
          <table:table-cell office:value-type="float" office:value="2717" calcext:value-type="float">
            <text:p>2717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74272" calcext:value-type="float">
            <text:p>1502462374272</text:p>
          </table:table-cell>
          <table:table-cell office:value-type="float" office:value="1502462374275" calcext:value-type="float">
            <text:p>1502462374275</text:p>
          </table:table-cell>
          <table:table-cell/>
        </table:table-row>
        <table:table-row table:style-name="ro1">
          <table:table-cell office:value-type="float" office:value="2718" calcext:value-type="float">
            <text:p>2718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74275" calcext:value-type="float">
            <text:p>1502462374275</text:p>
          </table:table-cell>
          <table:table-cell office:value-type="float" office:value="1502462374279" calcext:value-type="float">
            <text:p>1502462374279</text:p>
          </table:table-cell>
          <table:table-cell/>
        </table:table-row>
        <table:table-row table:style-name="ro1">
          <table:table-cell office:value-type="float" office:value="2719" calcext:value-type="float">
            <text:p>2719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74279" calcext:value-type="float">
            <text:p>1502462374279</text:p>
          </table:table-cell>
          <table:table-cell office:value-type="float" office:value="1502462374283" calcext:value-type="float">
            <text:p>1502462374283</text:p>
          </table:table-cell>
          <table:table-cell/>
        </table:table-row>
        <table:table-row table:style-name="ro1">
          <table:table-cell office:value-type="float" office:value="2720" calcext:value-type="float">
            <text:p>2720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74283" calcext:value-type="float">
            <text:p>1502462374283</text:p>
          </table:table-cell>
          <table:table-cell office:value-type="float" office:value="1502462374287" calcext:value-type="float">
            <text:p>1502462374287</text:p>
          </table:table-cell>
          <table:table-cell/>
        </table:table-row>
        <table:table-row table:style-name="ro1">
          <table:table-cell office:value-type="float" office:value="2721" calcext:value-type="float">
            <text:p>2721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74287" calcext:value-type="float">
            <text:p>1502462374287</text:p>
          </table:table-cell>
          <table:table-cell office:value-type="float" office:value="1502462374290" calcext:value-type="float">
            <text:p>1502462374290</text:p>
          </table:table-cell>
          <table:table-cell/>
        </table:table-row>
        <table:table-row table:style-name="ro1">
          <table:table-cell office:value-type="float" office:value="2722" calcext:value-type="float">
            <text:p>2722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74290" calcext:value-type="float">
            <text:p>1502462374290</text:p>
          </table:table-cell>
          <table:table-cell office:value-type="float" office:value="1502462374293" calcext:value-type="float">
            <text:p>1502462374293</text:p>
          </table:table-cell>
          <table:table-cell/>
        </table:table-row>
        <table:table-row table:style-name="ro1">
          <table:table-cell office:value-type="float" office:value="2723" calcext:value-type="float">
            <text:p>2723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74293" calcext:value-type="float">
            <text:p>1502462374293</text:p>
          </table:table-cell>
          <table:table-cell office:value-type="float" office:value="1502462374294" calcext:value-type="float">
            <text:p>1502462374294</text:p>
          </table:table-cell>
          <table:table-cell office:value-type="float" office:value="1502462374297" calcext:value-type="float">
            <text:p>1502462374297</text:p>
          </table:table-cell>
          <table:table-cell/>
        </table:table-row>
        <table:table-row table:style-name="ro1">
          <table:table-cell office:value-type="float" office:value="2724" calcext:value-type="float">
            <text:p>2724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74297" calcext:value-type="float">
            <text:p>1502462374297</text:p>
          </table:table-cell>
          <table:table-cell office:value-type="float" office:value="1502462374301" calcext:value-type="float">
            <text:p>1502462374301</text:p>
          </table:table-cell>
          <table:table-cell/>
        </table:table-row>
        <table:table-row table:style-name="ro1">
          <table:table-cell office:value-type="float" office:value="2725" calcext:value-type="float">
            <text:p>2725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74301" calcext:value-type="float">
            <text:p>1502462374301</text:p>
          </table:table-cell>
          <table:table-cell office:value-type="float" office:value="1502462374304" calcext:value-type="float">
            <text:p>1502462374304</text:p>
          </table:table-cell>
          <table:table-cell/>
        </table:table-row>
        <table:table-row table:style-name="ro1">
          <table:table-cell office:value-type="float" office:value="2726" calcext:value-type="float">
            <text:p>2726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74304" calcext:value-type="float">
            <text:p>1502462374304</text:p>
          </table:table-cell>
          <table:table-cell office:value-type="float" office:value="1502462374307" calcext:value-type="float">
            <text:p>1502462374307</text:p>
          </table:table-cell>
          <table:table-cell/>
        </table:table-row>
        <table:table-row table:style-name="ro1">
          <table:table-cell office:value-type="float" office:value="2727" calcext:value-type="float">
            <text:p>2727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74307" calcext:value-type="float">
            <text:p>1502462374307</text:p>
          </table:table-cell>
          <table:table-cell office:value-type="float" office:value="1502462374310" calcext:value-type="float">
            <text:p>1502462374310</text:p>
          </table:table-cell>
          <table:table-cell/>
        </table:table-row>
        <table:table-row table:style-name="ro1">
          <table:table-cell office:value-type="float" office:value="2728" calcext:value-type="float">
            <text:p>2728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74310" calcext:value-type="float">
            <text:p>1502462374310</text:p>
          </table:table-cell>
          <table:table-cell office:value-type="float" office:value="1502462374311" calcext:value-type="float">
            <text:p>1502462374311</text:p>
          </table:table-cell>
          <table:table-cell office:value-type="float" office:value="1502462374313" calcext:value-type="float">
            <text:p>1502462374313</text:p>
          </table:table-cell>
          <table:table-cell/>
        </table:table-row>
        <table:table-row table:style-name="ro1">
          <table:table-cell office:value-type="float" office:value="2729" calcext:value-type="float">
            <text:p>2729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74313" calcext:value-type="float">
            <text:p>1502462374313</text:p>
          </table:table-cell>
          <table:table-cell office:value-type="float" office:value="1502462374314" calcext:value-type="float">
            <text:p>1502462374314</text:p>
          </table:table-cell>
          <table:table-cell office:value-type="float" office:value="1502462374527" calcext:value-type="float">
            <text:p>1502462374527</text:p>
          </table:table-cell>
          <table:table-cell/>
        </table:table-row>
        <table:table-row table:style-name="ro1">
          <table:table-cell office:value-type="float" office:value="2730" calcext:value-type="float">
            <text:p>2730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74528" calcext:value-type="float">
            <text:p>1502462374528</text:p>
          </table:table-cell>
          <table:table-cell office:value-type="float" office:value="1502462374531" calcext:value-type="float">
            <text:p>1502462374531</text:p>
          </table:table-cell>
          <table:table-cell/>
        </table:table-row>
        <table:table-row table:style-name="ro1">
          <table:table-cell office:value-type="float" office:value="2731" calcext:value-type="float">
            <text:p>2731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74531" calcext:value-type="float">
            <text:p>1502462374531</text:p>
          </table:table-cell>
          <table:table-cell office:value-type="float" office:value="1502462374534" calcext:value-type="float">
            <text:p>1502462374534</text:p>
          </table:table-cell>
          <table:table-cell/>
        </table:table-row>
        <table:table-row table:style-name="ro1">
          <table:table-cell office:value-type="float" office:value="2732" calcext:value-type="float">
            <text:p>2732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74534" calcext:value-type="float">
            <text:p>1502462374534</text:p>
          </table:table-cell>
          <table:table-cell office:value-type="float" office:value="1502462374535" calcext:value-type="float">
            <text:p>1502462374535</text:p>
          </table:table-cell>
          <table:table-cell office:value-type="float" office:value="1502462374538" calcext:value-type="float">
            <text:p>1502462374538</text:p>
          </table:table-cell>
          <table:table-cell/>
        </table:table-row>
        <table:table-row table:style-name="ro1">
          <table:table-cell office:value-type="float" office:value="2733" calcext:value-type="float">
            <text:p>2733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74538" calcext:value-type="float">
            <text:p>1502462374538</text:p>
          </table:table-cell>
          <table:table-cell office:value-type="float" office:value="1502462374541" calcext:value-type="float">
            <text:p>1502462374541</text:p>
          </table:table-cell>
          <table:table-cell/>
        </table:table-row>
        <table:table-row table:style-name="ro1">
          <table:table-cell office:value-type="float" office:value="2734" calcext:value-type="float">
            <text:p>2734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74541" calcext:value-type="float">
            <text:p>1502462374541</text:p>
          </table:table-cell>
          <table:table-cell office:value-type="float" office:value="1502462374544" calcext:value-type="float">
            <text:p>1502462374544</text:p>
          </table:table-cell>
          <table:table-cell/>
        </table:table-row>
        <table:table-row table:style-name="ro1">
          <table:table-cell office:value-type="float" office:value="2735" calcext:value-type="float">
            <text:p>2735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74544" calcext:value-type="float">
            <text:p>1502462374544</text:p>
          </table:table-cell>
          <table:table-cell office:value-type="float" office:value="1502462374547" calcext:value-type="float">
            <text:p>1502462374547</text:p>
          </table:table-cell>
          <table:table-cell/>
        </table:table-row>
        <table:table-row table:style-name="ro1">
          <table:table-cell office:value-type="float" office:value="2736" calcext:value-type="float">
            <text:p>2736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74547" calcext:value-type="float">
            <text:p>1502462374547</text:p>
          </table:table-cell>
          <table:table-cell office:value-type="float" office:value="1502462374551" calcext:value-type="float">
            <text:p>1502462374551</text:p>
          </table:table-cell>
          <table:table-cell/>
        </table:table-row>
        <table:table-row table:style-name="ro1">
          <table:table-cell office:value-type="float" office:value="2737" calcext:value-type="float">
            <text:p>2737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74551" calcext:value-type="float">
            <text:p>1502462374551</text:p>
          </table:table-cell>
          <table:table-cell office:value-type="float" office:value="1502462374770" calcext:value-type="float">
            <text:p>1502462374770</text:p>
          </table:table-cell>
          <table:table-cell/>
        </table:table-row>
        <table:table-row table:style-name="ro1">
          <table:table-cell office:value-type="float" office:value="2738" calcext:value-type="float">
            <text:p>2738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74770" calcext:value-type="float">
            <text:p>1502462374770</text:p>
          </table:table-cell>
          <table:table-cell office:value-type="float" office:value="1502462374771" calcext:value-type="float">
            <text:p>1502462374771</text:p>
          </table:table-cell>
          <table:table-cell office:value-type="float" office:value="1502462374775" calcext:value-type="float">
            <text:p>1502462374775</text:p>
          </table:table-cell>
          <table:table-cell/>
        </table:table-row>
        <table:table-row table:style-name="ro1">
          <table:table-cell office:value-type="float" office:value="2739" calcext:value-type="float">
            <text:p>2739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74775" calcext:value-type="float">
            <text:p>1502462374775</text:p>
          </table:table-cell>
          <table:table-cell office:value-type="float" office:value="1502462374779" calcext:value-type="float">
            <text:p>1502462374779</text:p>
          </table:table-cell>
          <table:table-cell/>
        </table:table-row>
        <table:table-row table:style-name="ro1">
          <table:table-cell office:value-type="float" office:value="2740" calcext:value-type="float">
            <text:p>2740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74779" calcext:value-type="float">
            <text:p>1502462374779</text:p>
          </table:table-cell>
          <table:table-cell office:value-type="float" office:value="1502462374783" calcext:value-type="float">
            <text:p>1502462374783</text:p>
          </table:table-cell>
          <table:table-cell/>
        </table:table-row>
        <table:table-row table:style-name="ro1">
          <table:table-cell office:value-type="float" office:value="2741" calcext:value-type="float">
            <text:p>2741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74783" calcext:value-type="float">
            <text:p>1502462374783</text:p>
          </table:table-cell>
          <table:table-cell office:value-type="float" office:value="1502462374784" calcext:value-type="float">
            <text:p>1502462374784</text:p>
          </table:table-cell>
          <table:table-cell office:value-type="float" office:value="1502462374787" calcext:value-type="float">
            <text:p>1502462374787</text:p>
          </table:table-cell>
          <table:table-cell/>
        </table:table-row>
        <table:table-row table:style-name="ro1">
          <table:table-cell office:value-type="float" office:value="2742" calcext:value-type="float">
            <text:p>2742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74787" calcext:value-type="float">
            <text:p>1502462374787</text:p>
          </table:table-cell>
          <table:table-cell office:value-type="float" office:value="1502462374788" calcext:value-type="float">
            <text:p>1502462374788</text:p>
          </table:table-cell>
          <table:table-cell office:value-type="float" office:value="1502462374792" calcext:value-type="float">
            <text:p>1502462374792</text:p>
          </table:table-cell>
          <table:table-cell/>
        </table:table-row>
        <table:table-row table:style-name="ro1">
          <table:table-cell office:value-type="float" office:value="2743" calcext:value-type="float">
            <text:p>2743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74792" calcext:value-type="float">
            <text:p>1502462374792</text:p>
          </table:table-cell>
          <table:table-cell office:value-type="float" office:value="1502462374796" calcext:value-type="float">
            <text:p>1502462374796</text:p>
          </table:table-cell>
          <table:table-cell/>
        </table:table-row>
        <table:table-row table:style-name="ro1">
          <table:table-cell office:value-type="float" office:value="2744" calcext:value-type="float">
            <text:p>2744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74796" calcext:value-type="float">
            <text:p>1502462374796</text:p>
          </table:table-cell>
          <table:table-cell office:value-type="float" office:value="1502462374800" calcext:value-type="float">
            <text:p>1502462374800</text:p>
          </table:table-cell>
          <table:table-cell/>
        </table:table-row>
        <table:table-row table:style-name="ro1">
          <table:table-cell office:value-type="float" office:value="2745" calcext:value-type="float">
            <text:p>2745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74800" calcext:value-type="float">
            <text:p>1502462374800</text:p>
          </table:table-cell>
          <table:table-cell office:value-type="float" office:value="1502462374801" calcext:value-type="float">
            <text:p>1502462374801</text:p>
          </table:table-cell>
          <table:table-cell office:value-type="float" office:value="1502462374804" calcext:value-type="float">
            <text:p>1502462374804</text:p>
          </table:table-cell>
          <table:table-cell/>
        </table:table-row>
        <table:table-row table:style-name="ro1">
          <table:table-cell office:value-type="float" office:value="2746" calcext:value-type="float">
            <text:p>2746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74805" calcext:value-type="float">
            <text:p>1502462374805</text:p>
          </table:table-cell>
          <table:table-cell office:value-type="float" office:value="1502462375019" calcext:value-type="float">
            <text:p>1502462375019</text:p>
          </table:table-cell>
          <table:table-cell/>
        </table:table-row>
        <table:table-row table:style-name="ro1">
          <table:table-cell office:value-type="float" office:value="2747" calcext:value-type="float">
            <text:p>2747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75019" calcext:value-type="float">
            <text:p>1502462375019</text:p>
          </table:table-cell>
          <table:table-cell office:value-type="float" office:value="1502462375020" calcext:value-type="float">
            <text:p>1502462375020</text:p>
          </table:table-cell>
          <table:table-cell office:value-type="float" office:value="1502462375023" calcext:value-type="float">
            <text:p>1502462375023</text:p>
          </table:table-cell>
          <table:table-cell/>
        </table:table-row>
        <table:table-row table:style-name="ro1">
          <table:table-cell office:value-type="float" office:value="2748" calcext:value-type="float">
            <text:p>2748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75023" calcext:value-type="float">
            <text:p>1502462375023</text:p>
          </table:table-cell>
          <table:table-cell office:value-type="float" office:value="1502462375026" calcext:value-type="float">
            <text:p>1502462375026</text:p>
          </table:table-cell>
          <table:table-cell/>
        </table:table-row>
        <table:table-row table:style-name="ro1">
          <table:table-cell office:value-type="float" office:value="2749" calcext:value-type="float">
            <text:p>2749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75026" calcext:value-type="float">
            <text:p>1502462375026</text:p>
          </table:table-cell>
          <table:table-cell office:value-type="float" office:value="1502462375029" calcext:value-type="float">
            <text:p>1502462375029</text:p>
          </table:table-cell>
          <table:table-cell/>
        </table:table-row>
        <table:table-row table:style-name="ro1">
          <table:table-cell office:value-type="float" office:value="2750" calcext:value-type="float">
            <text:p>2750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75029" calcext:value-type="float">
            <text:p>1502462375029</text:p>
          </table:table-cell>
          <table:table-cell office:value-type="float" office:value="1502462375032" calcext:value-type="float">
            <text:p>1502462375032</text:p>
          </table:table-cell>
          <table:table-cell/>
        </table:table-row>
        <table:table-row table:style-name="ro1">
          <table:table-cell office:value-type="float" office:value="2751" calcext:value-type="float">
            <text:p>2751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75032" calcext:value-type="float">
            <text:p>1502462375032</text:p>
          </table:table-cell>
          <table:table-cell office:value-type="float" office:value="1502462375035" calcext:value-type="float">
            <text:p>1502462375035</text:p>
          </table:table-cell>
          <table:table-cell/>
        </table:table-row>
        <table:table-row table:style-name="ro1">
          <table:table-cell office:value-type="float" office:value="2752" calcext:value-type="float">
            <text:p>2752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75035" calcext:value-type="float">
            <text:p>1502462375035</text:p>
          </table:table-cell>
          <table:table-cell office:value-type="float" office:value="1502462375038" calcext:value-type="float">
            <text:p>1502462375038</text:p>
          </table:table-cell>
          <table:table-cell/>
        </table:table-row>
        <table:table-row table:style-name="ro1">
          <table:table-cell office:value-type="float" office:value="2753" calcext:value-type="float">
            <text:p>2753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75038" calcext:value-type="float">
            <text:p>1502462375038</text:p>
          </table:table-cell>
          <table:table-cell office:value-type="float" office:value="1502462375039" calcext:value-type="float">
            <text:p>1502462375039</text:p>
          </table:table-cell>
          <table:table-cell office:value-type="float" office:value="1502462375041" calcext:value-type="float">
            <text:p>1502462375041</text:p>
          </table:table-cell>
          <table:table-cell/>
        </table:table-row>
        <table:table-row table:style-name="ro1">
          <table:table-cell office:value-type="float" office:value="2754" calcext:value-type="float">
            <text:p>2754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75041" calcext:value-type="float">
            <text:p>1502462375041</text:p>
          </table:table-cell>
          <table:table-cell office:value-type="float" office:value="1502462375042" calcext:value-type="float">
            <text:p>1502462375042</text:p>
          </table:table-cell>
          <table:table-cell office:value-type="float" office:value="1502462375044" calcext:value-type="float">
            <text:p>1502462375044</text:p>
          </table:table-cell>
          <table:table-cell/>
        </table:table-row>
        <table:table-row table:style-name="ro1">
          <table:table-cell office:value-type="float" office:value="2755" calcext:value-type="float">
            <text:p>2755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75044" calcext:value-type="float">
            <text:p>1502462375044</text:p>
          </table:table-cell>
          <table:table-cell office:value-type="float" office:value="1502462375047" calcext:value-type="float">
            <text:p>1502462375047</text:p>
          </table:table-cell>
          <table:table-cell/>
        </table:table-row>
        <table:table-row table:style-name="ro1">
          <table:table-cell office:value-type="float" office:value="2756" calcext:value-type="float">
            <text:p>2756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75047" calcext:value-type="float">
            <text:p>1502462375047</text:p>
          </table:table-cell>
          <table:table-cell office:value-type="float" office:value="1502462375048" calcext:value-type="float">
            <text:p>1502462375048</text:p>
          </table:table-cell>
          <table:table-cell office:value-type="float" office:value="1502462375050" calcext:value-type="float">
            <text:p>1502462375050</text:p>
          </table:table-cell>
          <table:table-cell/>
        </table:table-row>
        <table:table-row table:style-name="ro1">
          <table:table-cell office:value-type="float" office:value="2757" calcext:value-type="float">
            <text:p>2757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75050" calcext:value-type="float">
            <text:p>1502462375050</text:p>
          </table:table-cell>
          <table:table-cell office:value-type="float" office:value="1502462375051" calcext:value-type="float">
            <text:p>1502462375051</text:p>
          </table:table-cell>
          <table:table-cell office:value-type="float" office:value="1502462375053" calcext:value-type="float">
            <text:p>1502462375053</text:p>
          </table:table-cell>
          <table:table-cell/>
        </table:table-row>
        <table:table-row table:style-name="ro1">
          <table:table-cell office:value-type="float" office:value="2758" calcext:value-type="float">
            <text:p>2758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75053" calcext:value-type="float">
            <text:p>1502462375053</text:p>
          </table:table-cell>
          <table:table-cell office:value-type="float" office:value="1502462375056" calcext:value-type="float">
            <text:p>1502462375056</text:p>
          </table:table-cell>
          <table:table-cell/>
        </table:table-row>
        <table:table-row table:style-name="ro1">
          <table:table-cell office:value-type="float" office:value="2759" calcext:value-type="float">
            <text:p>2759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75056" calcext:value-type="float">
            <text:p>1502462375056</text:p>
          </table:table-cell>
          <table:table-cell office:value-type="float" office:value="1502462375057" calcext:value-type="float">
            <text:p>1502462375057</text:p>
          </table:table-cell>
          <table:table-cell office:value-type="float" office:value="1502462375059" calcext:value-type="float">
            <text:p>1502462375059</text:p>
          </table:table-cell>
          <table:table-cell/>
        </table:table-row>
        <table:table-row table:style-name="ro1">
          <table:table-cell office:value-type="float" office:value="2760" calcext:value-type="float">
            <text:p>2760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75059" calcext:value-type="float">
            <text:p>1502462375059</text:p>
          </table:table-cell>
          <table:table-cell office:value-type="float" office:value="1502462375060" calcext:value-type="float">
            <text:p>1502462375060</text:p>
          </table:table-cell>
          <table:table-cell office:value-type="float" office:value="1502462375062" calcext:value-type="float">
            <text:p>1502462375062</text:p>
          </table:table-cell>
          <table:table-cell/>
        </table:table-row>
        <table:table-row table:style-name="ro1">
          <table:table-cell office:value-type="float" office:value="2761" calcext:value-type="float">
            <text:p>2761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75062" calcext:value-type="float">
            <text:p>1502462375062</text:p>
          </table:table-cell>
          <table:table-cell office:value-type="float" office:value="1502462375063" calcext:value-type="float">
            <text:p>1502462375063</text:p>
          </table:table-cell>
          <table:table-cell office:value-type="float" office:value="1502462375065" calcext:value-type="float">
            <text:p>1502462375065</text:p>
          </table:table-cell>
          <table:table-cell/>
        </table:table-row>
        <table:table-row table:style-name="ro1">
          <table:table-cell office:value-type="float" office:value="2762" calcext:value-type="float">
            <text:p>2762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75065" calcext:value-type="float">
            <text:p>1502462375065</text:p>
          </table:table-cell>
          <table:table-cell office:value-type="float" office:value="1502462375066" calcext:value-type="float">
            <text:p>1502462375066</text:p>
          </table:table-cell>
          <table:table-cell office:value-type="float" office:value="1502462375068" calcext:value-type="float">
            <text:p>1502462375068</text:p>
          </table:table-cell>
          <table:table-cell/>
        </table:table-row>
        <table:table-row table:style-name="ro1">
          <table:table-cell office:value-type="float" office:value="2763" calcext:value-type="float">
            <text:p>2763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75068" calcext:value-type="float">
            <text:p>1502462375068</text:p>
          </table:table-cell>
          <table:table-cell office:value-type="float" office:value="1502462375069" calcext:value-type="float">
            <text:p>1502462375069</text:p>
          </table:table-cell>
          <table:table-cell office:value-type="float" office:value="1502462375071" calcext:value-type="float">
            <text:p>1502462375071</text:p>
          </table:table-cell>
          <table:table-cell/>
        </table:table-row>
        <table:table-row table:style-name="ro1">
          <table:table-cell office:value-type="float" office:value="2764" calcext:value-type="float">
            <text:p>2764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75071" calcext:value-type="float">
            <text:p>1502462375071</text:p>
          </table:table-cell>
          <table:table-cell office:value-type="float" office:value="1502462375072" calcext:value-type="float">
            <text:p>1502462375072</text:p>
          </table:table-cell>
          <table:table-cell office:value-type="float" office:value="1502462375074" calcext:value-type="float">
            <text:p>1502462375074</text:p>
          </table:table-cell>
          <table:table-cell/>
        </table:table-row>
        <table:table-row table:style-name="ro1">
          <table:table-cell office:value-type="float" office:value="2765" calcext:value-type="float">
            <text:p>2765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75074" calcext:value-type="float">
            <text:p>1502462375074</text:p>
          </table:table-cell>
          <table:table-cell office:value-type="float" office:value="1502462375075" calcext:value-type="float">
            <text:p>1502462375075</text:p>
          </table:table-cell>
          <table:table-cell office:value-type="float" office:value="1502462375077" calcext:value-type="float">
            <text:p>1502462375077</text:p>
          </table:table-cell>
          <table:table-cell/>
        </table:table-row>
        <table:table-row table:style-name="ro1">
          <table:table-cell office:value-type="float" office:value="2766" calcext:value-type="float">
            <text:p>2766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75077" calcext:value-type="float">
            <text:p>1502462375077</text:p>
          </table:table-cell>
          <table:table-cell office:value-type="float" office:value="1502462375078" calcext:value-type="float">
            <text:p>1502462375078</text:p>
          </table:table-cell>
          <table:table-cell office:value-type="float" office:value="1502462375080" calcext:value-type="float">
            <text:p>1502462375080</text:p>
          </table:table-cell>
          <table:table-cell/>
        </table:table-row>
        <table:table-row table:style-name="ro1">
          <table:table-cell office:value-type="float" office:value="2767" calcext:value-type="float">
            <text:p>2767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502462375080" calcext:value-type="float">
            <text:p>1502462375080</text:p>
          </table:table-cell>
          <table:table-cell office:value-type="float" office:value="1502462375081" calcext:value-type="float">
            <text:p>1502462375081</text:p>
          </table:table-cell>
          <table:table-cell office:value-type="float" office:value="1502462375084" calcext:value-type="float">
            <text:p>1502462375084</text:p>
          </table:table-cell>
          <table:table-cell/>
        </table:table-row>
        <table:table-row table:style-name="ro1">
          <table:table-cell office:value-type="float" office:value="2768" calcext:value-type="float">
            <text:p>2768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75084" calcext:value-type="float">
            <text:p>1502462375084</text:p>
          </table:table-cell>
          <table:table-cell office:value-type="float" office:value="1502462375087" calcext:value-type="float">
            <text:p>1502462375087</text:p>
          </table:table-cell>
          <table:table-cell/>
        </table:table-row>
        <table:table-row table:style-name="ro1">
          <table:table-cell office:value-type="float" office:value="2769" calcext:value-type="float">
            <text:p>2769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02462375087" calcext:value-type="float">
            <text:p>1502462375087</text:p>
          </table:table-cell>
          <table:table-cell office:value-type="float" office:value="1502462375518" calcext:value-type="float">
            <text:p>1502462375518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DejaVu Sans" fo:language="en" fo:country="GB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8-11T16:42:19.205115194</dc:date>
    <meta:editing-duration>PT38S</meta:editing-duration>
    <meta:editing-cycles>1</meta:editing-cycles>
    <meta:document-statistic meta:table-count="1" meta:cell-count="16705" meta:object-count="0"/>
    <meta:generator>LibreOffice/4.3.3.2$Linux_ARM_EABI LibreOffice_project/430m0$Build-2</meta:generator>
  </office:meta>
</office:document-meta>
</file>